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2.598in"/>
    </style:style>
    <style:style style:name="co3" style:family="table-column">
      <style:table-column-properties fo:break-before="auto" style:column-width="1.5307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oronoi_i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Wavenumber (cm^-1)</text:p>
          </table:table-cell>
          <table:table-cell office:value-type="string" calcext:value-type="string">
            <text:p><text:s text:c="2"/>Spectrum at 400.00 K (cm*km*mol^-1)</text:p>
          </table:table-cell>
          <table:table-cell office:value-type="string" calcext:value-type="string">
            <text:p>Spectrum (normalised)</text:p>
          </table:table-cell>
          <table:table-cell office:value-type="string" calcext:value-type="string">
            <text:p><text:s text:c="2"/>Integral (km*mol^-1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57870854" calcext:value-type="float">
            <text:p>0.0057870854</text:p>
          </table:table-cell>
          <table:table-cell table:formula="of:=[.B2]/3.4847446" office:value-type="float" office:value="0.00166069140332408" calcext:value-type="float">
            <text:p>0.001660691403324</text:p>
          </table:table-cell>
          <table:table-cell office:value-type="float" office:value="0.0058910031804579" calcext:value-type="float">
            <text:p>0.005891003180458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0059603958" calcext:value-type="float">
            <text:p>0.0059603958</text:p>
          </table:table-cell>
          <table:table-cell table:formula="of:=[.B3]/3.4847446" office:value-type="float" office:value="0.00171042543548242" calcext:value-type="float">
            <text:p>0.001710425435482</text:p>
          </table:table-cell>
          <table:table-cell office:value-type="float" office:value="0.011958428943263" calcext:value-type="float">
            <text:p>0.011958428943263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0064703609" calcext:value-type="float">
            <text:p>0.0064703609</text:p>
          </table:table-cell>
          <table:table-cell table:formula="of:=[.B4]/3.4847446" office:value-type="float" office:value="0.00185676760931059" calcext:value-type="float">
            <text:p>0.001856767609311</text:p>
          </table:table-cell>
          <table:table-cell office:value-type="float" office:value="0.018544977121799" calcext:value-type="float">
            <text:p>0.018544977121799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0072886486" calcext:value-type="float">
            <text:p>0.0072886486</text:p>
          </table:table-cell>
          <table:table-cell table:formula="of:=[.B5]/3.4847446" office:value-type="float" office:value="0.00209158760157057" calcext:value-type="float">
            <text:p>0.002091587601571</text:p>
          </table:table-cell>
          <table:table-cell office:value-type="float" office:value="0.025964506860747" calcext:value-type="float">
            <text:p>0.025964506860747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0.0083728232" calcext:value-type="float">
            <text:p>0.0083728232</text:p>
          </table:table-cell>
          <table:table-cell table:formula="of:=[.B6]/3.4847446" office:value-type="float" office:value="0.00240270784837431" calcext:value-type="float">
            <text:p>0.002402707848374</text:p>
          </table:table-cell>
          <table:table-cell office:value-type="float" office:value="0.034487679577282" calcext:value-type="float">
            <text:p>0.034487679577282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0.0096721332" calcext:value-type="float">
            <text:p>0.0096721332</text:p>
          </table:table-cell>
          <table:table-cell table:formula="of:=[.B7]/3.4847446" office:value-type="float" office:value="0.00277556444165234" calcext:value-type="float">
            <text:p>0.002775564441652</text:p>
          </table:table-cell>
          <table:table-cell office:value-type="float" office:value="0.044333493779726" calcext:value-type="float">
            <text:p>0.044333493779726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0.01113333" calcext:value-type="float">
            <text:p>0.01113333</text:p>
          </table:table-cell>
          <table:table-cell table:formula="of:=[.B8]/3.4847446" office:value-type="float" office:value="0.00319487689284317" calcext:value-type="float">
            <text:p>0.003194876892843</text:p>
          </table:table-cell>
          <table:table-cell office:value-type="float" office:value="0.055666742826554" calcext:value-type="float">
            <text:p>0.055666742826554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0.012705209" calcext:value-type="float">
            <text:p>0.012705209</text:p>
          </table:table-cell>
          <table:table-cell table:formula="of:=[.B9]/3.4847446" office:value-type="float" office:value="0.00364595127000125" calcext:value-type="float">
            <text:p>0.003645951270001</text:p>
          </table:table-cell>
          <table:table-cell office:value-type="float" office:value="0.068600097233979" calcext:value-type="float">
            <text:p>0.068600097233979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.014341215" calcext:value-type="float">
            <text:p>0.014341215</text:p>
          </table:table-cell>
          <table:table-cell table:formula="of:=[.B10]/3.4847446" office:value-type="float" office:value="0.00411542785660677" calcext:value-type="float">
            <text:p>0.004115427856607</text:p>
          </table:table-cell>
          <table:table-cell office:value-type="float" office:value="0.083198834828683" calcext:value-type="float">
            <text:p>0.083198834828683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0.016000283" calcext:value-type="float">
            <text:p>0.016000283</text:p>
          </table:table-cell>
          <table:table-cell table:formula="of:=[.B11]/3.4847446" office:value-type="float" office:value="0.00459152243180175" calcext:value-type="float">
            <text:p>0.004591522431802</text:p>
          </table:table-cell>
          <table:table-cell office:value-type="float" office:value="0.099486432865083" calcext:value-type="float">
            <text:p>0.099486432865083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0.01764686" calcext:value-type="float">
            <text:p>0.01764686</text:p>
          </table:table-cell>
          <table:table-cell table:formula="of:=[.B12]/3.4847446" office:value-type="float" office:value="0.00506403252622875" calcext:value-type="float">
            <text:p>0.005064032526229</text:p>
          </table:table-cell>
          <table:table-cell office:value-type="float" office:value="0.1174501753371" calcext:value-type="float">
            <text:p>0.1174501753371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019251308" calcext:value-type="float">
            <text:p>0.019251308</text:p>
          </table:table-cell>
          <table:table-cell table:formula="of:=[.B13]/3.4847446" office:value-type="float" office:value="0.00552445306895662" calcext:value-type="float">
            <text:p>0.005524453068957</text:p>
          </table:table-cell>
          <table:table-cell office:value-type="float" office:value="0.13704717627471" calcext:value-type="float">
            <text:p>0.13704717627471</text:p>
          </table:table-cell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0.020791636" calcext:value-type="float">
            <text:p>0.020791636</text:p>
          </table:table-cell>
          <table:table-cell table:formula="of:=[.B14]/3.4847446" office:value-type="float" office:value="0.00596647341099259" calcext:value-type="float">
            <text:p>0.005966473410993</text:p>
          </table:table-cell>
          <table:table-cell office:value-type="float" office:value="0.15821216410815" calcext:value-type="float">
            <text:p>0.15821216410815</text:p>
          </table:table-cell>
        </table:table-row>
        <table:table-row table:style-name="ro1">
          <table:table-cell office:value-type="float" office:value="13.23" calcext:value-type="float">
            <text:p>13.23</text:p>
          </table:table-cell>
          <table:table-cell office:value-type="float" office:value="0.022256643" calcext:value-type="float">
            <text:p>0.022256643</text:p>
          </table:table-cell>
          <table:table-cell table:formula="of:=[.B15]/3.4847446" office:value-type="float" office:value="0.00638687925651711" calcext:value-type="float">
            <text:p>0.006386879256517</text:p>
          </table:table-cell>
          <table:table-cell office:value-type="float" office:value="0.18086846613818" calcext:value-type="float">
            <text:p>0.18086846613818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023649503" calcext:value-type="float">
            <text:p>0.023649503</text:p>
          </table:table-cell>
          <table:table-cell table:formula="of:=[.B16]/3.4847446" office:value-type="float" office:value="0.00678658143268233" calcext:value-type="float">
            <text:p>0.006786581432682</text:p>
          </table:table-cell>
          <table:table-cell office:value-type="float" office:value="0.20494263919048" calcext:value-type="float">
            <text:p>0.20494263919048</text:p>
          </table:table-cell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0.024989962" calcext:value-type="float">
            <text:p>0.024989962</text:p>
          </table:table-cell>
          <table:table-cell table:formula="of:=[.B17]/3.4847446" office:value-type="float" office:value="0.00717124635188473" calcext:value-type="float">
            <text:p>0.007171246351885</text:p>
          </table:table-cell>
          <table:table-cell office:value-type="float" office:value="0.23038134248466" calcext:value-type="float">
            <text:p>0.23038134248466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0.026313178" calcext:value-type="float">
            <text:p>0.026313178</text:p>
          </table:table-cell>
          <table:table-cell table:formula="of:=[.B18]/3.4847446" office:value-type="float" office:value="0.00755096313227661" calcext:value-type="float">
            <text:p>0.007550963132277</text:p>
          </table:table-cell>
          <table:table-cell office:value-type="float" office:value="0.25716702250267" calcext:value-type="float">
            <text:p>0.25716702250267</text:p>
          </table:table-cell>
        </table:table-row>
        <table:table-row table:style-name="ro1">
          <table:table-cell office:value-type="float" office:value="17.31" calcext:value-type="float">
            <text:p>17.31</text:p>
          </table:table-cell>
          <table:table-cell office:value-type="float" office:value="0.027663918" calcext:value-type="float">
            <text:p>0.027663918</text:p>
          </table:table-cell>
          <table:table-cell table:formula="of:=[.B19]/3.4847446" office:value-type="float" office:value="0.00793857833942838" calcext:value-type="float">
            <text:p>0.007938578339428</text:p>
          </table:table-cell>
          <table:table-cell office:value-type="float" office:value="0.28532769746722" calcext:value-type="float">
            <text:p>0.28532769746722</text:p>
          </table:table-cell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0.029086399" calcext:value-type="float">
            <text:p>0.029086399</text:p>
          </table:table-cell>
          <table:table-cell table:formula="of:=[.B20]/3.4847446" office:value-type="float" office:value="0.00834678070811846" calcext:value-type="float">
            <text:p>0.008346780708118</text:p>
          </table:table-cell>
          <table:table-cell office:value-type="float" office:value="0.31493639636655" calcext:value-type="float">
            <text:p>0.31493639636655</text:p>
          </table:table-cell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0.030611855" calcext:value-type="float">
            <text:p>0.030611855</text:p>
          </table:table-cell>
          <table:table-cell table:formula="of:=[.B21]/3.4847446" office:value-type="float" office:value="0.00878453330553981" calcext:value-type="float">
            <text:p>0.00878453330554</text:p>
          </table:table-cell>
          <table:table-cell office:value-type="float" office:value="0.34609794346841" calcext:value-type="float">
            <text:p>0.34609794346841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0.03224738" calcext:value-type="float">
            <text:p>0.03224738</text:p>
          </table:table-cell>
          <table:table-cell table:formula="of:=[.B22]/3.4847446" office:value-type="float" office:value="0.00925387186194363" calcext:value-type="float">
            <text:p>0.009253871861944</text:p>
          </table:table-cell>
          <table:table-cell office:value-type="float" office:value="0.37892438454922" calcext:value-type="float">
            <text:p>0.37892438454922</text:p>
          </table:table-cell>
        </table:table-row>
        <table:table-row table:style-name="ro1">
          <table:table-cell office:value-type="float" office:value="21.38" calcext:value-type="float">
            <text:p>21.38</text:p>
          </table:table-cell>
          <table:table-cell office:value-type="float" office:value="0.033969961" calcext:value-type="float">
            <text:p>0.033969961</text:p>
          </table:table-cell>
          <table:table-cell table:formula="of:=[.B23]/3.4847446" office:value-type="float" office:value="0.00974819245002919" calcext:value-type="float">
            <text:p>0.009748192450029</text:p>
          </table:table-cell>
          <table:table-cell office:value-type="float" office:value="0.41350433877314" calcext:value-type="float">
            <text:p>0.41350433877314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035728571" calcext:value-type="float">
            <text:p>0.035728571</text:p>
          </table:table-cell>
          <table:table-cell table:formula="of:=[.B24]/3.4847446" office:value-type="float" office:value="0.0102528521028485" calcext:value-type="float">
            <text:p>0.010252852102849</text:p>
          </table:table-cell>
          <table:table-cell office:value-type="float" office:value="0.44987448255471" calcext:value-type="float">
            <text:p>0.44987448255471</text:p>
          </table:table-cell>
        </table:table-row>
        <table:table-row table:style-name="ro1">
          <table:table-cell office:value-type="float" office:value="23.41" calcext:value-type="float">
            <text:p>23.41</text:p>
          </table:table-cell>
          <table:table-cell office:value-type="float" office:value="0.037454897" calcext:value-type="float">
            <text:p>0.037454897</text:p>
          </table:table-cell>
          <table:table-cell table:formula="of:=[.B25]/3.4847446" office:value-type="float" office:value="0.0107482473751448" calcext:value-type="float">
            <text:p>0.010748247375145</text:p>
          </table:table-cell>
          <table:table-cell office:value-type="float" office:value="0.48800195149688" calcext:value-type="float">
            <text:p>0.48800195149688</text:p>
          </table:table-cell>
        </table:table-row>
        <table:table-row table:style-name="ro1">
          <table:table-cell office:value-type="float" office:value="24.43" calcext:value-type="float">
            <text:p>24.43</text:p>
          </table:table-cell>
          <table:table-cell office:value-type="float" office:value="0.039080406" calcext:value-type="float">
            <text:p>0.039080406</text:p>
          </table:table-cell>
          <table:table-cell table:formula="of:=[.B26]/3.4847446" office:value-type="float" office:value="0.0112147116893445" calcext:value-type="float">
            <text:p>0.011214711689345</text:p>
          </table:table-cell>
          <table:table-cell office:value-type="float" office:value="0.52778411876241" calcext:value-type="float">
            <text:p>0.52778411876241</text:p>
          </table:table-cell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0.040555085" calcext:value-type="float">
            <text:p>0.040555085</text:p>
          </table:table-cell>
          <table:table-cell table:formula="of:=[.B27]/3.4847446" office:value-type="float" office:value="0.0116378930610869" calcext:value-type="float">
            <text:p>0.011637893061087</text:p>
          </table:table-cell>
          <table:table-cell office:value-type="float" office:value="0.56906744542793" calcext:value-type="float">
            <text:p>0.56906744542793</text:p>
          </table:table-cell>
        </table:table-row>
        <table:table-row table:style-name="ro1">
          <table:table-cell office:value-type="float" office:value="26.47" calcext:value-type="float">
            <text:p>26.47</text:p>
          </table:table-cell>
          <table:table-cell office:value-type="float" office:value="0.041862192" calcext:value-type="float">
            <text:p>0.041862192</text:p>
          </table:table-cell>
          <table:table-cell table:formula="of:=[.B28]/3.4847446" office:value-type="float" office:value="0.0120129871210648" calcext:value-type="float">
            <text:p>0.012012987121065</text:p>
          </table:table-cell>
          <table:table-cell office:value-type="float" office:value="0.6116813507118" calcext:value-type="float">
            <text:p>0.6116813507118</text:p>
          </table:table-cell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0.043024346" calcext:value-type="float">
            <text:p>0.043024346</text:p>
          </table:table-cell>
          <table:table-cell table:formula="of:=[.B29]/3.4847446" office:value-type="float" office:value="0.0123464847323388" calcext:value-type="float">
            <text:p>0.012346484732339</text:p>
          </table:table-cell>
          <table:table-cell office:value-type="float" office:value="0.65547827807876" calcext:value-type="float">
            <text:p>0.65547827807876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0.044098926" calcext:value-type="float">
            <text:p>0.044098926</text:p>
          </table:table-cell>
          <table:table-cell table:formula="of:=[.B30]/3.4847446" office:value-type="float" office:value="0.0126548516640215" calcext:value-type="float">
            <text:p>0.012654851664022</text:p>
          </table:table-cell>
          <table:table-cell office:value-type="float" office:value="0.70036908197587" calcext:value-type="float">
            <text:p>0.70036908197587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0.045164262" calcext:value-type="float">
            <text:p>0.045164262</text:p>
          </table:table-cell>
          <table:table-cell table:formula="of:=[.B31]/3.4847446" office:value-type="float" office:value="0.012960565890539" calcext:value-type="float">
            <text:p>0.012960565890539</text:p>
          </table:table-cell>
          <table:table-cell office:value-type="float" office:value="0.74634435188285" calcext:value-type="float">
            <text:p>0.74634435188285</text:p>
          </table:table-cell>
        </table:table-row>
        <table:table-row table:style-name="ro1">
          <table:table-cell office:value-type="float" office:value="30.54" calcext:value-type="float">
            <text:p>30.54</text:p>
          </table:table-cell>
          <table:table-cell office:value-type="float" office:value="0.046301066" calcext:value-type="float">
            <text:p>0.046301066</text:p>
          </table:table-cell>
          <table:table-cell table:formula="of:=[.B32]/3.4847446" office:value-type="float" office:value="0.013286788937129" calcext:value-type="float">
            <text:p>0.013286788937129</text:p>
          </table:table-cell>
          <table:table-cell office:value-type="float" office:value="0.79347683886883" calcext:value-type="float">
            <text:p>0.79347683886883</text:p>
          </table:table-cell>
        </table:table-row>
        <table:table-row table:style-name="ro1">
          <table:table-cell office:value-type="float" office:value="31.56" calcext:value-type="float">
            <text:p>31.56</text:p>
          </table:table-cell>
          <table:table-cell office:value-type="float" office:value="0.04757495" calcext:value-type="float">
            <text:p>0.04757495</text:p>
          </table:table-cell>
          <table:table-cell table:formula="of:=[.B33]/3.4847446" office:value-type="float" office:value="0.0136523491563772" calcext:value-type="float">
            <text:p>0.013652349156377</text:p>
          </table:table-cell>
          <table:table-cell office:value-type="float" office:value="0.84190608451499" calcext:value-type="float">
            <text:p>0.84190608451499</text:p>
          </table:table-cell>
        </table:table-row>
        <table:table-row table:style-name="ro1">
          <table:table-cell office:value-type="float" office:value="32.57" calcext:value-type="float">
            <text:p>32.57</text:p>
          </table:table-cell>
          <table:table-cell office:value-type="float" office:value="0.049025025" calcext:value-type="float">
            <text:p>0.049025025</text:p>
          </table:table-cell>
          <table:table-cell table:formula="of:=[.B34]/3.4847446" office:value-type="float" office:value="0.0140684700393825" calcext:value-type="float">
            <text:p>0.014068470039383</text:p>
          </table:table-cell>
          <table:table-cell office:value-type="float" office:value="0.8918114444556" calcext:value-type="float">
            <text:p>0.8918114444556</text:p>
          </table:table-cell>
        </table:table-row>
        <table:table-row table:style-name="ro1">
          <table:table-cell office:value-type="float" office:value="33.59" calcext:value-type="float">
            <text:p>33.59</text:p>
          </table:table-cell>
          <table:table-cell office:value-type="float" office:value="0.050660904" calcext:value-type="float">
            <text:p>0.050660904</text:p>
          </table:table-cell>
          <table:table-cell table:formula="of:=[.B35]/3.4847446" office:value-type="float" office:value="0.0145379101814233" calcext:value-type="float">
            <text:p>0.014537910181423</text:p>
          </table:table-cell>
          <table:table-cell office:value-type="float" office:value="0.94338205827536" calcext:value-type="float">
            <text:p>0.94338205827536</text:p>
          </table:table-cell>
        </table:table-row>
        <table:table-row table:style-name="ro1">
          <table:table-cell office:value-type="float" office:value="34.61" calcext:value-type="float">
            <text:p>34.61</text:p>
          </table:table-cell>
          <table:table-cell office:value-type="float" office:value="0.05246699" calcext:value-type="float">
            <text:p>0.05246699</text:p>
          </table:table-cell>
          <table:table-cell table:formula="of:=[.B36]/3.4847446" office:value-type="float" office:value="0.0150561937882047" calcext:value-type="float">
            <text:p>0.015056193788205</text:p>
          </table:table-cell>
          <table:table-cell office:value-type="float" office:value="0.99679118966998" calcext:value-type="float">
            <text:p>0.99679118966998</text:p>
          </table:table-cell>
        </table:table-row>
        <table:table-row table:style-name="ro1">
          <table:table-cell office:value-type="float" office:value="35.63" calcext:value-type="float">
            <text:p>35.63</text:p>
          </table:table-cell>
          <table:table-cell office:value-type="float" office:value="0.054410249" calcext:value-type="float">
            <text:p>0.054410249</text:p>
          </table:table-cell>
          <table:table-cell table:formula="of:=[.B37]/3.4847446" office:value-type="float" office:value="0.0156138412553965" calcext:value-type="float">
            <text:p>0.015613841255397</text:p>
          </table:table-cell>
          <table:table-cell office:value-type="float" office:value="1.0521784752888" calcext:value-type="float">
            <text:p>1.0521784752888</text:p>
          </table:table-cell>
        </table:table-row>
        <table:table-row table:style-name="ro1">
          <table:table-cell office:value-type="float" office:value="36.65" calcext:value-type="float">
            <text:p>36.65</text:p>
          </table:table-cell>
          <table:table-cell office:value-type="float" office:value="0.056446826" calcext:value-type="float">
            <text:p>0.056446826</text:p>
          </table:table-cell>
          <table:table-cell table:formula="of:=[.B38]/3.4847446" office:value-type="float" office:value="0.0161982677295777" calcext:value-type="float">
            <text:p>0.016198267729578</text:p>
          </table:table-cell>
          <table:table-cell office:value-type="float" office:value="1.1096389082075" calcext:value-type="float">
            <text:p>1.1096389082075</text:p>
          </table:table-cell>
        </table:table-row>
        <table:table-row table:style-name="ro1">
          <table:table-cell office:value-type="float" office:value="37.66" calcext:value-type="float">
            <text:p>37.66</text:p>
          </table:table-cell>
          <table:table-cell office:value-type="float" office:value="0.058524326" calcext:value-type="float">
            <text:p>0.058524326</text:p>
          </table:table-cell>
          <table:table-cell table:formula="of:=[.B39]/3.4847446" office:value-type="float" office:value="0.016794437675576" calcext:value-type="float">
            <text:p>0.016794437675576</text:p>
          </table:table-cell>
          <table:table-cell office:value-type="float" office:value="1.1692141469446" calcext:value-type="float">
            <text:p>1.1692141469446</text:p>
          </table:table-cell>
        </table:table-row>
        <table:table-row table:style-name="ro1">
          <table:table-cell office:value-type="float" office:value="38.68" calcext:value-type="float">
            <text:p>38.68</text:p>
          </table:table-cell>
          <table:table-cell office:value-type="float" office:value="0.060579659" calcext:value-type="float">
            <text:p>0.060579659</text:p>
          </table:table-cell>
          <table:table-cell table:formula="of:=[.B40]/3.4847446" office:value-type="float" office:value="0.0173842464667282" calcext:value-type="float">
            <text:p>0.017384246466728</text:p>
          </table:table-cell>
          <table:table-cell office:value-type="float" office:value="1.2308816252673" calcext:value-type="float">
            <text:p>1.2308816252673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0.062535561" calcext:value-type="float">
            <text:p>0.062535561</text:p>
          </table:table-cell>
          <table:table-cell table:formula="of:=[.B41]/3.4847446" office:value-type="float" office:value="0.0179455220333794" calcext:value-type="float">
            <text:p>0.01794552203338</text:p>
          </table:table-cell>
          <table:table-cell office:value-type="float" office:value="1.2945401275016" calcext:value-type="float">
            <text:p>1.2945401275016</text:p>
          </table:table-cell>
        </table:table-row>
        <table:table-row table:style-name="ro1">
          <table:table-cell office:value-type="float" office:value="40.72" calcext:value-type="float">
            <text:p>40.72</text:p>
          </table:table-cell>
          <table:table-cell office:value-type="float" office:value="0.064300773" calcext:value-type="float">
            <text:p>0.064300773</text:p>
          </table:table-cell>
          <table:table-cell table:formula="of:=[.B42]/3.4847446" office:value-type="float" office:value="0.0184520762296324" calcext:value-type="float">
            <text:p>0.018452076229633</text:p>
          </table:table-cell>
          <table:table-cell office:value-type="float" office:value="1.3599955400766" calcext:value-type="float">
            <text:p>1.3599955400766</text:p>
          </table:table-cell>
        </table:table-row>
        <table:table-row table:style-name="ro1">
          <table:table-cell office:value-type="float" office:value="41.74" calcext:value-type="float">
            <text:p>41.74</text:p>
          </table:table-cell>
          <table:table-cell office:value-type="float" office:value="0.06577816" calcext:value-type="float">
            <text:p>0.06577816</text:p>
          </table:table-cell>
          <table:table-cell table:formula="of:=[.B43]/3.4847446" office:value-type="float" office:value="0.0188760347028015" calcext:value-type="float">
            <text:p>0.018876034702802</text:p>
          </table:table-cell>
          <table:table-cell office:value-type="float" office:value="1.4269548680902" calcext:value-type="float">
            <text:p>1.4269548680902</text:p>
          </table:table-cell>
        </table:table-row>
        <table:table-row table:style-name="ro1">
          <table:table-cell office:value-type="float" office:value="42.75" calcext:value-type="float">
            <text:p>42.75</text:p>
          </table:table-cell>
          <table:table-cell office:value-type="float" office:value="0.066881951" calcext:value-type="float">
            <text:p>0.066881951</text:p>
          </table:table-cell>
          <table:table-cell table:formula="of:=[.B44]/3.4847446" office:value-type="float" office:value="0.0191927841713278" calcext:value-type="float">
            <text:p>0.019192784171328</text:p>
          </table:table-cell>
          <table:table-cell office:value-type="float" office:value="1.4950378079356" calcext:value-type="float">
            <text:p>1.4950378079356</text:p>
          </table:table-cell>
        </table:table-row>
        <table:table-row table:style-name="ro1">
          <table:table-cell office:value-type="float" office:value="43.77" calcext:value-type="float">
            <text:p>43.77</text:p>
          </table:table-cell>
          <table:table-cell office:value-type="float" office:value="0.067560885" calcext:value-type="float">
            <text:p>0.067560885</text:p>
          </table:table-cell>
          <table:table-cell table:formula="of:=[.B45]/3.4847446" office:value-type="float" office:value="0.0193876145184356" calcext:value-type="float">
            <text:p>0.019387614518436</text:p>
          </table:table-cell>
          <table:table-cell office:value-type="float" office:value="1.5638118734069" calcext:value-type="float">
            <text:p>1.5638118734069</text:p>
          </table:table-cell>
        </table:table-row>
        <table:table-row table:style-name="ro1">
          <table:table-cell office:value-type="float" office:value="44.79" calcext:value-type="float">
            <text:p>44.79</text:p>
          </table:table-cell>
          <table:table-cell office:value-type="float" office:value="0.06782017" calcext:value-type="float">
            <text:p>0.06782017</text:p>
          </table:table-cell>
          <table:table-cell table:formula="of:=[.B46]/3.4847446" office:value-type="float" office:value="0.0194620202582422" calcext:value-type="float">
            <text:p>0.019462020258242</text:p>
          </table:table-cell>
          <table:table-cell office:value-type="float" office:value="1.6328498797637" calcext:value-type="float">
            <text:p>1.6328498797637</text:p>
          </table:table-cell>
        </table:table-row>
        <table:table-row table:style-name="ro1">
          <table:table-cell office:value-type="float" office:value="45.81" calcext:value-type="float">
            <text:p>45.81</text:p>
          </table:table-cell>
          <table:table-cell office:value-type="float" office:value="0.067733777" calcext:value-type="float">
            <text:p>0.067733777</text:p>
          </table:table-cell>
          <table:table-cell table:formula="of:=[.B47]/3.4847446" office:value-type="float" office:value="0.019437228484406" calcext:value-type="float">
            <text:p>0.019437228484406</text:p>
          </table:table-cell>
          <table:table-cell office:value-type="float" office:value="1.7017999418145" calcext:value-type="float">
            <text:p>1.7017999418145</text:p>
          </table:table-cell>
        </table:table-row>
        <table:table-row table:style-name="ro1">
          <table:table-cell office:value-type="float" office:value="46.83" calcext:value-type="float">
            <text:p>46.83</text:p>
          </table:table-cell>
          <table:table-cell office:value-type="float" office:value="0.067440478" calcext:value-type="float">
            <text:p>0.067440478</text:p>
          </table:table-cell>
          <table:table-cell table:formula="of:=[.B48]/3.4847446" office:value-type="float" office:value="0.0193530619144944" calcext:value-type="float">
            <text:p>0.019353061914494</text:p>
          </table:table-cell>
          <table:table-cell office:value-type="float" office:value="1.7704514386335" calcext:value-type="float">
            <text:p>1.7704514386335</text:p>
          </table:table-cell>
        </table:table-row>
        <table:table-row table:style-name="ro1">
          <table:table-cell office:value-type="float" office:value="47.84" calcext:value-type="float">
            <text:p>47.84</text:p>
          </table:table-cell>
          <table:table-cell office:value-type="float" office:value="0.067121886" calcext:value-type="float">
            <text:p>0.067121886</text:p>
          </table:table-cell>
          <table:table-cell table:formula="of:=[.B49]/3.4847446" office:value-type="float" office:value="0.0192616371369081" calcext:value-type="float">
            <text:p>0.019261637136908</text:p>
          </table:table-cell>
          <table:table-cell office:value-type="float" office:value="1.8387786225036" calcext:value-type="float">
            <text:p>1.8387786225036</text:p>
          </table:table-cell>
        </table:table-row>
        <table:table-row table:style-name="ro1">
          <table:table-cell office:value-type="float" office:value="48.86" calcext:value-type="float">
            <text:p>48.86</text:p>
          </table:table-cell>
          <table:table-cell office:value-type="float" office:value="0.066966845" calcext:value-type="float">
            <text:p>0.066966845</text:p>
          </table:table-cell>
          <table:table-cell table:formula="of:=[.B50]/3.4847446" office:value-type="float" office:value="0.0192171457845146" calcext:value-type="float">
            <text:p>0.019217145784515</text:p>
          </table:table-cell>
          <table:table-cell office:value-type="float" office:value="1.9069479811957" calcext:value-type="float">
            <text:p>1.9069479811957</text:p>
          </table:table-cell>
        </table:table-row>
        <table:table-row table:style-name="ro1">
          <table:table-cell office:value-type="float" office:value="49.88" calcext:value-type="float">
            <text:p>49.88</text:p>
          </table:table-cell>
          <table:table-cell office:value-type="float" office:value="0.067131576" calcext:value-type="float">
            <text:p>0.067131576</text:p>
          </table:table-cell>
          <table:table-cell table:formula="of:=[.B51]/3.4847446" office:value-type="float" office:value="0.0192644178284974" calcext:value-type="float">
            <text:p>0.019264417828497</text:p>
          </table:table-cell>
          <table:table-cell office:value-type="float" office:value="1.9752850289112" calcext:value-type="float">
            <text:p>1.9752850289112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0.067706951" calcext:value-type="float">
            <text:p>0.067706951</text:p>
          </table:table-cell>
          <table:table-cell table:formula="of:=[.B52]/3.4847446" office:value-type="float" office:value="0.0194295303592694" calcext:value-type="float">
            <text:p>0.019429530359269</text:p>
          </table:table-cell>
          <table:table-cell office:value-type="float" office:value="2.0442077828613" calcext:value-type="float">
            <text:p>2.0442077828613</text:p>
          </table:table-cell>
        </table:table-row>
        <table:table-row table:style-name="ro1">
          <table:table-cell office:value-type="float" office:value="51.92" calcext:value-type="float">
            <text:p>51.92</text:p>
          </table:table-cell>
          <table:table-cell office:value-type="float" office:value="0.06870231" calcext:value-type="float">
            <text:p>0.06870231</text:p>
          </table:table-cell>
          <table:table-cell table:formula="of:=[.B53]/3.4847446" office:value-type="float" office:value="0.0197151636306431" calcext:value-type="float">
            <text:p>0.019715163630643</text:p>
          </table:table-cell>
          <table:table-cell office:value-type="float" office:value="2.1141437698053" calcext:value-type="float">
            <text:p>2.1141437698053</text:p>
          </table:table-cell>
        </table:table-row>
        <table:table-row table:style-name="ro1">
          <table:table-cell office:value-type="float" office:value="52.93" calcext:value-type="float">
            <text:p>52.93</text:p>
          </table:table-cell>
          <table:table-cell office:value-type="float" office:value="0.070050003" calcext:value-type="float">
            <text:p>0.070050003</text:p>
          </table:table-cell>
          <table:table-cell table:formula="of:=[.B54]/3.4847446" office:value-type="float" office:value="0.0201019044552074" calcext:value-type="float">
            <text:p>0.020101904455208</text:p>
          </table:table-cell>
          <table:table-cell office:value-type="float" office:value="2.185451650548" calcext:value-type="float">
            <text:p>2.185451650548</text:p>
          </table:table-cell>
        </table:table-row>
        <table:table-row table:style-name="ro1">
          <table:table-cell office:value-type="float" office:value="53.95" calcext:value-type="float">
            <text:p>53.95</text:p>
          </table:table-cell>
          <table:table-cell office:value-type="float" office:value="0.071628201" calcext:value-type="float">
            <text:p>0.071628201</text:p>
          </table:table-cell>
          <table:table-cell table:formula="of:=[.B55]/3.4847446" office:value-type="float" office:value="0.0205547921646826" calcext:value-type="float">
            <text:p>0.020554792164683</text:p>
          </table:table-cell>
          <table:table-cell office:value-type="float" office:value="2.2583660685442" calcext:value-type="float">
            <text:p>2.2583660685442</text:p>
          </table:table-cell>
        </table:table-row>
        <table:table-row table:style-name="ro1">
          <table:table-cell office:value-type="float" office:value="54.97" calcext:value-type="float">
            <text:p>54.97</text:p>
          </table:table-cell>
          <table:table-cell office:value-type="float" office:value="0.073294029" calcext:value-type="float">
            <text:p>0.073294029</text:p>
          </table:table-cell>
          <table:table-cell table:formula="of:=[.B56]/3.4847446" office:value-type="float" office:value="0.0210328266237933" calcext:value-type="float">
            <text:p>0.021032826623793</text:p>
          </table:table-cell>
          <table:table-cell office:value-type="float" office:value="2.3329762275338" calcext:value-type="float">
            <text:p>2.3329762275338</text:p>
          </table:table-cell>
        </table:table-row>
        <table:table-row table:style-name="ro1">
          <table:table-cell office:value-type="float" office:value="55.99" calcext:value-type="float">
            <text:p>55.99</text:p>
          </table:table-cell>
          <table:table-cell office:value-type="float" office:value="0.074916603" calcext:value-type="float">
            <text:p>0.074916603</text:p>
          </table:table-cell>
          <table:table-cell table:formula="of:=[.B57]/3.4847446" office:value-type="float" office:value="0.0214984486954941" calcext:value-type="float">
            <text:p>0.021498448695494</text:p>
          </table:table-cell>
          <table:table-cell office:value-type="float" office:value="2.4092380962897" calcext:value-type="float">
            <text:p>2.4092380962897</text:p>
          </table:table-cell>
        </table:table-row>
        <table:table-row table:style-name="ro1">
          <table:table-cell office:value-type="float" office:value="57.01" calcext:value-type="float">
            <text:p>57.01</text:p>
          </table:table-cell>
          <table:table-cell office:value-type="float" office:value="0.076400859" calcext:value-type="float">
            <text:p>0.076400859</text:p>
          </table:table-cell>
          <table:table-cell table:formula="of:=[.B58]/3.4847446" office:value-type="float" office:value="0.0219243783317721" calcext:value-type="float">
            <text:p>0.021924378331772</text:p>
          </table:table-cell>
          <table:table-cell office:value-type="float" office:value="2.4870108741894" calcext:value-type="float">
            <text:p>2.4870108741894</text:p>
          </table:table-cell>
        </table:table-row>
        <table:table-row table:style-name="ro1">
          <table:table-cell office:value-type="float" office:value="58.02" calcext:value-type="float">
            <text:p>58.02</text:p>
          </table:table-cell>
          <table:table-cell office:value-type="float" office:value="0.07769741" calcext:value-type="float">
            <text:p>0.07769741</text:p>
          </table:table-cell>
          <table:table-cell table:formula="of:=[.B59]/3.4847446" office:value-type="float" office:value="0.0222964431884047" calcext:value-type="float">
            <text:p>0.022296443188405</text:p>
          </table:table-cell>
          <table:table-cell office:value-type="float" office:value="2.5661034851579" calcext:value-type="float">
            <text:p>2.5661034851579</text:p>
          </table:table-cell>
        </table:table-row>
        <table:table-row table:style-name="ro1">
          <table:table-cell office:value-type="float" office:value="59.04" calcext:value-type="float">
            <text:p>59.04</text:p>
          </table:table-cell>
          <table:table-cell office:value-type="float" office:value="0.078799053" calcext:value-type="float">
            <text:p>0.078799053</text:p>
          </table:table-cell>
          <table:table-cell table:formula="of:=[.B60]/3.4847446" office:value-type="float" office:value="0.0226125762559471" calcext:value-type="float">
            <text:p>0.022612576255947</text:p>
          </table:table-cell>
          <table:table-cell office:value-type="float" office:value="2.6463175207135" calcext:value-type="float">
            <text:p>2.6463175207135</text:p>
          </table:table-cell>
        </table:table-row>
        <table:table-row table:style-name="ro1">
          <table:table-cell office:value-type="float" office:value="60.06" calcext:value-type="float">
            <text:p>60.06</text:p>
          </table:table-cell>
          <table:table-cell office:value-type="float" office:value="0.079728914" calcext:value-type="float">
            <text:p>0.079728914</text:p>
          </table:table-cell>
          <table:table-cell table:formula="of:=[.B61]/3.4847446" office:value-type="float" office:value="0.0228794138887539" calcext:value-type="float">
            <text:p>0.022879413888754</text:p>
          </table:table-cell>
          <table:table-cell office:value-type="float" office:value="2.7274781144745" calcext:value-type="float">
            <text:p>2.7274781144745</text:p>
          </table:table-cell>
        </table:table-row>
        <table:table-row table:style-name="ro1">
          <table:table-cell office:value-type="float" office:value="61.08" calcext:value-type="float">
            <text:p>61.08</text:p>
          </table:table-cell>
          <table:table-cell office:value-type="float" office:value="0.080526871" calcext:value-type="float">
            <text:p>0.080526871</text:p>
          </table:table-cell>
          <table:table-cell table:formula="of:=[.B62]/3.4847446" office:value-type="float" office:value="0.0231083996801372" calcext:value-type="float">
            <text:p>0.023108399680137</text:p>
          </table:table-cell>
          <table:table-cell office:value-type="float" office:value="2.8094509942696" calcext:value-type="float">
            <text:p>2.8094509942696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0.08123958" calcext:value-type="float">
            <text:p>0.08123958</text:p>
          </table:table-cell>
          <table:table-cell table:formula="of:=[.B63]/3.4847446" office:value-type="float" office:value="0.0233129222726968" calcext:value-type="float">
            <text:p>0.023312922272697</text:p>
          </table:table-cell>
          <table:table-cell office:value-type="float" office:value="2.8921493813732" calcext:value-type="float">
            <text:p>2.8921493813732</text:p>
          </table:table-cell>
        </table:table-row>
        <table:table-row table:style-name="ro1">
          <table:table-cell office:value-type="float" office:value="63.11" calcext:value-type="float">
            <text:p>63.11</text:p>
          </table:table-cell>
          <table:table-cell office:value-type="float" office:value="0.081916089" calcext:value-type="float">
            <text:p>0.081916089</text:p>
          </table:table-cell>
          <table:table-cell table:formula="of:=[.B64]/3.4847446" office:value-type="float" office:value="0.0235070567294946" calcext:value-type="float">
            <text:p>0.023507056729495</text:p>
          </table:table-cell>
          <table:table-cell office:value-type="float" office:value="2.9755364254546" calcext:value-type="float">
            <text:p>2.9755364254546</text:p>
          </table:table-cell>
        </table:table-row>
        <table:table-row table:style-name="ro1">
          <table:table-cell office:value-type="float" office:value="64.13" calcext:value-type="float">
            <text:p>64.13</text:p>
          </table:table-cell>
          <table:table-cell office:value-type="float" office:value="0.082607403" calcext:value-type="float">
            <text:p>0.082607403</text:p>
          </table:table-cell>
          <table:table-cell table:formula="of:=[.B65]/3.4847446" office:value-type="float" office:value="0.0237054397042469" calcext:value-type="float">
            <text:p>0.023705439704247</text:p>
          </table:table-cell>
          <table:table-cell office:value-type="float" office:value="3.0596271965754" calcext:value-type="float">
            <text:p>3.0596271965754</text:p>
          </table:table-cell>
        </table:table-row>
        <table:table-row table:style-name="ro1">
          <table:table-cell office:value-type="float" office:value="65.15" calcext:value-type="float">
            <text:p>65.15</text:p>
          </table:table-cell>
          <table:table-cell office:value-type="float" office:value="0.083366182" calcext:value-type="float">
            <text:p>0.083366182</text:p>
          </table:table-cell>
          <table:table-cell table:formula="of:=[.B66]/3.4847446" office:value-type="float" office:value="0.0239231827778713" calcext:value-type="float">
            <text:p>0.023923182777871</text:p>
          </table:table-cell>
          <table:table-cell office:value-type="float" office:value="3.1444903720396" calcext:value-type="float">
            <text:p>3.1444903720396</text:p>
          </table:table-cell>
        </table:table-row>
        <table:table-row table:style-name="ro1">
          <table:table-cell office:value-type="float" office:value="66.17" calcext:value-type="float">
            <text:p>66.17</text:p>
          </table:table-cell>
          <table:table-cell office:value-type="float" office:value="0.084242962" calcext:value-type="float">
            <text:p>0.084242962</text:p>
          </table:table-cell>
          <table:table-cell table:formula="of:=[.B67]/3.4847446" office:value-type="float" office:value="0.0241747880174633" calcext:value-type="float">
            <text:p>0.024174788017463</text:p>
          </table:table-cell>
          <table:table-cell office:value-type="float" office:value="3.2302460717618" calcext:value-type="float">
            <text:p>3.2302460717618</text:p>
          </table:table-cell>
        </table:table-row>
        <table:table-row table:style-name="ro1">
          <table:table-cell office:value-type="float" office:value="67.19" calcext:value-type="float">
            <text:p>67.19</text:p>
          </table:table-cell>
          <table:table-cell office:value-type="float" office:value="0.085277596" calcext:value-type="float">
            <text:p>0.085277596</text:p>
          </table:table-cell>
          <table:table-cell table:formula="of:=[.B68]/3.4847446" office:value-type="float" office:value="0.0244716918422085" calcext:value-type="float">
            <text:p>0.024471691842209</text:p>
          </table:table-cell>
          <table:table-cell office:value-type="float" office:value="3.3170549849545" calcext:value-type="float">
            <text:p>3.3170549849545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0.08648787" calcext:value-type="float">
            <text:p>0.08648787</text:p>
          </table:table-cell>
          <table:table-cell table:formula="of:=[.B69]/3.4847446" office:value-type="float" office:value="0.0248189982129537" calcext:value-type="float">
            <text:p>0.024818998212954</text:p>
          </table:table-cell>
          <table:table-cell office:value-type="float" office:value="3.4050959041919" calcext:value-type="float">
            <text:p>3.4050959041919</text:p>
          </table:table-cell>
        </table:table-row>
        <table:table-row table:style-name="ro1">
          <table:table-cell office:value-type="float" office:value="69.22" calcext:value-type="float">
            <text:p>69.22</text:p>
          </table:table-cell>
          <table:table-cell office:value-type="float" office:value="0.087859697" calcext:value-type="float">
            <text:p>0.087859697</text:p>
          </table:table-cell>
          <table:table-cell table:formula="of:=[.B70]/3.4847446" office:value-type="float" office:value="0.0252126646526692" calcext:value-type="float">
            <text:p>0.025212664652669</text:p>
          </table:table-cell>
          <table:table-cell office:value-type="float" office:value="3.4945332842571" calcext:value-type="float">
            <text:p>3.4945332842571</text:p>
          </table:table-cell>
        </table:table-row>
        <table:table-row table:style-name="ro1">
          <table:table-cell office:value-type="float" office:value="70.24" calcext:value-type="float">
            <text:p>70.24</text:p>
          </table:table-cell>
          <table:table-cell office:value-type="float" office:value="0.089343805" calcext:value-type="float">
            <text:p>0.089343805</text:p>
          </table:table-cell>
          <table:table-cell table:formula="of:=[.B71]/3.4847446" office:value-type="float" office:value="0.025638551818116" calcext:value-type="float">
            <text:p>0.025638551818116</text:p>
          </table:table-cell>
          <table:table-cell office:value-type="float" office:value="3.5854814225201" calcext:value-type="float">
            <text:p>3.5854814225201</text:p>
          </table:table-cell>
        </table:table-row>
        <table:table-row table:style-name="ro1">
          <table:table-cell office:value-type="float" office:value="71.26" calcext:value-type="float">
            <text:p>71.26</text:p>
          </table:table-cell>
          <table:table-cell office:value-type="float" office:value="0.090861912" calcext:value-type="float">
            <text:p>0.090861912</text:p>
          </table:table-cell>
          <table:table-cell table:formula="of:=[.B72]/3.4847446" office:value-type="float" office:value="0.0260741955091917" calcext:value-type="float">
            <text:p>0.026074195509192</text:p>
          </table:table-cell>
          <table:table-cell office:value-type="float" office:value="3.6779749275702" calcext:value-type="float">
            <text:p>3.6779749275702</text:p>
          </table:table-cell>
        </table:table-row>
        <table:table-row table:style-name="ro1">
          <table:table-cell office:value-type="float" office:value="72.27" calcext:value-type="float">
            <text:p>72.27</text:p>
          </table:table-cell>
          <table:table-cell office:value-type="float" office:value="0.092321936" calcext:value-type="float">
            <text:p>0.092321936</text:p>
          </table:table-cell>
          <table:table-cell table:formula="of:=[.B73]/3.4847446" office:value-type="float" office:value="0.026493171407741" calcext:value-type="float">
            <text:p>0.026493171407741</text:p>
          </table:table-cell>
          <table:table-cell office:value-type="float" office:value="3.7719546747056" calcext:value-type="float">
            <text:p>3.7719546747056</text:p>
          </table:table-cell>
        </table:table-row>
        <table:table-row table:style-name="ro1">
          <table:table-cell office:value-type="float" office:value="73.29" calcext:value-type="float">
            <text:p>73.29</text:p>
          </table:table-cell>
          <table:table-cell office:value-type="float" office:value="0.093638192" calcext:value-type="float">
            <text:p>0.093638192</text:p>
          </table:table-cell>
          <table:table-cell table:formula="of:=[.B74]/3.4847446" office:value-type="float" office:value="0.0268708909112019" calcext:value-type="float">
            <text:p>0.026870890911202</text:p>
          </table:table-cell>
          <table:table-cell office:value-type="float" office:value="3.867274313828" calcext:value-type="float">
            <text:p>3.867274313828</text:p>
          </table:table-cell>
        </table:table-row>
        <table:table-row table:style-name="ro1">
          <table:table-cell office:value-type="float" office:value="74.31" calcext:value-type="float">
            <text:p>74.31</text:p>
          </table:table-cell>
          <table:table-cell office:value-type="float" office:value="0.094750314" calcext:value-type="float">
            <text:p>0.094750314</text:p>
          </table:table-cell>
          <table:table-cell table:formula="of:=[.B75]/3.4847446" office:value-type="float" office:value="0.0271900310857789" calcext:value-type="float">
            <text:p>0.027190031085779</text:p>
          </table:table-cell>
          <table:table-cell office:value-type="float" office:value="3.9637260443417" calcext:value-type="float">
            <text:p>3.9637260443417</text:p>
          </table:table-cell>
        </table:table-row>
        <table:table-row table:style-name="ro1">
          <table:table-cell office:value-type="float" office:value="75.33" calcext:value-type="float">
            <text:p>75.33</text:p>
          </table:table-cell>
          <table:table-cell office:value-type="float" office:value="0.095634866" calcext:value-type="float">
            <text:p>0.095634866</text:p>
          </table:table-cell>
          <table:table-cell table:formula="of:=[.B76]/3.4847446" office:value-type="float" office:value="0.0274438666179438" calcext:value-type="float">
            <text:p>0.027443866617944</text:p>
          </table:table-cell>
          <table:table-cell office:value-type="float" office:value="4.0610782110747" calcext:value-type="float">
            <text:p>4.0610782110747</text:p>
          </table:table-cell>
        </table:table-row>
        <table:table-row table:style-name="ro1">
          <table:table-cell office:value-type="float" office:value="76.35" calcext:value-type="float">
            <text:p>76.35</text:p>
          </table:table-cell>
          <table:table-cell office:value-type="float" office:value="0.096306097" calcext:value-type="float">
            <text:p>0.096306097</text:p>
          </table:table-cell>
          <table:table-cell table:formula="of:=[.B77]/3.4847446" office:value-type="float" office:value="0.0276364864730689" calcext:value-type="float">
            <text:p>0.027636486473069</text:p>
          </table:table-cell>
          <table:table-cell office:value-type="float" office:value="4.1591136625166" calcext:value-type="float">
            <text:p>4.1591136625166</text:p>
          </table:table-cell>
        </table:table-row>
        <table:table-row table:style-name="ro1">
          <table:table-cell office:value-type="float" office:value="77.36" calcext:value-type="float">
            <text:p>77.36</text:p>
          </table:table-cell>
          <table:table-cell office:value-type="float" office:value="0.096806094" calcext:value-type="float">
            <text:p>0.096806094</text:p>
          </table:table-cell>
          <table:table-cell table:formula="of:=[.B78]/3.4847446" office:value-type="float" office:value="0.0277799681503201" calcext:value-type="float">
            <text:p>0.02777996815032</text:p>
          </table:table-cell>
          <table:table-cell office:value-type="float" office:value="4.2576580891618" calcext:value-type="float">
            <text:p>4.2576580891618</text:p>
          </table:table-cell>
        </table:table-row>
        <table:table-row table:style-name="ro1">
          <table:table-cell office:value-type="float" office:value="78.38" calcext:value-type="float">
            <text:p>78.38</text:p>
          </table:table-cell>
          <table:table-cell office:value-type="float" office:value="0.097188254" calcext:value-type="float">
            <text:p>0.097188254</text:p>
          </table:table-cell>
          <table:table-cell table:formula="of:=[.B79]/3.4847446" office:value-type="float" office:value="0.0278896347238762" calcext:value-type="float">
            <text:p>0.027889634723876</text:p>
          </table:table-cell>
          <table:table-cell office:value-type="float" office:value="4.3565915375899" calcext:value-type="float">
            <text:p>4.3565915375899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0.097500058" calcext:value-type="float">
            <text:p>0.097500058</text:p>
          </table:table-cell>
          <table:table-cell table:formula="of:=[.B80]/3.4847446" office:value-type="float" office:value="0.0279791115825246" calcext:value-type="float">
            <text:p>0.027979111582525</text:p>
          </table:table-cell>
          <table:table-cell office:value-type="float" office:value="4.4558423898209" calcext:value-type="float">
            <text:p>4.4558423898209</text:p>
          </table:table-cell>
        </table:table-row>
        <table:table-row table:style-name="ro1">
          <table:table-cell office:value-type="float" office:value="80.42" calcext:value-type="float">
            <text:p>80.42</text:p>
          </table:table-cell>
          <table:table-cell office:value-type="float" office:value="0.097770963" calcext:value-type="float">
            <text:p>0.097770963</text:p>
          </table:table-cell>
          <table:table-cell table:formula="of:=[.B81]/3.4847446" office:value-type="float" office:value="0.0280568518565177" calcext:value-type="float">
            <text:p>0.028056851856518</text:p>
          </table:table-cell>
          <table:table-cell office:value-type="float" office:value="4.5553690113472" calcext:value-type="float">
            <text:p>4.5553690113472</text:p>
          </table:table-cell>
        </table:table-row>
        <table:table-row table:style-name="ro1">
          <table:table-cell office:value-type="float" office:value="81.44" calcext:value-type="float">
            <text:p>81.44</text:p>
          </table:table-cell>
          <table:table-cell office:value-type="float" office:value="0.098008979" calcext:value-type="float">
            <text:p>0.098008979</text:p>
          </table:table-cell>
          <table:table-cell table:formula="of:=[.B82]/3.4847446" office:value-type="float" office:value="0.0281251541361166" calcext:value-type="float">
            <text:p>0.028125154136117</text:p>
          </table:table-cell>
          <table:table-cell office:value-type="float" office:value="4.6551379225557" calcext:value-type="float">
            <text:p>4.6551379225557</text:p>
          </table:table-cell>
        </table:table-row>
        <table:table-row table:style-name="ro1">
          <table:table-cell office:value-type="float" office:value="82.45" calcext:value-type="float">
            <text:p>82.45</text:p>
          </table:table-cell>
          <table:table-cell office:value-type="float" office:value="0.098206241" calcext:value-type="float">
            <text:p>0.098206241</text:p>
          </table:table-cell>
          <table:table-cell table:formula="of:=[.B83]/3.4847446" office:value-type="float" office:value="0.0281817614409963" calcext:value-type="float">
            <text:p>0.028181761440996</text:p>
          </table:table-cell>
          <table:table-cell office:value-type="float" office:value="4.7551076382342" calcext:value-type="float">
            <text:p>4.7551076382342</text:p>
          </table:table-cell>
        </table:table-row>
        <table:table-row table:style-name="ro1">
          <table:table-cell office:value-type="float" office:value="83.47" calcext:value-type="float">
            <text:p>83.47</text:p>
          </table:table-cell>
          <table:table-cell office:value-type="float" office:value="0.098350745" calcext:value-type="float">
            <text:p>0.098350745</text:p>
          </table:table-cell>
          <table:table-cell table:formula="of:=[.B84]/3.4847446" office:value-type="float" office:value="0.0282232290423809" calcext:value-type="float">
            <text:p>0.028223229042381</text:p>
          </table:table-cell>
          <table:table-cell office:value-type="float" office:value="4.8552244527815" calcext:value-type="float">
            <text:p>4.8552244527815</text:p>
          </table:table-cell>
        </table:table-row>
        <table:table-row table:style-name="ro1">
          <table:table-cell office:value-type="float" office:value="84.49" calcext:value-type="float">
            <text:p>84.49</text:p>
          </table:table-cell>
          <table:table-cell office:value-type="float" office:value="0.0984396" calcext:value-type="float">
            <text:p>0.0984396</text:p>
          </table:table-cell>
          <table:table-cell table:formula="of:=[.B85]/3.4847446" office:value-type="float" office:value="0.0282487273242349" calcext:value-type="float">
            <text:p>0.028248727324235</text:p>
          </table:table-cell>
          <table:table-cell office:value-type="float" office:value="4.9554317176299" calcext:value-type="float">
            <text:p>4.9554317176299</text:p>
          </table:table-cell>
        </table:table-row>
        <table:table-row table:style-name="ro1">
          <table:table-cell office:value-type="float" office:value="85.51" calcext:value-type="float">
            <text:p>85.51</text:p>
          </table:table-cell>
          <table:table-cell office:value-type="float" office:value="0.09848907" calcext:value-type="float">
            <text:p>0.09848907</text:p>
          </table:table-cell>
          <table:table-cell table:formula="of:=[.B86]/3.4847446" office:value-type="float" office:value="0.0282629234865591" calcext:value-type="float">
            <text:p>0.028262923486559</text:p>
          </table:table-cell>
          <table:table-cell office:value-type="float" office:value="5.0556893410696" calcext:value-type="float">
            <text:p>5.0556893410696</text:p>
          </table:table-cell>
        </table:table-row>
        <table:table-row table:style-name="ro1">
          <table:table-cell office:value-type="float" office:value="86.53" calcext:value-type="float">
            <text:p>86.53</text:p>
          </table:table-cell>
          <table:table-cell office:value-type="float" office:value="0.098538125" calcext:value-type="float">
            <text:p>0.098538125</text:p>
          </table:table-cell>
          <table:table-cell table:formula="of:=[.B87]/3.4847446" office:value-type="float" office:value="0.0282770005583766" calcext:value-type="float">
            <text:p>0.028277000558377</text:p>
          </table:table-cell>
          <table:table-cell office:value-type="float" office:value="5.155996900694" calcext:value-type="float">
            <text:p>5.155996900694</text:p>
          </table:table-cell>
        </table:table-row>
        <table:table-row table:style-name="ro1">
          <table:table-cell office:value-type="float" office:value="87.54" calcext:value-type="float">
            <text:p>87.54</text:p>
          </table:table-cell>
          <table:table-cell office:value-type="float" office:value="0.098644484" calcext:value-type="float">
            <text:p>0.098644484</text:p>
          </table:table-cell>
          <table:table-cell table:formula="of:=[.B88]/3.4847446" office:value-type="float" office:value="0.0283075218769261" calcext:value-type="float">
            <text:p>0.028307521876926</text:p>
          </table:table-cell>
          <table:table-cell office:value-type="float" office:value="5.2564127290065" calcext:value-type="float">
            <text:p>5.2564127290065</text:p>
          </table:table-cell>
        </table:table-row>
        <table:table-row table:style-name="ro1">
          <table:table-cell office:value-type="float" office:value="88.56" calcext:value-type="float">
            <text:p>88.56</text:p>
          </table:table-cell>
          <table:table-cell office:value-type="float" office:value="0.098874372" calcext:value-type="float">
            <text:p>0.098874372</text:p>
          </table:table-cell>
          <table:table-cell table:formula="of:=[.B89]/3.4847446" office:value-type="float" office:value="0.0283734917043849" calcext:value-type="float">
            <text:p>0.028373491704385</text:p>
          </table:table-cell>
          <table:table-cell office:value-type="float" office:value="5.3570625733193" calcext:value-type="float">
            <text:p>5.3570625733193</text:p>
          </table:table-cell>
        </table:table-row>
        <table:table-row table:style-name="ro1">
          <table:table-cell office:value-type="float" office:value="89.58" calcext:value-type="float">
            <text:p>89.58</text:p>
          </table:table-cell>
          <table:table-cell office:value-type="float" office:value="0.09928875" calcext:value-type="float">
            <text:p>0.09928875</text:p>
          </table:table-cell>
          <table:table-cell table:formula="of:=[.B90]/3.4847446" office:value-type="float" office:value="0.0284924037187689" calcext:value-type="float">
            <text:p>0.028492403718769</text:p>
          </table:table-cell>
          <table:table-cell office:value-type="float" office:value="5.4581342368288" calcext:value-type="float">
            <text:p>5.4581342368288</text:p>
          </table:table-cell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0.099929359" calcext:value-type="float">
            <text:p>0.099929359</text:p>
          </table:table-cell>
          <table:table-cell table:formula="of:=[.B91]/3.4847446" office:value-type="float" office:value="0.0286762361293278" calcext:value-type="float">
            <text:p>0.028676236129328</text:p>
          </table:table-cell>
          <table:table-cell office:value-type="float" office:value="5.5598580125287" calcext:value-type="float">
            <text:p>5.5598580125287</text:p>
          </table:table-cell>
        </table:table-row>
        <table:table-row table:style-name="ro1">
          <table:table-cell office:value-type="float" office:value="91.62" calcext:value-type="float">
            <text:p>91.62</text:p>
          </table:table-cell>
          <table:table-cell office:value-type="float" office:value="0.10080768" calcext:value-type="float">
            <text:p>0.10080768</text:p>
          </table:table-cell>
          <table:table-cell table:formula="of:=[.B92]/3.4847446" office:value-type="float" office:value="0.0289282835821024" calcext:value-type="float">
            <text:p>0.028928283582102</text:p>
          </table:table-cell>
          <table:table-cell office:value-type="float" office:value="5.6624758811936" calcext:value-type="float">
            <text:p>5.6624758811936</text:p>
          </table:table-cell>
        </table:table-row>
        <table:table-row table:style-name="ro1">
          <table:table-cell office:value-type="float" office:value="92.63" calcext:value-type="float">
            <text:p>92.63</text:p>
          </table:table-cell>
          <table:table-cell office:value-type="float" office:value="0.10189917" calcext:value-type="float">
            <text:p>0.10189917</text:p>
          </table:table-cell>
          <table:table-cell table:formula="of:=[.B93]/3.4847446" office:value-type="float" office:value="0.0292415030932253" calcext:value-type="float">
            <text:p>0.029241503093225</text:p>
          </table:table-cell>
          <table:table-cell office:value-type="float" office:value="5.7662048354027" calcext:value-type="float">
            <text:p>5.7662048354027</text:p>
          </table:table-cell>
        </table:table-row>
        <table:table-row table:style-name="ro1">
          <table:table-cell office:value-type="float" office:value="93.65" calcext:value-type="float">
            <text:p>93.65</text:p>
          </table:table-cell>
          <table:table-cell office:value-type="float" office:value="0.10314411" calcext:value-type="float">
            <text:p>0.10314411</text:p>
          </table:table-cell>
          <table:table-cell table:formula="of:=[.B94]/3.4847446" office:value-type="float" office:value="0.0295987573953052" calcext:value-type="float">
            <text:p>0.029598757395305</text:p>
          </table:table-cell>
          <table:table-cell office:value-type="float" office:value="5.871201086506" calcext:value-type="float">
            <text:p>5.871201086506</text:p>
          </table:table-cell>
        </table:table-row>
        <table:table-row table:style-name="ro1">
          <table:table-cell office:value-type="float" office:value="94.67" calcext:value-type="float">
            <text:p>94.67</text:p>
          </table:table-cell>
          <table:table-cell office:value-type="float" office:value="0.10445544" calcext:value-type="float">
            <text:p>0.10445544</text:p>
          </table:table-cell>
          <table:table-cell table:formula="of:=[.B95]/3.4847446" office:value-type="float" office:value="0.0299750633088003" calcext:value-type="float">
            <text:p>0.0299750633088</text:p>
          </table:table-cell>
          <table:table-cell office:value-type="float" office:value="5.9775322219173" calcext:value-type="float">
            <text:p>5.9775322219173</text:p>
          </table:table-cell>
        </table:table-row>
        <table:table-row table:style-name="ro1">
          <table:table-cell office:value-type="float" office:value="95.69" calcext:value-type="float">
            <text:p>95.69</text:p>
          </table:table-cell>
          <table:table-cell office:value-type="float" office:value="0.10573267" calcext:value-type="float">
            <text:p>0.10573267</text:p>
          </table:table-cell>
          <table:table-cell table:formula="of:=[.B96]/3.4847446" office:value-type="float" office:value="0.0303415837131938" calcext:value-type="float">
            <text:p>0.030341583713194</text:p>
          </table:table-cell>
          <table:table-cell office:value-type="float" office:value="6.0851635141797" calcext:value-type="float">
            <text:p>6.0851635141797</text:p>
          </table:table-cell>
        </table:table-row>
        <table:table-row table:style-name="ro1">
          <table:table-cell office:value-type="float" office:value="96.71" calcext:value-type="float">
            <text:p>96.71</text:p>
          </table:table-cell>
          <table:table-cell office:value-type="float" office:value="0.10687971" calcext:value-type="float">
            <text:p>0.10687971</text:p>
          </table:table-cell>
          <table:table-cell table:formula="of:=[.B97]/3.4847446" office:value-type="float" office:value="0.0306707441343047" calcext:value-type="float">
            <text:p>0.030670744134305</text:p>
          </table:table-cell>
          <table:table-cell office:value-type="float" office:value="6.1939624420586" calcext:value-type="float">
            <text:p>6.1939624420586</text:p>
          </table:table-cell>
        </table:table-row>
        <table:table-row table:style-name="ro1">
          <table:table-cell office:value-type="float" office:value="97.72" calcext:value-type="float">
            <text:p>97.72</text:p>
          </table:table-cell>
          <table:table-cell office:value-type="float" office:value="0.1078235" calcext:value-type="float">
            <text:p>0.1078235</text:p>
          </table:table-cell>
          <table:table-cell table:formula="of:=[.B98]/3.4847446" office:value-type="float" office:value="0.0309415789036591" calcext:value-type="float">
            <text:p>0.030941578903659</text:p>
          </table:table-cell>
          <table:table-cell office:value-type="float" office:value="6.3037221156281" calcext:value-type="float">
            <text:p>6.3037221156281</text:p>
          </table:table-cell>
        </table:table-row>
        <table:table-row table:style-name="ro1">
          <table:table-cell office:value-type="float" office:value="98.74" calcext:value-type="float">
            <text:p>98.74</text:p>
          </table:table-cell>
          <table:table-cell office:value-type="float" office:value="0.10852915" calcext:value-type="float">
            <text:p>0.10852915</text:p>
          </table:table-cell>
          <table:table-cell table:formula="of:=[.B99]/3.4847446" office:value-type="float" office:value="0.0311440758097451" calcext:value-type="float">
            <text:p>0.031144075809745</text:p>
          </table:table-cell>
          <table:table-cell office:value-type="float" office:value="6.4142001106634" calcext:value-type="float">
            <text:p>6.4142001106634</text:p>
          </table:table-cell>
        </table:table-row>
        <table:table-row table:style-name="ro1">
          <table:table-cell office:value-type="float" office:value="99.76" calcext:value-type="float">
            <text:p>99.76</text:p>
          </table:table-cell>
          <table:table-cell office:value-type="float" office:value="0.10900755" calcext:value-type="float">
            <text:p>0.10900755</text:p>
          </table:table-cell>
          <table:table-cell table:formula="of:=[.B100]/3.4847446" office:value-type="float" office:value="0.0312813599022436" calcext:value-type="float">
            <text:p>0.031281359902244</text:p>
          </table:table-cell>
          <table:table-cell office:value-type="float" office:value="6.5251650928862" calcext:value-type="float">
            <text:p>6.5251650928862</text:p>
          </table:table-cell>
        </table:table-row>
        <table:table-row table:style-name="ro1">
          <table:table-cell office:value-type="float" office:value="100.78" calcext:value-type="float">
            <text:p>100.78</text:p>
          </table:table-cell>
          <table:table-cell office:value-type="float" office:value="0.10931277" calcext:value-type="float">
            <text:p>0.10931277</text:p>
          </table:table-cell>
          <table:table-cell table:formula="of:=[.B101]/3.4847446" office:value-type="float" office:value="0.0313689473828297" calcext:value-type="float">
            <text:p>0.03136894738283</text:p>
          </table:table-cell>
          <table:table-cell office:value-type="float" office:value="6.6364407746075" calcext:value-type="float">
            <text:p>6.6364407746075</text:p>
          </table:table-cell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0.10952881" calcext:value-type="float">
            <text:p>0.10952881</text:p>
          </table:table-cell>
          <table:table-cell table:formula="of:=[.B102]/3.4847446" office:value-type="float" office:value="0.031430943317912" calcext:value-type="float">
            <text:p>0.031430943317912</text:p>
          </table:table-cell>
          <table:table-cell office:value-type="float" office:value="6.7479363785832" calcext:value-type="float">
            <text:p>6.7479363785832</text:p>
          </table:table-cell>
        </table:table-row>
        <table:table-row table:style-name="ro1">
          <table:table-cell office:value-type="float" office:value="102.81" calcext:value-type="float">
            <text:p>102.81</text:p>
          </table:table-cell>
          <table:table-cell office:value-type="float" office:value="0.1097484" calcext:value-type="float">
            <text:p>0.1097484</text:p>
          </table:table-cell>
          <table:table-cell table:formula="of:=[.B103]/3.4847446" office:value-type="float" office:value="0.0314939579790152" calcext:value-type="float">
            <text:p>0.031493957979015</text:p>
          </table:table-cell>
          <table:table-cell office:value-type="float" office:value="6.8596555089963" calcext:value-type="float">
            <text:p>6.8596555089963</text:p>
          </table:table-cell>
        </table:table-row>
        <table:table-row table:style-name="ro1">
          <table:table-cell office:value-type="float" office:value="103.83" calcext:value-type="float">
            <text:p>103.83</text:p>
          </table:table-cell>
          <table:table-cell office:value-type="float" office:value="0.11004914" calcext:value-type="float">
            <text:p>0.11004914</text:p>
          </table:table-cell>
          <table:table-cell table:formula="of:=[.B104]/3.4847446" office:value-type="float" office:value="0.0315802598560595" calcext:value-type="float">
            <text:p>0.03158025985606</text:p>
          </table:table-cell>
          <table:table-cell office:value-type="float" office:value="6.9716807873857" calcext:value-type="float">
            <text:p>6.9716807873857</text:p>
          </table:table-cell>
        </table:table-row>
        <table:table-row table:style-name="ro1">
          <table:table-cell office:value-type="float" office:value="104.85" calcext:value-type="float">
            <text:p>104.85</text:p>
          </table:table-cell>
          <table:table-cell office:value-type="float" office:value="0.11047382" calcext:value-type="float">
            <text:p>0.11047382</text:p>
          </table:table-cell>
          <table:table-cell table:formula="of:=[.B105]/3.4847446" office:value-type="float" office:value="0.0317021281846595" calcext:value-type="float">
            <text:p>0.03170212818466</text:p>
          </table:table-cell>
          <table:table-cell office:value-type="float" office:value="7.0841383702059" calcext:value-type="float">
            <text:p>7.0841383702059</text:p>
          </table:table-cell>
        </table:table-row>
        <table:table-row table:style-name="ro1">
          <table:table-cell office:value-type="float" office:value="105.87" calcext:value-type="float">
            <text:p>105.87</text:p>
          </table:table-cell>
          <table:table-cell office:value-type="float" office:value="0.11102044" calcext:value-type="float">
            <text:p>0.11102044</text:p>
          </table:table-cell>
          <table:table-cell table:formula="of:=[.B106]/3.4847446" office:value-type="float" office:value="0.0318589890346627" calcext:value-type="float">
            <text:p>0.031858989034663</text:p>
          </table:table-cell>
          <table:table-cell office:value-type="float" office:value="7.1971523823402" calcext:value-type="float">
            <text:p>7.1971523823402</text:p>
          </table:table-cell>
        </table:table-row>
        <table:table-row table:style-name="ro1">
          <table:table-cell office:value-type="float" office:value="106.89" calcext:value-type="float">
            <text:p>106.89</text:p>
          </table:table-cell>
          <table:table-cell office:value-type="float" office:value="0.11164509" calcext:value-type="float">
            <text:p>0.11164509</text:p>
          </table:table-cell>
          <table:table-cell table:formula="of:=[.B107]/3.4847446" office:value-type="float" office:value="0.032038241769569" calcext:value-type="float">
            <text:p>0.032038241769569</text:p>
          </table:table-cell>
          <table:table-cell office:value-type="float" office:value="7.3108022614386" calcext:value-type="float">
            <text:p>7.3108022614386</text:p>
          </table:table-cell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0.11227638" calcext:value-type="float">
            <text:p>0.11227638</text:p>
          </table:table-cell>
          <table:table-cell table:formula="of:=[.B108]/3.4847446" office:value-type="float" office:value="0.0322193999525819" calcext:value-type="float">
            <text:p>0.032219399952582</text:p>
          </table:table-cell>
          <table:table-cell office:value-type="float" office:value="7.4250947693003" calcext:value-type="float">
            <text:p>7.4250947693003</text:p>
          </table:table-cell>
        </table:table-row>
        <table:table-row table:style-name="ro1">
          <table:table-cell office:value-type="float" office:value="108.92" calcext:value-type="float">
            <text:p>108.92</text:p>
          </table:table-cell>
          <table:table-cell office:value-type="float" office:value="0.11283627" calcext:value-type="float">
            <text:p>0.11283627</text:p>
          </table:table-cell>
          <table:table-cell table:formula="of:=[.B109]/3.4847446" office:value-type="float" office:value="0.0323800688291475" calcext:value-type="float">
            <text:p>0.032380068829148</text:p>
          </table:table-cell>
          <table:table-cell office:value-type="float" office:value="7.5399572225039" calcext:value-type="float">
            <text:p>7.5399572225039</text:p>
          </table:table-cell>
        </table:table-row>
        <table:table-row table:style-name="ro1">
          <table:table-cell office:value-type="float" office:value="109.94" calcext:value-type="float">
            <text:p>109.94</text:p>
          </table:table-cell>
          <table:table-cell office:value-type="float" office:value="0.11326008" calcext:value-type="float">
            <text:p>0.11326008</text:p>
          </table:table-cell>
          <table:table-cell table:formula="of:=[.B110]/3.4847446" office:value-type="float" office:value="0.0325016874981311" calcext:value-type="float">
            <text:p>0.032501687498131</text:p>
          </table:table-cell>
          <table:table-cell office:value-type="float" office:value="7.6552510954356" calcext:value-type="float">
            <text:p>7.6552510954356</text:p>
          </table:table-cell>
        </table:table-row>
        <table:table-row table:style-name="ro1">
          <table:table-cell office:value-type="float" office:value="110.96" calcext:value-type="float">
            <text:p>110.96</text:p>
          </table:table-cell>
          <table:table-cell office:value-type="float" office:value="0.11350893" calcext:value-type="float">
            <text:p>0.11350893</text:p>
          </table:table-cell>
          <table:table-cell table:formula="of:=[.B111]/3.4847446" office:value-type="float" office:value="0.0325730987573666" calcext:value-type="float">
            <text:p>0.032573098757367</text:p>
          </table:table-cell>
          <table:table-cell office:value-type="float" office:value="7.7707982871046" calcext:value-type="float">
            <text:p>7.7707982871046</text:p>
          </table:table-cell>
        </table:table-row>
        <table:table-row table:style-name="ro1">
          <table:table-cell office:value-type="float" office:value="111.98" calcext:value-type="float">
            <text:p>111.98</text:p>
          </table:table-cell>
          <table:table-cell office:value-type="float" office:value="0.11357101" calcext:value-type="float">
            <text:p>0.11357101</text:p>
          </table:table-cell>
          <table:table-cell table:formula="of:=[.B112]/3.4847446" office:value-type="float" office:value="0.0325909135493029" calcext:value-type="float">
            <text:p>0.032590913549303</text:p>
          </table:table-cell>
          <table:table-cell office:value-type="float" office:value="7.8864086792615" calcext:value-type="float">
            <text:p>7.8864086792615</text:p>
          </table:table-cell>
        </table:table-row>
        <table:table-row table:style-name="ro1">
          <table:table-cell office:value-type="float" office:value="112.99" calcext:value-type="float">
            <text:p>112.99</text:p>
          </table:table-cell>
          <table:table-cell office:value-type="float" office:value="0.11345271" calcext:value-type="float">
            <text:p>0.11345271</text:p>
          </table:table-cell>
          <table:table-cell table:formula="of:=[.B113]/3.4847446" office:value-type="float" office:value="0.0325569655807774" calcext:value-type="float">
            <text:p>0.032556965580778</text:p>
          </table:table-cell>
          <table:table-cell office:value-type="float" office:value="8.0018986394665" calcext:value-type="float">
            <text:p>8.0018986394665</text:p>
          </table:table-cell>
        </table:table-row>
        <table:table-row table:style-name="ro1">
          <table:table-cell office:value-type="float" office:value="114.01" calcext:value-type="float">
            <text:p>114.01</text:p>
          </table:table-cell>
          <table:table-cell office:value-type="float" office:value="0.11316475" calcext:value-type="float">
            <text:p>0.11316475</text:p>
          </table:table-cell>
          <table:table-cell table:formula="of:=[.B114]/3.4847446" office:value-type="float" office:value="0.0324743311174081" calcext:value-type="float">
            <text:p>0.032474331117408</text:p>
          </table:table-cell>
          <table:table-cell office:value-type="float" office:value="8.1170954672838" calcext:value-type="float">
            <text:p>8.1170954672838</text:p>
          </table:table-cell>
        </table:table-row>
        <table:table-row table:style-name="ro1">
          <table:table-cell office:value-type="float" office:value="115.03" calcext:value-type="float">
            <text:p>115.03</text:p>
          </table:table-cell>
          <table:table-cell office:value-type="float" office:value="0.11271085" calcext:value-type="float">
            <text:p>0.11271085</text:p>
          </table:table-cell>
          <table:table-cell table:formula="of:=[.B115]/3.4847446" office:value-type="float" office:value="0.0323440776692788" calcext:value-type="float">
            <text:p>0.032344077669279</text:p>
          </table:table-cell>
          <table:table-cell office:value-type="float" office:value="8.231830248542" calcext:value-type="float">
            <text:p>8.231830248542</text:p>
          </table:table-cell>
        </table:table-row>
        <table:table-row table:style-name="ro1">
          <table:table-cell office:value-type="float" office:value="116.05" calcext:value-type="float">
            <text:p>116.05</text:p>
          </table:table-cell>
          <table:table-cell office:value-type="float" office:value="0.11208503" calcext:value-type="float">
            <text:p>0.11208503</text:p>
          </table:table-cell>
          <table:table-cell table:formula="of:=[.B116]/3.4847446" office:value-type="float" office:value="0.0321644891852333" calcext:value-type="float">
            <text:p>0.032164489185233</text:p>
          </table:table-cell>
          <table:table-cell office:value-type="float" office:value="8.345927968022" calcext:value-type="float">
            <text:p>8.345927968022</text:p>
          </table:table-cell>
        </table:table-row>
        <table:table-row table:style-name="ro1">
          <table:table-cell office:value-type="float" office:value="117.07" calcext:value-type="float">
            <text:p>117.07</text:p>
          </table:table-cell>
          <table:table-cell office:value-type="float" office:value="0.11127992" calcext:value-type="float">
            <text:p>0.11127992</text:p>
          </table:table-cell>
          <table:table-cell table:formula="of:=[.B117]/3.4847446" office:value-type="float" office:value="0.0319334507326591" calcext:value-type="float">
            <text:p>0.031933450732659</text:p>
          </table:table-cell>
          <table:table-cell office:value-type="float" office:value="8.4592061277437" calcext:value-type="float">
            <text:p>8.4592061277437</text:p>
          </table:table-cell>
        </table:table-row>
        <table:table-row table:style-name="ro1">
          <table:table-cell office:value-type="float" office:value="118.08" calcext:value-type="float">
            <text:p>118.08</text:p>
          </table:table-cell>
          <table:table-cell office:value-type="float" office:value="0.11030335" calcext:value-type="float">
            <text:p>0.11030335</text:p>
          </table:table-cell>
          <table:table-cell table:formula="of:=[.B118]/3.4847446" office:value-type="float" office:value="0.0316532092481039" calcext:value-type="float">
            <text:p>0.031653209248104</text:p>
          </table:table-cell>
          <table:table-cell office:value-type="float" office:value="8.5714901800528" calcext:value-type="float">
            <text:p>8.5714901800528</text:p>
          </table:table-cell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0.10919571" calcext:value-type="float">
            <text:p>0.10919571</text:p>
          </table:table-cell>
          <table:table-cell table:formula="of:=[.B119]/3.4847446" office:value-type="float" office:value="0.0313353552509989" calcext:value-type="float">
            <text:p>0.031335355250999</text:p>
          </table:table-cell>
          <table:table-cell office:value-type="float" office:value="8.6826467049224" calcext:value-type="float">
            <text:p>8.6826467049224</text:p>
          </table:table-cell>
        </table:table-row>
        <table:table-row table:style-name="ro1">
          <table:table-cell office:value-type="float" office:value="120.12" calcext:value-type="float">
            <text:p>120.12</text:p>
          </table:table-cell>
          <table:table-cell office:value-type="float" office:value="0.10803958" calcext:value-type="float">
            <text:p>0.10803958</text:p>
          </table:table-cell>
          <table:table-cell table:formula="of:=[.B120]/3.4847446" office:value-type="float" office:value="0.0310035863173445" calcext:value-type="float">
            <text:p>0.031003586317345</text:p>
          </table:table-cell>
          <table:table-cell office:value-type="float" office:value="8.7926263309447" calcext:value-type="float">
            <text:p>8.7926263309447</text:p>
          </table:table-cell>
        </table:table-row>
        <table:table-row table:style-name="ro1">
          <table:table-cell office:value-type="float" office:value="121.14" calcext:value-type="float">
            <text:p>121.14</text:p>
          </table:table-cell>
          <table:table-cell office:value-type="float" office:value="0.10695479" calcext:value-type="float">
            <text:p>0.10695479</text:p>
          </table:table-cell>
          <table:table-cell table:formula="of:=[.B121]/3.4847446" office:value-type="float" office:value="0.0306922894722328" calcext:value-type="float">
            <text:p>0.030692289472233</text:p>
          </table:table-cell>
          <table:table-cell office:value-type="float" office:value="8.9015016959493" calcext:value-type="float">
            <text:p>8.9015016959493</text:p>
          </table:table-cell>
        </table:table-row>
        <table:table-row table:style-name="ro1">
          <table:table-cell office:value-type="float" office:value="122.15" calcext:value-type="float">
            <text:p>122.15</text:p>
          </table:table-cell>
          <table:table-cell office:value-type="float" office:value="0.10607785" calcext:value-type="float">
            <text:p>0.10607785</text:p>
          </table:table-cell>
          <table:table-cell table:formula="of:=[.B122]/3.4847446" office:value-type="float" office:value="0.0304406383182285" calcext:value-type="float">
            <text:p>0.030440638318229</text:p>
          </table:table-cell>
          <table:table-cell office:value-type="float" office:value="9.0094843677818" calcext:value-type="float">
            <text:p>9.0094843677818</text:p>
          </table:table-cell>
        </table:table-row>
        <table:table-row table:style-name="ro1">
          <table:table-cell office:value-type="float" office:value="123.17" calcext:value-type="float">
            <text:p>123.17</text:p>
          </table:table-cell>
          <table:table-cell office:value-type="float" office:value="0.10553031" calcext:value-type="float">
            <text:p>0.10553031</text:p>
          </table:table-cell>
          <table:table-cell table:formula="of:=[.B123]/3.4847446" office:value-type="float" office:value="0.0302835134603552" calcext:value-type="float">
            <text:p>0.030283513460355</text:p>
          </table:table-cell>
          <table:table-cell office:value-type="float" office:value="9.1169096661757" calcext:value-type="float">
            <text:p>9.1169096661757</text:p>
          </table:table-cell>
        </table:table-row>
        <table:table-row table:style-name="ro1">
          <table:table-cell office:value-type="float" office:value="124.19" calcext:value-type="float">
            <text:p>124.19</text:p>
          </table:table-cell>
          <table:table-cell office:value-type="float" office:value="0.10538614" calcext:value-type="float">
            <text:p>0.10538614</text:p>
          </table:table-cell>
          <table:table-cell table:formula="of:=[.B124]/3.4847446" office:value-type="float" office:value="0.030242141705306" calcext:value-type="float">
            <text:p>0.030242141705306</text:p>
          </table:table-cell>
          <table:table-cell office:value-type="float" office:value="9.224188213604" calcext:value-type="float">
            <text:p>9.224188213604</text:p>
          </table:table-cell>
        </table:table-row>
        <table:table-row table:style-name="ro1">
          <table:table-cell office:value-type="float" office:value="125.21" calcext:value-type="float">
            <text:p>125.21</text:p>
          </table:table-cell>
          <table:table-cell office:value-type="float" office:value="0.10564885" calcext:value-type="float">
            <text:p>0.10564885</text:p>
          </table:table-cell>
          <table:table-cell table:formula="of:=[.B125]/3.4847446" office:value-type="float" office:value="0.0303175303004989" calcext:value-type="float">
            <text:p>0.030317530300499</text:p>
          </table:table-cell>
          <table:table-cell office:value-type="float" office:value="9.3317341849691" calcext:value-type="float">
            <text:p>9.3317341849691</text:p>
          </table:table-cell>
        </table:table-row>
        <table:table-row table:style-name="ro1">
          <table:table-cell office:value-type="float" office:value="126.23" calcext:value-type="float">
            <text:p>126.23</text:p>
          </table:table-cell>
          <table:table-cell office:value-type="float" office:value="0.10624631" calcext:value-type="float">
            <text:p>0.10624631</text:p>
          </table:table-cell>
          <table:table-cell table:formula="of:=[.B126]/3.4847446" office:value-type="float" office:value="0.0304889804549808" calcext:value-type="float">
            <text:p>0.030488980454981</text:p>
          </table:table-cell>
          <table:table-cell office:value-type="float" office:value="9.4398883485122" calcext:value-type="float">
            <text:p>9.4398883485122</text:p>
          </table:table-cell>
        </table:table-row>
        <table:table-row table:style-name="ro1">
          <table:table-cell office:value-type="float" office:value="127.24" calcext:value-type="float">
            <text:p>127.24</text:p>
          </table:table-cell>
          <table:table-cell office:value-type="float" office:value="0.10704536" calcext:value-type="float">
            <text:p>0.10704536</text:p>
          </table:table-cell>
          <table:table-cell table:formula="of:=[.B127]/3.4847446" office:value-type="float" office:value="0.0307182798991926" calcext:value-type="float">
            <text:p>0.030718279899193</text:p>
          </table:table-cell>
          <table:table-cell office:value-type="float" office:value="9.5488559072365" calcext:value-type="float">
            <text:p>9.5488559072365</text:p>
          </table:table-cell>
        </table:table-row>
        <table:table-row table:style-name="ro1">
          <table:table-cell office:value-type="float" office:value="128.26" calcext:value-type="float">
            <text:p>128.26</text:p>
          </table:table-cell>
          <table:table-cell office:value-type="float" office:value="0.107881" calcext:value-type="float">
            <text:p>0.107881</text:p>
          </table:table-cell>
          <table:table-cell table:formula="of:=[.B128]/3.4847446" office:value-type="float" office:value="0.0309580793955459" calcext:value-type="float">
            <text:p>0.030958079395546</text:p>
          </table:table-cell>
          <table:table-cell office:value-type="float" office:value="9.6586741067985" calcext:value-type="float">
            <text:p>9.6586741067985</text:p>
          </table:table-cell>
        </table:table-row>
        <table:table-row table:style-name="ro1">
          <table:table-cell office:value-type="float" office:value="129.28" calcext:value-type="float">
            <text:p>129.28</text:p>
          </table:table-cell>
          <table:table-cell office:value-type="float" office:value="0.10859054" calcext:value-type="float">
            <text:p>0.10859054</text:p>
          </table:table-cell>
          <table:table-cell table:formula="of:=[.B129]/3.4847446" office:value-type="float" office:value="0.0311616925957788" calcext:value-type="float">
            <text:p>0.031161692595779</text:p>
          </table:table-cell>
          <table:table-cell office:value-type="float" office:value="9.769214595527" calcext:value-type="float">
            <text:p>9.769214595527</text:p>
          </table:table-cell>
        </table:table-row>
        <table:table-row table:style-name="ro1">
          <table:table-cell office:value-type="float" office:value="130.3" calcext:value-type="float">
            <text:p>130.3</text:p>
          </table:table-cell>
          <table:table-cell office:value-type="float" office:value="0.10904194" calcext:value-type="float">
            <text:p>0.10904194</text:p>
          </table:table-cell>
          <table:table-cell table:formula="of:=[.B130]/3.4847446" office:value-type="float" office:value="0.0312912286312173" calcext:value-type="float">
            <text:p>0.031291228631217</text:p>
          </table:table-cell>
          <table:table-cell office:value-type="float" office:value="9.8802145817111" calcext:value-type="float">
            <text:p>9.8802145817111</text:p>
          </table:table-cell>
        </table:table-row>
        <table:table-row table:style-name="ro1">
          <table:table-cell office:value-type="float" office:value="131.32" calcext:value-type="float">
            <text:p>131.32</text:p>
          </table:table-cell>
          <table:table-cell office:value-type="float" office:value="0.10914865" calcext:value-type="float">
            <text:p>0.10914865</text:p>
          </table:table-cell>
          <table:table-cell table:formula="of:=[.B131]/3.4847446" office:value-type="float" office:value="0.0313218506745085" calcext:value-type="float">
            <text:p>0.031321850674509</text:p>
          </table:table-cell>
          <table:table-cell office:value-type="float" office:value="9.9913231986832" calcext:value-type="float">
            <text:p>9.9913231986832</text:p>
          </table:table-cell>
        </table:table-row>
        <table:table-row table:style-name="ro1">
          <table:table-cell office:value-type="float" office:value="132.33" calcext:value-type="float">
            <text:p>132.33</text:p>
          </table:table-cell>
          <table:table-cell office:value-type="float" office:value="0.10886976" calcext:value-type="float">
            <text:p>0.10886976</text:p>
          </table:table-cell>
          <table:table-cell table:formula="of:=[.B132]/3.4847446" office:value-type="float" office:value="0.0312418189843812" calcext:value-type="float">
            <text:p>0.031241818984381</text:p>
          </table:table-cell>
          <table:table-cell office:value-type="float" office:value="10.10214791728" calcext:value-type="float">
            <text:p>10.10214791728</text:p>
          </table:table-cell>
        </table:table-row>
        <table:table-row table:style-name="ro1">
          <table:table-cell office:value-type="float" office:value="133.35" calcext:value-type="float">
            <text:p>133.35</text:p>
          </table:table-cell>
          <table:table-cell office:value-type="float" office:value="0.10819959" calcext:value-type="float">
            <text:p>0.10819959</text:p>
          </table:table-cell>
          <table:table-cell table:formula="of:=[.B133]/3.4847446" office:value-type="float" office:value="0.0310495035992021" calcext:value-type="float">
            <text:p>0.031049503599202</text:p>
          </table:table-cell>
          <table:table-cell office:value-type="float" office:value="10.212290435302" calcext:value-type="float">
            <text:p>10.212290435302</text:p>
          </table:table-cell>
        </table:table-row>
        <table:table-row table:style-name="ro1">
          <table:table-cell office:value-type="float" office:value="134.37" calcext:value-type="float">
            <text:p>134.37</text:p>
          </table:table-cell>
          <table:table-cell office:value-type="float" office:value="0.10715506" calcext:value-type="float">
            <text:p>0.10715506</text:p>
          </table:table-cell>
          <table:table-cell table:formula="of:=[.B134]/3.4847446" office:value-type="float" office:value="0.0307497599680619" calcext:value-type="float">
            <text:p>0.030749759968062</text:p>
          </table:table-cell>
          <table:table-cell office:value-type="float" office:value="10.32136966496" calcext:value-type="float">
            <text:p>10.32136966496</text:p>
          </table:table-cell>
        </table:table-row>
        <table:table-row table:style-name="ro1">
          <table:table-cell office:value-type="float" office:value="135.39" calcext:value-type="float">
            <text:p>135.39</text:p>
          </table:table-cell>
          <table:table-cell office:value-type="float" office:value="0.10576825" calcext:value-type="float">
            <text:p>0.10576825</text:p>
          </table:table-cell>
          <table:table-cell table:formula="of:=[.B135]/3.4847446" office:value-type="float" office:value="0.0303517939306083" calcext:value-type="float">
            <text:p>0.030351793930608</text:p>
          </table:table-cell>
          <table:table-cell office:value-type="float" office:value="10.429037183582" calcext:value-type="float">
            <text:p>10.429037183582</text:p>
          </table:table-cell>
        </table:table-row>
        <table:table-row table:style-name="ro1">
          <table:table-cell office:value-type="float" office:value="136.41" calcext:value-type="float">
            <text:p>136.41</text:p>
          </table:table-cell>
          <table:table-cell office:value-type="float" office:value="0.10408783" calcext:value-type="float">
            <text:p>0.10408783</text:p>
          </table:table-cell>
          <table:table-cell table:formula="of:=[.B136]/3.4847446" office:value-type="float" office:value="0.0298695720771043" calcext:value-type="float">
            <text:p>0.029869572077104</text:p>
          </table:table-cell>
          <table:table-cell office:value-type="float" office:value="10.534994099593" calcext:value-type="float">
            <text:p>10.534994099593</text:p>
          </table:table-cell>
        </table:table-row>
        <table:table-row table:style-name="ro1">
          <table:table-cell office:value-type="float" office:value="137.42" calcext:value-type="float">
            <text:p>137.42</text:p>
          </table:table-cell>
          <table:table-cell office:value-type="float" office:value="0.10218697" calcext:value-type="float">
            <text:p>0.10218697</text:p>
          </table:table-cell>
          <table:table-cell table:formula="of:=[.B137]/3.4847446" office:value-type="float" office:value="0.0293240916421823" calcext:value-type="float">
            <text:p>0.029324091642182</text:p>
          </table:table-cell>
          <table:table-cell office:value-type="float" office:value="10.639016023473" calcext:value-type="float">
            <text:p>10.639016023473</text:p>
          </table:table-cell>
        </table:table-row>
        <table:table-row table:style-name="ro1">
          <table:table-cell office:value-type="float" office:value="138.44" calcext:value-type="float">
            <text:p>138.44</text:p>
          </table:table-cell>
          <table:table-cell office:value-type="float" office:value="0.10017105" calcext:value-type="float">
            <text:p>0.10017105</text:p>
          </table:table-cell>
          <table:table-cell table:formula="of:=[.B138]/3.4847446" office:value-type="float" office:value="0.0287455930055821" calcext:value-type="float">
            <text:p>0.028745593005582</text:p>
          </table:table-cell>
          <table:table-cell office:value-type="float" office:value="10.740985833238" calcext:value-type="float">
            <text:p>10.740985833238</text:p>
          </table:table-cell>
        </table:table-row>
        <table:table-row table:style-name="ro1">
          <table:table-cell office:value-type="float" office:value="139.46" calcext:value-type="float">
            <text:p>139.46</text:p>
          </table:table-cell>
          <table:table-cell office:value-type="float" office:value="0.098176847" calcext:value-type="float">
            <text:p>0.098176847</text:p>
          </table:table-cell>
          <table:table-cell table:formula="of:=[.B139]/3.4847446" office:value-type="float" office:value="0.0281733263895437" calcext:value-type="float">
            <text:p>0.028173326389544</text:p>
          </table:table-cell>
          <table:table-cell office:value-type="float" office:value="10.840925627189" calcext:value-type="float">
            <text:p>10.840925627189</text:p>
          </table:table-cell>
        </table:table-row>
        <table:table-row table:style-name="ro1">
          <table:table-cell office:value-type="float" office:value="140.48" calcext:value-type="float">
            <text:p>140.48</text:p>
          </table:table-cell>
          <table:table-cell office:value-type="float" office:value="0.096357987" calcext:value-type="float">
            <text:p>0.096357987</text:p>
          </table:table-cell>
          <table:table-cell table:formula="of:=[.B140]/3.4847446" office:value-type="float" office:value="0.0276513770908778" calcext:value-type="float">
            <text:p>0.027651377090878</text:p>
          </table:table-cell>
          <table:table-cell office:value-type="float" office:value="10.939013899596" calcext:value-type="float">
            <text:p>10.939013899596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office:value-type="float" office:value="0.094857424" calcext:value-type="float">
            <text:p>0.094857424</text:p>
          </table:table-cell>
          <table:table-cell table:formula="of:=[.B141]/3.4847446" office:value-type="float" office:value="0.0272207679151006" calcext:value-type="float">
            <text:p>0.027220767915101</text:p>
          </table:table-cell>
          <table:table-cell office:value-type="float" office:value="11.035574663767" calcext:value-type="float">
            <text:p>11.035574663767</text:p>
          </table:table-cell>
        </table:table-row>
        <table:table-row table:style-name="ro1">
          <table:table-cell office:value-type="float" office:value="142.51" calcext:value-type="float">
            <text:p>142.51</text:p>
          </table:table-cell>
          <table:table-cell office:value-type="float" office:value="0.093773946" calcext:value-type="float">
            <text:p>0.093773946</text:p>
          </table:table-cell>
          <table:table-cell table:formula="of:=[.B142]/3.4847446" office:value-type="float" office:value="0.026909847568169" calcext:value-type="float">
            <text:p>0.026909847568169</text:p>
          </table:table-cell>
          <table:table-cell office:value-type="float" office:value="11.131032493933" calcext:value-type="float">
            <text:p>11.131032493933</text:p>
          </table:table-cell>
        </table:table-row>
        <table:table-row table:style-name="ro1">
          <table:table-cell office:value-type="float" office:value="143.53" calcext:value-type="float">
            <text:p>143.53</text:p>
          </table:table-cell>
          <table:table-cell office:value-type="float" office:value="0.09313395" calcext:value-type="float">
            <text:p>0.09313395</text:p>
          </table:table-cell>
          <table:table-cell table:formula="of:=[.B143]/3.4847446" office:value-type="float" office:value="0.0267261910672019" calcext:value-type="float">
            <text:p>0.026726191067202</text:p>
          </table:table-cell>
          <table:table-cell office:value-type="float" office:value="11.225838836249" calcext:value-type="float">
            <text:p>11.225838836249</text:p>
          </table:table-cell>
        </table:table-row>
        <table:table-row table:style-name="ro1">
          <table:table-cell office:value-type="float" office:value="144.55" calcext:value-type="float">
            <text:p>144.55</text:p>
          </table:table-cell>
          <table:table-cell office:value-type="float" office:value="0.092879371" calcext:value-type="float">
            <text:p>0.092879371</text:p>
          </table:table-cell>
          <table:table-cell table:formula="of:=[.B144]/3.4847446" office:value-type="float" office:value="0.0266531357850443" calcext:value-type="float">
            <text:p>0.026653135785044</text:p>
          </table:table-cell>
          <table:table-cell office:value-type="float" office:value="11.320386028038" calcext:value-type="float">
            <text:p>11.320386028038</text:p>
          </table:table-cell>
        </table:table-row>
        <table:table-row table:style-name="ro1">
          <table:table-cell office:value-type="float" office:value="145.57" calcext:value-type="float">
            <text:p>145.57</text:p>
          </table:table-cell>
          <table:table-cell office:value-type="float" office:value="0.092877857" calcext:value-type="float">
            <text:p>0.092877857</text:p>
          </table:table-cell>
          <table:table-cell table:formula="of:=[.B145]/3.4847446" office:value-type="float" office:value="0.0266527013199188" calcext:value-type="float">
            <text:p>0.026652701319919</text:p>
          </table:table-cell>
          <table:table-cell office:value-type="float" office:value="11.414931678941" calcext:value-type="float">
            <text:p>11.414931678941</text:p>
          </table:table-cell>
        </table:table-row>
        <table:table-row table:style-name="ro1">
          <table:table-cell office:value-type="float" office:value="146.59" calcext:value-type="float">
            <text:p>146.59</text:p>
          </table:table-cell>
          <table:table-cell office:value-type="float" office:value="0.092953764" calcext:value-type="float">
            <text:p>0.092953764</text:p>
          </table:table-cell>
          <table:table-cell table:formula="of:=[.B146]/3.4847446" office:value-type="float" office:value="0.026674483977965" calcext:value-type="float">
            <text:p>0.026674483977965</text:p>
          </table:table-cell>
          <table:table-cell office:value-type="float" office:value="11.509554599494" calcext:value-type="float">
            <text:p>11.509554599494</text:p>
          </table:table-cell>
        </table:table-row>
        <table:table-row table:style-name="ro1">
          <table:table-cell office:value-type="float" office:value="147.6" calcext:value-type="float">
            <text:p>147.6</text:p>
          </table:table-cell>
          <table:table-cell office:value-type="float" office:value="0.092931139" calcext:value-type="float">
            <text:p>0.092931139</text:p>
          </table:table-cell>
          <table:table-cell table:formula="of:=[.B147]/3.4847446" office:value-type="float" office:value="0.0266679913931139" calcext:value-type="float">
            <text:p>0.026667991393114</text:p>
          </table:table-cell>
          <table:table-cell office:value-type="float" office:value="11.604154488638" calcext:value-type="float">
            <text:p>11.604154488638</text:p>
          </table:table-cell>
        </table:table-row>
        <table:table-row table:style-name="ro1">
          <table:table-cell office:value-type="float" office:value="148.62" calcext:value-type="float">
            <text:p>148.62</text:p>
          </table:table-cell>
          <table:table-cell office:value-type="float" office:value="0.09267559" calcext:value-type="float">
            <text:p>0.09267559</text:p>
          </table:table-cell>
          <table:table-cell table:formula="of:=[.B148]/3.4847446" office:value-type="float" office:value="0.0265946577548323" calcext:value-type="float">
            <text:p>0.026594657754832</text:p>
          </table:table-cell>
          <table:table-cell office:value-type="float" office:value="11.69849424026" calcext:value-type="float">
            <text:p>11.69849424026</text:p>
          </table:table-cell>
        </table:table-row>
        <table:table-row table:style-name="ro1">
          <table:table-cell office:value-type="float" office:value="149.64" calcext:value-type="float">
            <text:p>149.64</text:p>
          </table:table-cell>
          <table:table-cell office:value-type="float" office:value="0.092122361" calcext:value-type="float">
            <text:p>0.092122361</text:p>
          </table:table-cell>
          <table:table-cell table:formula="of:=[.B149]/3.4847446" office:value-type="float" office:value="0.0264359003526399" calcext:value-type="float">
            <text:p>0.02643590035264</text:p>
          </table:table-cell>
          <table:table-cell office:value-type="float" office:value="11.792270828947" calcext:value-type="float">
            <text:p>11.792270828947</text:p>
          </table:table-cell>
        </table:table-row>
        <table:table-row table:style-name="ro1">
          <table:table-cell office:value-type="float" office:value="150.66" calcext:value-type="float">
            <text:p>150.66</text:p>
          </table:table-cell>
          <table:table-cell office:value-type="float" office:value="0.091282904" calcext:value-type="float">
            <text:p>0.091282904</text:p>
          </table:table-cell>
          <table:table-cell table:formula="of:=[.B150]/3.4847446" office:value-type="float" office:value="0.0261950055105904" calcext:value-type="float">
            <text:p>0.02619500551059</text:p>
          </table:table-cell>
          <table:table-cell office:value-type="float" office:value="11.885192885998" calcext:value-type="float">
            <text:p>11.885192885998</text:p>
          </table:table-cell>
        </table:table-row>
        <table:table-row table:style-name="ro1">
          <table:table-cell office:value-type="float" office:value="151.68" calcext:value-type="float">
            <text:p>151.68</text:p>
          </table:table-cell>
          <table:table-cell office:value-type="float" office:value="0.090229729" calcext:value-type="float">
            <text:p>0.090229729</text:p>
          </table:table-cell>
          <table:table-cell table:formula="of:=[.B151]/3.4847446" office:value-type="float" office:value="0.0258927810663657" calcext:value-type="float">
            <text:p>0.025892781066366</text:p>
          </table:table-cell>
          <table:table-cell office:value-type="float" office:value="11.977042856429" calcext:value-type="float">
            <text:p>11.977042856429</text:p>
          </table:table-cell>
        </table:table-row>
        <table:table-row table:style-name="ro1">
          <table:table-cell office:value-type="float" office:value="152.69" calcext:value-type="float">
            <text:p>152.69</text:p>
          </table:table-cell>
          <table:table-cell office:value-type="float" office:value="0.089066462" calcext:value-type="float">
            <text:p>0.089066462</text:p>
          </table:table-cell>
          <table:table-cell table:formula="of:=[.B152]/3.4847446" office:value-type="float" office:value="0.0255589640629617" calcext:value-type="float">
            <text:p>0.025558964062962</text:p>
          </table:table-cell>
          <table:table-cell office:value-type="float" office:value="12.067708671811" calcext:value-type="float">
            <text:p>12.067708671811</text:p>
          </table:table-cell>
        </table:table-row>
        <table:table-row table:style-name="ro1">
          <table:table-cell office:value-type="float" office:value="153.71" calcext:value-type="float">
            <text:p>153.71</text:p>
          </table:table-cell>
          <table:table-cell office:value-type="float" office:value="0.087894189" calcext:value-type="float">
            <text:p>0.087894189</text:p>
          </table:table-cell>
          <table:table-cell table:formula="of:=[.B153]/3.4847446" office:value-type="float" office:value="0.0252225626520807" calcext:value-type="float">
            <text:p>0.025222562652081</text:p>
          </table:table-cell>
          <table:table-cell office:value-type="float" office:value="12.157181163494" calcext:value-type="float">
            <text:p>12.157181163494</text:p>
          </table:table-cell>
        </table:table-row>
        <table:table-row table:style-name="ro1">
          <table:table-cell office:value-type="float" office:value="154.73" calcext:value-type="float">
            <text:p>154.73</text:p>
          </table:table-cell>
          <table:table-cell office:value-type="float" office:value="0.086785075" calcext:value-type="float">
            <text:p>0.086785075</text:p>
          </table:table-cell>
          <table:table-cell table:formula="of:=[.B154]/3.4847446" office:value-type="float" office:value="0.0249042856684533" calcext:value-type="float">
            <text:p>0.024904285668453</text:p>
          </table:table-cell>
          <table:table-cell office:value-type="float" office:value="12.245524625341" calcext:value-type="float">
            <text:p>12.245524625341</text:p>
          </table:table-cell>
        </table:table-row>
        <table:table-row table:style-name="ro1">
          <table:table-cell office:value-type="float" office:value="155.75" calcext:value-type="float">
            <text:p>155.75</text:p>
          </table:table-cell>
          <table:table-cell office:value-type="float" office:value="0.0857703" calcext:value-type="float">
            <text:p>0.0857703</text:p>
          </table:table-cell>
          <table:table-cell table:formula="of:=[.B155]/3.4847446" office:value-type="float" office:value="0.0246130806831582" calcext:value-type="float">
            <text:p>0.024613080683158</text:p>
          </table:table-cell>
          <table:table-cell office:value-type="float" office:value="12.332835089637" calcext:value-type="float">
            <text:p>12.332835089637</text:p>
          </table:table-cell>
        </table:table-row>
        <table:table-row table:style-name="ro1">
          <table:table-cell office:value-type="float" office:value="156.77" calcext:value-type="float">
            <text:p>156.77</text:p>
          </table:table-cell>
          <table:table-cell office:value-type="float" office:value="0.084843354" calcext:value-type="float">
            <text:p>0.084843354</text:p>
          </table:table-cell>
          <table:table-cell table:formula="of:=[.B156]/3.4847446" office:value-type="float" office:value="0.0243470795535489" calcext:value-type="float">
            <text:p>0.024347079553549</text:p>
          </table:table-cell>
          <table:table-cell office:value-type="float" office:value="12.419201963117" calcext:value-type="float">
            <text:p>12.419201963117</text:p>
          </table:table-cell>
        </table:table-row>
        <table:table-row table:style-name="ro1">
          <table:table-cell office:value-type="float" office:value="157.78" calcext:value-type="float">
            <text:p>157.78</text:p>
          </table:table-cell>
          <table:table-cell office:value-type="float" office:value="0.083974243" calcext:value-type="float">
            <text:p>0.083974243</text:p>
          </table:table-cell>
          <table:table-cell table:formula="of:=[.B157]/3.4847446" office:value-type="float" office:value="0.024097675049127" calcext:value-type="float">
            <text:p>0.024097675049127</text:p>
          </table:table-cell>
          <table:table-cell office:value-type="float" office:value="12.504684119087" calcext:value-type="float">
            <text:p>12.504684119087</text:p>
          </table:table-cell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0.083127023" calcext:value-type="float">
            <text:p>0.083127023</text:p>
          </table:table-cell>
          <table:table-cell table:formula="of:=[.B158]/3.4847446" office:value-type="float" office:value="0.0238545524971902" calcext:value-type="float">
            <text:p>0.02385455249719</text:p>
          </table:table-cell>
          <table:table-cell office:value-type="float" office:value="12.589303841192" calcext:value-type="float">
            <text:p>12.589303841192</text:p>
          </table:table-cell>
        </table:table-row>
        <table:table-row table:style-name="ro1">
          <table:table-cell office:value-type="float" office:value="159.82" calcext:value-type="float">
            <text:p>159.82</text:p>
          </table:table-cell>
          <table:table-cell office:value-type="float" office:value="0.082273301" calcext:value-type="float">
            <text:p>0.082273301</text:p>
          </table:table-cell>
          <table:table-cell table:formula="of:=[.B159]/3.4847446" office:value-type="float" office:value="0.0236095640983273" calcext:value-type="float">
            <text:p>0.023609564098327</text:p>
          </table:table-cell>
          <table:table-cell office:value-type="float" office:value="12.67305451117" calcext:value-type="float">
            <text:p>12.67305451117</text:p>
          </table:table-cell>
        </table:table-row>
        <table:table-row table:style-name="ro1">
          <table:table-cell office:value-type="float" office:value="160.84" calcext:value-type="float">
            <text:p>160.84</text:p>
          </table:table-cell>
          <table:table-cell office:value-type="float" office:value="0.081397297" calcext:value-type="float">
            <text:p>0.081397297</text:p>
          </table:table-cell>
          <table:table-cell table:formula="of:=[.B160]/3.4847446" office:value-type="float" office:value="0.0233581815436345" calcext:value-type="float">
            <text:p>0.023358181543635</text:p>
          </table:table-cell>
          <table:table-cell office:value-type="float" office:value="12.755913447101" calcext:value-type="float">
            <text:p>12.755913447101</text:p>
          </table:table-cell>
        </table:table-row>
        <table:table-row table:style-name="ro1">
          <table:table-cell office:value-type="float" office:value="161.86" calcext:value-type="float">
            <text:p>161.86</text:p>
          </table:table-cell>
          <table:table-cell office:value-type="float" office:value="0.080492273" calcext:value-type="float">
            <text:p>0.080492273</text:p>
          </table:table-cell>
          <table:table-cell table:formula="of:=[.B161]/3.4847446" office:value-type="float" office:value="0.0230984712624277" calcext:value-type="float">
            <text:p>0.023098471262428</text:p>
          </table:table-cell>
          <table:table-cell office:value-type="float" office:value="12.837851107241" calcext:value-type="float">
            <text:p>12.837851107241</text:p>
          </table:table-cell>
        </table:table-row>
        <table:table-row table:style-name="ro1">
          <table:table-cell office:value-type="float" office:value="162.87" calcext:value-type="float">
            <text:p>162.87</text:p>
          </table:table-cell>
          <table:table-cell office:value-type="float" office:value="0.079551818" calcext:value-type="float">
            <text:p>0.079551818</text:p>
          </table:table-cell>
          <table:table-cell table:formula="of:=[.B162]/3.4847446" office:value-type="float" office:value="0.0228285935216027" calcext:value-type="float">
            <text:p>0.022828593521603</text:p>
          </table:table-cell>
          <table:table-cell office:value-type="float" office:value="12.918831425021" calcext:value-type="float">
            <text:p>12.918831425021</text:p>
          </table:table-cell>
        </table:table-row>
        <table:table-row table:style-name="ro1">
          <table:table-cell office:value-type="float" office:value="163.89" calcext:value-type="float">
            <text:p>163.89</text:p>
          </table:table-cell>
          <table:table-cell office:value-type="float" office:value="0.078561273" calcext:value-type="float">
            <text:p>0.078561273</text:p>
          </table:table-cell>
          <table:table-cell table:formula="of:=[.B163]/3.4847446" office:value-type="float" office:value="0.0225443417001062" calcext:value-type="float">
            <text:p>0.022544341700106</text:p>
          </table:table-cell>
          <table:table-cell office:value-type="float" office:value="12.998803410925" calcext:value-type="float">
            <text:p>12.998803410925</text:p>
          </table:table-cell>
        </table:table-row>
        <table:table-row table:style-name="ro1">
          <table:table-cell office:value-type="float" office:value="164.91" calcext:value-type="float">
            <text:p>164.91</text:p>
          </table:table-cell>
          <table:table-cell office:value-type="float" office:value="0.077494018" calcext:value-type="float">
            <text:p>0.077494018</text:p>
          </table:table-cell>
          <table:table-cell table:formula="of:=[.B164]/3.4847446" office:value-type="float" office:value="0.0222380767876073" calcext:value-type="float">
            <text:p>0.022238076787607</text:p>
          </table:table-cell>
          <table:table-cell office:value-type="float" office:value="13.077688976795" calcext:value-type="float">
            <text:p>13.077688976795</text:p>
          </table:table-cell>
        </table:table-row>
        <table:table-row table:style-name="ro1">
          <table:table-cell office:value-type="float" office:value="165.93" calcext:value-type="float">
            <text:p>165.93</text:p>
          </table:table-cell>
          <table:table-cell office:value-type="float" office:value="0.076314991" calcext:value-type="float">
            <text:p>0.076314991</text:p>
          </table:table-cell>
          <table:table-cell table:formula="of:=[.B165]/3.4847446" office:value-type="float" office:value="0.021899737214601" calcext:value-type="float">
            <text:p>0.021899737214601</text:p>
          </table:table-cell>
          <table:table-cell office:value-type="float" office:value="13.155374344678" calcext:value-type="float">
            <text:p>13.155374344678</text:p>
          </table:table-cell>
        </table:table-row>
        <table:table-row table:style-name="ro1">
          <table:table-cell office:value-type="float" office:value="166.94" calcext:value-type="float">
            <text:p>166.94</text:p>
          </table:table-cell>
          <table:table-cell office:value-type="float" office:value="0.074990715" calcext:value-type="float">
            <text:p>0.074990715</text:p>
          </table:table-cell>
          <table:table-cell table:formula="of:=[.B166]/3.4847446" office:value-type="float" office:value="0.0215197162512283" calcext:value-type="float">
            <text:p>0.021519716251228</text:p>
          </table:table-cell>
          <table:table-cell office:value-type="float" office:value="13.231711656667" calcext:value-type="float">
            <text:p>13.231711656667</text:p>
          </table:table-cell>
        </table:table-row>
        <table:table-row table:style-name="ro1">
          <table:table-cell office:value-type="float" office:value="167.96" calcext:value-type="float">
            <text:p>167.96</text:p>
          </table:table-cell>
          <table:table-cell office:value-type="float" office:value="0.073502464" calcext:value-type="float">
            <text:p>0.073502464</text:p>
          </table:table-cell>
          <table:table-cell table:formula="of:=[.B167]/3.4847446" office:value-type="float" office:value="0.0210926401894704" calcext:value-type="float">
            <text:p>0.021092640189471</text:p>
          </table:table-cell>
          <table:table-cell office:value-type="float" office:value="13.306533993754" calcext:value-type="float">
            <text:p>13.306533993754</text:p>
          </table:table-cell>
        </table:table-row>
        <table:table-row table:style-name="ro1">
          <table:table-cell office:value-type="float" office:value="168.98" calcext:value-type="float">
            <text:p>168.98</text:p>
          </table:table-cell>
          <table:table-cell office:value-type="float" office:value="0.071857972" calcext:value-type="float">
            <text:p>0.071857972</text:p>
          </table:table-cell>
          <table:table-cell table:formula="of:=[.B168]/3.4847446" office:value-type="float" office:value="0.0206207284172275" calcext:value-type="float">
            <text:p>0.020620728417228</text:p>
          </table:table-cell>
          <table:table-cell office:value-type="float" office:value="13.379682308795" calcext:value-type="float">
            <text:p>13.37968230879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70097406" calcext:value-type="float">
            <text:p>0.070097406</text:p>
          </table:table-cell>
          <table:table-cell table:formula="of:=[.B169]/3.4847446" office:value-type="float" office:value="0.0201155074607189" calcext:value-type="float">
            <text:p>0.020115507460719</text:p>
          </table:table-cell>
          <table:table-cell office:value-type="float" office:value="13.45103844335" calcext:value-type="float">
            <text:p>13.45103844335</text:p>
          </table:table-cell>
        </table:table-row>
        <table:table-row table:style-name="ro1">
          <table:table-cell office:value-type="float" office:value="171.02" calcext:value-type="float">
            <text:p>171.02</text:p>
          </table:table-cell>
          <table:table-cell office:value-type="float" office:value="0.068291082" calcext:value-type="float">
            <text:p>0.068291082</text:p>
          </table:table-cell>
          <table:table-cell table:formula="of:=[.B170]/3.4847446" office:value-type="float" office:value="0.0195971555562494" calcext:value-type="float">
            <text:p>0.019597155556249</text:p>
          </table:table-cell>
          <table:table-cell office:value-type="float" office:value="13.520555818441" calcext:value-type="float">
            <text:p>13.520555818441</text:p>
          </table:table-cell>
        </table:table-row>
        <table:table-row table:style-name="ro1">
          <table:table-cell office:value-type="float" office:value="172.03" calcext:value-type="float">
            <text:p>172.03</text:p>
          </table:table-cell>
          <table:table-cell office:value-type="float" office:value="0.066528841" calcext:value-type="float">
            <text:p>0.066528841</text:p>
          </table:table-cell>
          <table:table-cell table:formula="of:=[.B171]/3.4847446" office:value-type="float" office:value="0.019091453933238" calcext:value-type="float">
            <text:p>0.019091453933238</text:p>
          </table:table-cell>
          <table:table-cell office:value-type="float" office:value="13.588279307803" calcext:value-type="float">
            <text:p>13.588279307803</text:p>
          </table:table-cell>
        </table:table-row>
        <table:table-row table:style-name="ro1">
          <table:table-cell office:value-type="float" office:value="173.05" calcext:value-type="float">
            <text:p>173.05</text:p>
          </table:table-cell>
          <table:table-cell office:value-type="float" office:value="0.06490343" calcext:value-type="float">
            <text:p>0.06490343</text:p>
          </table:table-cell>
          <table:table-cell table:formula="of:=[.B172]/3.4847446" office:value-type="float" office:value="0.0186250177416158" calcext:value-type="float">
            <text:p>0.018625017741616</text:p>
          </table:table-cell>
          <table:table-cell office:value-type="float" office:value="13.654348198408" calcext:value-type="float">
            <text:p>13.654348198408</text:p>
          </table:table-cell>
        </table:table-row>
        <table:table-row table:style-name="ro1">
          <table:table-cell office:value-type="float" office:value="174.07" calcext:value-type="float">
            <text:p>174.07</text:p>
          </table:table-cell>
          <table:table-cell office:value-type="float" office:value="0.06349201" calcext:value-type="float">
            <text:p>0.06349201</text:p>
          </table:table-cell>
          <table:table-cell table:formula="of:=[.B173]/3.4847446" office:value-type="float" office:value="0.0182199894936346" calcext:value-type="float">
            <text:p>0.018219989493635</text:p>
          </table:table-cell>
          <table:table-cell office:value-type="float" office:value="13.718980324768" calcext:value-type="float">
            <text:p>13.718980324768</text:p>
          </table:table-cell>
        </table:table-row>
        <table:table-row table:style-name="ro1">
          <table:table-cell office:value-type="float" office:value="175.09" calcext:value-type="float">
            <text:p>175.09</text:p>
          </table:table-cell>
          <table:table-cell office:value-type="float" office:value="0.062340524" calcext:value-type="float">
            <text:p>0.062340524</text:p>
          </table:table-cell>
          <table:table-cell table:formula="of:=[.B174]/3.4847446" office:value-type="float" office:value="0.0178895532257945" calcext:value-type="float">
            <text:p>0.017889553225795</text:p>
          </table:table-cell>
          <table:table-cell office:value-type="float" office:value="13.782440288064" calcext:value-type="float">
            <text:p>13.782440288064</text:p>
          </table:table-cell>
        </table:table-row>
        <table:table-row table:style-name="ro1">
          <table:table-cell office:value-type="float" office:value="176.11" calcext:value-type="float">
            <text:p>176.11</text:p>
          </table:table-cell>
          <table:table-cell office:value-type="float" office:value="0.061455001" calcext:value-type="float">
            <text:p>0.061455001</text:p>
          </table:table-cell>
          <table:table-cell table:formula="of:=[.B175]/3.4847446" office:value-type="float" office:value="0.0176354390505405" calcext:value-type="float">
            <text:p>0.017635439050541</text:p>
          </table:table-cell>
          <table:table-cell office:value-type="float" office:value="13.844998827517" calcext:value-type="float">
            <text:p>13.844998827517</text:p>
          </table:table-cell>
        </table:table-row>
        <table:table-row table:style-name="ro1">
          <table:table-cell office:value-type="float" office:value="177.12" calcext:value-type="float">
            <text:p>177.12</text:p>
          </table:table-cell>
          <table:table-cell office:value-type="float" office:value="0.060802086" calcext:value-type="float">
            <text:p>0.060802086</text:p>
          </table:table-cell>
          <table:table-cell table:formula="of:=[.B176]/3.4847446" office:value-type="float" office:value="0.0174480752477527" calcext:value-type="float">
            <text:p>0.017448075247753</text:p>
          </table:table-cell>
          <table:table-cell office:value-type="float" office:value="13.906892727698" calcext:value-type="float">
            <text:p>13.906892727698</text:p>
          </table:table-cell>
        </table:table-row>
        <table:table-row table:style-name="ro1">
          <table:table-cell office:value-type="float" office:value="178.14" calcext:value-type="float">
            <text:p>178.14</text:p>
          </table:table-cell>
          <table:table-cell office:value-type="float" office:value="0.060318535" calcext:value-type="float">
            <text:p>0.060318535</text:p>
          </table:table-cell>
          <table:table-cell table:formula="of:=[.B177]/3.4847446" office:value-type="float" office:value="0.0173093129981463" calcext:value-type="float">
            <text:p>0.017309312998146</text:p>
          </table:table-cell>
          <table:table-cell office:value-type="float" office:value="13.968294393929" calcext:value-type="float">
            <text:p>13.968294393929</text:p>
          </table:table-cell>
        </table:table-row>
        <table:table-row table:style-name="ro1">
          <table:table-cell office:value-type="float" office:value="179.16" calcext:value-type="float">
            <text:p>179.16</text:p>
          </table:table-cell>
          <table:table-cell office:value-type="float" office:value="0.059926881" calcext:value-type="float">
            <text:p>0.059926881</text:p>
          </table:table-cell>
          <table:table-cell table:formula="of:=[.B178]/3.4847446" office:value-type="float" office:value="0.0171969219781559" calcext:value-type="float">
            <text:p>0.017196921978156</text:p>
          </table:table-cell>
          <table:table-cell office:value-type="float" office:value="14.029297372408" calcext:value-type="float">
            <text:p>14.029297372408</text:p>
          </table:table-cell>
        </table:table-row>
        <table:table-row table:style-name="ro1">
          <table:table-cell office:value-type="float" office:value="180.18" calcext:value-type="float">
            <text:p>180.18</text:p>
          </table:table-cell>
          <table:table-cell office:value-type="float" office:value="0.05955264" calcext:value-type="float">
            <text:p>0.05955264</text:p>
          </table:table-cell>
          <table:table-cell table:formula="of:=[.B179]/3.4847446" office:value-type="float" office:value="0.017089527881039" calcext:value-type="float">
            <text:p>0.017089527881039</text:p>
          </table:table-cell>
          <table:table-cell office:value-type="float" office:value="14.089919390146" calcext:value-type="float">
            <text:p>14.089919390146</text:p>
          </table:table-cell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0.059138039" calcext:value-type="float">
            <text:p>0.059138039</text:p>
          </table:table-cell>
          <table:table-cell table:formula="of:=[.B180]/3.4847446" office:value-type="float" office:value="0.0169705518734429" calcext:value-type="float">
            <text:p>0.016970551873443</text:p>
          </table:table-cell>
          <table:table-cell office:value-type="float" office:value="14.150119362298" calcext:value-type="float">
            <text:p>14.150119362298</text:p>
          </table:table-cell>
        </table:table-row>
        <table:table-row table:style-name="ro1">
          <table:table-cell office:value-type="float" office:value="182.21" calcext:value-type="float">
            <text:p>182.21</text:p>
          </table:table-cell>
          <table:table-cell office:value-type="float" office:value="0.058648443" calcext:value-type="float">
            <text:p>0.058648443</text:p>
          </table:table-cell>
          <table:table-cell table:formula="of:=[.B181]/3.4847446" office:value-type="float" office:value="0.0168300549199502" calcext:value-type="float">
            <text:p>0.01683005491995</text:p>
          </table:table-cell>
          <table:table-cell office:value-type="float" office:value="14.209820946847" calcext:value-type="float">
            <text:p>14.209820946847</text:p>
          </table:table-cell>
        </table:table-row>
        <table:table-row table:style-name="ro1">
          <table:table-cell office:value-type="float" office:value="183.23" calcext:value-type="float">
            <text:p>183.23</text:p>
          </table:table-cell>
          <table:table-cell office:value-type="float" office:value="0.058070289" calcext:value-type="float">
            <text:p>0.058070289</text:p>
          </table:table-cell>
          <table:table-cell table:formula="of:=[.B182]/3.4847446" office:value-type="float" office:value="0.0166641449132312" calcext:value-type="float">
            <text:p>0.016664144913231</text:p>
          </table:table-cell>
          <table:table-cell office:value-type="float" office:value="14.268933994762" calcext:value-type="float">
            <text:p>14.268933994762</text:p>
          </table:table-cell>
        </table:table-row>
        <table:table-row table:style-name="ro1">
          <table:table-cell office:value-type="float" office:value="184.25" calcext:value-type="float">
            <text:p>184.25</text:p>
          </table:table-cell>
          <table:table-cell office:value-type="float" office:value="0.057402395" calcext:value-type="float">
            <text:p>0.057402395</text:p>
          </table:table-cell>
          <table:table-cell table:formula="of:=[.B183]/3.4847446" office:value-type="float" office:value="0.0164724826605657" calcext:value-type="float">
            <text:p>0.016472482660566</text:p>
          </table:table-cell>
          <table:table-cell office:value-type="float" office:value="14.32736715577" calcext:value-type="float">
            <text:p>14.32736715577</text:p>
          </table:table-cell>
        </table:table-row>
        <table:table-row table:style-name="ro1">
          <table:table-cell office:value-type="float" office:value="185.27" calcext:value-type="float">
            <text:p>185.27</text:p>
          </table:table-cell>
          <table:table-cell office:value-type="float" office:value="0.056644978" calcext:value-type="float">
            <text:p>0.056644978</text:p>
          </table:table-cell>
          <table:table-cell table:formula="of:=[.B184]/3.4847446" office:value-type="float" office:value="0.0162551304333752" calcext:value-type="float">
            <text:p>0.016255130433375</text:p>
          </table:table-cell>
          <table:table-cell office:value-type="float" office:value="14.385029298827" calcext:value-type="float">
            <text:p>14.385029298827</text:p>
          </table:table-cell>
        </table:table-row>
        <table:table-row table:style-name="ro1">
          <table:table-cell office:value-type="float" office:value="186.29" calcext:value-type="float">
            <text:p>186.29</text:p>
          </table:table-cell>
          <table:table-cell office:value-type="float" office:value="0.055791477" calcext:value-type="float">
            <text:p>0.055791477</text:p>
          </table:table-cell>
          <table:table-cell table:formula="of:=[.B185]/3.4847446" office:value-type="float" office:value="0.0160102054537942" calcext:value-type="float">
            <text:p>0.016010205453794</text:p>
          </table:table-cell>
          <table:table-cell office:value-type="float" office:value="14.441822615169" calcext:value-type="float">
            <text:p>14.441822615169</text:p>
          </table:table-cell>
        </table:table-row>
        <table:table-row table:style-name="ro1">
          <table:table-cell office:value-type="float" office:value="187.3" calcext:value-type="float">
            <text:p>187.3</text:p>
          </table:table-cell>
          <table:table-cell office:value-type="float" office:value="0.054827049" calcext:value-type="float">
            <text:p>0.054827049</text:p>
          </table:table-cell>
          <table:table-cell table:formula="of:=[.B186]/3.4847446" office:value-type="float" office:value="0.0157334482991953" calcext:value-type="float">
            <text:p>0.015733448299195</text:p>
          </table:table-cell>
          <table:table-cell office:value-type="float" office:value="14.497634185309" calcext:value-type="float">
            <text:p>14.497634185309</text:p>
          </table:table-cell>
        </table:table-row>
        <table:table-row table:style-name="ro1">
          <table:table-cell office:value-type="float" office:value="188.32" calcext:value-type="float">
            <text:p>188.32</text:p>
          </table:table-cell>
          <table:table-cell office:value-type="float" office:value="0.05373463" calcext:value-type="float">
            <text:p>0.05373463</text:p>
          </table:table-cell>
          <table:table-cell table:formula="of:=[.B187]/3.4847446" office:value-type="float" office:value="0.0154199621975166" calcext:value-type="float">
            <text:p>0.015419962197517</text:p>
          </table:table-cell>
          <table:table-cell office:value-type="float" office:value="14.552333719558" calcext:value-type="float">
            <text:p>14.552333719558</text:p>
          </table:table-cell>
        </table:table-row>
        <table:table-row table:style-name="ro1">
          <table:table-cell office:value-type="float" office:value="189.34" calcext:value-type="float">
            <text:p>189.34</text:p>
          </table:table-cell>
          <table:table-cell office:value-type="float" office:value="0.052506037" calcext:value-type="float">
            <text:p>0.052506037</text:p>
          </table:table-cell>
          <table:table-cell table:formula="of:=[.B188]/3.4847446" office:value-type="float" office:value="0.0150673989135387" calcext:value-type="float">
            <text:p>0.015067398913539</text:p>
          </table:table-cell>
          <table:table-cell office:value-type="float" office:value="14.605782599134" calcext:value-type="float">
            <text:p>14.605782599134</text:p>
          </table:table-cell>
        </table:table-row>
        <table:table-row table:style-name="ro1">
          <table:table-cell office:value-type="float" office:value="190.36" calcext:value-type="float">
            <text:p>190.36</text:p>
          </table:table-cell>
          <table:table-cell office:value-type="float" office:value="0.051153056" calcext:value-type="float">
            <text:p>0.051153056</text:p>
          </table:table-cell>
          <table:table-cell table:formula="of:=[.B189]/3.4847446" office:value-type="float" office:value="0.014679140617651" calcext:value-type="float">
            <text:p>0.014679140617651</text:p>
          </table:table-cell>
          <table:table-cell office:value-type="float" office:value="14.657854202604" calcext:value-type="float">
            <text:p>14.657854202604</text:p>
          </table:table-cell>
        </table:table-row>
        <table:table-row table:style-name="ro1">
          <table:table-cell office:value-type="float" office:value="191.38" calcext:value-type="float">
            <text:p>191.38</text:p>
          </table:table-cell>
          <table:table-cell office:value-type="float" office:value="0.049713027" calcext:value-type="float">
            <text:p>0.049713027</text:p>
          </table:table-cell>
          <table:table-cell table:formula="of:=[.B190]/3.4847446" office:value-type="float" office:value="0.0142659025858021" calcext:value-type="float">
            <text:p>0.014265902585802</text:p>
          </table:table-cell>
          <table:table-cell office:value-type="float" office:value="14.70845991872" calcext:value-type="float">
            <text:p>14.70845991872</text:p>
          </table:table-cell>
        </table:table-row>
        <table:table-row table:style-name="ro1">
          <table:table-cell office:value-type="float" office:value="192.39" calcext:value-type="float">
            <text:p>192.39</text:p>
          </table:table-cell>
          <table:table-cell office:value-type="float" office:value="0.048245409" calcext:value-type="float">
            <text:p>0.048245409</text:p>
          </table:table-cell>
          <table:table-cell table:formula="of:=[.B191]/3.4847446" office:value-type="float" office:value="0.0138447474744634" calcext:value-type="float">
            <text:p>0.013844747474463</text:p>
          </table:table-cell>
          <table:table-cell office:value-type="float" office:value="14.757571663653" calcext:value-type="float">
            <text:p>14.757571663653</text:p>
          </table:table-cell>
        </table:table-row>
        <table:table-row table:style-name="ro1">
          <table:table-cell office:value-type="float" office:value="193.41" calcext:value-type="float">
            <text:p>193.41</text:p>
          </table:table-cell>
          <table:table-cell office:value-type="float" office:value="0.046819464" calcext:value-type="float">
            <text:p>0.046819464</text:p>
          </table:table-cell>
          <table:table-cell table:formula="of:=[.B192]/3.4847446" office:value-type="float" office:value="0.013435551058749" calcext:value-type="float">
            <text:p>0.013435551058749</text:p>
          </table:table-cell>
          <table:table-cell office:value-type="float" office:value="14.805231858087" calcext:value-type="float">
            <text:p>14.805231858087</text:p>
          </table:table-cell>
        </table:table-row>
        <table:table-row table:style-name="ro1">
          <table:table-cell office:value-type="float" office:value="194.43" calcext:value-type="float">
            <text:p>194.43</text:p>
          </table:table-cell>
          <table:table-cell office:value-type="float" office:value="0.045497041" calcext:value-type="float">
            <text:p>0.045497041</text:p>
          </table:table-cell>
          <table:table-cell table:formula="of:=[.B193]/3.4847446" office:value-type="float" office:value="0.0130560618416627" calcext:value-type="float">
            <text:p>0.013056061841663</text:p>
          </table:table-cell>
          <table:table-cell office:value-type="float" office:value="14.851545882609" calcext:value-type="float">
            <text:p>14.851545882609</text:p>
          </table:table-cell>
        </table:table-row>
        <table:table-row table:style-name="ro1">
          <table:table-cell office:value-type="float" office:value="195.45" calcext:value-type="float">
            <text:p>195.45</text:p>
          </table:table-cell>
          <table:table-cell office:value-type="float" office:value="0.044316861" calcext:value-type="float">
            <text:p>0.044316861</text:p>
          </table:table-cell>
          <table:table-cell table:formula="of:=[.B194]/3.4847446" office:value-type="float" office:value="0.0127173913979234" calcext:value-type="float">
            <text:p>0.012717391397923</text:p>
          </table:table-cell>
          <table:table-cell office:value-type="float" office:value="14.896658534637" calcext:value-type="float">
            <text:p>14.896658534637</text:p>
          </table:table-cell>
        </table:table-row>
        <table:table-row table:style-name="ro1">
          <table:table-cell office:value-type="float" office:value="196.47" calcext:value-type="float">
            <text:p>196.47</text:p>
          </table:table-cell>
          <table:table-cell office:value-type="float" office:value="0.043286518" calcext:value-type="float">
            <text:p>0.043286518</text:p>
          </table:table-cell>
          <table:table-cell table:formula="of:=[.B195]/3.4847446" office:value-type="float" office:value="0.0124217189403206" calcext:value-type="float">
            <text:p>0.012421718940321</text:p>
          </table:table-cell>
          <table:table-cell office:value-type="float" office:value="14.940722341932" calcext:value-type="float">
            <text:p>14.940722341932</text:p>
          </table:table-cell>
        </table:table-row>
        <table:table-row table:style-name="ro1">
          <table:table-cell office:value-type="float" office:value="197.48" calcext:value-type="float">
            <text:p>197.48</text:p>
          </table:table-cell>
          <table:table-cell office:value-type="float" office:value="0.042385621" calcext:value-type="float">
            <text:p>0.042385621</text:p>
          </table:table-cell>
          <table:table-cell table:formula="of:=[.B196]/3.4847446" office:value-type="float" office:value="0.0121631929639836" calcext:value-type="float">
            <text:p>0.012163192963984</text:p>
          </table:table-cell>
          <table:table-cell office:value-type="float" office:value="14.98386907495" calcext:value-type="float">
            <text:p>14.98386907495</text:p>
          </table:table-cell>
        </table:table-row>
        <table:table-row table:style-name="ro1">
          <table:table-cell office:value-type="float" office:value="198.5" calcext:value-type="float">
            <text:p>198.5</text:p>
          </table:table-cell>
          <table:table-cell office:value-type="float" office:value="0.041579151" calcext:value-type="float">
            <text:p>0.041579151</text:p>
          </table:table-cell>
          <table:table-cell table:formula="of:=[.B197]/3.4847446" office:value-type="float" office:value="0.0119317642389058" calcext:value-type="float">
            <text:p>0.011931764238906</text:p>
          </table:table-cell>
          <table:table-cell office:value-type="float" office:value="15.026194856597" calcext:value-type="float">
            <text:p>15.026194856597</text:p>
          </table:table-cell>
        </table:table-row>
        <table:table-row table:style-name="ro1">
          <table:table-cell office:value-type="float" office:value="199.52" calcext:value-type="float">
            <text:p>199.52</text:p>
          </table:table-cell>
          <table:table-cell office:value-type="float" office:value="0.040835961" calcext:value-type="float">
            <text:p>0.040835961</text:p>
          </table:table-cell>
          <table:table-cell table:formula="of:=[.B198]/3.4847446" office:value-type="float" office:value="0.0117184946638557" calcext:value-type="float">
            <text:p>0.011718494663856</text:p>
          </table:table-cell>
          <table:table-cell office:value-type="float" office:value="15.067764102265" calcext:value-type="float">
            <text:p>15.067764102265</text:p>
          </table:table-cell>
        </table:table-row>
        <table:table-row table:style-name="ro1">
          <table:table-cell office:value-type="float" office:value="200.54" calcext:value-type="float">
            <text:p>200.54</text:p>
          </table:table-cell>
          <table:table-cell office:value-type="float" office:value="0.04014512" calcext:value-type="float">
            <text:p>0.04014512</text:p>
          </table:table-cell>
          <table:table-cell table:formula="of:=[.B199]/3.4847446" office:value-type="float" office:value="0.0115202474235845" calcext:value-type="float">
            <text:p>0.011520247423585</text:p>
          </table:table-cell>
          <table:table-cell office:value-type="float" office:value="15.108630101998" calcext:value-type="float">
            <text:p>15.108630101998</text:p>
          </table:table-cell>
        </table:table-row>
        <table:table-row table:style-name="ro1">
          <table:table-cell office:value-type="float" office:value="201.56" calcext:value-type="float">
            <text:p>201.56</text:p>
          </table:table-cell>
          <table:table-cell office:value-type="float" office:value="0.0395235" calcext:value-type="float">
            <text:p>0.0395235</text:p>
          </table:table-cell>
          <table:table-cell table:formula="of:=[.B200]/3.4847446" office:value-type="float" office:value="0.0113418641928594" calcext:value-type="float">
            <text:p>0.011341864192859</text:p>
          </table:table-cell>
          <table:table-cell office:value-type="float" office:value="15.148863319011" calcext:value-type="float">
            <text:p>15.148863319011</text:p>
          </table:table-cell>
        </table:table-row>
        <table:table-row table:style-name="ro1">
          <table:table-cell office:value-type="float" office:value="202.57" calcext:value-type="float">
            <text:p>202.57</text:p>
          </table:table-cell>
          <table:table-cell office:value-type="float" office:value="0.039011295" calcext:value-type="float">
            <text:p>0.039011295</text:p>
          </table:table-cell>
          <table:table-cell table:formula="of:=[.B201]/3.4847446" office:value-type="float" office:value="0.0111948792459568" calcext:value-type="float">
            <text:p>0.011194879245957</text:p>
          </table:table-cell>
          <table:table-cell office:value-type="float" office:value="15.188575134278" calcext:value-type="float">
            <text:p>15.188575134278</text:p>
          </table:table-cell>
        </table:table-row>
        <table:table-row table:style-name="ro1">
          <table:table-cell office:value-type="float" office:value="203.59" calcext:value-type="float">
            <text:p>203.59</text:p>
          </table:table-cell>
          <table:table-cell office:value-type="float" office:value="0.038656896" calcext:value-type="float">
            <text:p>0.038656896</text:p>
          </table:table-cell>
          <table:table-cell table:formula="of:=[.B202]/3.4847446" office:value-type="float" office:value="0.0110931791098837" calcext:value-type="float">
            <text:p>0.011093179109884</text:p>
          </table:table-cell>
          <table:table-cell office:value-type="float" office:value="15.22792618633" calcext:value-type="float">
            <text:p>15.22792618633</text:p>
          </table:table-cell>
        </table:table-row>
        <table:table-row table:style-name="ro1">
          <table:table-cell office:value-type="float" office:value="204.61" calcext:value-type="float">
            <text:p>204.61</text:p>
          </table:table-cell>
          <table:table-cell office:value-type="float" office:value="0.038496655" calcext:value-type="float">
            <text:p>0.038496655</text:p>
          </table:table-cell>
          <table:table-cell table:formula="of:=[.B203]/3.4847446" office:value-type="float" office:value="0.0110471955390935" calcext:value-type="float">
            <text:p>0.011047195539094</text:p>
          </table:table-cell>
          <table:table-cell office:value-type="float" office:value="15.267114119694" calcext:value-type="float">
            <text:p>15.267114119694</text:p>
          </table:table-cell>
        </table:table-row>
        <table:table-row table:style-name="ro1">
          <table:table-cell office:value-type="float" office:value="205.63" calcext:value-type="float">
            <text:p>205.63</text:p>
          </table:table-cell>
          <table:table-cell office:value-type="float" office:value="0.038537159" calcext:value-type="float">
            <text:p>0.038537159</text:p>
          </table:table-cell>
          <table:table-cell table:formula="of:=[.B204]/3.4847446" office:value-type="float" office:value="0.0110588187725436" calcext:value-type="float">
            <text:p>0.011058818772544</text:p>
          </table:table-cell>
          <table:table-cell office:value-type="float" office:value="15.306343284794" calcext:value-type="float">
            <text:p>15.306343284794</text:p>
          </table:table-cell>
        </table:table-row>
        <table:table-row table:style-name="ro1">
          <table:table-cell office:value-type="float" office:value="206.65" calcext:value-type="float">
            <text:p>206.65</text:p>
          </table:table-cell>
          <table:table-cell office:value-type="float" office:value="0.038746726" calcext:value-type="float">
            <text:p>0.038746726</text:p>
          </table:table-cell>
          <table:table-cell table:formula="of:=[.B205]/3.4847446" office:value-type="float" office:value="0.0111189571826871" calcext:value-type="float">
            <text:p>0.011118957182687</text:p>
          </table:table-cell>
          <table:table-cell office:value-type="float" office:value="15.345785780258" calcext:value-type="float">
            <text:p>15.345785780258</text:p>
          </table:table-cell>
        </table:table-row>
        <table:table-row table:style-name="ro1">
          <table:table-cell office:value-type="float" office:value="207.66" calcext:value-type="float">
            <text:p>207.66</text:p>
          </table:table-cell>
          <table:table-cell office:value-type="float" office:value="0.039059488" calcext:value-type="float">
            <text:p>0.039059488</text:p>
          </table:table-cell>
          <table:table-cell table:formula="of:=[.B206]/3.4847446" office:value-type="float" office:value="0.0112087089538786" calcext:value-type="float">
            <text:p>0.011208708953879</text:p>
          </table:table-cell>
          <table:table-cell office:value-type="float" office:value="15.385546653221" calcext:value-type="float">
            <text:p>15.385546653221</text:p>
          </table:table-cell>
        </table:table-row>
        <table:table-row table:style-name="ro1">
          <table:table-cell office:value-type="float" office:value="208.68" calcext:value-type="float">
            <text:p>208.68</text:p>
          </table:table-cell>
          <table:table-cell office:value-type="float" office:value="0.039390907" calcext:value-type="float">
            <text:p>0.039390907</text:p>
          </table:table-cell>
          <table:table-cell table:formula="of:=[.B207]/3.4847446" office:value-type="float" office:value="0.0113038146324985" calcext:value-type="float">
            <text:p>0.011303814632499</text:p>
          </table:table-cell>
          <table:table-cell office:value-type="float" office:value="15.425644896291" calcext:value-type="float">
            <text:p>15.425644896291</text:p>
          </table:table-cell>
        </table:table-row>
        <table:table-row table:style-name="ro1">
          <table:table-cell office:value-type="float" office:value="209.7" calcext:value-type="float">
            <text:p>209.7</text:p>
          </table:table-cell>
          <table:table-cell office:value-type="float" office:value="0.039659607" calcext:value-type="float">
            <text:p>0.039659607</text:p>
          </table:table-cell>
          <table:table-cell table:formula="of:=[.B208]/3.4847446" office:value-type="float" office:value="0.0113809221484983" calcext:value-type="float">
            <text:p>0.011380922148498</text:p>
          </table:table-cell>
          <table:table-cell office:value-type="float" office:value="15.466016664677" calcext:value-type="float">
            <text:p>15.466016664677</text:p>
          </table:table-cell>
        </table:table-row>
        <table:table-row table:style-name="ro1">
          <table:table-cell office:value-type="float" office:value="210.72" calcext:value-type="float">
            <text:p>210.72</text:p>
          </table:table-cell>
          <table:table-cell office:value-type="float" office:value="0.039808377" calcext:value-type="float">
            <text:p>0.039808377</text:p>
          </table:table-cell>
          <table:table-cell table:formula="of:=[.B209]/3.4847446" office:value-type="float" office:value="0.0114236139428984" calcext:value-type="float">
            <text:p>0.011423613942899</text:p>
          </table:table-cell>
          <table:table-cell office:value-type="float" office:value="15.506539874338" calcext:value-type="float">
            <text:p>15.506539874338</text:p>
          </table:table-cell>
        </table:table-row>
        <table:table-row table:style-name="ro1">
          <table:table-cell office:value-type="float" office:value="211.74" calcext:value-type="float">
            <text:p>211.74</text:p>
          </table:table-cell>
          <table:table-cell office:value-type="float" office:value="0.039817747" calcext:value-type="float">
            <text:p>0.039817747</text:p>
          </table:table-cell>
          <table:table-cell table:formula="of:=[.B210]/3.4847446" office:value-type="float" office:value="0.0114263028056633" calcext:value-type="float">
            <text:p>0.011426302805663</text:p>
          </table:table-cell>
          <table:table-cell office:value-type="float" office:value="15.547072622889" calcext:value-type="float">
            <text:p>15.547072622889</text:p>
          </table:table-cell>
        </table:table-row>
        <table:table-row table:style-name="ro1">
          <table:table-cell office:value-type="float" office:value="212.75" calcext:value-type="float">
            <text:p>212.75</text:p>
          </table:table-cell>
          <table:table-cell office:value-type="float" office:value="0.039708261" calcext:value-type="float">
            <text:p>0.039708261</text:p>
          </table:table-cell>
          <table:table-cell table:formula="of:=[.B211]/3.4847446" office:value-type="float" office:value="0.0113948841473203" calcext:value-type="float">
            <text:p>0.01139488414732</text:p>
          </table:table-cell>
          <table:table-cell office:value-type="float" office:value="15.587493918913" calcext:value-type="float">
            <text:p>15.587493918913</text:p>
          </table:table-cell>
        </table:table-row>
        <table:table-row table:style-name="ro1">
          <table:table-cell office:value-type="float" office:value="213.77" calcext:value-type="float">
            <text:p>213.77</text:p>
          </table:table-cell>
          <table:table-cell office:value-type="float" office:value="0.039531348" calcext:value-type="float">
            <text:p>0.039531348</text:p>
          </table:table-cell>
          <table:table-cell table:formula="of:=[.B212]/3.4847446" office:value-type="float" office:value="0.0113441162947781" calcext:value-type="float">
            <text:p>0.011344116294778</text:p>
          </table:table-cell>
          <table:table-cell office:value-type="float" office:value="15.627735125055" calcext:value-type="float">
            <text:p>15.627735125055</text:p>
          </table:table-cell>
        </table:table-row>
        <table:table-row table:style-name="ro1">
          <table:table-cell office:value-type="float" office:value="214.79" calcext:value-type="float">
            <text:p>214.79</text:p>
          </table:table-cell>
          <table:table-cell office:value-type="float" office:value="0.039352297" calcext:value-type="float">
            <text:p>0.039352297</text:p>
          </table:table-cell>
          <table:table-cell table:formula="of:=[.B213]/3.4847446" office:value-type="float" office:value="0.0112927349109028" calcext:value-type="float">
            <text:p>0.011292734910903</text:p>
          </table:table-cell>
          <table:table-cell office:value-type="float" office:value="15.667794065104" calcext:value-type="float">
            <text:p>15.667794065104</text:p>
          </table:table-cell>
        </table:table-row>
        <table:table-row table:style-name="ro1">
          <table:table-cell office:value-type="float" office:value="215.81" calcext:value-type="float">
            <text:p>215.81</text:p>
          </table:table-cell>
          <table:table-cell office:value-type="float" office:value="0.039231011" calcext:value-type="float">
            <text:p>0.039231011</text:p>
          </table:table-cell>
          <table:table-cell table:formula="of:=[.B214]/3.4847446" office:value-type="float" office:value="0.0112579300646595" calcext:value-type="float">
            <text:p>0.01125793006466</text:p>
          </table:table-cell>
          <table:table-cell office:value-type="float" office:value="15.707729541919" calcext:value-type="float">
            <text:p>15.707729541919</text:p>
          </table:table-cell>
        </table:table-row>
        <table:table-row table:style-name="ro1">
          <table:table-cell office:value-type="float" office:value="216.82" calcext:value-type="float">
            <text:p>216.82</text:p>
          </table:table-cell>
          <table:table-cell office:value-type="float" office:value="0.039206568" calcext:value-type="float">
            <text:p>0.039206568</text:p>
          </table:table-cell>
          <table:table-cell table:formula="of:=[.B215]/3.4847446" office:value-type="float" office:value="0.0112509157772997" calcext:value-type="float">
            <text:p>0.0112509157773</text:p>
          </table:table-cell>
          <table:table-cell office:value-type="float" office:value="15.747640136056" calcext:value-type="float">
            <text:p>15.747640136056</text:p>
          </table:table-cell>
        </table:table-row>
        <table:table-row table:style-name="ro1">
          <table:table-cell office:value-type="float" office:value="217.84" calcext:value-type="float">
            <text:p>217.84</text:p>
          </table:table-cell>
          <table:table-cell office:value-type="float" office:value="0.039290105" calcext:value-type="float">
            <text:p>0.039290105</text:p>
          </table:table-cell>
          <table:table-cell table:formula="of:=[.B216]/3.4847446" office:value-type="float" office:value="0.011274887978878" calcext:value-type="float">
            <text:p>0.011274887978878</text:p>
          </table:table-cell>
          <table:table-cell office:value-type="float" office:value="15.787635767923" calcext:value-type="float">
            <text:p>15.787635767923</text:p>
          </table:table-cell>
        </table:table-row>
        <table:table-row table:style-name="ro1">
          <table:table-cell office:value-type="float" office:value="218.86" calcext:value-type="float">
            <text:p>218.86</text:p>
          </table:table-cell>
          <table:table-cell office:value-type="float" office:value="0.039467872" calcext:value-type="float">
            <text:p>0.039467872</text:p>
          </table:table-cell>
          <table:table-cell table:formula="of:=[.B217]/3.4847446" office:value-type="float" office:value="0.0113259008995953" calcext:value-type="float">
            <text:p>0.011325900899595</text:p>
          </table:table-cell>
          <table:table-cell office:value-type="float" office:value="15.827812358352" calcext:value-type="float">
            <text:p>15.827812358352</text:p>
          </table:table-cell>
        </table:table-row>
        <table:table-row table:style-name="ro1">
          <table:table-cell office:value-type="float" office:value="219.88" calcext:value-type="float">
            <text:p>219.88</text:p>
          </table:table-cell>
          <table:table-cell office:value-type="float" office:value="0.039713112" calcext:value-type="float">
            <text:p>0.039713112</text:p>
          </table:table-cell>
          <table:table-cell table:formula="of:=[.B218]/3.4847446" office:value-type="float" office:value="0.0113962762149054" calcext:value-type="float">
            <text:p>0.011396276214905</text:p>
          </table:table-cell>
          <table:table-cell office:value-type="float" office:value="15.868238592294" calcext:value-type="float">
            <text:p>15.868238592294</text:p>
          </table:table-cell>
        </table:table-row>
        <table:table-row table:style-name="ro1">
          <table:table-cell office:value-type="float" office:value="220.9" calcext:value-type="float">
            <text:p>220.9</text:p>
          </table:table-cell>
          <table:table-cell office:value-type="float" office:value="0.040002777" calcext:value-type="float">
            <text:p>0.040002777</text:p>
          </table:table-cell>
          <table:table-cell table:formula="of:=[.B219]/3.4847446" office:value-type="float" office:value="0.0114793999537298" calcext:value-type="float">
            <text:p>0.01147939995373</text:p>
          </table:table-cell>
          <table:table-cell office:value-type="float" office:value="15.908959693383" calcext:value-type="float">
            <text:p>15.908959693383</text:p>
          </table:table-cell>
        </table:table-row>
        <table:table-row table:style-name="ro1">
          <table:table-cell office:value-type="float" office:value="221.91" calcext:value-type="float">
            <text:p>221.91</text:p>
          </table:table-cell>
          <table:table-cell office:value-type="float" office:value="0.0403334" calcext:value-type="float">
            <text:p>0.0403334</text:p>
          </table:table-cell>
          <table:table-cell table:formula="of:=[.B220]/3.4847446" office:value-type="float" office:value="0.0115742772081489" calcext:value-type="float">
            <text:p>0.011574277208149</text:p>
          </table:table-cell>
          <table:table-cell office:value-type="float" office:value="15.950017354379" calcext:value-type="float">
            <text:p>15.950017354379</text:p>
          </table:table-cell>
        </table:table-row>
        <table:table-row table:style-name="ro1">
          <table:table-cell office:value-type="float" office:value="222.93" calcext:value-type="float">
            <text:p>222.93</text:p>
          </table:table-cell>
          <table:table-cell office:value-type="float" office:value="0.040730344" calcext:value-type="float">
            <text:p>0.040730344</text:p>
          </table:table-cell>
          <table:table-cell table:formula="of:=[.B221]/3.4847446" office:value-type="float" office:value="0.0116881862733929" calcext:value-type="float">
            <text:p>0.011688186273393</text:p>
          </table:table-cell>
          <table:table-cell office:value-type="float" office:value="15.991479086926" calcext:value-type="float">
            <text:p>15.991479086926</text:p>
          </table:table-cell>
        </table:table-row>
        <table:table-row table:style-name="ro1">
          <table:table-cell office:value-type="float" office:value="223.95" calcext:value-type="float">
            <text:p>223.95</text:p>
          </table:table-cell>
          <table:table-cell office:value-type="float" office:value="0.041246208" calcext:value-type="float">
            <text:p>0.041246208</text:p>
          </table:table-cell>
          <table:table-cell table:formula="of:=[.B222]/3.4847446" office:value-type="float" office:value="0.0118362212255096" calcext:value-type="float">
            <text:p>0.01183622122551</text:p>
          </table:table-cell>
          <table:table-cell office:value-type="float" office:value="16.033465946501" calcext:value-type="float">
            <text:p>16.033465946501</text:p>
          </table:table-cell>
        </table:table-row>
        <table:table-row table:style-name="ro1">
          <table:table-cell office:value-type="float" office:value="224.97" calcext:value-type="float">
            <text:p>224.97</text:p>
          </table:table-cell>
          <table:table-cell office:value-type="float" office:value="0.041947142" calcext:value-type="float">
            <text:p>0.041947142</text:p>
          </table:table-cell>
          <table:table-cell table:formula="of:=[.B223]/3.4847446" office:value-type="float" office:value="0.0120373648042958" calcext:value-type="float">
            <text:p>0.012037364804296</text:p>
          </table:table-cell>
          <table:table-cell office:value-type="float" office:value="16.07616632683" calcext:value-type="float">
            <text:p>16.07616632683</text:p>
          </table:table-cell>
        </table:table-row>
        <table:table-row table:style-name="ro1">
          <table:table-cell office:value-type="float" office:value="225.99" calcext:value-type="float">
            <text:p>225.99</text:p>
          </table:table-cell>
          <table:table-cell office:value-type="float" office:value="0.042889647" calcext:value-type="float">
            <text:p>0.042889647</text:p>
          </table:table-cell>
          <table:table-cell table:formula="of:=[.B224]/3.4847446" office:value-type="float" office:value="0.0123078308235272" calcext:value-type="float">
            <text:p>0.012307830823527</text:p>
          </table:table-cell>
          <table:table-cell office:value-type="float" office:value="16.119826136926" calcext:value-type="float">
            <text:p>16.1198261369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44094062" calcext:value-type="float">
            <text:p>0.044094062</text:p>
          </table:table-cell>
          <table:table-cell table:formula="of:=[.B225]/3.4847446" office:value-type="float" office:value="0.0126534558658904" calcext:value-type="float">
            <text:p>0.012653455865891</text:p>
          </table:table-cell>
          <table:table-cell office:value-type="float" office:value="16.164711988946" calcext:value-type="float">
            <text:p>16.164711988946</text:p>
          </table:table-cell>
        </table:table-row>
        <table:table-row table:style-name="ro1">
          <table:table-cell office:value-type="float" office:value="228.02" calcext:value-type="float">
            <text:p>228.02</text:p>
          </table:table-cell>
          <table:table-cell office:value-type="float" office:value="0.045523201" calcext:value-type="float">
            <text:p>0.045523201</text:p>
          </table:table-cell>
          <table:table-cell table:formula="of:=[.B226]/3.4847446" office:value-type="float" office:value="0.0130635688480585" calcext:value-type="float">
            <text:p>0.013063568848059</text:p>
          </table:table-cell>
          <table:table-cell office:value-type="float" office:value="16.211052642882" calcext:value-type="float">
            <text:p>16.211052642882</text:p>
          </table:table-cell>
        </table:table-row>
        <table:table-row table:style-name="ro1">
          <table:table-cell office:value-type="float" office:value="229.04" calcext:value-type="float">
            <text:p>229.04</text:p>
          </table:table-cell>
          <table:table-cell office:value-type="float" office:value="0.047074487" calcext:value-type="float">
            <text:p>0.047074487</text:p>
          </table:table-cell>
          <table:table-cell table:formula="of:=[.B227]/3.4847446" office:value-type="float" office:value="0.0135087337534005" calcext:value-type="float">
            <text:p>0.013508733753401</text:p>
          </table:table-cell>
          <table:table-cell office:value-type="float" office:value="16.258972438796" calcext:value-type="float">
            <text:p>16.258972438796</text:p>
          </table:table-cell>
        </table:table-row>
        <table:table-row table:style-name="ro1">
          <table:table-cell office:value-type="float" office:value="230.06" calcext:value-type="float">
            <text:p>230.06</text:p>
          </table:table-cell>
          <table:table-cell office:value-type="float" office:value="0.048590938" calcext:value-type="float">
            <text:p>0.048590938</text:p>
          </table:table-cell>
          <table:table-cell table:formula="of:=[.B228]/3.4847446" office:value-type="float" office:value="0.0139439022303098" calcext:value-type="float">
            <text:p>0.01394390223031</text:p>
          </table:table-cell>
          <table:table-cell office:value-type="float" office:value="16.308435916568" calcext:value-type="float">
            <text:p>16.308435916568</text:p>
          </table:table-cell>
        </table:table-row>
        <table:table-row table:style-name="ro1">
          <table:table-cell office:value-type="float" office:value="231.08" calcext:value-type="float">
            <text:p>231.08</text:p>
          </table:table-cell>
          <table:table-cell office:value-type="float" office:value="0.049891073" calcext:value-type="float">
            <text:p>0.049891073</text:p>
          </table:table-cell>
          <table:table-cell table:formula="of:=[.B229]/3.4847446" office:value-type="float" office:value="0.0143169955697758" calcext:value-type="float">
            <text:p>0.014316995569776</text:p>
          </table:table-cell>
          <table:table-cell office:value-type="float" office:value="16.35922287636" calcext:value-type="float">
            <text:p>16.35922287636</text:p>
          </table:table-cell>
        </table:table-row>
        <table:table-row table:style-name="ro1">
          <table:table-cell office:value-type="float" office:value="232.09" calcext:value-type="float">
            <text:p>232.09</text:p>
          </table:table-cell>
          <table:table-cell office:value-type="float" office:value="0.050811529" calcext:value-type="float">
            <text:p>0.050811529</text:p>
          </table:table-cell>
          <table:table-cell table:formula="of:=[.B230]/3.4847446" office:value-type="float" office:value="0.0145811342960399" calcext:value-type="float">
            <text:p>0.01458113429604</text:p>
          </table:table-cell>
          <table:table-cell office:value-type="float" office:value="16.41094682005" calcext:value-type="float">
            <text:p>16.41094682005</text:p>
          </table:table-cell>
        </table:table-row>
        <table:table-row table:style-name="ro1">
          <table:table-cell office:value-type="float" office:value="233.11" calcext:value-type="float">
            <text:p>233.11</text:p>
          </table:table-cell>
          <table:table-cell office:value-type="float" office:value="0.051251033" calcext:value-type="float">
            <text:p>0.051251033</text:p>
          </table:table-cell>
          <table:table-cell table:formula="of:=[.B231]/3.4847446" office:value-type="float" office:value="0.0147072565949309" calcext:value-type="float">
            <text:p>0.014707256594931</text:p>
          </table:table-cell>
          <table:table-cell office:value-type="float" office:value="16.46311816024" calcext:value-type="float">
            <text:p>16.46311816024</text:p>
          </table:table-cell>
        </table:table-row>
        <table:table-row table:style-name="ro1">
          <table:table-cell office:value-type="float" office:value="234.13" calcext:value-type="float">
            <text:p>234.13</text:p>
          </table:table-cell>
          <table:table-cell office:value-type="float" office:value="0.051202342" calcext:value-type="float">
            <text:p>0.051202342</text:p>
          </table:table-cell>
          <table:table-cell table:formula="of:=[.B232]/3.4847446" office:value-type="float" office:value="0.0146932839784012" calcext:value-type="float">
            <text:p>0.014693283978401</text:p>
          </table:table-cell>
          <table:table-cell office:value-type="float" office:value="16.515239935342" calcext:value-type="float">
            <text:p>16.515239935342</text:p>
          </table:table-cell>
        </table:table-row>
        <table:table-row table:style-name="ro1">
          <table:table-cell office:value-type="float" office:value="235.15" calcext:value-type="float">
            <text:p>235.15</text:p>
          </table:table-cell>
          <table:table-cell office:value-type="float" office:value="0.050760915" calcext:value-type="float">
            <text:p>0.050760915</text:p>
          </table:table-cell>
          <table:table-cell table:formula="of:=[.B233]/3.4847446" office:value-type="float" office:value="0.0145666098456685" calcext:value-type="float">
            <text:p>0.014566609845669</text:p>
          </table:table-cell>
          <table:table-cell office:value-type="float" office:value="16.566912356108" calcext:value-type="float">
            <text:p>16.566912356108</text:p>
          </table:table-cell>
        </table:table-row>
        <table:table-row table:style-name="ro1">
          <table:table-cell office:value-type="float" office:value="236.17" calcext:value-type="float">
            <text:p>236.17</text:p>
          </table:table-cell>
          <table:table-cell office:value-type="float" office:value="0.050105334" calcext:value-type="float">
            <text:p>0.050105334</text:p>
          </table:table-cell>
          <table:table-cell table:formula="of:=[.B234]/3.4847446" office:value-type="float" office:value="0.0143784809939873" calcext:value-type="float">
            <text:p>0.014378480993987</text:p>
          </table:table-cell>
          <table:table-cell office:value-type="float" office:value="16.617917424226" calcext:value-type="float">
            <text:p>16.617917424226</text:p>
          </table:table-cell>
        </table:table-row>
        <table:table-row table:style-name="ro1">
          <table:table-cell office:value-type="float" office:value="237.18" calcext:value-type="float">
            <text:p>237.18</text:p>
          </table:table-cell>
          <table:table-cell office:value-type="float" office:value="0.049453004" calcext:value-type="float">
            <text:p>0.049453004</text:p>
          </table:table-cell>
          <table:table-cell table:formula="of:=[.B235]/3.4847446" office:value-type="float" office:value="0.0141912850657692" calcext:value-type="float">
            <text:p>0.014191285065769</text:p>
          </table:table-cell>
          <table:table-cell office:value-type="float" office:value="16.668258448581" calcext:value-type="float">
            <text:p>16.668258448581</text:p>
          </table:table-cell>
        </table:table-row>
        <table:table-row table:style-name="ro1">
          <table:table-cell office:value-type="float" office:value="238.2" calcext:value-type="float">
            <text:p>238.2</text:p>
          </table:table-cell>
          <table:table-cell office:value-type="float" office:value="0.049002715" calcext:value-type="float">
            <text:p>0.049002715</text:p>
          </table:table-cell>
          <table:table-cell table:formula="of:=[.B236]/3.4847446" office:value-type="float" office:value="0.0140620678485304" calcext:value-type="float">
            <text:p>0.014062067848531</text:p>
          </table:table-cell>
          <table:table-cell office:value-type="float" office:value="16.718141097979" calcext:value-type="float">
            <text:p>16.718141097979</text:p>
          </table:table-cell>
        </table:table-row>
        <table:table-row table:style-name="ro1">
          <table:table-cell office:value-type="float" office:value="239.22" calcext:value-type="float">
            <text:p>239.22</text:p>
          </table:table-cell>
          <table:table-cell office:value-type="float" office:value="0.04888052" calcext:value-type="float">
            <text:p>0.04888052</text:p>
          </table:table-cell>
          <table:table-cell table:formula="of:=[.B237]/3.4847446" office:value-type="float" office:value="0.0140270021510328" calcext:value-type="float">
            <text:p>0.014027002151033</text:p>
          </table:table-cell>
          <table:table-cell office:value-type="float" office:value="16.767899357621" calcext:value-type="float">
            <text:p>16.767899357621</text:p>
          </table:table-cell>
        </table:table-row>
        <table:table-row table:style-name="ro1">
          <table:table-cell office:value-type="float" office:value="240.24" calcext:value-type="float">
            <text:p>240.24</text:p>
          </table:table-cell>
          <table:table-cell office:value-type="float" office:value="0.049105058" calcext:value-type="float">
            <text:p>0.049105058</text:p>
          </table:table-cell>
          <table:table-cell table:formula="of:=[.B238]/3.4847446" office:value-type="float" office:value="0.0140914367153335" calcext:value-type="float">
            <text:p>0.014091436715334</text:p>
          </table:table-cell>
          <table:table-cell office:value-type="float" office:value="16.817886187772" calcext:value-type="float">
            <text:p>16.817886187772</text:p>
          </table:table-cell>
        </table:table-row>
        <table:table-row table:style-name="ro1">
          <table:table-cell office:value-type="float" office:value="241.26" calcext:value-type="float">
            <text:p>241.26</text:p>
          </table:table-cell>
          <table:table-cell office:value-type="float" office:value="0.049582904" calcext:value-type="float">
            <text:p>0.049582904</text:p>
          </table:table-cell>
          <table:table-cell table:formula="of:=[.B239]/3.4847446" office:value-type="float" office:value="0.0142285618291797" calcext:value-type="float">
            <text:p>0.01422856182918</text:p>
          </table:table-cell>
          <table:table-cell office:value-type="float" office:value="16.868359443973" calcext:value-type="float">
            <text:p>16.868359443973</text:p>
          </table:table-cell>
        </table:table-row>
        <table:table-row table:style-name="ro1">
          <table:table-cell office:value-type="float" office:value="242.27" calcext:value-type="float">
            <text:p>242.27</text:p>
          </table:table-cell>
          <table:table-cell office:value-type="float" office:value="0.050135349" calcext:value-type="float">
            <text:p>0.050135349</text:p>
          </table:table-cell>
          <table:table-cell table:formula="of:=[.B240]/3.4847446" office:value-type="float" office:value="0.0143870942507523" calcext:value-type="float">
            <text:p>0.014387094250752</text:p>
          </table:table-cell>
          <table:table-cell office:value-type="float" office:value="16.919395066324" calcext:value-type="float">
            <text:p>16.919395066324</text:p>
          </table:table-cell>
        </table:table-row>
        <table:table-row table:style-name="ro1">
          <table:table-cell office:value-type="float" office:value="243.29" calcext:value-type="float">
            <text:p>243.29</text:p>
          </table:table-cell>
          <table:table-cell office:value-type="float" office:value="0.050548348" calcext:value-type="float">
            <text:p>0.050548348</text:p>
          </table:table-cell>
          <table:table-cell table:formula="of:=[.B241]/3.4847446" office:value-type="float" office:value="0.0145056105402961" calcext:value-type="float">
            <text:p>0.014505610540296</text:p>
          </table:table-cell>
          <table:table-cell office:value-type="float" office:value="16.970851103785" calcext:value-type="float">
            <text:p>16.970851103785</text:p>
          </table:table-cell>
        </table:table-row>
        <table:table-row table:style-name="ro1">
          <table:table-cell office:value-type="float" office:value="244.31" calcext:value-type="float">
            <text:p>244.31</text:p>
          </table:table-cell>
          <table:table-cell office:value-type="float" office:value="0.050630291" calcext:value-type="float">
            <text:p>0.050630291</text:p>
          </table:table-cell>
          <table:table-cell table:formula="of:=[.B242]/3.4847446" office:value-type="float" office:value="0.0145291253195428" calcext:value-type="float">
            <text:p>0.014529125319543</text:p>
          </table:table-cell>
          <table:table-cell office:value-type="float" office:value="17.022390555329" calcext:value-type="float">
            <text:p>17.022390555329</text:p>
          </table:table-cell>
        </table:table-row>
        <table:table-row table:style-name="ro1">
          <table:table-cell office:value-type="float" office:value="245.33" calcext:value-type="float">
            <text:p>245.33</text:p>
          </table:table-cell>
          <table:table-cell office:value-type="float" office:value="0.050260345" calcext:value-type="float">
            <text:p>0.050260345</text:p>
          </table:table-cell>
          <table:table-cell table:formula="of:=[.B243]/3.4847446" office:value-type="float" office:value="0.0144229637374286" calcext:value-type="float">
            <text:p>0.014422963737429</text:p>
          </table:table-cell>
          <table:table-cell office:value-type="float" office:value="17.073553418153" calcext:value-type="float">
            <text:p>17.073553418153</text:p>
          </table:table-cell>
        </table:table-row>
        <table:table-row table:style-name="ro1">
          <table:table-cell office:value-type="float" office:value="246.35" calcext:value-type="float">
            <text:p>246.35</text:p>
          </table:table-cell>
          <table:table-cell office:value-type="float" office:value="0.049413727" calcext:value-type="float">
            <text:p>0.049413727</text:p>
          </table:table-cell>
          <table:table-cell table:formula="of:=[.B244]/3.4847446" office:value-type="float" office:value="0.0141800139384677" calcext:value-type="float">
            <text:p>0.014180013938468</text:p>
          </table:table-cell>
          <table:table-cell office:value-type="float" office:value="17.123854459871" calcext:value-type="float">
            <text:p>17.123854459871</text:p>
          </table:table-cell>
        </table:table-row>
        <table:table-row table:style-name="ro1">
          <table:table-cell office:value-type="float" office:value="247.36" calcext:value-type="float">
            <text:p>247.36</text:p>
          </table:table-cell>
          <table:table-cell office:value-type="float" office:value="0.048158171" calcext:value-type="float">
            <text:p>0.048158171</text:p>
          </table:table-cell>
          <table:table-cell table:formula="of:=[.B245]/3.4847446" office:value-type="float" office:value="0.0138197132151378" calcext:value-type="float">
            <text:p>0.013819713215138</text:p>
          </table:table-cell>
          <table:table-cell office:value-type="float" office:value="17.172877400206" calcext:value-type="float">
            <text:p>17.172877400206</text:p>
          </table:table-cell>
        </table:table-row>
        <table:table-row table:style-name="ro1">
          <table:table-cell office:value-type="float" office:value="248.38" calcext:value-type="float">
            <text:p>248.38</text:p>
          </table:table-cell>
          <table:table-cell office:value-type="float" office:value="0.046625222" calcext:value-type="float">
            <text:p>0.046625222</text:p>
          </table:table-cell>
          <table:table-cell table:formula="of:=[.B246]/3.4847446" office:value-type="float" office:value="0.0133798103883998" calcext:value-type="float">
            <text:p>0.0133798103884</text:p>
          </table:table-cell>
          <table:table-cell office:value-type="float" office:value="17.220339864262" calcext:value-type="float">
            <text:p>17.220339864262</text:p>
          </table:table-cell>
        </table:table-row>
        <table:table-row table:style-name="ro1">
          <table:table-cell office:value-type="float" office:value="249.4" calcext:value-type="float">
            <text:p>249.4</text:p>
          </table:table-cell>
          <table:table-cell office:value-type="float" office:value="0.044967526" calcext:value-type="float">
            <text:p>0.044967526</text:p>
          </table:table-cell>
          <table:table-cell table:formula="of:=[.B247]/3.4847446" office:value-type="float" office:value="0.0129041095292895" calcext:value-type="float">
            <text:p>0.01290410952929</text:p>
          </table:table-cell>
          <table:table-cell office:value-type="float" office:value="17.266114865287" calcext:value-type="float">
            <text:p>17.266114865287</text:p>
          </table:table-cell>
        </table:table-row>
        <table:table-row table:style-name="ro1">
          <table:table-cell office:value-type="float" office:value="250.42" calcext:value-type="float">
            <text:p>250.42</text:p>
          </table:table-cell>
          <table:table-cell office:value-type="float" office:value="0.043316722" calcext:value-type="float">
            <text:p>0.043316722</text:p>
          </table:table-cell>
          <table:table-cell table:formula="of:=[.B248]/3.4847446" office:value-type="float" office:value="0.012430386433485" calcext:value-type="float">
            <text:p>0.012430386433485</text:p>
          </table:table-cell>
          <table:table-cell office:value-type="float" office:value="17.310209418695" calcext:value-type="float">
            <text:p>17.310209418695</text:p>
          </table:table-cell>
        </table:table-row>
        <table:table-row table:style-name="ro1">
          <table:table-cell office:value-type="float" office:value="251.44" calcext:value-type="float">
            <text:p>251.44</text:p>
          </table:table-cell>
          <table:table-cell office:value-type="float" office:value="0.041754837" calcext:value-type="float">
            <text:p>0.041754837</text:p>
          </table:table-cell>
          <table:table-cell table:formula="of:=[.B249]/3.4847446" office:value-type="float" office:value="0.0119821799852994" calcext:value-type="float">
            <text:p>0.011982179985299</text:p>
          </table:table-cell>
          <table:table-cell office:value-type="float" office:value="17.352714040768" calcext:value-type="float">
            <text:p>17.352714040768</text:p>
          </table:table-cell>
        </table:table-row>
        <table:table-row table:style-name="ro1">
          <table:table-cell office:value-type="float" office:value="252.45" calcext:value-type="float">
            <text:p>252.45</text:p>
          </table:table-cell>
          <table:table-cell office:value-type="float" office:value="0.040306349" calcext:value-type="float">
            <text:p>0.040306349</text:p>
          </table:table-cell>
          <table:table-cell table:formula="of:=[.B250]/3.4847446" office:value-type="float" office:value="0.0115665145158701" calcext:value-type="float">
            <text:p>0.01156651451587</text:p>
          </table:table-cell>
          <table:table-cell office:value-type="float" office:value="17.39374416488" calcext:value-type="float">
            <text:p>17.39374416488</text:p>
          </table:table-cell>
        </table:table-row>
        <table:table-row table:style-name="ro1">
          <table:table-cell office:value-type="float" office:value="253.47" calcext:value-type="float">
            <text:p>253.47</text:p>
          </table:table-cell>
          <table:table-cell office:value-type="float" office:value="0.038950475" calcext:value-type="float">
            <text:p>0.038950475</text:p>
          </table:table-cell>
          <table:table-cell table:formula="of:=[.B251]/3.4847446" office:value-type="float" office:value="0.0111774260300167" calcext:value-type="float">
            <text:p>0.011177426030017</text:p>
          </table:table-cell>
          <table:table-cell office:value-type="float" office:value="17.433394068023" calcext:value-type="float">
            <text:p>17.433394068023</text:p>
          </table:table-cell>
        </table:table-row>
        <table:table-row table:style-name="ro1">
          <table:table-cell office:value-type="float" office:value="254.49" calcext:value-type="float">
            <text:p>254.49</text:p>
          </table:table-cell>
          <table:table-cell office:value-type="float" office:value="0.037646595" calcext:value-type="float">
            <text:p>0.037646595</text:p>
          </table:table-cell>
          <table:table-cell table:formula="of:=[.B252]/3.4847446" office:value-type="float" office:value="0.01080325800634" calcext:value-type="float">
            <text:p>0.01080325800634</text:p>
          </table:table-cell>
          <table:table-cell office:value-type="float" office:value="17.471716677467" calcext:value-type="float">
            <text:p>17.471716677467</text:p>
          </table:table-cell>
        </table:table-row>
        <table:table-row table:style-name="ro1">
          <table:table-cell office:value-type="float" office:value="255.51" calcext:value-type="float">
            <text:p>255.51</text:p>
          </table:table-cell>
          <table:table-cell office:value-type="float" office:value="0.036362151" calcext:value-type="float">
            <text:p>0.036362151</text:p>
          </table:table-cell>
          <table:table-cell table:formula="of:=[.B253]/3.4847446" office:value-type="float" office:value="0.0104346674358861" calcext:value-type="float">
            <text:p>0.010434667435886</text:p>
          </table:table-cell>
          <table:table-cell office:value-type="float" office:value="17.508731777645" calcext:value-type="float">
            <text:p>17.508731777645</text:p>
          </table:table-cell>
        </table:table-row>
        <table:table-row table:style-name="ro1">
          <table:table-cell office:value-type="float" office:value="256.53" calcext:value-type="float">
            <text:p>256.53</text:p>
          </table:table-cell>
          <table:table-cell office:value-type="float" office:value="0.035092806" calcext:value-type="float">
            <text:p>0.035092806</text:p>
          </table:table-cell>
          <table:table-cell table:formula="of:=[.B254]/3.4847446" office:value-type="float" office:value="0.0100704097511192" calcext:value-type="float">
            <text:p>0.010070409751119</text:p>
          </table:table-cell>
          <table:table-cell office:value-type="float" office:value="17.544454739409" calcext:value-type="float">
            <text:p>17.544454739409</text:p>
          </table:table-cell>
        </table:table-row>
        <table:table-row table:style-name="ro1">
          <table:table-cell office:value-type="float" office:value="257.54" calcext:value-type="float">
            <text:p>257.54</text:p>
          </table:table-cell>
          <table:table-cell office:value-type="float" office:value="0.033868536" calcext:value-type="float">
            <text:p>0.033868536</text:p>
          </table:table-cell>
          <table:table-cell table:formula="of:=[.B255]/3.4847446" office:value-type="float" office:value="0.00971908701716619" calcext:value-type="float">
            <text:p>0.009719087017166</text:p>
          </table:table-cell>
          <table:table-cell office:value-type="float" office:value="17.578931447073" calcext:value-type="float">
            <text:p>17.578931447073</text:p>
          </table:table-cell>
        </table:table-row>
        <table:table-row table:style-name="ro1">
          <table:table-cell office:value-type="float" office:value="258.56" calcext:value-type="float">
            <text:p>258.56</text:p>
          </table:table-cell>
          <table:table-cell office:value-type="float" office:value="0.032744928" calcext:value-type="float">
            <text:p>0.032744928</text:p>
          </table:table-cell>
          <table:table-cell table:formula="of:=[.B256]/3.4847446" office:value-type="float" office:value="0.00939665076172297" calcext:value-type="float">
            <text:p>0.009396650761723</text:p>
          </table:table-cell>
          <table:table-cell office:value-type="float" office:value="17.612264370674" calcext:value-type="float">
            <text:p>17.612264370674</text:p>
          </table:table-cell>
        </table:table-row>
        <table:table-row table:style-name="ro1">
          <table:table-cell office:value-type="float" office:value="259.58" calcext:value-type="float">
            <text:p>259.58</text:p>
          </table:table-cell>
          <table:table-cell office:value-type="float" office:value="0.031784215" calcext:value-type="float">
            <text:p>0.031784215</text:p>
          </table:table-cell>
          <table:table-cell table:formula="of:=[.B257]/3.4847446" office:value-type="float" office:value="0.00912095968238246" calcext:value-type="float">
            <text:p>0.009120959682382</text:p>
          </table:table-cell>
          <table:table-cell office:value-type="float" office:value="17.644619329995" calcext:value-type="float">
            <text:p>17.644619329995</text:p>
          </table:table-cell>
        </table:table-row>
        <table:table-row table:style-name="ro1">
          <table:table-cell office:value-type="float" office:value="260.6" calcext:value-type="float">
            <text:p>260.6</text:p>
          </table:table-cell>
          <table:table-cell office:value-type="float" office:value="0.031033649" calcext:value-type="float">
            <text:p>0.031033649</text:p>
          </table:table-cell>
          <table:table-cell table:formula="of:=[.B258]/3.4847446" office:value-type="float" office:value="0.00890557345292966" calcext:value-type="float">
            <text:p>0.00890557345293</text:p>
          </table:table-cell>
          <table:table-cell office:value-type="float" office:value="17.676210245739" calcext:value-type="float">
            <text:p>17.676210245739</text:p>
          </table:table-cell>
        </table:table-row>
        <table:table-row table:style-name="ro1">
          <table:table-cell office:value-type="float" office:value="261.61" calcext:value-type="float">
            <text:p>261.61</text:p>
          </table:table-cell>
          <table:table-cell office:value-type="float" office:value="0.030508973" calcext:value-type="float">
            <text:p>0.030508973</text:p>
          </table:table-cell>
          <table:table-cell table:formula="of:=[.B259]/3.4847446" office:value-type="float" office:value="0.00875500976456065" calcext:value-type="float">
            <text:p>0.008755009764561</text:p>
          </table:table-cell>
          <table:table-cell office:value-type="float" office:value="17.707267063355" calcext:value-type="float">
            <text:p>17.707267063355</text:p>
          </table:table-cell>
        </table:table-row>
        <table:table-row table:style-name="ro1">
          <table:table-cell office:value-type="float" office:value="262.63" calcext:value-type="float">
            <text:p>262.63</text:p>
          </table:table-cell>
          <table:table-cell office:value-type="float" office:value="0.030188212" calcext:value-type="float">
            <text:p>0.030188212</text:p>
          </table:table-cell>
          <table:table-cell table:formula="of:=[.B260]/3.4847446" office:value-type="float" office:value="0.00866296255972389" calcext:value-type="float">
            <text:p>0.008662962559724</text:p>
          </table:table-cell>
          <table:table-cell office:value-type="float" office:value="17.737997360682" calcext:value-type="float">
            <text:p>17.737997360682</text:p>
          </table:table-cell>
        </table:table-row>
        <table:table-row table:style-name="ro1">
          <table:table-cell office:value-type="float" office:value="263.65" calcext:value-type="float">
            <text:p>263.65</text:p>
          </table:table-cell>
          <table:table-cell office:value-type="float" office:value="0.03001703" calcext:value-type="float">
            <text:p>0.03001703</text:p>
          </table:table-cell>
          <table:table-cell table:formula="of:=[.B261]/3.4847446" office:value-type="float" office:value="0.00861383930403393" calcext:value-type="float">
            <text:p>0.008613839304034</text:p>
          </table:table-cell>
          <table:table-cell office:value-type="float" office:value="17.768553402198" calcext:value-type="float">
            <text:p>17.768553402198</text:p>
          </table:table-cell>
        </table:table-row>
        <table:table-row table:style-name="ro1">
          <table:table-cell office:value-type="float" office:value="264.67" calcext:value-type="float">
            <text:p>264.67</text:p>
          </table:table-cell>
          <table:table-cell office:value-type="float" office:value="0.029922914" calcext:value-type="float">
            <text:p>0.029922914</text:p>
          </table:table-cell>
          <table:table-cell table:formula="of:=[.B262]/3.4847446" office:value-type="float" office:value="0.00858683129891356" calcext:value-type="float">
            <text:p>0.008586831298914</text:p>
          </table:table-cell>
          <table:table-cell office:value-type="float" office:value="17.799013637431" calcext:value-type="float">
            <text:p>17.799013637431</text:p>
          </table:table-cell>
        </table:table-row>
        <table:table-row table:style-name="ro1">
          <table:table-cell office:value-type="float" office:value="265.69" calcext:value-type="float">
            <text:p>265.69</text:p>
          </table:table-cell>
          <table:table-cell office:value-type="float" office:value="0.029832926" calcext:value-type="float">
            <text:p>0.029832926</text:p>
          </table:table-cell>
          <table:table-cell table:formula="of:=[.B263]/3.4847446" office:value-type="float" office:value="0.00856100788562812" calcext:value-type="float">
            <text:p>0.008561007885628</text:p>
          </table:table-cell>
          <table:table-cell office:value-type="float" office:value="17.829382268285" calcext:value-type="float">
            <text:p>17.829382268285</text:p>
          </table:table-cell>
        </table:table-row>
        <table:table-row table:style-name="ro1">
          <table:table-cell office:value-type="float" office:value="266.7" calcext:value-type="float">
            <text:p>266.7</text:p>
          </table:table-cell>
          <table:table-cell office:value-type="float" office:value="0.029689246" calcext:value-type="float">
            <text:p>0.029689246</text:p>
          </table:table-cell>
          <table:table-cell table:formula="of:=[.B264]/3.4847446" office:value-type="float" office:value="0.00851977674346636" calcext:value-type="float">
            <text:p>0.008519776743466</text:p>
          </table:table-cell>
          <table:table-cell office:value-type="float" office:value="17.859604639728" calcext:value-type="float">
            <text:p>17.859604639728</text:p>
          </table:table-cell>
        </table:table-row>
        <table:table-row table:style-name="ro1">
          <table:table-cell office:value-type="float" office:value="267.72" calcext:value-type="float">
            <text:p>267.72</text:p>
          </table:table-cell>
          <table:table-cell office:value-type="float" office:value="0.029458229" calcext:value-type="float">
            <text:p>0.029458229</text:p>
          </table:table-cell>
          <table:table-cell table:formula="of:=[.B265]/3.4847446" office:value-type="float" office:value="0.00845348293243642" calcext:value-type="float">
            <text:p>0.008453482932436</text:p>
          </table:table-cell>
          <table:table-cell office:value-type="float" office:value="17.889591846028" calcext:value-type="float">
            <text:p>17.889591846028</text:p>
          </table:table-cell>
        </table:table-row>
        <table:table-row table:style-name="ro1">
          <table:table-cell office:value-type="float" office:value="268.74" calcext:value-type="float">
            <text:p>268.74</text:p>
          </table:table-cell>
          <table:table-cell office:value-type="float" office:value="0.029131373" calcext:value-type="float">
            <text:p>0.029131373</text:p>
          </table:table-cell>
          <table:table-cell table:formula="of:=[.B266]/3.4847446" office:value-type="float" office:value="0.00835968667545966" calcext:value-type="float">
            <text:p>0.00835968667546</text:p>
          </table:table-cell>
          <table:table-cell office:value-type="float" office:value="17.919246326503" calcext:value-type="float">
            <text:p>17.919246326503</text:p>
          </table:table-cell>
        </table:table-row>
        <table:table-row table:style-name="ro1">
          <table:table-cell office:value-type="float" office:value="269.76" calcext:value-type="float">
            <text:p>269.76</text:p>
          </table:table-cell>
          <table:table-cell office:value-type="float" office:value="0.028719463" calcext:value-type="float">
            <text:p>0.028719463</text:p>
          </table:table-cell>
          <table:table-cell table:formula="of:=[.B267]/3.4847446" office:value-type="float" office:value="0.00824148289088388" calcext:value-type="float">
            <text:p>0.008241482890884</text:p>
          </table:table-cell>
          <table:table-cell office:value-type="float" office:value="17.948481500901" calcext:value-type="float">
            <text:p>17.948481500901</text:p>
          </table:table-cell>
        </table:table-row>
        <table:table-row table:style-name="ro1">
          <table:table-cell office:value-type="float" office:value="270.78" calcext:value-type="float">
            <text:p>270.78</text:p>
          </table:table-cell>
          <table:table-cell office:value-type="float" office:value="0.028243162" calcext:value-type="float">
            <text:p>0.028243162</text:p>
          </table:table-cell>
          <table:table-cell table:formula="of:=[.B268]/3.4847446" office:value-type="float" office:value="0.00810480113808053" calcext:value-type="float">
            <text:p>0.008104801138081</text:p>
          </table:table-cell>
          <table:table-cell office:value-type="float" office:value="17.97723182106" calcext:value-type="float">
            <text:p>17.97723182106</text:p>
          </table:table-cell>
        </table:table-row>
        <table:table-row table:style-name="ro1">
          <table:table-cell office:value-type="float" office:value="271.79" calcext:value-type="float">
            <text:p>271.79</text:p>
          </table:table-cell>
          <table:table-cell office:value-type="float" office:value="0.027723914" calcext:value-type="float">
            <text:p>0.027723914</text:p>
          </table:table-cell>
          <table:table-cell table:formula="of:=[.B269]/3.4847446" office:value-type="float" office:value="0.00795579509614564" calcext:value-type="float">
            <text:p>0.007955795096146</text:p>
          </table:table-cell>
          <table:table-cell office:value-type="float" office:value="18.005453568726" calcext:value-type="float">
            <text:p>18.005453568726</text:p>
          </table:table-cell>
        </table:table-row>
        <table:table-row table:style-name="ro1">
          <table:table-cell office:value-type="float" office:value="272.81" calcext:value-type="float">
            <text:p>272.81</text:p>
          </table:table-cell>
          <table:table-cell office:value-type="float" office:value="0.027178258" calcext:value-type="float">
            <text:p>0.027178258</text:p>
          </table:table-cell>
          <table:table-cell table:formula="of:=[.B270]/3.4847446" office:value-type="float" office:value="0.007799210880476" calcext:value-type="float">
            <text:p>0.007799210880476</text:p>
          </table:table-cell>
          <table:table-cell office:value-type="float" office:value="18.033119862447" calcext:value-type="float">
            <text:p>18.033119862447</text:p>
          </table:table-cell>
        </table:table-row>
        <table:table-row table:style-name="ro1">
          <table:table-cell office:value-type="float" office:value="273.83" calcext:value-type="float">
            <text:p>273.83</text:p>
          </table:table-cell>
          <table:table-cell office:value-type="float" office:value="0.026616856" calcext:value-type="float">
            <text:p>0.026616856</text:p>
          </table:table-cell>
          <table:table-cell table:formula="of:=[.B271]/3.4847446" office:value-type="float" office:value="0.00763810811271506" calcext:value-type="float">
            <text:p>0.007638108112715</text:p>
          </table:table-cell>
          <table:table-cell office:value-type="float" office:value="18.060214673543" calcext:value-type="float">
            <text:p>18.060214673543</text:p>
          </table:table-cell>
        </table:table-row>
        <table:table-row table:style-name="ro1">
          <table:table-cell office:value-type="float" office:value="274.85" calcext:value-type="float">
            <text:p>274.85</text:p>
          </table:table-cell>
          <table:table-cell office:value-type="float" office:value="0.026047559" calcext:value-type="float">
            <text:p>0.026047559</text:p>
          </table:table-cell>
          <table:table-cell table:formula="of:=[.B272]/3.4847446" office:value-type="float" office:value="0.00747473975567679" calcext:value-type="float">
            <text:p>0.007474739755677</text:p>
          </table:table-cell>
          <table:table-cell office:value-type="float" office:value="18.086729964383" calcext:value-type="float">
            <text:p>18.086729964383</text:p>
          </table:table-cell>
        </table:table-row>
        <table:table-row table:style-name="ro1">
          <table:table-cell office:value-type="float" office:value="275.87" calcext:value-type="float">
            <text:p>275.87</text:p>
          </table:table-cell>
          <table:table-cell office:value-type="float" office:value="0.025480352" calcext:value-type="float">
            <text:p>0.025480352</text:p>
          </table:table-cell>
          <table:table-cell table:formula="of:=[.B273]/3.4847446" office:value-type="float" office:value="0.00731197115564796" calcext:value-type="float">
            <text:p>0.007311971155648</text:p>
          </table:table-cell>
          <table:table-cell office:value-type="float" office:value="18.112667863139" calcext:value-type="float">
            <text:p>18.112667863139</text:p>
          </table:table-cell>
        </table:table-row>
        <table:table-row table:style-name="ro1">
          <table:table-cell office:value-type="float" office:value="276.88" calcext:value-type="float">
            <text:p>276.88</text:p>
          </table:table-cell>
          <table:table-cell office:value-type="float" office:value="0.024931517" calcext:value-type="float">
            <text:p>0.024931517</text:p>
          </table:table-cell>
          <table:table-cell table:formula="of:=[.B274]/3.4847446" office:value-type="float" office:value="0.00715447467800079" calcext:value-type="float">
            <text:p>0.007154474678001</text:p>
          </table:table-cell>
          <table:table-cell office:value-type="float" office:value="18.138047071581" calcext:value-type="float">
            <text:p>18.138047071581</text:p>
          </table:table-cell>
        </table:table-row>
        <table:table-row table:style-name="ro1">
          <table:table-cell office:value-type="float" office:value="277.9" calcext:value-type="float">
            <text:p>277.9</text:p>
          </table:table-cell>
          <table:table-cell office:value-type="float" office:value="0.02442488" calcext:value-type="float">
            <text:p>0.02442488</text:p>
          </table:table-cell>
          <table:table-cell table:formula="of:=[.B275]/3.4847446" office:value-type="float" office:value="0.00700908755264303" calcext:value-type="float">
            <text:p>0.007009087552643</text:p>
          </table:table-cell>
          <table:table-cell office:value-type="float" office:value="18.162910545102" calcext:value-type="float">
            <text:p>18.162910545102</text:p>
          </table:table-cell>
        </table:table-row>
        <table:table-row table:style-name="ro1">
          <table:table-cell office:value-type="float" office:value="278.92" calcext:value-type="float">
            <text:p>278.92</text:p>
          </table:table-cell>
          <table:table-cell office:value-type="float" office:value="0.023989345" calcext:value-type="float">
            <text:p>0.023989345</text:p>
          </table:table-cell>
          <table:table-cell table:formula="of:=[.B276]/3.4847446" office:value-type="float" office:value="0.00688410421813983" calcext:value-type="float">
            <text:p>0.00688410421814</text:p>
          </table:table-cell>
          <table:table-cell office:value-type="float" office:value="18.187330663208" calcext:value-type="float">
            <text:p>18.187330663208</text:p>
          </table:table-cell>
        </table:table-row>
        <table:table-row table:style-name="ro1">
          <table:table-cell office:value-type="float" office:value="279.94" calcext:value-type="float">
            <text:p>279.94</text:p>
          </table:table-cell>
          <table:table-cell office:value-type="float" office:value="0.023653442" calcext:value-type="float">
            <text:p>0.023653442</text:p>
          </table:table-cell>
          <table:table-cell table:formula="of:=[.B277]/3.4847446" office:value-type="float" office:value="0.00678771178811784" calcext:value-type="float">
            <text:p>0.006787711788118</text:p>
          </table:table-cell>
          <table:table-cell office:value-type="float" office:value="18.21140884613" calcext:value-type="float">
            <text:p>18.21140884613</text:p>
          </table:table-cell>
        </table:table-row>
        <table:table-row table:style-name="ro1">
          <table:table-cell office:value-type="float" office:value="280.96" calcext:value-type="float">
            <text:p>280.96</text:p>
          </table:table-cell>
          <table:table-cell office:value-type="float" office:value="0.023438768" calcext:value-type="float">
            <text:p>0.023438768</text:p>
          </table:table-cell>
          <table:table-cell table:formula="of:=[.B278]/3.4847446" office:value-type="float" office:value="0.00672610784732976" calcext:value-type="float">
            <text:p>0.00672610784733</text:p>
          </table:table-cell>
          <table:table-cell office:value-type="float" office:value="18.235268500446" calcext:value-type="float">
            <text:p>18.235268500446</text:p>
          </table:table-cell>
        </table:table-row>
        <table:table-row table:style-name="ro1">
          <table:table-cell office:value-type="float" office:value="281.97" calcext:value-type="float">
            <text:p>281.97</text:p>
          </table:table-cell>
          <table:table-cell office:value-type="float" office:value="0.023354632" calcext:value-type="float">
            <text:p>0.023354632</text:p>
          </table:table-cell>
          <table:table-cell table:formula="of:=[.B279]/3.4847446" office:value-type="float" office:value="0.00670196375367079" calcext:value-type="float">
            <text:p>0.006701963753671</text:p>
          </table:table-cell>
          <table:table-cell office:value-type="float" office:value="18.259042508522" calcext:value-type="float">
            <text:p>18.259042508522</text:p>
          </table:table-cell>
        </table:table-row>
        <table:table-row table:style-name="ro1">
          <table:table-cell office:value-type="float" office:value="282.99" calcext:value-type="float">
            <text:p>282.99</text:p>
          </table:table-cell>
          <table:table-cell office:value-type="float" office:value="0.023395703" calcext:value-type="float">
            <text:p>0.023395703</text:p>
          </table:table-cell>
          <table:table-cell table:formula="of:=[.B280]/3.4847446" office:value-type="float" office:value="0.00671374969631921" calcext:value-type="float">
            <text:p>0.006713749696319</text:p>
          </table:table-cell>
          <table:table-cell office:value-type="float" office:value="18.28285832469" calcext:value-type="float">
            <text:p>18.28285832469</text:p>
          </table:table-cell>
        </table:table-row>
        <table:table-row table:style-name="ro1">
          <table:table-cell office:value-type="float" office:value="284.01" calcext:value-type="float">
            <text:p>284.01</text:p>
          </table:table-cell>
          <table:table-cell office:value-type="float" office:value="0.023543358" calcext:value-type="float">
            <text:p>0.023543358</text:p>
          </table:table-cell>
          <table:table-cell table:formula="of:=[.B281]/3.4847446" office:value-type="float" office:value="0.00675612152465922" calcext:value-type="float">
            <text:p>0.006756121524659</text:p>
          </table:table-cell>
          <table:table-cell office:value-type="float" office:value="18.306824446711" calcext:value-type="float">
            <text:p>18.306824446711</text:p>
          </table:table-cell>
        </table:table-row>
        <table:table-row table:style-name="ro1">
          <table:table-cell office:value-type="float" office:value="285.03" calcext:value-type="float">
            <text:p>285.03</text:p>
          </table:table-cell>
          <table:table-cell office:value-type="float" office:value="0.023770114" calcext:value-type="float">
            <text:p>0.023770114</text:p>
          </table:table-cell>
          <table:table-cell table:formula="of:=[.B282]/3.4847446" office:value-type="float" office:value="0.00682119257749908" calcext:value-type="float">
            <text:p>0.006821192577499</text:p>
          </table:table-cell>
          <table:table-cell office:value-type="float" office:value="18.331021396597" calcext:value-type="float">
            <text:p>18.331021396597</text:p>
          </table:table-cell>
        </table:table-row>
        <table:table-row table:style-name="ro1">
          <table:table-cell office:value-type="float" office:value="286.05" calcext:value-type="float">
            <text:p>286.05</text:p>
          </table:table-cell>
          <table:table-cell office:value-type="float" office:value="0.024045506" calcext:value-type="float">
            <text:p>0.024045506</text:p>
          </table:table-cell>
          <table:table-cell table:formula="of:=[.B283]/3.4847446" office:value-type="float" office:value="0.00690022046378951" calcext:value-type="float">
            <text:p>0.00690022046379</text:p>
          </table:table-cell>
          <table:table-cell office:value-type="float" office:value="18.355498683851" calcext:value-type="float">
            <text:p>18.355498683851</text:p>
          </table:table-cell>
        </table:table-row>
        <table:table-row table:style-name="ro1">
          <table:table-cell office:value-type="float" office:value="287.06" calcext:value-type="float">
            <text:p>287.06</text:p>
          </table:table-cell>
          <table:table-cell office:value-type="float" office:value="0.024341436" calcext:value-type="float">
            <text:p>0.024341436</text:p>
          </table:table-cell>
          <table:table-cell table:formula="of:=[.B284]/3.4847446" office:value-type="float" office:value="0.00698514203881685" calcext:value-type="float">
            <text:p>0.006985142038817</text:p>
          </table:table-cell>
          <table:table-cell office:value-type="float" office:value="18.38027721561" calcext:value-type="float">
            <text:p>18.38027721561</text:p>
          </table:table-cell>
        </table:table-row>
        <table:table-row table:style-name="ro1">
          <table:table-cell office:value-type="float" office:value="288.08" calcext:value-type="float">
            <text:p>288.08</text:p>
          </table:table-cell>
          <table:table-cell office:value-type="float" office:value="0.024635438" calcext:value-type="float">
            <text:p>0.024635438</text:p>
          </table:table-cell>
          <table:table-cell table:formula="of:=[.B285]/3.4847446" office:value-type="float" office:value="0.00706951034517709" calcext:value-type="float">
            <text:p>0.007069510345177</text:p>
          </table:table-cell>
          <table:table-cell office:value-type="float" office:value="18.405355028851" calcext:value-type="float">
            <text:p>18.405355028851</text:p>
          </table:table-cell>
        </table:table-row>
        <table:table-row table:style-name="ro1">
          <table:table-cell office:value-type="float" office:value="289.1" calcext:value-type="float">
            <text:p>289.1</text:p>
          </table:table-cell>
          <table:table-cell office:value-type="float" office:value="0.024911247" calcext:value-type="float">
            <text:p>0.024911247</text:p>
          </table:table-cell>
          <table:table-cell table:formula="of:=[.B286]/3.4847446" office:value-type="float" office:value="0.00714865789590434" calcext:value-type="float">
            <text:p>0.007148657895904</text:p>
          </table:table-cell>
          <table:table-cell office:value-type="float" office:value="18.430713603307" calcext:value-type="float">
            <text:p>18.430713603307</text:p>
          </table:table-cell>
        </table:table-row>
        <table:table-row table:style-name="ro1">
          <table:table-cell office:value-type="float" office:value="290.12" calcext:value-type="float">
            <text:p>290.12</text:p>
          </table:table-cell>
          <table:table-cell office:value-type="float" office:value="0.02515716" calcext:value-type="float">
            <text:p>0.02515716</text:p>
          </table:table-cell>
          <table:table-cell table:formula="of:=[.B287]/3.4847446" office:value-type="float" office:value="0.00721922633871073" calcext:value-type="float">
            <text:p>0.007219226338711</text:p>
          </table:table-cell>
          <table:table-cell office:value-type="float" office:value="18.456322506308" calcext:value-type="float">
            <text:p>18.456322506308</text:p>
          </table:table-cell>
        </table:table-row>
        <table:table-row table:style-name="ro1">
          <table:table-cell office:value-type="float" office:value="291.14" calcext:value-type="float">
            <text:p>291.14</text:p>
          </table:table-cell>
          <table:table-cell office:value-type="float" office:value="0.025363457" calcext:value-type="float">
            <text:p>0.025363457</text:p>
          </table:table-cell>
          <table:table-cell table:formula="of:=[.B288]/3.4847446" office:value-type="float" office:value="0.00727842637305471" calcext:value-type="float">
            <text:p>0.007278426373055</text:p>
          </table:table-cell>
          <table:table-cell office:value-type="float" office:value="18.482141410726" calcext:value-type="float">
            <text:p>18.482141410726</text:p>
          </table:table-cell>
        </table:table-row>
        <table:table-row table:style-name="ro1">
          <table:table-cell office:value-type="float" office:value="292.15" calcext:value-type="float">
            <text:p>292.15</text:p>
          </table:table-cell>
          <table:table-cell office:value-type="float" office:value="0.025520332" calcext:value-type="float">
            <text:p>0.025520332</text:p>
          </table:table-cell>
          <table:table-cell table:formula="of:=[.B289]/3.4847446" office:value-type="float" office:value="0.00732344401939815" calcext:value-type="float">
            <text:p>0.007323444019398</text:p>
          </table:table-cell>
          <table:table-cell office:value-type="float" office:value="18.508120006964" calcext:value-type="float">
            <text:p>18.508120006964</text:p>
          </table:table-cell>
        </table:table-row>
        <table:table-row table:style-name="ro1">
          <table:table-cell office:value-type="float" office:value="293.17" calcext:value-type="float">
            <text:p>293.17</text:p>
          </table:table-cell>
          <table:table-cell office:value-type="float" office:value="0.025617348" calcext:value-type="float">
            <text:p>0.025617348</text:p>
          </table:table-cell>
          <table:table-cell table:formula="of:=[.B290]/3.4847446" office:value-type="float" office:value="0.00735128422323978" calcext:value-type="float">
            <text:p>0.00735128422324</text:p>
          </table:table-cell>
          <table:table-cell office:value-type="float" office:value="18.534197362135" calcext:value-type="float">
            <text:p>18.534197362135</text:p>
          </table:table-cell>
        </table:table-row>
        <table:table-row table:style-name="ro1">
          <table:table-cell office:value-type="float" office:value="294.19" calcext:value-type="float">
            <text:p>294.19</text:p>
          </table:table-cell>
          <table:table-cell office:value-type="float" office:value="0.025644606" calcext:value-type="float">
            <text:p>0.025644606</text:p>
          </table:table-cell>
          <table:table-cell table:formula="of:=[.B291]/3.4847446" office:value-type="float" office:value="0.00735910631728936" calcext:value-type="float">
            <text:p>0.007359106317289</text:p>
          </table:table-cell>
          <table:table-cell office:value-type="float" office:value="18.560302464874" calcext:value-type="float">
            <text:p>18.560302464874</text:p>
          </table:table-cell>
        </table:table-row>
        <table:table-row table:style-name="ro1">
          <table:table-cell office:value-type="float" office:value="295.21" calcext:value-type="float">
            <text:p>295.21</text:p>
          </table:table-cell>
          <table:table-cell office:value-type="float" office:value="0.025594958" calcext:value-type="float">
            <text:p>0.025594958</text:p>
          </table:table-cell>
          <table:table-cell table:formula="of:=[.B292]/3.4847446" office:value-type="float" office:value="0.00734485907518158" calcext:value-type="float">
            <text:p>0.007344859075182</text:p>
          </table:table-cell>
          <table:table-cell office:value-type="float" office:value="18.58635702797" calcext:value-type="float">
            <text:p>18.58635702797</text:p>
          </table:table-cell>
        </table:table-row>
        <table:table-row table:style-name="ro1">
          <table:table-cell office:value-type="float" office:value="296.23" calcext:value-type="float">
            <text:p>296.23</text:p>
          </table:table-cell>
          <table:table-cell office:value-type="float" office:value="0.025466154" calcext:value-type="float">
            <text:p>0.025466154</text:p>
          </table:table-cell>
          <table:table-cell table:formula="of:=[.B293]/3.4847446" office:value-type="float" office:value="0.00730789682549476" calcext:value-type="float">
            <text:p>0.007307896825495</text:p>
          </table:table-cell>
          <table:table-cell office:value-type="float" office:value="18.612280473855" calcext:value-type="float">
            <text:p>18.612280473855</text:p>
          </table:table-cell>
        </table:table-row>
        <table:table-row table:style-name="ro1">
          <table:table-cell office:value-type="float" office:value="297.24" calcext:value-type="float">
            <text:p>297.24</text:p>
          </table:table-cell>
          <table:table-cell office:value-type="float" office:value="0.025261867" calcext:value-type="float">
            <text:p>0.025261867</text:p>
          </table:table-cell>
          <table:table-cell table:formula="of:=[.B294]/3.4847446" office:value-type="float" office:value="0.00724927359095413" calcext:value-type="float">
            <text:p>0.007249273590954</text:p>
          </table:table-cell>
          <table:table-cell office:value-type="float" office:value="18.637995964547" calcext:value-type="float">
            <text:p>18.637995964547</text:p>
          </table:table-cell>
        </table:table-row>
        <table:table-row table:style-name="ro1">
          <table:table-cell office:value-type="float" office:value="298.26" calcext:value-type="float">
            <text:p>298.26</text:p>
          </table:table-cell>
          <table:table-cell office:value-type="float" office:value="0.024991128" calcext:value-type="float">
            <text:p>0.024991128</text:p>
          </table:table-cell>
          <table:table-cell table:formula="of:=[.B295]/3.4847446" office:value-type="float" office:value="0.00717158095316368" calcext:value-type="float">
            <text:p>0.007171580953164</text:p>
          </table:table-cell>
          <table:table-cell office:value-type="float" office:value="18.663435854056" calcext:value-type="float">
            <text:p>18.663435854056</text:p>
          </table:table-cell>
        </table:table-row>
        <table:table-row table:style-name="ro1">
          <table:table-cell office:value-type="float" office:value="299.28" calcext:value-type="float">
            <text:p>299.28</text:p>
          </table:table-cell>
          <table:table-cell office:value-type="float" office:value="0.024666455" calcext:value-type="float">
            <text:p>0.024666455</text:p>
          </table:table-cell>
          <table:table-cell table:formula="of:=[.B296]/3.4847446" office:value-type="float" office:value="0.00707841114094846" calcext:value-type="float">
            <text:p>0.007078411140948</text:p>
          </table:table-cell>
          <table:table-cell office:value-type="float" office:value="18.688545241134" calcext:value-type="float">
            <text:p>18.688545241134</text:p>
          </table:table-cell>
        </table:table-row>
        <table:table-row table:style-name="ro1">
          <table:table-cell office:value-type="float" office:value="300.3" calcext:value-type="float">
            <text:p>300.3</text:p>
          </table:table-cell>
          <table:table-cell office:value-type="float" office:value="0.024301587" calcext:value-type="float">
            <text:p>0.024301587</text:p>
          </table:table-cell>
          <table:table-cell table:formula="of:=[.B297]/3.4847446" office:value-type="float" office:value="0.00697370676749166" calcext:value-type="float">
            <text:p>0.006973706767492</text:p>
          </table:table-cell>
          <table:table-cell office:value-type="float" office:value="18.713283207718" calcext:value-type="float">
            <text:p>18.713283207718</text:p>
          </table:table-cell>
        </table:table-row>
        <table:table-row table:style-name="ro1">
          <table:table-cell office:value-type="float" office:value="301.32" calcext:value-type="float">
            <text:p>301.32</text:p>
          </table:table-cell>
          <table:table-cell office:value-type="float" office:value="0.023909824" calcext:value-type="float">
            <text:p>0.023909824</text:p>
          </table:table-cell>
          <table:table-cell table:formula="of:=[.B298]/3.4847446" office:value-type="float" office:value="0.00686128446830795" calcext:value-type="float">
            <text:p>0.006861284468308</text:p>
          </table:table-cell>
          <table:table-cell office:value-type="float" office:value="18.737622377163" calcext:value-type="float">
            <text:p>18.737622377163</text:p>
          </table:table-cell>
        </table:table-row>
        <table:table-row table:style-name="ro1">
          <table:table-cell office:value-type="float" office:value="302.33" calcext:value-type="float">
            <text:p>302.33</text:p>
          </table:table-cell>
          <table:table-cell office:value-type="float" office:value="0.023503654" calcext:value-type="float">
            <text:p>0.023503654</text:p>
          </table:table-cell>
          <table:table-cell table:formula="of:=[.B299]/3.4847446" office:value-type="float" office:value="0.00674472786327009" calcext:value-type="float">
            <text:p>0.00674472786327</text:p>
          </table:table-cell>
          <table:table-cell office:value-type="float" office:value="18.761548082855" calcext:value-type="float">
            <text:p>18.761548082855</text:p>
          </table:table-cell>
        </table:table-row>
        <table:table-row table:style-name="ro1">
          <table:table-cell office:value-type="float" office:value="303.35" calcext:value-type="float">
            <text:p>303.35</text:p>
          </table:table-cell>
          <table:table-cell office:value-type="float" office:value="0.023095551" calcext:value-type="float">
            <text:p>0.023095551</text:p>
          </table:table-cell>
          <table:table-cell table:formula="of:=[.B300]/3.4847446" office:value-type="float" office:value="0.00662761655473977" calcext:value-type="float">
            <text:p>0.00662761655474</text:p>
          </table:table-cell>
          <table:table-cell office:value-type="float" office:value="18.785058356896" calcext:value-type="float">
            <text:p>18.785058356896</text:p>
          </table:table-cell>
        </table:table-row>
        <table:table-row table:style-name="ro1">
          <table:table-cell office:value-type="float" office:value="304.37" calcext:value-type="float">
            <text:p>304.37</text:p>
          </table:table-cell>
          <table:table-cell office:value-type="float" office:value="0.022699181" calcext:value-type="float">
            <text:p>0.022699181</text:p>
          </table:table-cell>
          <table:table-cell table:formula="of:=[.B301]/3.4847446" office:value-type="float" office:value="0.00651387220744958" calcext:value-type="float">
            <text:p>0.00651387220745</text:p>
          </table:table-cell>
          <table:table-cell office:value-type="float" office:value="18.808165143296" calcext:value-type="float">
            <text:p>18.808165143296</text:p>
          </table:table-cell>
        </table:table-row>
        <table:table-row table:style-name="ro1">
          <table:table-cell office:value-type="float" office:value="305.39" calcext:value-type="float">
            <text:p>305.39</text:p>
          </table:table-cell>
          <table:table-cell office:value-type="float" office:value="0.02232987" calcext:value-type="float">
            <text:p>0.02232987</text:p>
          </table:table-cell>
          <table:table-cell table:formula="of:=[.B302]/3.4847446" office:value-type="float" office:value="0.0064078928481588" calcext:value-type="float">
            <text:p>0.006407892848159</text:p>
          </table:table-cell>
          <table:table-cell office:value-type="float" office:value="18.830895986979" calcext:value-type="float">
            <text:p>18.830895986979</text:p>
          </table:table-cell>
        </table:table-row>
        <table:table-row table:style-name="ro1">
          <table:table-cell office:value-type="float" office:value="306.41" calcext:value-type="float">
            <text:p>306.41</text:p>
          </table:table-cell>
          <table:table-cell office:value-type="float" office:value="0.022003424" calcext:value-type="float">
            <text:p>0.022003424</text:p>
          </table:table-cell>
          <table:table-cell table:formula="of:=[.B303]/3.4847446" office:value-type="float" office:value="0.00631421424686331" calcext:value-type="float">
            <text:p>0.006314214246863</text:p>
          </table:table-cell>
          <table:table-cell office:value-type="float" office:value="18.853294523613" calcext:value-type="float">
            <text:p>18.853294523613</text:p>
          </table:table-cell>
        </table:table-row>
        <table:table-row table:style-name="ro1">
          <table:table-cell office:value-type="float" office:value="307.42" calcext:value-type="float">
            <text:p>307.42</text:p>
          </table:table-cell>
          <table:table-cell office:value-type="float" office:value="0.021733125" calcext:value-type="float">
            <text:p>0.021733125</text:p>
          </table:table-cell>
          <table:table-cell table:formula="of:=[.B304]/3.4847446" office:value-type="float" office:value="0.00623664787370644" calcext:value-type="float">
            <text:p>0.006236647873706</text:p>
          </table:table-cell>
          <table:table-cell office:value-type="float" office:value="18.875417906534" calcext:value-type="float">
            <text:p>18.875417906534</text:p>
          </table:table-cell>
        </table:table-row>
        <table:table-row table:style-name="ro1">
          <table:table-cell office:value-type="float" office:value="308.44" calcext:value-type="float">
            <text:p>308.44</text:p>
          </table:table-cell>
          <table:table-cell office:value-type="float" office:value="0.021525622" calcext:value-type="float">
            <text:p>0.021525622</text:p>
          </table:table-cell>
          <table:table-cell table:formula="of:=[.B305]/3.4847446" office:value-type="float" office:value="0.00617710175948045" calcext:value-type="float">
            <text:p>0.00617710175948</text:p>
          </table:table-cell>
          <table:table-cell office:value-type="float" office:value="18.897330060466" calcext:value-type="float">
            <text:p>18.897330060466</text:p>
          </table:table-cell>
        </table:table-row>
        <table:table-row table:style-name="ro1">
          <table:table-cell office:value-type="float" office:value="309.46" calcext:value-type="float">
            <text:p>309.46</text:p>
          </table:table-cell>
          <table:table-cell office:value-type="float" office:value="0.021377206" calcext:value-type="float">
            <text:p>0.021377206</text:p>
          </table:table-cell>
          <table:table-cell table:formula="of:=[.B306]/3.4847446" office:value-type="float" office:value="0.00613451155071737" calcext:value-type="float">
            <text:p>0.006134511550717</text:p>
          </table:table-cell>
          <table:table-cell office:value-type="float" office:value="18.919091134201" calcext:value-type="float">
            <text:p>18.919091134201</text:p>
          </table:table-cell>
        </table:table-row>
        <table:table-row table:style-name="ro1">
          <table:table-cell office:value-type="float" office:value="310.48" calcext:value-type="float">
            <text:p>310.48</text:p>
          </table:table-cell>
          <table:table-cell office:value-type="float" office:value="0.021272064" calcext:value-type="float">
            <text:p>0.021272064</text:p>
          </table:table-cell>
          <table:table-cell table:formula="of:=[.B307]/3.4847446" office:value-type="float" office:value="0.0061043394686658" calcext:value-type="float">
            <text:p>0.006104339468666</text:p>
          </table:table-cell>
          <table:table-cell office:value-type="float" office:value="18.9407451775" calcext:value-type="float">
            <text:p>18.9407451775</text:p>
          </table:table-cell>
        </table:table-row>
        <table:table-row table:style-name="ro1">
          <table:table-cell office:value-type="float" office:value="311.49" calcext:value-type="float">
            <text:p>311.49</text:p>
          </table:table-cell>
          <table:table-cell office:value-type="float" office:value="0.021183645" calcext:value-type="float">
            <text:p>0.021183645</text:p>
          </table:table-cell>
          <table:table-cell table:formula="of:=[.B308]/3.4847446" office:value-type="float" office:value="0.00607896630358506" calcext:value-type="float">
            <text:p>0.006078966303585</text:p>
          </table:table-cell>
          <table:table-cell office:value-type="float" office:value="18.96230921404" calcext:value-type="float">
            <text:p>18.96230921404</text:p>
          </table:table-cell>
        </table:table-row>
        <table:table-row table:style-name="ro1">
          <table:table-cell office:value-type="float" office:value="312.51" calcext:value-type="float">
            <text:p>312.51</text:p>
          </table:table-cell>
          <table:table-cell office:value-type="float" office:value="0.021079279" calcext:value-type="float">
            <text:p>0.021079279</text:p>
          </table:table-cell>
          <table:table-cell table:formula="of:=[.B309]/3.4847446" office:value-type="float" office:value="0.00604901690643268" calcext:value-type="float">
            <text:p>0.006049016906433</text:p>
          </table:table-cell>
          <table:table-cell office:value-type="float" office:value="18.983767010071" calcext:value-type="float">
            <text:p>18.983767010071</text:p>
          </table:table-cell>
        </table:table-row>
        <table:table-row table:style-name="ro1">
          <table:table-cell office:value-type="float" office:value="313.53" calcext:value-type="float">
            <text:p>313.53</text:p>
          </table:table-cell>
          <table:table-cell office:value-type="float" office:value="0.020927025" calcext:value-type="float">
            <text:p>0.020927025</text:p>
          </table:table-cell>
          <table:table-cell table:formula="of:=[.B310]/3.4847446" office:value-type="float" office:value="0.0060053253257068" calcext:value-type="float">
            <text:p>0.006005325325707</text:p>
          </table:table-cell>
          <table:table-cell office:value-type="float" office:value="19.005069818708" calcext:value-type="float">
            <text:p>19.005069818708</text:p>
          </table:table-cell>
        </table:table-row>
        <table:table-row table:style-name="ro1">
          <table:table-cell office:value-type="float" office:value="314.55" calcext:value-type="float">
            <text:p>314.55</text:p>
          </table:table-cell>
          <table:table-cell office:value-type="float" office:value="0.020702946" calcext:value-type="float">
            <text:p>0.020702946</text:p>
          </table:table-cell>
          <table:table-cell table:formula="of:=[.B311]/3.4847446" office:value-type="float" office:value="0.00594102247837618" calcext:value-type="float">
            <text:p>0.005941022478376</text:p>
          </table:table-cell>
          <table:table-cell office:value-type="float" office:value="19.026144524272" calcext:value-type="float">
            <text:p>19.026144524272</text:p>
          </table:table-cell>
        </table:table-row>
        <table:table-row table:style-name="ro1">
          <table:table-cell office:value-type="float" office:value="315.57" calcext:value-type="float">
            <text:p>315.57</text:p>
          </table:table-cell>
          <table:table-cell office:value-type="float" office:value="0.020396763" calcext:value-type="float">
            <text:p>0.020396763</text:p>
          </table:table-cell>
          <table:table-cell table:formula="of:=[.B312]/3.4847446" office:value-type="float" office:value="0.00585315865042161" calcext:value-type="float">
            <text:p>0.005853158650422</text:p>
          </table:table-cell>
          <table:table-cell office:value-type="float" office:value="19.046907548674" calcext:value-type="float">
            <text:p>19.046907548674</text:p>
          </table:table-cell>
        </table:table-row>
        <table:table-row table:style-name="ro1">
          <table:table-cell office:value-type="float" office:value="316.58" calcext:value-type="float">
            <text:p>316.58</text:p>
          </table:table-cell>
          <table:table-cell office:value-type="float" office:value="0.020014364" calcext:value-type="float">
            <text:p>0.020014364</text:p>
          </table:table-cell>
          <table:table-cell table:formula="of:=[.B313]/3.4847446" office:value-type="float" office:value="0.00574342349221231" calcext:value-type="float">
            <text:p>0.005743423492212</text:p>
          </table:table-cell>
          <table:table-cell office:value-type="float" office:value="19.067281307151" calcext:value-type="float">
            <text:p>19.067281307151</text:p>
          </table:table-cell>
        </table:table-row>
        <table:table-row table:style-name="ro1">
          <table:table-cell office:value-type="float" office:value="317.6" calcext:value-type="float">
            <text:p>317.6</text:p>
          </table:table-cell>
          <table:table-cell office:value-type="float" office:value="0.019576566" calcext:value-type="float">
            <text:p>0.019576566</text:p>
          </table:table-cell>
          <table:table-cell table:formula="of:=[.B314]/3.4847446" office:value-type="float" office:value="0.00561779075574147" calcext:value-type="float">
            <text:p>0.005617790755741</text:p>
          </table:table-cell>
          <table:table-cell office:value-type="float" office:value="19.087209406741" calcext:value-type="float">
            <text:p>19.087209406741</text:p>
          </table:table-cell>
        </table:table-row>
        <table:table-row table:style-name="ro1">
          <table:table-cell office:value-type="float" office:value="318.62" calcext:value-type="float">
            <text:p>318.62</text:p>
          </table:table-cell>
          <table:table-cell office:value-type="float" office:value="0.019114641" calcext:value-type="float">
            <text:p>0.019114641</text:p>
          </table:table-cell>
          <table:table-cell table:formula="of:=[.B315]/3.4847446" office:value-type="float" office:value="0.00548523441287491" calcext:value-type="float">
            <text:p>0.005485234412875</text:p>
          </table:table-cell>
          <table:table-cell office:value-type="float" office:value="19.106667286731" calcext:value-type="float">
            <text:p>19.106667286731</text:p>
          </table:table-cell>
        </table:table-row>
        <table:table-row table:style-name="ro1">
          <table:table-cell office:value-type="float" office:value="319.64" calcext:value-type="float">
            <text:p>319.64</text:p>
          </table:table-cell>
          <table:table-cell office:value-type="float" office:value="0.018663908" calcext:value-type="float">
            <text:p>0.018663908</text:p>
          </table:table-cell>
          <table:table-cell table:formula="of:=[.B316]/3.4847446" office:value-type="float" office:value="0.00535588978314221" calcext:value-type="float">
            <text:p>0.005355889783142</text:p>
          </table:table-cell>
          <table:table-cell office:value-type="float" office:value="19.125666339746" calcext:value-type="float">
            <text:p>19.125666339746</text:p>
          </table:table-cell>
        </table:table-row>
        <table:table-row table:style-name="ro1">
          <table:table-cell office:value-type="float" office:value="320.66" calcext:value-type="float">
            <text:p>320.66</text:p>
          </table:table-cell>
          <table:table-cell office:value-type="float" office:value="0.018257038" calcext:value-type="float">
            <text:p>0.018257038</text:p>
          </table:table-cell>
          <table:table-cell table:formula="of:=[.B317]/3.4847446" office:value-type="float" office:value="0.00523913230255095" calcext:value-type="float">
            <text:p>0.005239132302551</text:p>
          </table:table-cell>
          <table:table-cell office:value-type="float" office:value="19.144251216145" calcext:value-type="float">
            <text:p>19.144251216145</text:p>
          </table:table-cell>
        </table:table-row>
        <table:table-row table:style-name="ro1">
          <table:table-cell office:value-type="float" office:value="321.67" calcext:value-type="float">
            <text:p>321.67</text:p>
          </table:table-cell>
          <table:table-cell office:value-type="float" office:value="0.017918498" calcext:value-type="float">
            <text:p>0.017918498</text:p>
          </table:table-cell>
          <table:table-cell table:formula="of:=[.B318]/3.4847446" office:value-type="float" office:value="0.00514198314562278" calcext:value-type="float">
            <text:p>0.005141983145623</text:p>
          </table:table-cell>
          <table:table-cell office:value-type="float" office:value="19.162491473803" calcext:value-type="float">
            <text:p>19.162491473803</text:p>
          </table:table-cell>
        </table:table-row>
        <table:table-row table:style-name="ro1">
          <table:table-cell office:value-type="float" office:value="322.69" calcext:value-type="float">
            <text:p>322.69</text:p>
          </table:table-cell>
          <table:table-cell office:value-type="float" office:value="0.01766103" calcext:value-type="float">
            <text:p>0.01766103</text:p>
          </table:table-cell>
          <table:table-cell table:formula="of:=[.B319]/3.4847446" office:value-type="float" office:value="0.00506809882135982" calcext:value-type="float">
            <text:p>0.00506809882136</text:p>
          </table:table-cell>
          <table:table-cell office:value-type="float" office:value="19.180469640354" calcext:value-type="float">
            <text:p>19.180469640354</text:p>
          </table:table-cell>
        </table:table-row>
        <table:table-row table:style-name="ro1">
          <table:table-cell office:value-type="float" office:value="323.71" calcext:value-type="float">
            <text:p>323.71</text:p>
          </table:table-cell>
          <table:table-cell office:value-type="float" office:value="0.017484423" calcext:value-type="float">
            <text:p>0.017484423</text:p>
          </table:table-cell>
          <table:table-cell table:formula="of:=[.B320]/3.4847446" office:value-type="float" office:value="0.00501741878013097" calcext:value-type="float">
            <text:p>0.005017418780131</text:p>
          </table:table-cell>
          <table:table-cell office:value-type="float" office:value="19.198268028689" calcext:value-type="float">
            <text:p>19.198268028689</text:p>
          </table:table-cell>
        </table:table-row>
        <table:table-row table:style-name="ro1">
          <table:table-cell office:value-type="float" office:value="324.73" calcext:value-type="float">
            <text:p>324.73</text:p>
          </table:table-cell>
          <table:table-cell office:value-type="float" office:value="0.017376391" calcext:value-type="float">
            <text:p>0.017376391</text:p>
          </table:table-cell>
          <table:table-cell table:formula="of:=[.B321]/3.4847446" office:value-type="float" office:value="0.00498641736900891" calcext:value-type="float">
            <text:p>0.004986417369009</text:p>
          </table:table-cell>
          <table:table-cell office:value-type="float" office:value="19.215956444741" calcext:value-type="float">
            <text:p>19.215956444741</text:p>
          </table:table-cell>
        </table:table-row>
        <table:table-row table:style-name="ro1">
          <table:table-cell office:value-type="float" office:value="325.75" calcext:value-type="float">
            <text:p>325.75</text:p>
          </table:table-cell>
          <table:table-cell office:value-type="float" office:value="0.017315131" calcext:value-type="float">
            <text:p>0.017315131</text:p>
          </table:table-cell>
          <table:table-cell table:formula="of:=[.B322]/3.4847446" office:value-type="float" office:value="0.00496883788843521" calcext:value-type="float">
            <text:p>0.004968837888435</text:p>
          </table:table-cell>
          <table:table-cell office:value-type="float" office:value="19.233582500998" calcext:value-type="float">
            <text:p>19.233582500998</text:p>
          </table:table-cell>
        </table:table-row>
        <table:table-row table:style-name="ro1">
          <table:table-cell office:value-type="float" office:value="326.76" calcext:value-type="float">
            <text:p>326.76</text:p>
          </table:table-cell>
          <table:table-cell office:value-type="float" office:value="0.017273122" calcext:value-type="float">
            <text:p>0.017273122</text:p>
          </table:table-cell>
          <table:table-cell table:formula="of:=[.B323]/3.4847446" office:value-type="float" office:value="0.00495678277254523" calcext:value-type="float">
            <text:p>0.004956782772545</text:p>
          </table:table-cell>
          <table:table-cell office:value-type="float" office:value="19.251165794301" calcext:value-type="float">
            <text:p>19.251165794301</text:p>
          </table:table-cell>
        </table:table-row>
        <table:table-row table:style-name="ro1">
          <table:table-cell office:value-type="float" office:value="327.78" calcext:value-type="float">
            <text:p>327.78</text:p>
          </table:table-cell>
          <table:table-cell office:value-type="float" office:value="0.017221728" calcext:value-type="float">
            <text:p>0.017221728</text:p>
          </table:table-cell>
          <table:table-cell table:formula="of:=[.B324]/3.4847446" office:value-type="float" office:value="0.00494203448941423" calcext:value-type="float">
            <text:p>0.004942034489414</text:p>
          </table:table-cell>
          <table:table-cell office:value-type="float" office:value="19.26869677007" calcext:value-type="float">
            <text:p>19.26869677007</text:p>
          </table:table-cell>
        </table:table-row>
        <table:table-row table:style-name="ro1">
          <table:table-cell office:value-type="float" office:value="328.8" calcext:value-type="float">
            <text:p>328.8</text:p>
          </table:table-cell>
          <table:table-cell office:value-type="float" office:value="0.017136112" calcext:value-type="float">
            <text:p>0.017136112</text:p>
          </table:table-cell>
          <table:table-cell table:formula="of:=[.B325]/3.4847446" office:value-type="float" office:value="0.00491746568744235" calcext:value-type="float">
            <text:p>0.004917465687442</text:p>
          </table:table-cell>
          <table:table-cell office:value-type="float" office:value="19.286140593104" calcext:value-type="float">
            <text:p>19.286140593104</text:p>
          </table:table-cell>
        </table:table-row>
        <table:table-row table:style-name="ro1">
          <table:table-cell office:value-type="float" office:value="329.82" calcext:value-type="float">
            <text:p>329.82</text:p>
          </table:table-cell>
          <table:table-cell office:value-type="float" office:value="0.016999809" calcext:value-type="float">
            <text:p>0.016999809</text:p>
          </table:table-cell>
          <table:table-cell table:formula="of:=[.B326]/3.4847446" office:value-type="float" office:value="0.00487835148664841" calcext:value-type="float">
            <text:p>0.004878351486648</text:p>
          </table:table-cell>
          <table:table-cell office:value-type="float" office:value="19.303445665143" calcext:value-type="float">
            <text:p>19.303445665143</text:p>
          </table:table-cell>
        </table:table-row>
        <table:table-row table:style-name="ro1">
          <table:table-cell office:value-type="float" office:value="330.84" calcext:value-type="float">
            <text:p>330.84</text:p>
          </table:table-cell>
          <table:table-cell office:value-type="float" office:value="0.016808072" calcext:value-type="float">
            <text:p>0.016808072</text:p>
          </table:table-cell>
          <table:table-cell table:formula="of:=[.B327]/3.4847446" office:value-type="float" office:value="0.00482332966381525" calcext:value-type="float">
            <text:p>0.004823329663815</text:p>
          </table:table-cell>
          <table:table-cell office:value-type="float" office:value="19.32055555759" calcext:value-type="float">
            <text:p>19.32055555759</text:p>
          </table:table-cell>
        </table:table-row>
        <table:table-row table:style-name="ro1">
          <table:table-cell office:value-type="float" office:value="331.85" calcext:value-type="float">
            <text:p>331.85</text:p>
          </table:table-cell>
          <table:table-cell office:value-type="float" office:value="0.016569137" calcext:value-type="float">
            <text:p>0.016569137</text:p>
          </table:table-cell>
          <table:table-cell table:formula="of:=[.B328]/3.4847446" office:value-type="float" office:value="0.00475476366331122" calcext:value-type="float">
            <text:p>0.004754763663311</text:p>
          </table:table-cell>
          <table:table-cell office:value-type="float" office:value="19.337422223639" calcext:value-type="float">
            <text:p>19.337422223639</text:p>
          </table:table-cell>
        </table:table-row>
        <table:table-row table:style-name="ro1">
          <table:table-cell office:value-type="float" office:value="332.87" calcext:value-type="float">
            <text:p>332.87</text:p>
          </table:table-cell>
          <table:table-cell office:value-type="float" office:value="0.016302754" calcext:value-type="float">
            <text:p>0.016302754</text:p>
          </table:table-cell>
          <table:table-cell table:formula="of:=[.B329]/3.4847446" office:value-type="float" office:value="0.00467832104539311" calcext:value-type="float">
            <text:p>0.004678321045393</text:p>
          </table:table-cell>
          <table:table-cell office:value-type="float" office:value="19.354017723338" calcext:value-type="float">
            <text:p>19.354017723338</text:p>
          </table:table-cell>
        </table:table-row>
        <table:table-row table:style-name="ro1">
          <table:table-cell office:value-type="float" office:value="333.89" calcext:value-type="float">
            <text:p>333.89</text:p>
          </table:table-cell>
          <table:table-cell office:value-type="float" office:value="0.016035987" calcext:value-type="float">
            <text:p>0.016035987</text:p>
          </table:table-cell>
          <table:table-cell table:formula="of:=[.B330]/3.4847446" office:value-type="float" office:value="0.0046017682328857" calcext:value-type="float">
            <text:p>0.004601768232886</text:p>
          </table:table-cell>
          <table:table-cell office:value-type="float" office:value="19.370341665748" calcext:value-type="float">
            <text:p>19.370341665748</text:p>
          </table:table-cell>
        </table:table-row>
        <table:table-row table:style-name="ro1">
          <table:table-cell office:value-type="float" office:value="334.91" calcext:value-type="float">
            <text:p>334.91</text:p>
          </table:table-cell>
          <table:table-cell office:value-type="float" office:value="0.015796999" calcext:value-type="float">
            <text:p>0.015796999</text:p>
          </table:table-cell>
          <table:table-cell table:formula="of:=[.B331]/3.4847446" office:value-type="float" office:value="0.00453318702323263" calcext:value-type="float">
            <text:p>0.004533187023233</text:p>
          </table:table-cell>
          <table:table-cell office:value-type="float" office:value="19.386422329484" calcext:value-type="float">
            <text:p>19.386422329484</text:p>
          </table:table-cell>
        </table:table-row>
        <table:table-row table:style-name="ro1">
          <table:table-cell office:value-type="float" office:value="335.93" calcext:value-type="float">
            <text:p>335.93</text:p>
          </table:table-cell>
          <table:table-cell office:value-type="float" office:value="0.01560828" calcext:value-type="float">
            <text:p>0.01560828</text:p>
          </table:table-cell>
          <table:table-cell table:formula="of:=[.B332]/3.4847446" office:value-type="float" office:value="0.00447903126099973" calcext:value-type="float">
            <text:p>0.004479031261</text:p>
          </table:table-cell>
          <table:table-cell office:value-type="float" office:value="19.402310884715" calcext:value-type="float">
            <text:p>19.402310884715</text:p>
          </table:table-cell>
        </table:table-row>
        <table:table-row table:style-name="ro1">
          <table:table-cell office:value-type="float" office:value="336.94" calcext:value-type="float">
            <text:p>336.94</text:p>
          </table:table-cell>
          <table:table-cell office:value-type="float" office:value="0.015481064" calcext:value-type="float">
            <text:p>0.015481064</text:p>
          </table:table-cell>
          <table:table-cell table:formula="of:=[.B333]/3.4847446" office:value-type="float" office:value="0.00444252471185406" calcext:value-type="float">
            <text:p>0.004442524711854</text:p>
          </table:table-cell>
          <table:table-cell office:value-type="float" office:value="19.418069940158" calcext:value-type="float">
            <text:p>19.418069940158</text:p>
          </table:table-cell>
        </table:table-row>
        <table:table-row table:style-name="ro1">
          <table:table-cell office:value-type="float" office:value="337.96" calcext:value-type="float">
            <text:p>337.96</text:p>
          </table:table-cell>
          <table:table-cell office:value-type="float" office:value="0.015412535" calcext:value-type="float">
            <text:p>0.015412535</text:p>
          </table:table-cell>
          <table:table-cell table:formula="of:=[.B334]/3.4847446" office:value-type="float" office:value="0.00442285928214079" calcext:value-type="float">
            <text:p>0.004422859282141</text:p>
          </table:table-cell>
          <table:table-cell office:value-type="float" office:value="19.433759235445" calcext:value-type="float">
            <text:p>19.433759235445</text:p>
          </table:table-cell>
        </table:table-row>
        <table:table-row table:style-name="ro1">
          <table:table-cell office:value-type="float" office:value="338.98" calcext:value-type="float">
            <text:p>338.98</text:p>
          </table:table-cell>
          <table:table-cell office:value-type="float" office:value="0.015386637" calcext:value-type="float">
            <text:p>0.015386637</text:p>
          </table:table-cell>
          <table:table-cell table:formula="of:=[.B335]/3.4847446" office:value-type="float" office:value="0.00441542746059496" calcext:value-type="float">
            <text:p>0.004415427460595</text:p>
          </table:table-cell>
          <table:table-cell office:value-type="float" office:value="19.449422167452" calcext:value-type="float">
            <text:p>19.44942216745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15378355" calcext:value-type="float">
            <text:p>0.015378355</text:p>
          </table:table-cell>
          <table:table-cell table:formula="of:=[.B336]/3.4847446" office:value-type="float" office:value="0.0044130508158331" calcext:value-type="float">
            <text:p>0.004413050815833</text:p>
          </table:table-cell>
          <table:table-cell office:value-type="float" office:value="19.465076669476" calcext:value-type="float">
            <text:p>19.465076669476</text:p>
          </table:table-cell>
        </table:table-row>
        <table:table-row table:style-name="ro1">
          <table:table-cell office:value-type="float" office:value="341.02" calcext:value-type="float">
            <text:p>341.02</text:p>
          </table:table-cell>
          <table:table-cell office:value-type="float" office:value="0.015360291" calcext:value-type="float">
            <text:p>0.015360291</text:p>
          </table:table-cell>
          <table:table-cell table:formula="of:=[.B337]/3.4847446" office:value-type="float" office:value="0.00440786707869495" calcext:value-type="float">
            <text:p>0.004407867078695</text:p>
          </table:table-cell>
          <table:table-cell office:value-type="float" office:value="19.480712782888" calcext:value-type="float">
            <text:p>19.480712782888</text:p>
          </table:table-cell>
        </table:table-row>
        <table:table-row table:style-name="ro1">
          <table:table-cell office:value-type="float" office:value="342.03" calcext:value-type="float">
            <text:p>342.03</text:p>
          </table:table-cell>
          <table:table-cell office:value-type="float" office:value="0.015309733" calcext:value-type="float">
            <text:p>0.015309733</text:p>
          </table:table-cell>
          <table:table-cell table:formula="of:=[.B338]/3.4847446" office:value-type="float" office:value="0.00439335869836774" calcext:value-type="float">
            <text:p>0.004393358698368</text:p>
          </table:table-cell>
          <table:table-cell office:value-type="float" office:value="19.496297430675" calcext:value-type="float">
            <text:p>19.496297430675</text:p>
          </table:table-cell>
        </table:table-row>
        <table:table-row table:style-name="ro1">
          <table:table-cell office:value-type="float" office:value="343.05" calcext:value-type="float">
            <text:p>343.05</text:p>
          </table:table-cell>
          <table:table-cell office:value-type="float" office:value="0.015214349" calcext:value-type="float">
            <text:p>0.015214349</text:p>
          </table:table-cell>
          <table:table-cell table:formula="of:=[.B339]/3.4847446" office:value-type="float" office:value="0.00436598682153062" calcext:value-type="float">
            <text:p>0.004365986821531</text:p>
          </table:table-cell>
          <table:table-cell office:value-type="float" office:value="19.511784981757" calcext:value-type="float">
            <text:p>19.511784981757</text:p>
          </table:table-cell>
        </table:table-row>
        <table:table-row table:style-name="ro1">
          <table:table-cell office:value-type="float" office:value="344.07" calcext:value-type="float">
            <text:p>344.07</text:p>
          </table:table-cell>
          <table:table-cell office:value-type="float" office:value="0.015075068" calcext:value-type="float">
            <text:p>0.015075068</text:p>
          </table:table-cell>
          <table:table-cell table:formula="of:=[.B340]/3.4847446" office:value-type="float" office:value="0.00432601803873948" calcext:value-type="float">
            <text:p>0.004326018038739</text:p>
          </table:table-cell>
          <table:table-cell office:value-type="float" office:value="19.527130750042" calcext:value-type="float">
            <text:p>19.527130750042</text:p>
          </table:table-cell>
        </table:table-row>
        <table:table-row table:style-name="ro1">
          <table:table-cell office:value-type="float" office:value="345.09" calcext:value-type="float">
            <text:p>345.09</text:p>
          </table:table-cell>
          <table:table-cell office:value-type="float" office:value="0.014905581" calcext:value-type="float">
            <text:p>0.014905581</text:p>
          </table:table-cell>
          <table:table-cell table:formula="of:=[.B341]/3.4847446" office:value-type="float" office:value="0.00427738118885384" calcext:value-type="float">
            <text:p>0.004277381188854</text:p>
          </table:table-cell>
          <table:table-cell office:value-type="float" office:value="19.542303988526" calcext:value-type="float">
            <text:p>19.542303988526</text:p>
          </table:table-cell>
        </table:table-row>
        <table:table-row table:style-name="ro1">
          <table:table-cell office:value-type="float" office:value="346.11" calcext:value-type="float">
            <text:p>346.11</text:p>
          </table:table-cell>
          <table:table-cell office:value-type="float" office:value="0.014728843" calcext:value-type="float">
            <text:p>0.014728843</text:p>
          </table:table-cell>
          <table:table-cell table:formula="of:=[.B342]/3.4847446" office:value-type="float" office:value="0.0042266635552" calcext:value-type="float">
            <text:p>0.0042266635552</text:p>
          </table:table-cell>
          <table:table-cell office:value-type="float" office:value="19.557297315181" calcext:value-type="float">
            <text:p>19.557297315181</text:p>
          </table:table-cell>
        </table:table-row>
        <table:table-row table:style-name="ro1">
          <table:table-cell office:value-type="float" office:value="347.12" calcext:value-type="float">
            <text:p>347.12</text:p>
          </table:table-cell>
          <table:table-cell office:value-type="float" office:value="0.014571678" calcext:value-type="float">
            <text:p>0.014571678</text:p>
          </table:table-cell>
          <table:table-cell table:formula="of:=[.B343]/3.4847446" office:value-type="float" office:value="0.00418156268898444" calcext:value-type="float">
            <text:p>0.004181562688984</text:p>
          </table:table-cell>
          <table:table-cell office:value-type="float" office:value="19.572130654732" calcext:value-type="float">
            <text:p>19.572130654732</text:p>
          </table:table-cell>
        </table:table-row>
        <table:table-row table:style-name="ro1">
          <table:table-cell office:value-type="float" office:value="348.14" calcext:value-type="float">
            <text:p>348.14</text:p>
          </table:table-cell>
          <table:table-cell office:value-type="float" office:value="0.014459021" calcext:value-type="float">
            <text:p>0.014459021</text:p>
          </table:table-cell>
          <table:table-cell table:formula="of:=[.B344]/3.4847446" office:value-type="float" office:value="0.00414923406438452" calcext:value-type="float">
            <text:p>0.004149234064385</text:p>
          </table:table-cell>
          <table:table-cell office:value-type="float" office:value="19.586849313715" calcext:value-type="float">
            <text:p>19.586849313715</text:p>
          </table:table-cell>
        </table:table-row>
        <table:table-row table:style-name="ro1">
          <table:table-cell office:value-type="float" office:value="349.16" calcext:value-type="float">
            <text:p>349.16</text:p>
          </table:table-cell>
          <table:table-cell office:value-type="float" office:value="0.014409222" calcext:value-type="float">
            <text:p>0.014409222</text:p>
          </table:table-cell>
          <table:table-cell table:formula="of:=[.B345]/3.4847446" office:value-type="float" office:value="0.00413494349055021" calcext:value-type="float">
            <text:p>0.00413494349055</text:p>
          </table:table-cell>
          <table:table-cell office:value-type="float" office:value="19.601517280039" calcext:value-type="float">
            <text:p>19.601517280039</text:p>
          </table:table-cell>
        </table:table-row>
        <table:table-row table:style-name="ro1">
          <table:table-cell office:value-type="float" office:value="350.18" calcext:value-type="float">
            <text:p>350.18</text:p>
          </table:table-cell>
          <table:table-cell office:value-type="float" office:value="0.014431452" calcext:value-type="float">
            <text:p>0.014431452</text:p>
          </table:table-cell>
          <table:table-cell table:formula="of:=[.B346]/3.4847446" office:value-type="float" office:value="0.0041413227241962" calcext:value-type="float">
            <text:p>0.004141322724196</text:p>
          </table:table-cell>
          <table:table-cell office:value-type="float" office:value="19.616207875613" calcext:value-type="float">
            <text:p>19.616207875613</text:p>
          </table:table-cell>
        </table:table-row>
        <table:table-row table:style-name="ro1">
          <table:table-cell office:value-type="float" office:value="351.2" calcext:value-type="float">
            <text:p>351.2</text:p>
          </table:table-cell>
          <table:table-cell office:value-type="float" office:value="0.014525559" calcext:value-type="float">
            <text:p>0.014525559</text:p>
          </table:table-cell>
          <table:table-cell table:formula="of:=[.B347]/3.4847446" office:value-type="float" office:value="0.00416832814663089" calcext:value-type="float">
            <text:p>0.004168328146631</text:p>
          </table:table-cell>
          <table:table-cell office:value-type="float" office:value="19.630994267706" calcext:value-type="float">
            <text:p>19.630994267706</text:p>
          </table:table-cell>
        </table:table-row>
        <table:table-row table:style-name="ro1">
          <table:table-cell office:value-type="float" office:value="352.21" calcext:value-type="float">
            <text:p>352.21</text:p>
          </table:table-cell>
          <table:table-cell office:value-type="float" office:value="0.014684075" calcext:value-type="float">
            <text:p>0.014684075</text:p>
          </table:table-cell>
          <table:table-cell table:formula="of:=[.B348]/3.4847446" office:value-type="float" office:value="0.00421381670266452" calcext:value-type="float">
            <text:p>0.004213816702665</text:p>
          </table:table-cell>
          <table:table-cell office:value-type="float" office:value="19.645942022512" calcext:value-type="float">
            <text:p>19.645942022512</text:p>
          </table:table-cell>
        </table:table-row>
        <table:table-row table:style-name="ro1">
          <table:table-cell office:value-type="float" office:value="353.23" calcext:value-type="float">
            <text:p>353.23</text:p>
          </table:table-cell>
          <table:table-cell office:value-type="float" office:value="0.014895499" calcext:value-type="float">
            <text:p>0.014895499</text:p>
          </table:table-cell>
          <table:table-cell table:formula="of:=[.B349]/3.4847446" office:value-type="float" office:value="0.00427448800695466" calcext:value-type="float">
            <text:p>0.004274488006955</text:p>
          </table:table-cell>
          <table:table-cell office:value-type="float" office:value="19.661104997436" calcext:value-type="float">
            <text:p>19.661104997436</text:p>
          </table:table-cell>
        </table:table-row>
        <table:table-row table:style-name="ro1">
          <table:table-cell office:value-type="float" office:value="354.25" calcext:value-type="float">
            <text:p>354.25</text:p>
          </table:table-cell>
          <table:table-cell office:value-type="float" office:value="0.015147684" calcext:value-type="float">
            <text:p>0.015147684</text:p>
          </table:table-cell>
          <table:table-cell table:formula="of:=[.B350]/3.4847446" office:value-type="float" office:value="0.00434685629471956" calcext:value-type="float">
            <text:p>0.00434685629472</text:p>
          </table:table-cell>
          <table:table-cell office:value-type="float" office:value="19.676524685629" calcext:value-type="float">
            <text:p>19.676524685629</text:p>
          </table:table-cell>
        </table:table-row>
        <table:table-row table:style-name="ro1">
          <table:table-cell office:value-type="float" office:value="355.27" calcext:value-type="float">
            <text:p>355.27</text:p>
          </table:table-cell>
          <table:table-cell office:value-type="float" office:value="0.01543023" calcext:value-type="float">
            <text:p>0.01543023</text:p>
          </table:table-cell>
          <table:table-cell table:formula="of:=[.B351]/3.4847446" office:value-type="float" office:value="0.00442793712916579" calcext:value-type="float">
            <text:p>0.004427937129166</text:p>
          </table:table-cell>
          <table:table-cell office:value-type="float" office:value="19.692231993822" calcext:value-type="float">
            <text:p>19.692231993822</text:p>
          </table:table-cell>
        </table:table-row>
        <table:table-row table:style-name="ro1">
          <table:table-cell office:value-type="float" office:value="356.28" calcext:value-type="float">
            <text:p>356.28</text:p>
          </table:table-cell>
          <table:table-cell office:value-type="float" office:value="0.015735154" calcext:value-type="float">
            <text:p>0.015735154</text:p>
          </table:table-cell>
          <table:table-cell table:formula="of:=[.B352]/3.4847446" office:value-type="float" office:value="0.00451543966808931" calcext:value-type="float">
            <text:p>0.004515439668089</text:p>
          </table:table-cell>
          <table:table-cell office:value-type="float" office:value="19.708249701707" calcext:value-type="float">
            <text:p>19.708249701707</text:p>
          </table:table-cell>
        </table:table-row>
        <table:table-row table:style-name="ro1">
          <table:table-cell office:value-type="float" office:value="357.3" calcext:value-type="float">
            <text:p>357.3</text:p>
          </table:table-cell>
          <table:table-cell office:value-type="float" office:value="0.016055766" calcext:value-type="float">
            <text:p>0.016055766</text:p>
          </table:table-cell>
          <table:table-cell table:formula="of:=[.B353]/3.4847446" office:value-type="float" office:value="0.0046074441151297" calcext:value-type="float">
            <text:p>0.00460744411513</text:p>
          </table:table-cell>
          <table:table-cell office:value-type="float" office:value="19.724593778379" calcext:value-type="float">
            <text:p>19.724593778379</text:p>
          </table:table-cell>
        </table:table-row>
        <table:table-row table:style-name="ro1">
          <table:table-cell office:value-type="float" office:value="358.32" calcext:value-type="float">
            <text:p>358.32</text:p>
          </table:table-cell>
          <table:table-cell office:value-type="float" office:value="0.016384405" calcext:value-type="float">
            <text:p>0.016384405</text:p>
          </table:table-cell>
          <table:table-cell table:formula="of:=[.B354]/3.4847446" office:value-type="float" office:value="0.0047017520308375" calcext:value-type="float">
            <text:p>0.004701752030838</text:p>
          </table:table-cell>
          <table:table-cell office:value-type="float" office:value="19.741272396139" calcext:value-type="float">
            <text:p>19.741272396139</text:p>
          </table:table-cell>
        </table:table-row>
        <table:table-row table:style-name="ro1">
          <table:table-cell office:value-type="float" office:value="359.34" calcext:value-type="float">
            <text:p>359.34</text:p>
          </table:table-cell>
          <table:table-cell office:value-type="float" office:value="0.016710254" calcext:value-type="float">
            <text:p>0.016710254</text:p>
          </table:table-cell>
          <table:table-cell table:formula="of:=[.B355]/3.4847446" office:value-type="float" office:value="0.00479525931398244" calcext:value-type="float">
            <text:p>0.004795259313982</text:p>
          </table:table-cell>
          <table:table-cell office:value-type="float" office:value="19.75828271371" calcext:value-type="float">
            <text:p>19.75828271371</text:p>
          </table:table-cell>
        </table:table-row>
        <table:table-row table:style-name="ro1">
          <table:table-cell office:value-type="float" office:value="360.36" calcext:value-type="float">
            <text:p>360.36</text:p>
          </table:table-cell>
          <table:table-cell office:value-type="float" office:value="0.017018573" calcext:value-type="float">
            <text:p>0.017018573</text:p>
          </table:table-cell>
          <table:table-cell table:formula="of:=[.B356]/3.4847446" office:value-type="float" office:value="0.00488373609933996" calcext:value-type="float">
            <text:p>0.00488373609934</text:p>
          </table:table-cell>
          <table:table-cell office:value-type="float" office:value="19.7756068871" calcext:value-type="float">
            <text:p>19.7756068871</text:p>
          </table:table-cell>
        </table:table-row>
        <table:table-row table:style-name="ro1">
          <table:table-cell office:value-type="float" office:value="361.37" calcext:value-type="float">
            <text:p>361.37</text:p>
          </table:table-cell>
          <table:table-cell office:value-type="float" office:value="0.017292352" calcext:value-type="float">
            <text:p>0.017292352</text:p>
          </table:table-cell>
          <table:table-cell table:formula="of:=[.B357]/3.4847446" office:value-type="float" office:value="0.00496230111096234" calcext:value-type="float">
            <text:p>0.004962301110962</text:p>
          </table:table-cell>
          <table:table-cell office:value-type="float" office:value="19.793209754787" calcext:value-type="float">
            <text:p>19.793209754787</text:p>
          </table:table-cell>
        </table:table-row>
        <table:table-row table:style-name="ro1">
          <table:table-cell office:value-type="float" office:value="362.39" calcext:value-type="float">
            <text:p>362.39</text:p>
          </table:table-cell>
          <table:table-cell office:value-type="float" office:value="0.017516438" calcext:value-type="float">
            <text:p>0.017516438</text:p>
          </table:table-cell>
          <table:table-cell table:formula="of:=[.B358]/3.4847446" office:value-type="float" office:value="0.00502660596704849" calcext:value-type="float">
            <text:p>0.005026605967048</text:p>
          </table:table-cell>
          <table:table-cell office:value-type="float" office:value="19.811040733091" calcext:value-type="float">
            <text:p>19.811040733091</text:p>
          </table:table-cell>
        </table:table-row>
        <table:table-row table:style-name="ro1">
          <table:table-cell office:value-type="float" office:value="363.41" calcext:value-type="float">
            <text:p>363.41</text:p>
          </table:table-cell>
          <table:table-cell office:value-type="float" office:value="0.017683148" calcext:value-type="float">
            <text:p>0.017683148</text:p>
          </table:table-cell>
          <table:table-cell table:formula="of:=[.B359]/3.4847446" office:value-type="float" office:value="0.00507444591491727" calcext:value-type="float">
            <text:p>0.005074445914917</text:p>
          </table:table-cell>
          <table:table-cell office:value-type="float" office:value="19.829041414984" calcext:value-type="float">
            <text:p>19.829041414984</text:p>
          </table:table-cell>
        </table:table-row>
        <table:table-row table:style-name="ro1">
          <table:table-cell office:value-type="float" office:value="364.43" calcext:value-type="float">
            <text:p>364.43</text:p>
          </table:table-cell>
          <table:table-cell office:value-type="float" office:value="0.017797385" calcext:value-type="float">
            <text:p>0.017797385</text:p>
          </table:table-cell>
          <table:table-cell table:formula="of:=[.B360]/3.4847446" office:value-type="float" office:value="0.00510722794433773" calcext:value-type="float">
            <text:p>0.005107227944338</text:p>
          </table:table-cell>
          <table:table-cell office:value-type="float" office:value="19.847158384757" calcext:value-type="float">
            <text:p>19.847158384757</text:p>
          </table:table-cell>
        </table:table-row>
        <table:table-row table:style-name="ro1">
          <table:table-cell office:value-type="float" office:value="365.45" calcext:value-type="float">
            <text:p>365.45</text:p>
          </table:table-cell>
          <table:table-cell office:value-type="float" office:value="0.017879034" calcext:value-type="float">
            <text:p>0.017879034</text:p>
          </table:table-cell>
          <table:table-cell table:formula="of:=[.B361]/3.4847446" office:value-type="float" office:value="0.00513065835585196" calcext:value-type="float">
            <text:p>0.005130658355852</text:p>
          </table:table-cell>
          <table:table-cell office:value-type="float" office:value="19.865358469496" calcext:value-type="float">
            <text:p>19.865358469496</text:p>
          </table:table-cell>
        </table:table-row>
        <table:table-row table:style-name="ro1">
          <table:table-cell office:value-type="float" office:value="366.46" calcext:value-type="float">
            <text:p>366.46</text:p>
          </table:table-cell>
          <table:table-cell office:value-type="float" office:value="0.017960938" calcext:value-type="float">
            <text:p>0.017960938</text:p>
          </table:table-cell>
          <table:table-cell table:formula="of:=[.B362]/3.4847446" office:value-type="float" office:value="0.00515416194346065" calcext:value-type="float">
            <text:p>0.005154161943461</text:p>
          </table:table-cell>
          <table:table-cell office:value-type="float" office:value="19.88364192894" calcext:value-type="float">
            <text:p>19.88364192894</text:p>
          </table:table-cell>
        </table:table-row>
        <table:table-row table:style-name="ro1">
          <table:table-cell office:value-type="float" office:value="367.48" calcext:value-type="float">
            <text:p>367.48</text:p>
          </table:table-cell>
          <table:table-cell office:value-type="float" office:value="0.018082124" calcext:value-type="float">
            <text:p>0.018082124</text:p>
          </table:table-cell>
          <table:table-cell table:formula="of:=[.B363]/3.4847446" office:value-type="float" office:value="0.00518893809319627" calcext:value-type="float">
            <text:p>0.005188938093196</text:p>
          </table:table-cell>
          <table:table-cell office:value-type="float" office:value="19.902048751258" calcext:value-type="float">
            <text:p>19.902048751258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0.018277702" calcext:value-type="float">
            <text:p>0.018277702</text:p>
          </table:table-cell>
          <table:table-cell table:formula="of:=[.B364]/3.4847446" office:value-type="float" office:value="0.00524506214888747" calcext:value-type="float">
            <text:p>0.005245062148887</text:p>
          </table:table-cell>
          <table:table-cell office:value-type="float" office:value="19.920654663124" calcext:value-type="float">
            <text:p>19.920654663124</text:p>
          </table:table-cell>
        </table:table-row>
        <table:table-row table:style-name="ro1">
          <table:table-cell office:value-type="float" office:value="369.52" calcext:value-type="float">
            <text:p>369.52</text:p>
          </table:table-cell>
          <table:table-cell office:value-type="float" office:value="0.01856832" calcext:value-type="float">
            <text:p>0.01856832</text:p>
          </table:table-cell>
          <table:table-cell table:formula="of:=[.B365]/3.4847446" office:value-type="float" office:value="0.00532845936542954" calcext:value-type="float">
            <text:p>0.00532845936543</text:p>
          </table:table-cell>
          <table:table-cell office:value-type="float" office:value="19.939556411978" calcext:value-type="float">
            <text:p>19.939556411978</text:p>
          </table:table-cell>
        </table:table-row>
        <table:table-row table:style-name="ro1">
          <table:table-cell office:value-type="float" office:value="370.54" calcext:value-type="float">
            <text:p>370.54</text:p>
          </table:table-cell>
          <table:table-cell office:value-type="float" office:value="0.018952684" calcext:value-type="float">
            <text:p>0.018952684</text:p>
          </table:table-cell>
          <table:table-cell table:formula="of:=[.B366]/3.4847446" office:value-type="float" office:value="0.00543875841001375" calcext:value-type="float">
            <text:p>0.005438758410014</text:p>
          </table:table-cell>
          <table:table-cell office:value-type="float" office:value="19.958849426317" calcext:value-type="float">
            <text:p>19.958849426317</text:p>
          </table:table-cell>
        </table:table-row>
        <table:table-row table:style-name="ro1">
          <table:table-cell office:value-type="float" office:value="371.55" calcext:value-type="float">
            <text:p>371.55</text:p>
          </table:table-cell>
          <table:table-cell office:value-type="float" office:value="0.019405941" calcext:value-type="float">
            <text:p>0.019405941</text:p>
          </table:table-cell>
          <table:table-cell table:formula="of:=[.B367]/3.4847446" office:value-type="float" office:value="0.00556882733959901" calcext:value-type="float">
            <text:p>0.005568827339599</text:p>
          </table:table-cell>
          <table:table-cell office:value-type="float" office:value="19.978603836776" calcext:value-type="float">
            <text:p>19.978603836776</text:p>
          </table:table-cell>
        </table:table-row>
        <table:table-row table:style-name="ro1">
          <table:table-cell office:value-type="float" office:value="372.57" calcext:value-type="float">
            <text:p>372.57</text:p>
          </table:table-cell>
          <table:table-cell office:value-type="float" office:value="0.019884982" calcext:value-type="float">
            <text:p>0.019884982</text:p>
          </table:table-cell>
          <table:table-cell table:formula="of:=[.B368]/3.4847446" office:value-type="float" office:value="0.00570629537671139" calcext:value-type="float">
            <text:p>0.005706295376711</text:p>
          </table:table-cell>
          <table:table-cell office:value-type="float" office:value="19.998845890517" calcext:value-type="float">
            <text:p>19.998845890517</text:p>
          </table:table-cell>
        </table:table-row>
        <table:table-row table:style-name="ro1">
          <table:table-cell office:value-type="float" office:value="373.59" calcext:value-type="float">
            <text:p>373.59</text:p>
          </table:table-cell>
          <table:table-cell office:value-type="float" office:value="0.020339329" calcext:value-type="float">
            <text:p>0.020339329</text:p>
          </table:table-cell>
          <table:table-cell table:formula="of:=[.B369]/3.4847446" office:value-type="float" office:value="0.00583667709822981" calcext:value-type="float">
            <text:p>0.00583667709823</text:p>
          </table:table-cell>
          <table:table-cell office:value-type="float" office:value="20.019550449869" calcext:value-type="float">
            <text:p>20.019550449869</text:p>
          </table:table-cell>
        </table:table-row>
        <table:table-row table:style-name="ro1">
          <table:table-cell office:value-type="float" office:value="374.61" calcext:value-type="float">
            <text:p>374.61</text:p>
          </table:table-cell>
          <table:table-cell office:value-type="float" office:value="0.020724253" calcext:value-type="float">
            <text:p>0.020724253</text:p>
          </table:table-cell>
          <table:table-cell table:formula="of:=[.B370]/3.4847446" office:value-type="float" office:value="0.00594713684325675" calcext:value-type="float">
            <text:p>0.005947136843257</text:p>
          </table:table-cell>
          <table:table-cell office:value-type="float" office:value="20.040646844874" calcext:value-type="float">
            <text:p>20.040646844874</text:p>
          </table:table-cell>
        </table:table-row>
        <table:table-row table:style-name="ro1">
          <table:table-cell office:value-type="float" office:value="375.63" calcext:value-type="float">
            <text:p>375.63</text:p>
          </table:table-cell>
          <table:table-cell office:value-type="float" office:value="0.021011833" calcext:value-type="float">
            <text:p>0.021011833</text:p>
          </table:table-cell>
          <table:table-cell table:formula="of:=[.B371]/3.4847446" office:value-type="float" office:value="0.00602966225989704" calcext:value-type="float">
            <text:p>0.006029662259897</text:p>
          </table:table-cell>
          <table:table-cell office:value-type="float" office:value="20.062035984198" calcext:value-type="float">
            <text:p>20.062035984198</text:p>
          </table:table-cell>
        </table:table-row>
        <table:table-row table:style-name="ro1">
          <table:table-cell office:value-type="float" office:value="376.64" calcext:value-type="float">
            <text:p>376.64</text:p>
          </table:table-cell>
          <table:table-cell office:value-type="float" office:value="0.021196286" calcext:value-type="float">
            <text:p>0.021196286</text:p>
          </table:table-cell>
          <table:table-cell table:formula="of:=[.B372]/3.4847446" office:value-type="float" office:value="0.00608259382911448" calcext:value-type="float">
            <text:p>0.006082593829114</text:p>
          </table:table-cell>
          <table:table-cell office:value-type="float" office:value="20.083612888481" calcext:value-type="float">
            <text:p>20.083612888481</text:p>
          </table:table-cell>
        </table:table-row>
        <table:table-row table:style-name="ro1">
          <table:table-cell office:value-type="float" office:value="377.66" calcext:value-type="float">
            <text:p>377.66</text:p>
          </table:table-cell>
          <table:table-cell office:value-type="float" office:value="0.021291877" calcext:value-type="float">
            <text:p>0.021291877</text:p>
          </table:table-cell>
          <table:table-cell table:formula="of:=[.B373]/3.4847446" office:value-type="float" office:value="0.00611002510772239" calcext:value-type="float">
            <text:p>0.006110025107722</text:p>
          </table:table-cell>
          <table:table-cell office:value-type="float" office:value="20.105287100913" calcext:value-type="float">
            <text:p>20.105287100913</text:p>
          </table:table-cell>
        </table:table-row>
        <table:table-row table:style-name="ro1">
          <table:table-cell office:value-type="float" office:value="378.68" calcext:value-type="float">
            <text:p>378.68</text:p>
          </table:table-cell>
          <table:table-cell office:value-type="float" office:value="0.021324412" calcext:value-type="float">
            <text:p>0.021324412</text:p>
          </table:table-cell>
          <table:table-cell table:formula="of:=[.B374]/3.4847446" office:value-type="float" office:value="0.00611936151647957" calcext:value-type="float">
            <text:p>0.00611936151648</text:p>
          </table:table-cell>
          <table:table-cell office:value-type="float" office:value="20.12699443224" calcext:value-type="float">
            <text:p>20.12699443224</text:p>
          </table:table-cell>
        </table:table-row>
        <table:table-row table:style-name="ro1">
          <table:table-cell office:value-type="float" office:value="379.7" calcext:value-type="float">
            <text:p>379.7</text:p>
          </table:table-cell>
          <table:table-cell office:value-type="float" office:value="0.021319604" calcext:value-type="float">
            <text:p>0.021319604</text:p>
          </table:table-cell>
          <table:table-cell table:formula="of:=[.B375]/3.4847446" office:value-type="float" office:value="0.00611798178839276" calcext:value-type="float">
            <text:p>0.006117981788393</text:p>
          </table:table-cell>
          <table:table-cell office:value-type="float" office:value="20.148696868781" calcext:value-type="float">
            <text:p>20.148696868781</text:p>
          </table:table-cell>
        </table:table-row>
        <table:table-row table:style-name="ro1">
          <table:table-cell office:value-type="float" office:value="380.72" calcext:value-type="float">
            <text:p>380.72</text:p>
          </table:table-cell>
          <table:table-cell office:value-type="float" office:value="0.021292731" calcext:value-type="float">
            <text:p>0.021292731</text:p>
          </table:table-cell>
          <table:table-cell table:formula="of:=[.B376]/3.4847446" office:value-type="float" office:value="0.00611027017589754" calcext:value-type="float">
            <text:p>0.006110270175898</text:p>
          </table:table-cell>
          <table:table-cell office:value-type="float" office:value="20.170371949701" calcext:value-type="float">
            <text:p>20.170371949701</text:p>
          </table:table-cell>
        </table:table-row>
        <table:table-row table:style-name="ro1">
          <table:table-cell office:value-type="float" office:value="381.73" calcext:value-type="float">
            <text:p>381.73</text:p>
          </table:table-cell>
          <table:table-cell office:value-type="float" office:value="0.021243385" calcext:value-type="float">
            <text:p>0.021243385</text:p>
          </table:table-cell>
          <table:table-cell table:formula="of:=[.B377]/3.4847446" office:value-type="float" office:value="0.00609610959724279" calcext:value-type="float">
            <text:p>0.006096109597243</text:p>
          </table:table-cell>
          <table:table-cell office:value-type="float" office:value="20.191996798682" calcext:value-type="float">
            <text:p>20.191996798682</text:p>
          </table:table-cell>
        </table:table-row>
        <table:table-row table:style-name="ro1">
          <table:table-cell office:value-type="float" office:value="382.75" calcext:value-type="float">
            <text:p>382.75</text:p>
          </table:table-cell>
          <table:table-cell office:value-type="float" office:value="0.021157082" calcext:value-type="float">
            <text:p>0.021157082</text:p>
          </table:table-cell>
          <table:table-cell table:formula="of:=[.B378]/3.4847446" office:value-type="float" office:value="0.00607134365026349" calcext:value-type="float">
            <text:p>0.006071343650264</text:p>
          </table:table-cell>
          <table:table-cell office:value-type="float" office:value="20.213533794963" calcext:value-type="float">
            <text:p>20.213533794963</text:p>
          </table:table-cell>
        </table:table-row>
        <table:table-row table:style-name="ro1">
          <table:table-cell office:value-type="float" office:value="383.77" calcext:value-type="float">
            <text:p>383.77</text:p>
          </table:table-cell>
          <table:table-cell office:value-type="float" office:value="0.021012804" calcext:value-type="float">
            <text:p>0.021012804</text:p>
          </table:table-cell>
          <table:table-cell table:formula="of:=[.B379]/3.4847446" office:value-type="float" office:value="0.00602994090298612" calcext:value-type="float">
            <text:p>0.006029940902986</text:p>
          </table:table-cell>
          <table:table-cell office:value-type="float" office:value="20.234923922533" calcext:value-type="float">
            <text:p>20.234923922533</text:p>
          </table:table-cell>
        </table:table-row>
        <table:table-row table:style-name="ro1">
          <table:table-cell office:value-type="float" office:value="384.79" calcext:value-type="float">
            <text:p>384.79</text:p>
          </table:table-cell>
          <table:table-cell office:value-type="float" office:value="0.020793255" calcext:value-type="float">
            <text:p>0.020793255</text:p>
          </table:table-cell>
          <table:table-cell table:formula="of:=[.B380]/3.4847446" office:value-type="float" office:value="0.00596693800745111" calcext:value-type="float">
            <text:p>0.005966938007451</text:p>
          </table:table-cell>
          <table:table-cell office:value-type="float" office:value="20.256090558792" calcext:value-type="float">
            <text:p>20.256090558792</text:p>
          </table:table-cell>
        </table:table-row>
        <table:table-row table:style-name="ro1">
          <table:table-cell office:value-type="float" office:value="385.81" calcext:value-type="float">
            <text:p>385.81</text:p>
          </table:table-cell>
          <table:table-cell office:value-type="float" office:value="0.020493626" calcext:value-type="float">
            <text:p>0.020493626</text:p>
          </table:table-cell>
          <table:table-cell table:formula="of:=[.B381]/3.4847446" office:value-type="float" office:value="0.00588095494860656" calcext:value-type="float">
            <text:p>0.005880954948607</text:p>
          </table:table-cell>
          <table:table-cell office:value-type="float" office:value="20.27695218581" calcext:value-type="float">
            <text:p>20.27695218581</text:p>
          </table:table-cell>
        </table:table-row>
        <table:table-row table:style-name="ro1">
          <table:table-cell office:value-type="float" office:value="386.82" calcext:value-type="float">
            <text:p>386.82</text:p>
          </table:table-cell>
          <table:table-cell office:value-type="float" office:value="0.020125367" calcext:value-type="float">
            <text:p>0.020125367</text:p>
          </table:table-cell>
          <table:table-cell table:formula="of:=[.B382]/3.4847446" office:value-type="float" office:value="0.00577527747657605" calcext:value-type="float">
            <text:p>0.005775277476576</text:p>
          </table:table-cell>
          <table:table-cell office:value-type="float" office:value="20.297438940988" calcext:value-type="float">
            <text:p>20.297438940988</text:p>
          </table:table-cell>
        </table:table-row>
        <table:table-row table:style-name="ro1">
          <table:table-cell office:value-type="float" office:value="387.84" calcext:value-type="float">
            <text:p>387.84</text:p>
          </table:table-cell>
          <table:table-cell office:value-type="float" office:value="0.019713542" calcext:value-type="float">
            <text:p>0.019713542</text:p>
          </table:table-cell>
          <table:table-cell table:formula="of:=[.B383]/3.4847446" office:value-type="float" office:value="0.00565709808403175" calcext:value-type="float">
            <text:p>0.005657098084032</text:p>
          </table:table-cell>
          <table:table-cell office:value-type="float" office:value="20.317506476289" calcext:value-type="float">
            <text:p>20.317506476289</text:p>
          </table:table-cell>
        </table:table-row>
        <table:table-row table:style-name="ro1">
          <table:table-cell office:value-type="float" office:value="388.86" calcext:value-type="float">
            <text:p>388.86</text:p>
          </table:table-cell>
          <table:table-cell office:value-type="float" office:value="0.019288963" calcext:value-type="float">
            <text:p>0.019288963</text:p>
          </table:table-cell>
          <table:table-cell table:formula="of:=[.B384]/3.4847446" office:value-type="float" office:value="0.00553525873890442" calcext:value-type="float">
            <text:p>0.005535258738904</text:p>
          </table:table-cell>
          <table:table-cell office:value-type="float" office:value="20.337141808106" calcext:value-type="float">
            <text:p>20.337141808106</text:p>
          </table:table-cell>
        </table:table-row>
        <table:table-row table:style-name="ro1">
          <table:table-cell office:value-type="float" office:value="389.88" calcext:value-type="float">
            <text:p>389.88</text:p>
          </table:table-cell>
          <table:table-cell office:value-type="float" office:value="0.018878378" calcext:value-type="float">
            <text:p>0.018878378</text:p>
          </table:table-cell>
          <table:table-cell table:formula="of:=[.B385]/3.4847446" office:value-type="float" office:value="0.00541743518305474" calcext:value-type="float">
            <text:p>0.005417435183055</text:p>
          </table:table-cell>
          <table:table-cell office:value-type="float" office:value="20.356359182436" calcext:value-type="float">
            <text:p>20.356359182436</text:p>
          </table:table-cell>
        </table:table-row>
        <table:table-row table:style-name="ro1">
          <table:table-cell office:value-type="float" office:value="390.9" calcext:value-type="float">
            <text:p>390.9</text:p>
          </table:table-cell>
          <table:table-cell office:value-type="float" office:value="0.018496749" calcext:value-type="float">
            <text:p>0.018496749</text:p>
          </table:table-cell>
          <table:table-cell table:formula="of:=[.B386]/3.4847446" office:value-type="float" office:value="0.00530792098795418" calcext:value-type="float">
            <text:p>0.005307920987954</text:p>
          </table:table-cell>
          <table:table-cell office:value-type="float" office:value="20.375188074968" calcext:value-type="float">
            <text:p>20.375188074968</text:p>
          </table:table-cell>
        </table:table-row>
        <table:table-row table:style-name="ro1">
          <table:table-cell office:value-type="float" office:value="391.91" calcext:value-type="float">
            <text:p>391.91</text:p>
          </table:table-cell>
          <table:table-cell office:value-type="float" office:value="0.018144734" calcext:value-type="float">
            <text:p>0.018144734</text:p>
          </table:table-cell>
          <table:table-cell table:formula="of:=[.B387]/3.4847446" office:value-type="float" office:value="0.00520690497662296" calcext:value-type="float">
            <text:p>0.005206904976623</text:p>
          </table:table-cell>
          <table:table-cell office:value-type="float" office:value="20.39365863133" calcext:value-type="float">
            <text:p>20.39365863133</text:p>
          </table:table-cell>
        </table:table-row>
        <table:table-row table:style-name="ro1">
          <table:table-cell office:value-type="float" office:value="392.93" calcext:value-type="float">
            <text:p>392.93</text:p>
          </table:table-cell>
          <table:table-cell office:value-type="float" office:value="0.017812365" calcext:value-type="float">
            <text:p>0.017812365</text:p>
          </table:table-cell>
          <table:table-cell table:formula="of:=[.B388]/3.4847446" office:value-type="float" office:value="0.0051115266811806" calcext:value-type="float">
            <text:p>0.005111526681181</text:p>
          </table:table-cell>
          <table:table-cell office:value-type="float" office:value="20.411790849833" calcext:value-type="float">
            <text:p>20.411790849833</text:p>
          </table:table-cell>
        </table:table-row>
        <table:table-row table:style-name="ro1">
          <table:table-cell office:value-type="float" office:value="393.95" calcext:value-type="float">
            <text:p>393.95</text:p>
          </table:table-cell>
          <table:table-cell office:value-type="float" office:value="0.017487357" calcext:value-type="float">
            <text:p>0.017487357</text:p>
          </table:table-cell>
          <table:table-cell table:formula="of:=[.B389]/3.4847446" office:value-type="float" office:value="0.00501826073566482" calcext:value-type="float">
            <text:p>0.005018260735665</text:p>
          </table:table-cell>
          <table:table-cell office:value-type="float" office:value="20.429592224151" calcext:value-type="float">
            <text:p>20.429592224151</text:p>
          </table:table-cell>
        </table:table-row>
        <table:table-row table:style-name="ro1">
          <table:table-cell office:value-type="float" office:value="394.97" calcext:value-type="float">
            <text:p>394.97</text:p>
          </table:table-cell>
          <table:table-cell office:value-type="float" office:value="0.017164585" calcext:value-type="float">
            <text:p>0.017164585</text:p>
          </table:table-cell>
          <table:table-cell table:formula="of:=[.B390]/3.4847446" office:value-type="float" office:value="0.00492563644405963" calcext:value-type="float">
            <text:p>0.00492563644406</text:p>
          </table:table-cell>
          <table:table-cell office:value-type="float" office:value="20.447065031437" calcext:value-type="float">
            <text:p>20.447065031437</text:p>
          </table:table-cell>
        </table:table-row>
        <table:table-row table:style-name="ro1">
          <table:table-cell office:value-type="float" office:value="395.99" calcext:value-type="float">
            <text:p>395.99</text:p>
          </table:table-cell>
          <table:table-cell office:value-type="float" office:value="0.016852718" calcext:value-type="float">
            <text:p>0.016852718</text:p>
          </table:table-cell>
          <table:table-cell table:formula="of:=[.B391]/3.4847446" office:value-type="float" office:value="0.00483614150661142" calcext:value-type="float">
            <text:p>0.004836141506611</text:p>
          </table:table-cell>
          <table:table-cell office:value-type="float" office:value="20.464220370809" calcext:value-type="float">
            <text:p>20.46422037080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16575027" calcext:value-type="float">
            <text:p>0.016575027</text:p>
          </table:table-cell>
          <table:table-cell table:formula="of:=[.B392]/3.4847446" office:value-type="float" office:value="0.00475645388761059" calcext:value-type="float">
            <text:p>0.004756453887611</text:p>
          </table:table-cell>
          <table:table-cell office:value-type="float" office:value="20.481093033267" calcext:value-type="float">
            <text:p>20.481093033267</text:p>
          </table:table-cell>
        </table:table-row>
        <table:table-row table:style-name="ro1">
          <table:table-cell office:value-type="float" office:value="398.02" calcext:value-type="float">
            <text:p>398.02</text:p>
          </table:table-cell>
          <table:table-cell office:value-type="float" office:value="0.016363634" calcext:value-type="float">
            <text:p>0.016363634</text:p>
          </table:table-cell>
          <table:table-cell table:formula="of:=[.B393]/3.4847446" office:value-type="float" office:value="0.00469579147923782" calcext:value-type="float">
            <text:p>0.004695791479238</text:p>
          </table:table-cell>
          <table:table-cell office:value-type="float" office:value="20.497750506311" calcext:value-type="float">
            <text:p>20.497750506311</text:p>
          </table:table-cell>
        </table:table-row>
        <table:table-row table:style-name="ro1">
          <table:table-cell office:value-type="float" office:value="399.04" calcext:value-type="float">
            <text:p>399.04</text:p>
          </table:table-cell>
          <table:table-cell office:value-type="float" office:value="0.016248927" calcext:value-type="float">
            <text:p>0.016248927</text:p>
          </table:table-cell>
          <table:table-cell table:formula="of:=[.B394]/3.4847446" office:value-type="float" office:value="0.0046628745762315" calcext:value-type="float">
            <text:p>0.004662874576232</text:p>
          </table:table-cell>
          <table:table-cell office:value-type="float" office:value="20.514291212737" calcext:value-type="float">
            <text:p>20.514291212737</text:p>
          </table:table-cell>
        </table:table-row>
        <table:table-row table:style-name="ro1">
          <table:table-cell office:value-type="float" office:value="400.06" calcext:value-type="float">
            <text:p>400.06</text:p>
          </table:table-cell>
          <table:table-cell office:value-type="float" office:value="0.016247841" calcext:value-type="float">
            <text:p>0.016247841</text:p>
          </table:table-cell>
          <table:table-cell table:formula="of:=[.B395]/3.4847446" office:value-type="float" office:value="0.00466256293215864" calcext:value-type="float">
            <text:p>0.004662562932159</text:p>
          </table:table-cell>
          <table:table-cell office:value-type="float" office:value="20.53083081412" calcext:value-type="float">
            <text:p>20.53083081412</text:p>
          </table:table-cell>
        </table:table-row>
        <table:table-row table:style-name="ro1">
          <table:table-cell office:value-type="float" office:value="401.07" calcext:value-type="float">
            <text:p>401.07</text:p>
          </table:table-cell>
          <table:table-cell office:value-type="float" office:value="0.016355227" calcext:value-type="float">
            <text:p>0.016355227</text:p>
          </table:table-cell>
          <table:table-cell table:formula="of:=[.B396]/3.4847446" office:value-type="float" office:value="0.00469337896384142" calcext:value-type="float">
            <text:p>0.004693378963841</text:p>
          </table:table-cell>
          <table:table-cell office:value-type="float" office:value="20.547479729044" calcext:value-type="float">
            <text:p>20.547479729044</text:p>
          </table:table-cell>
        </table:table-row>
        <table:table-row table:style-name="ro1">
          <table:table-cell office:value-type="float" office:value="402.09" calcext:value-type="float">
            <text:p>402.09</text:p>
          </table:table-cell>
          <table:table-cell office:value-type="float" office:value="0.016541616" calcext:value-type="float">
            <text:p>0.016541616</text:p>
          </table:table-cell>
          <table:table-cell table:formula="of:=[.B397]/3.4847446" office:value-type="float" office:value="0.00474686609744657" calcext:value-type="float">
            <text:p>0.004746866097447</text:p>
          </table:table-cell>
          <table:table-cell office:value-type="float" office:value="20.564318380796" calcext:value-type="float">
            <text:p>20.564318380796</text:p>
          </table:table-cell>
        </table:table-row>
        <table:table-row table:style-name="ro1">
          <table:table-cell office:value-type="float" office:value="403.11" calcext:value-type="float">
            <text:p>403.11</text:p>
          </table:table-cell>
          <table:table-cell office:value-type="float" office:value="0.016758605" calcext:value-type="float">
            <text:p>0.016758605</text:p>
          </table:table-cell>
          <table:table-cell table:formula="of:=[.B398]/3.4847446" office:value-type="float" office:value="0.00480913436238627" calcext:value-type="float">
            <text:p>0.004809134362386</text:p>
          </table:table-cell>
          <table:table-cell office:value-type="float" office:value="20.581377917531" calcext:value-type="float">
            <text:p>20.581377917531</text:p>
          </table:table-cell>
        </table:table-row>
        <table:table-row table:style-name="ro1">
          <table:table-cell office:value-type="float" office:value="404.13" calcext:value-type="float">
            <text:p>404.13</text:p>
          </table:table-cell>
          <table:table-cell office:value-type="float" office:value="0.016950527" calcext:value-type="float">
            <text:p>0.016950527</text:p>
          </table:table-cell>
          <table:table-cell table:formula="of:=[.B399]/3.4847446" office:value-type="float" office:value="0.00486420927375854" calcext:value-type="float">
            <text:p>0.004864209273759</text:p>
          </table:table-cell>
          <table:table-cell office:value-type="float" office:value="20.598632822208" calcext:value-type="float">
            <text:p>20.598632822208</text:p>
          </table:table-cell>
        </table:table-row>
        <table:table-row table:style-name="ro1">
          <table:table-cell office:value-type="float" office:value="405.15" calcext:value-type="float">
            <text:p>405.15</text:p>
          </table:table-cell>
          <table:table-cell office:value-type="float" office:value="0.017069077" calcext:value-type="float">
            <text:p>0.017069077</text:p>
          </table:table-cell>
          <table:table-cell table:formula="of:=[.B400]/3.4847446" office:value-type="float" office:value="0.00489822898355305" calcext:value-type="float">
            <text:p>0.004898228983553</text:p>
          </table:table-cell>
          <table:table-cell office:value-type="float" office:value="20.61600840618" calcext:value-type="float">
            <text:p>20.61600840618</text:p>
          </table:table-cell>
        </table:table-row>
        <table:table-row table:style-name="ro1">
          <table:table-cell office:value-type="float" office:value="406.16" calcext:value-type="float">
            <text:p>406.16</text:p>
          </table:table-cell>
          <table:table-cell office:value-type="float" office:value="0.017086564" calcext:value-type="float">
            <text:p>0.017086564</text:p>
          </table:table-cell>
          <table:table-cell table:formula="of:=[.B401]/3.4847446" office:value-type="float" office:value="0.00490324714184219" calcext:value-type="float">
            <text:p>0.004903247141842</text:p>
          </table:table-cell>
          <table:table-cell office:value-type="float" office:value="20.633401791319" calcext:value-type="float">
            <text:p>20.633401791319</text:p>
          </table:table-cell>
        </table:table-row>
        <table:table-row table:style-name="ro1">
          <table:table-cell office:value-type="float" office:value="407.18" calcext:value-type="float">
            <text:p>407.18</text:p>
          </table:table-cell>
          <table:table-cell office:value-type="float" office:value="0.017003898" calcext:value-type="float">
            <text:p>0.017003898</text:p>
          </table:table-cell>
          <table:table-cell table:formula="of:=[.B402]/3.4847446" office:value-type="float" office:value="0.00487952488684537" calcext:value-type="float">
            <text:p>0.004879524886845</text:p>
          </table:table-cell>
          <table:table-cell office:value-type="float" office:value="20.650711025847" calcext:value-type="float">
            <text:p>20.650711025847</text:p>
          </table:table-cell>
        </table:table-row>
        <table:table-row table:style-name="ro1">
          <table:table-cell office:value-type="float" office:value="408.2" calcext:value-type="float">
            <text:p>408.2</text:p>
          </table:table-cell>
          <table:table-cell office:value-type="float" office:value="0.016851021" calcext:value-type="float">
            <text:p>0.016851021</text:p>
          </table:table-cell>
          <table:table-cell table:formula="of:=[.B403]/3.4847446" office:value-type="float" office:value="0.00483565452687695" calcext:value-type="float">
            <text:p>0.004835654526877</text:p>
          </table:table-cell>
          <table:table-cell office:value-type="float" office:value="20.667864638284" calcext:value-type="float">
            <text:p>20.667864638284</text:p>
          </table:table-cell>
        </table:table-row>
        <table:table-row table:style-name="ro1">
          <table:table-cell office:value-type="float" office:value="409.22" calcext:value-type="float">
            <text:p>409.22</text:p>
          </table:table-cell>
          <table:table-cell office:value-type="float" office:value="0.016679685" calcext:value-type="float">
            <text:p>0.016679685</text:p>
          </table:table-cell>
          <table:table-cell table:formula="of:=[.B404]/3.4847446" office:value-type="float" office:value="0.00478648707856524" calcext:value-type="float">
            <text:p>0.004786487078565</text:p>
          </table:table-cell>
          <table:table-cell office:value-type="float" office:value="20.684843838142" calcext:value-type="float">
            <text:p>20.684843838142</text:p>
          </table:table-cell>
        </table:table-row>
        <table:table-row table:style-name="ro1">
          <table:table-cell office:value-type="float" office:value="410.24" calcext:value-type="float">
            <text:p>410.24</text:p>
          </table:table-cell>
          <table:table-cell office:value-type="float" office:value="0.016550604" calcext:value-type="float">
            <text:p>0.016550604</text:p>
          </table:table-cell>
          <table:table-cell table:formula="of:=[.B405]/3.4847446" office:value-type="float" office:value="0.00474944533955229" calcext:value-type="float">
            <text:p>0.004749445339552</text:p>
          </table:table-cell>
          <table:table-cell office:value-type="float" office:value="20.701691639263" calcext:value-type="float">
            <text:p>20.701691639263</text:p>
          </table:table-cell>
        </table:table-row>
        <table:table-row table:style-name="ro1">
          <table:table-cell office:value-type="float" office:value="411.25" calcext:value-type="float">
            <text:p>411.25</text:p>
          </table:table-cell>
          <table:table-cell office:value-type="float" office:value="0.016518457" calcext:value-type="float">
            <text:p>0.016518457</text:p>
          </table:table-cell>
          <table:table-cell table:formula="of:=[.B406]/3.4847446" office:value-type="float" office:value="0.0047402202732447" calcext:value-type="float">
            <text:p>0.004740220273245</text:p>
          </table:table-cell>
          <table:table-cell office:value-type="float" office:value="20.718506715694" calcext:value-type="float">
            <text:p>20.718506715694</text:p>
          </table:table-cell>
        </table:table-row>
        <table:table-row table:style-name="ro1">
          <table:table-cell office:value-type="float" office:value="412.27" calcext:value-type="float">
            <text:p>412.27</text:p>
          </table:table-cell>
          <table:table-cell office:value-type="float" office:value="0.016618624" calcext:value-type="float">
            <text:p>0.016618624</text:p>
          </table:table-cell>
          <table:table-cell table:formula="of:=[.B407]/3.4847446" office:value-type="float" office:value="0.00476896470404173" calcext:value-type="float">
            <text:p>0.004768964704042</text:p>
          </table:table-cell>
          <table:table-cell office:value-type="float" office:value="20.735423757316" calcext:value-type="float">
            <text:p>20.735423757316</text:p>
          </table:table-cell>
        </table:table-row>
        <table:table-row table:style-name="ro1">
          <table:table-cell office:value-type="float" office:value="413.29" calcext:value-type="float">
            <text:p>413.29</text:p>
          </table:table-cell>
          <table:table-cell office:value-type="float" office:value="0.016858927" calcext:value-type="float">
            <text:p>0.016858927</text:p>
          </table:table-cell>
          <table:table-cell table:formula="of:=[.B408]/3.4847446" office:value-type="float" office:value="0.00483792327277012" calcext:value-type="float">
            <text:p>0.00483792327277</text:p>
          </table:table-cell>
          <table:table-cell office:value-type="float" office:value="20.752585417734" calcext:value-type="float">
            <text:p>20.752585417734</text:p>
          </table:table-cell>
        </table:table-row>
        <table:table-row table:style-name="ro1">
          <table:table-cell office:value-type="float" office:value="414.31" calcext:value-type="float">
            <text:p>414.31</text:p>
          </table:table-cell>
          <table:table-cell office:value-type="float" office:value="0.017218256" calcext:value-type="float">
            <text:p>0.017218256</text:p>
          </table:table-cell>
          <table:table-cell table:formula="of:=[.B409]/3.4847446" office:value-type="float" office:value="0.00494103814666934" calcext:value-type="float">
            <text:p>0.004941038146669</text:p>
          </table:table-cell>
          <table:table-cell office:value-type="float" office:value="20.770112858846" calcext:value-type="float">
            <text:p>20.770112858846</text:p>
          </table:table-cell>
        </table:table-row>
        <table:table-row table:style-name="ro1">
          <table:table-cell office:value-type="float" office:value="415.33" calcext:value-type="float">
            <text:p>415.33</text:p>
          </table:table-cell>
          <table:table-cell office:value-type="float" office:value="0.017652213" calcext:value-type="float">
            <text:p>0.017652213</text:p>
          </table:table-cell>
          <table:table-cell table:formula="of:=[.B410]/3.4847446" office:value-type="float" office:value="0.00506556865028215" calcext:value-type="float">
            <text:p>0.005065568650282</text:p>
          </table:table-cell>
          <table:table-cell office:value-type="float" office:value="20.788082050256" calcext:value-type="float">
            <text:p>20.788082050256</text:p>
          </table:table-cell>
        </table:table-row>
        <table:table-row table:style-name="ro1">
          <table:table-cell office:value-type="float" office:value="416.34" calcext:value-type="float">
            <text:p>416.34</text:p>
          </table:table-cell>
          <table:table-cell office:value-type="float" office:value="0.018104337" calcext:value-type="float">
            <text:p>0.018104337</text:p>
          </table:table-cell>
          <table:table-cell table:formula="of:=[.B411]/3.4847446" office:value-type="float" office:value="0.00519531244843596" calcext:value-type="float">
            <text:p>0.005195312448436</text:p>
          </table:table-cell>
          <table:table-cell office:value-type="float" office:value="20.806511484133" calcext:value-type="float">
            <text:p>20.806511484133</text:p>
          </table:table-cell>
        </table:table-row>
        <table:table-row table:style-name="ro1">
          <table:table-cell office:value-type="float" office:value="417.36" calcext:value-type="float">
            <text:p>417.36</text:p>
          </table:table-cell>
          <table:table-cell office:value-type="float" office:value="0.018520224" calcext:value-type="float">
            <text:p>0.018520224</text:p>
          </table:table-cell>
          <table:table-cell table:formula="of:=[.B412]/3.4847446" office:value-type="float" office:value="0.00531465749312016" calcext:value-type="float">
            <text:p>0.00531465749312</text:p>
          </table:table-cell>
          <table:table-cell office:value-type="float" office:value="20.825364273463" calcext:value-type="float">
            <text:p>20.825364273463</text:p>
          </table:table-cell>
        </table:table-row>
        <table:table-row table:style-name="ro1">
          <table:table-cell office:value-type="float" office:value="418.38" calcext:value-type="float">
            <text:p>418.38</text:p>
          </table:table-cell>
          <table:table-cell office:value-type="float" office:value="0.018861395" calcext:value-type="float">
            <text:p>0.018861395</text:p>
          </table:table-cell>
          <table:table-cell table:formula="of:=[.B413]/3.4847446" office:value-type="float" office:value="0.00541256165516405" calcext:value-type="float">
            <text:p>0.005412561655164</text:p>
          </table:table-cell>
          <table:table-cell office:value-type="float" office:value="20.844564360001" calcext:value-type="float">
            <text:p>20.844564360001</text:p>
          </table:table-cell>
        </table:table-row>
        <table:table-row table:style-name="ro1">
          <table:table-cell office:value-type="float" office:value="419.4" calcext:value-type="float">
            <text:p>419.4</text:p>
          </table:table-cell>
          <table:table-cell office:value-type="float" office:value="0.019115825" calcext:value-type="float">
            <text:p>0.019115825</text:p>
          </table:table-cell>
          <table:table-cell table:formula="of:=[.B414]/3.4847446" office:value-type="float" office:value="0.00548557417952524" calcext:value-type="float">
            <text:p>0.005485574179525</text:p>
          </table:table-cell>
          <table:table-cell office:value-type="float" office:value="20.864023445246" calcext:value-type="float">
            <text:p>20.864023445246</text:p>
          </table:table-cell>
        </table:table-row>
        <table:table-row table:style-name="ro1">
          <table:table-cell office:value-type="float" office:value="420.42" calcext:value-type="float">
            <text:p>420.42</text:p>
          </table:table-cell>
          <table:table-cell office:value-type="float" office:value="0.019302803" calcext:value-type="float">
            <text:p>0.019302803</text:p>
          </table:table-cell>
          <table:table-cell table:formula="of:=[.B415]/3.4847446" office:value-type="float" office:value="0.00553923033556032" calcext:value-type="float">
            <text:p>0.00553923033556</text:p>
          </table:table-cell>
          <table:table-cell office:value-type="float" office:value="20.883672865562" calcext:value-type="float">
            <text:p>20.883672865562</text:p>
          </table:table-cell>
        </table:table-row>
        <table:table-row table:style-name="ro1">
          <table:table-cell office:value-type="float" office:value="421.43" calcext:value-type="float">
            <text:p>421.43</text:p>
          </table:table-cell>
          <table:table-cell office:value-type="float" office:value="0.019470897" calcext:value-type="float">
            <text:p>0.019470897</text:p>
          </table:table-cell>
          <table:table-cell table:formula="of:=[.B416]/3.4847446" office:value-type="float" office:value="0.00558746744309468" calcext:value-type="float">
            <text:p>0.005587467443095</text:p>
          </table:table-cell>
          <table:table-cell office:value-type="float" office:value="20.903493398069" calcext:value-type="float">
            <text:p>20.903493398069</text:p>
          </table:table-cell>
        </table:table-row>
        <table:table-row table:style-name="ro1">
          <table:table-cell office:value-type="float" office:value="422.45" calcext:value-type="float">
            <text:p>422.45</text:p>
          </table:table-cell>
          <table:table-cell office:value-type="float" office:value="0.019689198" calcext:value-type="float">
            <text:p>0.019689198</text:p>
          </table:table-cell>
          <table:table-cell table:formula="of:=[.B417]/3.4847446" office:value-type="float" office:value="0.00565011220621448" calcext:value-type="float">
            <text:p>0.005650112206214</text:p>
          </table:table-cell>
          <table:table-cell office:value-type="float" office:value="20.923536151888" calcext:value-type="float">
            <text:p>20.923536151888</text:p>
          </table:table-cell>
        </table:table-row>
        <table:table-row table:style-name="ro1">
          <table:table-cell office:value-type="float" office:value="423.47" calcext:value-type="float">
            <text:p>423.47</text:p>
          </table:table-cell>
          <table:table-cell office:value-type="float" office:value="0.020033407" calcext:value-type="float">
            <text:p>0.020033407</text:p>
          </table:table-cell>
          <table:table-cell table:formula="of:=[.B418]/3.4847446" office:value-type="float" office:value="0.00574888816816016" calcext:value-type="float">
            <text:p>0.00574888816816</text:p>
          </table:table-cell>
          <table:table-cell office:value-type="float" office:value="20.943929296022" calcext:value-type="float">
            <text:p>20.943929296022</text:p>
          </table:table-cell>
        </table:table-row>
        <table:table-row table:style-name="ro1">
          <table:table-cell office:value-type="float" office:value="424.49" calcext:value-type="float">
            <text:p>424.49</text:p>
          </table:table-cell>
          <table:table-cell office:value-type="float" office:value="0.020569524" calcext:value-type="float">
            <text:p>0.020569524</text:p>
          </table:table-cell>
          <table:table-cell table:formula="of:=[.B419]/3.4847446" office:value-type="float" office:value="0.00590273502396704" calcext:value-type="float">
            <text:p>0.005902735023967</text:p>
          </table:table-cell>
          <table:table-cell office:value-type="float" office:value="20.964868184169" calcext:value-type="float">
            <text:p>20.964868184169</text:p>
          </table:table-cell>
        </table:table-row>
        <table:table-row table:style-name="ro1">
          <table:table-cell office:value-type="float" office:value="425.51" calcext:value-type="float">
            <text:p>425.51</text:p>
          </table:table-cell>
          <table:table-cell office:value-type="float" office:value="0.021338629" calcext:value-type="float">
            <text:p>0.021338629</text:p>
          </table:table-cell>
          <table:table-cell table:formula="of:=[.B420]/3.4847446" office:value-type="float" office:value="0.00612344129896923" calcext:value-type="float">
            <text:p>0.006123441298969</text:p>
          </table:table-cell>
          <table:table-cell office:value-type="float" office:value="20.986589988128" calcext:value-type="float">
            <text:p>20.986589988128</text:p>
          </table:table-cell>
        </table:table-row>
        <table:table-row table:style-name="ro1">
          <table:table-cell office:value-type="float" office:value="426.52" calcext:value-type="float">
            <text:p>426.52</text:p>
          </table:table-cell>
          <table:table-cell office:value-type="float" office:value="0.022346297" calcext:value-type="float">
            <text:p>0.022346297</text:p>
          </table:table-cell>
          <table:table-cell table:formula="of:=[.B421]/3.4847446" office:value-type="float" office:value="0.00641260682346706" calcext:value-type="float">
            <text:p>0.006412606823467</text:p>
          </table:table-cell>
          <table:table-cell office:value-type="float" office:value="21.009337553981" calcext:value-type="float">
            <text:p>21.009337553981</text:p>
          </table:table-cell>
        </table:table-row>
        <table:table-row table:style-name="ro1">
          <table:table-cell office:value-type="float" office:value="427.54" calcext:value-type="float">
            <text:p>427.54</text:p>
          </table:table-cell>
          <table:table-cell office:value-type="float" office:value="0.02355943" calcext:value-type="float">
            <text:p>0.02355943</text:p>
          </table:table-cell>
          <table:table-cell table:formula="of:=[.B422]/3.4847446" office:value-type="float" office:value="0.0067607336273654" calcext:value-type="float">
            <text:p>0.006760733627365</text:p>
          </table:table-cell>
          <table:table-cell office:value-type="float" office:value="21.033320037157" calcext:value-type="float">
            <text:p>21.033320037157</text:p>
          </table:table-cell>
        </table:table-row>
        <table:table-row table:style-name="ro1">
          <table:table-cell office:value-type="float" office:value="428.56" calcext:value-type="float">
            <text:p>428.56</text:p>
          </table:table-cell>
          <table:table-cell office:value-type="float" office:value="0.024911822" calcext:value-type="float">
            <text:p>0.024911822</text:p>
          </table:table-cell>
          <table:table-cell table:formula="of:=[.B423]/3.4847446" office:value-type="float" office:value="0.00714882290082321" calcext:value-type="float">
            <text:p>0.007148822900823</text:p>
          </table:table-cell>
          <table:table-cell office:value-type="float" office:value="21.058679197034" calcext:value-type="float">
            <text:p>21.058679197034</text:p>
          </table:table-cell>
        </table:table-row>
        <table:table-row table:style-name="ro1">
          <table:table-cell office:value-type="float" office:value="429.58" calcext:value-type="float">
            <text:p>429.58</text:p>
          </table:table-cell>
          <table:table-cell office:value-type="float" office:value="0.026317772" calcext:value-type="float">
            <text:p>0.026317772</text:p>
          </table:table-cell>
          <table:table-cell table:formula="of:=[.B424]/3.4847446" office:value-type="float" office:value="0.0075522814498371" calcext:value-type="float">
            <text:p>0.007552281449837</text:p>
          </table:table-cell>
          <table:table-cell office:value-type="float" office:value="21.085469552923" calcext:value-type="float">
            <text:p>21.085469552923</text:p>
          </table:table-cell>
        </table:table-row>
        <table:table-row table:style-name="ro1">
          <table:table-cell office:value-type="float" office:value="430.6" calcext:value-type="float">
            <text:p>430.6</text:p>
          </table:table-cell>
          <table:table-cell office:value-type="float" office:value="0.027691099" calcext:value-type="float">
            <text:p>0.027691099</text:p>
          </table:table-cell>
          <table:table-cell table:formula="of:=[.B425]/3.4847446" office:value-type="float" office:value="0.00794637833716709" calcext:value-type="float">
            <text:p>0.007946378337167</text:p>
          </table:table-cell>
          <table:table-cell office:value-type="float" office:value="21.113657896778" calcext:value-type="float">
            <text:p>21.113657896778</text:p>
          </table:table-cell>
        </table:table-row>
        <table:table-row table:style-name="ro1">
          <table:table-cell office:value-type="float" office:value="431.61" calcext:value-type="float">
            <text:p>431.61</text:p>
          </table:table-cell>
          <table:table-cell office:value-type="float" office:value="0.028965422" calcext:value-type="float">
            <text:p>0.028965422</text:p>
          </table:table-cell>
          <table:table-cell table:formula="of:=[.B426]/3.4847446" office:value-type="float" office:value="0.00831206453408379" calcext:value-type="float">
            <text:p>0.008312064534084</text:p>
          </table:table-cell>
          <table:table-cell office:value-type="float" office:value="21.143143446381" calcext:value-type="float">
            <text:p>21.143143446381</text:p>
          </table:table-cell>
        </table:table-row>
        <table:table-row table:style-name="ro1">
          <table:table-cell office:value-type="float" office:value="432.63" calcext:value-type="float">
            <text:p>432.63</text:p>
          </table:table-cell>
          <table:table-cell office:value-type="float" office:value="0.030111052" calcext:value-type="float">
            <text:p>0.030111052</text:p>
          </table:table-cell>
          <table:table-cell table:formula="of:=[.B427]/3.4847446" office:value-type="float" office:value="0.00864082033443713" calcext:value-type="float">
            <text:p>0.008640820334437</text:p>
          </table:table-cell>
          <table:table-cell office:value-type="float" office:value="21.173795197496" calcext:value-type="float">
            <text:p>21.173795197496</text:p>
          </table:table-cell>
        </table:table-row>
        <table:table-row table:style-name="ro1">
          <table:table-cell office:value-type="float" office:value="433.65" calcext:value-type="float">
            <text:p>433.65</text:p>
          </table:table-cell>
          <table:table-cell office:value-type="float" office:value="0.031144552" calcext:value-type="float">
            <text:p>0.031144552</text:p>
          </table:table-cell>
          <table:table-cell table:formula="of:=[.B428]/3.4847446" office:value-type="float" office:value="0.00893739874078577" calcext:value-type="float">
            <text:p>0.008937398740786</text:p>
          </table:table-cell>
          <table:table-cell office:value-type="float" office:value="21.205499007055" calcext:value-type="float">
            <text:p>21.205499007055</text:p>
          </table:table-cell>
        </table:table-row>
        <table:table-row table:style-name="ro1">
          <table:table-cell office:value-type="float" office:value="434.67" calcext:value-type="float">
            <text:p>434.67</text:p>
          </table:table-cell>
          <table:table-cell office:value-type="float" office:value="0.032128752" calcext:value-type="float">
            <text:p>0.032128752</text:p>
          </table:table-cell>
          <table:table-cell table:formula="of:=[.B429]/3.4847446" office:value-type="float" office:value="0.00921982976887316" calcext:value-type="float">
            <text:p>0.009219829768873</text:p>
          </table:table-cell>
          <table:table-cell office:value-type="float" office:value="21.238204690024" calcext:value-type="float">
            <text:p>21.238204690024</text:p>
          </table:table-cell>
        </table:table-row>
        <table:table-row table:style-name="ro1">
          <table:table-cell office:value-type="float" office:value="435.69" calcext:value-type="float">
            <text:p>435.69</text:p>
          </table:table-cell>
          <table:table-cell office:value-type="float" office:value="0.033163336" calcext:value-type="float">
            <text:p>0.033163336</text:p>
          </table:table-cell>
          <table:table-cell table:formula="of:=[.B430]/3.4847446" office:value-type="float" office:value="0.0095167192453645" calcext:value-type="float">
            <text:p>0.009516719245365</text:p>
          </table:table-cell>
          <table:table-cell office:value-type="float" office:value="21.271963535397" calcext:value-type="float">
            <text:p>21.271963535397</text:p>
          </table:table-cell>
        </table:table-row>
        <table:table-row table:style-name="ro1">
          <table:table-cell office:value-type="float" office:value="436.7" calcext:value-type="float">
            <text:p>436.7</text:p>
          </table:table-cell>
          <table:table-cell office:value-type="float" office:value="0.03436836" calcext:value-type="float">
            <text:p>0.03436836</text:p>
          </table:table-cell>
          <table:table-cell table:formula="of:=[.B431]/3.4847446" office:value-type="float" office:value="0.00986251904945918" calcext:value-type="float">
            <text:p>0.009862519049459</text:p>
          </table:table-cell>
          <table:table-cell office:value-type="float" office:value="21.306949042396" calcext:value-type="float">
            <text:p>21.306949042396</text:p>
          </table:table-cell>
        </table:table-row>
        <table:table-row table:style-name="ro1">
          <table:table-cell office:value-type="float" office:value="437.72" calcext:value-type="float">
            <text:p>437.72</text:p>
          </table:table-cell>
          <table:table-cell office:value-type="float" office:value="0.035864513" calcext:value-type="float">
            <text:p>0.035864513</text:p>
          </table:table-cell>
          <table:table-cell table:formula="of:=[.B432]/3.4847446" office:value-type="float" office:value="0.0102918627092499" calcext:value-type="float">
            <text:p>0.01029186270925</text:p>
          </table:table-cell>
          <table:table-cell office:value-type="float" office:value="21.343457569067" calcext:value-type="float">
            <text:p>21.343457569067</text:p>
          </table:table-cell>
        </table:table-row>
        <table:table-row table:style-name="ro1">
          <table:table-cell office:value-type="float" office:value="438.74" calcext:value-type="float">
            <text:p>438.74</text:p>
          </table:table-cell>
          <table:table-cell office:value-type="float" office:value="0.037754257" calcext:value-type="float">
            <text:p>0.037754257</text:p>
          </table:table-cell>
          <table:table-cell table:formula="of:=[.B433]/3.4847446" office:value-type="float" office:value="0.0108341532403838" calcext:value-type="float">
            <text:p>0.010834153240384</text:p>
          </table:table-cell>
          <table:table-cell office:value-type="float" office:value="21.381889773654" calcext:value-type="float">
            <text:p>21.381889773654</text:p>
          </table:table-cell>
        </table:table-row>
        <table:table-row table:style-name="ro1">
          <table:table-cell office:value-type="float" office:value="439.76" calcext:value-type="float">
            <text:p>439.76</text:p>
          </table:table-cell>
          <table:table-cell office:value-type="float" office:value="0.04010704" calcext:value-type="float">
            <text:p>0.04010704</text:p>
          </table:table-cell>
          <table:table-cell table:formula="of:=[.B434]/3.4847446" office:value-type="float" office:value="0.0115093197934793" calcext:value-type="float">
            <text:p>0.011509319793479</text:p>
          </table:table-cell>
          <table:table-cell office:value-type="float" office:value="21.422717009701" calcext:value-type="float">
            <text:p>21.422717009701</text:p>
          </table:table-cell>
        </table:table-row>
        <table:table-row table:style-name="ro1">
          <table:table-cell office:value-type="float" office:value="440.78" calcext:value-type="float">
            <text:p>440.78</text:p>
          </table:table-cell>
          <table:table-cell office:value-type="float" office:value="0.04295016" calcext:value-type="float">
            <text:p>0.04295016</text:p>
          </table:table-cell>
          <table:table-cell table:formula="of:=[.B435]/3.4847446" office:value-type="float" office:value="0.0123251959411889" calcext:value-type="float">
            <text:p>0.012325195941189</text:p>
          </table:table-cell>
          <table:table-cell office:value-type="float" office:value="21.46643841912" calcext:value-type="float">
            <text:p>21.46643841912</text:p>
          </table:table-cell>
        </table:table-row>
        <table:table-row table:style-name="ro1">
          <table:table-cell office:value-type="float" office:value="441.79" calcext:value-type="float">
            <text:p>441.79</text:p>
          </table:table-cell>
          <table:table-cell office:value-type="float" office:value="0.04626505" calcext:value-type="float">
            <text:p>0.04626505</text:p>
          </table:table-cell>
          <table:table-cell table:formula="of:=[.B436]/3.4847446" office:value-type="float" office:value="0.0132764536029412" calcext:value-type="float">
            <text:p>0.013276453602941</text:p>
          </table:table-cell>
          <table:table-cell office:value-type="float" office:value="21.513534243764" calcext:value-type="float">
            <text:p>21.513534243764</text:p>
          </table:table-cell>
        </table:table-row>
        <table:table-row table:style-name="ro1">
          <table:table-cell office:value-type="float" office:value="442.81" calcext:value-type="float">
            <text:p>442.81</text:p>
          </table:table-cell>
          <table:table-cell office:value-type="float" office:value="0.049987553" calcext:value-type="float">
            <text:p>0.049987553</text:p>
          </table:table-cell>
          <table:table-cell table:formula="of:=[.B437]/3.4847446" office:value-type="float" office:value="0.0143446819603365" calcext:value-type="float">
            <text:p>0.014344681960337</text:p>
          </table:table-cell>
          <table:table-cell office:value-type="float" office:value="21.564419415453" calcext:value-type="float">
            <text:p>21.564419415453</text:p>
          </table:table-cell>
        </table:table-row>
        <table:table-row table:style-name="ro1">
          <table:table-cell office:value-type="float" office:value="443.83" calcext:value-type="float">
            <text:p>443.83</text:p>
          </table:table-cell>
          <table:table-cell office:value-type="float" office:value="0.054010493" calcext:value-type="float">
            <text:p>0.054010493</text:p>
          </table:table-cell>
          <table:table-cell table:formula="of:=[.B438]/3.4847446" office:value-type="float" office:value="0.0154991252443579" calcext:value-type="float">
            <text:p>0.015499125244358</text:p>
          </table:table-cell>
          <table:table-cell office:value-type="float" office:value="21.619399767023" calcext:value-type="float">
            <text:p>21.619399767023</text:p>
          </table:table-cell>
        </table:table-row>
        <table:table-row table:style-name="ro1">
          <table:table-cell office:value-type="float" office:value="444.85" calcext:value-type="float">
            <text:p>444.85</text:p>
          </table:table-cell>
          <table:table-cell office:value-type="float" office:value="0.058187556" calcext:value-type="float">
            <text:p>0.058187556</text:p>
          </table:table-cell>
          <table:table-cell table:formula="of:=[.B439]/3.4847446" office:value-type="float" office:value="0.0166977964468329" calcext:value-type="float">
            <text:p>0.016697796446833</text:p>
          </table:table-cell>
          <table:table-cell office:value-type="float" office:value="21.678632188396" calcext:value-type="float">
            <text:p>21.678632188396</text:p>
          </table:table-cell>
        </table:table-row>
        <table:table-row table:style-name="ro1">
          <table:table-cell office:value-type="float" office:value="445.87" calcext:value-type="float">
            <text:p>445.87</text:p>
          </table:table-cell>
          <table:table-cell office:value-type="float" office:value="0.062338649" calcext:value-type="float">
            <text:p>0.062338649</text:p>
          </table:table-cell>
          <table:table-cell table:formula="of:=[.B440]/3.4847446" office:value-type="float" office:value="0.0178890151662765" calcext:value-type="float">
            <text:p>0.017889015166277</text:p>
          </table:table-cell>
          <table:table-cell office:value-type="float" office:value="21.742090242655" calcext:value-type="float">
            <text:p>21.742090242655</text:p>
          </table:table-cell>
        </table:table-row>
        <table:table-row table:style-name="ro1">
          <table:table-cell office:value-type="float" office:value="446.88" calcext:value-type="float">
            <text:p>446.88</text:p>
          </table:table-cell>
          <table:table-cell office:value-type="float" office:value="0.066257966" calcext:value-type="float">
            <text:p>0.066257966</text:p>
          </table:table-cell>
          <table:table-cell table:formula="of:=[.B441]/3.4847446" office:value-type="float" office:value="0.0190137222681972" calcext:value-type="float">
            <text:p>0.019013722268197</text:p>
          </table:table-cell>
          <table:table-cell office:value-type="float" office:value="21.809537992828" calcext:value-type="float">
            <text:p>21.809537992828</text:p>
          </table:table-cell>
        </table:table-row>
        <table:table-row table:style-name="ro1">
          <table:table-cell office:value-type="float" office:value="447.9" calcext:value-type="float">
            <text:p>447.9</text:p>
          </table:table-cell>
          <table:table-cell office:value-type="float" office:value="0.069726236" calcext:value-type="float">
            <text:p>0.069726236</text:p>
          </table:table-cell>
          <table:table-cell table:formula="of:=[.B442]/3.4847446" office:value-type="float" office:value="0.0200089946333513" calcext:value-type="float">
            <text:p>0.020008994633351</text:p>
          </table:table-cell>
          <table:table-cell office:value-type="float" office:value="21.880516292691" calcext:value-type="float">
            <text:p>21.880516292691</text:p>
          </table:table-cell>
        </table:table-row>
        <table:table-row table:style-name="ro1">
          <table:table-cell office:value-type="float" office:value="448.92" calcext:value-type="float">
            <text:p>448.92</text:p>
          </table:table-cell>
          <table:table-cell office:value-type="float" office:value="0.072527844" calcext:value-type="float">
            <text:p>0.072527844</text:p>
          </table:table-cell>
          <table:table-cell table:formula="of:=[.B443]/3.4847446" office:value-type="float" office:value="0.0208129582868139" calcext:value-type="float">
            <text:p>0.020812958286814</text:p>
          </table:table-cell>
          <table:table-cell office:value-type="float" office:value="21.954346508375" calcext:value-type="float">
            <text:p>21.954346508375</text:p>
          </table:table-cell>
        </table:table-row>
        <table:table-row table:style-name="ro1">
          <table:table-cell office:value-type="float" office:value="449.94" calcext:value-type="float">
            <text:p>449.94</text:p>
          </table:table-cell>
          <table:table-cell office:value-type="float" office:value="0.074471911" calcext:value-type="float">
            <text:p>0.074471911</text:p>
          </table:table-cell>
          <table:table-cell table:formula="of:=[.B444]/3.4847446" office:value-type="float" office:value="0.0213708376217873" calcext:value-type="float">
            <text:p>0.021370837621787</text:p>
          </table:table-cell>
          <table:table-cell office:value-type="float" office:value="22.030155700325" calcext:value-type="float">
            <text:p>22.030155700325</text:p>
          </table:table-cell>
        </table:table-row>
        <table:table-row table:style-name="ro1">
          <table:table-cell office:value-type="float" office:value="450.95" calcext:value-type="float">
            <text:p>450.95</text:p>
          </table:table-cell>
          <table:table-cell office:value-type="float" office:value="0.075414544" calcext:value-type="float">
            <text:p>0.075414544</text:p>
          </table:table-cell>
          <table:table-cell table:formula="of:=[.B445]/3.4847446" office:value-type="float" office:value="0.0216413403725484" calcext:value-type="float">
            <text:p>0.021641340372548</text:p>
          </table:table-cell>
          <table:table-cell office:value-type="float" office:value="22.106924452225" calcext:value-type="float">
            <text:p>22.106924452225</text:p>
          </table:table-cell>
        </table:table-row>
        <table:table-row table:style-name="ro1">
          <table:table-cell office:value-type="float" office:value="451.97" calcext:value-type="float">
            <text:p>451.97</text:p>
          </table:table-cell>
          <table:table-cell office:value-type="float" office:value="0.075278102" calcext:value-type="float">
            <text:p>0.075278102</text:p>
          </table:table-cell>
          <table:table-cell table:formula="of:=[.B446]/3.4847446" office:value-type="float" office:value="0.0216021862836088" calcext:value-type="float">
            <text:p>0.021602186283609</text:p>
          </table:table-cell>
          <table:table-cell office:value-type="float" office:value="22.18355431178" calcext:value-type="float">
            <text:p>22.18355431178</text:p>
          </table:table-cell>
        </table:table-row>
        <table:table-row table:style-name="ro1">
          <table:table-cell office:value-type="float" office:value="452.99" calcext:value-type="float">
            <text:p>452.99</text:p>
          </table:table-cell>
          <table:table-cell office:value-type="float" office:value="0.074063122" calcext:value-type="float">
            <text:p>0.074063122</text:p>
          </table:table-cell>
          <table:table-cell table:formula="of:=[.B447]/3.4847446" office:value-type="float" office:value="0.0212535294552146" calcext:value-type="float">
            <text:p>0.021253529455215</text:p>
          </table:table-cell>
          <table:table-cell office:value-type="float" office:value="22.25894737428" calcext:value-type="float">
            <text:p>22.25894737428</text:p>
          </table:table-cell>
        </table:table-row>
        <table:table-row table:style-name="ro1">
          <table:table-cell office:value-type="float" office:value="454.01" calcext:value-type="float">
            <text:p>454.01</text:p>
          </table:table-cell>
          <table:table-cell office:value-type="float" office:value="0.071849721" calcext:value-type="float">
            <text:p>0.071849721</text:p>
          </table:table-cell>
          <table:table-cell table:formula="of:=[.B448]/3.4847446" office:value-type="float" office:value="0.020618360668383" calcext:value-type="float">
            <text:p>0.020618360668383</text:p>
          </table:table-cell>
          <table:table-cell office:value-type="float" office:value="22.332087290261" calcext:value-type="float">
            <text:p>22.332087290261</text:p>
          </table:table-cell>
        </table:table-row>
        <table:table-row table:style-name="ro1">
          <table:table-cell office:value-type="float" office:value="455.03" calcext:value-type="float">
            <text:p>455.03</text:p>
          </table:table-cell>
          <table:table-cell office:value-type="float" office:value="0.068787527" calcext:value-type="float">
            <text:p>0.068787527</text:p>
          </table:table-cell>
          <table:table-cell table:formula="of:=[.B449]/3.4847446" office:value-type="float" office:value="0.0197396179335496" calcext:value-type="float">
            <text:p>0.01973961793355</text:p>
          </table:table-cell>
          <table:table-cell office:value-type="float" office:value="22.40211002475" calcext:value-type="float">
            <text:p>22.40211002475</text:p>
          </table:table-cell>
        </table:table-row>
        <table:table-row table:style-name="ro1">
          <table:table-cell office:value-type="float" office:value="456.04" calcext:value-type="float">
            <text:p>456.04</text:p>
          </table:table-cell>
          <table:table-cell office:value-type="float" office:value="0.065075865" calcext:value-type="float">
            <text:p>0.065075865</text:p>
          </table:table-cell>
          <table:table-cell table:formula="of:=[.B450]/3.4847446" office:value-type="float" office:value="0.0186745005645464" calcext:value-type="float">
            <text:p>0.018674500564546</text:p>
          </table:table-cell>
          <table:table-cell office:value-type="float" office:value="22.468354447654" calcext:value-type="float">
            <text:p>22.468354447654</text:p>
          </table:table-cell>
        </table:table-row>
        <table:table-row table:style-name="ro1">
          <table:table-cell office:value-type="float" office:value="457.06" calcext:value-type="float">
            <text:p>457.06</text:p>
          </table:table-cell>
          <table:table-cell office:value-type="float" office:value="0.060938144" calcext:value-type="float">
            <text:p>0.060938144</text:p>
          </table:table-cell>
          <table:table-cell table:formula="of:=[.B451]/3.4847446" office:value-type="float" office:value="0.017487119142103" calcext:value-type="float">
            <text:p>0.017487119142103</text:p>
          </table:table-cell>
          <table:table-cell office:value-type="float" office:value="22.530386848427" calcext:value-type="float">
            <text:p>22.530386848427</text:p>
          </table:table-cell>
        </table:table-row>
        <table:table-row table:style-name="ro1">
          <table:table-cell office:value-type="float" office:value="458.08" calcext:value-type="float">
            <text:p>458.08</text:p>
          </table:table-cell>
          <table:table-cell office:value-type="float" office:value="0.056595484" calcext:value-type="float">
            <text:p>0.056595484</text:p>
          </table:table-cell>
          <table:table-cell table:formula="of:=[.B452]/3.4847446" office:value-type="float" office:value="0.0162409273838892" calcext:value-type="float">
            <text:p>0.016240927383889</text:p>
          </table:table-cell>
          <table:table-cell office:value-type="float" office:value="22.587998608452" calcext:value-type="float">
            <text:p>22.587998608452</text:p>
          </table:table-cell>
        </table:table-row>
        <table:table-row table:style-name="ro1">
          <table:table-cell office:value-type="float" office:value="459.1" calcext:value-type="float">
            <text:p>459.1</text:p>
          </table:table-cell>
          <table:table-cell office:value-type="float" office:value="0.052244363" calcext:value-type="float">
            <text:p>0.052244363</text:p>
          </table:table-cell>
          <table:table-cell table:formula="of:=[.B453]/3.4847446" office:value-type="float" office:value="0.0149923076141649" calcext:value-type="float">
            <text:p>0.014992307614165</text:p>
          </table:table-cell>
          <table:table-cell office:value-type="float" office:value="22.641181115504" calcext:value-type="float">
            <text:p>22.641181115504</text:p>
          </table:table-cell>
        </table:table-row>
        <table:table-row table:style-name="ro1">
          <table:table-cell office:value-type="float" office:value="460.12" calcext:value-type="float">
            <text:p>460.12</text:p>
          </table:table-cell>
          <table:table-cell office:value-type="float" office:value="0.048041565" calcext:value-type="float">
            <text:p>0.048041565</text:p>
          </table:table-cell>
          <table:table-cell table:formula="of:=[.B454]/3.4847446" office:value-type="float" office:value="0.0137862513654516" calcext:value-type="float">
            <text:p>0.013786251365452</text:p>
          </table:table-cell>
          <table:table-cell office:value-type="float" office:value="22.69008535515" calcext:value-type="float">
            <text:p>22.69008535515</text:p>
          </table:table-cell>
        </table:table-row>
        <table:table-row table:style-name="ro1">
          <table:table-cell office:value-type="float" office:value="461.13" calcext:value-type="float">
            <text:p>461.13</text:p>
          </table:table-cell>
          <table:table-cell office:value-type="float" office:value="0.044097624" calcext:value-type="float">
            <text:p>0.044097624</text:p>
          </table:table-cell>
          <table:table-cell table:formula="of:=[.B455]/3.4847446" office:value-type="float" office:value="0.0126544780354922" calcext:value-type="float">
            <text:p>0.012654478035492</text:p>
          </table:table-cell>
          <table:table-cell office:value-type="float" office:value="22.734974833439" calcext:value-type="float">
            <text:p>22.734974833439</text:p>
          </table:table-cell>
        </table:table-row>
        <table:table-row table:style-name="ro1">
          <table:table-cell office:value-type="float" office:value="462.15" calcext:value-type="float">
            <text:p>462.15</text:p>
          </table:table-cell>
          <table:table-cell office:value-type="float" office:value="0.040477966" calcext:value-type="float">
            <text:p>0.040477966</text:p>
          </table:table-cell>
          <table:table-cell table:formula="of:=[.B456]/3.4847446" office:value-type="float" office:value="0.0116157626013683" calcext:value-type="float">
            <text:p>0.011615762601368</text:p>
          </table:table-cell>
          <table:table-cell office:value-type="float" office:value="22.776179656249" calcext:value-type="float">
            <text:p>22.776179656249</text:p>
          </table:table-cell>
        </table:table-row>
        <table:table-row table:style-name="ro1">
          <table:table-cell office:value-type="float" office:value="463.17" calcext:value-type="float">
            <text:p>463.17</text:p>
          </table:table-cell>
          <table:table-cell office:value-type="float" office:value="0.037209549" calcext:value-type="float">
            <text:p>0.037209549</text:p>
          </table:table-cell>
          <table:table-cell table:formula="of:=[.B457]/3.4847446" office:value-type="float" office:value="0.0106778410676065" calcext:value-type="float">
            <text:p>0.010677841067607</text:p>
          </table:table-cell>
          <table:table-cell office:value-type="float" office:value="22.814057371526" calcext:value-type="float">
            <text:p>22.814057371526</text:p>
          </table:table-cell>
        </table:table-row>
        <table:table-row table:style-name="ro1">
          <table:table-cell office:value-type="float" office:value="464.19" calcext:value-type="float">
            <text:p>464.19</text:p>
          </table:table-cell>
          <table:table-cell office:value-type="float" office:value="0.034290366" calcext:value-type="float">
            <text:p>0.034290366</text:p>
          </table:table-cell>
          <table:table-cell table:formula="of:=[.B458]/3.4847446" office:value-type="float" office:value="0.0098401374952988" calcext:value-type="float">
            <text:p>0.009840137495299</text:p>
          </table:table-cell>
          <table:table-cell office:value-type="float" office:value="22.848963484337" calcext:value-type="float">
            <text:p>22.848963484337</text:p>
          </table:table-cell>
        </table:table-row>
        <table:table-row table:style-name="ro1">
          <table:table-cell office:value-type="float" office:value="465.21" calcext:value-type="float">
            <text:p>465.21</text:p>
          </table:table-cell>
          <table:table-cell office:value-type="float" office:value="0.031699481" calcext:value-type="float">
            <text:p>0.031699481</text:p>
          </table:table-cell>
          <table:table-cell table:formula="of:=[.B459]/3.4847446" office:value-type="float" office:value="0.00909664398360787" calcext:value-type="float">
            <text:p>0.009096643983608</text:p>
          </table:table-cell>
          <table:table-cell office:value-type="float" office:value="22.881232188111" calcext:value-type="float">
            <text:p>22.881232188111</text:p>
          </table:table-cell>
        </table:table-row>
        <table:table-row table:style-name="ro1">
          <table:table-cell office:value-type="float" office:value="466.22" calcext:value-type="float">
            <text:p>466.22</text:p>
          </table:table-cell>
          <table:table-cell office:value-type="float" office:value="0.029406042" calcext:value-type="float">
            <text:p>0.029406042</text:p>
          </table:table-cell>
          <table:table-cell table:formula="of:=[.B460]/3.4847446" office:value-type="float" office:value="0.00843850708599993" calcext:value-type="float">
            <text:p>0.008438507086</text:p>
          </table:table-cell>
          <table:table-cell office:value-type="float" office:value="22.911166270285" calcext:value-type="float">
            <text:p>22.911166270285</text:p>
          </table:table-cell>
        </table:table-row>
        <table:table-row table:style-name="ro1">
          <table:table-cell office:value-type="float" office:value="467.24" calcext:value-type="float">
            <text:p>467.24</text:p>
          </table:table-cell>
          <table:table-cell office:value-type="float" office:value="0.027376516" calcext:value-type="float">
            <text:p>0.027376516</text:p>
          </table:table-cell>
          <table:table-cell table:formula="of:=[.B461]/3.4847446" office:value-type="float" office:value="0.00785610400257167" calcext:value-type="float">
            <text:p>0.007856104002572</text:p>
          </table:table-cell>
          <table:table-cell office:value-type="float" office:value="22.939034382723" calcext:value-type="float">
            <text:p>22.939034382723</text:p>
          </table:table-cell>
        </table:table-row>
        <table:table-row table:style-name="ro1">
          <table:table-cell office:value-type="float" office:value="468.26" calcext:value-type="float">
            <text:p>468.26</text:p>
          </table:table-cell>
          <table:table-cell office:value-type="float" office:value="0.025579942" calcext:value-type="float">
            <text:p>0.025579942</text:p>
          </table:table-cell>
          <table:table-cell table:formula="of:=[.B462]/3.4847446" office:value-type="float" office:value="0.00734055000759597" calcext:value-type="float">
            <text:p>0.007340550007596</text:p>
          </table:table-cell>
          <table:table-cell office:value-type="float" office:value="22.965073660001" calcext:value-type="float">
            <text:p>22.965073660001</text:p>
          </table:table-cell>
        </table:table-row>
        <table:table-row table:style-name="ro1">
          <table:table-cell office:value-type="float" office:value="469.28" calcext:value-type="float">
            <text:p>469.28</text:p>
          </table:table-cell>
          <table:table-cell office:value-type="float" office:value="0.023991223" calcext:value-type="float">
            <text:p>0.023991223</text:p>
          </table:table-cell>
          <table:table-cell table:formula="of:=[.B463]/3.4847446" office:value-type="float" office:value="0.00688464313855311" calcext:value-type="float">
            <text:p>0.006884643138553</text:p>
          </table:table-cell>
          <table:table-cell office:value-type="float" office:value="22.989495689995" calcext:value-type="float">
            <text:p>22.989495689995</text:p>
          </table:table-cell>
        </table:table-row>
        <table:table-row table:style-name="ro1">
          <table:table-cell office:value-type="float" office:value="470.3" calcext:value-type="float">
            <text:p>470.3</text:p>
          </table:table-cell>
          <table:table-cell office:value-type="float" office:value="0.0225925" calcext:value-type="float">
            <text:p>0.0225925</text:p>
          </table:table-cell>
          <table:table-cell table:formula="of:=[.B464]/3.4847446" office:value-type="float" office:value="0.00648325848614559" calcext:value-type="float">
            <text:p>0.006483258486146</text:p>
          </table:table-cell>
          <table:table-cell office:value-type="float" office:value="23.012493880064" calcext:value-type="float">
            <text:p>23.012493880064</text:p>
          </table:table-cell>
        </table:table-row>
        <table:table-row table:style-name="ro1">
          <table:table-cell office:value-type="float" office:value="471.31" calcext:value-type="float">
            <text:p>471.31</text:p>
          </table:table-cell>
          <table:table-cell office:value-type="float" office:value="0.021372648" calcext:value-type="float">
            <text:p>0.021372648</text:p>
          </table:table-cell>
          <table:table-cell table:formula="of:=[.B465]/3.4847446" office:value-type="float" office:value="0.00613320356389963" calcext:value-type="float">
            <text:p>0.0061332035639</text:p>
          </table:table-cell>
          <table:table-cell office:value-type="float" office:value="23.034250313705" calcext:value-type="float">
            <text:p>23.034250313705</text:p>
          </table:table-cell>
        </table:table-row>
        <table:table-row table:style-name="ro1">
          <table:table-cell office:value-type="float" office:value="472.33" calcext:value-type="float">
            <text:p>472.33</text:p>
          </table:table-cell>
          <table:table-cell office:value-type="float" office:value="0.020325117" calcext:value-type="float">
            <text:p>0.020325117</text:p>
          </table:table-cell>
          <table:table-cell table:formula="of:=[.B466]/3.4847446" office:value-type="float" office:value="0.00583259875056554" calcext:value-type="float">
            <text:p>0.005832598750566</text:p>
          </table:table-cell>
          <table:table-cell office:value-type="float" office:value="23.054940405824" calcext:value-type="float">
            <text:p>23.054940405824</text:p>
          </table:table-cell>
        </table:table-row>
        <table:table-row table:style-name="ro1">
          <table:table-cell office:value-type="float" office:value="473.35" calcext:value-type="float">
            <text:p>473.35</text:p>
          </table:table-cell>
          <table:table-cell office:value-type="float" office:value="0.01944463" calcext:value-type="float">
            <text:p>0.01944463</text:p>
          </table:table-cell>
          <table:table-cell table:formula="of:=[.B467]/3.4847446" office:value-type="float" office:value="0.0055799297314357" calcext:value-type="float">
            <text:p>0.005579929731436</text:p>
          </table:table-cell>
          <table:table-cell office:value-type="float" office:value="23.074734200525" calcext:value-type="float">
            <text:p>23.074734200525</text:p>
          </table:table-cell>
        </table:table-row>
        <table:table-row table:style-name="ro1">
          <table:table-cell office:value-type="float" office:value="474.37" calcext:value-type="float">
            <text:p>474.37</text:p>
          </table:table-cell>
          <table:table-cell office:value-type="float" office:value="0.018723621" calcext:value-type="float">
            <text:p>0.018723621</text:p>
          </table:table-cell>
          <table:table-cell table:formula="of:=[.B468]/3.4847446" office:value-type="float" office:value="0.00537302532874289" calcext:value-type="float">
            <text:p>0.005373025328743</text:p>
          </table:table-cell>
          <table:table-cell office:value-type="float" office:value="23.0937940385" calcext:value-type="float">
            <text:p>23.0937940385</text:p>
          </table:table-cell>
        </table:table-row>
        <table:table-row table:style-name="ro1">
          <table:table-cell office:value-type="float" office:value="475.39" calcext:value-type="float">
            <text:p>475.39</text:p>
          </table:table-cell>
          <table:table-cell office:value-type="float" office:value="0.01814943" calcext:value-type="float">
            <text:p>0.01814943</text:p>
          </table:table-cell>
          <table:table-cell table:formula="of:=[.B469]/3.4847446" office:value-type="float" office:value="0.00520825256462124" calcext:value-type="float">
            <text:p>0.005208252564621</text:p>
          </table:table-cell>
          <table:table-cell office:value-type="float" office:value="23.112269374888" calcext:value-type="float">
            <text:p>23.112269374888</text:p>
          </table:table-cell>
        </table:table-row>
        <table:table-row table:style-name="ro1">
          <table:table-cell office:value-type="float" office:value="476.4" calcext:value-type="float">
            <text:p>476.4</text:p>
          </table:table-cell>
          <table:table-cell office:value-type="float" office:value="0.017703156" calcext:value-type="float">
            <text:p>0.017703156</text:p>
          </table:table-cell>
          <table:table-cell table:formula="of:=[.B470]/3.4847446" office:value-type="float" office:value="0.00508018751216373" calcext:value-type="float">
            <text:p>0.005080187512164</text:p>
          </table:table-cell>
          <table:table-cell office:value-type="float" office:value="23.130290423667" calcext:value-type="float">
            <text:p>23.130290423667</text:p>
          </table:table-cell>
        </table:table-row>
        <table:table-row table:style-name="ro1">
          <table:table-cell office:value-type="float" office:value="477.42" calcext:value-type="float">
            <text:p>477.42</text:p>
          </table:table-cell>
          <table:table-cell office:value-type="float" office:value="0.01736054" calcext:value-type="float">
            <text:p>0.01736054</text:p>
          </table:table-cell>
          <table:table-cell table:formula="of:=[.B471]/3.4847446" office:value-type="float" office:value="0.00498186868558459" calcext:value-type="float">
            <text:p>0.004981868685585</text:p>
          </table:table-cell>
          <table:table-cell office:value-type="float" office:value="23.147962704747" calcext:value-type="float">
            <text:p>23.147962704747</text:p>
          </table:table-cell>
        </table:table-row>
        <table:table-row table:style-name="ro1">
          <table:table-cell office:value-type="float" office:value="478.44" calcext:value-type="float">
            <text:p>478.44</text:p>
          </table:table-cell>
          <table:table-cell office:value-type="float" office:value="0.017094625" calcext:value-type="float">
            <text:p>0.017094625</text:p>
          </table:table-cell>
          <table:table-cell table:formula="of:=[.B472]/3.4847446" office:value-type="float" office:value="0.00490556036732218" calcext:value-type="float">
            <text:p>0.004905560367322</text:p>
          </table:table-cell>
          <table:table-cell office:value-type="float" office:value="23.16536429492" calcext:value-type="float">
            <text:p>23.16536429492</text:p>
          </table:table-cell>
        </table:table-row>
        <table:table-row table:style-name="ro1">
          <table:table-cell office:value-type="float" office:value="479.46" calcext:value-type="float">
            <text:p>479.46</text:p>
          </table:table-cell>
          <table:table-cell office:value-type="float" office:value="0.016879318" calcext:value-type="float">
            <text:p>0.016879318</text:p>
          </table:table-cell>
          <table:table-cell table:formula="of:=[.B473]/3.4847446" office:value-type="float" office:value="0.00484377477764081" calcext:value-type="float">
            <text:p>0.004843774777641</text:p>
          </table:table-cell>
          <table:table-cell office:value-type="float" office:value="23.182546712442" calcext:value-type="float">
            <text:p>23.182546712442</text:p>
          </table:table-cell>
        </table:table-row>
        <table:table-row table:style-name="ro1">
          <table:table-cell office:value-type="float" office:value="480.48" calcext:value-type="float">
            <text:p>480.48</text:p>
          </table:table-cell>
          <table:table-cell office:value-type="float" office:value="0.016692757" calcext:value-type="float">
            <text:p>0.016692757</text:p>
          </table:table-cell>
          <table:table-cell table:formula="of:=[.B474]/3.4847446" office:value-type="float" office:value="0.00479023828604254" calcext:value-type="float">
            <text:p>0.004790238286043</text:p>
          </table:table-cell>
          <table:table-cell office:value-type="float" office:value="23.199539218515" calcext:value-type="float">
            <text:p>23.199539218515</text:p>
          </table:table-cell>
        </table:table-row>
        <table:table-row table:style-name="ro1">
          <table:table-cell office:value-type="float" office:value="481.49" calcext:value-type="float">
            <text:p>481.49</text:p>
          </table:table-cell>
          <table:table-cell office:value-type="float" office:value="0.016519475" calcext:value-type="float">
            <text:p>0.016519475</text:p>
          </table:table-cell>
          <table:table-cell table:formula="of:=[.B475]/3.4847446" office:value-type="float" office:value="0.00474051240369237" calcext:value-type="float">
            <text:p>0.004740512403692</text:p>
          </table:table-cell>
          <table:table-cell office:value-type="float" office:value="23.216355331614" calcext:value-type="float">
            <text:p>23.216355331614</text:p>
          </table:table-cell>
        </table:table-row>
        <table:table-row table:style-name="ro1">
          <table:table-cell office:value-type="float" office:value="482.51" calcext:value-type="float">
            <text:p>482.51</text:p>
          </table:table-cell>
          <table:table-cell office:value-type="float" office:value="0.01635094" calcext:value-type="float">
            <text:p>0.01635094</text:p>
          </table:table-cell>
          <table:table-cell table:formula="of:=[.B476]/3.4847446" office:value-type="float" office:value="0.00469214874455936" calcext:value-type="float">
            <text:p>0.004692148744559</text:p>
          </table:table-cell>
          <table:table-cell office:value-type="float" office:value="23.232999882927" calcext:value-type="float">
            <text:p>23.232999882927</text:p>
          </table:table-cell>
        </table:table-row>
        <table:table-row table:style-name="ro1">
          <table:table-cell office:value-type="float" office:value="483.53" calcext:value-type="float">
            <text:p>483.53</text:p>
          </table:table-cell>
          <table:table-cell office:value-type="float" office:value="0.016184615" calcext:value-type="float">
            <text:p>0.016184615</text:p>
          </table:table-cell>
          <table:table-cell table:formula="of:=[.B477]/3.4847446" office:value-type="float" office:value="0.00464441927824495" calcext:value-type="float">
            <text:p>0.004644419278245</text:p>
          </table:table-cell>
          <table:table-cell office:value-type="float" office:value="23.249475122946" calcext:value-type="float">
            <text:p>23.249475122946</text:p>
          </table:table-cell>
        </table:table-row>
        <table:table-row table:style-name="ro1">
          <table:table-cell office:value-type="float" office:value="484.55" calcext:value-type="float">
            <text:p>484.55</text:p>
          </table:table-cell>
          <table:table-cell office:value-type="float" office:value="0.016022235" calcext:value-type="float">
            <text:p>0.016022235</text:p>
          </table:table-cell>
          <table:table-cell table:formula="of:=[.B478]/3.4847446" office:value-type="float" office:value="0.00459782188915653" calcext:value-type="float">
            <text:p>0.004597821889157</text:p>
          </table:table-cell>
          <table:table-cell office:value-type="float" office:value="23.26578506628" calcext:value-type="float">
            <text:p>23.26578506628</text:p>
          </table:table-cell>
        </table:table-row>
        <table:table-row table:style-name="ro1">
          <table:table-cell office:value-type="float" office:value="485.57" calcext:value-type="float">
            <text:p>485.57</text:p>
          </table:table-cell>
          <table:table-cell office:value-type="float" office:value="0.015868066" calcext:value-type="float">
            <text:p>0.015868066</text:p>
          </table:table-cell>
          <table:table-cell table:formula="of:=[.B479]/3.4847446" office:value-type="float" office:value="0.00455358077030954" calcext:value-type="float">
            <text:p>0.00455358077031</text:p>
          </table:table-cell>
          <table:table-cell office:value-type="float" office:value="23.281938072305" calcext:value-type="float">
            <text:p>23.281938072305</text:p>
          </table:table-cell>
        </table:table-row>
        <table:table-row table:style-name="ro1">
          <table:table-cell office:value-type="float" office:value="486.58" calcext:value-type="float">
            <text:p>486.58</text:p>
          </table:table-cell>
          <table:table-cell office:value-type="float" office:value="0.015727715" calcext:value-type="float">
            <text:p>0.015727715</text:p>
          </table:table-cell>
          <table:table-cell table:formula="of:=[.B480]/3.4847446" office:value-type="float" office:value="0.00451330493488676" calcext:value-type="float">
            <text:p>0.004513304934887</text:p>
          </table:table-cell>
          <table:table-cell office:value-type="float" office:value="23.297948207086" calcext:value-type="float">
            <text:p>23.297948207086</text:p>
          </table:table-cell>
        </table:table-row>
        <table:table-row table:style-name="ro1">
          <table:table-cell office:value-type="float" office:value="487.6" calcext:value-type="float">
            <text:p>487.6</text:p>
          </table:table-cell>
          <table:table-cell office:value-type="float" office:value="0.015607507" calcext:value-type="float">
            <text:p>0.015607507</text:p>
          </table:table-cell>
          <table:table-cell table:formula="of:=[.B481]/3.4847446" office:value-type="float" office:value="0.00447880943699576" calcext:value-type="float">
            <text:p>0.004478809436996</text:p>
          </table:table-cell>
          <table:table-cell office:value-type="float" office:value="23.313835975959" calcext:value-type="float">
            <text:p>23.313835975959</text:p>
          </table:table-cell>
        </table:table-row>
        <table:table-row table:style-name="ro1">
          <table:table-cell office:value-type="float" office:value="488.62" calcext:value-type="float">
            <text:p>488.62</text:p>
          </table:table-cell>
          <table:table-cell office:value-type="float" office:value="0.01551403" calcext:value-type="float">
            <text:p>0.01551403</text:p>
          </table:table-cell>
          <table:table-cell table:formula="of:=[.B482]/3.4847446" office:value-type="float" office:value="0.00445198480255913" calcext:value-type="float">
            <text:p>0.004451984802559</text:p>
          </table:table-cell>
          <table:table-cell office:value-type="float" office:value="23.329628588895" calcext:value-type="float">
            <text:p>23.329628588895</text:p>
          </table:table-cell>
        </table:table-row>
        <table:table-row table:style-name="ro1">
          <table:table-cell office:value-type="float" office:value="489.64" calcext:value-type="float">
            <text:p>489.64</text:p>
          </table:table-cell>
          <table:table-cell office:value-type="float" office:value="0.015453235" calcext:value-type="float">
            <text:p>0.015453235</text:p>
          </table:table-cell>
          <table:table-cell table:formula="of:=[.B483]/3.4847446" office:value-type="float" office:value="0.00443453876074591" calcext:value-type="float">
            <text:p>0.004434538760746</text:p>
          </table:table-cell>
          <table:table-cell office:value-type="float" office:value="23.34535931562" calcext:value-type="float">
            <text:p>23.34535931562</text:p>
          </table:table-cell>
        </table:table-row>
        <table:table-row table:style-name="ro1">
          <table:table-cell office:value-type="float" office:value="490.66" calcext:value-type="float">
            <text:p>490.66</text:p>
          </table:table-cell>
          <table:table-cell office:value-type="float" office:value="0.015428751" calcext:value-type="float">
            <text:p>0.015428751</text:p>
          </table:table-cell>
          <table:table-cell table:formula="of:=[.B484]/3.4847446" office:value-type="float" office:value="0.00442751270781796" calcext:value-type="float">
            <text:p>0.004427512707818</text:p>
          </table:table-cell>
          <table:table-cell office:value-type="float" office:value="23.361065118802" calcext:value-type="float">
            <text:p>23.361065118802</text:p>
          </table:table-cell>
        </table:table-row>
        <table:table-row table:style-name="ro1">
          <table:table-cell office:value-type="float" office:value="491.67" calcext:value-type="float">
            <text:p>491.67</text:p>
          </table:table-cell>
          <table:table-cell office:value-type="float" office:value="0.015439582" calcext:value-type="float">
            <text:p>0.015439582</text:p>
          </table:table-cell>
          <table:table-cell table:formula="of:=[.B485]/3.4847446" office:value-type="float" office:value="0.00443062082655928" calcext:value-type="float">
            <text:p>0.004430620826559</text:p>
          </table:table-cell>
          <table:table-cell office:value-type="float" office:value="23.37678194709" calcext:value-type="float">
            <text:p>23.37678194709</text:p>
          </table:table-cell>
        </table:table-row>
        <table:table-row table:style-name="ro1">
          <table:table-cell office:value-type="float" office:value="492.69" calcext:value-type="float">
            <text:p>492.69</text:p>
          </table:table-cell>
          <table:table-cell office:value-type="float" office:value="0.015477999" calcext:value-type="float">
            <text:p>0.015477999</text:p>
          </table:table-cell>
          <table:table-cell table:formula="of:=[.B486]/3.4847446" office:value-type="float" office:value="0.00444164516389523" calcext:value-type="float">
            <text:p>0.004441645163895</text:p>
          </table:table-cell>
          <table:table-cell office:value-type="float" office:value="23.392537882529" calcext:value-type="float">
            <text:p>23.392537882529</text:p>
          </table:table-cell>
        </table:table-row>
        <table:table-row table:style-name="ro1">
          <table:table-cell office:value-type="float" office:value="493.71" calcext:value-type="float">
            <text:p>493.71</text:p>
          </table:table-cell>
          <table:table-cell office:value-type="float" office:value="0.015528763" calcext:value-type="float">
            <text:p>0.015528763</text:p>
          </table:table-cell>
          <table:table-cell table:formula="of:=[.B487]/3.4847446" office:value-type="float" office:value="0.00445621265902815" calcext:value-type="float">
            <text:p>0.004456212659028</text:p>
          </table:table-cell>
          <table:table-cell office:value-type="float" office:value="23.408345493174" calcext:value-type="float">
            <text:p>23.408345493174</text:p>
          </table:table-cell>
        </table:table-row>
        <table:table-row table:style-name="ro1">
          <table:table-cell office:value-type="float" office:value="494.73" calcext:value-type="float">
            <text:p>494.73</text:p>
          </table:table-cell>
          <table:table-cell office:value-type="float" office:value="0.015570632" calcext:value-type="float">
            <text:p>0.015570632</text:p>
          </table:table-cell>
          <table:table-cell table:formula="of:=[.B488]/3.4847446" office:value-type="float" office:value="0.00446822759980746" calcext:value-type="float">
            <text:p>0.004468227599807</text:p>
          </table:table-cell>
          <table:table-cell office:value-type="float" office:value="23.424195724166" calcext:value-type="float">
            <text:p>23.424195724166</text:p>
          </table:table-cell>
        </table:table-row>
        <table:table-row table:style-name="ro1">
          <table:table-cell office:value-type="float" office:value="495.74" calcext:value-type="float">
            <text:p>495.74</text:p>
          </table:table-cell>
          <table:table-cell office:value-type="float" office:value="0.015580428" calcext:value-type="float">
            <text:p>0.015580428</text:p>
          </table:table-cell>
          <table:table-cell table:formula="of:=[.B489]/3.4847446" office:value-type="float" office:value="0.00447103870969482" calcext:value-type="float">
            <text:p>0.004471038709695</text:p>
          </table:table-cell>
          <table:table-cell office:value-type="float" office:value="23.440055927976" calcext:value-type="float">
            <text:p>23.440055927976</text:p>
          </table:table-cell>
        </table:table-row>
        <table:table-row table:style-name="ro1">
          <table:table-cell office:value-type="float" office:value="496.76" calcext:value-type="float">
            <text:p>496.76</text:p>
          </table:table-cell>
          <table:table-cell office:value-type="float" office:value="0.015538918" calcext:value-type="float">
            <text:p>0.015538918</text:p>
          </table:table-cell>
          <table:table-cell table:formula="of:=[.B490]/3.4847446" office:value-type="float" office:value="0.00445912678937791" calcext:value-type="float">
            <text:p>0.004459126789378</text:p>
          </table:table-cell>
          <table:table-cell office:value-type="float" office:value="23.455873875892" calcext:value-type="float">
            <text:p>23.455873875892</text:p>
          </table:table-cell>
        </table:table-row>
        <table:table-row table:style-name="ro1">
          <table:table-cell office:value-type="float" office:value="497.78" calcext:value-type="float">
            <text:p>497.78</text:p>
          </table:table-cell>
          <table:table-cell office:value-type="float" office:value="0.015436832" calcext:value-type="float">
            <text:p>0.015436832</text:p>
          </table:table-cell>
          <table:table-cell table:formula="of:=[.B491]/3.4847446" office:value-type="float" office:value="0.00442983167259948" calcext:value-type="float">
            <text:p>0.004429831672599</text:p>
          </table:table-cell>
          <table:table-cell office:value-type="float" office:value="23.471587904594" calcext:value-type="float">
            <text:p>23.471587904594</text:p>
          </table:table-cell>
        </table:table-row>
        <table:table-row table:style-name="ro1">
          <table:table-cell office:value-type="float" office:value="498.8" calcext:value-type="float">
            <text:p>498.8</text:p>
          </table:table-cell>
          <table:table-cell office:value-type="float" office:value="0.015278985" calcext:value-type="float">
            <text:p>0.015278985</text:p>
          </table:table-cell>
          <table:table-cell table:formula="of:=[.B492]/3.4847446" office:value-type="float" office:value="0.00438453509620189" calcext:value-type="float">
            <text:p>0.004384535096202</text:p>
          </table:table-cell>
          <table:table-cell office:value-type="float" office:value="23.487141252239" calcext:value-type="float">
            <text:p>23.487141252239</text:p>
          </table:table-cell>
        </table:table-row>
        <table:table-row table:style-name="ro1">
          <table:table-cell office:value-type="float" office:value="499.82" calcext:value-type="float">
            <text:p>499.82</text:p>
          </table:table-cell>
          <table:table-cell office:value-type="float" office:value="0.01508477" calcext:value-type="float">
            <text:p>0.01508477</text:p>
          </table:table-cell>
          <table:table-cell table:formula="of:=[.B493]/3.4847446" office:value-type="float" office:value="0.00432880217390968" calcext:value-type="float">
            <text:p>0.00432880217391</text:p>
          </table:table-cell>
          <table:table-cell office:value-type="float" office:value="23.502496896906" calcext:value-type="float">
            <text:p>23.502496896906</text:p>
          </table:table-cell>
        </table:table-row>
        <table:table-row table:style-name="ro1">
          <table:table-cell office:value-type="float" office:value="500.83" calcext:value-type="float">
            <text:p>500.83</text:p>
          </table:table-cell>
          <table:table-cell office:value-type="float" office:value="0.014884377" calcext:value-type="float">
            <text:p>0.014884377</text:p>
          </table:table-cell>
          <table:table-cell table:formula="of:=[.B494]/3.4847446" office:value-type="float" office:value="0.00427129638137613" calcext:value-type="float">
            <text:p>0.004271296381376</text:p>
          </table:table-cell>
          <table:table-cell office:value-type="float" office:value="23.517648550708" calcext:value-type="float">
            <text:p>23.517648550708</text:p>
          </table:table-cell>
        </table:table-row>
        <table:table-row table:style-name="ro1">
          <table:table-cell office:value-type="float" office:value="501.85" calcext:value-type="float">
            <text:p>501.85</text:p>
          </table:table-cell>
          <table:table-cell office:value-type="float" office:value="0.014711536" calcext:value-type="float">
            <text:p>0.014711536</text:p>
          </table:table-cell>
          <table:table-cell table:formula="of:=[.B495]/3.4847446" office:value-type="float" office:value="0.0042216970506246" calcext:value-type="float">
            <text:p>0.004221697050625</text:p>
          </table:table-cell>
          <table:table-cell office:value-type="float" office:value="23.532624259357" calcext:value-type="float">
            <text:p>23.532624259357</text:p>
          </table:table-cell>
        </table:table-row>
        <table:table-row table:style-name="ro1">
          <table:table-cell office:value-type="float" office:value="502.87" calcext:value-type="float">
            <text:p>502.87</text:p>
          </table:table-cell>
          <table:table-cell office:value-type="float" office:value="0.014594815" calcext:value-type="float">
            <text:p>0.014594815</text:p>
          </table:table-cell>
          <table:table-cell table:formula="of:=[.B496]/3.4847446" office:value-type="float" office:value="0.00418820219995463" calcext:value-type="float">
            <text:p>0.004188202199955</text:p>
          </table:table-cell>
          <table:table-cell office:value-type="float" office:value="23.547481151276" calcext:value-type="float">
            <text:p>23.547481151276</text:p>
          </table:table-cell>
        </table:table-row>
        <table:table-row table:style-name="ro1">
          <table:table-cell office:value-type="float" office:value="503.89" calcext:value-type="float">
            <text:p>503.89</text:p>
          </table:table-cell>
          <table:table-cell office:value-type="float" office:value="0.014550178" calcext:value-type="float">
            <text:p>0.014550178</text:p>
          </table:table-cell>
          <table:table-cell table:formula="of:=[.B497]/3.4847446" office:value-type="float" office:value="0.00417539293984414" calcext:value-type="float">
            <text:p>0.004175392939844</text:p>
          </table:table-cell>
          <table:table-cell office:value-type="float" office:value="23.562292604677" calcext:value-type="float">
            <text:p>23.562292604677</text:p>
          </table:table-cell>
        </table:table-row>
        <table:table-row table:style-name="ro1">
          <table:table-cell office:value-type="float" office:value="504.91" calcext:value-type="float">
            <text:p>504.91</text:p>
          </table:table-cell>
          <table:table-cell office:value-type="float" office:value="0.014577146" calcext:value-type="float">
            <text:p>0.014577146</text:p>
          </table:table-cell>
          <table:table-cell table:formula="of:=[.B498]/3.4847446" office:value-type="float" office:value="0.00418313181402161" calcext:value-type="float">
            <text:p>0.004183131814022</text:p>
          </table:table-cell>
          <table:table-cell office:value-type="float" office:value="23.5771315107" calcext:value-type="float">
            <text:p>23.5771315107</text:p>
          </table:table-cell>
        </table:table-row>
        <table:table-row table:style-name="ro1">
          <table:table-cell office:value-type="float" office:value="505.92" calcext:value-type="float">
            <text:p>505.92</text:p>
          </table:table-cell>
          <table:table-cell office:value-type="float" office:value="0.014659784" calcext:value-type="float">
            <text:p>0.014659784</text:p>
          </table:table-cell>
          <table:table-cell table:formula="of:=[.B499]/3.4847446" office:value-type="float" office:value="0.00420684603399629" calcext:value-type="float">
            <text:p>0.004206846033996</text:p>
          </table:table-cell>
          <table:table-cell office:value-type="float" office:value="23.592054538495" calcext:value-type="float">
            <text:p>23.592054538495</text:p>
          </table:table-cell>
        </table:table-row>
        <table:table-row table:style-name="ro1">
          <table:table-cell office:value-type="float" office:value="506.94" calcext:value-type="float">
            <text:p>506.94</text:p>
          </table:table-cell>
          <table:table-cell office:value-type="float" office:value="0.014772103" calcext:value-type="float">
            <text:p>0.014772103</text:p>
          </table:table-cell>
          <table:table-cell table:formula="of:=[.B500]/3.4847446" office:value-type="float" office:value="0.00423907766440043" calcext:value-type="float">
            <text:p>0.0042390776644</text:p>
          </table:table-cell>
          <table:table-cell office:value-type="float" office:value="23.607091901649" calcext:value-type="float">
            <text:p>23.607091901649</text:p>
          </table:table-cell>
        </table:table-row>
        <table:table-row table:style-name="ro1">
          <table:table-cell office:value-type="float" office:value="507.96" calcext:value-type="float">
            <text:p>507.96</text:p>
          </table:table-cell>
          <table:table-cell office:value-type="float" office:value="0.014886021" calcext:value-type="float">
            <text:p>0.014886021</text:p>
          </table:table-cell>
          <table:table-cell table:formula="of:=[.B501]/3.4847446" office:value-type="float" office:value="0.00427176815196155" calcext:value-type="float">
            <text:p>0.004271768151962</text:p>
          </table:table-cell>
          <table:table-cell office:value-type="float" office:value="23.622245228311" calcext:value-type="float">
            <text:p>23.622245228311</text:p>
          </table:table-cell>
        </table:table-row>
        <table:table-row table:style-name="ro1">
          <table:table-cell office:value-type="float" office:value="508.98" calcext:value-type="float">
            <text:p>508.98</text:p>
          </table:table-cell>
          <table:table-cell office:value-type="float" office:value="0.014979231" calcext:value-type="float">
            <text:p>0.014979231</text:p>
          </table:table-cell>
          <table:table-cell table:formula="of:=[.B502]/3.4847446" office:value-type="float" office:value="0.00429851616672281" calcext:value-type="float">
            <text:p>0.004298516166723</text:p>
          </table:table-cell>
          <table:table-cell office:value-type="float" office:value="23.637493438944" calcext:value-type="float">
            <text:p>23.63749343894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15040487" calcext:value-type="float">
            <text:p>0.015040487</text:p>
          </table:table-cell>
          <table:table-cell table:formula="of:=[.B503]/3.4847446" office:value-type="float" office:value="0.0043160944994362" calcext:value-type="float">
            <text:p>0.004316094499436</text:p>
          </table:table-cell>
          <table:table-cell office:value-type="float" office:value="23.652804006165" calcext:value-type="float">
            <text:p>23.652804006165</text:p>
          </table:table-cell>
        </table:table-row>
        <table:table-row table:style-name="ro1">
          <table:table-cell office:value-type="float" office:value="511.01" calcext:value-type="float">
            <text:p>511.01</text:p>
          </table:table-cell>
          <table:table-cell office:value-type="float" office:value="0.015070859" calcext:value-type="float">
            <text:p>0.015070859</text:p>
          </table:table-cell>
          <table:table-cell table:formula="of:=[.B504]/3.4847446" office:value-type="float" office:value="0.00432481020273337" calcext:value-type="float">
            <text:p>0.004324810202733</text:p>
          </table:table-cell>
          <table:table-cell office:value-type="float" office:value="23.668145490334" calcext:value-type="float">
            <text:p>23.668145490334</text:p>
          </table:table-cell>
        </table:table-row>
        <table:table-row table:style-name="ro1">
          <table:table-cell office:value-type="float" office:value="512.03" calcext:value-type="float">
            <text:p>512.03</text:p>
          </table:table-cell>
          <table:table-cell office:value-type="float" office:value="0.015080975" calcext:value-type="float">
            <text:p>0.015080975</text:p>
          </table:table-cell>
          <table:table-cell table:formula="of:=[.B505]/3.4847446" office:value-type="float" office:value="0.00432771314144514" calcext:value-type="float">
            <text:p>0.004327713141445</text:p>
          </table:table-cell>
          <table:table-cell office:value-type="float" office:value="23.683497272583" calcext:value-type="float">
            <text:p>23.683497272583</text:p>
          </table:table-cell>
        </table:table-row>
        <table:table-row table:style-name="ro1">
          <table:table-cell office:value-type="float" office:value="513.05" calcext:value-type="float">
            <text:p>513.05</text:p>
          </table:table-cell>
          <table:table-cell office:value-type="float" office:value="0.015085665" calcext:value-type="float">
            <text:p>0.015085665</text:p>
          </table:table-cell>
          <table:table-cell table:formula="of:=[.B506]/3.4847446" office:value-type="float" office:value="0.00432905900765296" calcext:value-type="float">
            <text:p>0.004329059007653</text:p>
          </table:table-cell>
          <table:table-cell office:value-type="float" office:value="23.69885382893" calcext:value-type="float">
            <text:p>23.69885382893</text:p>
          </table:table-cell>
        </table:table-row>
        <table:table-row table:style-name="ro1">
          <table:table-cell office:value-type="float" office:value="514.07" calcext:value-type="float">
            <text:p>514.07</text:p>
          </table:table-cell>
          <table:table-cell office:value-type="float" office:value="0.015098145" calcext:value-type="float">
            <text:p>0.015098145</text:p>
          </table:table-cell>
          <table:table-cell table:formula="of:=[.B507]/3.4847446" office:value-type="float" office:value="0.00433264033180509" calcext:value-type="float">
            <text:p>0.004332640331805</text:p>
          </table:table-cell>
          <table:table-cell office:value-type="float" office:value="23.714223088824" calcext:value-type="float">
            <text:p>23.714223088824</text:p>
          </table:table-cell>
        </table:table-row>
        <table:table-row table:style-name="ro1">
          <table:table-cell office:value-type="float" office:value="515.09" calcext:value-type="float">
            <text:p>515.09</text:p>
          </table:table-cell>
          <table:table-cell office:value-type="float" office:value="0.015125845" calcext:value-type="float">
            <text:p>0.015125845</text:p>
          </table:table-cell>
          <table:table-cell table:formula="of:=[.B508]/3.4847446" office:value-type="float" office:value="0.0043405892644184" calcext:value-type="float">
            <text:p>0.004340589264418</text:p>
          </table:table-cell>
          <table:table-cell office:value-type="float" office:value="23.729620545847" calcext:value-type="float">
            <text:p>23.729620545847</text:p>
          </table:table-cell>
        </table:table-row>
        <table:table-row table:style-name="ro1">
          <table:table-cell office:value-type="float" office:value="516.1" calcext:value-type="float">
            <text:p>516.1</text:p>
          </table:table-cell>
          <table:table-cell office:value-type="float" office:value="0.01516915" calcext:value-type="float">
            <text:p>0.01516915</text:p>
          </table:table-cell>
          <table:table-cell table:formula="of:=[.B509]/3.4847446" office:value-type="float" office:value="0.00435301628704726" calcext:value-type="float">
            <text:p>0.004353016287047</text:p>
          </table:table-cell>
          <table:table-cell office:value-type="float" office:value="23.74506208547" calcext:value-type="float">
            <text:p>23.74506208547</text:p>
          </table:table-cell>
        </table:table-row>
        <table:table-row table:style-name="ro1">
          <table:table-cell office:value-type="float" office:value="517.12" calcext:value-type="float">
            <text:p>517.12</text:p>
          </table:table-cell>
          <table:table-cell office:value-type="float" office:value="0.015223142" calcext:value-type="float">
            <text:p>0.015223142</text:p>
          </table:table-cell>
          <table:table-cell table:formula="of:=[.B510]/3.4847446" office:value-type="float" office:value="0.00436851010544646" calcext:value-type="float">
            <text:p>0.004368510105446</text:p>
          </table:table-cell>
          <table:table-cell office:value-type="float" office:value="23.760558587178" calcext:value-type="float">
            <text:p>23.760558587178</text:p>
          </table:table-cell>
        </table:table-row>
        <table:table-row table:style-name="ro1">
          <table:table-cell office:value-type="float" office:value="518.14" calcext:value-type="float">
            <text:p>518.14</text:p>
          </table:table-cell>
          <table:table-cell office:value-type="float" office:value="0.015281354" calcext:value-type="float">
            <text:p>0.015281354</text:p>
          </table:table-cell>
          <table:table-cell table:formula="of:=[.B511]/3.4847446" office:value-type="float" office:value="0.00438521491646762" calcext:value-type="float">
            <text:p>0.004385214916468</text:p>
          </table:table-cell>
          <table:table-cell office:value-type="float" office:value="23.776114346306" calcext:value-type="float">
            <text:p>23.776114346306</text:p>
          </table:table-cell>
        </table:table-row>
        <table:table-row table:style-name="ro1">
          <table:table-cell office:value-type="float" office:value="519.16" calcext:value-type="float">
            <text:p>519.16</text:p>
          </table:table-cell>
          <table:table-cell office:value-type="float" office:value="0.015339929" calcext:value-type="float">
            <text:p>0.015339929</text:p>
          </table:table-cell>
          <table:table-cell table:formula="of:=[.B512]/3.4847446" office:value-type="float" office:value="0.00440202389581147" calcext:value-type="float">
            <text:p>0.004402023895811</text:p>
          </table:table-cell>
          <table:table-cell office:value-type="float" office:value="23.791729732155" calcext:value-type="float">
            <text:p>23.791729732155</text:p>
          </table:table-cell>
        </table:table-row>
        <table:table-row table:style-name="ro1">
          <table:table-cell office:value-type="float" office:value="520.18" calcext:value-type="float">
            <text:p>520.18</text:p>
          </table:table-cell>
          <table:table-cell office:value-type="float" office:value="0.01540062" calcext:value-type="float">
            <text:p>0.01540062</text:p>
          </table:table-cell>
          <table:table-cell table:formula="of:=[.B513]/3.4847446" office:value-type="float" office:value="0.00441944009325676" calcext:value-type="float">
            <text:p>0.004419440093257</text:p>
          </table:table-cell>
          <table:table-cell office:value-type="float" office:value="23.807406898441" calcext:value-type="float">
            <text:p>23.807406898441</text:p>
          </table:table-cell>
        </table:table-row>
        <table:table-row table:style-name="ro1">
          <table:table-cell office:value-type="float" office:value="521.19" calcext:value-type="float">
            <text:p>521.19</text:p>
          </table:table-cell>
          <table:table-cell office:value-type="float" office:value="0.015471614" calcext:value-type="float">
            <text:p>0.015471614</text:p>
          </table:table-cell>
          <table:table-cell table:formula="of:=[.B514]/3.4847446" office:value-type="float" office:value="0.0044398128918831" calcext:value-type="float">
            <text:p>0.004439812891883</text:p>
          </table:table-cell>
          <table:table-cell office:value-type="float" office:value="23.823156333974" calcext:value-type="float">
            <text:p>23.823156333974</text:p>
          </table:table-cell>
        </table:table-row>
        <table:table-row table:style-name="ro1">
          <table:table-cell office:value-type="float" office:value="522.21" calcext:value-type="float">
            <text:p>522.21</text:p>
          </table:table-cell>
          <table:table-cell office:value-type="float" office:value="0.015565997" calcext:value-type="float">
            <text:p>0.015565997</text:p>
          </table:table-cell>
          <table:table-cell table:formula="of:=[.B515]/3.4847446" office:value-type="float" office:value="0.00446689751667884" calcext:value-type="float">
            <text:p>0.004466897516679</text:p>
          </table:table-cell>
          <table:table-cell office:value-type="float" office:value="23.839001847032" calcext:value-type="float">
            <text:p>23.839001847032</text:p>
          </table:table-cell>
        </table:table-row>
        <table:table-row table:style-name="ro1">
          <table:table-cell office:value-type="float" office:value="523.23" calcext:value-type="float">
            <text:p>523.23</text:p>
          </table:table-cell>
          <table:table-cell office:value-type="float" office:value="0.015698412" calcext:value-type="float">
            <text:p>0.015698412</text:p>
          </table:table-cell>
          <table:table-cell table:formula="of:=[.B516]/3.4847446" office:value-type="float" office:value="0.00450489599725615" calcext:value-type="float">
            <text:p>0.004504895997256</text:p>
          </table:table-cell>
          <table:table-cell office:value-type="float" office:value="23.854982152671" calcext:value-type="float">
            <text:p>23.854982152671</text:p>
          </table:table-cell>
        </table:table-row>
        <table:table-row table:style-name="ro1">
          <table:table-cell office:value-type="float" office:value="524.25" calcext:value-type="float">
            <text:p>524.25</text:p>
          </table:table-cell>
          <table:table-cell office:value-type="float" office:value="0.015880954" calcext:value-type="float">
            <text:p>0.015880954</text:p>
          </table:table-cell>
          <table:table-cell table:formula="of:=[.B517]/3.4847446" office:value-type="float" office:value="0.0045572791762128" calcext:value-type="float">
            <text:p>0.004557279176213</text:p>
          </table:table-cell>
          <table:table-cell office:value-type="float" office:value="23.871148278609" calcext:value-type="float">
            <text:p>23.871148278609</text:p>
          </table:table-cell>
        </table:table-row>
        <table:table-row table:style-name="ro1">
          <table:table-cell office:value-type="float" office:value="525.27" calcext:value-type="float">
            <text:p>525.27</text:p>
          </table:table-cell>
          <table:table-cell office:value-type="float" office:value="0.016119412" calcext:value-type="float">
            <text:p>0.016119412</text:p>
          </table:table-cell>
          <table:table-cell table:formula="of:=[.B518]/3.4847446" office:value-type="float" office:value="0.00462570829437543" calcext:value-type="float">
            <text:p>0.004625708294375</text:p>
          </table:table-cell>
          <table:table-cell office:value-type="float" office:value="23.887557144807" calcext:value-type="float">
            <text:p>23.887557144807</text:p>
          </table:table-cell>
        </table:table-row>
        <table:table-row table:style-name="ro1">
          <table:table-cell office:value-type="float" office:value="526.28" calcext:value-type="float">
            <text:p>526.28</text:p>
          </table:table-cell>
          <table:table-cell office:value-type="float" office:value="0.016410766" calcext:value-type="float">
            <text:p>0.016410766</text:p>
          </table:table-cell>
          <table:table-cell table:formula="of:=[.B519]/3.4847446" office:value-type="float" office:value="0.00470931671721365" calcext:value-type="float">
            <text:p>0.004709316717214</text:p>
          </table:table-cell>
          <table:table-cell office:value-type="float" office:value="23.904262596147" calcext:value-type="float">
            <text:p>23.904262596147</text:p>
          </table:table-cell>
        </table:table-row>
        <table:table-row table:style-name="ro1">
          <table:table-cell office:value-type="float" office:value="527.3" calcext:value-type="float">
            <text:p>527.3</text:p>
          </table:table-cell>
          <table:table-cell office:value-type="float" office:value="0.016742475" calcext:value-type="float">
            <text:p>0.016742475</text:p>
          </table:table-cell>
          <table:table-cell table:formula="of:=[.B520]/3.4847446" office:value-type="float" office:value="0.00480450561570567" calcext:value-type="float">
            <text:p>0.004804505615706</text:p>
          </table:table-cell>
          <table:table-cell office:value-type="float" office:value="23.921305712849" calcext:value-type="float">
            <text:p>23.921305712849</text:p>
          </table:table-cell>
        </table:table-row>
        <table:table-row table:style-name="ro1">
          <table:table-cell office:value-type="float" office:value="528.32" calcext:value-type="float">
            <text:p>528.32</text:p>
          </table:table-cell>
          <table:table-cell office:value-type="float" office:value="0.017093702" calcext:value-type="float">
            <text:p>0.017093702</text:p>
          </table:table-cell>
          <table:table-cell table:formula="of:=[.B521]/3.4847446" office:value-type="float" office:value="0.00490529549855677" calcext:value-type="float">
            <text:p>0.004905295498557</text:p>
          </table:table-cell>
          <table:table-cell office:value-type="float" office:value="23.938706364078" calcext:value-type="float">
            <text:p>23.938706364078</text:p>
          </table:table-cell>
        </table:table-row>
        <table:table-row table:style-name="ro1">
          <table:table-cell office:value-type="float" office:value="529.34" calcext:value-type="float">
            <text:p>529.34</text:p>
          </table:table-cell>
          <table:table-cell office:value-type="float" office:value="0.017438259" calcext:value-type="float">
            <text:p>0.017438259</text:p>
          </table:table-cell>
          <table:table-cell table:formula="of:=[.B522]/3.4847446" office:value-type="float" office:value="0.00500417132434899" calcext:value-type="float">
            <text:p>0.005004171324349</text:p>
          </table:table-cell>
          <table:table-cell office:value-type="float" office:value="23.95645775961" calcext:value-type="float">
            <text:p>23.95645775961</text:p>
          </table:table-cell>
        </table:table-row>
        <table:table-row table:style-name="ro1">
          <table:table-cell office:value-type="float" office:value="530.36" calcext:value-type="float">
            <text:p>530.36</text:p>
          </table:table-cell>
          <table:table-cell office:value-type="float" office:value="0.017748792" calcext:value-type="float">
            <text:p>0.017748792</text:p>
          </table:table-cell>
          <table:table-cell table:formula="of:=[.B523]/3.4847446" office:value-type="float" office:value="0.00509328345038543" calcext:value-type="float">
            <text:p>0.005093283450385</text:p>
          </table:table-cell>
          <table:table-cell office:value-type="float" office:value="23.974525263787" calcext:value-type="float">
            <text:p>23.974525263787</text:p>
          </table:table-cell>
        </table:table-row>
        <table:table-row table:style-name="ro1">
          <table:table-cell office:value-type="float" office:value="531.37" calcext:value-type="float">
            <text:p>531.37</text:p>
          </table:table-cell>
          <table:table-cell office:value-type="float" office:value="0.018001515" calcext:value-type="float">
            <text:p>0.018001515</text:p>
          </table:table-cell>
          <table:table-cell table:formula="of:=[.B524]/3.4847446" office:value-type="float" office:value="0.00516580612536138" calcext:value-type="float">
            <text:p>0.005165806125361</text:p>
          </table:table-cell>
          <table:table-cell office:value-type="float" office:value="23.99285002975" calcext:value-type="float">
            <text:p>23.99285002975</text:p>
          </table:table-cell>
        </table:table-row>
        <table:table-row table:style-name="ro1">
          <table:table-cell office:value-type="float" office:value="532.39" calcext:value-type="float">
            <text:p>532.39</text:p>
          </table:table-cell>
          <table:table-cell office:value-type="float" office:value="0.018180668" calcext:value-type="float">
            <text:p>0.018180668</text:p>
          </table:table-cell>
          <table:table-cell table:formula="of:=[.B525]/3.4847446" office:value-type="float" office:value="0.00521721677967447" calcext:value-type="float">
            <text:p>0.005217216779674</text:p>
          </table:table-cell>
          <table:table-cell office:value-type="float" office:value="24.011357164985" calcext:value-type="float">
            <text:p>24.011357164985</text:p>
          </table:table-cell>
        </table:table-row>
        <table:table-row table:style-name="ro1">
          <table:table-cell office:value-type="float" office:value="533.41" calcext:value-type="float">
            <text:p>533.41</text:p>
          </table:table-cell>
          <table:table-cell office:value-type="float" office:value="0.01828182" calcext:value-type="float">
            <text:p>0.01828182</text:p>
          </table:table-cell>
          <table:table-cell table:formula="of:=[.B526]/3.4847446" office:value-type="float" office:value="0.00524624387107164" calcext:value-type="float">
            <text:p>0.005246243871072</text:p>
          </table:table-cell>
          <table:table-cell office:value-type="float" office:value="24.029967268359" calcext:value-type="float">
            <text:p>24.029967268359</text:p>
          </table:table-cell>
        </table:table-row>
        <table:table-row table:style-name="ro1">
          <table:table-cell office:value-type="float" office:value="534.43" calcext:value-type="float">
            <text:p>534.43</text:p>
          </table:table-cell>
          <table:table-cell office:value-type="float" office:value="0.018313336" calcext:value-type="float">
            <text:p>0.018313336</text:p>
          </table:table-cell>
          <table:table-cell table:formula="of:=[.B527]/3.4847446" office:value-type="float" office:value="0.00525528786241609" calcext:value-type="float">
            <text:p>0.005255287862416</text:p>
          </table:table-cell>
          <table:table-cell office:value-type="float" office:value="24.048609453844" calcext:value-type="float">
            <text:p>24.048609453844</text:p>
          </table:table-cell>
        </table:table-row>
        <table:table-row table:style-name="ro1">
          <table:table-cell office:value-type="float" office:value="535.45" calcext:value-type="float">
            <text:p>535.45</text:p>
          </table:table-cell>
          <table:table-cell office:value-type="float" office:value="0.0182956" calcext:value-type="float">
            <text:p>0.0182956</text:p>
          </table:table-cell>
          <table:table-cell table:formula="of:=[.B528]/3.4847446" office:value-type="float" office:value="0.00525019824982296" calcext:value-type="float">
            <text:p>0.005250198249823</text:p>
          </table:table-cell>
          <table:table-cell office:value-type="float" office:value="24.067233585151" calcext:value-type="float">
            <text:p>24.067233585151</text:p>
          </table:table-cell>
        </table:table-row>
        <table:table-row table:style-name="ro1">
          <table:table-cell office:value-type="float" office:value="536.46" calcext:value-type="float">
            <text:p>536.46</text:p>
          </table:table-cell>
          <table:table-cell office:value-type="float" office:value="0.018258083" calcext:value-type="float">
            <text:p>0.018258083</text:p>
          </table:table-cell>
          <table:table-cell table:formula="of:=[.B529]/3.4847446" office:value-type="float" office:value="0.00523943218105568" calcext:value-type="float">
            <text:p>0.005239432181056</text:p>
          </table:table-cell>
          <table:table-cell office:value-type="float" office:value="24.085819525575" calcext:value-type="float">
            <text:p>24.085819525575</text:p>
          </table:table-cell>
        </table:table-row>
        <table:table-row table:style-name="ro1">
          <table:table-cell office:value-type="float" office:value="537.48" calcext:value-type="float">
            <text:p>537.48</text:p>
          </table:table-cell>
          <table:table-cell office:value-type="float" office:value="0.018234809" calcext:value-type="float">
            <text:p>0.018234809</text:p>
          </table:table-cell>
          <table:table-cell table:formula="of:=[.B530]/3.4847446" office:value-type="float" office:value="0.00523275335587004" calcext:value-type="float">
            <text:p>0.00523275335587</text:p>
          </table:table-cell>
          <table:table-cell office:value-type="float" office:value="24.104381774147" calcext:value-type="float">
            <text:p>24.104381774147</text:p>
          </table:table-cell>
        </table:table-row>
        <table:table-row table:style-name="ro1">
          <table:table-cell office:value-type="float" office:value="538.5" calcext:value-type="float">
            <text:p>538.5</text:p>
          </table:table-cell>
          <table:table-cell office:value-type="float" office:value="0.018259129" calcext:value-type="float">
            <text:p>0.018259129</text:p>
          </table:table-cell>
          <table:table-cell table:formula="of:=[.B531]/3.4847446" office:value-type="float" office:value="0.00523973234652548" calcext:value-type="float">
            <text:p>0.005239732346525</text:p>
          </table:table-cell>
          <table:table-cell office:value-type="float" office:value="24.122968779443" calcext:value-type="float">
            <text:p>24.122968779443</text:p>
          </table:table-cell>
        </table:table-row>
        <table:table-row table:style-name="ro1">
          <table:table-cell office:value-type="float" office:value="539.52" calcext:value-type="float">
            <text:p>539.52</text:p>
          </table:table-cell>
          <table:table-cell office:value-type="float" office:value="0.018358805" calcext:value-type="float">
            <text:p>0.018358805</text:p>
          </table:table-cell>
          <table:table-cell table:formula="of:=[.B532]/3.4847446" office:value-type="float" office:value="0.00526833587747004" calcext:value-type="float">
            <text:p>0.00526833587747</text:p>
          </table:table-cell>
          <table:table-cell office:value-type="float" office:value="24.141657250292" calcext:value-type="float">
            <text:p>24.141657250292</text:p>
          </table:table-cell>
        </table:table-row>
        <table:table-row table:style-name="ro1">
          <table:table-cell office:value-type="float" office:value="540.54" calcext:value-type="float">
            <text:p>540.54</text:p>
          </table:table-cell>
          <table:table-cell office:value-type="float" office:value="0.018552259" calcext:value-type="float">
            <text:p>0.018552259</text:p>
          </table:table-cell>
          <table:table-cell table:formula="of:=[.B533]/3.4847446" office:value-type="float" office:value="0.0053238504193392" calcext:value-type="float">
            <text:p>0.005323850419339</text:p>
          </table:table-cell>
          <table:table-cell office:value-type="float" office:value="24.160542649861" calcext:value-type="float">
            <text:p>24.160542649861</text:p>
          </table:table-cell>
        </table:table-row>
        <table:table-row table:style-name="ro1">
          <table:table-cell office:value-type="float" office:value="541.55" calcext:value-type="float">
            <text:p>541.55</text:p>
          </table:table-cell>
          <table:table-cell office:value-type="float" office:value="0.018846503" calcext:value-type="float">
            <text:p>0.018846503</text:p>
          </table:table-cell>
          <table:table-cell table:formula="of:=[.B534]/3.4847446" office:value-type="float" office:value="0.0054082881712479" calcext:value-type="float">
            <text:p>0.005408288171248</text:p>
          </table:table-cell>
          <table:table-cell office:value-type="float" office:value="24.179727576982" calcext:value-type="float">
            <text:p>24.179727576982</text:p>
          </table:table-cell>
        </table:table-row>
        <table:table-row table:style-name="ro1">
          <table:table-cell office:value-type="float" office:value="542.57" calcext:value-type="float">
            <text:p>542.57</text:p>
          </table:table-cell>
          <table:table-cell office:value-type="float" office:value="0.019236849" calcext:value-type="float">
            <text:p>0.019236849</text:p>
          </table:table-cell>
          <table:table-cell table:formula="of:=[.B535]/3.4847446" office:value-type="float" office:value="0.0055203038409185" calcext:value-type="float">
            <text:p>0.005520303840919</text:p>
          </table:table-cell>
          <table:table-cell office:value-type="float" office:value="24.199309858709" calcext:value-type="float">
            <text:p>24.199309858709</text:p>
          </table:table-cell>
        </table:table-row>
        <table:table-row table:style-name="ro1">
          <table:table-cell office:value-type="float" office:value="543.59" calcext:value-type="float">
            <text:p>543.59</text:p>
          </table:table-cell>
          <table:table-cell office:value-type="float" office:value="0.019708234" calcext:value-type="float">
            <text:p>0.019708234</text:p>
          </table:table-cell>
          <table:table-cell table:formula="of:=[.B536]/3.4847446" office:value-type="float" office:value="0.00565557487340679" calcext:value-type="float">
            <text:p>0.005655574873407</text:p>
          </table:table-cell>
          <table:table-cell office:value-type="float" office:value="24.219371990563" calcext:value-type="float">
            <text:p>24.219371990563</text:p>
          </table:table-cell>
        </table:table-row>
        <table:table-row table:style-name="ro1">
          <table:table-cell office:value-type="float" office:value="544.61" calcext:value-type="float">
            <text:p>544.61</text:p>
          </table:table-cell>
          <table:table-cell office:value-type="float" office:value="0.020237826" calcext:value-type="float">
            <text:p>0.020237826</text:p>
          </table:table-cell>
          <table:table-cell table:formula="of:=[.B537]/3.4847446" office:value-type="float" office:value="0.00580754928209086" calcext:value-type="float">
            <text:p>0.005807549282091</text:p>
          </table:table-cell>
          <table:table-cell office:value-type="float" office:value="24.239973223947" calcext:value-type="float">
            <text:p>24.239973223947</text:p>
          </table:table-cell>
        </table:table-row>
        <table:table-row table:style-name="ro1">
          <table:table-cell office:value-type="float" office:value="545.62" calcext:value-type="float">
            <text:p>545.62</text:p>
          </table:table-cell>
          <table:table-cell office:value-type="float" office:value="0.020798547" calcext:value-type="float">
            <text:p>0.020798547</text:p>
          </table:table-cell>
          <table:table-cell table:formula="of:=[.B538]/3.4847446" office:value-type="float" office:value="0.00596845662663485" calcext:value-type="float">
            <text:p>0.005968456626635</text:p>
          </table:table-cell>
          <table:table-cell office:value-type="float" office:value="24.261145247587" calcext:value-type="float">
            <text:p>24.261145247587</text:p>
          </table:table-cell>
        </table:table-row>
        <table:table-row table:style-name="ro1">
          <table:table-cell office:value-type="float" office:value="546.64" calcext:value-type="float">
            <text:p>546.64</text:p>
          </table:table-cell>
          <table:table-cell office:value-type="float" office:value="0.021363221" calcext:value-type="float">
            <text:p>0.021363221</text:p>
          </table:table-cell>
          <table:table-cell table:formula="of:=[.B539]/3.4847446" office:value-type="float" office:value="0.00613049834412542" calcext:value-type="float">
            <text:p>0.006130498344125</text:p>
          </table:table-cell>
          <table:table-cell office:value-type="float" office:value="24.282892084654" calcext:value-type="float">
            <text:p>24.282892084654</text:p>
          </table:table-cell>
        </table:table-row>
        <table:table-row table:style-name="ro1">
          <table:table-cell office:value-type="float" office:value="547.66" calcext:value-type="float">
            <text:p>547.66</text:p>
          </table:table-cell>
          <table:table-cell office:value-type="float" office:value="0.021908974" calcext:value-type="float">
            <text:p>0.021908974</text:p>
          </table:table-cell>
          <table:table-cell table:formula="of:=[.B540]/3.4847446" office:value-type="float" office:value="0.00628711039540746" calcext:value-type="float">
            <text:p>0.006287110395407</text:p>
          </table:table-cell>
          <table:table-cell office:value-type="float" office:value="24.305194474568" calcext:value-type="float">
            <text:p>24.305194474568</text:p>
          </table:table-cell>
        </table:table-row>
        <table:table-row table:style-name="ro1">
          <table:table-cell office:value-type="float" office:value="548.68" calcext:value-type="float">
            <text:p>548.68</text:p>
          </table:table-cell>
          <table:table-cell office:value-type="float" office:value="0.022421438" calcext:value-type="float">
            <text:p>0.022421438</text:p>
          </table:table-cell>
          <table:table-cell table:formula="of:=[.B541]/3.4847446" office:value-type="float" office:value="0.00643416966626478" calcext:value-type="float">
            <text:p>0.006434169666265</text:p>
          </table:table-cell>
          <table:table-cell office:value-type="float" office:value="24.328018531231" calcext:value-type="float">
            <text:p>24.328018531231</text:p>
          </table:table-cell>
        </table:table-row>
        <table:table-row table:style-name="ro1">
          <table:table-cell office:value-type="float" office:value="549.7" calcext:value-type="float">
            <text:p>549.7</text:p>
          </table:table-cell>
          <table:table-cell office:value-type="float" office:value="0.022898104" calcext:value-type="float">
            <text:p>0.022898104</text:p>
          </table:table-cell>
          <table:table-cell table:formula="of:=[.B542]/3.4847446" office:value-type="float" office:value="0.00657095616132098" calcext:value-type="float">
            <text:p>0.006570956161321</text:p>
          </table:table-cell>
          <table:table-cell office:value-type="float" office:value="24.35132781315" calcext:value-type="float">
            <text:p>24.35132781315</text:p>
          </table:table-cell>
        </table:table-row>
        <table:table-row table:style-name="ro1">
          <table:table-cell office:value-type="float" office:value="550.71" calcext:value-type="float">
            <text:p>550.71</text:p>
          </table:table-cell>
          <table:table-cell office:value-type="float" office:value="0.023350056" calcext:value-type="float">
            <text:p>0.023350056</text:p>
          </table:table-cell>
          <table:table-cell table:formula="of:=[.B543]/3.4847446" office:value-type="float" office:value="0.00670065060148167" calcext:value-type="float">
            <text:p>0.006700650601482</text:p>
          </table:table-cell>
          <table:table-cell office:value-type="float" office:value="24.375097162726" calcext:value-type="float">
            <text:p>24.375097162726</text:p>
          </table:table-cell>
        </table:table-row>
        <table:table-row table:style-name="ro1">
          <table:table-cell office:value-type="float" office:value="551.73" calcext:value-type="float">
            <text:p>551.73</text:p>
          </table:table-cell>
          <table:table-cell office:value-type="float" office:value="0.023801396" calcext:value-type="float">
            <text:p>0.023801396</text:p>
          </table:table-cell>
          <table:table-cell table:formula="of:=[.B544]/3.4847446" office:value-type="float" office:value="0.00683016941901567" calcext:value-type="float">
            <text:p>0.006830169419016</text:p>
          </table:table-cell>
          <table:table-cell office:value-type="float" office:value="24.399325956968" calcext:value-type="float">
            <text:p>24.399325956968</text:p>
          </table:table-cell>
        </table:table-row>
        <table:table-row table:style-name="ro1">
          <table:table-cell office:value-type="float" office:value="552.75" calcext:value-type="float">
            <text:p>552.75</text:p>
          </table:table-cell>
          <table:table-cell office:value-type="float" office:value="0.02428597" calcext:value-type="float">
            <text:p>0.02428597</text:p>
          </table:table-cell>
          <table:table-cell table:formula="of:=[.B545]/3.4847446" office:value-type="float" office:value="0.00696922523389519" calcext:value-type="float">
            <text:p>0.006969225233895</text:p>
          </table:table-cell>
          <table:table-cell office:value-type="float" office:value="24.42404802674" calcext:value-type="float">
            <text:p>24.42404802674</text:p>
          </table:table-cell>
        </table:table-row>
        <table:table-row table:style-name="ro1">
          <table:table-cell office:value-type="float" office:value="553.77" calcext:value-type="float">
            <text:p>553.77</text:p>
          </table:table-cell>
          <table:table-cell office:value-type="float" office:value="0.024841602" calcext:value-type="float">
            <text:p>0.024841602</text:p>
          </table:table-cell>
          <table:table-cell table:formula="of:=[.B546]/3.4847446" office:value-type="float" office:value="0.00712867221316592" calcext:value-type="float">
            <text:p>0.007128672213166</text:p>
          </table:table-cell>
          <table:table-cell office:value-type="float" office:value="24.449335705357" calcext:value-type="float">
            <text:p>24.449335705357</text:p>
          </table:table-cell>
        </table:table-row>
        <table:table-row table:style-name="ro1">
          <table:table-cell office:value-type="float" office:value="554.79" calcext:value-type="float">
            <text:p>554.79</text:p>
          </table:table-cell>
          <table:table-cell office:value-type="float" office:value="0.025502756" calcext:value-type="float">
            <text:p>0.025502756</text:p>
          </table:table-cell>
          <table:table-cell table:formula="of:=[.B547]/3.4847446" office:value-type="float" office:value="0.00731840032121723" calcext:value-type="float">
            <text:p>0.007318400321217</text:p>
          </table:table-cell>
          <table:table-cell office:value-type="float" office:value="24.475296410873" calcext:value-type="float">
            <text:p>24.475296410873</text:p>
          </table:table-cell>
        </table:table-row>
        <table:table-row table:style-name="ro1">
          <table:table-cell office:value-type="float" office:value="555.8" calcext:value-type="float">
            <text:p>555.8</text:p>
          </table:table-cell>
          <table:table-cell office:value-type="float" office:value="0.026293259" calcext:value-type="float">
            <text:p>0.026293259</text:p>
          </table:table-cell>
          <table:table-cell table:formula="of:=[.B548]/3.4847446" office:value-type="float" office:value="0.00754524707492193" calcext:value-type="float">
            <text:p>0.007545247074922</text:p>
          </table:table-cell>
          <table:table-cell office:value-type="float" office:value="24.502061813945" calcext:value-type="float">
            <text:p>24.502061813945</text:p>
          </table:table-cell>
        </table:table-row>
        <table:table-row table:style-name="ro1">
          <table:table-cell office:value-type="float" office:value="556.82" calcext:value-type="float">
            <text:p>556.82</text:p>
          </table:table-cell>
          <table:table-cell office:value-type="float" office:value="0.027221114" calcext:value-type="float">
            <text:p>0.027221114</text:p>
          </table:table-cell>
          <table:table-cell table:formula="of:=[.B549]/3.4847446" office:value-type="float" office:value="0.00781150905578561" calcext:value-type="float">
            <text:p>0.007811509055786</text:p>
          </table:table-cell>
          <table:table-cell office:value-type="float" office:value="24.529771733311" calcext:value-type="float">
            <text:p>24.529771733311</text:p>
          </table:table-cell>
        </table:table-row>
        <table:table-row table:style-name="ro1">
          <table:table-cell office:value-type="float" office:value="557.84" calcext:value-type="float">
            <text:p>557.84</text:p>
          </table:table-cell>
          <table:table-cell office:value-type="float" office:value="0.02827745" calcext:value-type="float">
            <text:p>0.02827745</text:p>
          </table:table-cell>
          <table:table-cell table:formula="of:=[.B550]/3.4847446" office:value-type="float" office:value="0.00811464059661646" calcext:value-type="float">
            <text:p>0.008114640596616</text:p>
          </table:table-cell>
          <table:table-cell office:value-type="float" office:value="24.558556957047" calcext:value-type="float">
            <text:p>24.558556957047</text:p>
          </table:table-cell>
        </table:table-row>
        <table:table-row table:style-name="ro1">
          <table:table-cell office:value-type="float" office:value="558.86" calcext:value-type="float">
            <text:p>558.86</text:p>
          </table:table-cell>
          <table:table-cell office:value-type="float" office:value="0.029440961" calcext:value-type="float">
            <text:p>0.029440961</text:p>
          </table:table-cell>
          <table:table-cell table:formula="of:=[.B551]/3.4847446" office:value-type="float" office:value="0.008448527619499" calcext:value-type="float">
            <text:p>0.008448527619499</text:p>
          </table:table-cell>
          <table:table-cell office:value-type="float" office:value="24.588526585016" calcext:value-type="float">
            <text:p>24.588526585016</text:p>
          </table:table-cell>
        </table:table-row>
        <table:table-row table:style-name="ro1">
          <table:table-cell office:value-type="float" office:value="559.88" calcext:value-type="float">
            <text:p>559.88</text:p>
          </table:table-cell>
          <table:table-cell office:value-type="float" office:value="0.030687941" calcext:value-type="float">
            <text:p>0.030687941</text:p>
          </table:table-cell>
          <table:table-cell table:formula="of:=[.B552]/3.4847446" office:value-type="float" office:value="0.00880636733033463" calcext:value-type="float">
            <text:p>0.008806367330335</text:p>
          </table:table-cell>
          <table:table-cell office:value-type="float" office:value="24.619765584207" calcext:value-type="float">
            <text:p>24.619765584207</text:p>
          </table:table-cell>
        </table:table-row>
        <table:table-row table:style-name="ro1">
          <table:table-cell office:value-type="float" office:value="560.89" calcext:value-type="float">
            <text:p>560.89</text:p>
          </table:table-cell>
          <table:table-cell office:value-type="float" office:value="0.032006264" calcext:value-type="float">
            <text:p>0.032006264</text:p>
          </table:table-cell>
          <table:table-cell table:formula="of:=[.B553]/3.4847446" office:value-type="float" office:value="0.00918467999060821" calcext:value-type="float">
            <text:p>0.009184679990608</text:p>
          </table:table-cell>
          <table:table-cell office:value-type="float" office:value="24.652346579585" calcext:value-type="float">
            <text:p>24.652346579585</text:p>
          </table:table-cell>
        </table:table-row>
        <table:table-row table:style-name="ro1">
          <table:table-cell office:value-type="float" office:value="561.91" calcext:value-type="float">
            <text:p>561.91</text:p>
          </table:table-cell>
          <table:table-cell office:value-type="float" office:value="0.033409895" calcext:value-type="float">
            <text:p>0.033409895</text:p>
          </table:table-cell>
          <table:table-cell table:formula="of:=[.B554]/3.4847446" office:value-type="float" office:value="0.00958747306761018" calcext:value-type="float">
            <text:p>0.00958747306761</text:p>
          </table:table-cell>
          <table:table-cell office:value-type="float" office:value="24.686356411238" calcext:value-type="float">
            <text:p>24.686356411238</text:p>
          </table:table-cell>
        </table:table-row>
        <table:table-row table:style-name="ro1">
          <table:table-cell office:value-type="float" office:value="562.93" calcext:value-type="float">
            <text:p>562.93</text:p>
          </table:table-cell>
          <table:table-cell office:value-type="float" office:value="0.034949225" calcext:value-type="float">
            <text:p>0.034949225</text:p>
          </table:table-cell>
          <table:table-cell table:formula="of:=[.B555]/3.4847446" office:value-type="float" office:value="0.0100292070185" calcext:value-type="float">
            <text:p>0.0100292070185</text:p>
          </table:table-cell>
          <table:table-cell office:value-type="float" office:value="24.721933213946" calcext:value-type="float">
            <text:p>24.721933213946</text:p>
          </table:table-cell>
        </table:table-row>
        <table:table-row table:style-name="ro1">
          <table:table-cell office:value-type="float" office:value="563.95" calcext:value-type="float">
            <text:p>563.95</text:p>
          </table:table-cell>
          <table:table-cell office:value-type="float" office:value="0.036712448" calcext:value-type="float">
            <text:p>0.036712448</text:p>
          </table:table-cell>
          <table:table-cell table:formula="of:=[.B556]/3.4847446" office:value-type="float" office:value="0.0105351904412163" calcext:value-type="float">
            <text:p>0.010535190441216</text:p>
          </table:table-cell>
          <table:table-cell office:value-type="float" office:value="24.759304901887" calcext:value-type="float">
            <text:p>24.759304901887</text:p>
          </table:table-cell>
        </table:table-row>
        <table:table-row table:style-name="ro1">
          <table:table-cell office:value-type="float" office:value="564.97" calcext:value-type="float">
            <text:p>564.97</text:p>
          </table:table-cell>
          <table:table-cell office:value-type="float" office:value="0.038814709" calcext:value-type="float">
            <text:p>0.038814709</text:p>
          </table:table-cell>
          <table:table-cell table:formula="of:=[.B557]/3.4847446" office:value-type="float" office:value="0.0111384659294687" calcext:value-type="float">
            <text:p>0.011138465929469</text:p>
          </table:table-cell>
          <table:table-cell office:value-type="float" office:value="24.798816601187" calcext:value-type="float">
            <text:p>24.798816601187</text:p>
          </table:table-cell>
        </table:table-row>
        <table:table-row table:style-name="ro1">
          <table:table-cell office:value-type="float" office:value="565.98" calcext:value-type="float">
            <text:p>565.98</text:p>
          </table:table-cell>
          <table:table-cell office:value-type="float" office:value="0.041374821" calcext:value-type="float">
            <text:p>0.041374821</text:p>
          </table:table-cell>
          <table:table-cell table:formula="of:=[.B558]/3.4847446" office:value-type="float" office:value="0.0118731286648669" calcext:value-type="float">
            <text:p>0.011873128664867</text:p>
          </table:table-cell>
          <table:table-cell office:value-type="float" office:value="24.840934383213" calcext:value-type="float">
            <text:p>24.84093438321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44483414" calcext:value-type="float">
            <text:p>0.044483414</text:p>
          </table:table-cell>
          <table:table-cell table:formula="of:=[.B559]/3.4847446" office:value-type="float" office:value="0.0127651862922752" calcext:value-type="float">
            <text:p>0.012765186292275</text:p>
          </table:table-cell>
          <table:table-cell office:value-type="float" office:value="24.886216579479" calcext:value-type="float">
            <text:p>24.886216579479</text:p>
          </table:table-cell>
        </table:table-row>
        <table:table-row table:style-name="ro1">
          <table:table-cell office:value-type="float" office:value="568.02" calcext:value-type="float">
            <text:p>568.02</text:p>
          </table:table-cell>
          <table:table-cell office:value-type="float" office:value="0.048170176" calcext:value-type="float">
            <text:p>0.048170176</text:p>
          </table:table-cell>
          <table:table-cell table:formula="of:=[.B560]/3.4847446" office:value-type="float" office:value="0.0138231582308787" calcext:value-type="float">
            <text:p>0.013823158230879</text:p>
          </table:table-cell>
          <table:table-cell office:value-type="float" office:value="24.935251740343" calcext:value-type="float">
            <text:p>24.935251740343</text:p>
          </table:table-cell>
        </table:table-row>
        <table:table-row table:style-name="ro1">
          <table:table-cell office:value-type="float" office:value="569.04" calcext:value-type="float">
            <text:p>569.04</text:p>
          </table:table-cell>
          <table:table-cell office:value-type="float" office:value="0.05237987" calcext:value-type="float">
            <text:p>0.05237987</text:p>
          </table:table-cell>
          <table:table-cell table:formula="of:=[.B561]/3.4847446" office:value-type="float" office:value="0.0150311933907581" calcext:value-type="float">
            <text:p>0.015031193390758</text:p>
          </table:table-cell>
          <table:table-cell office:value-type="float" office:value="24.988572187806" calcext:value-type="float">
            <text:p>24.988572187806</text:p>
          </table:table-cell>
        </table:table-row>
        <table:table-row table:style-name="ro1">
          <table:table-cell office:value-type="float" office:value="570.06" calcext:value-type="float">
            <text:p>570.06</text:p>
          </table:table-cell>
          <table:table-cell office:value-type="float" office:value="0.056966056" calcext:value-type="float">
            <text:p>0.056966056</text:p>
          </table:table-cell>
          <table:table-cell table:formula="of:=[.B562]/3.4847446" office:value-type="float" office:value="0.0163472686061412" calcext:value-type="float">
            <text:p>0.016347268606141</text:p>
          </table:table-cell>
          <table:table-cell office:value-type="float" office:value="25.046561174804" calcext:value-type="float">
            <text:p>25.046561174804</text:p>
          </table:table-cell>
        </table:table-row>
        <table:table-row table:style-name="ro1">
          <table:table-cell office:value-type="float" office:value="571.07" calcext:value-type="float">
            <text:p>571.07</text:p>
          </table:table-cell>
          <table:table-cell office:value-type="float" office:value="0.061707398" calcext:value-type="float">
            <text:p>0.061707398</text:p>
          </table:table-cell>
          <table:table-cell table:formula="of:=[.B563]/3.4847446" office:value-type="float" office:value="0.0177078681749015" calcext:value-type="float">
            <text:p>0.017707868174902</text:p>
          </table:table-cell>
          <table:table-cell office:value-type="float" office:value="25.109376643063" calcext:value-type="float">
            <text:p>25.109376643063</text:p>
          </table:table-cell>
        </table:table-row>
        <table:table-row table:style-name="ro1">
          <table:table-cell office:value-type="float" office:value="572.09" calcext:value-type="float">
            <text:p>572.09</text:p>
          </table:table-cell>
          <table:table-cell office:value-type="float" office:value="0.066345092" calcext:value-type="float">
            <text:p>0.066345092</text:p>
          </table:table-cell>
          <table:table-cell table:formula="of:=[.B564]/3.4847446" office:value-type="float" office:value="0.0190387243874343" calcext:value-type="float">
            <text:p>0.019038724387434</text:p>
          </table:table-cell>
          <table:table-cell office:value-type="float" office:value="25.176913083323" calcext:value-type="float">
            <text:p>25.176913083323</text:p>
          </table:table-cell>
        </table:table-row>
        <table:table-row table:style-name="ro1">
          <table:table-cell office:value-type="float" office:value="573.11" calcext:value-type="float">
            <text:p>573.11</text:p>
          </table:table-cell>
          <table:table-cell office:value-type="float" office:value="0.070633178" calcext:value-type="float">
            <text:p>0.070633178</text:p>
          </table:table-cell>
          <table:table-cell table:formula="of:=[.B565]/3.4847446" office:value-type="float" office:value="0.0202692553135745" calcext:value-type="float">
            <text:p>0.020269255313575</text:p>
          </table:table-cell>
          <table:table-cell office:value-type="float" office:value="25.248814610256" calcext:value-type="float">
            <text:p>25.248814610256</text:p>
          </table:table-cell>
        </table:table-row>
        <table:table-row table:style-name="ro1">
          <table:table-cell office:value-type="float" office:value="574.13" calcext:value-type="float">
            <text:p>574.13</text:p>
          </table:table-cell>
          <table:table-cell office:value-type="float" office:value="0.074388668" calcext:value-type="float">
            <text:p>0.074388668</text:p>
          </table:table-cell>
          <table:table-cell table:formula="of:=[.B566]/3.4847446" office:value-type="float" office:value="0.0213469497879414" calcext:value-type="float">
            <text:p>0.021346949787942</text:p>
          </table:table-cell>
          <table:table-cell office:value-type="float" office:value="25.324539064369" calcext:value-type="float">
            <text:p>25.324539064369</text:p>
          </table:table-cell>
        </table:table-row>
        <table:table-row table:style-name="ro1">
          <table:table-cell office:value-type="float" office:value="575.15" calcext:value-type="float">
            <text:p>575.15</text:p>
          </table:table-cell>
          <table:table-cell office:value-type="float" office:value="0.077527525" calcext:value-type="float">
            <text:p>0.077527525</text:p>
          </table:table-cell>
          <table:table-cell table:formula="of:=[.B567]/3.4847446" office:value-type="float" office:value="0.0222476921264187" calcext:value-type="float">
            <text:p>0.022247692126419</text:p>
          </table:table-cell>
          <table:table-cell office:value-type="float" office:value="25.403458738974" calcext:value-type="float">
            <text:p>25.403458738974</text:p>
          </table:table-cell>
        </table:table-row>
        <table:table-row table:style-name="ro1">
          <table:table-cell office:value-type="float" office:value="576.16" calcext:value-type="float">
            <text:p>576.16</text:p>
          </table:table-cell>
          <table:table-cell office:value-type="float" office:value="0.080076247" calcext:value-type="float">
            <text:p>0.080076247</text:p>
          </table:table-cell>
          <table:table-cell table:formula="of:=[.B568]/3.4847446" office:value-type="float" office:value="0.0229790863295979" calcext:value-type="float">
            <text:p>0.022979086329598</text:p>
          </table:table-cell>
          <table:table-cell office:value-type="float" office:value="25.484972903024" calcext:value-type="float">
            <text:p>25.484972903024</text:p>
          </table:table-cell>
        </table:table-row>
        <table:table-row table:style-name="ro1">
          <table:table-cell office:value-type="float" office:value="577.18" calcext:value-type="float">
            <text:p>577.18</text:p>
          </table:table-cell>
          <table:table-cell office:value-type="float" office:value="0.082156169" calcext:value-type="float">
            <text:p>0.082156169</text:p>
          </table:table-cell>
          <table:table-cell table:formula="of:=[.B569]/3.4847446" office:value-type="float" office:value="0.023575951305011" calcext:value-type="float">
            <text:p>0.023575951305011</text:p>
          </table:table-cell>
          <table:table-cell office:value-type="float" office:value="25.568604337506" calcext:value-type="float">
            <text:p>25.568604337506</text:p>
          </table:table-cell>
        </table:table-row>
        <table:table-row table:style-name="ro1">
          <table:table-cell office:value-type="float" office:value="578.2" calcext:value-type="float">
            <text:p>578.2</text:p>
          </table:table-cell>
          <table:table-cell office:value-type="float" office:value="0.083946085" calcext:value-type="float">
            <text:p>0.083946085</text:p>
          </table:table-cell>
          <table:table-cell table:formula="of:=[.B570]/3.4847446" office:value-type="float" office:value="0.0240895946865087" calcext:value-type="float">
            <text:p>0.024089594686509</text:p>
          </table:table-cell>
          <table:table-cell office:value-type="float" office:value="25.654057829914" calcext:value-type="float">
            <text:p>25.654057829914</text:p>
          </table:table-cell>
        </table:table-row>
        <table:table-row table:style-name="ro1">
          <table:table-cell office:value-type="float" office:value="579.22" calcext:value-type="float">
            <text:p>579.22</text:p>
          </table:table-cell>
          <table:table-cell office:value-type="float" office:value="0.085635553" calcext:value-type="float">
            <text:p>0.085635553</text:p>
          </table:table-cell>
          <table:table-cell table:formula="of:=[.B571]/3.4847446" office:value-type="float" office:value="0.024574413000023" calcext:value-type="float">
            <text:p>0.024574413000023</text:p>
          </table:table-cell>
          <table:table-cell office:value-type="float" office:value="25.741231127421" calcext:value-type="float">
            <text:p>25.741231127421</text:p>
          </table:table-cell>
        </table:table-row>
        <table:table-row table:style-name="ro1">
          <table:table-cell office:value-type="float" office:value="580.24" calcext:value-type="float">
            <text:p>580.24</text:p>
          </table:table-cell>
          <table:table-cell office:value-type="float" office:value="0.087383689" calcext:value-type="float">
            <text:p>0.087383689</text:p>
          </table:table-cell>
          <table:table-cell table:formula="of:=[.B572]/3.4847446" office:value-type="float" office:value="0.0250760669806332" calcext:value-type="float">
            <text:p>0.025076066980633</text:p>
          </table:table-cell>
          <table:table-cell office:value-type="float" office:value="25.830183951596" calcext:value-type="float">
            <text:p>25.830183951596</text:p>
          </table:table-cell>
        </table:table-row>
        <table:table-row table:style-name="ro1">
          <table:table-cell office:value-type="float" office:value="581.25" calcext:value-type="float">
            <text:p>581.25</text:p>
          </table:table-cell>
          <table:table-cell office:value-type="float" office:value="0.089295805" calcext:value-type="float">
            <text:p>0.089295805</text:p>
          </table:table-cell>
          <table:table-cell table:formula="of:=[.B573]/3.4847446" office:value-type="float" office:value="0.025624777494454" calcext:value-type="float">
            <text:p>0.025624777494454</text:p>
          </table:table-cell>
          <table:table-cell office:value-type="float" office:value="25.921083227402" calcext:value-type="float">
            <text:p>25.921083227402</text:p>
          </table:table-cell>
        </table:table-row>
        <table:table-row table:style-name="ro1">
          <table:table-cell office:value-type="float" office:value="582.27" calcext:value-type="float">
            <text:p>582.27</text:p>
          </table:table-cell>
          <table:table-cell office:value-type="float" office:value="0.091423807" calcext:value-type="float">
            <text:p>0.091423807</text:p>
          </table:table-cell>
          <table:table-cell table:formula="of:=[.B574]/3.4847446" office:value-type="float" office:value="0.0262354397507352" calcext:value-type="float">
            <text:p>0.026235439750735</text:p>
          </table:table-cell>
          <table:table-cell office:value-type="float" office:value="26.014148717317" calcext:value-type="float">
            <text:p>26.014148717317</text:p>
          </table:table-cell>
        </table:table-row>
        <table:table-row table:style-name="ro1">
          <table:table-cell office:value-type="float" office:value="583.29" calcext:value-type="float">
            <text:p>583.29</text:p>
          </table:table-cell>
          <table:table-cell office:value-type="float" office:value="0.093788548" calcext:value-type="float">
            <text:p>0.093788548</text:p>
          </table:table-cell>
          <table:table-cell table:formula="of:=[.B575]/3.4847446" office:value-type="float" office:value="0.026914037832213" calcext:value-type="float">
            <text:p>0.026914037832213</text:p>
          </table:table-cell>
          <table:table-cell office:value-type="float" office:value="26.109621412234" calcext:value-type="float">
            <text:p>26.109621412234</text:p>
          </table:table-cell>
        </table:table-row>
        <table:table-row table:style-name="ro1">
          <table:table-cell office:value-type="float" office:value="584.31" calcext:value-type="float">
            <text:p>584.31</text:p>
          </table:table-cell>
          <table:table-cell office:value-type="float" office:value="0.096416124" calcext:value-type="float">
            <text:p>0.096416124</text:p>
          </table:table-cell>
          <table:table-cell table:formula="of:=[.B576]/3.4847446" office:value-type="float" office:value="0.0276680603795182" calcext:value-type="float">
            <text:p>0.027668060379518</text:p>
          </table:table-cell>
          <table:table-cell office:value-type="float" office:value="26.207768865645" calcext:value-type="float">
            <text:p>26.207768865645</text:p>
          </table:table-cell>
        </table:table-row>
        <table:table-row table:style-name="ro1">
          <table:table-cell office:value-type="float" office:value="585.33" calcext:value-type="float">
            <text:p>585.33</text:p>
          </table:table-cell>
          <table:table-cell office:value-type="float" office:value="0.099377335" calcext:value-type="float">
            <text:p>0.099377335</text:p>
          </table:table-cell>
          <table:table-cell table:formula="of:=[.B577]/3.4847446" office:value-type="float" office:value="0.0285178245200523" calcext:value-type="float">
            <text:p>0.028517824520052</text:p>
          </table:table-cell>
          <table:table-cell office:value-type="float" office:value="26.308930704448" calcext:value-type="float">
            <text:p>26.308930704448</text:p>
          </table:table-cell>
        </table:table-row>
        <table:table-row table:style-name="ro1">
          <table:table-cell office:value-type="float" office:value="586.34" calcext:value-type="float">
            <text:p>586.34</text:p>
          </table:table-cell>
          <table:table-cell office:value-type="float" office:value="0.10282058" calcext:value-type="float">
            <text:p>0.10282058</text:p>
          </table:table-cell>
          <table:table-cell table:formula="of:=[.B578]/3.4847446" office:value-type="float" office:value="0.0295059155841722" calcext:value-type="float">
            <text:p>0.029505915584172</text:p>
          </table:table-cell>
          <table:table-cell office:value-type="float" office:value="26.413597619323" calcext:value-type="float">
            <text:p>26.413597619323</text:p>
          </table:table-cell>
        </table:table-row>
        <table:table-row table:style-name="ro1">
          <table:table-cell office:value-type="float" office:value="587.36" calcext:value-type="float">
            <text:p>587.36</text:p>
          </table:table-cell>
          <table:table-cell office:value-type="float" office:value="0.10699181" calcext:value-type="float">
            <text:p>0.10699181</text:p>
          </table:table-cell>
          <table:table-cell table:formula="of:=[.B579]/3.4847446" office:value-type="float" office:value="0.0307029129193571" calcext:value-type="float">
            <text:p>0.030702912919357</text:p>
          </table:table-cell>
          <table:table-cell office:value-type="float" office:value="26.522510663055" calcext:value-type="float">
            <text:p>26.522510663055</text:p>
          </table:table-cell>
        </table:table-row>
        <table:table-row table:style-name="ro1">
          <table:table-cell office:value-type="float" office:value="588.38" calcext:value-type="float">
            <text:p>588.38</text:p>
          </table:table-cell>
          <table:table-cell office:value-type="float" office:value="0.11223883" calcext:value-type="float">
            <text:p>0.11223883</text:p>
          </table:table-cell>
          <table:table-cell table:formula="of:=[.B580]/3.4847446" office:value-type="float" office:value="0.0322086244139671" calcext:value-type="float">
            <text:p>0.032208624413967</text:p>
          </table:table-cell>
          <table:table-cell office:value-type="float" office:value="26.636764948918" calcext:value-type="float">
            <text:p>26.636764948918</text:p>
          </table:table-cell>
        </table:table-row>
        <table:table-row table:style-name="ro1">
          <table:table-cell office:value-type="float" office:value="589.4" calcext:value-type="float">
            <text:p>589.4</text:p>
          </table:table-cell>
          <table:table-cell office:value-type="float" office:value="0.11899963" calcext:value-type="float">
            <text:p>0.11899963</text:p>
          </table:table-cell>
          <table:table-cell table:formula="of:=[.B581]/3.4847446" office:value-type="float" office:value="0.0341487379017676" calcext:value-type="float">
            <text:p>0.034148737901768</text:p>
          </table:table-cell>
          <table:table-cell office:value-type="float" office:value="26.757901441571" calcext:value-type="float">
            <text:p>26.757901441571</text:p>
          </table:table-cell>
        </table:table-row>
        <table:table-row table:style-name="ro1">
          <table:table-cell office:value-type="float" office:value="590.41" calcext:value-type="float">
            <text:p>590.41</text:p>
          </table:table-cell>
          <table:table-cell office:value-type="float" office:value="0.12777491" calcext:value-type="float">
            <text:p>0.12777491</text:p>
          </table:table-cell>
          <table:table-cell table:formula="of:=[.B582]/3.4847446" office:value-type="float" office:value="0.0366669367964585" calcext:value-type="float">
            <text:p>0.036666936796459</text:p>
          </table:table-cell>
          <table:table-cell office:value-type="float" office:value="26.88797078726" calcext:value-type="float">
            <text:p>26.88797078726</text:p>
          </table:table-cell>
        </table:table-row>
        <table:table-row table:style-name="ro1">
          <table:table-cell office:value-type="float" office:value="591.43" calcext:value-type="float">
            <text:p>591.43</text:p>
          </table:table-cell>
          <table:table-cell office:value-type="float" office:value="0.13908526" calcext:value-type="float">
            <text:p>0.13908526</text:p>
          </table:table-cell>
          <table:table-cell table:formula="of:=[.B583]/3.4847446" office:value-type="float" office:value="0.039912612247107" calcext:value-type="float">
            <text:p>0.039912612247107</text:p>
          </table:table-cell>
          <table:table-cell office:value-type="float" office:value="27.029553575665" calcext:value-type="float">
            <text:p>27.029553575665</text:p>
          </table:table-cell>
        </table:table-row>
        <table:table-row table:style-name="ro1">
          <table:table-cell office:value-type="float" office:value="592.45" calcext:value-type="float">
            <text:p>592.45</text:p>
          </table:table-cell>
          <table:table-cell office:value-type="float" office:value="0.15341504" calcext:value-type="float">
            <text:p>0.15341504</text:p>
          </table:table-cell>
          <table:table-cell table:formula="of:=[.B584]/3.4847446" office:value-type="float" office:value="0.0440247586580664" calcext:value-type="float">
            <text:p>0.044024758658066</text:p>
          </table:table-cell>
          <table:table-cell office:value-type="float" office:value="27.185723466478" calcext:value-type="float">
            <text:p>27.185723466478</text:p>
          </table:table-cell>
        </table:table-row>
        <table:table-row table:style-name="ro1">
          <table:table-cell office:value-type="float" office:value="593.47" calcext:value-type="float">
            <text:p>593.47</text:p>
          </table:table-cell>
          <table:table-cell office:value-type="float" office:value="0.17114901" calcext:value-type="float">
            <text:p>0.17114901</text:p>
          </table:table-cell>
          <table:table-cell table:formula="of:=[.B585]/3.4847446" office:value-type="float" office:value="0.049113788712091" calcext:value-type="float">
            <text:p>0.049113788712091</text:p>
          </table:table-cell>
          <table:table-cell office:value-type="float" office:value="27.359945771879" calcext:value-type="float">
            <text:p>27.359945771879</text:p>
          </table:table-cell>
        </table:table-row>
        <table:table-row table:style-name="ro1">
          <table:table-cell office:value-type="float" office:value="594.49" calcext:value-type="float">
            <text:p>594.49</text:p>
          </table:table-cell>
          <table:table-cell office:value-type="float" office:value="0.19251339" calcext:value-type="float">
            <text:p>0.19251339</text:p>
          </table:table-cell>
          <table:table-cell table:formula="of:=[.B586]/3.4847446" office:value-type="float" office:value="0.0552446196487398" calcext:value-type="float">
            <text:p>0.05524461964874</text:p>
          </table:table-cell>
          <table:table-cell office:value-type="float" office:value="27.555916091793" calcext:value-type="float">
            <text:p>27.555916091793</text:p>
          </table:table-cell>
        </table:table-row>
        <table:table-row table:style-name="ro1">
          <table:table-cell office:value-type="float" office:value="595.5" calcext:value-type="float">
            <text:p>595.5</text:p>
          </table:table-cell>
          <table:table-cell office:value-type="float" office:value="0.21753791" calcext:value-type="float">
            <text:p>0.21753791</text:p>
          </table:table-cell>
          <table:table-cell table:formula="of:=[.B587]/3.4847446" office:value-type="float" office:value="0.0624257829397311" calcext:value-type="float">
            <text:p>0.062425782939731</text:p>
          </table:table-cell>
          <table:table-cell office:value-type="float" office:value="27.777360299216" calcext:value-type="float">
            <text:p>27.777360299216</text:p>
          </table:table-cell>
        </table:table-row>
        <table:table-row table:style-name="ro1">
          <table:table-cell office:value-type="float" office:value="596.52" calcext:value-type="float">
            <text:p>596.52</text:p>
          </table:table-cell>
          <table:table-cell office:value-type="float" office:value="0.24605489" calcext:value-type="float">
            <text:p>0.24605489</text:p>
          </table:table-cell>
          <table:table-cell table:formula="of:=[.B588]/3.4847446" office:value-type="float" office:value="0.070609160281072" calcext:value-type="float">
            <text:p>0.070609160281072</text:p>
          </table:table-cell>
          <table:table-cell office:value-type="float" office:value="28.027833559498" calcext:value-type="float">
            <text:p>28.027833559498</text:p>
          </table:table-cell>
        </table:table-row>
        <table:table-row table:style-name="ro1">
          <table:table-cell office:value-type="float" office:value="597.54" calcext:value-type="float">
            <text:p>597.54</text:p>
          </table:table-cell>
          <table:table-cell office:value-type="float" office:value="0.27774341" calcext:value-type="float">
            <text:p>0.27774341</text:p>
          </table:table-cell>
          <table:table-cell table:formula="of:=[.B589]/3.4847446" office:value-type="float" office:value="0.0797026588404786" calcext:value-type="float">
            <text:p>0.079702658840479</text:p>
          </table:table-cell>
          <table:table-cell office:value-type="float" office:value="28.310564362577" calcext:value-type="float">
            <text:p>28.310564362577</text:p>
          </table:table-cell>
        </table:table-row>
        <table:table-row table:style-name="ro1">
          <table:table-cell office:value-type="float" office:value="598.56" calcext:value-type="float">
            <text:p>598.56</text:p>
          </table:table-cell>
          <table:table-cell office:value-type="float" office:value="0.31221165" calcext:value-type="float">
            <text:p>0.31221165</text:p>
          </table:table-cell>
          <table:table-cell table:formula="of:=[.B590]/3.4847446" office:value-type="float" office:value="0.0895938399617579" calcext:value-type="float">
            <text:p>0.089593839961758</text:p>
          </table:table-cell>
          <table:table-cell office:value-type="float" office:value="28.628382347889" calcext:value-type="float">
            <text:p>28.628382347889</text:p>
          </table:table-cell>
        </table:table-row>
        <table:table-row table:style-name="ro1">
          <table:table-cell office:value-type="float" office:value="599.58" calcext:value-type="float">
            <text:p>599.58</text:p>
          </table:table-cell>
          <table:table-cell office:value-type="float" office:value="0.3490921" calcext:value-type="float">
            <text:p>0.3490921</text:p>
          </table:table-cell>
          <table:table-cell table:formula="of:=[.B591]/3.4847446" office:value-type="float" office:value="0.100177241109722" calcext:value-type="float">
            <text:p>0.100177241109722</text:p>
          </table:table-cell>
          <table:table-cell office:value-type="float" office:value="28.983743045487" calcext:value-type="float">
            <text:p>28.983743045487</text:p>
          </table:table-cell>
        </table:table-row>
        <table:table-row table:style-name="ro1">
          <table:table-cell office:value-type="float" office:value="600.59" calcext:value-type="float">
            <text:p>600.59</text:p>
          </table:table-cell>
          <table:table-cell office:value-type="float" office:value="0.38811083" calcext:value-type="float">
            <text:p>0.38811083</text:p>
          </table:table-cell>
          <table:table-cell table:formula="of:=[.B592]/3.4847446" office:value-type="float" office:value="0.111374253941021" calcext:value-type="float">
            <text:p>0.111374253941021</text:p>
          </table:table-cell>
          <table:table-cell office:value-type="float" office:value="29.378823119843" calcext:value-type="float">
            <text:p>29.378823119843</text:p>
          </table:table-cell>
        </table:table-row>
        <table:table-row table:style-name="ro1">
          <table:table-cell office:value-type="float" office:value="601.61" calcext:value-type="float">
            <text:p>601.61</text:p>
          </table:table-cell>
          <table:table-cell office:value-type="float" office:value="0.42909047" calcext:value-type="float">
            <text:p>0.42909047</text:p>
          </table:table-cell>
          <table:table-cell table:formula="of:=[.B593]/3.4847446" office:value-type="float" office:value="0.123133979460073" calcext:value-type="float">
            <text:p>0.123133979460073</text:p>
          </table:table-cell>
          <table:table-cell office:value-type="float" office:value="29.815618698503" calcext:value-type="float">
            <text:p>29.815618698503</text:p>
          </table:table-cell>
        </table:table-row>
        <table:table-row table:style-name="ro1">
          <table:table-cell office:value-type="float" office:value="602.63" calcext:value-type="float">
            <text:p>602.63</text:p>
          </table:table-cell>
          <table:table-cell office:value-type="float" office:value="0.47186196" calcext:value-type="float">
            <text:p>0.47186196</text:p>
          </table:table-cell>
          <table:table-cell table:formula="of:=[.B594]/3.4847446" office:value-type="float" office:value="0.135407903351081" calcext:value-type="float">
            <text:p>0.135407903351081</text:p>
          </table:table-cell>
          <table:table-cell office:value-type="float" office:value="30.295953807258" calcext:value-type="float">
            <text:p>30.295953807258</text:p>
          </table:table-cell>
        </table:table-row>
        <table:table-row table:style-name="ro1">
          <table:table-cell office:value-type="float" office:value="603.65" calcext:value-type="float">
            <text:p>603.65</text:p>
          </table:table-cell>
          <table:table-cell office:value-type="float" office:value="0.51608983" calcext:value-type="float">
            <text:p>0.51608983</text:p>
          </table:table-cell>
          <table:table-cell table:formula="of:=[.B595]/3.4847446" office:value-type="float" office:value="0.1480997574399" calcext:value-type="float">
            <text:p>0.1480997574399</text:p>
          </table:table-cell>
          <table:table-cell office:value-type="float" office:value="30.821310979355" calcext:value-type="float">
            <text:p>30.821310979355</text:p>
          </table:table-cell>
        </table:table-row>
        <table:table-row table:style-name="ro1">
          <table:table-cell office:value-type="float" office:value="604.67" calcext:value-type="float">
            <text:p>604.67</text:p>
          </table:table-cell>
          <table:table-cell office:value-type="float" office:value="0.56105254" calcext:value-type="float">
            <text:p>0.56105254</text:p>
          </table:table-cell>
          <table:table-cell table:formula="of:=[.B596]/3.4847446" office:value-type="float" office:value="0.161002484945382" calcext:value-type="float">
            <text:p>0.161002484945382</text:p>
          </table:table-cell>
          <table:table-cell office:value-type="float" office:value="31.392438254179" calcext:value-type="float">
            <text:p>31.392438254179</text:p>
          </table:table-cell>
        </table:table-row>
        <table:table-row table:style-name="ro1">
          <table:table-cell office:value-type="float" office:value="605.68" calcext:value-type="float">
            <text:p>605.68</text:p>
          </table:table-cell>
          <table:table-cell office:value-type="float" office:value="0.605449" calcext:value-type="float">
            <text:p>0.605449</text:p>
          </table:table-cell>
          <table:table-cell table:formula="of:=[.B597]/3.4847446" office:value-type="float" office:value="0.173742718476413" calcext:value-type="float">
            <text:p>0.173742718476413</text:p>
          </table:table-cell>
          <table:table-cell office:value-type="float" office:value="32.008759209022" calcext:value-type="float">
            <text:p>32.008759209022</text:p>
          </table:table-cell>
        </table:table-row>
        <table:table-row table:style-name="ro1">
          <table:table-cell office:value-type="float" office:value="606.7" calcext:value-type="float">
            <text:p>606.7</text:p>
          </table:table-cell>
          <table:table-cell office:value-type="float" office:value="0.64731237" calcext:value-type="float">
            <text:p>0.64731237</text:p>
          </table:table-cell>
          <table:table-cell table:formula="of:=[.B598]/3.4847446" office:value-type="float" office:value="0.185756043642338" calcext:value-type="float">
            <text:p>0.185756043642338</text:p>
          </table:table-cell>
          <table:table-cell office:value-type="float" office:value="32.667695270872" calcext:value-type="float">
            <text:p>32.667695270872</text:p>
          </table:table-cell>
        </table:table-row>
        <table:table-row table:style-name="ro1">
          <table:table-cell office:value-type="float" office:value="607.72" calcext:value-type="float">
            <text:p>607.72</text:p>
          </table:table-cell>
          <table:table-cell office:value-type="float" office:value="0.68409495" calcext:value-type="float">
            <text:p>0.68409495</text:p>
          </table:table-cell>
          <table:table-cell table:formula="of:=[.B599]/3.4847446" office:value-type="float" office:value="0.196311359518284" calcext:value-type="float">
            <text:p>0.196311359518284</text:p>
          </table:table-cell>
          <table:table-cell office:value-type="float" office:value="33.364074414198" calcext:value-type="float">
            <text:p>33.364074414198</text:p>
          </table:table-cell>
        </table:table-row>
        <table:table-row table:style-name="ro1">
          <table:table-cell office:value-type="float" office:value="608.74" calcext:value-type="float">
            <text:p>608.74</text:p>
          </table:table-cell>
          <table:table-cell office:value-type="float" office:value="0.71294452" calcext:value-type="float">
            <text:p>0.71294452</text:p>
          </table:table-cell>
          <table:table-cell table:formula="of:=[.B600]/3.4847446" office:value-type="float" office:value="0.204590178574349" calcext:value-type="float">
            <text:p>0.204590178574349</text:p>
          </table:table-cell>
          <table:table-cell office:value-type="float" office:value="34.089821174929" calcext:value-type="float">
            <text:p>34.089821174929</text:p>
          </table:table-cell>
        </table:table-row>
        <table:table-row table:style-name="ro1">
          <table:table-cell office:value-type="float" office:value="609.76" calcext:value-type="float">
            <text:p>609.76</text:p>
          </table:table-cell>
          <table:table-cell office:value-type="float" office:value="0.7311351" calcext:value-type="float">
            <text:p>0.7311351</text:p>
          </table:table-cell>
          <table:table-cell table:formula="of:=[.B601]/3.4847446" office:value-type="float" office:value="0.20981023975186" calcext:value-type="float">
            <text:p>0.20981023975186</text:p>
          </table:table-cell>
          <table:table-cell office:value-type="float" office:value="34.834085156147" calcext:value-type="float">
            <text:p>34.834085156147</text:p>
          </table:table-cell>
        </table:table-row>
        <table:table-row table:style-name="ro1">
          <table:table-cell office:value-type="float" office:value="610.77" calcext:value-type="float">
            <text:p>610.77</text:p>
          </table:table-cell>
          <table:table-cell office:value-type="float" office:value="0.73656144" calcext:value-type="float">
            <text:p>0.73656144</text:p>
          </table:table-cell>
          <table:table-cell table:formula="of:=[.B602]/3.4847446" office:value-type="float" office:value="0.211367409823951" calcext:value-type="float">
            <text:p>0.211367409823951</text:p>
          </table:table-cell>
          <table:table-cell office:value-type="float" office:value="35.583872919127" calcext:value-type="float">
            <text:p>35.583872919127</text:p>
          </table:table-cell>
        </table:table-row>
        <table:table-row table:style-name="ro1">
          <table:table-cell office:value-type="float" office:value="611.79" calcext:value-type="float">
            <text:p>611.79</text:p>
          </table:table-cell>
          <table:table-cell office:value-type="float" office:value="0.7281759" calcext:value-type="float">
            <text:p>0.7281759</text:p>
          </table:table-cell>
          <table:table-cell table:formula="of:=[.B603]/3.4847446" office:value-type="float" office:value="0.208961052698094" calcext:value-type="float">
            <text:p>0.208961052698094</text:p>
          </table:table-cell>
          <table:table-cell office:value-type="float" office:value="36.325124563642" calcext:value-type="float">
            <text:p>36.325124563642</text:p>
          </table:table-cell>
        </table:table-row>
        <table:table-row table:style-name="ro1">
          <table:table-cell office:value-type="float" office:value="612.81" calcext:value-type="float">
            <text:p>612.81</text:p>
          </table:table-cell>
          <table:table-cell office:value-type="float" office:value="0.70625072" calcext:value-type="float">
            <text:p>0.70625072</text:p>
          </table:table-cell>
          <table:table-cell table:formula="of:=[.B604]/3.4847446" office:value-type="float" office:value="0.202669291746661" calcext:value-type="float">
            <text:p>0.202669291746661</text:p>
          </table:table-cell>
          <table:table-cell office:value-type="float" office:value="37.044057316291" calcext:value-type="float">
            <text:p>37.044057316291</text:p>
          </table:table-cell>
        </table:table-row>
        <table:table-row table:style-name="ro1">
          <table:table-cell office:value-type="float" office:value="613.83" calcext:value-type="float">
            <text:p>613.83</text:p>
          </table:table-cell>
          <table:table-cell office:value-type="float" office:value="0.67238977" calcext:value-type="float">
            <text:p>0.67238977</text:p>
          </table:table-cell>
          <table:table-cell table:formula="of:=[.B605]/3.4847446" office:value-type="float" office:value="0.192952381646563" calcext:value-type="float">
            <text:p>0.192952381646563</text:p>
          </table:table-cell>
          <table:table-cell office:value-type="float" office:value="37.728521084707" calcext:value-type="float">
            <text:p>37.728521084707</text:p>
          </table:table-cell>
        </table:table-row>
        <table:table-row table:style-name="ro1">
          <table:table-cell office:value-type="float" office:value="614.85" calcext:value-type="float">
            <text:p>614.85</text:p>
          </table:table-cell>
          <table:table-cell office:value-type="float" office:value="0.62927969" calcext:value-type="float">
            <text:p>0.62927969</text:p>
          </table:table-cell>
          <table:table-cell table:formula="of:=[.B606]/3.4847446" office:value-type="float" office:value="0.180581294250373" calcext:value-type="float">
            <text:p>0.180581294250373</text:p>
          </table:table-cell>
          <table:table-cell office:value-type="float" office:value="38.369100658408" calcext:value-type="float">
            <text:p>38.369100658408</text:p>
          </table:table-cell>
        </table:table-row>
        <table:table-row table:style-name="ro1">
          <table:table-cell office:value-type="float" office:value="615.86" calcext:value-type="float">
            <text:p>615.86</text:p>
          </table:table-cell>
          <table:table-cell office:value-type="float" office:value="0.58024087" calcext:value-type="float">
            <text:p>0.58024087</text:p>
          </table:table-cell>
          <table:table-cell table:formula="of:=[.B607]/3.4847446" office:value-type="float" office:value="0.166508865527764" calcext:value-type="float">
            <text:p>0.166508865527764</text:p>
          </table:table-cell>
          <table:table-cell office:value-type="float" office:value="38.959760825838" calcext:value-type="float">
            <text:p>38.959760825838</text:p>
          </table:table-cell>
        </table:table-row>
        <table:table-row table:style-name="ro1">
          <table:table-cell office:value-type="float" office:value="616.88" calcext:value-type="float">
            <text:p>616.88</text:p>
          </table:table-cell>
          <table:table-cell office:value-type="float" office:value="0.52869166" calcext:value-type="float">
            <text:p>0.52869166</text:p>
          </table:table-cell>
          <table:table-cell table:formula="of:=[.B608]/3.4847446" office:value-type="float" office:value="0.151716042547279" calcext:value-type="float">
            <text:p>0.151716042547279</text:p>
          </table:table-cell>
          <table:table-cell office:value-type="float" office:value="39.497946124005" calcext:value-type="float">
            <text:p>39.497946124005</text:p>
          </table:table-cell>
        </table:table-row>
        <table:table-row table:style-name="ro1">
          <table:table-cell office:value-type="float" office:value="617.9" calcext:value-type="float">
            <text:p>617.9</text:p>
          </table:table-cell>
          <table:table-cell office:value-type="float" office:value="0.47765789" calcext:value-type="float">
            <text:p>0.47765789</text:p>
          </table:table-cell>
          <table:table-cell table:formula="of:=[.B609]/3.4847446" office:value-type="float" office:value="0.137071132845718" calcext:value-type="float">
            <text:p>0.137071132845718</text:p>
          </table:table-cell>
          <table:table-cell office:value-type="float" office:value="39.984181247275" calcext:value-type="float">
            <text:p>39.984181247275</text:p>
          </table:table-cell>
        </table:table-row>
        <table:table-row table:style-name="ro1">
          <table:table-cell office:value-type="float" office:value="618.92" calcext:value-type="float">
            <text:p>618.92</text:p>
          </table:table-cell>
          <table:table-cell office:value-type="float" office:value="0.42943843" calcext:value-type="float">
            <text:p>0.42943843</text:p>
          </table:table-cell>
          <table:table-cell table:formula="of:=[.B610]/3.4847446" office:value-type="float" office:value="0.12323383182802" calcext:value-type="float">
            <text:p>0.12323383182802</text:p>
          </table:table-cell>
          <table:table-cell office:value-type="float" office:value="40.421331035154" calcext:value-type="float">
            <text:p>40.421331035154</text:p>
          </table:table-cell>
        </table:table-row>
        <table:table-row table:style-name="ro1">
          <table:table-cell office:value-type="float" office:value="619.94" calcext:value-type="float">
            <text:p>619.94</text:p>
          </table:table-cell>
          <table:table-cell office:value-type="float" office:value="0.38548514" calcext:value-type="float">
            <text:p>0.38548514</text:p>
          </table:table-cell>
          <table:table-cell table:formula="of:=[.B611]/3.4847446" office:value-type="float" office:value="0.110620772609849" calcext:value-type="float">
            <text:p>0.110620772609849</text:p>
          </table:table-cell>
          <table:table-cell office:value-type="float" office:value="40.813738276009" calcext:value-type="float">
            <text:p>40.813738276009</text:p>
          </table:table-cell>
        </table:table-row>
        <table:table-row table:style-name="ro1">
          <table:table-cell office:value-type="float" office:value="620.95" calcext:value-type="float">
            <text:p>620.95</text:p>
          </table:table-cell>
          <table:table-cell office:value-type="float" office:value="0.34648946" calcext:value-type="float">
            <text:p>0.34648946</text:p>
          </table:table-cell>
          <table:table-cell table:formula="of:=[.B612]/3.4847446" office:value-type="float" office:value="0.0994303743235587" calcext:value-type="float">
            <text:p>0.099430374323559</text:p>
          </table:table-cell>
          <table:table-cell office:value-type="float" office:value="41.166449597102" calcext:value-type="float">
            <text:p>41.166449597102</text:p>
          </table:table-cell>
        </table:table-row>
        <table:table-row table:style-name="ro1">
          <table:table-cell office:value-type="float" office:value="621.97" calcext:value-type="float">
            <text:p>621.97</text:p>
          </table:table-cell>
          <table:table-cell office:value-type="float" office:value="0.31260981" calcext:value-type="float">
            <text:p>0.31260981</text:p>
          </table:table-cell>
          <table:table-cell table:formula="of:=[.B613]/3.4847446" office:value-type="float" office:value="0.0897080979765346" calcext:value-type="float">
            <text:p>0.089708097976535</text:p>
          </table:table-cell>
          <table:table-cell office:value-type="float" office:value="41.484672892779" calcext:value-type="float">
            <text:p>41.484672892779</text:p>
          </table:table-cell>
        </table:table-row>
        <table:table-row table:style-name="ro1">
          <table:table-cell office:value-type="float" office:value="622.99" calcext:value-type="float">
            <text:p>622.99</text:p>
          </table:table-cell>
          <table:table-cell office:value-type="float" office:value="0.28374261" calcext:value-type="float">
            <text:p>0.28374261</text:p>
          </table:table-cell>
          <table:table-cell table:formula="of:=[.B614]/3.4847446" office:value-type="float" office:value="0.0814242197261745" calcext:value-type="float">
            <text:p>0.081424219726175</text:p>
          </table:table-cell>
          <table:table-cell office:value-type="float" office:value="41.773510625558" calcext:value-type="float">
            <text:p>41.773510625558</text:p>
          </table:table-cell>
        </table:table-row>
        <table:table-row table:style-name="ro1">
          <table:table-cell office:value-type="float" office:value="624.01" calcext:value-type="float">
            <text:p>624.01</text:p>
          </table:table-cell>
          <table:table-cell office:value-type="float" office:value="0.25974185" calcext:value-type="float">
            <text:p>0.25974185</text:p>
          </table:table-cell>
          <table:table-cell table:formula="of:=[.B615]/3.4847446" office:value-type="float" office:value="0.0745368398016888" calcext:value-type="float">
            <text:p>0.074536839801689</text:p>
          </table:table-cell>
          <table:table-cell office:value-type="float" office:value="42.037916623945" calcext:value-type="float">
            <text:p>42.037916623945</text:p>
          </table:table-cell>
        </table:table-row>
        <table:table-row table:style-name="ro1">
          <table:table-cell office:value-type="float" office:value="625.03" calcext:value-type="float">
            <text:p>625.03</text:p>
          </table:table-cell>
          <table:table-cell office:value-type="float" office:value="0.24052474" calcext:value-type="float">
            <text:p>0.24052474</text:p>
          </table:table-cell>
          <table:table-cell table:formula="of:=[.B616]/3.4847446" office:value-type="float" office:value="0.0690222003644112" calcext:value-type="float">
            <text:p>0.069022200364411</text:p>
          </table:table-cell>
          <table:table-cell office:value-type="float" office:value="42.282760430653" calcext:value-type="float">
            <text:p>42.282760430653</text:p>
          </table:table-cell>
        </table:table-row>
        <table:table-row table:style-name="ro1">
          <table:table-cell office:value-type="float" office:value="626.04" calcext:value-type="float">
            <text:p>626.04</text:p>
          </table:table-cell>
          <table:table-cell office:value-type="float" office:value="0.22605009" calcext:value-type="float">
            <text:p>0.22605009</text:p>
          </table:table-cell>
          <table:table-cell table:formula="of:=[.B617]/3.4847446" office:value-type="float" office:value="0.0648684813228493" calcext:value-type="float">
            <text:p>0.064868481322849</text:p>
          </table:table-cell>
          <table:table-cell office:value-type="float" office:value="42.512869671769" calcext:value-type="float">
            <text:p>42.512869671769</text:p>
          </table:table-cell>
        </table:table-row>
        <table:table-row table:style-name="ro1">
          <table:table-cell office:value-type="float" office:value="627.06" calcext:value-type="float">
            <text:p>627.06</text:p>
          </table:table-cell>
          <table:table-cell office:value-type="float" office:value="0.21620384" calcext:value-type="float">
            <text:p>0.21620384</text:p>
          </table:table-cell>
          <table:table-cell table:formula="of:=[.B618]/3.4847446" office:value-type="float" office:value="0.0620429514404011" calcext:value-type="float">
            <text:p>0.062042951440401</text:p>
          </table:table-cell>
          <table:table-cell office:value-type="float" office:value="42.7329558541" calcext:value-type="float">
            <text:p>42.7329558541</text:p>
          </table:table-cell>
        </table:table-row>
        <table:table-row table:style-name="ro1">
          <table:table-cell office:value-type="float" office:value="628.08" calcext:value-type="float">
            <text:p>628.08</text:p>
          </table:table-cell>
          <table:table-cell office:value-type="float" office:value="0.21065628" calcext:value-type="float">
            <text:p>0.21065628</text:p>
          </table:table-cell>
          <table:table-cell table:formula="of:=[.B619]/3.4847446" office:value-type="float" office:value="0.0604509954617621" calcext:value-type="float">
            <text:p>0.060450995461762</text:p>
          </table:table-cell>
          <table:table-cell office:value-type="float" office:value="42.947394851928" calcext:value-type="float">
            <text:p>42.947394851928</text:p>
          </table:table-cell>
        </table:table-row>
        <table:table-row table:style-name="ro1">
          <table:table-cell office:value-type="float" office:value="629.1" calcext:value-type="float">
            <text:p>629.1</text:p>
          </table:table-cell>
          <table:table-cell office:value-type="float" office:value="0.20876032" calcext:value-type="float">
            <text:p>0.20876032</text:p>
          </table:table-cell>
          <table:table-cell table:formula="of:=[.B620]/3.4847446" office:value-type="float" office:value="0.059906921155714" calcext:value-type="float">
            <text:p>0.059906921155714</text:p>
          </table:table-cell>
          <table:table-cell office:value-type="float" office:value="43.159903851627" calcext:value-type="float">
            <text:p>43.159903851627</text:p>
          </table:table-cell>
        </table:table-row>
        <table:table-row table:style-name="ro1">
          <table:table-cell office:value-type="float" office:value="630.12" calcext:value-type="float">
            <text:p>630.12</text:p>
          </table:table-cell>
          <table:table-cell office:value-type="float" office:value="0.20953995" calcext:value-type="float">
            <text:p>0.20953995</text:p>
          </table:table-cell>
          <table:table-cell table:formula="of:=[.B621]/3.4847446" office:value-type="float" office:value="0.0601306477381441" calcext:value-type="float">
            <text:p>0.060130647738144</text:p>
          </table:table-cell>
          <table:table-cell office:value-type="float" office:value="43.373206476013" calcext:value-type="float">
            <text:p>43.373206476013</text:p>
          </table:table-cell>
        </table:table-row>
        <table:table-row table:style-name="ro1">
          <table:table-cell office:value-type="float" office:value="631.13" calcext:value-type="float">
            <text:p>631.13</text:p>
          </table:table-cell>
          <table:table-cell office:value-type="float" office:value="0.21178206" calcext:value-type="float">
            <text:p>0.21178206</text:p>
          </table:table-cell>
          <table:table-cell table:formula="of:=[.B622]/3.4847446" office:value-type="float" office:value="0.060774055005351" calcext:value-type="float">
            <text:p>0.060774055005351</text:p>
          </table:table-cell>
          <table:table-cell office:value-type="float" office:value="43.588791473099" calcext:value-type="float">
            <text:p>43.588791473099</text:p>
          </table:table-cell>
        </table:table-row>
        <table:table-row table:style-name="ro1">
          <table:table-cell office:value-type="float" office:value="632.15" calcext:value-type="float">
            <text:p>632.15</text:p>
          </table:table-cell>
          <table:table-cell office:value-type="float" office:value="0.21420785" calcext:value-type="float">
            <text:p>0.21420785</text:p>
          </table:table-cell>
          <table:table-cell table:formula="of:=[.B623]/3.4847446" office:value-type="float" office:value="0.0614701720177714" calcext:value-type="float">
            <text:p>0.061470172017771</text:p>
          </table:table-cell>
          <table:table-cell office:value-type="float" office:value="43.806845820604" calcext:value-type="float">
            <text:p>43.806845820604</text:p>
          </table:table-cell>
        </table:table-row>
        <table:table-row table:style-name="ro1">
          <table:table-cell office:value-type="float" office:value="633.17" calcext:value-type="float">
            <text:p>633.17</text:p>
          </table:table-cell>
          <table:table-cell office:value-type="float" office:value="0.21567292" calcext:value-type="float">
            <text:p>0.21567292</text:p>
          </table:table-cell>
          <table:table-cell table:formula="of:=[.B624]/3.4847446" office:value-type="float" office:value="0.0618905959420957" calcext:value-type="float">
            <text:p>0.061890595942096</text:p>
          </table:table-cell>
          <table:table-cell office:value-type="float" office:value="44.026391544092" calcext:value-type="float">
            <text:p>44.026391544092</text:p>
          </table:table-cell>
        </table:table-row>
        <table:table-row table:style-name="ro1">
          <table:table-cell office:value-type="float" office:value="634.19" calcext:value-type="float">
            <text:p>634.19</text:p>
          </table:table-cell>
          <table:table-cell office:value-type="float" office:value="0.21533784" calcext:value-type="float">
            <text:p>0.21533784</text:p>
          </table:table-cell>
          <table:table-cell table:formula="of:=[.B625]/3.4847446" office:value-type="float" office:value="0.0617944396843315" calcext:value-type="float">
            <text:p>0.061794439684332</text:p>
          </table:table-cell>
          <table:table-cell office:value-type="float" office:value="44.245596175791" calcext:value-type="float">
            <text:p>44.245596175791</text:p>
          </table:table-cell>
        </table:table-row>
        <table:table-row table:style-name="ro1">
          <table:table-cell office:value-type="float" office:value="635.21" calcext:value-type="float">
            <text:p>635.21</text:p>
          </table:table-cell>
          <table:table-cell office:value-type="float" office:value="0.21276291" calcext:value-type="float">
            <text:p>0.21276291</text:p>
          </table:table-cell>
          <table:table-cell table:formula="of:=[.B626]/3.4847446" office:value-type="float" office:value="0.0610555247004328" calcext:value-type="float">
            <text:p>0.061055524700433</text:p>
          </table:table-cell>
          <table:table-cell office:value-type="float" office:value="44.462179639479" calcext:value-type="float">
            <text:p>44.462179639479</text:p>
          </table:table-cell>
        </table:table-row>
        <table:table-row table:style-name="ro1">
          <table:table-cell office:value-type="float" office:value="636.22" calcext:value-type="float">
            <text:p>636.22</text:p>
          </table:table-cell>
          <table:table-cell office:value-type="float" office:value="0.20790666" calcext:value-type="float">
            <text:p>0.20790666</text:p>
          </table:table-cell>
          <table:table-cell table:formula="of:=[.B627]/3.4847446" office:value-type="float" office:value="0.0596619505486858" calcext:value-type="float">
            <text:p>0.059661950548686</text:p>
          </table:table-cell>
          <table:table-cell office:value-type="float" office:value="44.673819645387" calcext:value-type="float">
            <text:p>44.673819645387</text:p>
          </table:table-cell>
        </table:table-row>
        <table:table-row table:style-name="ro1">
          <table:table-cell office:value-type="float" office:value="637.24" calcext:value-type="float">
            <text:p>637.24</text:p>
          </table:table-cell>
          <table:table-cell office:value-type="float" office:value="0.2010381" calcext:value-type="float">
            <text:p>0.2010381</text:p>
          </table:table-cell>
          <table:table-cell table:formula="of:=[.B628]/3.4847446" office:value-type="float" office:value="0.057690913704264" calcext:value-type="float">
            <text:p>0.057690913704264</text:p>
          </table:table-cell>
          <table:table-cell office:value-type="float" office:value="44.878467759128" calcext:value-type="float">
            <text:p>44.878467759128</text:p>
          </table:table-cell>
        </table:table-row>
        <table:table-row table:style-name="ro1">
          <table:table-cell office:value-type="float" office:value="638.26" calcext:value-type="float">
            <text:p>638.26</text:p>
          </table:table-cell>
          <table:table-cell office:value-type="float" office:value="0.19259706" calcext:value-type="float">
            <text:p>0.19259706</text:p>
          </table:table-cell>
          <table:table-cell table:formula="of:=[.B629]/3.4847446" office:value-type="float" office:value="0.0552686300166732" calcext:value-type="float">
            <text:p>0.055268630016673</text:p>
          </table:table-cell>
          <table:table-cell office:value-type="float" office:value="45.074523254806" calcext:value-type="float">
            <text:p>45.074523254806</text:p>
          </table:table-cell>
        </table:table-row>
        <table:table-row table:style-name="ro1">
          <table:table-cell office:value-type="float" office:value="639.28" calcext:value-type="float">
            <text:p>639.28</text:p>
          </table:table-cell>
          <table:table-cell office:value-type="float" office:value="0.18304823" calcext:value-type="float">
            <text:p>0.18304823</text:p>
          </table:table-cell>
          <table:table-cell table:formula="of:=[.B630]/3.4847446" office:value-type="float" office:value="0.0525284492872161" calcext:value-type="float">
            <text:p>0.052528449287216</text:p>
          </table:table-cell>
          <table:table-cell office:value-type="float" office:value="45.260858454114" calcext:value-type="float">
            <text:p>45.260858454114</text:p>
          </table:table-cell>
        </table:table-row>
        <table:table-row table:style-name="ro1">
          <table:table-cell office:value-type="float" office:value="640.29" calcext:value-type="float">
            <text:p>640.29</text:p>
          </table:table-cell>
          <table:table-cell office:value-type="float" office:value="0.17277104" calcext:value-type="float">
            <text:p>0.17277104</text:p>
          </table:table-cell>
          <table:table-cell table:formula="of:=[.B631]/3.4847446" office:value-type="float" office:value="0.0495792546747902" calcext:value-type="float">
            <text:p>0.04957925467479</text:p>
          </table:table-cell>
          <table:table-cell office:value-type="float" office:value="45.436731917687" calcext:value-type="float">
            <text:p>45.436731917687</text:p>
          </table:table-cell>
        </table:table-row>
        <table:table-row table:style-name="ro1">
          <table:table-cell office:value-type="float" office:value="641.31" calcext:value-type="float">
            <text:p>641.31</text:p>
          </table:table-cell>
          <table:table-cell office:value-type="float" office:value="0.16201071" calcext:value-type="float">
            <text:p>0.16201071</text:p>
          </table:table-cell>
          <table:table-cell table:formula="of:=[.B632]/3.4847446" office:value-type="float" office:value="0.0464914157554043" calcext:value-type="float">
            <text:p>0.046491415755404</text:p>
          </table:table-cell>
          <table:table-cell office:value-type="float" office:value="45.601651826583" calcext:value-type="float">
            <text:p>45.601651826583</text:p>
          </table:table-cell>
        </table:table-row>
        <table:table-row table:style-name="ro1">
          <table:table-cell office:value-type="float" office:value="642.33" calcext:value-type="float">
            <text:p>642.33</text:p>
          </table:table-cell>
          <table:table-cell office:value-type="float" office:value="0.15089355" calcext:value-type="float">
            <text:p>0.15089355</text:p>
          </table:table-cell>
          <table:table-cell table:formula="of:=[.B633]/3.4847446" office:value-type="float" office:value="0.0433011790878448" calcext:value-type="float">
            <text:p>0.043301179087845</text:p>
          </table:table-cell>
          <table:table-cell office:value-type="float" office:value="45.755254944704" calcext:value-type="float">
            <text:p>45.755254944704</text:p>
          </table:table-cell>
        </table:table-row>
        <table:table-row table:style-name="ro1">
          <table:table-cell office:value-type="float" office:value="643.35" calcext:value-type="float">
            <text:p>643.35</text:p>
          </table:table-cell>
          <table:table-cell office:value-type="float" office:value="0.13948859" calcext:value-type="float">
            <text:p>0.13948859</text:p>
          </table:table-cell>
          <table:table-cell table:formula="of:=[.B634]/3.4847446" office:value-type="float" office:value="0.0400283538713282" calcext:value-type="float">
            <text:p>0.040028353871328</text:p>
          </table:table-cell>
          <table:table-cell office:value-type="float" office:value="45.897248310308" calcext:value-type="float">
            <text:p>45.897248310308</text:p>
          </table:table-cell>
        </table:table-row>
        <table:table-row table:style-name="ro1">
          <table:table-cell office:value-type="float" office:value="644.37" calcext:value-type="float">
            <text:p>644.37</text:p>
          </table:table-cell>
          <table:table-cell office:value-type="float" office:value="0.12788476" calcext:value-type="float">
            <text:p>0.12788476</text:p>
          </table:table-cell>
          <table:table-cell table:formula="of:=[.B635]/3.4847446" office:value-type="float" office:value="0.0366984599100892" calcext:value-type="float">
            <text:p>0.036698459910089</text:p>
          </table:table-cell>
          <table:table-cell office:value-type="float" office:value="46.027429476422" calcext:value-type="float">
            <text:p>46.027429476422</text:p>
          </table:table-cell>
        </table:table-row>
        <table:table-row table:style-name="ro1">
          <table:table-cell office:value-type="float" office:value="645.38" calcext:value-type="float">
            <text:p>645.38</text:p>
          </table:table-cell>
          <table:table-cell office:value-type="float" office:value="0.11625132" calcext:value-type="float">
            <text:p>0.11625132</text:p>
          </table:table-cell>
          <table:table-cell table:formula="of:=[.B636]/3.4847446" office:value-type="float" office:value="0.0333600689129413" calcext:value-type="float">
            <text:p>0.033360068912941</text:p>
          </table:table-cell>
          <table:table-cell office:value-type="float" office:value="46.1457683037" calcext:value-type="float">
            <text:p>46.1457683037</text:p>
          </table:table-cell>
        </table:table-row>
        <table:table-row table:style-name="ro1">
          <table:table-cell office:value-type="float" office:value="646.4" calcext:value-type="float">
            <text:p>646.4</text:p>
          </table:table-cell>
          <table:table-cell office:value-type="float" office:value="0.10485877" calcext:value-type="float">
            <text:p>0.10485877</text:p>
          </table:table-cell>
          <table:table-cell table:formula="of:=[.B637]/3.4847446" office:value-type="float" office:value="0.0300908049330215" calcext:value-type="float">
            <text:p>0.030090804933022</text:p>
          </table:table-cell>
          <table:table-cell office:value-type="float" office:value="46.252510008518" calcext:value-type="float">
            <text:p>46.252510008518</text:p>
          </table:table-cell>
        </table:table-row>
        <table:table-row table:style-name="ro1">
          <table:table-cell office:value-type="float" office:value="647.42" calcext:value-type="float">
            <text:p>647.42</text:p>
          </table:table-cell>
          <table:table-cell office:value-type="float" office:value="0.0940534" calcext:value-type="float">
            <text:p>0.0940534</text:p>
          </table:table-cell>
          <table:table-cell table:formula="of:=[.B638]/3.4847446" office:value-type="float" office:value="0.0269900411065993" calcext:value-type="float">
            <text:p>0.026990041106599</text:p>
          </table:table-cell>
          <table:table-cell office:value-type="float" office:value="46.348252311109" calcext:value-type="float">
            <text:p>46.348252311109</text:p>
          </table:table-cell>
        </table:table-row>
        <table:table-row table:style-name="ro1">
          <table:table-cell office:value-type="float" office:value="648.44" calcext:value-type="float">
            <text:p>648.44</text:p>
          </table:table-cell>
          <table:table-cell office:value-type="float" office:value="0.084195826" calcext:value-type="float">
            <text:p>0.084195826</text:p>
          </table:table-cell>
          <table:table-cell table:formula="of:=[.B639]/3.4847446" office:value-type="float" office:value="0.0241612616316272" calcext:value-type="float">
            <text:p>0.024161261631627</text:p>
          </table:table-cell>
          <table:table-cell office:value-type="float" office:value="46.433960029251" calcext:value-type="float">
            <text:p>46.433960029251</text:p>
          </table:table-cell>
        </table:table-row>
        <table:table-row table:style-name="ro1">
          <table:table-cell office:value-type="float" office:value="649.46" calcext:value-type="float">
            <text:p>649.46</text:p>
          </table:table-cell>
          <table:table-cell office:value-type="float" office:value="0.075586037" calcext:value-type="float">
            <text:p>0.075586037</text:p>
          </table:table-cell>
          <table:table-cell table:formula="of:=[.B640]/3.4847446" office:value-type="float" office:value="0.0216905528743771" calcext:value-type="float">
            <text:p>0.021690552874377</text:p>
          </table:table-cell>
          <table:table-cell office:value-type="float" office:value="46.510903353531" calcext:value-type="float">
            <text:p>46.510903353531</text:p>
          </table:table-cell>
        </table:table-row>
        <table:table-row table:style-name="ro1">
          <table:table-cell office:value-type="float" office:value="650.47" calcext:value-type="float">
            <text:p>650.47</text:p>
          </table:table-cell>
          <table:table-cell office:value-type="float" office:value="0.068400892" calcext:value-type="float">
            <text:p>0.068400892</text:p>
          </table:table-cell>
          <table:table-cell table:formula="of:=[.B641]/3.4847446" office:value-type="float" office:value="0.0196286671912771" calcext:value-type="float">
            <text:p>0.019628667191277</text:p>
          </table:table-cell>
          <table:table-cell office:value-type="float" office:value="46.580532509622" calcext:value-type="float">
            <text:p>46.580532509622</text:p>
          </table:table-cell>
        </table:table-row>
        <table:table-row table:style-name="ro1">
          <table:table-cell office:value-type="float" office:value="651.49" calcext:value-type="float">
            <text:p>651.49</text:p>
          </table:table-cell>
          <table:table-cell office:value-type="float" office:value="0.06266436" calcext:value-type="float">
            <text:p>0.06266436</text:p>
          </table:table-cell>
          <table:table-cell table:formula="of:=[.B642]/3.4847446" office:value-type="float" office:value="0.0179824828482409" calcext:value-type="float">
            <text:p>0.017982482848241</text:p>
          </table:table-cell>
          <table:table-cell office:value-type="float" office:value="46.644322124255" calcext:value-type="float">
            <text:p>46.644322124255</text:p>
          </table:table-cell>
        </table:table-row>
        <table:table-row table:style-name="ro1">
          <table:table-cell office:value-type="float" office:value="652.51" calcext:value-type="float">
            <text:p>652.51</text:p>
          </table:table-cell>
          <table:table-cell office:value-type="float" office:value="0.05825832" calcext:value-type="float">
            <text:p>0.05825832</text:p>
          </table:table-cell>
          <table:table-cell table:formula="of:=[.B643]/3.4847446" office:value-type="float" office:value="0.0167181032434916" calcext:value-type="float">
            <text:p>0.016718103243492</text:p>
          </table:table-cell>
          <table:table-cell office:value-type="float" office:value="46.70362657967" calcext:value-type="float">
            <text:p>46.70362657967</text:p>
          </table:table-cell>
        </table:table-row>
        <table:table-row table:style-name="ro1">
          <table:table-cell office:value-type="float" office:value="653.53" calcext:value-type="float">
            <text:p>653.53</text:p>
          </table:table-cell>
          <table:table-cell office:value-type="float" office:value="0.054967438" calcext:value-type="float">
            <text:p>0.054967438</text:p>
          </table:table-cell>
          <table:table-cell table:formula="of:=[.B644]/3.4847446" office:value-type="float" office:value="0.015773735039291" calcext:value-type="float">
            <text:p>0.015773735039291</text:p>
          </table:table-cell>
          <table:table-cell office:value-type="float" office:value="46.759581060054" calcext:value-type="float">
            <text:p>46.759581060054</text:p>
          </table:table-cell>
        </table:table-row>
        <table:table-row table:style-name="ro1">
          <table:table-cell office:value-type="float" office:value="654.55" calcext:value-type="float">
            <text:p>654.55</text:p>
          </table:table-cell>
          <table:table-cell office:value-type="float" office:value="0.052540736" calcext:value-type="float">
            <text:p>0.052540736</text:p>
          </table:table-cell>
          <table:table-cell table:formula="of:=[.B645]/3.4847446" office:value-type="float" office:value="0.015077356314721" calcext:value-type="float">
            <text:p>0.015077356314721</text:p>
          </table:table-cell>
          <table:table-cell office:value-type="float" office:value="46.813065261637" calcext:value-type="float">
            <text:p>46.813065261637</text:p>
          </table:table-cell>
        </table:table-row>
        <table:table-row table:style-name="ro1">
          <table:table-cell office:value-type="float" office:value="655.56" calcext:value-type="float">
            <text:p>655.56</text:p>
          </table:table-cell>
          <table:table-cell office:value-type="float" office:value="0.050748526" calcext:value-type="float">
            <text:p>0.050748526</text:p>
          </table:table-cell>
          <table:table-cell table:formula="of:=[.B646]/3.4847446" office:value-type="float" office:value="0.0145630546353383" calcext:value-type="float">
            <text:p>0.014563054635338</text:p>
          </table:table-cell>
          <table:table-cell office:value-type="float" office:value="46.864725071146" calcext:value-type="float">
            <text:p>46.864725071146</text:p>
          </table:table-cell>
        </table:table-row>
        <table:table-row table:style-name="ro1">
          <table:table-cell office:value-type="float" office:value="656.58" calcext:value-type="float">
            <text:p>656.58</text:p>
          </table:table-cell>
          <table:table-cell office:value-type="float" office:value="0.049417659" calcext:value-type="float">
            <text:p>0.049417659</text:p>
          </table:table-cell>
          <table:table-cell table:formula="of:=[.B647]/3.4847446" office:value-type="float" office:value="0.0141811422851477" calcext:value-type="float">
            <text:p>0.014181142285148</text:p>
          </table:table-cell>
          <table:table-cell office:value-type="float" office:value="46.915030115287" calcext:value-type="float">
            <text:p>46.915030115287</text:p>
          </table:table-cell>
        </table:table-row>
        <table:table-row table:style-name="ro1">
          <table:table-cell office:value-type="float" office:value="657.6" calcext:value-type="float">
            <text:p>657.6</text:p>
          </table:table-cell>
          <table:table-cell office:value-type="float" office:value="0.048438113" calcext:value-type="float">
            <text:p>0.048438113</text:p>
          </table:table-cell>
          <table:table-cell table:formula="of:=[.B648]/3.4847446" office:value-type="float" office:value="0.0139000467925253" calcext:value-type="float">
            <text:p>0.013900046792525</text:p>
          </table:table-cell>
          <table:table-cell office:value-type="float" office:value="46.964338024097" calcext:value-type="float">
            <text:p>46.964338024097</text:p>
          </table:table-cell>
        </table:table-row>
        <table:table-row table:style-name="ro1">
          <table:table-cell office:value-type="float" office:value="658.62" calcext:value-type="float">
            <text:p>658.62</text:p>
          </table:table-cell>
          <table:table-cell office:value-type="float" office:value="0.047745885" calcext:value-type="float">
            <text:p>0.047745885</text:p>
          </table:table-cell>
          <table:table-cell table:formula="of:=[.B649]/3.4847446" office:value-type="float" office:value="0.0137014015316933" calcext:value-type="float">
            <text:p>0.013701401531693</text:p>
          </table:table-cell>
          <table:table-cell office:value-type="float" office:value="47.012941274641" calcext:value-type="float">
            <text:p>47.012941274641</text:p>
          </table:table-cell>
        </table:table-row>
        <table:table-row table:style-name="ro1">
          <table:table-cell office:value-type="float" office:value="659.64" calcext:value-type="float">
            <text:p>659.64</text:p>
          </table:table-cell>
          <table:table-cell office:value-type="float" office:value="0.047295949" calcext:value-type="float">
            <text:p>0.047295949</text:p>
          </table:table-cell>
          <table:table-cell table:formula="of:=[.B650]/3.4847446" office:value-type="float" office:value="0.0135722856131264" calcext:value-type="float">
            <text:p>0.013572285613127</text:p>
          </table:table-cell>
          <table:table-cell office:value-type="float" office:value="47.061086509704" calcext:value-type="float">
            <text:p>47.061086509704</text:p>
          </table:table-cell>
        </table:table-row>
        <table:table-row table:style-name="ro1">
          <table:table-cell office:value-type="float" office:value="660.65" calcext:value-type="float">
            <text:p>660.65</text:p>
          </table:table-cell>
          <table:table-cell office:value-type="float" office:value="0.047041538" calcext:value-type="float">
            <text:p>0.047041538</text:p>
          </table:table-cell>
          <table:table-cell table:formula="of:=[.B651]/3.4847446" office:value-type="float" office:value="0.0134992785411017" calcext:value-type="float">
            <text:p>0.013499278541102</text:p>
          </table:table-cell>
          <table:table-cell office:value-type="float" office:value="47.108972765909" calcext:value-type="float">
            <text:p>47.108972765909</text:p>
          </table:table-cell>
        </table:table-row>
        <table:table-row table:style-name="ro1">
          <table:table-cell office:value-type="float" office:value="661.67" calcext:value-type="float">
            <text:p>661.67</text:p>
          </table:table-cell>
          <table:table-cell office:value-type="float" office:value="0.046931403" calcext:value-type="float">
            <text:p>0.046931403</text:p>
          </table:table-cell>
          <table:table-cell table:formula="of:=[.B652]/3.4847446" office:value-type="float" office:value="0.0134676736424242" calcext:value-type="float">
            <text:p>0.013467673642424</text:p>
          </table:table-cell>
          <table:table-cell office:value-type="float" office:value="47.156746909469" calcext:value-type="float">
            <text:p>47.156746909469</text:p>
          </table:table-cell>
        </table:table-row>
        <table:table-row table:style-name="ro1">
          <table:table-cell office:value-type="float" office:value="662.69" calcext:value-type="float">
            <text:p>662.69</text:p>
          </table:table-cell>
          <table:table-cell office:value-type="float" office:value="0.046927238" calcext:value-type="float">
            <text:p>0.046927238</text:p>
          </table:table-cell>
          <table:table-cell table:formula="of:=[.B653]/3.4847446" office:value-type="float" office:value="0.0134664784328814" calcext:value-type="float">
            <text:p>0.013466478432882</text:p>
          </table:table-cell>
          <table:table-cell office:value-type="float" office:value="47.204516812698" calcext:value-type="float">
            <text:p>47.204516812698</text:p>
          </table:table-cell>
        </table:table-row>
        <table:table-row table:style-name="ro1">
          <table:table-cell office:value-type="float" office:value="663.71" calcext:value-type="float">
            <text:p>663.71</text:p>
          </table:table-cell>
          <table:table-cell office:value-type="float" office:value="0.047033271" calcext:value-type="float">
            <text:p>0.047033271</text:p>
          </table:table-cell>
          <table:table-cell table:formula="of:=[.B654]/3.4847446" office:value-type="float" office:value="0.013496906200816" calcext:value-type="float">
            <text:p>0.013496906200816</text:p>
          </table:table-cell>
          <table:table-cell office:value-type="float" office:value="47.252394653084" calcext:value-type="float">
            <text:p>47.252394653084</text:p>
          </table:table-cell>
        </table:table-row>
        <table:table-row table:style-name="ro1">
          <table:table-cell office:value-type="float" office:value="664.73" calcext:value-type="float">
            <text:p>664.73</text:p>
          </table:table-cell>
          <table:table-cell office:value-type="float" office:value="0.047323394" calcext:value-type="float">
            <text:p>0.047323394</text:p>
          </table:table-cell>
          <table:table-cell table:formula="of:=[.B655]/3.4847446" office:value-type="float" office:value="0.0135801613696453" calcext:value-type="float">
            <text:p>0.013580161369645</text:p>
          </table:table-cell>
          <table:table-cell office:value-type="float" office:value="47.300567825845" calcext:value-type="float">
            <text:p>47.300567825845</text:p>
          </table:table-cell>
        </table:table-row>
        <table:table-row table:style-name="ro1">
          <table:table-cell office:value-type="float" office:value="665.74" calcext:value-type="float">
            <text:p>665.74</text:p>
          </table:table-cell>
          <table:table-cell office:value-type="float" office:value="0.047950908" calcext:value-type="float">
            <text:p>0.047950908</text:p>
          </table:table-cell>
          <table:table-cell table:formula="of:=[.B656]/3.4847446" office:value-type="float" office:value="0.0137602359725301" calcext:value-type="float">
            <text:p>0.01376023597253</text:p>
          </table:table-cell>
          <table:table-cell office:value-type="float" office:value="47.349379781412" calcext:value-type="float">
            <text:p>47.349379781412</text:p>
          </table:table-cell>
        </table:table-row>
        <table:table-row table:style-name="ro1">
          <table:table-cell office:value-type="float" office:value="666.76" calcext:value-type="float">
            <text:p>666.76</text:p>
          </table:table-cell>
          <table:table-cell office:value-type="float" office:value="0.049132123" calcext:value-type="float">
            <text:p>0.049132123</text:p>
          </table:table-cell>
          <table:table-cell table:formula="of:=[.B657]/3.4847446" office:value-type="float" office:value="0.0140992034251233" calcext:value-type="float">
            <text:p>0.014099203425123</text:p>
          </table:table-cell>
          <table:table-cell office:value-type="float" office:value="47.399394162654" calcext:value-type="float">
            <text:p>47.399394162654</text:p>
          </table:table-cell>
        </table:table-row>
        <table:table-row table:style-name="ro1">
          <table:table-cell office:value-type="float" office:value="667.78" calcext:value-type="float">
            <text:p>667.78</text:p>
          </table:table-cell>
          <table:table-cell office:value-type="float" office:value="0.051104988" calcext:value-type="float">
            <text:p>0.051104988</text:p>
          </table:table-cell>
          <table:table-cell table:formula="of:=[.B658]/3.4847446" office:value-type="float" office:value="0.0146653467803638" calcext:value-type="float">
            <text:p>0.014665346780364</text:p>
          </table:table-cell>
          <table:table-cell office:value-type="float" office:value="47.451416835378" calcext:value-type="float">
            <text:p>47.451416835378</text:p>
          </table:table-cell>
        </table:table-row>
        <table:table-row table:style-name="ro1">
          <table:table-cell office:value-type="float" office:value="668.8" calcext:value-type="float">
            <text:p>668.8</text:p>
          </table:table-cell>
          <table:table-cell office:value-type="float" office:value="0.054073684" calcext:value-type="float">
            <text:p>0.054073684</text:p>
          </table:table-cell>
          <table:table-cell table:formula="of:=[.B659]/3.4847446" office:value-type="float" office:value="0.015517258854494" calcext:value-type="float">
            <text:p>0.015517258854494</text:p>
          </table:table-cell>
          <table:table-cell office:value-type="float" office:value="47.506461512087" calcext:value-type="float">
            <text:p>47.506461512087</text:p>
          </table:table-cell>
        </table:table-row>
        <table:table-row table:style-name="ro1">
          <table:table-cell office:value-type="float" office:value="669.82" calcext:value-type="float">
            <text:p>669.82</text:p>
          </table:table-cell>
          <table:table-cell office:value-type="float" office:value="0.058155616" calcext:value-type="float">
            <text:p>0.058155616</text:p>
          </table:table-cell>
          <table:table-cell table:formula="of:=[.B660]/3.4847446" office:value-type="float" office:value="0.0166886307822961" calcext:value-type="float">
            <text:p>0.016688630782296</text:p>
          </table:table-cell>
          <table:table-cell office:value-type="float" office:value="47.565661419852" calcext:value-type="float">
            <text:p>47.565661419852</text:p>
          </table:table-cell>
        </table:table-row>
        <table:table-row table:style-name="ro1">
          <table:table-cell office:value-type="float" office:value="670.83" calcext:value-type="float">
            <text:p>670.83</text:p>
          </table:table-cell>
          <table:table-cell office:value-type="float" office:value="0.063346552" calcext:value-type="float">
            <text:p>0.063346552</text:p>
          </table:table-cell>
          <table:table-cell table:formula="of:=[.B661]/3.4847446" office:value-type="float" office:value="0.0181782481275672" calcext:value-type="float">
            <text:p>0.018178248127567</text:p>
          </table:table-cell>
          <table:table-cell office:value-type="float" office:value="47.630145476323" calcext:value-type="float">
            <text:p>47.630145476323</text:p>
          </table:table-cell>
        </table:table-row>
        <table:table-row table:style-name="ro1">
          <table:table-cell office:value-type="float" office:value="671.85" calcext:value-type="float">
            <text:p>671.85</text:p>
          </table:table-cell>
          <table:table-cell office:value-type="float" office:value="0.069513137" calcext:value-type="float">
            <text:p>0.069513137</text:p>
          </table:table-cell>
          <table:table-cell table:formula="of:=[.B662]/3.4847446" office:value-type="float" office:value="0.0199478426625584" calcext:value-type="float">
            <text:p>0.019947842662558</text:p>
          </table:table-cell>
          <table:table-cell office:value-type="float" office:value="47.700906850159" calcext:value-type="float">
            <text:p>47.700906850159</text:p>
          </table:table-cell>
        </table:table-row>
        <table:table-row table:style-name="ro1">
          <table:table-cell office:value-type="float" office:value="672.87" calcext:value-type="float">
            <text:p>672.87</text:p>
          </table:table-cell>
          <table:table-cell office:value-type="float" office:value="0.076412609" calcext:value-type="float">
            <text:p>0.076412609</text:p>
          </table:table-cell>
          <table:table-cell table:formula="of:=[.B663]/3.4847446" office:value-type="float" office:value="0.0219277501714186" calcext:value-type="float">
            <text:p>0.021927750171419</text:p>
          </table:table-cell>
          <table:table-cell office:value-type="float" office:value="47.778691589061" calcext:value-type="float">
            <text:p>47.778691589061</text:p>
          </table:table-cell>
        </table:table-row>
        <table:table-row table:style-name="ro1">
          <table:table-cell office:value-type="float" office:value="673.89" calcext:value-type="float">
            <text:p>673.89</text:p>
          </table:table-cell>
          <table:table-cell office:value-type="float" office:value="0.083730974" calcext:value-type="float">
            <text:p>0.083730974</text:p>
          </table:table-cell>
          <table:table-cell table:formula="of:=[.B664]/3.4847446" office:value-type="float" office:value="0.0240278653419823" calcext:value-type="float">
            <text:p>0.024027865341982</text:p>
          </table:table-cell>
          <table:table-cell office:value-type="float" office:value="47.863926107397" calcext:value-type="float">
            <text:p>47.863926107397</text:p>
          </table:table-cell>
        </table:table-row>
        <table:table-row table:style-name="ro1">
          <table:table-cell office:value-type="float" office:value="674.91" calcext:value-type="float">
            <text:p>674.91</text:p>
          </table:table-cell>
          <table:table-cell office:value-type="float" office:value="0.091126481" calcext:value-type="float">
            <text:p>0.091126481</text:p>
          </table:table-cell>
          <table:table-cell table:formula="of:=[.B665]/3.4847446" office:value-type="float" office:value="0.0261501175724614" calcext:value-type="float">
            <text:p>0.026150117572461</text:p>
          </table:table-cell>
          <table:table-cell office:value-type="float" office:value="47.95668893277" calcext:value-type="float">
            <text:p>47.95668893277</text:p>
          </table:table-cell>
        </table:table-row>
        <table:table-row table:style-name="ro1">
          <table:table-cell office:value-type="float" office:value="675.92" calcext:value-type="float">
            <text:p>675.92</text:p>
          </table:table-cell>
          <table:table-cell office:value-type="float" office:value="0.098266262" calcext:value-type="float">
            <text:p>0.098266262</text:p>
          </table:table-cell>
          <table:table-cell table:formula="of:=[.B666]/3.4847446" office:value-type="float" office:value="0.0281989853718404" calcext:value-type="float">
            <text:p>0.028198985371841</text:p>
          </table:table-cell>
          <table:table-cell office:value-type="float" office:value="48.05671974665" calcext:value-type="float">
            <text:p>48.05671974665</text:p>
          </table:table-cell>
        </table:table-row>
        <table:table-row table:style-name="ro1">
          <table:table-cell office:value-type="float" office:value="676.94" calcext:value-type="float">
            <text:p>676.94</text:p>
          </table:table-cell>
          <table:table-cell office:value-type="float" office:value="0.10484938" calcext:value-type="float">
            <text:p>0.10484938</text:p>
          </table:table-cell>
          <table:table-cell table:formula="of:=[.B667]/3.4847446" office:value-type="float" office:value="0.0300881103309551" calcext:value-type="float">
            <text:p>0.030088110330955</text:p>
          </table:table-cell>
          <table:table-cell office:value-type="float" office:value="48.1634518893" calcext:value-type="float">
            <text:p>48.1634518893</text:p>
          </table:table-cell>
        </table:table-row>
        <table:table-row table:style-name="ro1">
          <table:table-cell office:value-type="float" office:value="677.96" calcext:value-type="float">
            <text:p>677.96</text:p>
          </table:table-cell>
          <table:table-cell office:value-type="float" office:value="0.11061655" calcext:value-type="float">
            <text:p>0.11061655</text:p>
          </table:table-cell>
          <table:table-cell table:formula="of:=[.B668]/3.4847446" office:value-type="float" office:value="0.0317430867099988" calcext:value-type="float">
            <text:p>0.031743086709999</text:p>
          </table:table-cell>
          <table:table-cell office:value-type="float" office:value="48.276054768514" calcext:value-type="float">
            <text:p>48.276054768514</text:p>
          </table:table-cell>
        </table:table-row>
        <table:table-row table:style-name="ro1">
          <table:table-cell office:value-type="float" office:value="678.98" calcext:value-type="float">
            <text:p>678.98</text:p>
          </table:table-cell>
          <table:table-cell office:value-type="float" office:value="0.11535225" calcext:value-type="float">
            <text:p>0.11535225</text:p>
          </table:table-cell>
          <table:table-cell table:formula="of:=[.B669]/3.4847446" office:value-type="float" office:value="0.0331020672217987" calcext:value-type="float">
            <text:p>0.033102067221799</text:p>
          </table:table-cell>
          <table:table-cell office:value-type="float" office:value="48.39347838364" calcext:value-type="float">
            <text:p>48.3934783836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11888637" calcext:value-type="float">
            <text:p>0.11888637</text:p>
          </table:table-cell>
          <table:table-cell table:formula="of:=[.B670]/3.4847446" office:value-type="float" office:value="0.0341162362372267" calcext:value-type="float">
            <text:p>0.034116236237227</text:p>
          </table:table-cell>
          <table:table-cell office:value-type="float" office:value="48.514499582788" calcext:value-type="float">
            <text:p>48.514499582788</text:p>
          </table:table-cell>
        </table:table-row>
        <table:table-row table:style-name="ro1">
          <table:table-cell office:value-type="float" office:value="681.01" calcext:value-type="float">
            <text:p>681.01</text:p>
          </table:table-cell>
          <table:table-cell office:value-type="float" office:value="0.12110039" calcext:value-type="float">
            <text:p>0.12110039</text:p>
          </table:table-cell>
          <table:table-cell table:formula="of:=[.B671]/3.4847446" office:value-type="float" office:value="0.0347515826554405" calcext:value-type="float">
            <text:p>0.034751582655441</text:p>
          </table:table-cell>
          <table:table-cell office:value-type="float" office:value="48.637774558538" calcext:value-type="float">
            <text:p>48.637774558538</text:p>
          </table:table-cell>
        </table:table-row>
        <table:table-row table:style-name="ro1">
          <table:table-cell office:value-type="float" office:value="682.03" calcext:value-type="float">
            <text:p>682.03</text:p>
          </table:table-cell>
          <table:table-cell office:value-type="float" office:value="0.12193779" calcext:value-type="float">
            <text:p>0.12193779</text:p>
          </table:table-cell>
          <table:table-cell table:formula="of:=[.B672]/3.4847446" office:value-type="float" office:value="0.0349918872103281" calcext:value-type="float">
            <text:p>0.034991887210328</text:p>
          </table:table-cell>
          <table:table-cell office:value-type="float" office:value="48.761901970545" calcext:value-type="float">
            <text:p>48.761901970545</text:p>
          </table:table-cell>
        </table:table-row>
        <table:table-row table:style-name="ro1">
          <table:table-cell office:value-type="float" office:value="683.05" calcext:value-type="float">
            <text:p>683.05</text:p>
          </table:table-cell>
          <table:table-cell office:value-type="float" office:value="0.12141403" calcext:value-type="float">
            <text:p>0.12141403</text:p>
          </table:table-cell>
          <table:table-cell table:formula="of:=[.B673]/3.4847446" office:value-type="float" office:value="0.034841586381969" calcext:value-type="float">
            <text:p>0.034841586381969</text:p>
          </table:table-cell>
          <table:table-cell office:value-type="float" office:value="48.885496218392" calcext:value-type="float">
            <text:p>48.885496218392</text:p>
          </table:table-cell>
        </table:table-row>
        <table:table-row table:style-name="ro1">
          <table:table-cell office:value-type="float" office:value="684.07" calcext:value-type="float">
            <text:p>684.07</text:p>
          </table:table-cell>
          <table:table-cell office:value-type="float" office:value="0.11961932" calcext:value-type="float">
            <text:p>0.11961932</text:p>
          </table:table-cell>
          <table:table-cell table:formula="of:=[.B674]/3.4847446" office:value-type="float" office:value="0.0343265672898955" calcext:value-type="float">
            <text:p>0.034326567289896</text:p>
          </table:table-cell>
          <table:table-cell office:value-type="float" office:value="49.007263519629" calcext:value-type="float">
            <text:p>49.007263519629</text:p>
          </table:table-cell>
        </table:table-row>
        <table:table-row table:style-name="ro1">
          <table:table-cell office:value-type="float" office:value="685.08" calcext:value-type="float">
            <text:p>685.08</text:p>
          </table:table-cell>
          <table:table-cell office:value-type="float" office:value="0.11670915" calcext:value-type="float">
            <text:p>0.11670915</text:p>
          </table:table-cell>
          <table:table-cell table:formula="of:=[.B675]/3.4847446" office:value-type="float" office:value="0.0334914501338204" calcext:value-type="float">
            <text:p>0.033491450133821</text:p>
          </table:table-cell>
          <table:table-cell office:value-type="float" office:value="49.126068397375" calcext:value-type="float">
            <text:p>49.126068397375</text:p>
          </table:table-cell>
        </table:table-row>
        <table:table-row table:style-name="ro1">
          <table:table-cell office:value-type="float" office:value="686.1" calcext:value-type="float">
            <text:p>686.1</text:p>
          </table:table-cell>
          <table:table-cell office:value-type="float" office:value="0.11288255" calcext:value-type="float">
            <text:p>0.11288255</text:p>
          </table:table-cell>
          <table:table-cell table:formula="of:=[.B676]/3.4847446" office:value-type="float" office:value="0.0323933495728783" calcext:value-type="float">
            <text:p>0.032393349572878</text:p>
          </table:table-cell>
          <table:table-cell office:value-type="float" office:value="49.240977965225" calcext:value-type="float">
            <text:p>49.240977965225</text:p>
          </table:table-cell>
        </table:table-row>
        <table:table-row table:style-name="ro1">
          <table:table-cell office:value-type="float" office:value="687.12" calcext:value-type="float">
            <text:p>687.12</text:p>
          </table:table-cell>
          <table:table-cell office:value-type="float" office:value="0.10835311" calcext:value-type="float">
            <text:p>0.10835311</text:p>
          </table:table-cell>
          <table:table-cell table:formula="of:=[.B677]/3.4847446" office:value-type="float" office:value="0.0310935584777146" calcext:value-type="float">
            <text:p>0.031093558477715</text:p>
          </table:table-cell>
          <table:table-cell office:value-type="float" office:value="49.351276752344" calcext:value-type="float">
            <text:p>49.351276752344</text:p>
          </table:table-cell>
        </table:table-row>
        <table:table-row table:style-name="ro1">
          <table:table-cell office:value-type="float" office:value="688.14" calcext:value-type="float">
            <text:p>688.14</text:p>
          </table:table-cell>
          <table:table-cell office:value-type="float" office:value="0.10332172" calcext:value-type="float">
            <text:p>0.10332172</text:p>
          </table:table-cell>
          <table:table-cell table:formula="of:=[.B678]/3.4847446" office:value-type="float" office:value="0.0296497252625056" calcext:value-type="float">
            <text:p>0.029649725262506</text:p>
          </table:table-cell>
          <table:table-cell office:value-type="float" office:value="49.456453803351" calcext:value-type="float">
            <text:p>49.456453803351</text:p>
          </table:table-cell>
        </table:table-row>
        <table:table-row table:style-name="ro1">
          <table:table-cell office:value-type="float" office:value="689.16" calcext:value-type="float">
            <text:p>689.16</text:p>
          </table:table-cell>
          <table:table-cell office:value-type="float" office:value="0.097959802" calcext:value-type="float">
            <text:p>0.097959802</text:p>
          </table:table-cell>
          <table:table-cell table:formula="of:=[.B679]/3.4847446" office:value-type="float" office:value="0.0281110420545597" calcext:value-type="float">
            <text:p>0.02811104205456</text:p>
          </table:table-cell>
          <table:table-cell office:value-type="float" office:value="49.556172654634" calcext:value-type="float">
            <text:p>49.556172654634</text:p>
          </table:table-cell>
        </table:table-row>
        <table:table-row table:style-name="ro1">
          <table:table-cell office:value-type="float" office:value="690.17" calcext:value-type="float">
            <text:p>690.17</text:p>
          </table:table-cell>
          <table:table-cell office:value-type="float" office:value="0.092407628" calcext:value-type="float">
            <text:p>0.092407628</text:p>
          </table:table-cell>
          <table:table-cell table:formula="of:=[.B680]/3.4847446" office:value-type="float" office:value="0.0265177620190587" calcext:value-type="float">
            <text:p>0.026517762019059</text:p>
          </table:table-cell>
          <table:table-cell office:value-type="float" office:value="49.650239632624" calcext:value-type="float">
            <text:p>49.650239632624</text:p>
          </table:table-cell>
        </table:table-row>
        <table:table-row table:style-name="ro1">
          <table:table-cell office:value-type="float" office:value="691.19" calcext:value-type="float">
            <text:p>691.19</text:p>
          </table:table-cell>
          <table:table-cell office:value-type="float" office:value="0.086786424" calcext:value-type="float">
            <text:p>0.086786424</text:p>
          </table:table-cell>
          <table:table-cell table:formula="of:=[.B681]/3.4847446" office:value-type="float" office:value="0.0249046727843412" calcext:value-type="float">
            <text:p>0.024904672784341</text:p>
          </table:table-cell>
          <table:table-cell office:value-type="float" office:value="49.738584467567" calcext:value-type="float">
            <text:p>49.738584467567</text:p>
          </table:table-cell>
        </table:table-row>
        <table:table-row table:style-name="ro1">
          <table:table-cell office:value-type="float" office:value="692.21" calcext:value-type="float">
            <text:p>692.21</text:p>
          </table:table-cell>
          <table:table-cell office:value-type="float" office:value="0.081217003" calcext:value-type="float">
            <text:p>0.081217003</text:p>
          </table:table-cell>
          <table:table-cell table:formula="of:=[.B682]/3.4847446" office:value-type="float" office:value="0.0233064434621694" calcext:value-type="float">
            <text:p>0.023306443462169</text:p>
          </table:table-cell>
          <table:table-cell office:value-type="float" office:value="49.821259872399" calcext:value-type="float">
            <text:p>49.821259872399</text:p>
          </table:table-cell>
        </table:table-row>
        <table:table-row table:style-name="ro1">
          <table:table-cell office:value-type="float" office:value="693.23" calcext:value-type="float">
            <text:p>693.23</text:p>
          </table:table-cell>
          <table:table-cell office:value-type="float" office:value="0.075834837" calcext:value-type="float">
            <text:p>0.075834837</text:p>
          </table:table-cell>
          <table:table-cell table:formula="of:=[.B683]/3.4847446" office:value-type="float" office:value="0.0217619497853587" calcext:value-type="float">
            <text:p>0.021761949785359</text:p>
          </table:table-cell>
          <table:table-cell office:value-type="float" office:value="49.898456464547" calcext:value-type="float">
            <text:p>49.898456464547</text:p>
          </table:table-cell>
        </table:table-row>
        <table:table-row table:style-name="ro1">
          <table:table-cell office:value-type="float" office:value="694.25" calcext:value-type="float">
            <text:p>694.25</text:p>
          </table:table-cell>
          <table:table-cell office:value-type="float" office:value="0.070792829" calcext:value-type="float">
            <text:p>0.070792829</text:p>
          </table:table-cell>
          <table:table-cell table:formula="of:=[.B684]/3.4847446" office:value-type="float" office:value="0.0203150695749697" calcext:value-type="float">
            <text:p>0.02031506957497</text:p>
          </table:table-cell>
          <table:table-cell office:value-type="float" office:value="49.970520509367" calcext:value-type="float">
            <text:p>49.970520509367</text:p>
          </table:table-cell>
        </table:table-row>
        <table:table-row table:style-name="ro1">
          <table:table-cell office:value-type="float" office:value="695.26" calcext:value-type="float">
            <text:p>695.26</text:p>
          </table:table-cell>
          <table:table-cell office:value-type="float" office:value="0.066248164" calcext:value-type="float">
            <text:p>0.066248164</text:p>
          </table:table-cell>
          <table:table-cell table:formula="of:=[.B685]/3.4847446" office:value-type="float" office:value="0.0190109094365194" calcext:value-type="float">
            <text:p>0.019010909436519</text:p>
          </table:table-cell>
          <table:table-cell office:value-type="float" office:value="50.03795828137" calcext:value-type="float">
            <text:p>50.03795828137</text:p>
          </table:table-cell>
        </table:table-row>
        <table:table-row table:style-name="ro1">
          <table:table-cell office:value-type="float" office:value="696.28" calcext:value-type="float">
            <text:p>696.28</text:p>
          </table:table-cell>
          <table:table-cell office:value-type="float" office:value="0.062336509" calcext:value-type="float">
            <text:p>0.062336509</text:p>
          </table:table-cell>
          <table:table-cell table:formula="of:=[.B686]/3.4847446" office:value-type="float" office:value="0.0178884010610132" calcext:value-type="float">
            <text:p>0.017888401061013</text:p>
          </table:table-cell>
          <table:table-cell office:value-type="float" office:value="50.101414157463" calcext:value-type="float">
            <text:p>50.101414157463</text:p>
          </table:table-cell>
        </table:table-row>
        <table:table-row table:style-name="ro1">
          <table:table-cell office:value-type="float" office:value="697.3" calcext:value-type="float">
            <text:p>697.3</text:p>
          </table:table-cell>
          <table:table-cell office:value-type="float" office:value="0.059142675" calcext:value-type="float">
            <text:p>0.059142675</text:p>
          </table:table-cell>
          <table:table-cell table:formula="of:=[.B687]/3.4847446" office:value-type="float" office:value="0.0169718822435366" calcext:value-type="float">
            <text:p>0.016971882243537</text:p>
          </table:table-cell>
          <table:table-cell office:value-type="float" office:value="50.16161884829" calcext:value-type="float">
            <text:p>50.16161884829</text:p>
          </table:table-cell>
        </table:table-row>
        <table:table-row table:style-name="ro1">
          <table:table-cell office:value-type="float" office:value="698.32" calcext:value-type="float">
            <text:p>698.32</text:p>
          </table:table-cell>
          <table:table-cell office:value-type="float" office:value="0.056679354" calcext:value-type="float">
            <text:p>0.056679354</text:p>
          </table:table-cell>
          <table:table-cell table:formula="of:=[.B688]/3.4847446" office:value-type="float" office:value="0.0162649951448379" calcext:value-type="float">
            <text:p>0.016264995144838</text:p>
          </table:table-cell>
          <table:table-cell office:value-type="float" office:value="50.219315984881" calcext:value-type="float">
            <text:p>50.219315984881</text:p>
          </table:table-cell>
        </table:table-row>
        <table:table-row table:style-name="ro1">
          <table:table-cell office:value-type="float" office:value="699.34" calcext:value-type="float">
            <text:p>699.34</text:p>
          </table:table-cell>
          <table:table-cell office:value-type="float" office:value="0.054883542" calcext:value-type="float">
            <text:p>0.054883542</text:p>
          </table:table-cell>
          <table:table-cell table:formula="of:=[.B689]/3.4847446" office:value-type="float" office:value="0.0157496598172503" calcext:value-type="float">
            <text:p>0.01574965981725</text:p>
          </table:table-cell>
          <table:table-cell office:value-type="float" office:value="50.275185062645" calcext:value-type="float">
            <text:p>50.275185062645</text:p>
          </table:table-cell>
        </table:table-row>
        <table:table-row table:style-name="ro1">
          <table:table-cell office:value-type="float" office:value="700.35" calcext:value-type="float">
            <text:p>700.35</text:p>
          </table:table-cell>
          <table:table-cell office:value-type="float" office:value="0.053634435" calcext:value-type="float">
            <text:p>0.053634435</text:p>
          </table:table-cell>
          <table:table-cell table:formula="of:=[.B690]/3.4847446" office:value-type="float" office:value="0.0153912097316974" calcext:value-type="float">
            <text:p>0.015391209731698</text:p>
          </table:table-cell>
          <table:table-cell office:value-type="float" office:value="50.329782603251" calcext:value-type="float">
            <text:p>50.329782603251</text:p>
          </table:table-cell>
        </table:table-row>
        <table:table-row table:style-name="ro1">
          <table:table-cell office:value-type="float" office:value="701.37" calcext:value-type="float">
            <text:p>701.37</text:p>
          </table:table-cell>
          <table:table-cell office:value-type="float" office:value="0.052789008" calcext:value-type="float">
            <text:p>0.052789008</text:p>
          </table:table-cell>
          <table:table-cell table:formula="of:=[.B691]/3.4847446" office:value-type="float" office:value="0.0151486017081424" calcext:value-type="float">
            <text:p>0.015148601708142</text:p>
          </table:table-cell>
          <table:table-cell office:value-type="float" office:value="50.383519535064" calcext:value-type="float">
            <text:p>50.383519535064</text:p>
          </table:table-cell>
        </table:table-row>
        <table:table-row table:style-name="ro1">
          <table:table-cell office:value-type="float" office:value="702.39" calcext:value-type="float">
            <text:p>702.39</text:p>
          </table:table-cell>
          <table:table-cell office:value-type="float" office:value="0.052224859" calcext:value-type="float">
            <text:p>0.052224859</text:p>
          </table:table-cell>
          <table:table-cell table:formula="of:=[.B692]/3.4847446" office:value-type="float" office:value="0.0149867106473169" calcext:value-type="float">
            <text:p>0.014986710647317</text:p>
          </table:table-cell>
          <table:table-cell office:value-type="float" office:value="50.436682187942" calcext:value-type="float">
            <text:p>50.436682187942</text:p>
          </table:table-cell>
        </table:table-row>
        <table:table-row table:style-name="ro1">
          <table:table-cell office:value-type="float" office:value="703.41" calcext:value-type="float">
            <text:p>703.41</text:p>
          </table:table-cell>
          <table:table-cell office:value-type="float" office:value="0.051876613" calcext:value-type="float">
            <text:p>0.051876613</text:p>
          </table:table-cell>
          <table:table-cell table:formula="of:=[.B693]/3.4847446" office:value-type="float" office:value="0.0148867762073582" calcext:value-type="float">
            <text:p>0.014886776207358</text:p>
          </table:table-cell>
          <table:table-cell office:value-type="float" office:value="50.489490341516" calcext:value-type="float">
            <text:p>50.489490341516</text:p>
          </table:table-cell>
        </table:table-row>
        <table:table-row table:style-name="ro1">
          <table:table-cell office:value-type="float" office:value="704.43" calcext:value-type="float">
            <text:p>704.43</text:p>
          </table:table-cell>
          <table:table-cell office:value-type="float" office:value="0.051753427" calcext:value-type="float">
            <text:p>0.051753427</text:p>
          </table:table-cell>
          <table:table-cell table:formula="of:=[.B694]/3.4847446" office:value-type="float" office:value="0.01485142612747" calcext:value-type="float">
            <text:p>0.01485142612747</text:p>
          </table:table-cell>
          <table:table-cell office:value-type="float" office:value="50.542173096496" calcext:value-type="float">
            <text:p>50.542173096496</text:p>
          </table:table-cell>
        </table:table-row>
        <table:table-row table:style-name="ro1">
          <table:table-cell office:value-type="float" office:value="705.44" calcext:value-type="float">
            <text:p>705.44</text:p>
          </table:table-cell>
          <table:table-cell office:value-type="float" office:value="0.051930673" calcext:value-type="float">
            <text:p>0.051930673</text:p>
          </table:table-cell>
          <table:table-cell table:formula="of:=[.B695]/3.4847446" office:value-type="float" office:value="0.0149022895393826" calcext:value-type="float">
            <text:p>0.014902289539383</text:p>
          </table:table-cell>
          <table:table-cell office:value-type="float" office:value="50.595036280199" calcext:value-type="float">
            <text:p>50.595036280199</text:p>
          </table:table-cell>
        </table:table-row>
        <table:table-row table:style-name="ro1">
          <table:table-cell office:value-type="float" office:value="706.46" calcext:value-type="float">
            <text:p>706.46</text:p>
          </table:table-cell>
          <table:table-cell office:value-type="float" office:value="0.052516926" calcext:value-type="float">
            <text:p>0.052516926</text:p>
          </table:table-cell>
          <table:table-cell table:formula="of:=[.B696]/3.4847446" office:value-type="float" office:value="0.0150705236762545" calcext:value-type="float">
            <text:p>0.015070523676255</text:p>
          </table:table-cell>
          <table:table-cell office:value-type="float" office:value="50.648496244582" calcext:value-type="float">
            <text:p>50.648496244582</text:p>
          </table:table-cell>
        </table:table-row>
        <table:table-row table:style-name="ro1">
          <table:table-cell office:value-type="float" office:value="707.48" calcext:value-type="float">
            <text:p>707.48</text:p>
          </table:table-cell>
          <table:table-cell office:value-type="float" office:value="0.053605467" calcext:value-type="float">
            <text:p>0.053605467</text:p>
          </table:table-cell>
          <table:table-cell table:formula="of:=[.B697]/3.4847446" office:value-type="float" office:value="0.0153828969273674" calcext:value-type="float">
            <text:p>0.015382896927367</text:p>
          </table:table-cell>
          <table:table-cell office:value-type="float" office:value="50.703064296567" calcext:value-type="float">
            <text:p>50.703064296567</text:p>
          </table:table-cell>
        </table:table-row>
        <table:table-row table:style-name="ro1">
          <table:table-cell office:value-type="float" office:value="708.5" calcext:value-type="float">
            <text:p>708.5</text:p>
          </table:table-cell>
          <table:table-cell office:value-type="float" office:value="0.055225081" calcext:value-type="float">
            <text:p>0.055225081</text:p>
          </table:table-cell>
          <table:table-cell table:formula="of:=[.B698]/3.4847446" office:value-type="float" office:value="0.0158476695824423" calcext:value-type="float">
            <text:p>0.015847669582442</text:p>
          </table:table-cell>
          <table:table-cell office:value-type="float" office:value="50.75928104596" calcext:value-type="float">
            <text:p>50.75928104596</text:p>
          </table:table-cell>
        </table:table-row>
        <table:table-row table:style-name="ro1">
          <table:table-cell office:value-type="float" office:value="709.52" calcext:value-type="float">
            <text:p>709.52</text:p>
          </table:table-cell>
          <table:table-cell office:value-type="float" office:value="0.057306154" calcext:value-type="float">
            <text:p>0.057306154</text:p>
          </table:table-cell>
          <table:table-cell table:formula="of:=[.B699]/3.4847446" office:value-type="float" office:value="0.0164448648546582" calcext:value-type="float">
            <text:p>0.016444864854658</text:p>
          </table:table-cell>
          <table:table-cell office:value-type="float" office:value="50.817616237643" calcext:value-type="float">
            <text:p>50.817616237643</text:p>
          </table:table-cell>
        </table:table-row>
        <table:table-row table:style-name="ro1">
          <table:table-cell office:value-type="float" office:value="710.53" calcext:value-type="float">
            <text:p>710.53</text:p>
          </table:table-cell>
          <table:table-cell office:value-type="float" office:value="0.059674352" calcext:value-type="float">
            <text:p>0.059674352</text:p>
          </table:table-cell>
          <table:table-cell table:formula="of:=[.B700]/3.4847446" office:value-type="float" office:value="0.0171244549744047" calcext:value-type="float">
            <text:p>0.017124454974405</text:p>
          </table:table-cell>
          <table:table-cell office:value-type="float" office:value="50.878362153393" calcext:value-type="float">
            <text:p>50.878362153393</text:p>
          </table:table-cell>
        </table:table-row>
        <table:table-row table:style-name="ro1">
          <table:table-cell office:value-type="float" office:value="711.55" calcext:value-type="float">
            <text:p>711.55</text:p>
          </table:table-cell>
          <table:table-cell office:value-type="float" office:value="0.062076478" calcext:value-type="float">
            <text:p>0.062076478</text:p>
          </table:table-cell>
          <table:table-cell table:formula="of:=[.B701]/3.4847446" office:value-type="float" office:value="0.0178137812452597" calcext:value-type="float">
            <text:p>0.01781378124526</text:p>
          </table:table-cell>
          <table:table-cell office:value-type="float" office:value="50.941553329396" calcext:value-type="float">
            <text:p>50.941553329396</text:p>
          </table:table-cell>
        </table:table-row>
        <table:table-row table:style-name="ro1">
          <table:table-cell office:value-type="float" office:value="712.57" calcext:value-type="float">
            <text:p>712.57</text:p>
          </table:table-cell>
          <table:table-cell office:value-type="float" office:value="0.064233451" calcext:value-type="float">
            <text:p>0.064233451</text:p>
          </table:table-cell>
          <table:table-cell table:formula="of:=[.B702]/3.4847446" office:value-type="float" office:value="0.0184327571667663" calcext:value-type="float">
            <text:p>0.018432757166766</text:p>
          </table:table-cell>
          <table:table-cell office:value-type="float" office:value="51.00694021122" calcext:value-type="float">
            <text:p>51.00694021122</text:p>
          </table:table-cell>
        </table:table-row>
        <table:table-row table:style-name="ro1">
          <table:table-cell office:value-type="float" office:value="713.59" calcext:value-type="float">
            <text:p>713.59</text:p>
          </table:table-cell>
          <table:table-cell office:value-type="float" office:value="0.065906712" calcext:value-type="float">
            <text:p>0.065906712</text:p>
          </table:table-cell>
          <table:table-cell table:formula="of:=[.B703]/3.4847446" office:value-type="float" office:value="0.0189129246372891" calcext:value-type="float">
            <text:p>0.018912924637289</text:p>
          </table:table-cell>
          <table:table-cell office:value-type="float" office:value="51.074030400287" calcext:value-type="float">
            <text:p>51.074030400287</text:p>
          </table:table-cell>
        </table:table-row>
        <table:table-row table:style-name="ro1">
          <table:table-cell office:value-type="float" office:value="714.61" calcext:value-type="float">
            <text:p>714.61</text:p>
          </table:table-cell>
          <table:table-cell office:value-type="float" office:value="0.066959273" calcext:value-type="float">
            <text:p>0.066959273</text:p>
          </table:table-cell>
          <table:table-cell table:formula="of:=[.B704]/3.4847446" office:value-type="float" office:value="0.0192149728849569" calcext:value-type="float">
            <text:p>0.019214972884957</text:p>
          </table:table-cell>
          <table:table-cell office:value-type="float" office:value="51.1421920504" calcext:value-type="float">
            <text:p>51.1421920504</text:p>
          </table:table-cell>
        </table:table-row>
        <table:table-row table:style-name="ro1">
          <table:table-cell office:value-type="float" office:value="715.62" calcext:value-type="float">
            <text:p>715.62</text:p>
          </table:table-cell>
          <table:table-cell office:value-type="float" office:value="0.067393086" calcext:value-type="float">
            <text:p>0.067393086</text:p>
          </table:table-cell>
          <table:table-cell table:formula="of:=[.B705]/3.4847446" office:value-type="float" office:value="0.0193394620655987" calcext:value-type="float">
            <text:p>0.019339462065599</text:p>
          </table:table-cell>
          <table:table-cell office:value-type="float" office:value="51.210795304305" calcext:value-type="float">
            <text:p>51.210795304305</text:p>
          </table:table-cell>
        </table:table-row>
        <table:table-row table:style-name="ro1">
          <table:table-cell office:value-type="float" office:value="716.64" calcext:value-type="float">
            <text:p>716.64</text:p>
          </table:table-cell>
          <table:table-cell office:value-type="float" office:value="0.067350523" calcext:value-type="float">
            <text:p>0.067350523</text:p>
          </table:table-cell>
          <table:table-cell table:formula="of:=[.B706]/3.4847446" office:value-type="float" office:value="0.0193272479710565" calcext:value-type="float">
            <text:p>0.019327247971057</text:p>
          </table:table-cell>
          <table:table-cell office:value-type="float" office:value="51.279355230042" calcext:value-type="float">
            <text:p>51.279355230042</text:p>
          </table:table-cell>
        </table:table-row>
        <table:table-row table:style-name="ro1">
          <table:table-cell office:value-type="float" office:value="717.66" calcext:value-type="float">
            <text:p>717.66</text:p>
          </table:table-cell>
          <table:table-cell office:value-type="float" office:value="0.067078038" calcext:value-type="float">
            <text:p>0.067078038</text:p>
          </table:table-cell>
          <table:table-cell table:formula="of:=[.B707]/3.4847446" office:value-type="float" office:value="0.0192490542922428" calcext:value-type="float">
            <text:p>0.019249054292243</text:p>
          </table:table-cell>
          <table:table-cell office:value-type="float" office:value="51.347637778399" calcext:value-type="float">
            <text:p>51.347637778399</text:p>
          </table:table-cell>
        </table:table-row>
        <table:table-row table:style-name="ro1">
          <table:table-cell office:value-type="float" office:value="718.68" calcext:value-type="float">
            <text:p>718.68</text:p>
          </table:table-cell>
          <table:table-cell office:value-type="float" office:value="0.06686164" calcext:value-type="float">
            <text:p>0.06686164</text:p>
          </table:table-cell>
          <table:table-cell table:formula="of:=[.B708]/3.4847446" office:value-type="float" office:value="0.0191869556236632" calcext:value-type="float">
            <text:p>0.019186955623663</text:p>
          </table:table-cell>
          <table:table-cell office:value-type="float" office:value="51.415700042712" calcext:value-type="float">
            <text:p>51.415700042712</text:p>
          </table:table-cell>
        </table:table-row>
        <table:table-row table:style-name="ro1">
          <table:table-cell office:value-type="float" office:value="719.7" calcext:value-type="float">
            <text:p>719.7</text:p>
          </table:table-cell>
          <table:table-cell office:value-type="float" office:value="0.066952785" calcext:value-type="float">
            <text:p>0.066952785</text:p>
          </table:table-cell>
          <table:table-cell table:formula="of:=[.B709]/3.4847446" office:value-type="float" office:value="0.0192131110555419" calcext:value-type="float">
            <text:p>0.019213111055542</text:p>
          </table:table-cell>
          <table:table-cell office:value-type="float" office:value="51.483855088745" calcext:value-type="float">
            <text:p>51.483855088745</text:p>
          </table:table-cell>
        </table:table-row>
        <table:table-row table:style-name="ro1">
          <table:table-cell office:value-type="float" office:value="720.71" calcext:value-type="float">
            <text:p>720.71</text:p>
          </table:table-cell>
          <table:table-cell office:value-type="float" office:value="0.067506927" calcext:value-type="float">
            <text:p>0.067506927</text:p>
          </table:table-cell>
          <table:table-cell table:formula="of:=[.B710]/3.4847446" office:value-type="float" office:value="0.019372130456849" calcext:value-type="float">
            <text:p>0.019372130456849</text:p>
          </table:table-cell>
          <table:table-cell office:value-type="float" office:value="51.552574227015" calcext:value-type="float">
            <text:p>51.552574227015</text:p>
          </table:table-cell>
        </table:table-row>
        <table:table-row table:style-name="ro1">
          <table:table-cell office:value-type="float" office:value="721.73" calcext:value-type="float">
            <text:p>721.73</text:p>
          </table:table-cell>
          <table:table-cell office:value-type="float" office:value="0.068553498" calcext:value-type="float">
            <text:p>0.068553498</text:p>
          </table:table-cell>
          <table:table-cell table:formula="of:=[.B711]/3.4847446" office:value-type="float" office:value="0.0196724597837098" calcext:value-type="float">
            <text:p>0.01967245978371</text:p>
          </table:table-cell>
          <table:table-cell office:value-type="float" office:value="51.622358729783" calcext:value-type="float">
            <text:p>51.622358729783</text:p>
          </table:table-cell>
        </table:table-row>
        <table:table-row table:style-name="ro1">
          <table:table-cell office:value-type="float" office:value="722.75" calcext:value-type="float">
            <text:p>722.75</text:p>
          </table:table-cell>
          <table:table-cell office:value-type="float" office:value="0.070006536" calcext:value-type="float">
            <text:p>0.070006536</text:p>
          </table:table-cell>
          <table:table-cell table:formula="of:=[.B712]/3.4847446" office:value-type="float" office:value="0.0200894309442362" calcext:value-type="float">
            <text:p>0.020089430944236</text:p>
          </table:table-cell>
          <table:table-cell office:value-type="float" office:value="51.693622362583" calcext:value-type="float">
            <text:p>51.693622362583</text:p>
          </table:table-cell>
        </table:table-row>
        <table:table-row table:style-name="ro1">
          <table:table-cell office:value-type="float" office:value="723.77" calcext:value-type="float">
            <text:p>723.77</text:p>
          </table:table-cell>
          <table:table-cell office:value-type="float" office:value="0.071712301" calcext:value-type="float">
            <text:p>0.071712301</text:p>
          </table:table-cell>
          <table:table-cell table:formula="of:=[.B713]/3.4847446" office:value-type="float" office:value="0.0205789259275988" calcext:value-type="float">
            <text:p>0.020578925927599</text:p>
          </table:table-cell>
          <table:table-cell office:value-type="float" office:value="51.766622390975" calcext:value-type="float">
            <text:p>51.766622390975</text:p>
          </table:table-cell>
        </table:table-row>
        <table:table-row table:style-name="ro1">
          <table:table-cell office:value-type="float" office:value="724.79" calcext:value-type="float">
            <text:p>724.79</text:p>
          </table:table-cell>
          <table:table-cell office:value-type="float" office:value="0.073518302" calcext:value-type="float">
            <text:p>0.073518302</text:p>
          </table:table-cell>
          <table:table-cell table:formula="of:=[.B714]/3.4847446" office:value-type="float" office:value="0.0210971851423487" calcext:value-type="float">
            <text:p>0.021097185142349</text:p>
          </table:table-cell>
          <table:table-cell office:value-type="float" office:value="51.841460850059" calcext:value-type="float">
            <text:p>51.841460850059</text:p>
          </table:table-cell>
        </table:table-row>
        <table:table-row table:style-name="ro1">
          <table:table-cell office:value-type="float" office:value="725.8" calcext:value-type="float">
            <text:p>725.8</text:p>
          </table:table-cell>
          <table:table-cell office:value-type="float" office:value="0.075341063" calcext:value-type="float">
            <text:p>0.075341063</text:p>
          </table:table-cell>
          <table:table-cell table:formula="of:=[.B715]/3.4847446" office:value-type="float" office:value="0.0216202538917773" calcext:value-type="float">
            <text:p>0.021620253891777</text:p>
          </table:table-cell>
          <table:table-cell office:value-type="float" office:value="51.918154801125" calcext:value-type="float">
            <text:p>51.918154801125</text:p>
          </table:table-cell>
        </table:table-row>
        <table:table-row table:style-name="ro1">
          <table:table-cell office:value-type="float" office:value="726.82" calcext:value-type="float">
            <text:p>726.82</text:p>
          </table:table-cell>
          <table:table-cell office:value-type="float" office:value="0.077210229" calcext:value-type="float">
            <text:p>0.077210229</text:p>
          </table:table-cell>
          <table:table-cell table:formula="of:=[.B716]/3.4847446" office:value-type="float" office:value="0.0221566392555713" calcext:value-type="float">
            <text:p>0.022156639255571</text:p>
          </table:table-cell>
          <table:table-cell office:value-type="float" office:value="51.996751482855" calcext:value-type="float">
            <text:p>51.996751482855</text:p>
          </table:table-cell>
        </table:table-row>
        <table:table-row table:style-name="ro1">
          <table:table-cell office:value-type="float" office:value="727.84" calcext:value-type="float">
            <text:p>727.84</text:p>
          </table:table-cell>
          <table:table-cell office:value-type="float" office:value="0.079274096" calcext:value-type="float">
            <text:p>0.079274096</text:p>
          </table:table-cell>
          <table:table-cell table:formula="of:=[.B717]/3.4847446" office:value-type="float" office:value="0.0227488970066845" calcext:value-type="float">
            <text:p>0.022748897006685</text:p>
          </table:table-cell>
          <table:table-cell office:value-type="float" office:value="52.077449092137" calcext:value-type="float">
            <text:p>52.077449092137</text:p>
          </table:table-cell>
        </table:table-row>
        <table:table-row table:style-name="ro1">
          <table:table-cell office:value-type="float" office:value="728.86" calcext:value-type="float">
            <text:p>728.86</text:p>
          </table:table-cell>
          <table:table-cell office:value-type="float" office:value="0.081763936" calcext:value-type="float">
            <text:p>0.081763936</text:p>
          </table:table-cell>
          <table:table-cell table:formula="of:=[.B718]/3.4847446" office:value-type="float" office:value="0.0234633941322414" calcext:value-type="float">
            <text:p>0.023463394132242</text:p>
          </table:table-cell>
          <table:table-cell office:value-type="float" office:value="52.160681251144" calcext:value-type="float">
            <text:p>52.160681251144</text:p>
          </table:table-cell>
        </table:table-row>
        <table:table-row table:style-name="ro1">
          <table:table-cell office:value-type="float" office:value="729.88" calcext:value-type="float">
            <text:p>729.88</text:p>
          </table:table-cell>
          <table:table-cell office:value-type="float" office:value="0.084927443" calcext:value-type="float">
            <text:p>0.084927443</text:p>
          </table:table-cell>
          <table:table-cell table:formula="of:=[.B719]/3.4847446" office:value-type="float" office:value="0.0243712101598493" calcext:value-type="float">
            <text:p>0.024371210159849</text:p>
          </table:table-cell>
          <table:table-cell office:value-type="float" office:value="52.247133723639" calcext:value-type="float">
            <text:p>52.247133723639</text:p>
          </table:table-cell>
        </table:table-row>
        <table:table-row table:style-name="ro1">
          <table:table-cell office:value-type="float" office:value="730.89" calcext:value-type="float">
            <text:p>730.89</text:p>
          </table:table-cell>
          <table:table-cell office:value-type="float" office:value="0.088951033" calcext:value-type="float">
            <text:p>0.088951033</text:p>
          </table:table-cell>
          <table:table-cell table:formula="of:=[.B720]/3.4847446" office:value-type="float" office:value="0.0255258399711703" calcext:value-type="float">
            <text:p>0.02552583997117</text:p>
          </table:table-cell>
          <table:table-cell office:value-type="float" office:value="52.337682037029" calcext:value-type="float">
            <text:p>52.337682037029</text:p>
          </table:table-cell>
        </table:table-row>
        <table:table-row table:style-name="ro1">
          <table:table-cell office:value-type="float" office:value="731.91" calcext:value-type="float">
            <text:p>731.91</text:p>
          </table:table-cell>
          <table:table-cell office:value-type="float" office:value="0.093893755" calcext:value-type="float">
            <text:p>0.093893755</text:p>
          </table:table-cell>
          <table:table-cell table:formula="of:=[.B721]/3.4847446" office:value-type="float" office:value="0.0269442285669945" calcext:value-type="float">
            <text:p>0.026944228566995</text:p>
          </table:table-cell>
          <table:table-cell office:value-type="float" office:value="52.433261828121" calcext:value-type="float">
            <text:p>52.433261828121</text:p>
          </table:table-cell>
        </table:table-row>
        <table:table-row table:style-name="ro1">
          <table:table-cell office:value-type="float" office:value="732.93" calcext:value-type="float">
            <text:p>732.93</text:p>
          </table:table-cell>
          <table:table-cell office:value-type="float" office:value="0.099651572" calcext:value-type="float">
            <text:p>0.099651572</text:p>
          </table:table-cell>
          <table:table-cell table:formula="of:=[.B722]/3.4847446" office:value-type="float" office:value="0.0285965209616797" calcext:value-type="float">
            <text:p>0.02859652096168</text:p>
          </table:table-cell>
          <table:table-cell office:value-type="float" office:value="52.534702828629" calcext:value-type="float">
            <text:p>52.534702828629</text:p>
          </table:table-cell>
        </table:table-row>
        <table:table-row table:style-name="ro1">
          <table:table-cell office:value-type="float" office:value="733.95" calcext:value-type="float">
            <text:p>733.95</text:p>
          </table:table-cell>
          <table:table-cell office:value-type="float" office:value="0.10596151" calcext:value-type="float">
            <text:p>0.10596151</text:p>
          </table:table-cell>
          <table:table-cell table:formula="of:=[.B723]/3.4847446" office:value-type="float" office:value="0.0304072528012526" calcext:value-type="float">
            <text:p>0.030407252801253</text:p>
          </table:table-cell>
          <table:table-cell office:value-type="float" office:value="52.642567070337" calcext:value-type="float">
            <text:p>52.642567070337</text:p>
          </table:table-cell>
        </table:table-row>
        <table:table-row table:style-name="ro1">
          <table:table-cell office:value-type="float" office:value="734.96" calcext:value-type="float">
            <text:p>734.96</text:p>
          </table:table-cell>
          <table:table-cell office:value-type="float" office:value="0.11244387" calcext:value-type="float">
            <text:p>0.11244387</text:p>
          </table:table-cell>
          <table:table-cell table:formula="of:=[.B724]/3.4847446" office:value-type="float" office:value="0.0322674637332102" calcext:value-type="float">
            <text:p>0.03226746373321</text:p>
          </table:table-cell>
          <table:table-cell office:value-type="float" office:value="52.757030082433" calcext:value-type="float">
            <text:p>52.757030082433</text:p>
          </table:table-cell>
        </table:table-row>
        <table:table-row table:style-name="ro1">
          <table:table-cell office:value-type="float" office:value="735.98" calcext:value-type="float">
            <text:p>735.98</text:p>
          </table:table-cell>
          <table:table-cell office:value-type="float" office:value="0.11867111" calcext:value-type="float">
            <text:p>0.11867111</text:p>
          </table:table-cell>
          <table:table-cell table:formula="of:=[.B725]/3.4847446" office:value-type="float" office:value="0.0340544641349039" calcext:value-type="float">
            <text:p>0.034054464134904</text:p>
          </table:table-cell>
          <table:table-cell office:value-type="float" office:value="52.877832153732" calcext:value-type="float">
            <text:p>52.87783215373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12424614" calcext:value-type="float">
            <text:p>0.12424614</text:p>
          </table:table-cell>
          <table:table-cell table:formula="of:=[.B726]/3.4847446" office:value-type="float" office:value="0.0356543030441887" calcext:value-type="float">
            <text:p>0.035654303044189</text:p>
          </table:table-cell>
          <table:table-cell office:value-type="float" office:value="53.004309361931" calcext:value-type="float">
            <text:p>53.004309361931</text:p>
          </table:table-cell>
        </table:table-row>
        <table:table-row table:style-name="ro1">
          <table:table-cell office:value-type="float" office:value="738.02" calcext:value-type="float">
            <text:p>738.02</text:p>
          </table:table-cell>
          <table:table-cell office:value-type="float" office:value="0.12887267" calcext:value-type="float">
            <text:p>0.12887267</text:p>
          </table:table-cell>
          <table:table-cell table:formula="of:=[.B727]/3.4847446" office:value-type="float" office:value="0.0369819555786097" calcext:value-type="float">
            <text:p>0.03698195557861</text:p>
          </table:table-cell>
          <table:table-cell office:value-type="float" office:value="53.135496181461" calcext:value-type="float">
            <text:p>53.135496181461</text:p>
          </table:table-cell>
        </table:table-row>
        <table:table-row table:style-name="ro1">
          <table:table-cell office:value-type="float" office:value="739.04" calcext:value-type="float">
            <text:p>739.04</text:p>
          </table:table-cell>
          <table:table-cell office:value-type="float" office:value="0.13240369" calcext:value-type="float">
            <text:p>0.13240369</text:p>
          </table:table-cell>
          <table:table-cell table:formula="of:=[.B728]/3.4847446" office:value-type="float" office:value="0.0379952350023012" calcext:value-type="float">
            <text:p>0.037995235002301</text:p>
          </table:table-cell>
          <table:table-cell office:value-type="float" office:value="53.270277426251" calcext:value-type="float">
            <text:p>53.270277426251</text:p>
          </table:table-cell>
        </table:table-row>
        <table:table-row table:style-name="ro1">
          <table:table-cell office:value-type="float" office:value="740.05" calcext:value-type="float">
            <text:p>740.05</text:p>
          </table:table-cell>
          <table:table-cell office:value-type="float" office:value="0.13486043" calcext:value-type="float">
            <text:p>0.13486043</text:p>
          </table:table-cell>
          <table:table-cell table:formula="of:=[.B729]/3.4847446" office:value-type="float" office:value="0.0387002335838328" calcext:value-type="float">
            <text:p>0.038700233583833</text:p>
          </table:table-cell>
          <table:table-cell office:value-type="float" office:value="53.407559522076" calcext:value-type="float">
            <text:p>53.407559522076</text:p>
          </table:table-cell>
        </table:table-row>
        <table:table-row table:style-name="ro1">
          <table:table-cell office:value-type="float" office:value="741.07" calcext:value-type="float">
            <text:p>741.07</text:p>
          </table:table-cell>
          <table:table-cell office:value-type="float" office:value="0.13642079" calcext:value-type="float">
            <text:p>0.13642079</text:p>
          </table:table-cell>
          <table:table-cell table:formula="of:=[.B730]/3.4847446" office:value-type="float" office:value="0.0391480024102771" calcext:value-type="float">
            <text:p>0.039148002410277</text:p>
          </table:table-cell>
          <table:table-cell office:value-type="float" office:value="53.546429996306" calcext:value-type="float">
            <text:p>53.546429996306</text:p>
          </table:table-cell>
        </table:table-row>
        <table:table-row table:style-name="ro1">
          <table:table-cell office:value-type="float" office:value="742.09" calcext:value-type="float">
            <text:p>742.09</text:p>
          </table:table-cell>
          <table:table-cell office:value-type="float" office:value="0.13738152" calcext:value-type="float">
            <text:p>0.13738152</text:p>
          </table:table-cell>
          <table:table-cell table:formula="of:=[.B731]/3.4847446" office:value-type="float" office:value="0.0394236983680239" calcext:value-type="float">
            <text:p>0.039423698368024</text:p>
          </table:table-cell>
          <table:table-cell office:value-type="float" office:value="53.686278452683" calcext:value-type="float">
            <text:p>53.686278452683</text:p>
          </table:table-cell>
        </table:table-row>
        <table:table-row table:style-name="ro1">
          <table:table-cell office:value-type="float" office:value="743.11" calcext:value-type="float">
            <text:p>743.11</text:p>
          </table:table-cell>
          <table:table-cell office:value-type="float" office:value="0.13810204" calcext:value-type="float">
            <text:p>0.13810204</text:p>
          </table:table-cell>
          <table:table-cell table:formula="of:=[.B732]/3.4847446" office:value-type="float" office:value="0.0396304624447944" calcext:value-type="float">
            <text:p>0.039630462444794</text:p>
          </table:table-cell>
          <table:table-cell office:value-type="float" office:value="53.826860368291" calcext:value-type="float">
            <text:p>53.826860368291</text:p>
          </table:table-cell>
        </table:table-row>
        <table:table-row table:style-name="ro1">
          <table:table-cell office:value-type="float" office:value="744.13" calcext:value-type="float">
            <text:p>744.13</text:p>
          </table:table-cell>
          <table:table-cell office:value-type="float" office:value="0.13893984" calcext:value-type="float">
            <text:p>0.13893984</text:p>
          </table:table-cell>
          <table:table-cell table:formula="of:=[.B733]/3.4847446" office:value-type="float" office:value="0.0398708817857125" calcext:value-type="float">
            <text:p>0.039870881785713</text:p>
          </table:table-cell>
          <table:table-cell office:value-type="float" office:value="53.968295132571" calcext:value-type="float">
            <text:p>53.968295132571</text:p>
          </table:table-cell>
        </table:table-row>
        <table:table-row table:style-name="ro1">
          <table:table-cell office:value-type="float" office:value="745.14" calcext:value-type="float">
            <text:p>745.14</text:p>
          </table:table-cell>
          <table:table-cell office:value-type="float" office:value="0.14018811" calcext:value-type="float">
            <text:p>0.14018811</text:p>
          </table:table-cell>
          <table:table-cell table:formula="of:=[.B734]/3.4847446" office:value-type="float" office:value="0.0402290916814965" calcext:value-type="float">
            <text:p>0.040229091681497</text:p>
          </table:table-cell>
          <table:table-cell office:value-type="float" office:value="54.111000577091" calcext:value-type="float">
            <text:p>54.111000577091</text:p>
          </table:table-cell>
        </table:table-row>
        <table:table-row table:style-name="ro1">
          <table:table-cell office:value-type="float" office:value="746.16" calcext:value-type="float">
            <text:p>746.16</text:p>
          </table:table-cell>
          <table:table-cell office:value-type="float" office:value="0.14202588" calcext:value-type="float">
            <text:p>0.14202588</text:p>
          </table:table-cell>
          <table:table-cell table:formula="of:=[.B735]/3.4847446" office:value-type="float" office:value="0.0407564674897552" calcext:value-type="float">
            <text:p>0.040756467489755</text:p>
          </table:table-cell>
          <table:table-cell office:value-type="float" office:value="54.255576790505" calcext:value-type="float">
            <text:p>54.255576790505</text:p>
          </table:table-cell>
        </table:table-row>
        <table:table-row table:style-name="ro1">
          <table:table-cell office:value-type="float" office:value="747.18" calcext:value-type="float">
            <text:p>747.18</text:p>
          </table:table-cell>
          <table:table-cell office:value-type="float" office:value="0.14448974" calcext:value-type="float">
            <text:p>0.14448974</text:p>
          </table:table-cell>
          <table:table-cell table:formula="of:=[.B736]/3.4847446" office:value-type="float" office:value="0.04146350926263" calcext:value-type="float">
            <text:p>0.04146350926263</text:p>
          </table:table-cell>
          <table:table-cell office:value-type="float" office:value="54.4026611098" calcext:value-type="float">
            <text:p>54.4026611098</text:p>
          </table:table-cell>
        </table:table-row>
        <table:table-row table:style-name="ro1">
          <table:table-cell office:value-type="float" office:value="748.2" calcext:value-type="float">
            <text:p>748.2</text:p>
          </table:table-cell>
          <table:table-cell office:value-type="float" office:value="0.14747304" calcext:value-type="float">
            <text:p>0.14747304</text:p>
          </table:table-cell>
          <table:table-cell table:formula="of:=[.B737]/3.4847446" office:value-type="float" office:value="0.0423196121747344" calcext:value-type="float">
            <text:p>0.042319612174734</text:p>
          </table:table-cell>
          <table:table-cell office:value-type="float" office:value="54.552782304479" calcext:value-type="float">
            <text:p>54.552782304479</text:p>
          </table:table-cell>
        </table:table-row>
        <table:table-row table:style-name="ro1">
          <table:table-cell office:value-type="float" office:value="749.22" calcext:value-type="float">
            <text:p>749.22</text:p>
          </table:table-cell>
          <table:table-cell office:value-type="float" office:value="0.15075406" calcext:value-type="float">
            <text:p>0.15075406</text:p>
          </table:table-cell>
          <table:table-cell table:formula="of:=[.B738]/3.4847446" office:value-type="float" office:value="0.0432611503293527" calcext:value-type="float">
            <text:p>0.043261150329353</text:p>
          </table:table-cell>
          <table:table-cell office:value-type="float" office:value="54.706243430034" calcext:value-type="float">
            <text:p>54.706243430034</text:p>
          </table:table-cell>
        </table:table-row>
        <table:table-row table:style-name="ro1">
          <table:table-cell office:value-type="float" office:value="750.23" calcext:value-type="float">
            <text:p>750.23</text:p>
          </table:table-cell>
          <table:table-cell office:value-type="float" office:value="0.15404869" calcext:value-type="float">
            <text:p>0.15404869</text:p>
          </table:table-cell>
          <table:table-cell table:formula="of:=[.B739]/3.4847446" office:value-type="float" office:value="0.0442065940786593" calcext:value-type="float">
            <text:p>0.044206594078659</text:p>
          </table:table-cell>
          <table:table-cell office:value-type="float" office:value="54.863058344743" calcext:value-type="float">
            <text:p>54.863058344743</text:p>
          </table:table-cell>
        </table:table-row>
        <table:table-row table:style-name="ro1">
          <table:table-cell office:value-type="float" office:value="751.25" calcext:value-type="float">
            <text:p>751.25</text:p>
          </table:table-cell>
          <table:table-cell office:value-type="float" office:value="0.15707739" calcext:value-type="float">
            <text:p>0.15707739</text:p>
          </table:table-cell>
          <table:table-cell table:formula="of:=[.B740]/3.4847446" office:value-type="float" office:value="0.0450757252052274" calcext:value-type="float">
            <text:p>0.045075725205227</text:p>
          </table:table-cell>
          <table:table-cell office:value-type="float" office:value="55.022956351997" calcext:value-type="float">
            <text:p>55.022956351997</text:p>
          </table:table-cell>
        </table:table-row>
        <table:table-row table:style-name="ro1">
          <table:table-cell office:value-type="float" office:value="752.27" calcext:value-type="float">
            <text:p>752.27</text:p>
          </table:table-cell>
          <table:table-cell office:value-type="float" office:value="0.1596316" calcext:value-type="float">
            <text:p>0.1596316</text:p>
          </table:table-cell>
          <table:table-cell table:formula="of:=[.B741]/3.4847446" office:value-type="float" office:value="0.0458086942727453" calcext:value-type="float">
            <text:p>0.045808694272745</text:p>
          </table:table-cell>
          <table:table-cell office:value-type="float" office:value="55.185454434385" calcext:value-type="float">
            <text:p>55.185454434385</text:p>
          </table:table-cell>
        </table:table-row>
        <table:table-row table:style-name="ro1">
          <table:table-cell office:value-type="float" office:value="753.29" calcext:value-type="float">
            <text:p>753.29</text:p>
          </table:table-cell>
          <table:table-cell office:value-type="float" office:value="0.16162365" calcext:value-type="float">
            <text:p>0.16162365</text:p>
          </table:table-cell>
          <table:table-cell table:formula="of:=[.B742]/3.4847446" office:value-type="float" office:value="0.0463803430529744" calcext:value-type="float">
            <text:p>0.046380343052974</text:p>
          </table:table-cell>
          <table:table-cell office:value-type="float" office:value="55.349980330865" calcext:value-type="float">
            <text:p>55.349980330865</text:p>
          </table:table-cell>
        </table:table-row>
        <table:table-row table:style-name="ro1">
          <table:table-cell office:value-type="float" office:value="754.31" calcext:value-type="float">
            <text:p>754.31</text:p>
          </table:table-cell>
          <table:table-cell office:value-type="float" office:value="0.16310725" calcext:value-type="float">
            <text:p>0.16310725</text:p>
          </table:table-cell>
          <table:table-cell table:formula="of:=[.B743]/3.4847446" office:value-type="float" office:value="0.0468060844401624" calcext:value-type="float">
            <text:p>0.046806084440163</text:p>
          </table:table-cell>
          <table:table-cell office:value-type="float" office:value="55.516016469103" calcext:value-type="float">
            <text:p>55.516016469103</text:p>
          </table:table-cell>
        </table:table-row>
        <table:table-row table:style-name="ro1">
          <table:table-cell office:value-type="float" office:value="755.32" calcext:value-type="float">
            <text:p>755.32</text:p>
          </table:table-cell>
          <table:table-cell office:value-type="float" office:value="0.16426232" calcext:value-type="float">
            <text:p>0.16426232</text:p>
          </table:table-cell>
          <table:table-cell table:formula="of:=[.B744]/3.4847446" office:value-type="float" office:value="0.047137549190836" calcext:value-type="float">
            <text:p>0.047137549190836</text:p>
          </table:table-cell>
          <table:table-cell office:value-type="float" office:value="55.683228425762" calcext:value-type="float">
            <text:p>55.683228425762</text:p>
          </table:table-cell>
        </table:table-row>
        <table:table-row table:style-name="ro1">
          <table:table-cell office:value-type="float" office:value="756.34" calcext:value-type="float">
            <text:p>756.34</text:p>
          </table:table-cell>
          <table:table-cell office:value-type="float" office:value="0.16534694" calcext:value-type="float">
            <text:p>0.16534694</text:p>
          </table:table-cell>
          <table:table-cell table:formula="of:=[.B745]/3.4847446" office:value-type="float" office:value="0.0474487972518847" calcext:value-type="float">
            <text:p>0.047448797251885</text:p>
          </table:table-cell>
          <table:table-cell office:value-type="float" office:value="55.851544476103" calcext:value-type="float">
            <text:p>55.851544476103</text:p>
          </table:table-cell>
        </table:table-row>
        <table:table-row table:style-name="ro1">
          <table:table-cell office:value-type="float" office:value="757.36" calcext:value-type="float">
            <text:p>757.36</text:p>
          </table:table-cell>
          <table:table-cell office:value-type="float" office:value="0.1666281" calcext:value-type="float">
            <text:p>0.1666281</text:p>
          </table:table-cell>
          <table:table-cell table:formula="of:=[.B746]/3.4847446" office:value-type="float" office:value="0.047816445429028" calcext:value-type="float">
            <text:p>0.047816445429028</text:p>
          </table:table-cell>
          <table:table-cell office:value-type="float" office:value="56.021164696503" calcext:value-type="float">
            <text:p>56.021164696503</text:p>
          </table:table-cell>
        </table:table-row>
        <table:table-row table:style-name="ro1">
          <table:table-cell office:value-type="float" office:value="758.38" calcext:value-type="float">
            <text:p>758.38</text:p>
          </table:table-cell>
          <table:table-cell office:value-type="float" office:value="0.16830907" calcext:value-type="float">
            <text:p>0.16830907</text:p>
          </table:table-cell>
          <table:table-cell table:formula="of:=[.B747]/3.4847446" office:value-type="float" office:value="0.0482988251133239" calcext:value-type="float">
            <text:p>0.048298825113324</text:p>
          </table:table-cell>
          <table:table-cell office:value-type="float" office:value="56.192496068641" calcext:value-type="float">
            <text:p>56.192496068641</text:p>
          </table:table-cell>
        </table:table-row>
        <table:table-row table:style-name="ro1">
          <table:table-cell office:value-type="float" office:value="759.4" calcext:value-type="float">
            <text:p>759.4</text:p>
          </table:table-cell>
          <table:table-cell office:value-type="float" office:value="0.17047198" calcext:value-type="float">
            <text:p>0.17047198</text:p>
          </table:table-cell>
          <table:table-cell table:formula="of:=[.B748]/3.4847446" office:value-type="float" office:value="0.0489195047464885" calcext:value-type="float">
            <text:p>0.048919504746489</text:p>
          </table:table-cell>
          <table:table-cell office:value-type="float" office:value="56.366029186162" calcext:value-type="float">
            <text:p>56.366029186162</text:p>
          </table:table-cell>
        </table:table-row>
        <table:table-row table:style-name="ro1">
          <table:table-cell office:value-type="float" office:value="760.41" calcext:value-type="float">
            <text:p>760.41</text:p>
          </table:table-cell>
          <table:table-cell office:value-type="float" office:value="0.17305041" calcext:value-type="float">
            <text:p>0.17305041</text:p>
          </table:table-cell>
          <table:table-cell table:formula="of:=[.B749]/3.4847446" office:value-type="float" office:value="0.0496594241081542" calcext:value-type="float">
            <text:p>0.049659424108154</text:p>
          </table:table-cell>
          <table:table-cell office:value-type="float" office:value="56.542187040236" calcext:value-type="float">
            <text:p>56.542187040236</text:p>
          </table:table-cell>
        </table:table-row>
        <table:table-row table:style-name="ro1">
          <table:table-cell office:value-type="float" office:value="761.43" calcext:value-type="float">
            <text:p>761.43</text:p>
          </table:table-cell>
          <table:table-cell office:value-type="float" office:value="0.17583818" calcext:value-type="float">
            <text:p>0.17583818</text:p>
          </table:table-cell>
          <table:table-cell table:formula="of:=[.B750]/3.4847446" office:value-type="float" office:value="0.050459416738891" calcext:value-type="float">
            <text:p>0.050459416738891</text:p>
          </table:table-cell>
          <table:table-cell office:value-type="float" office:value="56.721182717799" calcext:value-type="float">
            <text:p>56.721182717799</text:p>
          </table:table-cell>
        </table:table-row>
        <table:table-row table:style-name="ro1">
          <table:table-cell office:value-type="float" office:value="762.45" calcext:value-type="float">
            <text:p>762.45</text:p>
          </table:table-cell>
          <table:table-cell office:value-type="float" office:value="0.1785305" calcext:value-type="float">
            <text:p>0.1785305</text:p>
          </table:table-cell>
          <table:table-cell table:formula="of:=[.B751]/3.4847446" office:value-type="float" office:value="0.0512320185530957" calcext:value-type="float">
            <text:p>0.051232018553096</text:p>
          </table:table-cell>
          <table:table-cell office:value-type="float" office:value="56.902919061103" calcext:value-type="float">
            <text:p>56.902919061103</text:p>
          </table:table-cell>
        </table:table-row>
        <table:table-row table:style-name="ro1">
          <table:table-cell office:value-type="float" office:value="763.47" calcext:value-type="float">
            <text:p>763.47</text:p>
          </table:table-cell>
          <table:table-cell office:value-type="float" office:value="0.18078559" calcext:value-type="float">
            <text:p>0.18078559</text:p>
          </table:table-cell>
          <table:table-cell table:formula="of:=[.B752]/3.4847446" office:value-type="float" office:value="0.0518791506269929" calcext:value-type="float">
            <text:p>0.051879150626993</text:p>
          </table:table-cell>
          <table:table-cell office:value-type="float" office:value="57.086950985432" calcext:value-type="float">
            <text:p>57.086950985432</text:p>
          </table:table-cell>
        </table:table-row>
        <table:table-row table:style-name="ro1">
          <table:table-cell office:value-type="float" office:value="764.49" calcext:value-type="float">
            <text:p>764.49</text:p>
          </table:table-cell>
          <table:table-cell office:value-type="float" office:value="0.18229016" calcext:value-type="float">
            <text:p>0.18229016</text:p>
          </table:table-cell>
          <table:table-cell table:formula="of:=[.B753]/3.4847446" office:value-type="float" office:value="0.0523109096718308" calcext:value-type="float">
            <text:p>0.052310909671831</text:p>
          </table:table-cell>
          <table:table-cell office:value-type="float" office:value="57.27251449719" calcext:value-type="float">
            <text:p>57.27251449719</text:p>
          </table:table-cell>
        </table:table-row>
        <table:table-row table:style-name="ro1">
          <table:table-cell office:value-type="float" office:value="765.5" calcext:value-type="float">
            <text:p>765.5</text:p>
          </table:table-cell>
          <table:table-cell office:value-type="float" office:value="0.1828137" calcext:value-type="float">
            <text:p>0.1828137</text:p>
          </table:table-cell>
          <table:table-cell table:formula="of:=[.B754]/3.4847446" office:value-type="float" office:value="0.0524611473678731" calcext:value-type="float">
            <text:p>0.052461147367873</text:p>
          </table:table-cell>
          <table:table-cell office:value-type="float" office:value="57.45861095729" calcext:value-type="float">
            <text:p>57.45861095729</text:p>
          </table:table-cell>
        </table:table-row>
        <table:table-row table:style-name="ro1">
          <table:table-cell office:value-type="float" office:value="766.52" calcext:value-type="float">
            <text:p>766.52</text:p>
          </table:table-cell>
          <table:table-cell office:value-type="float" office:value="0.18224202" calcext:value-type="float">
            <text:p>0.18224202</text:p>
          </table:table-cell>
          <table:table-cell table:formula="of:=[.B755]/3.4847446" office:value-type="float" office:value="0.052297095173058" calcext:value-type="float">
            <text:p>0.052297095173058</text:p>
          </table:table-cell>
          <table:table-cell office:value-type="float" office:value="57.644125474356" calcext:value-type="float">
            <text:p>57.644125474356</text:p>
          </table:table-cell>
        </table:table-row>
        <table:table-row table:style-name="ro1">
          <table:table-cell office:value-type="float" office:value="767.54" calcext:value-type="float">
            <text:p>767.54</text:p>
          </table:table-cell>
          <table:table-cell office:value-type="float" office:value="0.18058838" calcext:value-type="float">
            <text:p>0.18058838</text:p>
          </table:table-cell>
          <table:table-cell table:formula="of:=[.B756]/3.4847446" office:value-type="float" office:value="0.0518225582442972" calcext:value-type="float">
            <text:p>0.051822558244297</text:p>
          </table:table-cell>
          <table:table-cell office:value-type="float" office:value="57.827956652497" calcext:value-type="float">
            <text:p>57.827956652497</text:p>
          </table:table-cell>
        </table:table-row>
        <table:table-row table:style-name="ro1">
          <table:table-cell office:value-type="float" office:value="768.56" calcext:value-type="float">
            <text:p>768.56</text:p>
          </table:table-cell>
          <table:table-cell office:value-type="float" office:value="0.17798737" calcext:value-type="float">
            <text:p>0.17798737</text:p>
          </table:table-cell>
          <table:table-cell table:formula="of:=[.B757]/3.4847446" office:value-type="float" office:value="0.0510761592112088" calcext:value-type="float">
            <text:p>0.051076159211209</text:p>
          </table:table-cell>
          <table:table-cell office:value-type="float" office:value="58.009140119326" calcext:value-type="float">
            <text:p>58.009140119326</text:p>
          </table:table-cell>
        </table:table-row>
        <table:table-row table:style-name="ro1">
          <table:table-cell office:value-type="float" office:value="769.58" calcext:value-type="float">
            <text:p>769.58</text:p>
          </table:table-cell>
          <table:table-cell office:value-type="float" office:value="0.17467962" calcext:value-type="float">
            <text:p>0.17467962</text:p>
          </table:table-cell>
          <table:table-cell table:formula="of:=[.B758]/3.4847446" office:value-type="float" office:value="0.0501269504801012" calcext:value-type="float">
            <text:p>0.050126950480101</text:p>
          </table:table-cell>
          <table:table-cell office:value-type="float" office:value="58.186956429823" calcext:value-type="float">
            <text:p>58.186956429823</text:p>
          </table:table-cell>
        </table:table-row>
        <table:table-row table:style-name="ro1">
          <table:table-cell office:value-type="float" office:value="770.59" calcext:value-type="float">
            <text:p>770.59</text:p>
          </table:table-cell>
          <table:table-cell office:value-type="float" office:value="0.17099328" calcext:value-type="float">
            <text:p>0.17099328</text:p>
          </table:table-cell>
          <table:table-cell table:formula="of:=[.B759]/3.4847446" office:value-type="float" office:value="0.0490690996407599" calcext:value-type="float">
            <text:p>0.04906909964076</text:p>
          </table:table-cell>
          <table:table-cell office:value-type="float" office:value="58.361020205755" calcext:value-type="float">
            <text:p>58.361020205755</text:p>
          </table:table-cell>
        </table:table-row>
        <table:table-row table:style-name="ro1">
          <table:table-cell office:value-type="float" office:value="771.61" calcext:value-type="float">
            <text:p>771.61</text:p>
          </table:table-cell>
          <table:table-cell office:value-type="float" office:value="0.16732338" calcext:value-type="float">
            <text:p>0.16732338</text:p>
          </table:table-cell>
          <table:table-cell table:formula="of:=[.B760]/3.4847446" office:value-type="float" office:value="0.0480159665072729" calcext:value-type="float">
            <text:p>0.048015966507273</text:p>
          </table:table-cell>
          <table:table-cell office:value-type="float" office:value="58.53134818853" calcext:value-type="float">
            <text:p>58.53134818853</text:p>
          </table:table-cell>
        </table:table-row>
        <table:table-row table:style-name="ro1">
          <table:table-cell office:value-type="float" office:value="772.63" calcext:value-type="float">
            <text:p>772.63</text:p>
          </table:table-cell>
          <table:table-cell office:value-type="float" office:value="0.16410395" calcext:value-type="float">
            <text:p>0.16410395</text:p>
          </table:table-cell>
          <table:table-cell table:formula="of:=[.B761]/3.4847446" office:value-type="float" office:value="0.0470921025317035" calcext:value-type="float">
            <text:p>0.047092102531704</text:p>
          </table:table-cell>
          <table:table-cell office:value-type="float" office:value="58.69839892718" calcext:value-type="float">
            <text:p>58.69839892718</text:p>
          </table:table-cell>
        </table:table-row>
        <table:table-row table:style-name="ro1">
          <table:table-cell office:value-type="float" office:value="773.65" calcext:value-type="float">
            <text:p>773.65</text:p>
          </table:table-cell>
          <table:table-cell office:value-type="float" office:value="0.16176576" calcext:value-type="float">
            <text:p>0.16176576</text:p>
          </table:table-cell>
          <table:table-cell table:formula="of:=[.B762]/3.4847446" office:value-type="float" office:value="0.0464211236599664" calcext:value-type="float">
            <text:p>0.046421123659966</text:p>
          </table:table-cell>
          <table:table-cell office:value-type="float" office:value="58.863069487718" calcext:value-type="float">
            <text:p>58.863069487718</text:p>
          </table:table-cell>
        </table:table-row>
        <table:table-row table:style-name="ro1">
          <table:table-cell office:value-type="float" office:value="774.67" calcext:value-type="float">
            <text:p>774.67</text:p>
          </table:table-cell>
          <table:table-cell office:value-type="float" office:value="0.16067597" calcext:value-type="float">
            <text:p>0.16067597</text:p>
          </table:table-cell>
          <table:table-cell table:formula="of:=[.B763]/3.4847446" office:value-type="float" office:value="0.0461083919894732" calcext:value-type="float">
            <text:p>0.046108391989473</text:p>
          </table:table-cell>
          <table:table-cell office:value-type="float" office:value="59.026630696711" calcext:value-type="float">
            <text:p>59.026630696711</text:p>
          </table:table-cell>
        </table:table-row>
        <table:table-row table:style-name="ro1">
          <table:table-cell office:value-type="float" office:value="775.68" calcext:value-type="float">
            <text:p>775.68</text:p>
          </table:table-cell>
          <table:table-cell office:value-type="float" office:value="0.16106468" calcext:value-type="float">
            <text:p>0.16106468</text:p>
          </table:table-cell>
          <table:table-cell table:formula="of:=[.B764]/3.4847446" office:value-type="float" office:value="0.046219938184279" calcext:value-type="float">
            <text:p>0.046219938184279</text:p>
          </table:table-cell>
          <table:table-cell office:value-type="float" office:value="59.190587592392" calcext:value-type="float">
            <text:p>59.190587592392</text:p>
          </table:table-cell>
        </table:table-row>
        <table:table-row table:style-name="ro1">
          <table:table-cell office:value-type="float" office:value="776.7" calcext:value-type="float">
            <text:p>776.7</text:p>
          </table:table-cell>
          <table:table-cell office:value-type="float" office:value="0.16295444" calcext:value-type="float">
            <text:p>0.16295444</text:p>
          </table:table-cell>
          <table:table-cell table:formula="of:=[.B765]/3.4847446" office:value-type="float" office:value="0.0467622333068541" calcext:value-type="float">
            <text:p>0.046762233306854</text:p>
          </table:table-cell>
          <table:table-cell office:value-type="float" office:value="59.356468179701" calcext:value-type="float">
            <text:p>59.356468179701</text:p>
          </table:table-cell>
        </table:table-row>
        <table:table-row table:style-name="ro1">
          <table:table-cell office:value-type="float" office:value="777.72" calcext:value-type="float">
            <text:p>777.72</text:p>
          </table:table-cell>
          <table:table-cell office:value-type="float" office:value="0.16611703" calcext:value-type="float">
            <text:p>0.16611703</text:p>
          </table:table-cell>
          <table:table-cell table:formula="of:=[.B766]/3.4847446" office:value-type="float" office:value="0.047669786187487" calcext:value-type="float">
            <text:p>0.047669786187487</text:p>
          </table:table-cell>
          <table:table-cell office:value-type="float" office:value="59.525568147906" calcext:value-type="float">
            <text:p>59.525568147906</text:p>
          </table:table-cell>
        </table:table-row>
        <table:table-row table:style-name="ro1">
          <table:table-cell office:value-type="float" office:value="778.74" calcext:value-type="float">
            <text:p>778.74</text:p>
          </table:table-cell>
          <table:table-cell office:value-type="float" office:value="0.17008136" calcext:value-type="float">
            <text:p>0.17008136</text:p>
          </table:table-cell>
          <table:table-cell table:formula="of:=[.B767]/3.4847446" office:value-type="float" office:value="0.048807410448387" calcext:value-type="float">
            <text:p>0.048807410448387</text:p>
          </table:table-cell>
          <table:table-cell office:value-type="float" office:value="59.698703637824" calcext:value-type="float">
            <text:p>59.698703637824</text:p>
          </table:table-cell>
        </table:table-row>
        <table:table-row table:style-name="ro1">
          <table:table-cell office:value-type="float" office:value="779.75" calcext:value-type="float">
            <text:p>779.75</text:p>
          </table:table-cell>
          <table:table-cell office:value-type="float" office:value="0.1742059" calcext:value-type="float">
            <text:p>0.1742059</text:p>
          </table:table-cell>
          <table:table-cell table:formula="of:=[.B768]/3.4847446" office:value-type="float" office:value="0.0499910093841597" calcext:value-type="float">
            <text:p>0.04999100938416</text:p>
          </table:table-cell>
          <table:table-cell office:value-type="float" office:value="59.876037721749" calcext:value-type="float">
            <text:p>59.876037721749</text:p>
          </table:table-cell>
        </table:table-row>
        <table:table-row table:style-name="ro1">
          <table:table-cell office:value-type="float" office:value="780.77" calcext:value-type="float">
            <text:p>780.77</text:p>
          </table:table-cell>
          <table:table-cell office:value-type="float" office:value="0.17780957" calcext:value-type="float">
            <text:p>0.17780957</text:p>
          </table:table-cell>
          <table:table-cell table:formula="of:=[.B769]/3.4847446" office:value-type="float" office:value="0.0510251368206439" calcext:value-type="float">
            <text:p>0.051025136820644</text:p>
          </table:table-cell>
          <table:table-cell office:value-type="float" office:value="60.057040195098" calcext:value-type="float">
            <text:p>60.057040195098</text:p>
          </table:table-cell>
        </table:table-row>
        <table:table-row table:style-name="ro1">
          <table:table-cell office:value-type="float" office:value="781.79" calcext:value-type="float">
            <text:p>781.79</text:p>
          </table:table-cell>
          <table:table-cell office:value-type="float" office:value="0.18033361" calcext:value-type="float">
            <text:p>0.18033361</text:p>
          </table:table-cell>
          <table:table-cell table:formula="of:=[.B770]/3.4847446" office:value-type="float" office:value="0.05174944815181" calcext:value-type="float">
            <text:p>0.05174944815181</text:p>
          </table:table-cell>
          <table:table-cell office:value-type="float" office:value="60.240612029396" calcext:value-type="float">
            <text:p>60.240612029396</text:p>
          </table:table-cell>
        </table:table-row>
        <table:table-row table:style-name="ro1">
          <table:table-cell office:value-type="float" office:value="782.81" calcext:value-type="float">
            <text:p>782.81</text:p>
          </table:table-cell>
          <table:table-cell office:value-type="float" office:value="0.18149037" calcext:value-type="float">
            <text:p>0.18149037</text:p>
          </table:table-cell>
          <table:table-cell table:formula="of:=[.B771]/3.4847446" office:value-type="float" office:value="0.0520813978734625" calcext:value-type="float">
            <text:p>0.052081397873463</text:p>
          </table:table-cell>
          <table:table-cell office:value-type="float" office:value="60.425361389667" calcext:value-type="float">
            <text:p>60.425361389667</text:p>
          </table:table-cell>
        </table:table-row>
        <table:table-row table:style-name="ro1">
          <table:table-cell office:value-type="float" office:value="783.83" calcext:value-type="float">
            <text:p>783.83</text:p>
          </table:table-cell>
          <table:table-cell office:value-type="float" office:value="0.18135303" calcext:value-type="float">
            <text:p>0.18135303</text:p>
          </table:table-cell>
          <table:table-cell table:formula="of:=[.B772]/3.4847446" office:value-type="float" office:value="0.0520419860898845" calcext:value-type="float">
            <text:p>0.052041986089885</text:p>
          </table:table-cell>
          <table:table-cell office:value-type="float" office:value="60.60997094544" calcext:value-type="float">
            <text:p>60.60997094544</text:p>
          </table:table-cell>
        </table:table-row>
        <table:table-row table:style-name="ro1">
          <table:table-cell office:value-type="float" office:value="784.84" calcext:value-type="float">
            <text:p>784.84</text:p>
          </table:table-cell>
          <table:table-cell office:value-type="float" office:value="0.18035334" calcext:value-type="float">
            <text:p>0.18035334</text:p>
          </table:table-cell>
          <table:table-cell table:formula="of:=[.B773]/3.4847446" office:value-type="float" office:value="0.0517551099727653" calcext:value-type="float">
            <text:p>0.051755109972765</text:p>
          </table:table-cell>
          <table:table-cell office:value-type="float" office:value="60.793562867559" calcext:value-type="float">
            <text:p>60.793562867559</text:p>
          </table:table-cell>
        </table:table-row>
        <table:table-row table:style-name="ro1">
          <table:table-cell office:value-type="float" office:value="785.86" calcext:value-type="float">
            <text:p>785.86</text:p>
          </table:table-cell>
          <table:table-cell office:value-type="float" office:value="0.17918142" calcext:value-type="float">
            <text:p>0.17918142</text:p>
          </table:table-cell>
          <table:table-cell table:formula="of:=[.B774]/3.4847446" office:value-type="float" office:value="0.0514188098605562" calcext:value-type="float">
            <text:p>0.051418809860556</text:p>
          </table:table-cell>
          <table:table-cell office:value-type="float" office:value="60.975961819047" calcext:value-type="float">
            <text:p>60.975961819047</text:p>
          </table:table-cell>
        </table:table-row>
        <table:table-row table:style-name="ro1">
          <table:table-cell office:value-type="float" office:value="786.88" calcext:value-type="float">
            <text:p>786.88</text:p>
          </table:table-cell>
          <table:table-cell office:value-type="float" office:value="0.1786129" calcext:value-type="float">
            <text:p>0.1786129</text:p>
          </table:table-cell>
          <table:table-cell table:formula="of:=[.B775]/3.4847446" office:value-type="float" office:value="0.0512556644753822" calcext:value-type="float">
            <text:p>0.051255664475382</text:p>
          </table:table-cell>
          <table:table-cell office:value-type="float" office:value="61.157782043642" calcext:value-type="float">
            <text:p>61.157782043642</text:p>
          </table:table-cell>
        </table:table-row>
        <table:table-row table:style-name="ro1">
          <table:table-cell office:value-type="float" office:value="787.9" calcext:value-type="float">
            <text:p>787.9</text:p>
          </table:table-cell>
          <table:table-cell office:value-type="float" office:value="0.17931361" calcext:value-type="float">
            <text:p>0.17931361</text:p>
          </table:table-cell>
          <table:table-cell table:formula="of:=[.B776]/3.4847446" office:value-type="float" office:value="0.0514567437739914" calcext:value-type="float">
            <text:p>0.051456743773991</text:p>
          </table:table-cell>
          <table:table-cell office:value-type="float" office:value="61.340315558818" calcext:value-type="float">
            <text:p>61.340315558818</text:p>
          </table:table-cell>
        </table:table-row>
        <table:table-row table:style-name="ro1">
          <table:table-cell office:value-type="float" office:value="788.92" calcext:value-type="float">
            <text:p>788.92</text:p>
          </table:table-cell>
          <table:table-cell office:value-type="float" office:value="0.18168011" calcext:value-type="float">
            <text:p>0.18168011</text:p>
          </table:table-cell>
          <table:table-cell table:formula="of:=[.B777]/3.4847446" office:value-type="float" office:value="0.0521358466270383" calcext:value-type="float">
            <text:p>0.052135846627038</text:p>
          </table:table-cell>
          <table:table-cell office:value-type="float" office:value="61.525258068422" calcext:value-type="float">
            <text:p>61.525258068422</text:p>
          </table:table-cell>
        </table:table-row>
        <table:table-row table:style-name="ro1">
          <table:table-cell office:value-type="float" office:value="789.93" calcext:value-type="float">
            <text:p>789.93</text:p>
          </table:table-cell>
          <table:table-cell office:value-type="float" office:value="0.18576341" calcext:value-type="float">
            <text:p>0.18576341</text:p>
          </table:table-cell>
          <table:table-cell table:formula="of:=[.B778]/3.4847446" office:value-type="float" office:value="0.0533076111230648" calcext:value-type="float">
            <text:p>0.053307611123065</text:p>
          </table:table-cell>
          <table:table-cell office:value-type="float" office:value="61.714357207646" calcext:value-type="float">
            <text:p>61.714357207646</text:p>
          </table:table-cell>
        </table:table-row>
        <table:table-row table:style-name="ro1">
          <table:table-cell office:value-type="float" office:value="790.95" calcext:value-type="float">
            <text:p>790.95</text:p>
          </table:table-cell>
          <table:table-cell office:value-type="float" office:value="0.19129518" calcext:value-type="float">
            <text:p>0.19129518</text:p>
          </table:table-cell>
          <table:table-cell table:formula="of:=[.B779]/3.4847446" office:value-type="float" office:value="0.0548950359231491" calcext:value-type="float">
            <text:p>0.054895035923149</text:p>
          </table:table-cell>
          <table:table-cell office:value-type="float" office:value="61.909087442603" calcext:value-type="float">
            <text:p>61.909087442603</text:p>
          </table:table-cell>
        </table:table-row>
        <table:table-row table:style-name="ro1">
          <table:table-cell office:value-type="float" office:value="791.97" calcext:value-type="float">
            <text:p>791.97</text:p>
          </table:table-cell>
          <table:table-cell office:value-type="float" office:value="0.19780139" calcext:value-type="float">
            <text:p>0.19780139</text:p>
          </table:table-cell>
          <table:table-cell table:formula="of:=[.B780]/3.4847446" office:value-type="float" office:value="0.0567620909721763" calcext:value-type="float">
            <text:p>0.056762090972176</text:p>
          </table:table-cell>
          <table:table-cell office:value-type="float" office:value="62.110440724015" calcext:value-type="float">
            <text:p>62.110440724015</text:p>
          </table:table-cell>
        </table:table-row>
        <table:table-row table:style-name="ro1">
          <table:table-cell office:value-type="float" office:value="792.99" calcext:value-type="float">
            <text:p>792.99</text:p>
          </table:table-cell>
          <table:table-cell office:value-type="float" office:value="0.20476027" calcext:value-type="float">
            <text:p>0.20476027</text:p>
          </table:table-cell>
          <table:table-cell table:formula="of:=[.B781]/3.4847446" office:value-type="float" office:value="0.0587590465022889" calcext:value-type="float">
            <text:p>0.058759046502289</text:p>
          </table:table-cell>
          <table:table-cell office:value-type="float" office:value="62.3188778462" calcext:value-type="float">
            <text:p>62.3188778462</text:p>
          </table:table-cell>
        </table:table-row>
        <table:table-row table:style-name="ro1">
          <table:table-cell office:value-type="float" office:value="794.01" calcext:value-type="float">
            <text:p>794.01</text:p>
          </table:table-cell>
          <table:table-cell office:value-type="float" office:value="0.21174859" calcext:value-type="float">
            <text:p>0.21174859</text:p>
          </table:table-cell>
          <table:table-cell table:formula="of:=[.B782]/3.4847446" office:value-type="float" office:value="0.0607644502842475" calcext:value-type="float">
            <text:p>0.060764450284248</text:p>
          </table:table-cell>
          <table:table-cell office:value-type="float" office:value="62.534428770128" calcext:value-type="float">
            <text:p>62.534428770128</text:p>
          </table:table-cell>
        </table:table-row>
        <table:table-row table:style-name="ro1">
          <table:table-cell office:value-type="float" office:value="795.02" calcext:value-type="float">
            <text:p>795.02</text:p>
          </table:table-cell>
          <table:table-cell office:value-type="float" office:value="0.21852855" calcext:value-type="float">
            <text:p>0.21852855</text:p>
          </table:table-cell>
          <table:table-cell table:formula="of:=[.B783]/3.4847446" office:value-type="float" office:value="0.0627100620229098" calcext:value-type="float">
            <text:p>0.06271006202291</text:p>
          </table:table-cell>
          <table:table-cell office:value-type="float" office:value="62.75688140716" calcext:value-type="float">
            <text:p>62.75688140716</text:p>
          </table:table-cell>
        </table:table-row>
        <table:table-row table:style-name="ro1">
          <table:table-cell office:value-type="float" office:value="796.04" calcext:value-type="float">
            <text:p>796.04</text:p>
          </table:table-cell>
          <table:table-cell office:value-type="float" office:value="0.22505172" calcext:value-type="float">
            <text:p>0.22505172</text:p>
          </table:table-cell>
          <table:table-cell table:formula="of:=[.B784]/3.4847446" office:value-type="float" office:value="0.0645819839996308" calcext:value-type="float">
            <text:p>0.064581983999631</text:p>
          </table:table-cell>
          <table:table-cell office:value-type="float" office:value="62.985974343901" calcext:value-type="float">
            <text:p>62.985974343901</text:p>
          </table:table-cell>
        </table:table-row>
        <table:table-row table:style-name="ro1">
          <table:table-cell office:value-type="float" office:value="797.06" calcext:value-type="float">
            <text:p>797.06</text:p>
          </table:table-cell>
          <table:table-cell office:value-type="float" office:value="0.23138743" calcext:value-type="float">
            <text:p>0.23138743</text:p>
          </table:table-cell>
          <table:table-cell table:formula="of:=[.B785]/3.4847446" office:value-type="float" office:value="0.06640011150315" calcext:value-type="float">
            <text:p>0.06640011150315</text:p>
          </table:table-cell>
          <table:table-cell office:value-type="float" office:value="63.221516762244" calcext:value-type="float">
            <text:p>63.221516762244</text:p>
          </table:table-cell>
        </table:table-row>
        <table:table-row table:style-name="ro1">
          <table:table-cell office:value-type="float" office:value="798.08" calcext:value-type="float">
            <text:p>798.08</text:p>
          </table:table-cell>
          <table:table-cell office:value-type="float" office:value="0.23761004" calcext:value-type="float">
            <text:p>0.23761004</text:p>
          </table:table-cell>
          <table:table-cell table:formula="of:=[.B786]/3.4847446" office:value-type="float" office:value="0.0681857832565405" calcext:value-type="float">
            <text:p>0.068185783256541</text:p>
          </table:table-cell>
          <table:table-cell office:value-type="float" office:value="63.46339352906" calcext:value-type="float">
            <text:p>63.46339352906</text:p>
          </table:table-cell>
        </table:table-row>
        <table:table-row table:style-name="ro1">
          <table:table-cell office:value-type="float" office:value="799.1" calcext:value-type="float">
            <text:p>799.1</text:p>
          </table:table-cell>
          <table:table-cell office:value-type="float" office:value="0.24369143" calcext:value-type="float">
            <text:p>0.24369143</text:p>
          </table:table-cell>
          <table:table-cell table:formula="of:=[.B787]/3.4847446" office:value-type="float" office:value="0.0699309298018569" calcext:value-type="float">
            <text:p>0.069930929801857</text:p>
          </table:table-cell>
          <table:table-cell office:value-type="float" office:value="63.71146089387" calcext:value-type="float">
            <text:p>63.71146089387</text:p>
          </table:table-cell>
        </table:table-row>
        <table:table-row table:style-name="ro1">
          <table:table-cell office:value-type="float" office:value="800.11" calcext:value-type="float">
            <text:p>800.11</text:p>
          </table:table-cell>
          <table:table-cell office:value-type="float" office:value="0.2494407" calcext:value-type="float">
            <text:p>0.2494407</text:p>
          </table:table-cell>
          <table:table-cell table:formula="of:=[.B788]/3.4847446" office:value-type="float" office:value="0.071580769506035" calcext:value-type="float">
            <text:p>0.071580769506035</text:p>
          </table:table-cell>
          <table:table-cell office:value-type="float" office:value="63.965380765698" calcext:value-type="float">
            <text:p>63.965380765698</text:p>
          </table:table-cell>
        </table:table-row>
        <table:table-row table:style-name="ro1">
          <table:table-cell office:value-type="float" office:value="801.13" calcext:value-type="float">
            <text:p>801.13</text:p>
          </table:table-cell>
          <table:table-cell office:value-type="float" office:value="0.25451366" calcext:value-type="float">
            <text:p>0.25451366</text:p>
          </table:table-cell>
          <table:table-cell table:formula="of:=[.B789]/3.4847446" office:value-type="float" office:value="0.0730365318594654" calcext:value-type="float">
            <text:p>0.073036531859465</text:p>
          </table:table-cell>
          <table:table-cell office:value-type="float" office:value="64.224464691255" calcext:value-type="float">
            <text:p>64.224464691255</text:p>
          </table:table-cell>
        </table:table-row>
        <table:table-row table:style-name="ro1">
          <table:table-cell office:value-type="float" office:value="802.15" calcext:value-type="float">
            <text:p>802.15</text:p>
          </table:table-cell>
          <table:table-cell office:value-type="float" office:value="0.25848967" calcext:value-type="float">
            <text:p>0.25848967</text:p>
          </table:table-cell>
          <table:table-cell table:formula="of:=[.B790]/3.4847446" office:value-type="float" office:value="0.0741775078724564" calcext:value-type="float">
            <text:p>0.074177507872457</text:p>
          </table:table-cell>
          <table:table-cell office:value-type="float" office:value="64.487596021739" calcext:value-type="float">
            <text:p>64.487596021739</text:p>
          </table:table-cell>
        </table:table-row>
        <table:table-row table:style-name="ro1">
          <table:table-cell office:value-type="float" office:value="803.17" calcext:value-type="float">
            <text:p>803.17</text:p>
          </table:table-cell>
          <table:table-cell office:value-type="float" office:value="0.26099068" calcext:value-type="float">
            <text:p>0.26099068</text:p>
          </table:table-cell>
          <table:table-cell table:formula="of:=[.B791]/3.4847446" office:value-type="float" office:value="0.0748952103979155" calcext:value-type="float">
            <text:p>0.074895210397916</text:p>
          </table:table-cell>
          <table:table-cell office:value-type="float" office:value="64.753273276236" calcext:value-type="float">
            <text:p>64.753273276236</text:p>
          </table:table-cell>
        </table:table-row>
        <table:table-row table:style-name="ro1">
          <table:table-cell office:value-type="float" office:value="804.19" calcext:value-type="float">
            <text:p>804.19</text:p>
          </table:table-cell>
          <table:table-cell office:value-type="float" office:value="0.26180494" calcext:value-type="float">
            <text:p>0.26180494</text:p>
          </table:table-cell>
          <table:table-cell table:formula="of:=[.B792]/3.4847446" office:value-type="float" office:value="0.0751288745809377" calcext:value-type="float">
            <text:p>0.075128874580938</text:p>
          </table:table-cell>
          <table:table-cell office:value-type="float" office:value="65.019779412218" calcext:value-type="float">
            <text:p>65.019779412218</text:p>
          </table:table-cell>
        </table:table-row>
        <table:table-row table:style-name="ro1">
          <table:table-cell office:value-type="float" office:value="805.2" calcext:value-type="float">
            <text:p>805.2</text:p>
          </table:table-cell>
          <table:table-cell office:value-type="float" office:value="0.26097756" calcext:value-type="float">
            <text:p>0.26097756</text:p>
          </table:table-cell>
          <table:table-cell table:formula="of:=[.B793]/3.4847446" office:value-type="float" office:value="0.0748914454161146" calcext:value-type="float">
            <text:p>0.074891445416115</text:p>
          </table:table-cell>
          <table:table-cell office:value-type="float" office:value="65.285443308092" calcext:value-type="float">
            <text:p>65.285443308092</text:p>
          </table:table-cell>
        </table:table-row>
        <table:table-row table:style-name="ro1">
          <table:table-cell office:value-type="float" office:value="806.22" calcext:value-type="float">
            <text:p>806.22</text:p>
          </table:table-cell>
          <table:table-cell office:value-type="float" office:value="0.25884089" calcext:value-type="float">
            <text:p>0.25884089</text:p>
          </table:table-cell>
          <table:table-cell table:formula="of:=[.B794]/3.4847446" office:value-type="float" office:value="0.074278295746552" calcext:value-type="float">
            <text:p>0.074278295746552</text:p>
          </table:table-cell>
          <table:table-cell office:value-type="float" office:value="65.54893216193" calcext:value-type="float">
            <text:p>65.54893216193</text:p>
          </table:table-cell>
        </table:table-row>
        <table:table-row table:style-name="ro1">
          <table:table-cell office:value-type="float" office:value="807.24" calcext:value-type="float">
            <text:p>807.24</text:p>
          </table:table-cell>
          <table:table-cell office:value-type="float" office:value="0.25597432" calcext:value-type="float">
            <text:p>0.25597432</text:p>
          </table:table-cell>
          <table:table-cell table:formula="of:=[.B795]/3.4847446" office:value-type="float" office:value="0.0734556902678033" calcext:value-type="float">
            <text:p>0.073455690267803</text:p>
          </table:table-cell>
          <table:table-cell office:value-type="float" office:value="65.809502971943" calcext:value-type="float">
            <text:p>65.809502971943</text:p>
          </table:table-cell>
        </table:table-row>
        <table:table-row table:style-name="ro1">
          <table:table-cell office:value-type="float" office:value="808.26" calcext:value-type="float">
            <text:p>808.26</text:p>
          </table:table-cell>
          <table:table-cell office:value-type="float" office:value="0.25310093" calcext:value-type="float">
            <text:p>0.25310093</text:p>
          </table:table-cell>
          <table:table-cell table:formula="of:=[.B796]/3.4847446" office:value-type="float" office:value="0.0726311276872342" calcext:value-type="float">
            <text:p>0.072631127687234</text:p>
          </table:table-cell>
          <table:table-cell office:value-type="float" office:value="66.067148797023" calcext:value-type="float">
            <text:p>66.067148797023</text:p>
          </table:table-cell>
        </table:table-row>
        <table:table-row table:style-name="ro1">
          <table:table-cell office:value-type="float" office:value="809.28" calcext:value-type="float">
            <text:p>809.28</text:p>
          </table:table-cell>
          <table:table-cell office:value-type="float" office:value="0.25094308" calcext:value-type="float">
            <text:p>0.25094308</text:p>
          </table:table-cell>
          <table:table-cell table:formula="of:=[.B797]/3.4847446" office:value-type="float" office:value="0.0720119000973558" calcext:value-type="float">
            <text:p>0.072011900097356</text:p>
          </table:table-cell>
          <table:table-cell office:value-type="float" office:value="66.322598026111" calcext:value-type="float">
            <text:p>66.322598026111</text:p>
          </table:table-cell>
        </table:table-row>
        <table:table-row table:style-name="ro1">
          <table:table-cell office:value-type="float" office:value="810.29" calcext:value-type="float">
            <text:p>810.29</text:p>
          </table:table-cell>
          <table:table-cell office:value-type="float" office:value="0.25006856" calcext:value-type="float">
            <text:p>0.25006856</text:p>
          </table:table-cell>
          <table:table-cell table:formula="of:=[.B798]/3.4847446" office:value-type="float" office:value="0.0717609433988362" calcext:value-type="float">
            <text:p>0.071760943398836</text:p>
          </table:table-cell>
          <table:table-cell office:value-type="float" office:value="66.577157028475" calcext:value-type="float">
            <text:p>66.577157028475</text:p>
          </table:table-cell>
        </table:table-row>
        <table:table-row table:style-name="ro1">
          <table:table-cell office:value-type="float" office:value="811.31" calcext:value-type="float">
            <text:p>811.31</text:p>
          </table:table-cell>
          <table:table-cell office:value-type="float" office:value="0.25076204" calcext:value-type="float">
            <text:p>0.25076204</text:p>
          </table:table-cell>
          <table:table-cell table:formula="of:=[.B799]/3.4847446" office:value-type="float" office:value="0.0719599479399437" calcext:value-type="float">
            <text:p>0.071959947939944</text:p>
          </table:table-cell>
          <table:table-cell office:value-type="float" office:value="66.832421962083" calcext:value-type="float">
            <text:p>66.832421962083</text:p>
          </table:table-cell>
        </table:table-row>
        <table:table-row table:style-name="ro1">
          <table:table-cell office:value-type="float" office:value="812.33" calcext:value-type="float">
            <text:p>812.33</text:p>
          </table:table-cell>
          <table:table-cell office:value-type="float" office:value="0.25295324" calcext:value-type="float">
            <text:p>0.25295324</text:p>
          </table:table-cell>
          <table:table-cell table:formula="of:=[.B800]/3.4847446" office:value-type="float" office:value="0.0725887458151166" calcext:value-type="float">
            <text:p>0.072588745815117</text:p>
          </table:table-cell>
          <table:table-cell office:value-type="float" office:value="67.089917450005" calcext:value-type="float">
            <text:p>67.089917450005</text:p>
          </table:table-cell>
        </table:table-row>
        <table:table-row table:style-name="ro1">
          <table:table-cell office:value-type="float" office:value="813.35" calcext:value-type="float">
            <text:p>813.35</text:p>
          </table:table-cell>
          <table:table-cell office:value-type="float" office:value="0.25622304" calcext:value-type="float">
            <text:p>0.25622304</text:p>
          </table:table-cell>
          <table:table-cell table:formula="of:=[.B801]/3.4847446" office:value-type="float" office:value="0.0735270642215788" calcext:value-type="float">
            <text:p>0.073527064221579</text:p>
          </table:table-cell>
          <table:table-cell office:value-type="float" office:value="67.350741445238" calcext:value-type="float">
            <text:p>67.350741445238</text:p>
          </table:table-cell>
        </table:table-row>
        <table:table-row table:style-name="ro1">
          <table:table-cell office:value-type="float" office:value="814.37" calcext:value-type="float">
            <text:p>814.37</text:p>
          </table:table-cell>
          <table:table-cell office:value-type="float" office:value="0.25989237" calcext:value-type="float">
            <text:p>0.25989237</text:p>
          </table:table-cell>
          <table:table-cell table:formula="of:=[.B802]/3.4847446" office:value-type="float" office:value="0.0745800337849724" calcext:value-type="float">
            <text:p>0.074580033784972</text:p>
          </table:table-cell>
          <table:table-cell office:value-type="float" office:value="67.61530066149" calcext:value-type="float">
            <text:p>67.61530066149</text:p>
          </table:table-cell>
        </table:table-row>
        <table:table-row table:style-name="ro1">
          <table:table-cell office:value-type="float" office:value="815.38" calcext:value-type="float">
            <text:p>815.38</text:p>
          </table:table-cell>
          <table:table-cell office:value-type="float" office:value="0.26317897" calcext:value-type="float">
            <text:p>0.26317897</text:p>
          </table:table-cell>
          <table:table-cell table:formula="of:=[.B803]/3.4847446" office:value-type="float" office:value="0.0755231732047164" calcext:value-type="float">
            <text:p>0.075523173204716</text:p>
          </table:table-cell>
          <table:table-cell office:value-type="float" office:value="67.883205491685" calcext:value-type="float">
            <text:p>67.883205491685</text:p>
          </table:table-cell>
        </table:table-row>
        <table:table-row table:style-name="ro1">
          <table:table-cell office:value-type="float" office:value="816.4" calcext:value-type="float">
            <text:p>816.4</text:p>
          </table:table-cell>
          <table:table-cell office:value-type="float" office:value="0.26538688" calcext:value-type="float">
            <text:p>0.26538688</text:p>
          </table:table-cell>
          <table:table-cell table:formula="of:=[.B804]/3.4847446" office:value-type="float" office:value="0.076156766266314" calcext:value-type="float">
            <text:p>0.076156766266314</text:p>
          </table:table-cell>
          <table:table-cell office:value-type="float" office:value="68.153357882897" calcext:value-type="float">
            <text:p>68.153357882897</text:p>
          </table:table-cell>
        </table:table-row>
        <table:table-row table:style-name="ro1">
          <table:table-cell office:value-type="float" office:value="817.42" calcext:value-type="float">
            <text:p>817.42</text:p>
          </table:table-cell>
          <table:table-cell office:value-type="float" office:value="0.26608093" calcext:value-type="float">
            <text:p>0.26608093</text:p>
          </table:table-cell>
          <table:table-cell table:formula="of:=[.B805]/3.4847446" office:value-type="float" office:value="0.0763559343775151" calcext:value-type="float">
            <text:p>0.076355934377515</text:p>
          </table:table-cell>
          <table:table-cell office:value-type="float" office:value="68.424216792296" calcext:value-type="float">
            <text:p>68.424216792296</text:p>
          </table:table-cell>
        </table:table-row>
        <table:table-row table:style-name="ro1">
          <table:table-cell office:value-type="float" office:value="818.44" calcext:value-type="float">
            <text:p>818.44</text:p>
          </table:table-cell>
          <table:table-cell office:value-type="float" office:value="0.2651971" calcext:value-type="float">
            <text:p>0.2651971</text:p>
          </table:table-cell>
          <table:table-cell table:formula="of:=[.B806]/3.4847446" office:value-type="float" office:value="0.0761023060341352" calcext:value-type="float">
            <text:p>0.076102306034135</text:p>
          </table:table-cell>
          <table:table-cell office:value-type="float" office:value="68.694175998081" calcext:value-type="float">
            <text:p>68.694175998081</text:p>
          </table:table-cell>
        </table:table-row>
        <table:table-row table:style-name="ro1">
          <table:table-cell office:value-type="float" office:value="819.46" calcext:value-type="float">
            <text:p>819.46</text:p>
          </table:table-cell>
          <table:table-cell office:value-type="float" office:value="0.2630538" calcext:value-type="float">
            <text:p>0.2630538</text:p>
          </table:table-cell>
          <table:table-cell table:formula="of:=[.B807]/3.4847446" office:value-type="float" office:value="0.0754872537861168" calcext:value-type="float">
            <text:p>0.075487253786117</text:p>
          </table:table-cell>
          <table:table-cell office:value-type="float" office:value="68.961953411158" calcext:value-type="float">
            <text:p>68.961953411158</text:p>
          </table:table-cell>
        </table:table-row>
        <table:table-row table:style-name="ro1">
          <table:table-cell office:value-type="float" office:value="820.47" calcext:value-type="float">
            <text:p>820.47</text:p>
          </table:table-cell>
          <table:table-cell office:value-type="float" office:value="0.2602559" calcext:value-type="float">
            <text:p>0.2602559</text:p>
          </table:table-cell>
          <table:table-cell table:formula="of:=[.B808]/3.4847446" office:value-type="float" office:value="0.0746843541991571" calcext:value-type="float">
            <text:p>0.074684354199157</text:p>
          </table:table-cell>
          <table:table-cell office:value-type="float" office:value="69.226882691828" calcext:value-type="float">
            <text:p>69.226882691828</text:p>
          </table:table-cell>
        </table:table-row>
        <table:table-row table:style-name="ro1">
          <table:table-cell office:value-type="float" office:value="821.49" calcext:value-type="float">
            <text:p>821.49</text:p>
          </table:table-cell>
          <table:table-cell office:value-type="float" office:value="0.25751567" calcext:value-type="float">
            <text:p>0.25751567</text:p>
          </table:table-cell>
          <table:table-cell table:formula="of:=[.B809]/3.4847446" office:value-type="float" office:value="0.0738980038881472" calcext:value-type="float">
            <text:p>0.073898003888147</text:p>
          </table:table-cell>
          <table:table-cell office:value-type="float" office:value="69.489022530818" calcext:value-type="float">
            <text:p>69.489022530818</text:p>
          </table:table-cell>
        </table:table-row>
        <table:table-row table:style-name="ro1">
          <table:table-cell office:value-type="float" office:value="822.51" calcext:value-type="float">
            <text:p>822.51</text:p>
          </table:table-cell>
          <table:table-cell office:value-type="float" office:value="0.25544186" calcext:value-type="float">
            <text:p>0.25544186</text:p>
          </table:table-cell>
          <table:table-cell table:formula="of:=[.B810]/3.4847446" office:value-type="float" office:value="0.0733028928432804" calcext:value-type="float">
            <text:p>0.07330289284328</text:p>
          </table:table-cell>
          <table:table-cell office:value-type="float" office:value="69.749051322745" calcext:value-type="float">
            <text:p>69.749051322745</text:p>
          </table:table-cell>
        </table:table-row>
        <table:table-row table:style-name="ro1">
          <table:table-cell office:value-type="float" office:value="823.53" calcext:value-type="float">
            <text:p>823.53</text:p>
          </table:table-cell>
          <table:table-cell office:value-type="float" office:value="0.25436111" calcext:value-type="float">
            <text:p>0.25436111</text:p>
          </table:table-cell>
          <table:table-cell table:formula="of:=[.B811]/3.4847446" office:value-type="float" office:value="0.0729927553370769" calcext:value-type="float">
            <text:p>0.072992755337077</text:p>
          </table:table-cell>
          <table:table-cell office:value-type="float" office:value="70.007979952652" calcext:value-type="float">
            <text:p>70.007979952652</text:p>
          </table:table-cell>
        </table:table-row>
        <table:table-row table:style-name="ro1">
          <table:table-cell office:value-type="float" office:value="824.55" calcext:value-type="float">
            <text:p>824.55</text:p>
          </table:table-cell>
          <table:table-cell office:value-type="float" office:value="0.25422733" calcext:value-type="float">
            <text:p>0.25422733</text:p>
          </table:table-cell>
          <table:table-cell table:formula="of:=[.B812]/3.4847446" office:value-type="float" office:value="0.0729543651491705" calcext:value-type="float">
            <text:p>0.072954365149171</text:p>
          </table:table-cell>
          <table:table-cell office:value-type="float" office:value="70.266772403759" calcext:value-type="float">
            <text:p>70.266772403759</text:p>
          </table:table-cell>
        </table:table-row>
        <table:table-row table:style-name="ro1">
          <table:table-cell office:value-type="float" office:value="825.56" calcext:value-type="float">
            <text:p>825.56</text:p>
          </table:table-cell>
          <table:table-cell office:value-type="float" office:value="0.2546489" calcext:value-type="float">
            <text:p>0.2546489</text:p>
          </table:table-cell>
          <table:table-cell table:formula="of:=[.B813]/3.4847446" office:value-type="float" office:value="0.0730753410163832" calcext:value-type="float">
            <text:p>0.073075341016383</text:p>
          </table:table-cell>
          <table:table-cell office:value-type="float" office:value="70.52599399886" calcext:value-type="float">
            <text:p>70.52599399886</text:p>
          </table:table-cell>
        </table:table-row>
        <table:table-row table:style-name="ro1">
          <table:table-cell office:value-type="float" office:value="826.58" calcext:value-type="float">
            <text:p>826.58</text:p>
          </table:table-cell>
          <table:table-cell office:value-type="float" office:value="0.25502661" calcext:value-type="float">
            <text:p>0.25502661</text:p>
          </table:table-cell>
          <table:table-cell table:formula="of:=[.B814]/3.4847446" office:value-type="float" office:value="0.0731837305953498" calcext:value-type="float">
            <text:p>0.07318373059535</text:p>
          </table:table-cell>
          <table:table-cell office:value-type="float" office:value="70.785600086525" calcext:value-type="float">
            <text:p>70.785600086525</text:p>
          </table:table-cell>
        </table:table-row>
        <table:table-row table:style-name="ro1">
          <table:table-cell office:value-type="float" office:value="827.6" calcext:value-type="float">
            <text:p>827.6</text:p>
          </table:table-cell>
          <table:table-cell office:value-type="float" office:value="0.2547613" calcext:value-type="float">
            <text:p>0.2547613</text:p>
          </table:table-cell>
          <table:table-cell table:formula="of:=[.B815]/3.4847446" office:value-type="float" office:value="0.0731075958909586" calcext:value-type="float">
            <text:p>0.073107595890959</text:p>
          </table:table-cell>
          <table:table-cell office:value-type="float" office:value="71.044936092958" calcext:value-type="float">
            <text:p>71.044936092958</text:p>
          </table:table-cell>
        </table:table-row>
        <table:table-row table:style-name="ro1">
          <table:table-cell office:value-type="float" office:value="828.62" calcext:value-type="float">
            <text:p>828.62</text:p>
          </table:table-cell>
          <table:table-cell office:value-type="float" office:value="0.25346922" calcext:value-type="float">
            <text:p>0.25346922</text:p>
          </table:table-cell>
          <table:table-cell table:formula="of:=[.B816]/3.4847446" office:value-type="float" office:value="0.0727368140551821" calcext:value-type="float">
            <text:p>0.072736814055182</text:p>
          </table:table-cell>
          <table:table-cell office:value-type="float" office:value="71.302956818165" calcext:value-type="float">
            <text:p>71.302956818165</text:p>
          </table:table-cell>
        </table:table-row>
        <table:table-row table:style-name="ro1">
          <table:table-cell office:value-type="float" office:value="829.63" calcext:value-type="float">
            <text:p>829.63</text:p>
          </table:table-cell>
          <table:table-cell office:value-type="float" office:value="0.25114219" calcext:value-type="float">
            <text:p>0.25114219</text:p>
          </table:table-cell>
          <table:table-cell table:formula="of:=[.B817]/3.4847446" office:value-type="float" office:value="0.0720690377136964" calcext:value-type="float">
            <text:p>0.072069037713697</text:p>
          </table:table-cell>
          <table:table-cell office:value-type="float" office:value="71.558608726632" calcext:value-type="float">
            <text:p>71.558608726632</text:p>
          </table:table-cell>
        </table:table-row>
        <table:table-row table:style-name="ro1">
          <table:table-cell office:value-type="float" office:value="830.65" calcext:value-type="float">
            <text:p>830.65</text:p>
          </table:table-cell>
          <table:table-cell office:value-type="float" office:value="0.24820718" calcext:value-type="float">
            <text:p>0.24820718</text:p>
          </table:table-cell>
          <table:table-cell table:formula="of:=[.B818]/3.4847446" office:value-type="float" office:value="0.0712267923451262" calcext:value-type="float">
            <text:p>0.071226792345126</text:p>
          </table:table-cell>
          <table:table-cell office:value-type="float" office:value="71.811272928533" calcext:value-type="float">
            <text:p>71.811272928533</text:p>
          </table:table-cell>
        </table:table-row>
        <table:table-row table:style-name="ro1">
          <table:table-cell office:value-type="float" office:value="831.67" calcext:value-type="float">
            <text:p>831.67</text:p>
          </table:table-cell>
          <table:table-cell office:value-type="float" office:value="0.24546976" calcext:value-type="float">
            <text:p>0.24546976</text:p>
          </table:table-cell>
          <table:table-cell table:formula="of:=[.B819]/3.4847446" office:value-type="float" office:value="0.0704412484059808" calcext:value-type="float">
            <text:p>0.070441248405981</text:p>
          </table:table-cell>
          <table:table-cell office:value-type="float" office:value="72.061150552066" calcext:value-type="float">
            <text:p>72.061150552066</text:p>
          </table:table-cell>
        </table:table-row>
        <table:table-row table:style-name="ro1">
          <table:table-cell office:value-type="float" office:value="832.69" calcext:value-type="float">
            <text:p>832.69</text:p>
          </table:table-cell>
          <table:table-cell office:value-type="float" office:value="0.2439569" calcext:value-type="float">
            <text:p>0.2439569</text:p>
          </table:table-cell>
          <table:table-cell table:formula="of:=[.B820]/3.4847446" office:value-type="float" office:value="0.0700071104206604" calcext:value-type="float">
            <text:p>0.07000711042066</text:p>
          </table:table-cell>
          <table:table-cell office:value-type="float" office:value="72.309488144687" calcext:value-type="float">
            <text:p>72.309488144687</text:p>
          </table:table-cell>
        </table:table-row>
        <table:table-row table:style-name="ro1">
          <table:table-cell office:value-type="float" office:value="833.71" calcext:value-type="float">
            <text:p>833.71</text:p>
          </table:table-cell>
          <table:table-cell office:value-type="float" office:value="0.24469931" calcext:value-type="float">
            <text:p>0.24469931</text:p>
          </table:table-cell>
          <table:table-cell table:formula="of:=[.B821]/3.4847446" office:value-type="float" office:value="0.0702201561629509" calcext:value-type="float">
            <text:p>0.070220156162951</text:p>
          </table:table-cell>
          <table:table-cell office:value-type="float" office:value="72.558581480523" calcext:value-type="float">
            <text:p>72.558581480523</text:p>
          </table:table-cell>
        </table:table-row>
        <table:table-row table:style-name="ro1">
          <table:table-cell office:value-type="float" office:value="834.72" calcext:value-type="float">
            <text:p>834.72</text:p>
          </table:table-cell>
          <table:table-cell office:value-type="float" office:value="0.24850568" calcext:value-type="float">
            <text:p>0.24850568</text:p>
          </table:table-cell>
          <table:table-cell table:formula="of:=[.B822]/3.4847446" office:value-type="float" office:value="0.0713124514203996" calcext:value-type="float">
            <text:p>0.0713124514204</text:p>
          </table:table-cell>
          <table:table-cell office:value-type="float" office:value="72.811549543023" calcext:value-type="float">
            <text:p>72.811549543023</text:p>
          </table:table-cell>
        </table:table-row>
        <table:table-row table:style-name="ro1">
          <table:table-cell office:value-type="float" office:value="835.74" calcext:value-type="float">
            <text:p>835.74</text:p>
          </table:table-cell>
          <table:table-cell office:value-type="float" office:value="0.25578133" calcext:value-type="float">
            <text:p>0.25578133</text:p>
          </table:table-cell>
          <table:table-cell table:formula="of:=[.B823]/3.4847446" office:value-type="float" office:value="0.0734003088777295" calcext:value-type="float">
            <text:p>0.07340030887773</text:p>
          </table:table-cell>
          <table:table-cell office:value-type="float" office:value="73.071923902751" calcext:value-type="float">
            <text:p>73.071923902751</text:p>
          </table:table-cell>
        </table:table-row>
        <table:table-row table:style-name="ro1">
          <table:table-cell office:value-type="float" office:value="836.76" calcext:value-type="float">
            <text:p>836.76</text:p>
          </table:table-cell>
          <table:table-cell office:value-type="float" office:value="0.266434" calcext:value-type="float">
            <text:p>0.266434</text:p>
          </table:table-cell>
          <table:table-cell table:formula="of:=[.B824]/3.4847446" office:value-type="float" office:value="0.0764572531370018" calcext:value-type="float">
            <text:p>0.076457253137002</text:p>
          </table:table-cell>
          <table:table-cell office:value-type="float" office:value="73.343142217884" calcext:value-type="float">
            <text:p>73.343142217884</text:p>
          </table:table-cell>
        </table:table-row>
        <table:table-row table:style-name="ro1">
          <table:table-cell office:value-type="float" office:value="837.78" calcext:value-type="float">
            <text:p>837.78</text:p>
          </table:table-cell>
          <table:table-cell office:value-type="float" office:value="0.27989314" calcext:value-type="float">
            <text:p>0.27989314</text:p>
          </table:table-cell>
          <table:table-cell table:formula="of:=[.B825]/3.4847446" office:value-type="float" office:value="0.0803195562739376" calcext:value-type="float">
            <text:p>0.080319556273938</text:p>
          </table:table-cell>
          <table:table-cell office:value-type="float" office:value="73.628061354784" calcext:value-type="float">
            <text:p>73.628061354784</text:p>
          </table:table-cell>
        </table:table-row>
        <table:table-row table:style-name="ro1">
          <table:table-cell office:value-type="float" office:value="838.8" calcext:value-type="float">
            <text:p>838.8</text:p>
          </table:table-cell>
          <table:table-cell office:value-type="float" office:value="0.29524794" calcext:value-type="float">
            <text:p>0.29524794</text:p>
          </table:table-cell>
          <table:table-cell table:formula="of:=[.B826]/3.4847446" office:value-type="float" office:value="0.0847258476273986" calcext:value-type="float">
            <text:p>0.084725847627399</text:p>
          </table:table-cell>
          <table:table-cell office:value-type="float" office:value="73.928611016486" calcext:value-type="float">
            <text:p>73.928611016486</text:p>
          </table:table-cell>
        </table:table-row>
        <table:table-row table:style-name="ro1">
          <table:table-cell office:value-type="float" office:value="839.81" calcext:value-type="float">
            <text:p>839.81</text:p>
          </table:table-cell>
          <table:table-cell office:value-type="float" office:value="0.31148503" calcext:value-type="float">
            <text:p>0.31148503</text:p>
          </table:table-cell>
          <table:table-cell table:formula="of:=[.B827]/3.4847446" office:value-type="float" office:value="0.089385325398022" calcext:value-type="float">
            <text:p>0.089385325398022</text:p>
          </table:table-cell>
          <table:table-cell office:value-type="float" office:value="74.245689336806" calcext:value-type="float">
            <text:p>74.245689336806</text:p>
          </table:table-cell>
        </table:table-row>
        <table:table-row table:style-name="ro1">
          <table:table-cell office:value-type="float" office:value="840.83" calcext:value-type="float">
            <text:p>840.83</text:p>
          </table:table-cell>
          <table:table-cell office:value-type="float" office:value="0.32778089" calcext:value-type="float">
            <text:p>0.32778089</text:p>
          </table:table-cell>
          <table:table-cell table:formula="of:=[.B828]/3.4847446" office:value-type="float" office:value="0.0940616681061791" calcext:value-type="float">
            <text:p>0.094061668106179</text:p>
          </table:table-cell>
          <table:table-cell office:value-type="float" office:value="74.579356133651" calcext:value-type="float">
            <text:p>74.579356133651</text:p>
          </table:table-cell>
        </table:table-row>
        <table:table-row table:style-name="ro1">
          <table:table-cell office:value-type="float" office:value="841.85" calcext:value-type="float">
            <text:p>841.85</text:p>
          </table:table-cell>
          <table:table-cell office:value-type="float" office:value="0.34378113" calcext:value-type="float">
            <text:p>0.34378113</text:p>
          </table:table-cell>
          <table:table-cell table:formula="of:=[.B829]/3.4847446" office:value-type="float" office:value="0.0986531781984826" calcext:value-type="float">
            <text:p>0.098653178198483</text:p>
          </table:table-cell>
          <table:table-cell office:value-type="float" office:value="74.92931048491" calcext:value-type="float">
            <text:p>74.92931048491</text:p>
          </table:table-cell>
        </table:table-row>
        <table:table-row table:style-name="ro1">
          <table:table-cell office:value-type="float" office:value="842.87" calcext:value-type="float">
            <text:p>842.87</text:p>
          </table:table-cell>
          <table:table-cell office:value-type="float" office:value="0.35978662" calcext:value-type="float">
            <text:p>0.35978662</text:p>
          </table:table-cell>
          <table:table-cell table:formula="of:=[.B830]/3.4847446" office:value-type="float" office:value="0.103246194857437" calcext:value-type="float">
            <text:p>0.103246194857437</text:p>
          </table:table-cell>
          <table:table-cell office:value-type="float" office:value="75.295557735251" calcext:value-type="float">
            <text:p>75.295557735251</text:p>
          </table:table-cell>
        </table:table-row>
        <table:table-row table:style-name="ro1">
          <table:table-cell office:value-type="float" office:value="843.89" calcext:value-type="float">
            <text:p>843.89</text:p>
          </table:table-cell>
          <table:table-cell office:value-type="float" office:value="0.37677298" calcext:value-type="float">
            <text:p>0.37677298</text:p>
          </table:table-cell>
          <table:table-cell table:formula="of:=[.B831]/3.4847446" office:value-type="float" office:value="0.108120686950774" calcext:value-type="float">
            <text:p>0.108120686950774</text:p>
          </table:table-cell>
          <table:table-cell office:value-type="float" office:value="75.679096366072" calcext:value-type="float">
            <text:p>75.679096366072</text:p>
          </table:table-cell>
        </table:table-row>
        <table:table-row table:style-name="ro1">
          <table:table-cell office:value-type="float" office:value="844.9" calcext:value-type="float">
            <text:p>844.9</text:p>
          </table:table-cell>
          <table:table-cell office:value-type="float" office:value="0.39620128" calcext:value-type="float">
            <text:p>0.39620128</text:p>
          </table:table-cell>
          <table:table-cell table:formula="of:=[.B832]/3.4847446" office:value-type="float" office:value="0.113695930542514" calcext:value-type="float">
            <text:p>0.113695930542514</text:p>
          </table:table-cell>
          <table:table-cell office:value-type="float" office:value="76.082412172713" calcext:value-type="float">
            <text:p>76.082412172713</text:p>
          </table:table-cell>
        </table:table-row>
        <table:table-row table:style-name="ro1">
          <table:table-cell office:value-type="float" office:value="845.92" calcext:value-type="float">
            <text:p>845.92</text:p>
          </table:table-cell>
          <table:table-cell office:value-type="float" office:value="0.41963093" calcext:value-type="float">
            <text:p>0.41963093</text:p>
          </table:table-cell>
          <table:table-cell table:formula="of:=[.B833]/3.4847446" office:value-type="float" office:value="0.120419421842278" calcext:value-type="float">
            <text:p>0.120419421842278</text:p>
          </table:table-cell>
          <table:table-cell office:value-type="float" office:value="76.509578352729" calcext:value-type="float">
            <text:p>76.509578352729</text:p>
          </table:table-cell>
        </table:table-row>
        <table:table-row table:style-name="ro1">
          <table:table-cell office:value-type="float" office:value="846.94" calcext:value-type="float">
            <text:p>846.94</text:p>
          </table:table-cell>
          <table:table-cell office:value-type="float" office:value="0.44820882" calcext:value-type="float">
            <text:p>0.44820882</text:p>
          </table:table-cell>
          <table:table-cell table:formula="of:=[.B834]/3.4847446" office:value-type="float" office:value="0.128620278226416" calcext:value-type="float">
            <text:p>0.128620278226416</text:p>
          </table:table-cell>
          <table:table-cell office:value-type="float" office:value="76.965835594594" calcext:value-type="float">
            <text:p>76.965835594594</text:p>
          </table:table-cell>
        </table:table-row>
        <table:table-row table:style-name="ro1">
          <table:table-cell office:value-type="float" office:value="847.96" calcext:value-type="float">
            <text:p>847.96</text:p>
          </table:table-cell>
          <table:table-cell office:value-type="float" office:value="0.48216239" calcext:value-type="float">
            <text:p>0.48216239</text:p>
          </table:table-cell>
          <table:table-cell table:formula="of:=[.B835]/3.4847446" office:value-type="float" office:value="0.138363767031879" calcext:value-type="float">
            <text:p>0.138363767031879</text:p>
          </table:table-cell>
          <table:table-cell office:value-type="float" office:value="77.45665610016" calcext:value-type="float">
            <text:p>77.45665610016</text:p>
          </table:table-cell>
        </table:table-row>
        <table:table-row table:style-name="ro1">
          <table:table-cell office:value-type="float" office:value="848.98" calcext:value-type="float">
            <text:p>848.98</text:p>
          </table:table-cell>
          <table:table-cell office:value-type="float" office:value="0.52044644" calcext:value-type="float">
            <text:p>0.52044644</text:p>
          </table:table-cell>
          <table:table-cell table:formula="of:=[.B836]/3.4847446" office:value-type="float" office:value="0.149349952360928" calcext:value-type="float">
            <text:p>0.149349952360928</text:p>
          </table:table-cell>
          <table:table-cell office:value-type="float" office:value="77.986448121982" calcext:value-type="float">
            <text:p>77.986448121982</text:p>
          </table:table-cell>
        </table:table-row>
        <table:table-row table:style-name="ro1">
          <table:table-cell office:value-type="float" office:value="849.99" calcext:value-type="float">
            <text:p>849.99</text:p>
          </table:table-cell>
          <table:table-cell office:value-type="float" office:value="0.56067114" calcext:value-type="float">
            <text:p>0.56067114</text:p>
          </table:table-cell>
          <table:table-cell table:formula="of:=[.B837]/3.4847446" office:value-type="float" office:value="0.160893036465284" calcext:value-type="float">
            <text:p>0.160893036465284</text:p>
          </table:table-cell>
          <table:table-cell office:value-type="float" office:value="78.557187150071" calcext:value-type="float">
            <text:p>78.557187150071</text:p>
          </table:table-cell>
        </table:table-row>
        <table:table-row table:style-name="ro1">
          <table:table-cell office:value-type="float" office:value="851.01" calcext:value-type="float">
            <text:p>851.01</text:p>
          </table:table-cell>
          <table:table-cell office:value-type="float" office:value="0.59937073" calcext:value-type="float">
            <text:p>0.59937073</text:p>
          </table:table-cell>
          <table:table-cell table:formula="of:=[.B838]/3.4847446" office:value-type="float" office:value="0.171998467262134" calcext:value-type="float">
            <text:p>0.171998467262134</text:p>
          </table:table-cell>
          <table:table-cell office:value-type="float" office:value="79.167320687149" calcext:value-type="float">
            <text:p>79.167320687149</text:p>
          </table:table-cell>
        </table:table-row>
        <table:table-row table:style-name="ro1">
          <table:table-cell office:value-type="float" office:value="852.03" calcext:value-type="float">
            <text:p>852.03</text:p>
          </table:table-cell>
          <table:table-cell office:value-type="float" office:value="0.63257743" calcext:value-type="float">
            <text:p>0.63257743</text:p>
          </table:table-cell>
          <table:table-cell table:formula="of:=[.B839]/3.4847446" office:value-type="float" office:value="0.181527630461067" calcext:value-type="float">
            <text:p>0.181527630461067</text:p>
          </table:table-cell>
          <table:table-cell office:value-type="float" office:value="79.811257214049" calcext:value-type="float">
            <text:p>79.811257214049</text:p>
          </table:table-cell>
        </table:table-row>
        <table:table-row table:style-name="ro1">
          <table:table-cell office:value-type="float" office:value="853.05" calcext:value-type="float">
            <text:p>853.05</text:p>
          </table:table-cell>
          <table:table-cell office:value-type="float" office:value="0.65657089" calcext:value-type="float">
            <text:p>0.65657089</text:p>
          </table:table-cell>
          <table:table-cell table:formula="of:=[.B840]/3.4847446" office:value-type="float" office:value="0.188412915540496" calcext:value-type="float">
            <text:p>0.188412915540496</text:p>
          </table:table-cell>
          <table:table-cell office:value-type="float" office:value="80.479618051746" calcext:value-type="float">
            <text:p>80.479618051746</text:p>
          </table:table-cell>
        </table:table-row>
        <table:table-row table:style-name="ro1">
          <table:table-cell office:value-type="float" office:value="854.07" calcext:value-type="float">
            <text:p>854.07</text:p>
          </table:table-cell>
          <table:table-cell office:value-type="float" office:value="0.66861335" calcext:value-type="float">
            <text:p>0.66861335</text:p>
          </table:table-cell>
          <table:table-cell table:formula="of:=[.B841]/3.4847446" office:value-type="float" office:value="0.191868680993149" calcext:value-type="float">
            <text:p>0.191868680993149</text:p>
          </table:table-cell>
          <table:table-cell office:value-type="float" office:value="81.160237589695" calcext:value-type="float">
            <text:p>81.160237589695</text:p>
          </table:table-cell>
        </table:table-row>
        <table:table-row table:style-name="ro1">
          <table:table-cell office:value-type="float" office:value="855.08" calcext:value-type="float">
            <text:p>855.08</text:p>
          </table:table-cell>
          <table:table-cell office:value-type="float" office:value="0.66747672" calcext:value-type="float">
            <text:p>0.66747672</text:p>
          </table:table-cell>
          <table:table-cell table:formula="of:=[.B842]/3.4847446" office:value-type="float" office:value="0.191542507878483" calcext:value-type="float">
            <text:p>0.191542507878483</text:p>
          </table:table-cell>
          <table:table-cell office:value-type="float" office:value="81.839700092585" calcext:value-type="float">
            <text:p>81.839700092585</text:p>
          </table:table-cell>
        </table:table-row>
        <table:table-row table:style-name="ro1">
          <table:table-cell office:value-type="float" office:value="856.1" calcext:value-type="float">
            <text:p>856.1</text:p>
          </table:table-cell>
          <table:table-cell office:value-type="float" office:value="0.65362437" calcext:value-type="float">
            <text:p>0.65362437</text:p>
          </table:table-cell>
          <table:table-cell table:formula="of:=[.B843]/3.4847446" office:value-type="float" office:value="0.187567367203898" calcext:value-type="float">
            <text:p>0.187567367203898</text:p>
          </table:table-cell>
          <table:table-cell office:value-type="float" office:value="82.505061492289" calcext:value-type="float">
            <text:p>82.505061492289</text:p>
          </table:table-cell>
        </table:table-row>
        <table:table-row table:style-name="ro1">
          <table:table-cell office:value-type="float" office:value="857.12" calcext:value-type="float">
            <text:p>857.12</text:p>
          </table:table-cell>
          <table:table-cell office:value-type="float" office:value="0.62900977" calcext:value-type="float">
            <text:p>0.62900977</text:p>
          </table:table-cell>
          <table:table-cell table:formula="of:=[.B844]/3.4847446" office:value-type="float" office:value="0.180503836636981" calcext:value-type="float">
            <text:p>0.180503836636981</text:p>
          </table:table-cell>
          <table:table-cell office:value-type="float" office:value="83.145366296967" calcext:value-type="float">
            <text:p>83.145366296967</text:p>
          </table:table-cell>
        </table:table-row>
        <table:table-row table:style-name="ro1">
          <table:table-cell office:value-type="float" office:value="858.14" calcext:value-type="float">
            <text:p>858.14</text:p>
          </table:table-cell>
          <table:table-cell office:value-type="float" office:value="0.59656508" calcext:value-type="float">
            <text:p>0.59656508</text:p>
          </table:table-cell>
          <table:table-cell table:formula="of:=[.B845]/3.4847446" office:value-type="float" office:value="0.171193343695834" calcext:value-type="float">
            <text:p>0.171193343695834</text:p>
          </table:table-cell>
          <table:table-cell office:value-type="float" office:value="83.752643801329" calcext:value-type="float">
            <text:p>83.752643801329</text:p>
          </table:table-cell>
        </table:table-row>
        <table:table-row table:style-name="ro1">
          <table:table-cell office:value-type="float" office:value="859.16" calcext:value-type="float">
            <text:p>859.16</text:p>
          </table:table-cell>
          <table:table-cell office:value-type="float" office:value="0.55953643" calcext:value-type="float">
            <text:p>0.55953643</text:p>
          </table:table-cell>
          <table:table-cell table:formula="of:=[.B846]/3.4847446" office:value-type="float" office:value="0.160567414323563" calcext:value-type="float">
            <text:p>0.160567414323563</text:p>
          </table:table-cell>
          <table:table-cell office:value-type="float" office:value="84.322227746703" calcext:value-type="float">
            <text:p>84.322227746703</text:p>
          </table:table-cell>
        </table:table-row>
        <table:table-row table:style-name="ro1">
          <table:table-cell office:value-type="float" office:value="860.17" calcext:value-type="float">
            <text:p>860.17</text:p>
          </table:table-cell>
          <table:table-cell office:value-type="float" office:value="0.52085487" calcext:value-type="float">
            <text:p>0.52085487</text:p>
          </table:table-cell>
          <table:table-cell table:formula="of:=[.B847]/3.4847446" office:value-type="float" office:value="0.149467157507038" calcext:value-type="float">
            <text:p>0.149467157507038</text:p>
          </table:table-cell>
          <table:table-cell office:value-type="float" office:value="84.852435530227" calcext:value-type="float">
            <text:p>84.852435530227</text:p>
          </table:table-cell>
        </table:table-row>
        <table:table-row table:style-name="ro1">
          <table:table-cell office:value-type="float" office:value="861.19" calcext:value-type="float">
            <text:p>861.19</text:p>
          </table:table-cell>
          <table:table-cell office:value-type="float" office:value="0.48270183" calcext:value-type="float">
            <text:p>0.48270183</text:p>
          </table:table-cell>
          <table:table-cell table:formula="of:=[.B848]/3.4847446" office:value-type="float" office:value="0.138518567472635" calcext:value-type="float">
            <text:p>0.138518567472635</text:p>
          </table:table-cell>
          <table:table-cell office:value-type="float" office:value="85.343805167654" calcext:value-type="float">
            <text:p>85.343805167654</text:p>
          </table:table-cell>
        </table:table-row>
        <table:table-row table:style-name="ro1">
          <table:table-cell office:value-type="float" office:value="862.21" calcext:value-type="float">
            <text:p>862.21</text:p>
          </table:table-cell>
          <table:table-cell office:value-type="float" office:value="0.44635239" calcext:value-type="float">
            <text:p>0.44635239</text:p>
          </table:table-cell>
          <table:table-cell table:formula="of:=[.B849]/3.4847446" office:value-type="float" office:value="0.128087547649834" calcext:value-type="float">
            <text:p>0.128087547649834</text:p>
          </table:table-cell>
          <table:table-cell office:value-type="float" office:value="85.798172635395" calcext:value-type="float">
            <text:p>85.798172635395</text:p>
          </table:table-cell>
        </table:table-row>
        <table:table-row table:style-name="ro1">
          <table:table-cell office:value-type="float" office:value="863.23" calcext:value-type="float">
            <text:p>863.23</text:p>
          </table:table-cell>
          <table:table-cell office:value-type="float" office:value="0.41228495" calcext:value-type="float">
            <text:p>0.41228495</text:p>
          </table:table-cell>
          <table:table-cell table:formula="of:=[.B850]/3.4847446" office:value-type="float" office:value="0.118311382131132" calcext:value-type="float">
            <text:p>0.118311382131132</text:p>
          </table:table-cell>
          <table:table-cell office:value-type="float" office:value="86.217860921693" calcext:value-type="float">
            <text:p>86.217860921693</text:p>
          </table:table-cell>
        </table:table-row>
        <table:table-row table:style-name="ro1">
          <table:table-cell office:value-type="float" office:value="864.25" calcext:value-type="float">
            <text:p>864.25</text:p>
          </table:table-cell>
          <table:table-cell office:value-type="float" office:value="0.38046795" calcext:value-type="float">
            <text:p>0.38046795</text:p>
          </table:table-cell>
          <table:table-cell table:formula="of:=[.B851]/3.4847446" office:value-type="float" office:value="0.109181014298724" calcext:value-type="float">
            <text:p>0.109181014298724</text:p>
          </table:table-cell>
          <table:table-cell office:value-type="float" office:value="86.605160872949" calcext:value-type="float">
            <text:p>86.605160872949</text:p>
          </table:table-cell>
        </table:table-row>
        <table:table-row table:style-name="ro1">
          <table:table-cell office:value-type="float" office:value="865.26" calcext:value-type="float">
            <text:p>865.26</text:p>
          </table:table-cell>
          <table:table-cell office:value-type="float" office:value="0.35069538" calcext:value-type="float">
            <text:p>0.35069538</text:p>
          </table:table-cell>
          <table:table-cell table:formula="of:=[.B852]/3.4847446" office:value-type="float" office:value="0.10063732647724" calcext:value-type="float">
            <text:p>0.10063732647724</text:p>
          </table:table-cell>
          <table:table-cell office:value-type="float" office:value="86.962153637258" calcext:value-type="float">
            <text:p>86.962153637258</text:p>
          </table:table-cell>
        </table:table-row>
        <table:table-row table:style-name="ro1">
          <table:table-cell office:value-type="float" office:value="866.28" calcext:value-type="float">
            <text:p>866.28</text:p>
          </table:table-cell>
          <table:table-cell office:value-type="float" office:value="0.32285302" calcext:value-type="float">
            <text:p>0.32285302</text:p>
          </table:table-cell>
          <table:table-cell table:formula="of:=[.B853]/3.4847446" office:value-type="float" office:value="0.092647541515668" calcext:value-type="float">
            <text:p>0.092647541515668</text:p>
          </table:table-cell>
          <table:table-cell office:value-type="float" office:value="87.290804082995" calcext:value-type="float">
            <text:p>87.290804082995</text:p>
          </table:table-cell>
        </table:table-row>
        <table:table-row table:style-name="ro1">
          <table:table-cell office:value-type="float" office:value="867.3" calcext:value-type="float">
            <text:p>867.3</text:p>
          </table:table-cell>
          <table:table-cell office:value-type="float" office:value="0.29704444" calcext:value-type="float">
            <text:p>0.29704444</text:p>
          </table:table-cell>
          <table:table-cell table:formula="of:=[.B854]/3.4847446" office:value-type="float" office:value="0.0852413803869586" calcext:value-type="float">
            <text:p>0.085241380386959</text:p>
          </table:table-cell>
          <table:table-cell office:value-type="float" office:value="87.593182503378" calcext:value-type="float">
            <text:p>87.593182503378</text:p>
          </table:table-cell>
        </table:table-row>
        <table:table-row table:style-name="ro1">
          <table:table-cell office:value-type="float" office:value="868.32" calcext:value-type="float">
            <text:p>868.32</text:p>
          </table:table-cell>
          <table:table-cell office:value-type="float" office:value="0.27356889" calcext:value-type="float">
            <text:p>0.27356889</text:p>
          </table:table-cell>
          <table:table-cell table:formula="of:=[.B855]/3.4847446" office:value-type="float" office:value="0.0785047173901927" calcext:value-type="float">
            <text:p>0.078504717390193</text:p>
          </table:table-cell>
          <table:table-cell office:value-type="float" office:value="87.8716638276" calcext:value-type="float">
            <text:p>87.8716638276</text:p>
          </table:table-cell>
        </table:table-row>
        <table:table-row table:style-name="ro1">
          <table:table-cell office:value-type="float" office:value="869.34" calcext:value-type="float">
            <text:p>869.34</text:p>
          </table:table-cell>
          <table:table-cell office:value-type="float" office:value="0.25279656" calcext:value-type="float">
            <text:p>0.25279656</text:p>
          </table:table-cell>
          <table:table-cell table:formula="of:=[.B856]/3.4847446" office:value-type="float" office:value="0.072543784126963" calcext:value-type="float">
            <text:p>0.072543784126963</text:p>
          </table:table-cell>
          <table:table-cell office:value-type="float" office:value="88.128999820786" calcext:value-type="float">
            <text:p>88.128999820786</text:p>
          </table:table-cell>
        </table:table-row>
        <table:table-row table:style-name="ro1">
          <table:table-cell office:value-type="float" office:value="870.35" calcext:value-type="float">
            <text:p>870.35</text:p>
          </table:table-cell>
          <table:table-cell office:value-type="float" office:value="0.23501308" calcext:value-type="float">
            <text:p>0.23501308</text:p>
          </table:table-cell>
          <table:table-cell table:formula="of:=[.B857]/3.4847446" office:value-type="float" office:value="0.0674405464320111" calcext:value-type="float">
            <text:p>0.067440546432011</text:p>
          </table:table-cell>
          <table:table-cell office:value-type="float" office:value="88.368232990178" calcext:value-type="float">
            <text:p>88.368232990178</text:p>
          </table:table-cell>
        </table:table-row>
        <table:table-row table:style-name="ro1">
          <table:table-cell office:value-type="float" office:value="871.37" calcext:value-type="float">
            <text:p>871.37</text:p>
          </table:table-cell>
          <table:table-cell office:value-type="float" office:value="0.22030027" calcext:value-type="float">
            <text:p>0.22030027</text:p>
          </table:table-cell>
          <table:table-cell table:formula="of:=[.B858]/3.4847446" office:value-type="float" office:value="0.0632184837878793" calcext:value-type="float">
            <text:p>0.063218483787879</text:p>
          </table:table-cell>
          <table:table-cell office:value-type="float" office:value="88.592489157941" calcext:value-type="float">
            <text:p>88.592489157941</text:p>
          </table:table-cell>
        </table:table-row>
        <table:table-row table:style-name="ro1">
          <table:table-cell office:value-type="float" office:value="872.39" calcext:value-type="float">
            <text:p>872.39</text:p>
          </table:table-cell>
          <table:table-cell office:value-type="float" office:value="0.2084922" calcext:value-type="float">
            <text:p>0.2084922</text:p>
          </table:table-cell>
          <table:table-cell table:formula="of:=[.B859]/3.4847446" office:value-type="float" office:value="0.0598299800794583" calcext:value-type="float">
            <text:p>0.059829980079458</text:p>
          </table:table-cell>
          <table:table-cell office:value-type="float" office:value="88.804725218796" calcext:value-type="float">
            <text:p>88.804725218796</text:p>
          </table:table-cell>
        </table:table-row>
        <table:table-row table:style-name="ro1">
          <table:table-cell office:value-type="float" office:value="873.41" calcext:value-type="float">
            <text:p>873.41</text:p>
          </table:table-cell>
          <table:table-cell office:value-type="float" office:value="0.19920912" calcext:value-type="float">
            <text:p>0.19920912</text:p>
          </table:table-cell>
          <table:table-cell table:formula="of:=[.B860]/3.4847446" office:value-type="float" office:value="0.057166060319026" calcext:value-type="float">
            <text:p>0.057166060319026</text:p>
          </table:table-cell>
          <table:table-cell office:value-type="float" office:value="89.007511510139" calcext:value-type="float">
            <text:p>89.007511510139</text:p>
          </table:table-cell>
        </table:table-row>
        <table:table-row table:style-name="ro1">
          <table:table-cell office:value-type="float" office:value="874.42" calcext:value-type="float">
            <text:p>874.42</text:p>
          </table:table-cell>
          <table:table-cell office:value-type="float" office:value="0.19194392" calcext:value-type="float">
            <text:p>0.19194392</text:p>
          </table:table-cell>
          <table:table-cell table:formula="of:=[.B861]/3.4847446" office:value-type="float" office:value="0.0550812016467433" calcext:value-type="float">
            <text:p>0.055081201646743</text:p>
          </table:table-cell>
          <table:table-cell office:value-type="float" office:value="89.202902133825" calcext:value-type="float">
            <text:p>89.202902133825</text:p>
          </table:table-cell>
        </table:table-row>
        <table:table-row table:style-name="ro1">
          <table:table-cell office:value-type="float" office:value="875.44" calcext:value-type="float">
            <text:p>875.44</text:p>
          </table:table-cell>
          <table:table-cell office:value-type="float" office:value="0.18616333" calcext:value-type="float">
            <text:p>0.18616333</text:p>
          </table:table-cell>
          <table:table-cell table:formula="of:=[.B862]/3.4847446" office:value-type="float" office:value="0.0534223741963758" calcext:value-type="float">
            <text:p>0.053422374196376</text:p>
          </table:table-cell>
          <table:table-cell office:value-type="float" office:value="89.392408369213" calcext:value-type="float">
            <text:p>89.392408369213</text:p>
          </table:table-cell>
        </table:table-row>
        <table:table-row table:style-name="ro1">
          <table:table-cell office:value-type="float" office:value="876.46" calcext:value-type="float">
            <text:p>876.46</text:p>
          </table:table-cell>
          <table:table-cell office:value-type="float" office:value="0.18139167" calcext:value-type="float">
            <text:p>0.18139167</text:p>
          </table:table-cell>
          <table:table-cell table:formula="of:=[.B863]/3.4847446" office:value-type="float" office:value="0.0520530744204324" calcext:value-type="float">
            <text:p>0.052053074420433</text:p>
          </table:table-cell>
          <table:table-cell office:value-type="float" office:value="89.57705725972" calcext:value-type="float">
            <text:p>89.57705725972</text:p>
          </table:table-cell>
        </table:table-row>
        <table:table-row table:style-name="ro1">
          <table:table-cell office:value-type="float" office:value="877.48" calcext:value-type="float">
            <text:p>877.48</text:p>
          </table:table-cell>
          <table:table-cell office:value-type="float" office:value="0.17725975" calcext:value-type="float">
            <text:p>0.17725975</text:p>
          </table:table-cell>
          <table:table-cell table:formula="of:=[.B864]/3.4847446" office:value-type="float" office:value="0.0508673576823966" calcext:value-type="float">
            <text:p>0.050867357682397</text:p>
          </table:table-cell>
          <table:table-cell office:value-type="float" office:value="89.757500040081" calcext:value-type="float">
            <text:p>89.757500040081</text:p>
          </table:table-cell>
        </table:table-row>
        <table:table-row table:style-name="ro1">
          <table:table-cell office:value-type="float" office:value="878.5" calcext:value-type="float">
            <text:p>878.5</text:p>
          </table:table-cell>
          <table:table-cell office:value-type="float" office:value="0.17351855" calcext:value-type="float">
            <text:p>0.17351855</text:p>
          </table:table-cell>
          <table:table-cell table:formula="of:=[.B865]/3.4847446" office:value-type="float" office:value="0.0497937639389699" calcext:value-type="float">
            <text:p>0.04979376393897</text:p>
          </table:table-cell>
          <table:table-cell office:value-type="float" office:value="89.934134440315" calcext:value-type="float">
            <text:p>89.934134440315</text:p>
          </table:table-cell>
        </table:table-row>
        <table:table-row table:style-name="ro1">
          <table:table-cell office:value-type="float" office:value="879.51" calcext:value-type="float">
            <text:p>879.51</text:p>
          </table:table-cell>
          <table:table-cell office:value-type="float" office:value="0.17002741" calcext:value-type="float">
            <text:p>0.17002741</text:p>
          </table:table-cell>
          <table:table-cell table:formula="of:=[.B866]/3.4847446" office:value-type="float" office:value="0.048791928682521" calcext:value-type="float">
            <text:p>0.048791928682521</text:p>
          </table:table-cell>
          <table:table-cell office:value-type="float" office:value="90.107215001734" calcext:value-type="float">
            <text:p>90.107215001734</text:p>
          </table:table-cell>
        </table:table-row>
        <table:table-row table:style-name="ro1">
          <table:table-cell office:value-type="float" office:value="880.53" calcext:value-type="float">
            <text:p>880.53</text:p>
          </table:table-cell>
          <table:table-cell office:value-type="float" office:value="0.16672913" calcext:value-type="float">
            <text:p>0.16672913</text:p>
          </table:table-cell>
          <table:table-cell table:formula="of:=[.B867]/3.4847446" office:value-type="float" office:value="0.0478454375106859" calcext:value-type="float">
            <text:p>0.047845437510686</text:p>
          </table:table-cell>
          <table:table-cell office:value-type="float" office:value="90.276938060641" calcext:value-type="float">
            <text:p>90.276938060641</text:p>
          </table:table-cell>
        </table:table-row>
        <table:table-row table:style-name="ro1">
          <table:table-cell office:value-type="float" office:value="881.55" calcext:value-type="float">
            <text:p>881.55</text:p>
          </table:table-cell>
          <table:table-cell office:value-type="float" office:value="0.163621" calcext:value-type="float">
            <text:p>0.163621</text:p>
          </table:table-cell>
          <table:table-cell table:formula="of:=[.B868]/3.4847446" office:value-type="float" office:value="0.0469535127481078" calcext:value-type="float">
            <text:p>0.046953512748108</text:p>
          </table:table-cell>
          <table:table-cell office:value-type="float" office:value="90.443497177184" calcext:value-type="float">
            <text:p>90.443497177184</text:p>
          </table:table-cell>
        </table:table-row>
        <table:table-row table:style-name="ro1">
          <table:table-cell office:value-type="float" office:value="882.57" calcext:value-type="float">
            <text:p>882.57</text:p>
          </table:table-cell>
          <table:table-cell office:value-type="float" office:value="0.16072607" calcext:value-type="float">
            <text:p>0.16072607</text:p>
          </table:table-cell>
          <table:table-cell table:formula="of:=[.B869]/3.4847446" office:value-type="float" office:value="0.0461227689397955" calcext:value-type="float">
            <text:p>0.046122768939796</text:p>
          </table:table-cell>
          <table:table-cell office:value-type="float" office:value="90.607109381593" calcext:value-type="float">
            <text:p>90.607109381593</text:p>
          </table:table-cell>
        </table:table-row>
        <table:table-row table:style-name="ro1">
          <table:table-cell office:value-type="float" office:value="883.59" calcext:value-type="float">
            <text:p>883.59</text:p>
          </table:table-cell>
          <table:table-cell office:value-type="float" office:value="0.15806746" calcext:value-type="float">
            <text:p>0.15806746</text:p>
          </table:table-cell>
          <table:table-cell table:formula="of:=[.B870]/3.4847446" office:value-type="float" office:value="0.0453598407183126" calcext:value-type="float">
            <text:p>0.045359840718313</text:p>
          </table:table-cell>
          <table:table-cell office:value-type="float" office:value="90.768015231338" calcext:value-type="float">
            <text:p>90.768015231338</text:p>
          </table:table-cell>
        </table:table-row>
        <table:table-row table:style-name="ro1">
          <table:table-cell office:value-type="float" office:value="884.6" calcext:value-type="float">
            <text:p>884.6</text:p>
          </table:table-cell>
          <table:table-cell office:value-type="float" office:value="0.15564928" calcext:value-type="float">
            <text:p>0.15564928</text:p>
          </table:table-cell>
          <table:table-cell table:formula="of:=[.B871]/3.4847446" office:value-type="float" office:value="0.0446659075101228" calcext:value-type="float">
            <text:p>0.044665907510123</text:p>
          </table:table-cell>
          <table:table-cell office:value-type="float" office:value="90.926459485946" calcext:value-type="float">
            <text:p>90.926459485946</text:p>
          </table:table-cell>
        </table:table-row>
        <table:table-row table:style-name="ro1">
          <table:table-cell office:value-type="float" office:value="885.62" calcext:value-type="float">
            <text:p>885.62</text:p>
          </table:table-cell>
          <table:table-cell office:value-type="float" office:value="0.15345002" calcext:value-type="float">
            <text:p>0.15345002</text:p>
          </table:table-cell>
          <table:table-cell table:formula="of:=[.B872]/3.4847446" office:value-type="float" office:value="0.0440347966964351" calcext:value-type="float">
            <text:p>0.044034796696435</text:p>
          </table:table-cell>
          <table:table-cell office:value-type="float" office:value="91.082664989178" calcext:value-type="float">
            <text:p>91.082664989178</text:p>
          </table:table-cell>
        </table:table-row>
        <table:table-row table:style-name="ro1">
          <table:table-cell office:value-type="float" office:value="886.64" calcext:value-type="float">
            <text:p>886.64</text:p>
          </table:table-cell>
          <table:table-cell office:value-type="float" office:value="0.15143319" calcext:value-type="float">
            <text:p>0.15143319</text:p>
          </table:table-cell>
          <table:table-cell table:formula="of:=[.B873]/3.4847446" office:value-type="float" office:value="0.0434560369216154" calcext:value-type="float">
            <text:p>0.043456036921616</text:p>
          </table:table-cell>
          <table:table-cell office:value-type="float" office:value="91.236817440333" calcext:value-type="float">
            <text:p>91.236817440333</text:p>
          </table:table-cell>
        </table:table-row>
        <table:table-row table:style-name="ro1">
          <table:table-cell office:value-type="float" office:value="887.66" calcext:value-type="float">
            <text:p>887.66</text:p>
          </table:table-cell>
          <table:table-cell office:value-type="float" office:value="0.14957521" calcext:value-type="float">
            <text:p>0.14957521</text:p>
          </table:table-cell>
          <table:table-cell table:formula="of:=[.B874]/3.4847446" office:value-type="float" office:value="0.0429228615491649" calcext:value-type="float">
            <text:p>0.042922861549165</text:p>
          </table:table-cell>
          <table:table-cell office:value-type="float" office:value="91.389078547696" calcext:value-type="float">
            <text:p>91.389078547696</text:p>
          </table:table-cell>
        </table:table-row>
        <table:table-row table:style-name="ro1">
          <table:table-cell office:value-type="float" office:value="888.68" calcext:value-type="float">
            <text:p>888.68</text:p>
          </table:table-cell>
          <table:table-cell office:value-type="float" office:value="0.14790182" calcext:value-type="float">
            <text:p>0.14790182</text:p>
          </table:table-cell>
          <table:table-cell table:formula="of:=[.B875]/3.4847446" office:value-type="float" office:value="0.0424426570601472" calcext:value-type="float">
            <text:p>0.042442657060147</text:p>
          </table:table-cell>
          <table:table-cell office:value-type="float" office:value="91.539636215065" calcext:value-type="float">
            <text:p>91.539636215065</text:p>
          </table:table-cell>
        </table:table-row>
        <table:table-row table:style-name="ro1">
          <table:table-cell office:value-type="float" office:value="889.69" calcext:value-type="float">
            <text:p>889.69</text:p>
          </table:table-cell>
          <table:table-cell office:value-type="float" office:value="0.14651647" calcext:value-type="float">
            <text:p>0.14651647</text:p>
          </table:table-cell>
          <table:table-cell table:formula="of:=[.B876]/3.4847446" office:value-type="float" office:value="0.042045109991705" calcext:value-type="float">
            <text:p>0.042045109991705</text:p>
          </table:table-cell>
          <table:table-cell office:value-type="float" office:value="91.688783659163" calcext:value-type="float">
            <text:p>91.688783659163</text:p>
          </table:table-cell>
        </table:table-row>
        <table:table-row table:style-name="ro1">
          <table:table-cell office:value-type="float" office:value="890.71" calcext:value-type="float">
            <text:p>890.71</text:p>
          </table:table-cell>
          <table:table-cell office:value-type="float" office:value="0.14560218" calcext:value-type="float">
            <text:p>0.14560218</text:p>
          </table:table-cell>
          <table:table-cell table:formula="of:=[.B877]/3.4847446" office:value-type="float" office:value="0.0417827406921012" calcext:value-type="float">
            <text:p>0.041782740692101</text:p>
          </table:table-cell>
          <table:table-cell office:value-type="float" office:value="91.837000394346" calcext:value-type="float">
            <text:p>91.837000394346</text:p>
          </table:table-cell>
        </table:table-row>
        <table:table-row table:style-name="ro1">
          <table:table-cell office:value-type="float" office:value="891.73" calcext:value-type="float">
            <text:p>891.73</text:p>
          </table:table-cell>
          <table:table-cell office:value-type="float" office:value="0.14538454" calcext:value-type="float">
            <text:p>0.14538454</text:p>
          </table:table-cell>
          <table:table-cell table:formula="of:=[.B878]/3.4847446" office:value-type="float" office:value="0.0417202856128969" calcext:value-type="float">
            <text:p>0.041720285612897</text:p>
          </table:table-cell>
          <table:table-cell office:value-type="float" office:value="91.984995584836" calcext:value-type="float">
            <text:p>91.984995584836</text:p>
          </table:table-cell>
        </table:table-row>
        <table:table-row table:style-name="ro1">
          <table:table-cell office:value-type="float" office:value="892.75" calcext:value-type="float">
            <text:p>892.75</text:p>
          </table:table-cell>
          <table:table-cell office:value-type="float" office:value="0.14605784" calcext:value-type="float">
            <text:p>0.14605784</text:p>
          </table:table-cell>
          <table:table-cell table:formula="of:=[.B879]/3.4847446" office:value-type="float" office:value="0.0419134991987648" calcext:value-type="float">
            <text:p>0.041913499198765</text:p>
          </table:table-cell>
          <table:table-cell office:value-type="float" office:value="92.133676163387" calcext:value-type="float">
            <text:p>92.133676163387</text:p>
          </table:table-cell>
        </table:table-row>
        <table:table-row table:style-name="ro1">
          <table:table-cell office:value-type="float" office:value="893.77" calcext:value-type="float">
            <text:p>893.77</text:p>
          </table:table-cell>
          <table:table-cell office:value-type="float" office:value="0.14769287" calcext:value-type="float">
            <text:p>0.14769287</text:p>
          </table:table-cell>
          <table:table-cell table:formula="of:=[.B880]/3.4847446" office:value-type="float" office:value="0.0423826957074559" calcext:value-type="float">
            <text:p>0.042382695707456</text:p>
          </table:table-cell>
          <table:table-cell office:value-type="float" office:value="92.284021130281" calcext:value-type="float">
            <text:p>92.284021130281</text:p>
          </table:table-cell>
        </table:table-row>
        <table:table-row table:style-name="ro1">
          <table:table-cell office:value-type="float" office:value="894.78" calcext:value-type="float">
            <text:p>894.78</text:p>
          </table:table-cell>
          <table:table-cell office:value-type="float" office:value="0.15015765" calcext:value-type="float">
            <text:p>0.15015765</text:p>
          </table:table-cell>
          <table:table-cell table:formula="of:=[.B881]/3.4847446" office:value-type="float" office:value="0.0430900014882009" calcext:value-type="float">
            <text:p>0.043090001488201</text:p>
          </table:table-cell>
          <table:table-cell office:value-type="float" office:value="92.436875136656" calcext:value-type="float">
            <text:p>92.436875136656</text:p>
          </table:table-cell>
        </table:table-row>
        <table:table-row table:style-name="ro1">
          <table:table-cell office:value-type="float" office:value="895.8" calcext:value-type="float">
            <text:p>895.8</text:p>
          </table:table-cell>
          <table:table-cell office:value-type="float" office:value="0.15308407" calcext:value-type="float">
            <text:p>0.15308407</text:p>
          </table:table-cell>
          <table:table-cell table:formula="of:=[.B882]/3.4847446" office:value-type="float" office:value="0.0439297818267657" calcext:value-type="float">
            <text:p>0.043929781826766</text:p>
          </table:table-cell>
          <table:table-cell office:value-type="float" office:value="92.592708110115" calcext:value-type="float">
            <text:p>92.592708110115</text:p>
          </table:table-cell>
        </table:table-row>
        <table:table-row table:style-name="ro1">
          <table:table-cell office:value-type="float" office:value="896.82" calcext:value-type="float">
            <text:p>896.82</text:p>
          </table:table-cell>
          <table:table-cell office:value-type="float" office:value="0.15590257" calcext:value-type="float">
            <text:p>0.15590257</text:p>
          </table:table-cell>
          <table:table-cell table:formula="of:=[.B883]/3.4847446" office:value-type="float" office:value="0.044738592894297" calcext:value-type="float">
            <text:p>0.044738592894297</text:p>
          </table:table-cell>
          <table:table-cell office:value-type="float" office:value="92.751410201901" calcext:value-type="float">
            <text:p>92.751410201901</text:p>
          </table:table-cell>
        </table:table-row>
        <table:table-row table:style-name="ro1">
          <table:table-cell office:value-type="float" office:value="897.84" calcext:value-type="float">
            <text:p>897.84</text:p>
          </table:table-cell>
          <table:table-cell office:value-type="float" office:value="0.15794607" calcext:value-type="float">
            <text:p>0.15794607</text:p>
          </table:table-cell>
          <table:table-cell table:formula="of:=[.B884]/3.4847446" office:value-type="float" office:value="0.0453250060277014" calcext:value-type="float">
            <text:p>0.045325006027702</text:p>
          </table:table-cell>
          <table:table-cell office:value-type="float" office:value="92.912192490494" calcext:value-type="float">
            <text:p>92.912192490494</text:p>
          </table:table-cell>
        </table:table-row>
        <table:table-row table:style-name="ro1">
          <table:table-cell office:value-type="float" office:value="898.86" calcext:value-type="float">
            <text:p>898.86</text:p>
          </table:table-cell>
          <table:table-cell office:value-type="float" office:value="0.15860023" calcext:value-type="float">
            <text:p>0.15860023</text:p>
          </table:table-cell>
          <table:table-cell table:formula="of:=[.B885]/3.4847446" office:value-type="float" office:value="0.0455127271020091" calcext:value-type="float">
            <text:p>0.045512727102009</text:p>
          </table:table-cell>
          <table:table-cell office:value-type="float" office:value="93.073640680741" calcext:value-type="float">
            <text:p>93.073640680741</text:p>
          </table:table-cell>
        </table:table-row>
        <table:table-row table:style-name="ro1">
          <table:table-cell office:value-type="float" office:value="899.87" calcext:value-type="float">
            <text:p>899.87</text:p>
          </table:table-cell>
          <table:table-cell office:value-type="float" office:value="0.15745925" calcext:value-type="float">
            <text:p>0.15745925</text:p>
          </table:table-cell>
          <table:table-cell table:formula="of:=[.B886]/3.4847446" office:value-type="float" office:value="0.0451853056892606" calcext:value-type="float">
            <text:p>0.045185305689261</text:p>
          </table:table-cell>
          <table:table-cell office:value-type="float" office:value="93.233927398133" calcext:value-type="float">
            <text:p>93.233927398133</text:p>
          </table:table-cell>
        </table:table-row>
        <table:table-row table:style-name="ro1">
          <table:table-cell office:value-type="float" office:value="900.89" calcext:value-type="float">
            <text:p>900.89</text:p>
          </table:table-cell>
          <table:table-cell office:value-type="float" office:value="0.15444091" calcext:value-type="float">
            <text:p>0.15444091</text:p>
          </table:table-cell>
          <table:table-cell table:formula="of:=[.B887]/3.4847446" office:value-type="float" office:value="0.0443191475208829" calcext:value-type="float">
            <text:p>0.044319147520883</text:p>
          </table:table-cell>
          <table:table-cell office:value-type="float" office:value="93.39114157963" calcext:value-type="float">
            <text:p>93.39114157963</text:p>
          </table:table-cell>
        </table:table-row>
        <table:table-row table:style-name="ro1">
          <table:table-cell office:value-type="float" office:value="901.91" calcext:value-type="float">
            <text:p>901.91</text:p>
          </table:table-cell>
          <table:table-cell office:value-type="float" office:value="0.14982445" calcext:value-type="float">
            <text:p>0.14982445</text:p>
          </table:table-cell>
          <table:table-cell table:formula="of:=[.B888]/3.4847446" office:value-type="float" office:value="0.0429943847247801" calcext:value-type="float">
            <text:p>0.04299438472478</text:p>
          </table:table-cell>
          <table:table-cell office:value-type="float" office:value="93.543656403153" calcext:value-type="float">
            <text:p>93.543656403153</text:p>
          </table:table-cell>
        </table:table-row>
        <table:table-row table:style-name="ro1">
          <table:table-cell office:value-type="float" office:value="902.93" calcext:value-type="float">
            <text:p>902.93</text:p>
          </table:table-cell>
          <table:table-cell office:value-type="float" office:value="0.14419694" calcext:value-type="float">
            <text:p>0.14419694</text:p>
          </table:table-cell>
          <table:table-cell table:formula="of:=[.B889]/3.4847446" office:value-type="float" office:value="0.0413794858882915" calcext:value-type="float">
            <text:p>0.041379485888292</text:p>
          </table:table-cell>
          <table:table-cell office:value-type="float" office:value="93.690442669727" calcext:value-type="float">
            <text:p>93.690442669727</text:p>
          </table:table-cell>
        </table:table-row>
        <table:table-row table:style-name="ro1">
          <table:table-cell office:value-type="float" office:value="903.95" calcext:value-type="float">
            <text:p>903.95</text:p>
          </table:table-cell>
          <table:table-cell office:value-type="float" office:value="0.13832119" calcext:value-type="float">
            <text:p>0.13832119</text:p>
          </table:table-cell>
          <table:table-cell table:formula="of:=[.B890]/3.4847446" office:value-type="float" office:value="0.0396933508412639" calcext:value-type="float">
            <text:p>0.039693350841264</text:p>
          </table:table-cell>
          <table:table-cell office:value-type="float" office:value="93.831247669005" calcext:value-type="float">
            <text:p>93.831247669005</text:p>
          </table:table-cell>
        </table:table-row>
        <table:table-row table:style-name="ro1">
          <table:table-cell office:value-type="float" office:value="904.96" calcext:value-type="float">
            <text:p>904.96</text:p>
          </table:table-cell>
          <table:table-cell office:value-type="float" office:value="0.13296116" calcext:value-type="float">
            <text:p>0.13296116</text:p>
          </table:table-cell>
          <table:table-cell table:formula="of:=[.B891]/3.4847446" office:value-type="float" office:value="0.0381552094233821" calcext:value-type="float">
            <text:p>0.038155209423382</text:p>
          </table:table-cell>
          <table:table-cell office:value-type="float" office:value="93.966596389057" calcext:value-type="float">
            <text:p>93.966596389057</text:p>
          </table:table-cell>
        </table:table-row>
        <table:table-row table:style-name="ro1">
          <table:table-cell office:value-type="float" office:value="905.98" calcext:value-type="float">
            <text:p>905.98</text:p>
          </table:table-cell>
          <table:table-cell office:value-type="float" office:value="0.12871333" calcext:value-type="float">
            <text:p>0.12871333</text:p>
          </table:table-cell>
          <table:table-cell table:formula="of:=[.B892]/3.4847446" office:value-type="float" office:value="0.0369362305633532" calcext:value-type="float">
            <text:p>0.036936230563353</text:p>
          </table:table-cell>
          <table:table-cell office:value-type="float" office:value="94.097621001722" calcext:value-type="float">
            <text:p>94.09762100172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12588924" calcext:value-type="float">
            <text:p>0.12588924</text:p>
          </table:table-cell>
          <table:table-cell table:formula="of:=[.B893]/3.4847446" office:value-type="float" office:value="0.0361258153610454" calcext:value-type="float">
            <text:p>0.036125815361045</text:p>
          </table:table-cell>
          <table:table-cell office:value-type="float" office:value="94.225770819818" calcext:value-type="float">
            <text:p>94.225770819818</text:p>
          </table:table-cell>
        </table:table-row>
        <table:table-row table:style-name="ro1">
          <table:table-cell office:value-type="float" office:value="908.02" calcext:value-type="float">
            <text:p>908.02</text:p>
          </table:table-cell>
          <table:table-cell office:value-type="float" office:value="0.12447863" calcext:value-type="float">
            <text:p>0.12447863</text:p>
          </table:table-cell>
          <table:table-cell table:formula="of:=[.B894]/3.4847446" office:value-type="float" office:value="0.035721019554776" calcext:value-type="float">
            <text:p>0.035721019554776</text:p>
          </table:table-cell>
          <table:table-cell office:value-type="float" office:value="94.352484696159" calcext:value-type="float">
            <text:p>94.352484696159</text:p>
          </table:table-cell>
        </table:table-row>
        <table:table-row table:style-name="ro1">
          <table:table-cell office:value-type="float" office:value="909.04" calcext:value-type="float">
            <text:p>909.04</text:p>
          </table:table-cell>
          <table:table-cell office:value-type="float" office:value="0.1241981" calcext:value-type="float">
            <text:p>0.1241981</text:p>
          </table:table-cell>
          <table:table-cell table:formula="of:=[.B895]/3.4847446" office:value-type="float" office:value="0.0356405172419236" calcext:value-type="float">
            <text:p>0.035640517241924</text:p>
          </table:table-cell>
          <table:table-cell office:value-type="float" office:value="94.478913000901" calcext:value-type="float">
            <text:p>94.478913000901</text:p>
          </table:table-cell>
        </table:table-row>
        <table:table-row table:style-name="ro1">
          <table:table-cell office:value-type="float" office:value="910.05" calcext:value-type="float">
            <text:p>910.05</text:p>
          </table:table-cell>
          <table:table-cell office:value-type="float" office:value="0.124606" calcext:value-type="float">
            <text:p>0.124606</text:p>
          </table:table-cell>
          <table:table-cell table:formula="of:=[.B896]/3.4847446" office:value-type="float" office:value="0.0357575702965434" calcext:value-type="float">
            <text:p>0.035757570296543</text:p>
          </table:table-cell>
          <table:table-cell office:value-type="float" office:value="94.605756535034" calcext:value-type="float">
            <text:p>94.605756535034</text:p>
          </table:table-cell>
        </table:table-row>
        <table:table-row table:style-name="ro1">
          <table:table-cell office:value-type="float" office:value="911.07" calcext:value-type="float">
            <text:p>911.07</text:p>
          </table:table-cell>
          <table:table-cell office:value-type="float" office:value="0.12524657" calcext:value-type="float">
            <text:p>0.12524657</text:p>
          </table:table-cell>
          <table:table-cell table:formula="of:=[.B897]/3.4847446" office:value-type="float" office:value="0.0359413915154643" calcext:value-type="float">
            <text:p>0.035941391515464</text:p>
          </table:table-cell>
          <table:table-cell office:value-type="float" office:value="94.733252138204" calcext:value-type="float">
            <text:p>94.733252138204</text:p>
          </table:table-cell>
        </table:table-row>
        <table:table-row table:style-name="ro1">
          <table:table-cell office:value-type="float" office:value="912.09" calcext:value-type="float">
            <text:p>912.09</text:p>
          </table:table-cell>
          <table:table-cell office:value-type="float" office:value="0.12578061" calcext:value-type="float">
            <text:p>0.12578061</text:p>
          </table:table-cell>
          <table:table-cell table:formula="of:=[.B898]/3.4847446" office:value-type="float" office:value="0.0360946423448077" calcext:value-type="float">
            <text:p>0.036094642344808</text:p>
          </table:table-cell>
          <table:table-cell office:value-type="float" office:value="94.861291373761" calcext:value-type="float">
            <text:p>94.861291373761</text:p>
          </table:table-cell>
        </table:table-row>
        <table:table-row table:style-name="ro1">
          <table:table-cell office:value-type="float" office:value="913.11" calcext:value-type="float">
            <text:p>913.11</text:p>
          </table:table-cell>
          <table:table-cell office:value-type="float" office:value="0.12606748" calcext:value-type="float">
            <text:p>0.12606748</text:p>
          </table:table-cell>
          <table:table-cell table:formula="of:=[.B899]/3.4847446" office:value-type="float" office:value="0.0361769640162438" calcext:value-type="float">
            <text:p>0.036176964016244</text:p>
          </table:table-cell>
          <table:table-cell office:value-type="float" office:value="94.989622631838" calcext:value-type="float">
            <text:p>94.989622631838</text:p>
          </table:table-cell>
        </table:table-row>
        <table:table-row table:style-name="ro1">
          <table:table-cell office:value-type="float" office:value="914.13" calcext:value-type="float">
            <text:p>914.13</text:p>
          </table:table-cell>
          <table:table-cell office:value-type="float" office:value="0.12618005" calcext:value-type="float">
            <text:p>0.12618005</text:p>
          </table:table-cell>
          <table:table-cell table:formula="of:=[.B900]/3.4847446" office:value-type="float" office:value="0.0362092676748821" calcext:value-type="float">
            <text:p>0.036209267674882</text:p>
          </table:table-cell>
          <table:table-cell office:value-type="float" office:value="95.11806848225" calcext:value-type="float">
            <text:p>95.11806848225</text:p>
          </table:table-cell>
        </table:table-row>
        <table:table-row table:style-name="ro1">
          <table:table-cell office:value-type="float" office:value="915.14" calcext:value-type="float">
            <text:p>915.14</text:p>
          </table:table-cell>
          <table:table-cell office:value-type="float" office:value="0.12635604" calcext:value-type="float">
            <text:p>0.12635604</text:p>
          </table:table-cell>
          <table:table-cell table:formula="of:=[.B901]/3.4847446" office:value-type="float" office:value="0.0362597706586589" calcext:value-type="float">
            <text:p>0.036259770658659</text:p>
          </table:table-cell>
          <table:table-cell office:value-type="float" office:value="95.246693480686" calcext:value-type="float">
            <text:p>95.246693480686</text:p>
          </table:table-cell>
        </table:table-row>
        <table:table-row table:style-name="ro1">
          <table:table-cell office:value-type="float" office:value="916.16" calcext:value-type="float">
            <text:p>916.16</text:p>
          </table:table-cell>
          <table:table-cell office:value-type="float" office:value="0.12690793" calcext:value-type="float">
            <text:p>0.12690793</text:p>
          </table:table-cell>
          <table:table-cell table:formula="of:=[.B902]/3.4847446" office:value-type="float" office:value="0.0364181438146141" calcext:value-type="float">
            <text:p>0.036418143814614</text:p>
          </table:table-cell>
          <table:table-cell office:value-type="float" office:value="95.37588027785" calcext:value-type="float">
            <text:p>95.37588027785</text:p>
          </table:table-cell>
        </table:table-row>
        <table:table-row table:style-name="ro1">
          <table:table-cell office:value-type="float" office:value="917.18" calcext:value-type="float">
            <text:p>917.18</text:p>
          </table:table-cell>
          <table:table-cell office:value-type="float" office:value="0.12812429" calcext:value-type="float">
            <text:p>0.12812429</text:p>
          </table:table-cell>
          <table:table-cell table:formula="of:=[.B903]/3.4847446" office:value-type="float" office:value="0.0367671966548137" calcext:value-type="float">
            <text:p>0.036767196654814</text:p>
          </table:table-cell>
          <table:table-cell office:value-type="float" office:value="95.506305274487" calcext:value-type="float">
            <text:p>95.506305274487</text:p>
          </table:table-cell>
        </table:table-row>
        <table:table-row table:style-name="ro1">
          <table:table-cell office:value-type="float" office:value="918.2" calcext:value-type="float">
            <text:p>918.2</text:p>
          </table:table-cell>
          <table:table-cell office:value-type="float" office:value="0.13019446" calcext:value-type="float">
            <text:p>0.13019446</text:p>
          </table:table-cell>
          <table:table-cell table:formula="of:=[.B904]/3.4847446" office:value-type="float" office:value="0.0373612631468028" calcext:value-type="float">
            <text:p>0.037361263146803</text:p>
          </table:table-cell>
          <table:table-cell office:value-type="float" office:value="95.638837620566" calcext:value-type="float">
            <text:p>95.638837620566</text:p>
          </table:table-cell>
        </table:table-row>
        <table:table-row table:style-name="ro1">
          <table:table-cell office:value-type="float" office:value="919.22" calcext:value-type="float">
            <text:p>919.22</text:p>
          </table:table-cell>
          <table:table-cell office:value-type="float" office:value="0.13317721" calcext:value-type="float">
            <text:p>0.13317721</text:p>
          </table:table-cell>
          <table:table-cell table:formula="of:=[.B905]/3.4847446" office:value-type="float" office:value="0.0382172082281152" calcext:value-type="float">
            <text:p>0.038217208228115</text:p>
          </table:table-cell>
          <table:table-cell office:value-type="float" office:value="95.774406274724" calcext:value-type="float">
            <text:p>95.774406274724</text:p>
          </table:table-cell>
        </table:table-row>
        <table:table-row table:style-name="ro1">
          <table:table-cell office:value-type="float" office:value="920.23" calcext:value-type="float">
            <text:p>920.23</text:p>
          </table:table-cell>
          <table:table-cell office:value-type="float" office:value="0.13701608" calcext:value-type="float">
            <text:p>0.13701608</text:p>
          </table:table-cell>
          <table:table-cell table:formula="of:=[.B906]/3.4847446" office:value-type="float" office:value="0.0393188298505434" calcext:value-type="float">
            <text:p>0.039318829850544</text:p>
          </table:table-cell>
          <table:table-cell office:value-type="float" office:value="95.913882727477" calcext:value-type="float">
            <text:p>95.913882727477</text:p>
          </table:table-cell>
        </table:table-row>
        <table:table-row table:style-name="ro1">
          <table:table-cell office:value-type="float" office:value="921.25" calcext:value-type="float">
            <text:p>921.25</text:p>
          </table:table-cell>
          <table:table-cell office:value-type="float" office:value="0.14158686" calcext:value-type="float">
            <text:p>0.14158686</text:p>
          </table:table-cell>
          <table:table-cell table:formula="of:=[.B907]/3.4847446" office:value-type="float" office:value="0.0406304840819611" calcext:value-type="float">
            <text:p>0.040630484081961</text:p>
          </table:table-cell>
          <table:table-cell office:value-type="float" office:value="96.058012044265" calcext:value-type="float">
            <text:p>96.058012044265</text:p>
          </table:table-cell>
        </table:table-row>
        <table:table-row table:style-name="ro1">
          <table:table-cell office:value-type="float" office:value="922.27" calcext:value-type="float">
            <text:p>922.27</text:p>
          </table:table-cell>
          <table:table-cell office:value-type="float" office:value="0.14675156" calcext:value-type="float">
            <text:p>0.14675156</text:p>
          </table:table-cell>
          <table:table-cell table:formula="of:=[.B908]/3.4847446" office:value-type="float" office:value="0.0421125726114907" calcext:value-type="float">
            <text:p>0.042112572611491</text:p>
          </table:table-cell>
          <table:table-cell office:value-type="float" office:value="96.207398802105" calcext:value-type="float">
            <text:p>96.207398802105</text:p>
          </table:table-cell>
        </table:table-row>
        <table:table-row table:style-name="ro1">
          <table:table-cell office:value-type="float" office:value="923.29" calcext:value-type="float">
            <text:p>923.29</text:p>
          </table:table-cell>
          <table:table-cell office:value-type="float" office:value="0.15239274" calcext:value-type="float">
            <text:p>0.15239274</text:p>
          </table:table-cell>
          <table:table-cell table:formula="of:=[.B909]/3.4847446" office:value-type="float" office:value="0.0437313942605722" calcext:value-type="float">
            <text:p>0.043731394260572</text:p>
          </table:table-cell>
          <table:table-cell office:value-type="float" office:value="96.362528039222" calcext:value-type="float">
            <text:p>96.362528039222</text:p>
          </table:table-cell>
        </table:table-row>
        <table:table-row table:style-name="ro1">
          <table:table-cell office:value-type="float" office:value="924.3" calcext:value-type="float">
            <text:p>924.3</text:p>
          </table:table-cell>
          <table:table-cell office:value-type="float" office:value="0.15841267" calcext:value-type="float">
            <text:p>0.15841267</text:p>
          </table:table-cell>
          <table:table-cell table:formula="of:=[.B910]/3.4847446" office:value-type="float" office:value="0.0454589039322997" calcext:value-type="float">
            <text:p>0.0454589039323</text:p>
          </table:table-cell>
          <table:table-cell office:value-type="float" office:value="96.523785304576" calcext:value-type="float">
            <text:p>96.523785304576</text:p>
          </table:table-cell>
        </table:table-row>
        <table:table-row table:style-name="ro1">
          <table:table-cell office:value-type="float" office:value="925.32" calcext:value-type="float">
            <text:p>925.32</text:p>
          </table:table-cell>
          <table:table-cell office:value-type="float" office:value="0.16469816" calcext:value-type="float">
            <text:p>0.16469816</text:p>
          </table:table-cell>
          <table:table-cell table:formula="of:=[.B911]/3.4847446" office:value-type="float" office:value="0.0472626200496874" calcext:value-type="float">
            <text:p>0.047262620049688</text:p>
          </table:table-cell>
          <table:table-cell office:value-type="float" office:value="96.691440928531" calcext:value-type="float">
            <text:p>96.691440928531</text:p>
          </table:table-cell>
        </table:table-row>
        <table:table-row table:style-name="ro1">
          <table:table-cell office:value-type="float" office:value="926.34" calcext:value-type="float">
            <text:p>926.34</text:p>
          </table:table-cell>
          <table:table-cell office:value-type="float" office:value="0.17106873" calcext:value-type="float">
            <text:p>0.17106873</text:p>
          </table:table-cell>
          <table:table-cell table:formula="of:=[.B912]/3.4847446" office:value-type="float" office:value="0.0490907511557662" calcext:value-type="float">
            <text:p>0.049090751155766</text:p>
          </table:table-cell>
          <table:table-cell office:value-type="float" office:value="96.865581513551" calcext:value-type="float">
            <text:p>96.865581513551</text:p>
          </table:table-cell>
        </table:table-row>
        <table:table-row table:style-name="ro1">
          <table:table-cell office:value-type="float" office:value="927.36" calcext:value-type="float">
            <text:p>927.36</text:p>
          </table:table-cell>
          <table:table-cell office:value-type="float" office:value="0.17723507" calcext:value-type="float">
            <text:p>0.17723507</text:p>
          </table:table-cell>
          <table:table-cell table:formula="of:=[.B913]/3.4847446" office:value-type="float" office:value="0.0508602753843137" calcext:value-type="float">
            <text:p>0.050860275384314</text:p>
          </table:table-cell>
          <table:table-cell office:value-type="float" office:value="97.045999171769" calcext:value-type="float">
            <text:p>97.045999171769</text:p>
          </table:table-cell>
        </table:table-row>
        <table:table-row table:style-name="ro1">
          <table:table-cell office:value-type="float" office:value="928.38" calcext:value-type="float">
            <text:p>928.38</text:p>
          </table:table-cell>
          <table:table-cell office:value-type="float" office:value="0.18279319" calcext:value-type="float">
            <text:p>0.18279319</text:p>
          </table:table-cell>
          <table:table-cell table:formula="of:=[.B914]/3.4847446" office:value-type="float" office:value="0.0524552617141583" calcext:value-type="float">
            <text:p>0.052455261714158</text:p>
          </table:table-cell>
          <table:table-cell office:value-type="float" office:value="97.232074747409" calcext:value-type="float">
            <text:p>97.232074747409</text:p>
          </table:table-cell>
        </table:table-row>
        <table:table-row table:style-name="ro1">
          <table:table-cell office:value-type="float" office:value="929.39" calcext:value-type="float">
            <text:p>929.39</text:p>
          </table:table-cell>
          <table:table-cell office:value-type="float" office:value="0.18726649" calcext:value-type="float">
            <text:p>0.18726649</text:p>
          </table:table-cell>
          <table:table-cell table:formula="of:=[.B915]/3.4847446" office:value-type="float" office:value="0.053738942589939" calcext:value-type="float">
            <text:p>0.053738942589939</text:p>
          </table:table-cell>
          <table:table-cell office:value-type="float" office:value="97.422703954459" calcext:value-type="float">
            <text:p>97.422703954459</text:p>
          </table:table-cell>
        </table:table-row>
        <table:table-row table:style-name="ro1">
          <table:table-cell office:value-type="float" office:value="930.41" calcext:value-type="float">
            <text:p>930.41</text:p>
          </table:table-cell>
          <table:table-cell office:value-type="float" office:value="0.19018955" calcext:value-type="float">
            <text:p>0.19018955</text:p>
          </table:table-cell>
          <table:table-cell table:formula="of:=[.B916]/3.4847446" office:value-type="float" office:value="0.0545777587258475" calcext:value-type="float">
            <text:p>0.054577758725848</text:p>
          </table:table-cell>
          <table:table-cell office:value-type="float" office:value="97.616308708913" calcext:value-type="float">
            <text:p>97.616308708913</text:p>
          </table:table-cell>
        </table:table-row>
        <table:table-row table:style-name="ro1">
          <table:table-cell office:value-type="float" office:value="931.43" calcext:value-type="float">
            <text:p>931.43</text:p>
          </table:table-cell>
          <table:table-cell office:value-type="float" office:value="0.19120906" calcext:value-type="float">
            <text:p>0.19120906</text:p>
          </table:table-cell>
          <table:table-cell table:formula="of:=[.B917]/3.4847446" office:value-type="float" office:value="0.0548703224907788" calcext:value-type="float">
            <text:p>0.054870322490779</text:p>
          </table:table-cell>
          <table:table-cell office:value-type="float" office:value="97.810951281264" calcext:value-type="float">
            <text:p>97.810951281264</text:p>
          </table:table-cell>
        </table:table-row>
        <table:table-row table:style-name="ro1">
          <table:table-cell office:value-type="float" office:value="932.45" calcext:value-type="float">
            <text:p>932.45</text:p>
          </table:table-cell>
          <table:table-cell office:value-type="float" office:value="0.19016887" calcext:value-type="float">
            <text:p>0.19016887</text:p>
          </table:table-cell>
          <table:table-cell table:formula="of:=[.B918]/3.4847446" office:value-type="float" office:value="0.0545718242880698" calcext:value-type="float">
            <text:p>0.05457182428807</text:p>
          </table:table-cell>
          <table:table-cell office:value-type="float" office:value="98.004534980512" calcext:value-type="float">
            <text:p>98.004534980512</text:p>
          </table:table-cell>
        </table:table-row>
        <table:table-row table:style-name="ro1">
          <table:table-cell office:value-type="float" office:value="933.47" calcext:value-type="float">
            <text:p>933.47</text:p>
          </table:table-cell>
          <table:table-cell office:value-type="float" office:value="0.18714915" calcext:value-type="float">
            <text:p>0.18714915</text:p>
          </table:table-cell>
          <table:table-cell table:formula="of:=[.B919]/3.4847446" office:value-type="float" office:value="0.0537052701078868" calcext:value-type="float">
            <text:p>0.053705270107887</text:p>
          </table:table-cell>
          <table:table-cell office:value-type="float" office:value="98.195044734332" calcext:value-type="float">
            <text:p>98.195044734332</text:p>
          </table:table-cell>
        </table:table-row>
        <table:table-row table:style-name="ro1">
          <table:table-cell office:value-type="float" office:value="934.48" calcext:value-type="float">
            <text:p>934.48</text:p>
          </table:table-cell>
          <table:table-cell office:value-type="float" office:value="0.18244511" calcext:value-type="float">
            <text:p>0.18244511</text:p>
          </table:table-cell>
          <table:table-cell table:formula="of:=[.B920]/3.4847446" office:value-type="float" office:value="0.0523553749104023" calcext:value-type="float">
            <text:p>0.052355374910402</text:p>
          </table:table-cell>
          <table:table-cell office:value-type="float" office:value="98.380765980765" calcext:value-type="float">
            <text:p>98.380765980765</text:p>
          </table:table-cell>
        </table:table-row>
        <table:table-row table:style-name="ro1">
          <table:table-cell office:value-type="float" office:value="935.5" calcext:value-type="float">
            <text:p>935.5</text:p>
          </table:table-cell>
          <table:table-cell office:value-type="float" office:value="0.17649156" calcext:value-type="float">
            <text:p>0.17649156</text:p>
          </table:table-cell>
          <table:table-cell table:formula="of:=[.B921]/3.4847446" office:value-type="float" office:value="0.0506469139804392" calcext:value-type="float">
            <text:p>0.050646913980439</text:p>
          </table:table-cell>
          <table:table-cell office:value-type="float" office:value="98.560426776436" calcext:value-type="float">
            <text:p>98.560426776436</text:p>
          </table:table-cell>
        </table:table-row>
        <table:table-row table:style-name="ro1">
          <table:table-cell office:value-type="float" office:value="936.52" calcext:value-type="float">
            <text:p>936.52</text:p>
          </table:table-cell>
          <table:table-cell office:value-type="float" office:value="0.1697586" calcext:value-type="float">
            <text:p>0.1697586</text:p>
          </table:table-cell>
          <table:table-cell table:formula="of:=[.B922]/3.4847446" office:value-type="float" office:value="0.0487147896003627" calcext:value-type="float">
            <text:p>0.048714789600363</text:p>
          </table:table-cell>
          <table:table-cell office:value-type="float" office:value="98.7332337046" calcext:value-type="float">
            <text:p>98.7332337046</text:p>
          </table:table-cell>
        </table:table-row>
        <table:table-row table:style-name="ro1">
          <table:table-cell office:value-type="float" office:value="937.54" calcext:value-type="float">
            <text:p>937.54</text:p>
          </table:table-cell>
          <table:table-cell office:value-type="float" office:value="0.1626529" calcext:value-type="float">
            <text:p>0.1626529</text:p>
          </table:table-cell>
          <table:table-cell table:formula="of:=[.B923]/3.4847446" office:value-type="float" office:value="0.0466757018577488" calcext:value-type="float">
            <text:p>0.046675701857749</text:p>
          </table:table-cell>
          <table:table-cell office:value-type="float" office:value="98.898807339499" calcext:value-type="float">
            <text:p>98.898807339499</text:p>
          </table:table-cell>
        </table:table-row>
        <table:table-row table:style-name="ro1">
          <table:table-cell office:value-type="float" office:value="938.56" calcext:value-type="float">
            <text:p>938.56</text:p>
          </table:table-cell>
          <table:table-cell office:value-type="float" office:value="0.1554556" calcext:value-type="float">
            <text:p>0.1554556</text:p>
          </table:table-cell>
          <table:table-cell table:formula="of:=[.B924]/3.4847446" office:value-type="float" office:value="0.0446103281141464" calcext:value-type="float">
            <text:p>0.044610328114147</text:p>
          </table:table-cell>
          <table:table-cell office:value-type="float" office:value="99.057054428426" calcext:value-type="float">
            <text:p>99.057054428426</text:p>
          </table:table-cell>
        </table:table-row>
        <table:table-row table:style-name="ro1">
          <table:table-cell office:value-type="float" office:value="939.57" calcext:value-type="float">
            <text:p>939.57</text:p>
          </table:table-cell>
          <table:table-cell office:value-type="float" office:value="0.14831241" calcext:value-type="float">
            <text:p>0.14831241</text:p>
          </table:table-cell>
          <table:table-cell table:formula="of:=[.B925]/3.4847446" office:value-type="float" office:value="0.0425604820508223" calcext:value-type="float">
            <text:p>0.042560482050822</text:p>
          </table:table-cell>
          <table:table-cell office:value-type="float" office:value="99.208030057612" calcext:value-type="float">
            <text:p>99.208030057612</text:p>
          </table:table-cell>
        </table:table-row>
        <table:table-row table:style-name="ro1">
          <table:table-cell office:value-type="float" office:value="940.59" calcext:value-type="float">
            <text:p>940.59</text:p>
          </table:table-cell>
          <table:table-cell office:value-type="float" office:value="0.14127176" calcext:value-type="float">
            <text:p>0.14127176</text:p>
          </table:table-cell>
          <table:table-cell table:formula="of:=[.B926]/3.4847446" office:value-type="float" office:value="0.0405400613864213" calcext:value-type="float">
            <text:p>0.040540061386421</text:p>
          </table:table-cell>
          <table:table-cell office:value-type="float" office:value="99.351838609744" calcext:value-type="float">
            <text:p>99.351838609744</text:p>
          </table:table-cell>
        </table:table-row>
        <table:table-row table:style-name="ro1">
          <table:table-cell office:value-type="float" office:value="941.61" calcext:value-type="float">
            <text:p>941.61</text:p>
          </table:table-cell>
          <table:table-cell office:value-type="float" office:value="0.13434913" calcext:value-type="float">
            <text:p>0.13434913</text:p>
          </table:table-cell>
          <table:table-cell table:formula="of:=[.B927]/3.4847446" office:value-type="float" office:value="0.0385535083403243" calcext:value-type="float">
            <text:p>0.038553508340324</text:p>
          </table:table-cell>
          <table:table-cell office:value-type="float" office:value="99.488600222508" calcext:value-type="float">
            <text:p>99.488600222508</text:p>
          </table:table-cell>
        </table:table-row>
        <table:table-row table:style-name="ro1">
          <table:table-cell office:value-type="float" office:value="942.63" calcext:value-type="float">
            <text:p>942.63</text:p>
          </table:table-cell>
          <table:table-cell office:value-type="float" office:value="0.12758808" calcext:value-type="float">
            <text:p>0.12758808</text:p>
          </table:table-cell>
          <table:table-cell table:formula="of:=[.B928]/3.4847446" office:value-type="float" office:value="0.0366133231112547" calcext:value-type="float">
            <text:p>0.036613323111255</text:p>
          </table:table-cell>
          <table:table-cell office:value-type="float" office:value="99.618479386434" calcext:value-type="float">
            <text:p>99.618479386434</text:p>
          </table:table-cell>
        </table:table-row>
        <table:table-row table:style-name="ro1">
          <table:table-cell office:value-type="float" office:value="943.65" calcext:value-type="float">
            <text:p>943.65</text:p>
          </table:table-cell>
          <table:table-cell office:value-type="float" office:value="0.12109274" calcext:value-type="float">
            <text:p>0.12109274</text:p>
          </table:table-cell>
          <table:table-cell table:formula="of:=[.B929]/3.4847446" office:value-type="float" office:value="0.0347493873726069" calcext:value-type="float">
            <text:p>0.034749387372607</text:p>
          </table:table-cell>
          <table:table-cell office:value-type="float" office:value="99.741746565609" calcext:value-type="float">
            <text:p>99.741746565609</text:p>
          </table:table-cell>
        </table:table-row>
        <table:table-row table:style-name="ro1">
          <table:table-cell office:value-type="float" office:value="944.66" calcext:value-type="float">
            <text:p>944.66</text:p>
          </table:table-cell>
          <table:table-cell office:value-type="float" office:value="0.1150202" calcext:value-type="float">
            <text:p>0.1150202</text:p>
          </table:table-cell>
          <table:table-cell table:formula="of:=[.B930]/3.4847446" office:value-type="float" office:value="0.0330067804682157" calcext:value-type="float">
            <text:p>0.033006780468216</text:p>
          </table:table-cell>
          <table:table-cell office:value-type="float" office:value="99.858832167793" calcext:value-type="float">
            <text:p>99.858832167793</text:p>
          </table:table-cell>
        </table:table-row>
        <table:table-row table:style-name="ro1">
          <table:table-cell office:value-type="float" office:value="945.68" calcext:value-type="float">
            <text:p>945.68</text:p>
          </table:table-cell>
          <table:table-cell office:value-type="float" office:value="0.10953932" calcext:value-type="float">
            <text:p>0.10953932</text:p>
          </table:table-cell>
          <table:table-cell table:formula="of:=[.B931]/3.4847446" office:value-type="float" office:value="0.0314339593208639" calcext:value-type="float">
            <text:p>0.031433959320864</text:p>
          </table:table-cell>
          <table:table-cell office:value-type="float" office:value="99.970338464297" calcext:value-type="float">
            <text:p>99.970338464297</text:p>
          </table:table-cell>
        </table:table-row>
        <table:table-row table:style-name="ro1">
          <table:table-cell office:value-type="float" office:value="946.7" calcext:value-type="float">
            <text:p>946.7</text:p>
          </table:table-cell>
          <table:table-cell office:value-type="float" office:value="0.10477552" calcext:value-type="float">
            <text:p>0.10477552</text:p>
          </table:table-cell>
          <table:table-cell table:formula="of:=[.B932]/3.4847446" office:value-type="float" office:value="0.0300669150904201" calcext:value-type="float">
            <text:p>0.03006691509042</text:p>
          </table:table-cell>
          <table:table-cell office:value-type="float" office:value="100.07699542424" calcext:value-type="float">
            <text:p>100.07699542424</text:p>
          </table:table-cell>
        </table:table-row>
        <table:table-row table:style-name="ro1">
          <table:table-cell office:value-type="float" office:value="947.72" calcext:value-type="float">
            <text:p>947.72</text:p>
          </table:table-cell>
          <table:table-cell office:value-type="float" office:value="0.10076681" calcext:value-type="float">
            <text:p>0.10076681</text:p>
          </table:table-cell>
          <table:table-cell table:formula="of:=[.B933]/3.4847446" office:value-type="float" office:value="0.0289165553194343" calcext:value-type="float">
            <text:p>0.028916555319434</text:p>
          </table:table-cell>
          <table:table-cell office:value-type="float" office:value="100.17957169169" calcext:value-type="float">
            <text:p>100.17957169169</text:p>
          </table:table-cell>
        </table:table-row>
        <table:table-row table:style-name="ro1">
          <table:table-cell office:value-type="float" office:value="948.74" calcext:value-type="float">
            <text:p>948.74</text:p>
          </table:table-cell>
          <table:table-cell office:value-type="float" office:value="0.097449899" calcext:value-type="float">
            <text:p>0.097449899</text:p>
          </table:table-cell>
          <table:table-cell table:formula="of:=[.B934]/3.4847446" office:value-type="float" office:value="0.0279647177012628" calcext:value-type="float">
            <text:p>0.027964717701263</text:p>
          </table:table-cell>
          <table:table-cell office:value-type="float" office:value="100.27877148417" calcext:value-type="float">
            <text:p>100.27877148417</text:p>
          </table:table-cell>
        </table:table-row>
        <table:table-row table:style-name="ro1">
          <table:table-cell office:value-type="float" office:value="949.75" calcext:value-type="float">
            <text:p>949.75</text:p>
          </table:table-cell>
          <table:table-cell office:value-type="float" office:value="0.094682672" calcext:value-type="float">
            <text:p>0.094682672</text:p>
          </table:table-cell>
          <table:table-cell table:formula="of:=[.B935]/3.4847446" office:value-type="float" office:value="0.0271706201940883" calcext:value-type="float">
            <text:p>0.027170620194088</text:p>
          </table:table-cell>
          <table:table-cell office:value-type="float" office:value="100.37515435856" calcext:value-type="float">
            <text:p>100.37515435856</text:p>
          </table:table-cell>
        </table:table-row>
        <table:table-row table:style-name="ro1">
          <table:table-cell office:value-type="float" office:value="950.77" calcext:value-type="float">
            <text:p>950.77</text:p>
          </table:table-cell>
          <table:table-cell office:value-type="float" office:value="0.092294084" calcext:value-type="float">
            <text:p>0.092294084</text:p>
          </table:table-cell>
          <table:table-cell table:formula="of:=[.B936]/3.4847446" office:value-type="float" office:value="0.0264851788564361" calcext:value-type="float">
            <text:p>0.026485178856436</text:p>
          </table:table-cell>
          <table:table-cell office:value-type="float" office:value="100.46910575344" calcext:value-type="float">
            <text:p>100.46910575344</text:p>
          </table:table-cell>
        </table:table-row>
        <table:table-row table:style-name="ro1">
          <table:table-cell office:value-type="float" office:value="951.79" calcext:value-type="float">
            <text:p>951.79</text:p>
          </table:table-cell>
          <table:table-cell office:value-type="float" office:value="0.090141933" calcext:value-type="float">
            <text:p>0.090141933</text:p>
          </table:table-cell>
          <table:table-cell table:formula="of:=[.B937]/3.4847446" office:value-type="float" office:value="0.0258675866805275" calcext:value-type="float">
            <text:p>0.025867586680528</text:p>
          </table:table-cell>
          <table:table-cell office:value-type="float" office:value="100.56086635162" calcext:value-type="float">
            <text:p>100.56086635162</text:p>
          </table:table-cell>
        </table:table-row>
        <table:table-row table:style-name="ro1">
          <table:table-cell office:value-type="float" office:value="952.81" calcext:value-type="float">
            <text:p>952.81</text:p>
          </table:table-cell>
          <table:table-cell office:value-type="float" office:value="0.088156652" calcext:value-type="float">
            <text:p>0.088156652</text:p>
          </table:table-cell>
          <table:table-cell table:formula="of:=[.B938]/3.4847446" office:value-type="float" office:value="0.0252978803668998" calcext:value-type="float">
            <text:p>0.0252978803669</text:p>
          </table:table-cell>
          <table:table-cell office:value-type="float" office:value="100.6506060197" calcext:value-type="float">
            <text:p>100.6506060197</text:p>
          </table:table-cell>
        </table:table-row>
        <table:table-row table:style-name="ro1">
          <table:table-cell office:value-type="float" office:value="953.83" calcext:value-type="float">
            <text:p>953.83</text:p>
          </table:table-cell>
          <table:table-cell office:value-type="float" office:value="0.086355499" calcext:value-type="float">
            <text:p>0.086355499</text:p>
          </table:table-cell>
          <table:table-cell table:formula="of:=[.B939]/3.4847446" office:value-type="float" office:value="0.0247810123588397" calcext:value-type="float">
            <text:p>0.02478101235884</text:p>
          </table:table-cell>
          <table:table-cell office:value-type="float" office:value="100.73851219105" calcext:value-type="float">
            <text:p>100.73851219105</text:p>
          </table:table-cell>
        </table:table-row>
        <table:table-row table:style-name="ro1">
          <table:table-cell office:value-type="float" office:value="954.84" calcext:value-type="float">
            <text:p>954.84</text:p>
          </table:table-cell>
          <table:table-cell office:value-type="float" office:value="0.084823444" calcext:value-type="float">
            <text:p>0.084823444</text:p>
          </table:table-cell>
          <table:table-cell table:formula="of:=[.B940]/3.4847446" office:value-type="float" office:value="0.0243413660788799" calcext:value-type="float">
            <text:p>0.02434136607888</text:p>
          </table:table-cell>
          <table:table-cell office:value-type="float" office:value="100.82485879632" calcext:value-type="float">
            <text:p>100.82485879632</text:p>
          </table:table-cell>
        </table:table-row>
        <table:table-row table:style-name="ro1">
          <table:table-cell office:value-type="float" office:value="955.86" calcext:value-type="float">
            <text:p>955.86</text:p>
          </table:table-cell>
          <table:table-cell office:value-type="float" office:value="0.08366963" calcext:value-type="float">
            <text:p>0.08366963</text:p>
          </table:table-cell>
          <table:table-cell table:formula="of:=[.B941]/3.4847446" office:value-type="float" office:value="0.0240102617563422" calcext:value-type="float">
            <text:p>0.024010261756342</text:p>
          </table:table-cell>
          <table:table-cell office:value-type="float" office:value="100.91003086876" calcext:value-type="float">
            <text:p>100.91003086876</text:p>
          </table:table-cell>
        </table:table-row>
        <table:table-row table:style-name="ro1">
          <table:table-cell office:value-type="float" office:value="956.88" calcext:value-type="float">
            <text:p>956.88</text:p>
          </table:table-cell>
          <table:table-cell office:value-type="float" office:value="0.082976657" calcext:value-type="float">
            <text:p>0.082976657</text:p>
          </table:table-cell>
          <table:table-cell table:formula="of:=[.B942]/3.4847446" office:value-type="float" office:value="0.0238114027065283" calcext:value-type="float">
            <text:p>0.023811402706528</text:p>
          </table:table-cell>
          <table:table-cell office:value-type="float" office:value="100.99449752549" calcext:value-type="float">
            <text:p>100.99449752549</text:p>
          </table:table-cell>
        </table:table-row>
        <table:table-row table:style-name="ro1">
          <table:table-cell office:value-type="float" office:value="957.9" calcext:value-type="float">
            <text:p>957.9</text:p>
          </table:table-cell>
          <table:table-cell office:value-type="float" office:value="0.08276142" calcext:value-type="float">
            <text:p>0.08276142</text:p>
          </table:table-cell>
          <table:table-cell table:formula="of:=[.B943]/3.4847446" office:value-type="float" office:value="0.0237496372044023" calcext:value-type="float">
            <text:p>0.023749637204402</text:p>
          </table:table-cell>
          <table:table-cell office:value-type="float" office:value="101.07874507989" calcext:value-type="float">
            <text:p>101.07874507989</text:p>
          </table:table-cell>
        </table:table-row>
        <table:table-row table:style-name="ro1">
          <table:table-cell office:value-type="float" office:value="958.92" calcext:value-type="float">
            <text:p>958.92</text:p>
          </table:table-cell>
          <table:table-cell office:value-type="float" office:value="0.082960809" calcext:value-type="float">
            <text:p>0.082960809</text:p>
          </table:table-cell>
          <table:table-cell table:formula="of:=[.B944]/3.4847446" office:value-type="float" office:value="0.0238068548839992" calcext:value-type="float">
            <text:p>0.023806854883999</text:p>
          </table:table-cell>
          <table:table-cell office:value-type="float" office:value="101.16319560377" calcext:value-type="float">
            <text:p>101.16319560377</text:p>
          </table:table-cell>
        </table:table-row>
        <table:table-row table:style-name="ro1">
          <table:table-cell office:value-type="float" office:value="959.93" calcext:value-type="float">
            <text:p>959.93</text:p>
          </table:table-cell>
          <table:table-cell office:value-type="float" office:value="0.083445991" calcext:value-type="float">
            <text:p>0.083445991</text:p>
          </table:table-cell>
          <table:table-cell table:formula="of:=[.B945]/3.4847446" office:value-type="float" office:value="0.0239460851736451" calcext:value-type="float">
            <text:p>0.023946085173645</text:p>
          </table:table-cell>
          <table:table-cell office:value-type="float" office:value="101.24814002134" calcext:value-type="float">
            <text:p>101.24814002134</text:p>
          </table:table-cell>
        </table:table-row>
        <table:table-row table:style-name="ro1">
          <table:table-cell office:value-type="float" office:value="960.95" calcext:value-type="float">
            <text:p>960.95</text:p>
          </table:table-cell>
          <table:table-cell office:value-type="float" office:value="0.084058933" calcext:value-type="float">
            <text:p>0.084058933</text:p>
          </table:table-cell>
          <table:table-cell table:formula="of:=[.B946]/3.4847446" office:value-type="float" office:value="0.0241219781214382" calcext:value-type="float">
            <text:p>0.024121978121438</text:p>
          </table:table-cell>
          <table:table-cell office:value-type="float" office:value="101.33370838733" calcext:value-type="float">
            <text:p>101.33370838733</text:p>
          </table:table-cell>
        </table:table-row>
        <table:table-row table:style-name="ro1">
          <table:table-cell office:value-type="float" office:value="961.97" calcext:value-type="float">
            <text:p>961.97</text:p>
          </table:table-cell>
          <table:table-cell office:value-type="float" office:value="0.084657967" calcext:value-type="float">
            <text:p>0.084657967</text:p>
          </table:table-cell>
          <table:table-cell table:formula="of:=[.B947]/3.4847446" office:value-type="float" office:value="0.0242938799589502" calcext:value-type="float">
            <text:p>0.02429387995895</text:p>
          </table:table-cell>
          <table:table-cell office:value-type="float" office:value="101.41988654433" calcext:value-type="float">
            <text:p>101.41988654433</text:p>
          </table:table-cell>
        </table:table-row>
        <table:table-row table:style-name="ro1">
          <table:table-cell office:value-type="float" office:value="962.99" calcext:value-type="float">
            <text:p>962.99</text:p>
          </table:table-cell>
          <table:table-cell office:value-type="float" office:value="0.085157306" calcext:value-type="float">
            <text:p>0.085157306</text:p>
          </table:table-cell>
          <table:table-cell table:formula="of:=[.B948]/3.4847446" office:value-type="float" office:value="0.0244371728131812" calcext:value-type="float">
            <text:p>0.024437172813181</text:p>
          </table:table-cell>
          <table:table-cell office:value-type="float" office:value="101.50657300758" calcext:value-type="float">
            <text:p>101.50657300758</text:p>
          </table:table-cell>
        </table:table-row>
        <table:table-row table:style-name="ro1">
          <table:table-cell office:value-type="float" office:value="964.01" calcext:value-type="float">
            <text:p>964.01</text:p>
          </table:table-cell>
          <table:table-cell office:value-type="float" office:value="0.085548575" calcext:value-type="float">
            <text:p>0.085548575</text:p>
          </table:table-cell>
          <table:table-cell table:formula="of:=[.B949]/3.4847446" office:value-type="float" office:value="0.0245494533516172" calcext:value-type="float">
            <text:p>0.024549453351617</text:p>
          </table:table-cell>
          <table:table-cell office:value-type="float" office:value="101.59365776569" calcext:value-type="float">
            <text:p>101.59365776569</text:p>
          </table:table-cell>
        </table:table-row>
        <table:table-row table:style-name="ro1">
          <table:table-cell office:value-type="float" office:value="965.02" calcext:value-type="float">
            <text:p>965.02</text:p>
          </table:table-cell>
          <table:table-cell office:value-type="float" office:value="0.085898847" calcext:value-type="float">
            <text:p>0.085898847</text:p>
          </table:table-cell>
          <table:table-cell table:formula="of:=[.B950]/3.4847446" office:value-type="float" office:value="0.0246499691828205" calcext:value-type="float">
            <text:p>0.024649969182821</text:p>
          </table:table-cell>
          <table:table-cell office:value-type="float" office:value="101.68109908557" calcext:value-type="float">
            <text:p>101.68109908557</text:p>
          </table:table-cell>
        </table:table-row>
        <table:table-row table:style-name="ro1">
          <table:table-cell office:value-type="float" office:value="966.04" calcext:value-type="float">
            <text:p>966.04</text:p>
          </table:table-cell>
          <table:table-cell office:value-type="float" office:value="0.086327036" calcext:value-type="float">
            <text:p>0.086327036</text:p>
          </table:table-cell>
          <table:table-cell table:formula="of:=[.B951]/3.4847446" office:value-type="float" office:value="0.0247728444718732" calcext:value-type="float">
            <text:p>0.024772844471873</text:p>
          </table:table-cell>
          <table:table-cell office:value-type="float" office:value="101.76897628256" calcext:value-type="float">
            <text:p>101.76897628256</text:p>
          </table:table-cell>
        </table:table-row>
        <table:table-row table:style-name="ro1">
          <table:table-cell office:value-type="float" office:value="967.06" calcext:value-type="float">
            <text:p>967.06</text:p>
          </table:table-cell>
          <table:table-cell office:value-type="float" office:value="0.086966496" calcext:value-type="float">
            <text:p>0.086966496</text:p>
          </table:table-cell>
          <table:table-cell table:formula="of:=[.B952]/3.4847446" office:value-type="float" office:value="0.0249563471595594" calcext:value-type="float">
            <text:p>0.02495634715956</text:p>
          </table:table-cell>
          <table:table-cell office:value-type="float" office:value="101.8575044223" calcext:value-type="float">
            <text:p>101.8575044223</text:p>
          </table:table-cell>
        </table:table-row>
        <table:table-row table:style-name="ro1">
          <table:table-cell office:value-type="float" office:value="968.08" calcext:value-type="float">
            <text:p>968.08</text:p>
          </table:table-cell>
          <table:table-cell office:value-type="float" office:value="0.087925018" calcext:value-type="float">
            <text:p>0.087925018</text:p>
          </table:table-cell>
          <table:table-cell table:formula="of:=[.B953]/3.4847446" office:value-type="float" office:value="0.0252314094984178" calcext:value-type="float">
            <text:p>0.025231409498418</text:p>
          </table:table-cell>
          <table:table-cell office:value-type="float" office:value="101.94700829644" calcext:value-type="float">
            <text:p>101.94700829644</text:p>
          </table:table-cell>
        </table:table-row>
        <table:table-row table:style-name="ro1">
          <table:table-cell office:value-type="float" office:value="969.09" calcext:value-type="float">
            <text:p>969.09</text:p>
          </table:table-cell>
          <table:table-cell office:value-type="float" office:value="0.089253563" calcext:value-type="float">
            <text:p>0.089253563</text:p>
          </table:table-cell>
          <table:table-cell table:formula="of:=[.B954]/3.4847446" office:value-type="float" office:value="0.0256126555157012" calcext:value-type="float">
            <text:p>0.025612655515701</text:p>
          </table:table-cell>
          <table:table-cell office:value-type="float" office:value="102.0378645719" calcext:value-type="float">
            <text:p>102.0378645719</text:p>
          </table:table-cell>
        </table:table-row>
        <table:table-row table:style-name="ro1">
          <table:table-cell office:value-type="float" office:value="970.11" calcext:value-type="float">
            <text:p>970.11</text:p>
          </table:table-cell>
          <table:table-cell office:value-type="float" office:value="0.090932498" calcext:value-type="float">
            <text:p>0.090932498</text:p>
          </table:table-cell>
          <table:table-cell table:formula="of:=[.B955]/3.4847446" office:value-type="float" office:value="0.0260944512260669" calcext:value-type="float">
            <text:p>0.026094451226067</text:p>
          </table:table-cell>
          <table:table-cell office:value-type="float" office:value="102.13042993089" calcext:value-type="float">
            <text:p>102.13042993089</text:p>
          </table:table-cell>
        </table:table-row>
        <table:table-row table:style-name="ro1">
          <table:table-cell office:value-type="float" office:value="971.13" calcext:value-type="float">
            <text:p>971.13</text:p>
          </table:table-cell>
          <table:table-cell office:value-type="float" office:value="0.092879522" calcext:value-type="float">
            <text:p>0.092879522</text:p>
          </table:table-cell>
          <table:table-cell table:formula="of:=[.B956]/3.4847446" office:value-type="float" office:value="0.0266531791167709" calcext:value-type="float">
            <text:p>0.026653179116771</text:p>
          </table:table-cell>
          <table:table-cell office:value-type="float" office:value="102.22497727613" calcext:value-type="float">
            <text:p>102.22497727613</text:p>
          </table:table-cell>
        </table:table-row>
        <table:table-row table:style-name="ro1">
          <table:table-cell office:value-type="float" office:value="972.15" calcext:value-type="float">
            <text:p>972.15</text:p>
          </table:table-cell>
          <table:table-cell office:value-type="float" office:value="0.094977872" calcext:value-type="float">
            <text:p>0.094977872</text:p>
          </table:table-cell>
          <table:table-cell table:formula="of:=[.B957]/3.4847446" office:value-type="float" office:value="0.0272553322846099" calcext:value-type="float">
            <text:p>0.02725533228461</text:p>
          </table:table-cell>
          <table:table-cell office:value-type="float" office:value="102.32166065184" calcext:value-type="float">
            <text:p>102.32166065184</text:p>
          </table:table-cell>
        </table:table-row>
        <table:table-row table:style-name="ro1">
          <table:table-cell office:value-type="float" office:value="973.17" calcext:value-type="float">
            <text:p>973.17</text:p>
          </table:table-cell>
          <table:table-cell office:value-type="float" office:value="0.097117906" calcext:value-type="float">
            <text:p>0.097117906</text:p>
          </table:table-cell>
          <table:table-cell table:formula="of:=[.B958]/3.4847446" office:value-type="float" office:value="0.0278694473046891" calcext:value-type="float">
            <text:p>0.027869447304689</text:p>
          </table:table-cell>
          <table:table-cell office:value-type="float" office:value="102.42052248908" calcext:value-type="float">
            <text:p>102.42052248908</text:p>
          </table:table-cell>
        </table:table-row>
        <table:table-row table:style-name="ro1">
          <table:table-cell office:value-type="float" office:value="974.18" calcext:value-type="float">
            <text:p>974.18</text:p>
          </table:table-cell>
          <table:table-cell office:value-type="float" office:value="0.099240838" calcext:value-type="float">
            <text:p>0.099240838</text:p>
          </table:table-cell>
          <table:table-cell table:formula="of:=[.B959]/3.4847446" office:value-type="float" office:value="0.0284786546480336" calcext:value-type="float">
            <text:p>0.028478654648034</text:p>
          </table:table-cell>
          <table:table-cell office:value-type="float" office:value="102.52154538008" calcext:value-type="float">
            <text:p>102.52154538008</text:p>
          </table:table-cell>
        </table:table-row>
        <table:table-row table:style-name="ro1">
          <table:table-cell office:value-type="float" office:value="975.2" calcext:value-type="float">
            <text:p>975.2</text:p>
          </table:table-cell>
          <table:table-cell office:value-type="float" office:value="0.10137159" calcext:value-type="float">
            <text:p>0.10137159</text:p>
          </table:table-cell>
          <table:table-cell table:formula="of:=[.B960]/3.4847446" office:value-type="float" office:value="0.0290901060582747" calcext:value-type="float">
            <text:p>0.029090106058275</text:p>
          </table:table-cell>
          <table:table-cell office:value-type="float" office:value="102.62473728244" calcext:value-type="float">
            <text:p>102.62473728244</text:p>
          </table:table-cell>
        </table:table-row>
        <table:table-row table:style-name="ro1">
          <table:table-cell office:value-type="float" office:value="976.22" calcext:value-type="float">
            <text:p>976.22</text:p>
          </table:table-cell>
          <table:table-cell office:value-type="float" office:value="0.10362914" calcext:value-type="float">
            <text:p>0.10362914</text:p>
          </table:table-cell>
          <table:table-cell table:formula="of:=[.B961]/3.4847446" office:value-type="float" office:value="0.0297379440662595" calcext:value-type="float">
            <text:p>0.02973794406626</text:p>
          </table:table-cell>
          <table:table-cell office:value-type="float" office:value="102.73022727804" calcext:value-type="float">
            <text:p>102.73022727804</text:p>
          </table:table-cell>
        </table:table-row>
        <table:table-row table:style-name="ro1">
          <table:table-cell office:value-type="float" office:value="977.24" calcext:value-type="float">
            <text:p>977.24</text:p>
          </table:table-cell>
          <table:table-cell office:value-type="float" office:value="0.10620803" calcext:value-type="float">
            <text:p>0.10620803</text:p>
          </table:table-cell>
          <table:table-cell table:formula="of:=[.B962]/3.4847446" office:value-type="float" office:value="0.0304779954318603" calcext:value-type="float">
            <text:p>0.03047799543186</text:p>
          </table:table-cell>
          <table:table-cell office:value-type="float" office:value="102.83834246618" calcext:value-type="float">
            <text:p>102.83834246618</text:p>
          </table:table-cell>
        </table:table-row>
        <table:table-row table:style-name="ro1">
          <table:table-cell office:value-type="float" office:value="978.26" calcext:value-type="float">
            <text:p>978.26</text:p>
          </table:table-cell>
          <table:table-cell office:value-type="float" office:value="0.10933241" calcext:value-type="float">
            <text:p>0.10933241</text:p>
          </table:table-cell>
          <table:table-cell table:formula="of:=[.B963]/3.4847446" office:value-type="float" office:value="0.0313745833769281" calcext:value-type="float">
            <text:p>0.031374583376928</text:p>
          </table:table-cell>
          <table:table-cell office:value-type="float" office:value="102.94963813975" calcext:value-type="float">
            <text:p>102.94963813975</text:p>
          </table:table-cell>
        </table:table-row>
        <table:table-row table:style-name="ro1">
          <table:table-cell office:value-type="float" office:value="979.27" calcext:value-type="float">
            <text:p>979.27</text:p>
          </table:table-cell>
          <table:table-cell office:value-type="float" office:value="0.1131932" calcext:value-type="float">
            <text:p>0.1131932</text:p>
          </table:table-cell>
          <table:table-cell table:formula="of:=[.B964]/3.4847446" office:value-type="float" office:value="0.0324824952738287" calcext:value-type="float">
            <text:p>0.032482495273829</text:p>
          </table:table-cell>
          <table:table-cell office:value-type="float" office:value="103.06486393488" calcext:value-type="float">
            <text:p>103.06486393488</text:p>
          </table:table-cell>
        </table:table-row>
        <table:table-row table:style-name="ro1">
          <table:table-cell office:value-type="float" office:value="980.29" calcext:value-type="float">
            <text:p>980.29</text:p>
          </table:table-cell>
          <table:table-cell office:value-type="float" office:value="0.11788539" calcext:value-type="float">
            <text:p>0.11788539</text:p>
          </table:table-cell>
          <table:table-cell table:formula="of:=[.B965]/3.4847446" office:value-type="float" office:value="0.0338289899351591" calcext:value-type="float">
            <text:p>0.033828989935159</text:p>
          </table:table-cell>
          <table:table-cell office:value-type="float" office:value="103.18486617206" calcext:value-type="float">
            <text:p>103.18486617206</text:p>
          </table:table-cell>
        </table:table-row>
        <table:table-row table:style-name="ro1">
          <table:table-cell office:value-type="float" office:value="981.31" calcext:value-type="float">
            <text:p>981.31</text:p>
          </table:table-cell>
          <table:table-cell office:value-type="float" office:value="0.12336495" calcext:value-type="float">
            <text:p>0.12336495</text:p>
          </table:table-cell>
          <table:table-cell table:formula="of:=[.B966]/3.4847446" office:value-type="float" office:value="0.0354014322886102" calcext:value-type="float">
            <text:p>0.03540143228861</text:p>
          </table:table-cell>
          <table:table-cell office:value-type="float" office:value="103.31044636284" calcext:value-type="float">
            <text:p>103.31044636284</text:p>
          </table:table-cell>
        </table:table-row>
        <table:table-row table:style-name="ro1">
          <table:table-cell office:value-type="float" office:value="982.33" calcext:value-type="float">
            <text:p>982.33</text:p>
          </table:table-cell>
          <table:table-cell office:value-type="float" office:value="0.12944078" calcext:value-type="float">
            <text:p>0.12944078</text:p>
          </table:table-cell>
          <table:table-cell table:formula="of:=[.B967]/3.4847446" office:value-type="float" office:value="0.0371449833081024" calcext:value-type="float">
            <text:p>0.037144983308103</text:p>
          </table:table-cell>
          <table:table-cell office:value-type="float" office:value="103.44221149078" calcext:value-type="float">
            <text:p>103.44221149078</text:p>
          </table:table-cell>
        </table:table-row>
        <table:table-row table:style-name="ro1">
          <table:table-cell office:value-type="float" office:value="983.35" calcext:value-type="float">
            <text:p>983.35</text:p>
          </table:table-cell>
          <table:table-cell office:value-type="float" office:value="0.13580716" calcext:value-type="float">
            <text:p>0.13580716</text:p>
          </table:table-cell>
          <table:table-cell table:formula="of:=[.B968]/3.4847446" office:value-type="float" office:value="0.0389719120305115" calcext:value-type="float">
            <text:p>0.038971912030512</text:p>
          </table:table-cell>
          <table:table-cell office:value-type="float" office:value="103.58045731887" calcext:value-type="float">
            <text:p>103.58045731887</text:p>
          </table:table-cell>
        </table:table-row>
        <table:table-row table:style-name="ro1">
          <table:table-cell office:value-type="float" office:value="984.36" calcext:value-type="float">
            <text:p>984.36</text:p>
          </table:table-cell>
          <table:table-cell office:value-type="float" office:value="0.14210936" calcext:value-type="float">
            <text:p>0.14210936</text:p>
          </table:table-cell>
          <table:table-cell table:formula="of:=[.B969]/3.4847446" office:value-type="float" office:value="0.0407804233343241" calcext:value-type="float">
            <text:p>0.040780423334324</text:p>
          </table:table-cell>
          <table:table-cell office:value-type="float" office:value="103.72511851866" calcext:value-type="float">
            <text:p>103.72511851866</text:p>
          </table:table-cell>
        </table:table-row>
        <table:table-row table:style-name="ro1">
          <table:table-cell office:value-type="float" office:value="985.38" calcext:value-type="float">
            <text:p>985.38</text:p>
          </table:table-cell>
          <table:table-cell office:value-type="float" office:value="0.14802355" calcext:value-type="float">
            <text:p>0.14802355</text:p>
          </table:table-cell>
          <table:table-cell table:formula="of:=[.B970]/3.4847446" office:value-type="float" office:value="0.0424775893188844" calcext:value-type="float">
            <text:p>0.042477589318884</text:p>
          </table:table-cell>
          <table:table-cell office:value-type="float" office:value="103.87580010583" calcext:value-type="float">
            <text:p>103.87580010583</text:p>
          </table:table-cell>
        </table:table-row>
        <table:table-row table:style-name="ro1">
          <table:table-cell office:value-type="float" office:value="986.4" calcext:value-type="float">
            <text:p>986.4</text:p>
          </table:table-cell>
          <table:table-cell office:value-type="float" office:value="0.15332587" calcext:value-type="float">
            <text:p>0.15332587</text:p>
          </table:table-cell>
          <table:table-cell table:formula="of:=[.B971]/3.4847446" office:value-type="float" office:value="0.0439991699822133" calcext:value-type="float">
            <text:p>0.043999169982213</text:p>
          </table:table-cell>
          <table:table-cell office:value-type="float" office:value="104.03187922964" calcext:value-type="float">
            <text:p>104.03187922964</text:p>
          </table:table-cell>
        </table:table-row>
        <table:table-row table:style-name="ro1">
          <table:table-cell office:value-type="float" office:value="987.42" calcext:value-type="float">
            <text:p>987.42</text:p>
          </table:table-cell>
          <table:table-cell office:value-type="float" office:value="0.15792827" calcext:value-type="float">
            <text:p>0.15792827</text:p>
          </table:table-cell>
          <table:table-cell table:formula="of:=[.B972]/3.4847446" office:value-type="float" office:value="0.0453198980493434" calcext:value-type="float">
            <text:p>0.045319898049344</text:p>
          </table:table-cell>
          <table:table-cell office:value-type="float" office:value="104.19264338981" calcext:value-type="float">
            <text:p>104.19264338981</text:p>
          </table:table-cell>
        </table:table-row>
        <table:table-row table:style-name="ro1">
          <table:table-cell office:value-type="float" office:value="988.44" calcext:value-type="float">
            <text:p>988.44</text:p>
          </table:table-cell>
          <table:table-cell office:value-type="float" office:value="0.16186909" calcext:value-type="float">
            <text:p>0.16186909</text:p>
          </table:table-cell>
          <table:table-cell table:formula="of:=[.B973]/3.4847446" office:value-type="float" office:value="0.0464507757612997" calcext:value-type="float">
            <text:p>0.0464507757613</text:p>
          </table:table-cell>
          <table:table-cell office:value-type="float" office:value="104.35741914067" calcext:value-type="float">
            <text:p>104.35741914067</text:p>
          </table:table-cell>
        </table:table-row>
        <table:table-row table:style-name="ro1">
          <table:table-cell office:value-type="float" office:value="989.45" calcext:value-type="float">
            <text:p>989.45</text:p>
          </table:table-cell>
          <table:table-cell office:value-type="float" office:value="0.16526268" calcext:value-type="float">
            <text:p>0.16526268</text:p>
          </table:table-cell>
          <table:table-cell table:formula="of:=[.B974]/3.4847446" office:value-type="float" office:value="0.0474246175745563" calcext:value-type="float">
            <text:p>0.047424617574556</text:p>
          </table:table-cell>
          <table:table-cell office:value-type="float" office:value="104.5256494225" calcext:value-type="float">
            <text:p>104.5256494225</text:p>
          </table:table-cell>
        </table:table-row>
        <table:table-row table:style-name="ro1">
          <table:table-cell office:value-type="float" office:value="990.47" calcext:value-type="float">
            <text:p>990.47</text:p>
          </table:table-cell>
          <table:table-cell office:value-type="float" office:value="0.16822705" calcext:value-type="float">
            <text:p>0.16822705</text:p>
          </table:table-cell>
          <table:table-cell table:formula="of:=[.B975]/3.4847446" office:value-type="float" office:value="0.0482752882377664" calcext:value-type="float">
            <text:p>0.048275288237766</text:p>
          </table:table-cell>
          <table:table-cell office:value-type="float" office:value="104.69689730292" calcext:value-type="float">
            <text:p>104.69689730292</text:p>
          </table:table-cell>
        </table:table-row>
        <table:table-row table:style-name="ro1">
          <table:table-cell office:value-type="float" office:value="991.49" calcext:value-type="float">
            <text:p>991.49</text:p>
          </table:table-cell>
          <table:table-cell office:value-type="float" office:value="0.17081796" calcext:value-type="float">
            <text:p>0.17081796</text:p>
          </table:table-cell>
          <table:table-cell table:formula="of:=[.B976]/3.4847446" office:value-type="float" office:value="0.0490187889235842" calcext:value-type="float">
            <text:p>0.049018788923584</text:p>
          </table:table-cell>
          <table:table-cell office:value-type="float" office:value="104.87078261732" calcext:value-type="float">
            <text:p>104.87078261732</text:p>
          </table:table-cell>
        </table:table-row>
        <table:table-row table:style-name="ro1">
          <table:table-cell office:value-type="float" office:value="992.51" calcext:value-type="float">
            <text:p>992.51</text:p>
          </table:table-cell>
          <table:table-cell office:value-type="float" office:value="0.17299623" calcext:value-type="float">
            <text:p>0.17299623</text:p>
          </table:table-cell>
          <table:table-cell table:formula="of:=[.B977]/3.4847446" office:value-type="float" office:value="0.0496438763403206" calcext:value-type="float">
            <text:p>0.049643876340321</text:p>
          </table:table-cell>
          <table:table-cell office:value-type="float" office:value="105.04688531795" calcext:value-type="float">
            <text:p>105.04688531795</text:p>
          </table:table-cell>
        </table:table-row>
        <table:table-row table:style-name="ro1">
          <table:table-cell office:value-type="float" office:value="993.53" calcext:value-type="float">
            <text:p>993.53</text:p>
          </table:table-cell>
          <table:table-cell office:value-type="float" office:value="0.17464327" calcext:value-type="float">
            <text:p>0.17464327</text:p>
          </table:table-cell>
          <table:table-cell table:formula="of:=[.B978]/3.4847446" office:value-type="float" office:value="0.0501165192995779" calcext:value-type="float">
            <text:p>0.050116519299578</text:p>
          </table:table-cell>
          <table:table-cell office:value-type="float" office:value="105.22466463379" calcext:value-type="float">
            <text:p>105.22466463379</text:p>
          </table:table-cell>
        </table:table-row>
        <table:table-row table:style-name="ro1">
          <table:table-cell office:value-type="float" office:value="994.54" calcext:value-type="float">
            <text:p>994.54</text:p>
          </table:table-cell>
          <table:table-cell office:value-type="float" office:value="0.17562146" calcext:value-type="float">
            <text:p>0.17562146</text:p>
          </table:table-cell>
          <table:table-cell table:formula="of:=[.B979]/3.4847446" office:value-type="float" office:value="0.0503972256675568" calcext:value-type="float">
            <text:p>0.050397225667557</text:p>
          </table:table-cell>
          <table:table-cell office:value-type="float" office:value="105.40343970464" calcext:value-type="float">
            <text:p>105.40343970464</text:p>
          </table:table-cell>
        </table:table-row>
        <table:table-row table:style-name="ro1">
          <table:table-cell office:value-type="float" office:value="995.56" calcext:value-type="float">
            <text:p>995.56</text:p>
          </table:table-cell>
          <table:table-cell office:value-type="float" office:value="0.17585776" calcext:value-type="float">
            <text:p>0.17585776</text:p>
          </table:table-cell>
          <table:table-cell table:formula="of:=[.B980]/3.4847446" office:value-type="float" office:value="0.0504650355150848" calcext:value-type="float">
            <text:p>0.050465035515085</text:p>
          </table:table-cell>
          <table:table-cell office:value-type="float" office:value="105.58245531833" calcext:value-type="float">
            <text:p>105.58245531833</text:p>
          </table:table-cell>
        </table:table-row>
        <table:table-row table:style-name="ro1">
          <table:table-cell office:value-type="float" office:value="996.58" calcext:value-type="float">
            <text:p>996.58</text:p>
          </table:table-cell>
          <table:table-cell office:value-type="float" office:value="0.17541786" calcext:value-type="float">
            <text:p>0.17541786</text:p>
          </table:table-cell>
          <table:table-cell table:formula="of:=[.B981]/3.4847446" office:value-type="float" office:value="0.0503387995780236" calcext:value-type="float">
            <text:p>0.050338799578024</text:p>
          </table:table-cell>
          <table:table-cell office:value-type="float" office:value="105.76102312861" calcext:value-type="float">
            <text:p>105.76102312861</text:p>
          </table:table-cell>
        </table:table-row>
        <table:table-row table:style-name="ro1">
          <table:table-cell office:value-type="float" office:value="997.6" calcext:value-type="float">
            <text:p>997.6</text:p>
          </table:table-cell>
          <table:table-cell office:value-type="float" office:value="0.17453916" calcext:value-type="float">
            <text:p>0.17453916</text:p>
          </table:table-cell>
          <table:table-cell table:formula="of:=[.B982]/3.4847446" office:value-type="float" office:value="0.0500866433654851" calcext:value-type="float">
            <text:p>0.050086643365485</text:p>
          </table:table-cell>
          <table:table-cell office:value-type="float" office:value="105.93869646606" calcext:value-type="float">
            <text:p>105.93869646606</text:p>
          </table:table-cell>
        </table:table-row>
        <table:table-row table:style-name="ro1">
          <table:table-cell office:value-type="float" office:value="998.62" calcext:value-type="float">
            <text:p>998.62</text:p>
          </table:table-cell>
          <table:table-cell office:value-type="float" office:value="0.17360428" calcext:value-type="float">
            <text:p>0.17360428</text:p>
          </table:table-cell>
          <table:table-cell table:formula="of:=[.B983]/3.4847446" office:value-type="float" office:value="0.0498183654549605" calcext:value-type="float">
            <text:p>0.049818365454961</text:p>
          </table:table-cell>
          <table:table-cell office:value-type="float" office:value="106.1154181354" calcext:value-type="float">
            <text:p>106.1154181354</text:p>
          </table:table-cell>
        </table:table-row>
        <table:table-row table:style-name="ro1">
          <table:table-cell office:value-type="float" office:value="999.63" calcext:value-type="float">
            <text:p>999.63</text:p>
          </table:table-cell>
          <table:table-cell office:value-type="float" office:value="0.17305777" calcext:value-type="float">
            <text:p>0.17305777</text:p>
          </table:table-cell>
          <table:table-cell table:formula="of:=[.B984]/3.4847446" office:value-type="float" office:value="0.0496615361711157" calcext:value-type="float">
            <text:p>0.049661536171116</text:p>
          </table:table-cell>
          <table:table-cell office:value-type="float" office:value="106.2915834749" calcext:value-type="float">
            <text:p>106.2915834749</text:p>
          </table:table-cell>
        </table:table-row>
        <table:table-row table:style-name="ro1">
          <table:table-cell office:value-type="float" office:value="1000.65" calcext:value-type="float">
            <text:p>1000.65</text:p>
          </table:table-cell>
          <table:table-cell office:value-type="float" office:value="0.17329041" calcext:value-type="float">
            <text:p>0.17329041</text:p>
          </table:table-cell>
          <table:table-cell table:formula="of:=[.B985]/3.4847446" office:value-type="float" office:value="0.0497282957264644" calcext:value-type="float">
            <text:p>0.049728295726465</text:p>
          </table:table-cell>
          <table:table-cell office:value-type="float" office:value="106.46798563523" calcext:value-type="float">
            <text:p>106.46798563523</text:p>
          </table:table-cell>
        </table:table-row>
        <table:table-row table:style-name="ro1">
          <table:table-cell office:value-type="float" office:value="1001.67" calcext:value-type="float">
            <text:p>1001.67</text:p>
          </table:table-cell>
          <table:table-cell office:value-type="float" office:value="0.1745288" calcext:value-type="float">
            <text:p>0.1745288</text:p>
          </table:table-cell>
          <table:table-cell table:formula="of:=[.B986]/3.4847446" office:value-type="float" office:value="0.0500836704072947" calcext:value-type="float">
            <text:p>0.050083670407295</text:p>
          </table:table-cell>
          <table:table-cell office:value-type="float" office:value="106.6456484253" calcext:value-type="float">
            <text:p>106.6456484253</text:p>
          </table:table-cell>
        </table:table-row>
        <table:table-row table:style-name="ro1">
          <table:table-cell office:value-type="float" office:value="1002.69" calcext:value-type="float">
            <text:p>1002.69</text:p>
          </table:table-cell>
          <table:table-cell office:value-type="float" office:value="0.17676795" calcext:value-type="float">
            <text:p>0.17676795</text:p>
          </table:table-cell>
          <table:table-cell table:formula="of:=[.B987]/3.4847446" office:value-type="float" office:value="0.0507262282578758" calcext:value-type="float">
            <text:p>0.050726228257876</text:p>
          </table:table-cell>
          <table:table-cell office:value-type="float" office:value="106.82559056668" calcext:value-type="float">
            <text:p>106.82559056668</text:p>
          </table:table-cell>
        </table:table-row>
        <table:table-row table:style-name="ro1">
          <table:table-cell office:value-type="float" office:value="1003.71" calcext:value-type="float">
            <text:p>1003.71</text:p>
          </table:table-cell>
          <table:table-cell office:value-type="float" office:value="0.17977101" calcext:value-type="float">
            <text:p>0.17977101</text:p>
          </table:table-cell>
          <table:table-cell table:formula="of:=[.B988]/3.4847446" office:value-type="float" office:value="0.0515880015998877" calcext:value-type="float">
            <text:p>0.051588001599888</text:p>
          </table:table-cell>
          <table:table-cell office:value-type="float" office:value="107.00858969919" calcext:value-type="float">
            <text:p>107.00858969919</text:p>
          </table:table-cell>
        </table:table-row>
        <table:table-row table:style-name="ro1">
          <table:table-cell office:value-type="float" office:value="1004.72" calcext:value-type="float">
            <text:p>1004.72</text:p>
          </table:table-cell>
          <table:table-cell office:value-type="float" office:value="0.18313749" calcext:value-type="float">
            <text:p>0.18313749</text:p>
          </table:table-cell>
          <table:table-cell table:formula="of:=[.B989]/3.4847446" office:value-type="float" office:value="0.0525540637899259" calcext:value-type="float">
            <text:p>0.052554063789926</text:p>
          </table:table-cell>
          <table:table-cell office:value-type="float" office:value="107.19501575624" calcext:value-type="float">
            <text:p>107.19501575624</text:p>
          </table:table-cell>
        </table:table-row>
        <table:table-row table:style-name="ro1">
          <table:table-cell office:value-type="float" office:value="1005.74" calcext:value-type="float">
            <text:p>1005.74</text:p>
          </table:table-cell>
          <table:table-cell office:value-type="float" office:value="0.18641739" calcext:value-type="float">
            <text:p>0.18641739</text:p>
          </table:table-cell>
          <table:table-cell table:formula="of:=[.B990]/3.4847446" office:value-type="float" office:value="0.0534952805436588" calcext:value-type="float">
            <text:p>0.053495280543659</text:p>
          </table:table-cell>
          <table:table-cell office:value-type="float" office:value="107.38478061471" calcext:value-type="float">
            <text:p>107.38478061471</text:p>
          </table:table-cell>
        </table:table-row>
        <table:table-row table:style-name="ro1">
          <table:table-cell office:value-type="float" office:value="1006.76" calcext:value-type="float">
            <text:p>1006.76</text:p>
          </table:table-cell>
          <table:table-cell office:value-type="float" office:value="0.18923366" calcext:value-type="float">
            <text:p>0.18923366</text:p>
          </table:table-cell>
          <table:table-cell table:formula="of:=[.B991]/3.4847446" office:value-type="float" office:value="0.05430345167907" calcext:value-type="float">
            <text:p>0.05430345167907</text:p>
          </table:table-cell>
          <table:table-cell office:value-type="float" office:value="107.57741231209" calcext:value-type="float">
            <text:p>107.57741231209</text:p>
          </table:table-cell>
        </table:table-row>
        <table:table-row table:style-name="ro1">
          <table:table-cell office:value-type="float" office:value="1007.78" calcext:value-type="float">
            <text:p>1007.78</text:p>
          </table:table-cell>
          <table:table-cell office:value-type="float" office:value="0.19137278" calcext:value-type="float">
            <text:p>0.19137278</text:p>
          </table:table-cell>
          <table:table-cell table:formula="of:=[.B992]/3.4847446" office:value-type="float" office:value="0.0549173044130695" calcext:value-type="float">
            <text:p>0.05491730441307</text:p>
          </table:table-cell>
          <table:table-cell office:value-type="float" office:value="107.7722215467" calcext:value-type="float">
            <text:p>107.7722215467</text:p>
          </table:table-cell>
        </table:table-row>
        <table:table-row table:style-name="ro1">
          <table:table-cell office:value-type="float" office:value="1008.8" calcext:value-type="float">
            <text:p>1008.8</text:p>
          </table:table-cell>
          <table:table-cell office:value-type="float" office:value="0.19281621" calcext:value-type="float">
            <text:p>0.19281621</text:p>
          </table:table-cell>
          <table:table-cell table:formula="of:=[.B993]/3.4847446" office:value-type="float" office:value="0.0553315184131428" calcext:value-type="float">
            <text:p>0.055331518413143</text:p>
          </table:table-cell>
          <table:table-cell office:value-type="float" office:value="107.96850013296" calcext:value-type="float">
            <text:p>107.96850013296</text:p>
          </table:table-cell>
        </table:table-row>
        <table:table-row table:style-name="ro1">
          <table:table-cell office:value-type="float" office:value="1009.81" calcext:value-type="float">
            <text:p>1009.81</text:p>
          </table:table-cell>
          <table:table-cell office:value-type="float" office:value="0.19370667" calcext:value-type="float">
            <text:p>0.19370667</text:p>
          </table:table-cell>
          <table:table-cell table:formula="of:=[.B994]/3.4847446" office:value-type="float" office:value="0.0555870493349785" calcext:value-type="float">
            <text:p>0.055587049334979</text:p>
          </table:table-cell>
          <table:table-cell office:value-type="float" office:value="108.16568516681" calcext:value-type="float">
            <text:p>108.16568516681</text:p>
          </table:table-cell>
        </table:table-row>
        <table:table-row table:style-name="ro1">
          <table:table-cell office:value-type="float" office:value="1010.83" calcext:value-type="float">
            <text:p>1010.83</text:p>
          </table:table-cell>
          <table:table-cell office:value-type="float" office:value="0.19426645" calcext:value-type="float">
            <text:p>0.19426645</text:p>
          </table:table-cell>
          <table:table-cell table:formula="of:=[.B995]/3.4847446" office:value-type="float" office:value="0.0557476866453857" calcext:value-type="float">
            <text:p>0.055747686645386</text:p>
          </table:table-cell>
          <table:table-cell office:value-type="float" office:value="108.36344002629" calcext:value-type="float">
            <text:p>108.36344002629</text:p>
          </table:table-cell>
        </table:table-row>
        <table:table-row table:style-name="ro1">
          <table:table-cell office:value-type="float" office:value="1011.85" calcext:value-type="float">
            <text:p>1011.85</text:p>
          </table:table-cell>
          <table:table-cell office:value-type="float" office:value="0.19470027" calcext:value-type="float">
            <text:p>0.19470027</text:p>
          </table:table-cell>
          <table:table-cell table:formula="of:=[.B996]/3.4847446" office:value-type="float" office:value="0.0558721778347831" calcext:value-type="float">
            <text:p>0.055872177834783</text:p>
          </table:table-cell>
          <table:table-cell office:value-type="float" office:value="108.56163649934" calcext:value-type="float">
            <text:p>108.56163649934</text:p>
          </table:table-cell>
        </table:table-row>
        <table:table-row table:style-name="ro1">
          <table:table-cell office:value-type="float" office:value="1012.87" calcext:value-type="float">
            <text:p>1012.87</text:p>
          </table:table-cell>
          <table:table-cell office:value-type="float" office:value="0.19511808" calcext:value-type="float">
            <text:p>0.19511808</text:p>
          </table:table-cell>
          <table:table-cell table:formula="of:=[.B997]/3.4847446" office:value-type="float" office:value="0.055992074713309" calcext:value-type="float">
            <text:p>0.055992074713309</text:p>
          </table:table-cell>
          <table:table-cell office:value-type="float" office:value="108.76025828348" calcext:value-type="float">
            <text:p>108.76025828348</text:p>
          </table:table-cell>
        </table:table-row>
        <table:table-row table:style-name="ro1">
          <table:table-cell office:value-type="float" office:value="1013.89" calcext:value-type="float">
            <text:p>1013.89</text:p>
          </table:table-cell>
          <table:table-cell office:value-type="float" office:value="0.19550258" calcext:value-type="float">
            <text:p>0.19550258</text:p>
          </table:table-cell>
          <table:table-cell table:formula="of:=[.B998]/3.4847446" office:value-type="float" office:value="0.0561024127851436" calcext:value-type="float">
            <text:p>0.056102412785144</text:p>
          </table:table-cell>
          <table:table-cell office:value-type="float" office:value="108.95927147435" calcext:value-type="float">
            <text:p>108.95927147435</text:p>
          </table:table-cell>
        </table:table-row>
        <table:table-row table:style-name="ro1">
          <table:table-cell office:value-type="float" office:value="1014.9" calcext:value-type="float">
            <text:p>1014.9</text:p>
          </table:table-cell>
          <table:table-cell office:value-type="float" office:value="0.19572774" calcext:value-type="float">
            <text:p>0.19572774</text:p>
          </table:table-cell>
          <table:table-cell table:formula="of:=[.B999]/3.4847446" office:value-type="float" office:value="0.0561670258417217" calcext:value-type="float">
            <text:p>0.056167025841722</text:p>
          </table:table-cell>
          <table:table-cell office:value-type="float" office:value="109.15851386412" calcext:value-type="float">
            <text:p>109.15851386412</text:p>
          </table:table-cell>
        </table:table-row>
        <table:table-row table:style-name="ro1">
          <table:table-cell office:value-type="float" office:value="1015.92" calcext:value-type="float">
            <text:p>1015.92</text:p>
          </table:table-cell>
          <table:table-cell office:value-type="float" office:value="0.19561466" calcext:value-type="float">
            <text:p>0.19561466</text:p>
          </table:table-cell>
          <table:table-cell table:formula="of:=[.B1000]/3.4847446" office:value-type="float" office:value="0.0561345758308945" calcext:value-type="float">
            <text:p>0.056134575830895</text:p>
          </table:table-cell>
          <table:table-cell office:value-type="float" office:value="109.35764115055" calcext:value-type="float">
            <text:p>109.35764115055</text:p>
          </table:table-cell>
        </table:table-row>
        <table:table-row table:style-name="ro1">
          <table:table-cell office:value-type="float" office:value="1016.94" calcext:value-type="float">
            <text:p>1016.94</text:p>
          </table:table-cell>
          <table:table-cell office:value-type="float" office:value="0.19499874" calcext:value-type="float">
            <text:p>0.19499874</text:p>
          </table:table-cell>
          <table:table-cell table:formula="of:=[.B1001]/3.4847446" office:value-type="float" office:value="0.0559578283011042" calcext:value-type="float">
            <text:p>0.055957828301104</text:p>
          </table:table-cell>
          <table:table-cell office:value-type="float" office:value="109.556141451" calcext:value-type="float">
            <text:p>109.556141451</text:p>
          </table:table-cell>
        </table:table-row>
        <table:table-row table:style-name="ro1">
          <table:table-cell office:value-type="float" office:value="1017.96" calcext:value-type="float">
            <text:p>1017.96</text:p>
          </table:table-cell>
          <table:table-cell office:value-type="float" office:value="0.19378016" calcext:value-type="float">
            <text:p>0.19378016</text:p>
          </table:table-cell>
          <table:table-cell table:formula="of:=[.B1002]/3.4847446" office:value-type="float" office:value="0.0556081383984353" calcext:value-type="float">
            <text:p>0.055608138398435</text:p>
          </table:table-cell>
          <table:table-cell office:value-type="float" office:value="109.75340129357" calcext:value-type="float">
            <text:p>109.75340129357</text:p>
          </table:table-cell>
        </table:table-row>
        <table:table-row table:style-name="ro1">
          <table:table-cell office:value-type="float" office:value="1018.97" calcext:value-type="float">
            <text:p>1018.97</text:p>
          </table:table-cell>
          <table:table-cell office:value-type="float" office:value="0.19193982" calcext:value-type="float">
            <text:p>0.19193982</text:p>
          </table:table-cell>
          <table:table-cell table:formula="of:=[.B1003]/3.4847446" office:value-type="float" office:value="0.0550800250899306" calcext:value-type="float">
            <text:p>0.055080025089931</text:p>
          </table:table-cell>
          <table:table-cell office:value-type="float" office:value="109.94878774608" calcext:value-type="float">
            <text:p>109.94878774608</text:p>
          </table:table-cell>
        </table:table-row>
        <table:table-row table:style-name="ro1">
          <table:table-cell office:value-type="float" office:value="1019.99" calcext:value-type="float">
            <text:p>1019.99</text:p>
          </table:table-cell>
          <table:table-cell office:value-type="float" office:value="0.18951821" calcext:value-type="float">
            <text:p>0.18951821</text:p>
          </table:table-cell>
          <table:table-cell table:formula="of:=[.B1004]/3.4847446" office:value-type="float" office:value="0.0543851075915291" calcext:value-type="float">
            <text:p>0.054385107591529</text:p>
          </table:table-cell>
          <table:table-cell office:value-type="float" office:value="110.14170911027" calcext:value-type="float">
            <text:p>110.14170911027</text:p>
          </table:table-cell>
        </table:table-row>
        <table:table-row table:style-name="ro1">
          <table:table-cell office:value-type="float" office:value="1021.01" calcext:value-type="float">
            <text:p>1021.01</text:p>
          </table:table-cell>
          <table:table-cell office:value-type="float" office:value="0.18657093" calcext:value-type="float">
            <text:p>0.18657093</text:p>
          </table:table-cell>
          <table:table-cell table:formula="of:=[.B1005]/3.4847446" office:value-type="float" office:value="0.0535393411614728" calcext:value-type="float">
            <text:p>0.053539341161473</text:p>
          </table:table-cell>
          <table:table-cell office:value-type="float" office:value="110.33163026591" calcext:value-type="float">
            <text:p>110.33163026591</text:p>
          </table:table-cell>
        </table:table-row>
        <table:table-row table:style-name="ro1">
          <table:table-cell office:value-type="float" office:value="1022.03" calcext:value-type="float">
            <text:p>1022.03</text:p>
          </table:table-cell>
          <table:table-cell office:value-type="float" office:value="0.183123" calcext:value-type="float">
            <text:p>0.183123</text:p>
          </table:table-cell>
          <table:table-cell table:formula="of:=[.B1006]/3.4847446" office:value-type="float" office:value="0.0525499056659705" calcext:value-type="float">
            <text:p>0.052549905665971</text:p>
          </table:table-cell>
          <table:table-cell office:value-type="float" office:value="110.5180415731" calcext:value-type="float">
            <text:p>110.5180415731</text:p>
          </table:table-cell>
        </table:table-row>
        <table:table-row table:style-name="ro1">
          <table:table-cell office:value-type="float" office:value="1023.05" calcext:value-type="float">
            <text:p>1023.05</text:p>
          </table:table-cell>
          <table:table-cell office:value-type="float" office:value="0.17914385" calcext:value-type="float">
            <text:p>0.17914385</text:p>
          </table:table-cell>
          <table:table-cell table:formula="of:=[.B1007]/3.4847446" office:value-type="float" office:value="0.0514080285826399" calcext:value-type="float">
            <text:p>0.05140802858264</text:p>
          </table:table-cell>
          <table:table-cell office:value-type="float" office:value="110.70040228459" calcext:value-type="float">
            <text:p>110.70040228459</text:p>
          </table:table-cell>
        </table:table-row>
        <table:table-row table:style-name="ro1">
          <table:table-cell office:value-type="float" office:value="1024.06" calcext:value-type="float">
            <text:p>1024.06</text:p>
          </table:table-cell>
          <table:table-cell office:value-type="float" office:value="0.17455496" calcext:value-type="float">
            <text:p>0.17455496</text:p>
          </table:table-cell>
          <table:table-cell table:formula="of:=[.B1008]/3.4847446" office:value-type="float" office:value="0.0500911774136905" calcext:value-type="float">
            <text:p>0.050091177413691</text:p>
          </table:table-cell>
          <table:table-cell office:value-type="float" office:value="110.87809170455" calcext:value-type="float">
            <text:p>110.87809170455</text:p>
          </table:table-cell>
        </table:table-row>
        <table:table-row table:style-name="ro1">
          <table:table-cell office:value-type="float" office:value="1025.08" calcext:value-type="float">
            <text:p>1025.08</text:p>
          </table:table-cell>
          <table:table-cell office:value-type="float" office:value="0.16926813" calcext:value-type="float">
            <text:p>0.16926813</text:p>
          </table:table-cell>
          <table:table-cell table:formula="of:=[.B1009]/3.4847446" office:value-type="float" office:value="0.0485740418393933" calcext:value-type="float">
            <text:p>0.048574041839393</text:p>
          </table:table-cell>
          <table:table-cell office:value-type="float" office:value="111.05039935641" calcext:value-type="float">
            <text:p>111.05039935641</text:p>
          </table:table-cell>
        </table:table-row>
        <table:table-row table:style-name="ro1">
          <table:table-cell office:value-type="float" office:value="1026.1" calcext:value-type="float">
            <text:p>1026.1</text:p>
          </table:table-cell>
          <table:table-cell office:value-type="float" office:value="0.16323999" calcext:value-type="float">
            <text:p>0.16323999</text:p>
          </table:table-cell>
          <table:table-cell table:formula="of:=[.B1010]/3.4847446" office:value-type="float" office:value="0.0468441761843895" calcext:value-type="float">
            <text:p>0.04684417618439</text:p>
          </table:table-cell>
          <table:table-cell office:value-type="float" office:value="111.21657062549" calcext:value-type="float">
            <text:p>111.21657062549</text:p>
          </table:table-cell>
        </table:table-row>
        <table:table-row table:style-name="ro1">
          <table:table-cell office:value-type="float" office:value="1027.12" calcext:value-type="float">
            <text:p>1027.12</text:p>
          </table:table-cell>
          <table:table-cell office:value-type="float" office:value="0.15652181" calcext:value-type="float">
            <text:p>0.15652181</text:p>
          </table:table-cell>
          <table:table-cell table:formula="of:=[.B1011]/3.4847446" office:value-type="float" office:value="0.0449162931481406" calcext:value-type="float">
            <text:p>0.044916293148141</text:p>
          </table:table-cell>
          <table:table-cell office:value-type="float" office:value="111.37590307044" calcext:value-type="float">
            <text:p>111.37590307044</text:p>
          </table:table-cell>
        </table:table-row>
        <table:table-row table:style-name="ro1">
          <table:table-cell office:value-type="float" office:value="1028.14" calcext:value-type="float">
            <text:p>1028.14</text:p>
          </table:table-cell>
          <table:table-cell office:value-type="float" office:value="0.14928547" calcext:value-type="float">
            <text:p>0.14928547</text:p>
          </table:table-cell>
          <table:table-cell table:formula="of:=[.B1012]/3.4847446" office:value-type="float" office:value="0.0428397162879598" calcext:value-type="float">
            <text:p>0.04283971628796</text:p>
          </table:table-cell>
          <table:table-cell office:value-type="float" office:value="111.52786923198" calcext:value-type="float">
            <text:p>111.52786923198</text:p>
          </table:table-cell>
        </table:table-row>
        <table:table-row table:style-name="ro1">
          <table:table-cell office:value-type="float" office:value="1029.15" calcext:value-type="float">
            <text:p>1029.15</text:p>
          </table:table-cell>
          <table:table-cell office:value-type="float" office:value="0.1418155" calcext:value-type="float">
            <text:p>0.1418155</text:p>
          </table:table-cell>
          <table:table-cell table:formula="of:=[.B1013]/3.4847446" office:value-type="float" office:value="0.0406960957770047" calcext:value-type="float">
            <text:p>0.040696095777005</text:p>
          </table:table-cell>
          <table:table-cell office:value-type="float" office:value="111.67223129549" calcext:value-type="float">
            <text:p>111.67223129549</text:p>
          </table:table-cell>
        </table:table-row>
        <table:table-row table:style-name="ro1">
          <table:table-cell office:value-type="float" office:value="1030.17" calcext:value-type="float">
            <text:p>1030.17</text:p>
          </table:table-cell>
          <table:table-cell office:value-type="float" office:value="0.13446854" calcext:value-type="float">
            <text:p>0.13446854</text:p>
          </table:table-cell>
          <table:table-cell table:formula="of:=[.B1014]/3.4847446" office:value-type="float" office:value="0.0385877748400844" calcext:value-type="float">
            <text:p>0.038587774840084</text:p>
          </table:table-cell>
          <table:table-cell office:value-type="float" office:value="111.80911446501" calcext:value-type="float">
            <text:p>111.80911446501</text:p>
          </table:table-cell>
        </table:table-row>
        <table:table-row table:style-name="ro1">
          <table:table-cell office:value-type="float" office:value="1031.19" calcext:value-type="float">
            <text:p>1031.19</text:p>
          </table:table-cell>
          <table:table-cell office:value-type="float" office:value="0.12761186" calcext:value-type="float">
            <text:p>0.12761186</text:p>
          </table:table-cell>
          <table:table-cell table:formula="of:=[.B1015]/3.4847446" office:value-type="float" office:value="0.0366201471407689" calcext:value-type="float">
            <text:p>0.036620147140769</text:p>
          </table:table-cell>
          <table:table-cell office:value-type="float" office:value="111.93901783384" calcext:value-type="float">
            <text:p>111.93901783384</text:p>
          </table:table-cell>
        </table:table-row>
        <table:table-row table:style-name="ro1">
          <table:table-cell office:value-type="float" office:value="1032.21" calcext:value-type="float">
            <text:p>1032.21</text:p>
          </table:table-cell>
          <table:table-cell office:value-type="float" office:value="0.12155827" calcext:value-type="float">
            <text:p>0.12155827</text:p>
          </table:table-cell>
          <table:table-cell table:formula="of:=[.B1016]/3.4847446" office:value-type="float" office:value="0.0348829782245735" calcext:value-type="float">
            <text:p>0.034882978224574</text:p>
          </table:table-cell>
          <table:table-cell office:value-type="float" office:value="112.06275890849" calcext:value-type="float">
            <text:p>112.06275890849</text:p>
          </table:table-cell>
        </table:table-row>
        <table:table-row table:style-name="ro1">
          <table:table-cell office:value-type="float" office:value="1033.23" calcext:value-type="float">
            <text:p>1033.23</text:p>
          </table:table-cell>
          <table:table-cell office:value-type="float" office:value="0.11651356" calcext:value-type="float">
            <text:p>0.11651356</text:p>
          </table:table-cell>
          <table:table-cell table:formula="of:=[.B1017]/3.4847446" office:value-type="float" office:value="0.0334353226345483" calcext:value-type="float">
            <text:p>0.033435322634548</text:p>
          </table:table-cell>
          <table:table-cell office:value-type="float" office:value="112.18136468498" calcext:value-type="float">
            <text:p>112.18136468498</text:p>
          </table:table-cell>
        </table:table-row>
        <table:table-row table:style-name="ro1">
          <table:table-cell office:value-type="float" office:value="1034.24" calcext:value-type="float">
            <text:p>1034.24</text:p>
          </table:table-cell>
          <table:table-cell office:value-type="float" office:value="0.11254783" calcext:value-type="float">
            <text:p>0.11254783</text:p>
          </table:table-cell>
          <table:table-cell table:formula="of:=[.B1018]/3.4847446" office:value-type="float" office:value="0.0322972966225416" calcext:value-type="float">
            <text:p>0.032297296622542</text:p>
          </table:table-cell>
          <table:table-cell office:value-type="float" office:value="112.29593352389" calcext:value-type="float">
            <text:p>112.29593352389</text:p>
          </table:table-cell>
        </table:table-row>
        <table:table-row table:style-name="ro1">
          <table:table-cell office:value-type="float" office:value="1035.26" calcext:value-type="float">
            <text:p>1035.26</text:p>
          </table:table-cell>
          <table:table-cell office:value-type="float" office:value="0.10959451" calcext:value-type="float">
            <text:p>0.10959451</text:p>
          </table:table-cell>
          <table:table-cell table:formula="of:=[.B1019]/3.4847446" office:value-type="float" office:value="0.0314497969234245" calcext:value-type="float">
            <text:p>0.031449796923425</text:p>
          </table:table-cell>
          <table:table-cell office:value-type="float" office:value="112.40749600644" calcext:value-type="float">
            <text:p>112.40749600644</text:p>
          </table:table-cell>
        </table:table-row>
        <table:table-row table:style-name="ro1">
          <table:table-cell office:value-type="float" office:value="1036.28" calcext:value-type="float">
            <text:p>1036.28</text:p>
          </table:table-cell>
          <table:table-cell office:value-type="float" office:value="0.10747435" calcext:value-type="float">
            <text:p>0.10747435</text:p>
          </table:table-cell>
          <table:table-cell table:formula="of:=[.B1020]/3.4847446" office:value-type="float" office:value="0.0308413850472715" calcext:value-type="float">
            <text:p>0.030841385047272</text:p>
          </table:table-cell>
          <table:table-cell office:value-type="float" office:value="112.51690025504" calcext:value-type="float">
            <text:p>112.51690025504</text:p>
          </table:table-cell>
        </table:table-row>
        <table:table-row table:style-name="ro1">
          <table:table-cell office:value-type="float" office:value="1037.3" calcext:value-type="float">
            <text:p>1037.3</text:p>
          </table:table-cell>
          <table:table-cell office:value-type="float" office:value="0.10593776" calcext:value-type="float">
            <text:p>0.10593776</text:p>
          </table:table-cell>
          <table:table-cell table:formula="of:=[.B1021]/3.4847446" office:value-type="float" office:value="0.0304004373806907" calcext:value-type="float">
            <text:p>0.030400437380691</text:p>
          </table:table-cell>
          <table:table-cell office:value-type="float" office:value="112.62474032249" calcext:value-type="float">
            <text:p>112.62474032249</text:p>
          </table:table-cell>
        </table:table-row>
        <table:table-row table:style-name="ro1">
          <table:table-cell office:value-type="float" office:value="1038.32" calcext:value-type="float">
            <text:p>1038.32</text:p>
          </table:table-cell>
          <table:table-cell office:value-type="float" office:value="0.10471708" calcext:value-type="float">
            <text:p>0.10471708</text:p>
          </table:table-cell>
          <table:table-cell table:formula="of:=[.B1022]/3.4847446" office:value-type="float" office:value="0.0300501448513616" calcext:value-type="float">
            <text:p>0.030050144851362</text:p>
          </table:table-cell>
          <table:table-cell office:value-type="float" office:value="112.7313377906" calcext:value-type="float">
            <text:p>112.7313377906</text:p>
          </table:table-cell>
        </table:table-row>
        <table:table-row table:style-name="ro1">
          <table:table-cell office:value-type="float" office:value="1039.33" calcext:value-type="float">
            <text:p>1039.33</text:p>
          </table:table-cell>
          <table:table-cell office:value-type="float" office:value="0.1035805" calcext:value-type="float">
            <text:p>0.1035805</text:p>
          </table:table-cell>
          <table:table-cell table:formula="of:=[.B1023]/3.4847446" office:value-type="float" office:value="0.0297239860849487" calcext:value-type="float">
            <text:p>0.029723986084949</text:p>
          </table:table-cell>
          <table:table-cell office:value-type="float" office:value="112.83677827143" calcext:value-type="float">
            <text:p>112.83677827143</text:p>
          </table:table-cell>
        </table:table-row>
        <table:table-row table:style-name="ro1">
          <table:table-cell office:value-type="float" office:value="1040.35" calcext:value-type="float">
            <text:p>1040.35</text:p>
          </table:table-cell>
          <table:table-cell office:value-type="float" office:value="0.10237977" calcext:value-type="float">
            <text:p>0.10237977</text:p>
          </table:table-cell>
          <table:table-cell table:formula="of:=[.B1024]/3.4847446" office:value-type="float" office:value="0.0293794185088916" calcext:value-type="float">
            <text:p>0.029379418508892</text:p>
          </table:table-cell>
          <table:table-cell office:value-type="float" office:value="112.94099645471" calcext:value-type="float">
            <text:p>112.94099645471</text:p>
          </table:table-cell>
        </table:table-row>
        <table:table-row table:style-name="ro1">
          <table:table-cell office:value-type="float" office:value="1041.37" calcext:value-type="float">
            <text:p>1041.37</text:p>
          </table:table-cell>
          <table:table-cell office:value-type="float" office:value="0.10108391" calcext:value-type="float">
            <text:p>0.10108391</text:p>
          </table:table-cell>
          <table:table-cell table:formula="of:=[.B1025]/3.4847446" office:value-type="float" office:value="0.0290075519451268" calcext:value-type="float">
            <text:p>0.029007551945127</text:p>
          </table:table-cell>
          <table:table-cell office:value-type="float" office:value="113.0438955128" calcext:value-type="float">
            <text:p>113.0438955128</text:p>
          </table:table-cell>
        </table:table-row>
        <table:table-row table:style-name="ro1">
          <table:table-cell office:value-type="float" office:value="1042.39" calcext:value-type="float">
            <text:p>1042.39</text:p>
          </table:table-cell>
          <table:table-cell office:value-type="float" office:value="0.099791866" calcext:value-type="float">
            <text:p>0.099791866</text:p>
          </table:table-cell>
          <table:table-cell table:formula="of:=[.B1026]/3.4847446" office:value-type="float" office:value="0.0286367804400931" calcext:value-type="float">
            <text:p>0.028636780440093</text:p>
          </table:table-cell>
          <table:table-cell office:value-type="float" office:value="113.14547932666" calcext:value-type="float">
            <text:p>113.14547932666</text:p>
          </table:table-cell>
        </table:table-row>
        <table:table-row table:style-name="ro1">
          <table:table-cell office:value-type="float" office:value="1043.41" calcext:value-type="float">
            <text:p>1043.41</text:p>
          </table:table-cell>
          <table:table-cell office:value-type="float" office:value="0.09871853" calcext:value-type="float">
            <text:p>0.09871853</text:p>
          </table:table-cell>
          <table:table-cell table:formula="of:=[.B1027]/3.4847446" office:value-type="float" office:value="0.0283287704929652" calcext:value-type="float">
            <text:p>0.028328770492965</text:p>
          </table:table-cell>
          <table:table-cell office:value-type="float" office:value="113.24597052985" calcext:value-type="float">
            <text:p>113.24597052985</text:p>
          </table:table-cell>
        </table:table-row>
        <table:table-row table:style-name="ro1">
          <table:table-cell office:value-type="float" office:value="1044.42" calcext:value-type="float">
            <text:p>1044.42</text:p>
          </table:table-cell>
          <table:table-cell office:value-type="float" office:value="0.098153091" calcext:value-type="float">
            <text:p>0.098153091</text:p>
          </table:table-cell>
          <table:table-cell table:formula="of:=[.B1028]/3.4847446" office:value-type="float" office:value="0.0281665092471913" calcext:value-type="float">
            <text:p>0.028166509247191</text:p>
          </table:table-cell>
          <table:table-cell office:value-type="float" office:value="113.3458861408" calcext:value-type="float">
            <text:p>113.3458861408</text:p>
          </table:table-cell>
        </table:table-row>
        <table:table-row table:style-name="ro1">
          <table:table-cell office:value-type="float" office:value="1045.44" calcext:value-type="float">
            <text:p>1045.44</text:p>
          </table:table-cell>
          <table:table-cell office:value-type="float" office:value="0.098394849" calcext:value-type="float">
            <text:p>0.098394849</text:p>
          </table:table-cell>
          <table:table-cell table:formula="of:=[.B1029]/3.4847446" office:value-type="float" office:value="0.0282358853501057" calcext:value-type="float">
            <text:p>0.028235885350106</text:p>
          </table:table-cell>
          <table:table-cell office:value-type="float" office:value="113.44604785092" calcext:value-type="float">
            <text:p>113.44604785092</text:p>
          </table:table-cell>
        </table:table-row>
        <table:table-row table:style-name="ro1">
          <table:table-cell office:value-type="float" office:value="1046.46" calcext:value-type="float">
            <text:p>1046.46</text:p>
          </table:table-cell>
          <table:table-cell office:value-type="float" office:value="0.099678864" calcext:value-type="float">
            <text:p>0.099678864</text:p>
          </table:table-cell>
          <table:table-cell table:formula="of:=[.B1030]/3.4847446" office:value-type="float" office:value="0.0286043528125418" calcext:value-type="float">
            <text:p>0.028604352812542</text:p>
          </table:table-cell>
          <table:table-cell office:value-type="float" office:value="113.54751663348" calcext:value-type="float">
            <text:p>113.54751663348</text:p>
          </table:table-cell>
        </table:table-row>
        <table:table-row table:style-name="ro1">
          <table:table-cell office:value-type="float" office:value="1047.48" calcext:value-type="float">
            <text:p>1047.48</text:p>
          </table:table-cell>
          <table:table-cell office:value-type="float" office:value="0.10210923" calcext:value-type="float">
            <text:p>0.10210923</text:p>
          </table:table-cell>
          <table:table-cell table:formula="of:=[.B1031]/3.4847446" office:value-type="float" office:value="0.0293017829771513" calcext:value-type="float">
            <text:p>0.029301782977151</text:p>
          </table:table-cell>
          <table:table-cell office:value-type="float" office:value="113.65145941963" calcext:value-type="float">
            <text:p>113.65145941963</text:p>
          </table:table-cell>
        </table:table-row>
        <table:table-row table:style-name="ro1">
          <table:table-cell office:value-type="float" office:value="1048.5" calcext:value-type="float">
            <text:p>1048.5</text:p>
          </table:table-cell>
          <table:table-cell office:value-type="float" office:value="0.10561868" calcext:value-type="float">
            <text:p>0.10561868</text:p>
          </table:table-cell>
          <table:table-cell table:formula="of:=[.B1032]/3.4847446" office:value-type="float" office:value="0.0303088725641472" calcext:value-type="float">
            <text:p>0.030308872564147</text:p>
          </table:table-cell>
          <table:table-cell office:value-type="float" office:value="113.75897467999" calcext:value-type="float">
            <text:p>113.75897467999</text:p>
          </table:table-cell>
        </table:table-row>
        <table:table-row table:style-name="ro1">
          <table:table-cell office:value-type="float" office:value="1049.51" calcext:value-type="float">
            <text:p>1049.51</text:p>
          </table:table-cell>
          <table:table-cell office:value-type="float" office:value="0.10996853" calcext:value-type="float">
            <text:p>0.10996853</text:p>
          </table:table-cell>
          <table:table-cell table:formula="of:=[.B1033]/3.4847446" office:value-type="float" office:value="0.0315571276012595" calcext:value-type="float">
            <text:p>0.03155712760126</text:p>
          </table:table-cell>
          <table:table-cell office:value-type="float" office:value="113.87091790098" calcext:value-type="float">
            <text:p>113.87091790098</text:p>
          </table:table-cell>
        </table:table-row>
        <table:table-row table:style-name="ro1">
          <table:table-cell office:value-type="float" office:value="1050.53" calcext:value-type="float">
            <text:p>1050.53</text:p>
          </table:table-cell>
          <table:table-cell office:value-type="float" office:value="0.11479259" calcext:value-type="float">
            <text:p>0.11479259</text:p>
          </table:table-cell>
          <table:table-cell table:formula="of:=[.B1034]/3.4847446" office:value-type="float" office:value="0.0329414643472007" calcext:value-type="float">
            <text:p>0.032941464347201</text:p>
          </table:table-cell>
          <table:table-cell office:value-type="float" office:value="113.98777180168" calcext:value-type="float">
            <text:p>113.98777180168</text:p>
          </table:table-cell>
        </table:table-row>
        <table:table-row table:style-name="ro1">
          <table:table-cell office:value-type="float" office:value="1051.55" calcext:value-type="float">
            <text:p>1051.55</text:p>
          </table:table-cell>
          <table:table-cell office:value-type="float" office:value="0.1196763" calcext:value-type="float">
            <text:p>0.1196763</text:p>
          </table:table-cell>
          <table:table-cell table:formula="of:=[.B1035]/3.4847446" office:value-type="float" office:value="0.0343429185599427" calcext:value-type="float">
            <text:p>0.034342918559943</text:p>
          </table:table-cell>
          <table:table-cell office:value-type="float" office:value="114.1095971137" calcext:value-type="float">
            <text:p>114.1095971137</text:p>
          </table:table-cell>
        </table:table-row>
        <table:table-row table:style-name="ro1">
          <table:table-cell office:value-type="float" office:value="1052.57" calcext:value-type="float">
            <text:p>1052.57</text:p>
          </table:table-cell>
          <table:table-cell office:value-type="float" office:value="0.1242511" calcext:value-type="float">
            <text:p>0.1242511</text:p>
          </table:table-cell>
          <table:table-cell table:formula="of:=[.B1036]/3.4847446" office:value-type="float" office:value="0.0356557263909671" calcext:value-type="float">
            <text:p>0.035655726390967</text:p>
          </table:table-cell>
          <table:table-cell office:value-type="float" office:value="114.2360793715" calcext:value-type="float">
            <text:p>114.2360793715</text:p>
          </table:table-cell>
        </table:table-row>
        <table:table-row table:style-name="ro1">
          <table:table-cell office:value-type="float" office:value="1053.59" calcext:value-type="float">
            <text:p>1053.59</text:p>
          </table:table-cell>
          <table:table-cell office:value-type="float" office:value="0.12827811" calcext:value-type="float">
            <text:p>0.12827811</text:p>
          </table:table-cell>
          <table:table-cell table:formula="of:=[.B1037]/3.4847446" office:value-type="float" office:value="0.036811337622849" calcext:value-type="float">
            <text:p>0.036811337622849</text:p>
          </table:table-cell>
          <table:table-cell office:value-type="float" office:value="114.36666094796" calcext:value-type="float">
            <text:p>114.36666094796</text:p>
          </table:table-cell>
        </table:table-row>
        <table:table-row table:style-name="ro1">
          <table:table-cell office:value-type="float" office:value="1054.6" calcext:value-type="float">
            <text:p>1054.6</text:p>
          </table:table-cell>
          <table:table-cell office:value-type="float" office:value="0.13169756" calcext:value-type="float">
            <text:p>0.13169756</text:p>
          </table:table-cell>
          <table:table-cell table:formula="of:=[.B1038]/3.4847446" office:value-type="float" office:value="0.0377926003529785" calcext:value-type="float">
            <text:p>0.037792600352979</text:p>
          </table:table-cell>
          <table:table-cell office:value-type="float" office:value="114.50072337857" calcext:value-type="float">
            <text:p>114.50072337857</text:p>
          </table:table-cell>
        </table:table-row>
        <table:table-row table:style-name="ro1">
          <table:table-cell office:value-type="float" office:value="1055.62" calcext:value-type="float">
            <text:p>1055.62</text:p>
          </table:table-cell>
          <table:table-cell office:value-type="float" office:value="0.13462954" calcext:value-type="float">
            <text:p>0.13462954</text:p>
          </table:table-cell>
          <table:table-cell table:formula="of:=[.B1039]/3.4847446" office:value-type="float" office:value="0.0386339762173675" calcext:value-type="float">
            <text:p>0.038633976217368</text:p>
          </table:table-cell>
          <table:table-cell office:value-type="float" office:value="114.63777044202" calcext:value-type="float">
            <text:p>114.63777044202</text:p>
          </table:table-cell>
        </table:table-row>
        <table:table-row table:style-name="ro1">
          <table:table-cell office:value-type="float" office:value="1056.64" calcext:value-type="float">
            <text:p>1056.64</text:p>
          </table:table-cell>
          <table:table-cell office:value-type="float" office:value="0.13732585" calcext:value-type="float">
            <text:p>0.13732585</text:p>
          </table:table-cell>
          <table:table-cell table:formula="of:=[.B1040]/3.4847446" office:value-type="float" office:value="0.0394077230222266" calcext:value-type="float">
            <text:p>0.039407723022227</text:p>
          </table:table-cell>
          <table:table-cell office:value-type="float" office:value="114.77756222727" calcext:value-type="float">
            <text:p>114.77756222727</text:p>
          </table:table-cell>
        </table:table-row>
        <table:table-row table:style-name="ro1">
          <table:table-cell office:value-type="float" office:value="1057.66" calcext:value-type="float">
            <text:p>1057.66</text:p>
          </table:table-cell>
          <table:table-cell office:value-type="float" office:value="0.14008699" calcext:value-type="float">
            <text:p>0.14008699</text:p>
          </table:table-cell>
          <table:table-cell table:formula="of:=[.B1041]/3.4847446" office:value-type="float" office:value="0.0402000737729818" calcext:value-type="float">
            <text:p>0.040200073772982</text:p>
          </table:table-cell>
          <table:table-cell office:value-type="float" office:value="114.92016473537" calcext:value-type="float">
            <text:p>114.92016473537</text:p>
          </table:table-cell>
        </table:table-row>
        <table:table-row table:style-name="ro1">
          <table:table-cell office:value-type="float" office:value="1058.68" calcext:value-type="float">
            <text:p>1058.68</text:p>
          </table:table-cell>
          <table:table-cell office:value-type="float" office:value="0.14316849" calcext:value-type="float">
            <text:p>0.14316849</text:p>
          </table:table-cell>
          <table:table-cell table:formula="of:=[.B1042]/3.4847446" office:value-type="float" office:value="0.0410843566555782" calcext:value-type="float">
            <text:p>0.041084356655578</text:p>
          </table:table-cell>
          <table:table-cell office:value-type="float" office:value="115.06590408315" calcext:value-type="float">
            <text:p>115.06590408315</text:p>
          </table:table-cell>
        </table:table-row>
        <table:table-row table:style-name="ro1">
          <table:table-cell office:value-type="float" office:value="1059.69" calcext:value-type="float">
            <text:p>1059.69</text:p>
          </table:table-cell>
          <table:table-cell office:value-type="float" office:value="0.14670325" calcext:value-type="float">
            <text:p>0.14670325</text:p>
          </table:table-cell>
          <table:table-cell table:formula="of:=[.B1043]/3.4847446" office:value-type="float" office:value="0.042098709328655" calcext:value-type="float">
            <text:p>0.042098709328655</text:p>
          </table:table-cell>
          <table:table-cell office:value-type="float" office:value="115.21524166139" calcext:value-type="float">
            <text:p>115.21524166139</text:p>
          </table:table-cell>
        </table:table-row>
        <table:table-row table:style-name="ro1">
          <table:table-cell office:value-type="float" office:value="1060.71" calcext:value-type="float">
            <text:p>1060.71</text:p>
          </table:table-cell>
          <table:table-cell office:value-type="float" office:value="0.15066153" calcext:value-type="float">
            <text:p>0.15066153</text:p>
          </table:table-cell>
          <table:table-cell table:formula="of:=[.B1044]/3.4847446" office:value-type="float" office:value="0.0432345974508433" calcext:value-type="float">
            <text:p>0.043234597450843</text:p>
          </table:table-cell>
          <table:table-cell office:value-type="float" office:value="115.3686086009" calcext:value-type="float">
            <text:p>115.3686086009</text:p>
          </table:table-cell>
        </table:table-row>
        <table:table-row table:style-name="ro1">
          <table:table-cell office:value-type="float" office:value="1061.73" calcext:value-type="float">
            <text:p>1061.73</text:p>
          </table:table-cell>
          <table:table-cell office:value-type="float" office:value="0.15485909" calcext:value-type="float">
            <text:p>0.15485909</text:p>
          </table:table-cell>
          <table:table-cell table:formula="of:=[.B1045]/3.4847446" office:value-type="float" office:value="0.044439150576487" calcext:value-type="float">
            <text:p>0.044439150576487</text:p>
          </table:table-cell>
          <table:table-cell office:value-type="float" office:value="115.52624847136" calcext:value-type="float">
            <text:p>115.52624847136</text:p>
          </table:table-cell>
        </table:table-row>
        <table:table-row table:style-name="ro1">
          <table:table-cell office:value-type="float" office:value="1062.75" calcext:value-type="float">
            <text:p>1062.75</text:p>
          </table:table-cell>
          <table:table-cell office:value-type="float" office:value="0.15900999" calcext:value-type="float">
            <text:p>0.15900999</text:p>
          </table:table-cell>
          <table:table-cell table:formula="of:=[.B1046]/3.4847446" office:value-type="float" office:value="0.0456303139116709" calcext:value-type="float">
            <text:p>0.045630313911671</text:p>
          </table:table-cell>
          <table:table-cell office:value-type="float" office:value="115.68811378067" calcext:value-type="float">
            <text:p>115.68811378067</text:p>
          </table:table-cell>
        </table:table-row>
        <table:table-row table:style-name="ro1">
          <table:table-cell office:value-type="float" office:value="1063.76" calcext:value-type="float">
            <text:p>1063.76</text:p>
          </table:table-cell>
          <table:table-cell office:value-type="float" office:value="0.16280883" calcext:value-type="float">
            <text:p>0.16280883</text:p>
          </table:table-cell>
          <table:table-cell table:formula="of:=[.B1047]/3.4847446" office:value-type="float" office:value="0.0467204483220951" calcext:value-type="float">
            <text:p>0.046720448322095</text:p>
          </table:table-cell>
          <table:table-cell office:value-type="float" office:value="115.85384614205" calcext:value-type="float">
            <text:p>115.85384614205</text:p>
          </table:table-cell>
        </table:table-row>
        <table:table-row table:style-name="ro1">
          <table:table-cell office:value-type="float" office:value="1064.78" calcext:value-type="float">
            <text:p>1064.78</text:p>
          </table:table-cell>
          <table:table-cell office:value-type="float" office:value="0.16601946" calcext:value-type="float">
            <text:p>0.16601946</text:p>
          </table:table-cell>
          <table:table-cell table:formula="of:=[.B1048]/3.4847446" office:value-type="float" office:value="0.0476417870049931" calcext:value-type="float">
            <text:p>0.047641787004993</text:p>
          </table:table-cell>
          <table:table-cell office:value-type="float" office:value="116.02284678372" calcext:value-type="float">
            <text:p>116.02284678372</text:p>
          </table:table-cell>
        </table:table-row>
        <table:table-row table:style-name="ro1">
          <table:table-cell office:value-type="float" office:value="1065.8" calcext:value-type="float">
            <text:p>1065.8</text:p>
          </table:table-cell>
          <table:table-cell office:value-type="float" office:value="0.1685465" calcext:value-type="float">
            <text:p>0.1685465</text:p>
          </table:table-cell>
          <table:table-cell table:formula="of:=[.B1049]/3.4847446" office:value-type="float" office:value="0.0483669592313882" calcext:value-type="float">
            <text:p>0.048366959231388</text:p>
          </table:table-cell>
          <table:table-cell office:value-type="float" office:value="116.19441985084" calcext:value-type="float">
            <text:p>116.19441985084</text:p>
          </table:table-cell>
        </table:table-row>
        <table:table-row table:style-name="ro1">
          <table:table-cell office:value-type="float" office:value="1066.82" calcext:value-type="float">
            <text:p>1066.82</text:p>
          </table:table-cell>
          <table:table-cell office:value-type="float" office:value="0.17047094" calcext:value-type="float">
            <text:p>0.17047094</text:p>
          </table:table-cell>
          <table:table-cell table:formula="of:=[.B1050]/3.4847446" office:value-type="float" office:value="0.0489192063028091" calcext:value-type="float">
            <text:p>0.048919206302809</text:p>
          </table:table-cell>
          <table:table-cell office:value-type="float" office:value="116.36795191264" calcext:value-type="float">
            <text:p>116.36795191264</text:p>
          </table:table-cell>
        </table:table-row>
        <table:table-row table:style-name="ro1">
          <table:table-cell office:value-type="float" office:value="1067.84" calcext:value-type="float">
            <text:p>1067.84</text:p>
          </table:table-cell>
          <table:table-cell office:value-type="float" office:value="0.17204052" calcext:value-type="float">
            <text:p>0.17204052</text:p>
          </table:table-cell>
          <table:table-cell table:formula="of:=[.B1051]/3.4847446" office:value-type="float" office:value="0.0493696209472568" calcext:value-type="float">
            <text:p>0.049369620947257</text:p>
          </table:table-cell>
          <table:table-cell office:value-type="float" office:value="116.54308173948" calcext:value-type="float">
            <text:p>116.54308173948</text:p>
          </table:table-cell>
        </table:table-row>
        <table:table-row table:style-name="ro1">
          <table:table-cell office:value-type="float" office:value="1068.85" calcext:value-type="float">
            <text:p>1068.85</text:p>
          </table:table-cell>
          <table:table-cell office:value-type="float" office:value="0.17361734" calcext:value-type="float">
            <text:p>0.17361734</text:p>
          </table:table-cell>
          <table:table-cell table:formula="of:=[.B1052]/3.4847446" office:value-type="float" office:value="0.0498221132188568" calcext:value-type="float">
            <text:p>0.049822113218857</text:p>
          </table:table-cell>
          <table:table-cell office:value-type="float" office:value="116.71981670041" calcext:value-type="float">
            <text:p>116.71981670041</text:p>
          </table:table-cell>
        </table:table-row>
        <table:table-row table:style-name="ro1">
          <table:table-cell office:value-type="float" office:value="1069.87" calcext:value-type="float">
            <text:p>1069.87</text:p>
          </table:table-cell>
          <table:table-cell office:value-type="float" office:value="0.17559544" calcext:value-type="float">
            <text:p>0.17559544</text:p>
          </table:table-cell>
          <table:table-cell table:formula="of:=[.B1053]/3.4847446" office:value-type="float" office:value="0.0503897588362717" calcext:value-type="float">
            <text:p>0.050389758836272</text:p>
          </table:table-cell>
          <table:table-cell office:value-type="float" office:value="116.89856528371" calcext:value-type="float">
            <text:p>116.89856528371</text:p>
          </table:table-cell>
        </table:table-row>
        <table:table-row table:style-name="ro1">
          <table:table-cell office:value-type="float" office:value="1070.89" calcext:value-type="float">
            <text:p>1070.89</text:p>
          </table:table-cell>
          <table:table-cell office:value-type="float" office:value="0.17830895" calcext:value-type="float">
            <text:p>0.17830895</text:p>
          </table:table-cell>
          <table:table-cell table:formula="of:=[.B1054]/3.4847446" office:value-type="float" office:value="0.051168441440443" calcext:value-type="float">
            <text:p>0.051168441440443</text:p>
          </table:table-cell>
          <table:table-cell office:value-type="float" office:value="117.08007610292" calcext:value-type="float">
            <text:p>117.08007610292</text:p>
          </table:table-cell>
        </table:table-row>
        <table:table-row table:style-name="ro1">
          <table:table-cell office:value-type="float" office:value="1071.91" calcext:value-type="float">
            <text:p>1071.91</text:p>
          </table:table-cell>
          <table:table-cell office:value-type="float" office:value="0.181954" calcext:value-type="float">
            <text:p>0.181954</text:p>
          </table:table-cell>
          <table:table-cell table:formula="of:=[.B1055]/3.4847446" office:value-type="float" office:value="0.0522144434917842" calcext:value-type="float">
            <text:p>0.052214443491784</text:p>
          </table:table-cell>
          <table:table-cell office:value-type="float" office:value="117.26529742531" calcext:value-type="float">
            <text:p>117.26529742531</text:p>
          </table:table-cell>
        </table:table-row>
        <table:table-row table:style-name="ro1">
          <table:table-cell office:value-type="float" office:value="1072.93" calcext:value-type="float">
            <text:p>1072.93</text:p>
          </table:table-cell>
          <table:table-cell office:value-type="float" office:value="0.18654482" calcext:value-type="float">
            <text:p>0.18654482</text:p>
          </table:table-cell>
          <table:table-cell table:formula="of:=[.B1056]/3.4847446" office:value-type="float" office:value="0.0535318485033308" calcext:value-type="float">
            <text:p>0.053531848503331</text:p>
          </table:table-cell>
          <table:table-cell office:value-type="float" office:value="117.45519200254" calcext:value-type="float">
            <text:p>117.45519200254</text:p>
          </table:table-cell>
        </table:table-row>
        <table:table-row table:style-name="ro1">
          <table:table-cell office:value-type="float" office:value="1073.94" calcext:value-type="float">
            <text:p>1073.94</text:p>
          </table:table-cell>
          <table:table-cell office:value-type="float" office:value="0.19191611" calcext:value-type="float">
            <text:p>0.19191611</text:p>
          </table:table-cell>
          <table:table-cell table:formula="of:=[.B1057]/3.4847446" office:value-type="float" office:value="0.0550732211479717" calcext:value-type="float">
            <text:p>0.055073221147972</text:p>
          </table:table-cell>
          <table:table-cell office:value-type="float" office:value="117.65055431609" calcext:value-type="float">
            <text:p>117.65055431609</text:p>
          </table:table-cell>
        </table:table-row>
        <table:table-row table:style-name="ro1">
          <table:table-cell office:value-type="float" office:value="1074.96" calcext:value-type="float">
            <text:p>1074.96</text:p>
          </table:table-cell>
          <table:table-cell office:value-type="float" office:value="0.19777171" calcext:value-type="float">
            <text:p>0.19777171</text:p>
          </table:table-cell>
          <table:table-cell table:formula="of:=[.B1058]/3.4847446" office:value-type="float" office:value="0.0567535738487119" calcext:value-type="float">
            <text:p>0.056753573848712</text:p>
          </table:table-cell>
          <table:table-cell office:value-type="float" office:value="117.851877381" calcext:value-type="float">
            <text:p>117.851877381</text:p>
          </table:table-cell>
        </table:table-row>
        <table:table-row table:style-name="ro1">
          <table:table-cell office:value-type="float" office:value="1075.98" calcext:value-type="float">
            <text:p>1075.98</text:p>
          </table:table-cell>
          <table:table-cell office:value-type="float" office:value="0.20376659" calcext:value-type="float">
            <text:p>0.20376659</text:p>
          </table:table-cell>
          <table:table-cell table:formula="of:=[.B1059]/3.4847446" office:value-type="float" office:value="0.0584738950452782" calcext:value-type="float">
            <text:p>0.058473895045278</text:p>
          </table:table-cell>
          <table:table-cell office:value-type="float" office:value="118.05930297502" calcext:value-type="float">
            <text:p>118.0593029750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.20959861" calcext:value-type="float">
            <text:p>0.20959861</text:p>
          </table:table-cell>
          <table:table-cell table:formula="of:=[.B1060]/3.4847446" office:value-type="float" office:value="0.0601474811095195" calcext:value-type="float">
            <text:p>0.06014748110952</text:p>
          </table:table-cell>
          <table:table-cell office:value-type="float" office:value="118.27266531368" calcext:value-type="float">
            <text:p>118.27266531368</text:p>
          </table:table-cell>
        </table:table-row>
        <table:table-row table:style-name="ro1">
          <table:table-cell office:value-type="float" office:value="1078.02" calcext:value-type="float">
            <text:p>1078.02</text:p>
          </table:table-cell>
          <table:table-cell office:value-type="float" office:value="0.21508264" calcext:value-type="float">
            <text:p>0.21508264</text:p>
          </table:table-cell>
          <table:table-cell table:formula="of:=[.B1061]/3.4847446" office:value-type="float" office:value="0.0617212061968616" calcext:value-type="float">
            <text:p>0.061721206196862</text:p>
          </table:table-cell>
          <table:table-cell office:value-type="float" office:value="118.49161016438" calcext:value-type="float">
            <text:p>118.49161016438</text:p>
          </table:table-cell>
        </table:table-row>
        <table:table-row table:style-name="ro1">
          <table:table-cell office:value-type="float" office:value="1079.03" calcext:value-type="float">
            <text:p>1079.03</text:p>
          </table:table-cell>
          <table:table-cell office:value-type="float" office:value="0.22018386" calcext:value-type="float">
            <text:p>0.22018386</text:p>
          </table:table-cell>
          <table:table-cell table:formula="of:=[.B1062]/3.4847446" office:value-type="float" office:value="0.0631850781833481" calcext:value-type="float">
            <text:p>0.063185078183348</text:p>
          </table:table-cell>
          <table:table-cell office:value-type="float" office:value="118.71574782946" calcext:value-type="float">
            <text:p>118.71574782946</text:p>
          </table:table-cell>
        </table:table-row>
        <table:table-row table:style-name="ro1">
          <table:table-cell office:value-type="float" office:value="1080.05" calcext:value-type="float">
            <text:p>1080.05</text:p>
          </table:table-cell>
          <table:table-cell office:value-type="float" office:value="0.22499955" calcext:value-type="float">
            <text:p>0.22499955</text:p>
          </table:table-cell>
          <table:table-cell table:formula="of:=[.B1063]/3.4847446" office:value-type="float" office:value="0.0645670130316006" calcext:value-type="float">
            <text:p>0.064567013031601</text:p>
          </table:table-cell>
          <table:table-cell office:value-type="float" office:value="118.94478766307" calcext:value-type="float">
            <text:p>118.94478766307</text:p>
          </table:table-cell>
        </table:table-row>
        <table:table-row table:style-name="ro1">
          <table:table-cell office:value-type="float" office:value="1081.07" calcext:value-type="float">
            <text:p>1081.07</text:p>
          </table:table-cell>
          <table:table-cell office:value-type="float" office:value="0.22969648" calcext:value-type="float">
            <text:p>0.22969648</text:p>
          </table:table-cell>
          <table:table-cell table:formula="of:=[.B1064]/3.4847446" office:value-type="float" office:value="0.0659148679073927" calcext:value-type="float">
            <text:p>0.065914867907393</text:p>
          </table:table-cell>
          <table:table-cell office:value-type="float" office:value="119.17860877176" calcext:value-type="float">
            <text:p>119.17860877176</text:p>
          </table:table-cell>
        </table:table-row>
        <table:table-row table:style-name="ro1">
          <table:table-cell office:value-type="float" office:value="1082.09" calcext:value-type="float">
            <text:p>1082.09</text:p>
          </table:table-cell>
          <table:table-cell office:value-type="float" office:value="0.23442709" calcext:value-type="float">
            <text:p>0.23442709</text:p>
          </table:table-cell>
          <table:table-cell table:formula="of:=[.B1065]/3.4847446" office:value-type="float" office:value="0.0672723877669543" calcext:value-type="float">
            <text:p>0.067272387766954</text:p>
          </table:table-cell>
          <table:table-cell office:value-type="float" office:value="119.41724543557" calcext:value-type="float">
            <text:p>119.41724543557</text:p>
          </table:table-cell>
        </table:table-row>
        <table:table-row table:style-name="ro1">
          <table:table-cell office:value-type="float" office:value="1083.11" calcext:value-type="float">
            <text:p>1083.11</text:p>
          </table:table-cell>
          <table:table-cell office:value-type="float" office:value="0.23925756" calcext:value-type="float">
            <text:p>0.23925756</text:p>
          </table:table-cell>
          <table:table-cell table:formula="of:=[.B1066]/3.4847446" office:value-type="float" office:value="0.0686585639590345" calcext:value-type="float">
            <text:p>0.068658563959035</text:p>
          </table:table-cell>
          <table:table-cell office:value-type="float" office:value="119.66079930223" calcext:value-type="float">
            <text:p>119.66079930223</text:p>
          </table:table-cell>
        </table:table-row>
        <table:table-row table:style-name="ro1">
          <table:table-cell office:value-type="float" office:value="1084.12" calcext:value-type="float">
            <text:p>1084.12</text:p>
          </table:table-cell>
          <table:table-cell office:value-type="float" office:value="0.24413843" calcext:value-type="float">
            <text:p>0.24413843</text:p>
          </table:table-cell>
          <table:table-cell table:formula="of:=[.B1067]/3.4847446" office:value-type="float" office:value="0.0700592031909598" calcext:value-type="float">
            <text:p>0.07005920319096</text:p>
          </table:table-cell>
          <table:table-cell office:value-type="float" office:value="119.90932168702" calcext:value-type="float">
            <text:p>119.90932168702</text:p>
          </table:table-cell>
        </table:table-row>
        <table:table-row table:style-name="ro1">
          <table:table-cell office:value-type="float" office:value="1085.14" calcext:value-type="float">
            <text:p>1085.14</text:p>
          </table:table-cell>
          <table:table-cell office:value-type="float" office:value="0.24893414" calcext:value-type="float">
            <text:p>0.24893414</text:p>
          </table:table-cell>
          <table:table-cell table:formula="of:=[.B1068]/3.4847446" office:value-type="float" office:value="0.0714354044769881" calcext:value-type="float">
            <text:p>0.071435404476988</text:p>
          </table:table-cell>
          <table:table-cell office:value-type="float" office:value="120.16272589883" calcext:value-type="float">
            <text:p>120.16272589883</text:p>
          </table:table-cell>
        </table:table-row>
        <table:table-row table:style-name="ro1">
          <table:table-cell office:value-type="float" office:value="1086.16" calcext:value-type="float">
            <text:p>1086.16</text:p>
          </table:table-cell>
          <table:table-cell office:value-type="float" office:value="0.25350519" calcext:value-type="float">
            <text:p>0.25350519</text:p>
          </table:table-cell>
          <table:table-cell table:formula="of:=[.B1069]/3.4847446" office:value-type="float" office:value="0.0727471361889764" calcext:value-type="float">
            <text:p>0.072747136188976</text:p>
          </table:table-cell>
          <table:table-cell office:value-type="float" office:value="120.42078324055" calcext:value-type="float">
            <text:p>120.42078324055</text:p>
          </table:table-cell>
        </table:table-row>
        <table:table-row table:style-name="ro1">
          <table:table-cell office:value-type="float" office:value="1087.18" calcext:value-type="float">
            <text:p>1087.18</text:p>
          </table:table-cell>
          <table:table-cell office:value-type="float" office:value="0.25781439" calcext:value-type="float">
            <text:p>0.25781439</text:p>
          </table:table-cell>
          <table:table-cell table:formula="of:=[.B1070]/3.4847446" office:value-type="float" office:value="0.0739837260957374" calcext:value-type="float">
            <text:p>0.073983726095737</text:p>
          </table:table-cell>
          <table:table-cell office:value-type="float" office:value="120.68322716539" calcext:value-type="float">
            <text:p>120.68322716539</text:p>
          </table:table-cell>
        </table:table-row>
        <table:table-row table:style-name="ro1">
          <table:table-cell office:value-type="float" office:value="1088.2" calcext:value-type="float">
            <text:p>1088.2</text:p>
          </table:table-cell>
          <table:table-cell office:value-type="float" office:value="0.26201501" calcext:value-type="float">
            <text:p>0.26201501</text:p>
          </table:table-cell>
          <table:table-cell table:formula="of:=[.B1071]/3.4847446" office:value-type="float" office:value="0.0751891573345146" calcext:value-type="float">
            <text:p>0.075189157334515</text:p>
          </table:table-cell>
          <table:table-cell office:value-type="float" office:value="120.949947144" calcext:value-type="float">
            <text:p>120.949947144</text:p>
          </table:table-cell>
        </table:table-row>
        <table:table-row table:style-name="ro1">
          <table:table-cell office:value-type="float" office:value="1089.21" calcext:value-type="float">
            <text:p>1089.21</text:p>
          </table:table-cell>
          <table:table-cell office:value-type="float" office:value="0.26648049" calcext:value-type="float">
            <text:p>0.26648049</text:p>
          </table:table-cell>
          <table:table-cell table:formula="of:=[.B1072]/3.4847446" office:value-type="float" office:value="0.0764705941433986" calcext:value-type="float">
            <text:p>0.076470594143399</text:p>
          </table:table-cell>
          <table:table-cell office:value-type="float" office:value="121.22121278358" calcext:value-type="float">
            <text:p>121.22121278358</text:p>
          </table:table-cell>
        </table:table-row>
        <table:table-row table:style-name="ro1">
          <table:table-cell office:value-type="float" office:value="1090.23" calcext:value-type="float">
            <text:p>1090.23</text:p>
          </table:table-cell>
          <table:table-cell office:value-type="float" office:value="0.27175358" calcext:value-type="float">
            <text:p>0.27175358</text:p>
          </table:table-cell>
          <table:table-cell table:formula="of:=[.B1073]/3.4847446" office:value-type="float" office:value="0.0779837868175475" calcext:value-type="float">
            <text:p>0.077983786817548</text:p>
          </table:table-cell>
          <table:table-cell office:value-type="float" office:value="121.49784620073" calcext:value-type="float">
            <text:p>121.49784620073</text:p>
          </table:table-cell>
        </table:table-row>
        <table:table-row table:style-name="ro1">
          <table:table-cell office:value-type="float" office:value="1091.25" calcext:value-type="float">
            <text:p>1091.25</text:p>
          </table:table-cell>
          <table:table-cell office:value-type="float" office:value="0.27842159" calcext:value-type="float">
            <text:p>0.27842159</text:p>
          </table:table-cell>
          <table:table-cell table:formula="of:=[.B1074]/3.4847446" office:value-type="float" office:value="0.0798972728159189" calcext:value-type="float">
            <text:p>0.079897272815919</text:p>
          </table:table-cell>
          <table:table-cell office:value-type="float" office:value="121.78126736813" calcext:value-type="float">
            <text:p>121.78126736813</text:p>
          </table:table-cell>
        </table:table-row>
        <table:table-row table:style-name="ro1">
          <table:table-cell office:value-type="float" office:value="1092.27" calcext:value-type="float">
            <text:p>1092.27</text:p>
          </table:table-cell>
          <table:table-cell office:value-type="float" office:value="0.28695304" calcext:value-type="float">
            <text:p>0.28695304</text:p>
          </table:table-cell>
          <table:table-cell table:formula="of:=[.B1075]/3.4847446" office:value-type="float" office:value="0.0823455010160572" calcext:value-type="float">
            <text:p>0.082345501016057</text:p>
          </table:table-cell>
          <table:table-cell office:value-type="float" office:value="122.07337318291" calcext:value-type="float">
            <text:p>122.07337318291</text:p>
          </table:table-cell>
        </table:table-row>
        <table:table-row table:style-name="ro1">
          <table:table-cell office:value-type="float" office:value="1093.29" calcext:value-type="float">
            <text:p>1093.29</text:p>
          </table:table-cell>
          <table:table-cell office:value-type="float" office:value="0.29754848" calcext:value-type="float">
            <text:p>0.29754848</text:p>
          </table:table-cell>
          <table:table-cell table:formula="of:=[.B1076]/3.4847446" office:value-type="float" office:value="0.0853860222640133" calcext:value-type="float">
            <text:p>0.085386022264013</text:p>
          </table:table-cell>
          <table:table-cell office:value-type="float" office:value="122.37626469837" calcext:value-type="float">
            <text:p>122.37626469837</text:p>
          </table:table-cell>
        </table:table-row>
        <table:table-row table:style-name="ro1">
          <table:table-cell office:value-type="float" office:value="1094.3" calcext:value-type="float">
            <text:p>1094.3</text:p>
          </table:table-cell>
          <table:table-cell office:value-type="float" office:value="0.3100565" calcext:value-type="float">
            <text:p>0.3100565</text:p>
          </table:table-cell>
          <table:table-cell table:formula="of:=[.B1077]/3.4847446" office:value-type="float" office:value="0.0889753871775854" calcext:value-type="float">
            <text:p>0.088975387177586</text:p>
          </table:table-cell>
          <table:table-cell office:value-type="float" office:value="122.69188883145" calcext:value-type="float">
            <text:p>122.69188883145</text:p>
          </table:table-cell>
        </table:table-row>
        <table:table-row table:style-name="ro1">
          <table:table-cell office:value-type="float" office:value="1095.32" calcext:value-type="float">
            <text:p>1095.32</text:p>
          </table:table-cell>
          <table:table-cell office:value-type="float" office:value="0.32398445" calcext:value-type="float">
            <text:p>0.32398445</text:p>
          </table:table-cell>
          <table:table-cell table:formula="of:=[.B1078]/3.4847446" office:value-type="float" office:value="0.092972222411938" calcext:value-type="float">
            <text:p>0.092972222411938</text:p>
          </table:table-cell>
          <table:table-cell office:value-type="float" office:value="123.02169101917" calcext:value-type="float">
            <text:p>123.02169101917</text:p>
          </table:table-cell>
        </table:table-row>
        <table:table-row table:style-name="ro1">
          <table:table-cell office:value-type="float" office:value="1096.34" calcext:value-type="float">
            <text:p>1096.34</text:p>
          </table:table-cell>
          <table:table-cell office:value-type="float" office:value="0.33860042" calcext:value-type="float">
            <text:p>0.33860042</text:p>
          </table:table-cell>
          <table:table-cell table:formula="of:=[.B1079]/3.4847446" office:value-type="float" office:value="0.0971664953580816" calcext:value-type="float">
            <text:p>0.097166495358082</text:p>
          </table:table-cell>
          <table:table-cell office:value-type="float" office:value="123.36637163788" calcext:value-type="float">
            <text:p>123.36637163788</text:p>
          </table:table-cell>
        </table:table-row>
        <table:table-row table:style-name="ro1">
          <table:table-cell office:value-type="float" office:value="1097.36" calcext:value-type="float">
            <text:p>1097.36</text:p>
          </table:table-cell>
          <table:table-cell office:value-type="float" office:value="0.35309059" calcext:value-type="float">
            <text:p>0.35309059</text:p>
          </table:table-cell>
          <table:table-cell table:formula="of:=[.B1080]/3.4847446" office:value-type="float" office:value="0.101324668097628" calcext:value-type="float">
            <text:p>0.101324668097628</text:p>
          </table:table-cell>
          <table:table-cell office:value-type="float" office:value="123.72580262111" calcext:value-type="float">
            <text:p>123.72580262111</text:p>
          </table:table-cell>
        </table:table-row>
        <table:table-row table:style-name="ro1">
          <table:table-cell office:value-type="float" office:value="1098.38" calcext:value-type="float">
            <text:p>1098.38</text:p>
          </table:table-cell>
          <table:table-cell office:value-type="float" office:value="0.36671833" calcext:value-type="float">
            <text:p>0.36671833</text:p>
          </table:table-cell>
          <table:table-cell table:formula="of:=[.B1081]/3.4847446" office:value-type="float" office:value="0.105235353546426" calcext:value-type="float">
            <text:p>0.105235353546426</text:p>
          </table:table-cell>
          <table:table-cell office:value-type="float" office:value="124.09910605169" calcext:value-type="float">
            <text:p>124.09910605169</text:p>
          </table:table-cell>
        </table:table-row>
        <table:table-row table:style-name="ro1">
          <table:table-cell office:value-type="float" office:value="1099.39" calcext:value-type="float">
            <text:p>1099.39</text:p>
          </table:table-cell>
          <table:table-cell office:value-type="float" office:value="0.37893519" calcext:value-type="float">
            <text:p>0.37893519</text:p>
          </table:table-cell>
          <table:table-cell table:formula="of:=[.B1082]/3.4847446" office:value-type="float" office:value="0.108741165708385" calcext:value-type="float">
            <text:p>0.108741165708385</text:p>
          </table:table-cell>
          <table:table-cell office:value-type="float" office:value="124.48484572452" calcext:value-type="float">
            <text:p>124.48484572452</text:p>
          </table:table-cell>
        </table:table-row>
        <table:table-row table:style-name="ro1">
          <table:table-cell office:value-type="float" office:value="1100.41" calcext:value-type="float">
            <text:p>1100.41</text:p>
          </table:table-cell>
          <table:table-cell office:value-type="float" office:value="0.38941794" calcext:value-type="float">
            <text:p>0.38941794</text:p>
          </table:table-cell>
          <table:table-cell table:formula="of:=[.B1083]/3.4847446" office:value-type="float" office:value="0.111749348861894" calcext:value-type="float">
            <text:p>0.111749348861894</text:p>
          </table:table-cell>
          <table:table-cell office:value-type="float" office:value="124.88125637832" calcext:value-type="float">
            <text:p>124.88125637832</text:p>
          </table:table-cell>
        </table:table-row>
        <table:table-row table:style-name="ro1">
          <table:table-cell office:value-type="float" office:value="1101.43" calcext:value-type="float">
            <text:p>1101.43</text:p>
          </table:table-cell>
          <table:table-cell office:value-type="float" office:value="0.39803951" calcext:value-type="float">
            <text:p>0.39803951</text:p>
          </table:table-cell>
          <table:table-cell table:formula="of:=[.B1084]/3.4847446" office:value-type="float" office:value="0.114223438354708" calcext:value-type="float">
            <text:p>0.114223438354708</text:p>
          </table:table-cell>
          <table:table-cell office:value-type="float" office:value="125.28644341917" calcext:value-type="float">
            <text:p>125.28644341917</text:p>
          </table:table-cell>
        </table:table-row>
        <table:table-row table:style-name="ro1">
          <table:table-cell office:value-type="float" office:value="1102.45" calcext:value-type="float">
            <text:p>1102.45</text:p>
          </table:table-cell>
          <table:table-cell office:value-type="float" office:value="0.40481043" calcext:value-type="float">
            <text:p>0.40481043</text:p>
          </table:table-cell>
          <table:table-cell table:formula="of:=[.B1085]/3.4847446" office:value-type="float" office:value="0.11616645592908" calcext:value-type="float">
            <text:p>0.11616645592908</text:p>
          </table:table-cell>
          <table:table-cell office:value-type="float" office:value="125.69852296779" calcext:value-type="float">
            <text:p>125.69852296779</text:p>
          </table:table-cell>
        </table:table-row>
        <table:table-row table:style-name="ro1">
          <table:table-cell office:value-type="float" office:value="1103.47" calcext:value-type="float">
            <text:p>1103.47</text:p>
          </table:table-cell>
          <table:table-cell office:value-type="float" office:value="0.40983652" calcext:value-type="float">
            <text:p>0.40983652</text:p>
          </table:table-cell>
          <table:table-cell table:formula="of:=[.B1086]/3.4847446" office:value-type="float" office:value="0.117608768229385" calcext:value-type="float">
            <text:p>0.117608768229385</text:p>
          </table:table-cell>
          <table:table-cell office:value-type="float" office:value="126.11571885606" calcext:value-type="float">
            <text:p>126.11571885606</text:p>
          </table:table-cell>
        </table:table-row>
        <table:table-row table:style-name="ro1">
          <table:table-cell office:value-type="float" office:value="1104.48" calcext:value-type="float">
            <text:p>1104.48</text:p>
          </table:table-cell>
          <table:table-cell office:value-type="float" office:value="0.41332453" calcext:value-type="float">
            <text:p>0.41332453</text:p>
          </table:table-cell>
          <table:table-cell table:formula="of:=[.B1087]/3.4847446" office:value-type="float" office:value="0.118609705285145" calcext:value-type="float">
            <text:p>0.118609705285145</text:p>
          </table:table-cell>
          <table:table-cell office:value-type="float" office:value="126.53646539184" calcext:value-type="float">
            <text:p>126.53646539184</text:p>
          </table:table-cell>
        </table:table-row>
        <table:table-row table:style-name="ro1">
          <table:table-cell office:value-type="float" office:value="1105.5" calcext:value-type="float">
            <text:p>1105.5</text:p>
          </table:table-cell>
          <table:table-cell office:value-type="float" office:value="0.41563507" calcext:value-type="float">
            <text:p>0.41563507</text:p>
          </table:table-cell>
          <table:table-cell table:formula="of:=[.B1088]/3.4847446" office:value-type="float" office:value="0.119272749572522" calcext:value-type="float">
            <text:p>0.119272749572522</text:p>
          </table:table-cell>
          <table:table-cell office:value-type="float" office:value="126.95956395964" calcext:value-type="float">
            <text:p>126.95956395964</text:p>
          </table:table-cell>
        </table:table-row>
        <table:table-row table:style-name="ro1">
          <table:table-cell office:value-type="float" office:value="1106.52" calcext:value-type="float">
            <text:p>1106.52</text:p>
          </table:table-cell>
          <table:table-cell office:value-type="float" office:value="0.41734671" calcext:value-type="float">
            <text:p>0.41734671</text:p>
          </table:table-cell>
          <table:table-cell table:formula="of:=[.B1089]/3.4847446" office:value-type="float" office:value="0.119763930475708" calcext:value-type="float">
            <text:p>0.119763930475708</text:p>
          </table:table-cell>
          <table:table-cell office:value-type="float" office:value="127.38440490307" calcext:value-type="float">
            <text:p>127.38440490307</text:p>
          </table:table-cell>
        </table:table-row>
        <table:table-row table:style-name="ro1">
          <table:table-cell office:value-type="float" office:value="1107.54" calcext:value-type="float">
            <text:p>1107.54</text:p>
          </table:table-cell>
          <table:table-cell office:value-type="float" office:value="0.4192753" calcext:value-type="float">
            <text:p>0.4192753</text:p>
          </table:table-cell>
          <table:table-cell table:formula="of:=[.B1090]/3.4847446" office:value-type="float" office:value="0.120317368452196" calcext:value-type="float">
            <text:p>0.120317368452196</text:p>
          </table:table-cell>
          <table:table-cell office:value-type="float" office:value="127.81120906833" calcext:value-type="float">
            <text:p>127.81120906833</text:p>
          </table:table-cell>
        </table:table-row>
        <table:table-row table:style-name="ro1">
          <table:table-cell office:value-type="float" office:value="1108.56" calcext:value-type="float">
            <text:p>1108.56</text:p>
          </table:table-cell>
          <table:table-cell office:value-type="float" office:value="0.42240011" calcext:value-type="float">
            <text:p>0.42240011</text:p>
          </table:table-cell>
          <table:table-cell table:formula="of:=[.B1091]/3.4847446" office:value-type="float" office:value="0.121214079792246" calcext:value-type="float">
            <text:p>0.121214079792246</text:p>
          </table:table-cell>
          <table:table-cell office:value-type="float" office:value="128.2411941488" calcext:value-type="float">
            <text:p>128.2411941488</text:p>
          </table:table-cell>
        </table:table-row>
        <table:table-row table:style-name="ro1">
          <table:table-cell office:value-type="float" office:value="1109.57" calcext:value-type="float">
            <text:p>1109.57</text:p>
          </table:table-cell>
          <table:table-cell office:value-type="float" office:value="0.42768447" calcext:value-type="float">
            <text:p>0.42768447</text:p>
          </table:table-cell>
          <table:table-cell table:formula="of:=[.B1092]/3.4847446" office:value-type="float" office:value="0.122730506562805" calcext:value-type="float">
            <text:p>0.122730506562805</text:p>
          </table:table-cell>
          <table:table-cell office:value-type="float" office:value="128.67655848404" calcext:value-type="float">
            <text:p>128.67655848404</text:p>
          </table:table-cell>
        </table:table-row>
        <table:table-row table:style-name="ro1">
          <table:table-cell office:value-type="float" office:value="1110.59" calcext:value-type="float">
            <text:p>1110.59</text:p>
          </table:table-cell>
          <table:table-cell office:value-type="float" office:value="0.43583025" calcext:value-type="float">
            <text:p>0.43583025</text:p>
          </table:table-cell>
          <table:table-cell table:formula="of:=[.B1093]/3.4847446" office:value-type="float" office:value="0.12506806094197" calcext:value-type="float">
            <text:p>0.12506806094197</text:p>
          </table:table-cell>
          <table:table-cell office:value-type="float" office:value="129.12021487051" calcext:value-type="float">
            <text:p>129.12021487051</text:p>
          </table:table-cell>
        </table:table-row>
        <table:table-row table:style-name="ro1">
          <table:table-cell office:value-type="float" office:value="1111.61" calcext:value-type="float">
            <text:p>1111.61</text:p>
          </table:table-cell>
          <table:table-cell office:value-type="float" office:value="0.44704969" calcext:value-type="float">
            <text:p>0.44704969</text:p>
          </table:table-cell>
          <table:table-cell table:formula="of:=[.B1094]/3.4847446" office:value-type="float" office:value="0.128287648397532" calcext:value-type="float">
            <text:p>0.128287648397532</text:p>
          </table:table-cell>
          <table:table-cell office:value-type="float" office:value="129.57529216823" calcext:value-type="float">
            <text:p>129.57529216823</text:p>
          </table:table-cell>
        </table:table-row>
        <table:table-row table:style-name="ro1">
          <table:table-cell office:value-type="float" office:value="1112.63" calcext:value-type="float">
            <text:p>1112.63</text:p>
          </table:table-cell>
          <table:table-cell office:value-type="float" office:value="0.46095373" calcext:value-type="float">
            <text:p>0.46095373</text:p>
          </table:table-cell>
          <table:table-cell table:formula="of:=[.B1095]/3.4847446" office:value-type="float" office:value="0.132277622296911" calcext:value-type="float">
            <text:p>0.132277622296911</text:p>
          </table:table-cell>
          <table:table-cell office:value-type="float" office:value="130.04452317" calcext:value-type="float">
            <text:p>130.04452317</text:p>
          </table:table-cell>
        </table:table-row>
        <table:table-row table:style-name="ro1">
          <table:table-cell office:value-type="float" office:value="1113.64" calcext:value-type="float">
            <text:p>1113.64</text:p>
          </table:table-cell>
          <table:table-cell office:value-type="float" office:value="0.47662908" calcext:value-type="float">
            <text:p>0.47662908</text:p>
          </table:table-cell>
          <table:table-cell table:formula="of:=[.B1096]/3.4847446" office:value-type="float" office:value="0.136775900305578" calcext:value-type="float">
            <text:p>0.136775900305578</text:p>
          </table:table-cell>
          <table:table-cell office:value-type="float" office:value="130.52971100664" calcext:value-type="float">
            <text:p>130.52971100664</text:p>
          </table:table-cell>
        </table:table-row>
        <table:table-row table:style-name="ro1">
          <table:table-cell office:value-type="float" office:value="1114.66" calcext:value-type="float">
            <text:p>1114.66</text:p>
          </table:table-cell>
          <table:table-cell office:value-type="float" office:value="0.49291358" calcext:value-type="float">
            <text:p>0.49291358</text:p>
          </table:table-cell>
          <table:table-cell table:formula="of:=[.B1097]/3.4847446" office:value-type="float" office:value="0.141448983090468" calcext:value-type="float">
            <text:p>0.141448983090468</text:p>
          </table:table-cell>
          <table:table-cell office:value-type="float" office:value="131.03147576531" calcext:value-type="float">
            <text:p>131.03147576531</text:p>
          </table:table-cell>
        </table:table-row>
        <table:table-row table:style-name="ro1">
          <table:table-cell office:value-type="float" office:value="1115.68" calcext:value-type="float">
            <text:p>1115.68</text:p>
          </table:table-cell>
          <table:table-cell office:value-type="float" office:value="0.50880033" calcext:value-type="float">
            <text:p>0.50880033</text:p>
          </table:table-cell>
          <table:table-cell table:formula="of:=[.B1098]/3.4847446" office:value-type="float" office:value="0.146007925516263" calcext:value-type="float">
            <text:p>0.146007925516263</text:p>
          </table:table-cell>
          <table:table-cell office:value-type="float" office:value="131.54941254373" calcext:value-type="float">
            <text:p>131.54941254373</text:p>
          </table:table-cell>
        </table:table-row>
        <table:table-row table:style-name="ro1">
          <table:table-cell office:value-type="float" office:value="1116.7" calcext:value-type="float">
            <text:p>1116.7</text:p>
          </table:table-cell>
          <table:table-cell office:value-type="float" office:value="0.52383909" calcext:value-type="float">
            <text:p>0.52383909</text:p>
          </table:table-cell>
          <table:table-cell table:formula="of:=[.B1099]/3.4847446" office:value-type="float" office:value="0.150323524427013" calcext:value-type="float">
            <text:p>0.150323524427013</text:p>
          </table:table-cell>
          <table:table-cell office:value-type="float" office:value="132.08265812813" calcext:value-type="float">
            <text:p>132.08265812813</text:p>
          </table:table-cell>
        </table:table-row>
        <table:table-row table:style-name="ro1">
          <table:table-cell office:value-type="float" office:value="1117.72" calcext:value-type="float">
            <text:p>1117.72</text:p>
          </table:table-cell>
          <table:table-cell office:value-type="float" office:value="0.53838507" calcext:value-type="float">
            <text:p>0.53838507</text:p>
          </table:table-cell>
          <table:table-cell table:formula="of:=[.B1100]/3.4847446" office:value-type="float" office:value="0.154497712687466" calcext:value-type="float">
            <text:p>0.154497712687466</text:p>
          </table:table-cell>
          <table:table-cell office:value-type="float" office:value="132.6307109001" calcext:value-type="float">
            <text:p>132.6307109001</text:p>
          </table:table-cell>
        </table:table-row>
        <table:table-row table:style-name="ro1">
          <table:table-cell office:value-type="float" office:value="1118.73" calcext:value-type="float">
            <text:p>1118.73</text:p>
          </table:table-cell>
          <table:table-cell office:value-type="float" office:value="0.55358414" calcext:value-type="float">
            <text:p>0.55358414</text:p>
          </table:table-cell>
          <table:table-cell table:formula="of:=[.B1101]/3.4847446" office:value-type="float" office:value="0.158859314969596" calcext:value-type="float">
            <text:p>0.158859314969596</text:p>
          </table:table-cell>
          <table:table-cell office:value-type="float" office:value="133.19423566838" calcext:value-type="float">
            <text:p>133.19423566838</text:p>
          </table:table-cell>
        </table:table-row>
        <table:table-row table:style-name="ro1">
          <table:table-cell office:value-type="float" office:value="1119.75" calcext:value-type="float">
            <text:p>1119.75</text:p>
          </table:table-cell>
          <table:table-cell office:value-type="float" office:value="0.57107028" calcext:value-type="float">
            <text:p>0.57107028</text:p>
          </table:table-cell>
          <table:table-cell table:formula="of:=[.B1102]/3.4847446" office:value-type="float" office:value="0.163877226468763" calcext:value-type="float">
            <text:p>0.163877226468763</text:p>
          </table:table-cell>
          <table:table-cell office:value-type="float" office:value="133.77556057127" calcext:value-type="float">
            <text:p>133.77556057127</text:p>
          </table:table-cell>
        </table:table-row>
        <table:table-row table:style-name="ro1">
          <table:table-cell office:value-type="float" office:value="1120.77" calcext:value-type="float">
            <text:p>1120.77</text:p>
          </table:table-cell>
          <table:table-cell office:value-type="float" office:value="0.59245607" calcext:value-type="float">
            <text:p>0.59245607</text:p>
          </table:table-cell>
          <table:table-cell table:formula="of:=[.B1103]/3.4847446" office:value-type="float" office:value="0.170014201327696" calcext:value-type="float">
            <text:p>0.170014201327696</text:p>
          </table:table-cell>
          <table:table-cell office:value-type="float" office:value="134.37865528689" calcext:value-type="float">
            <text:p>134.37865528689</text:p>
          </table:table-cell>
        </table:table-row>
        <table:table-row table:style-name="ro1">
          <table:table-cell office:value-type="float" office:value="1121.79" calcext:value-type="float">
            <text:p>1121.79</text:p>
          </table:table-cell>
          <table:table-cell office:value-type="float" office:value="0.61877968" calcext:value-type="float">
            <text:p>0.61877968</text:p>
          </table:table-cell>
          <table:table-cell table:formula="of:=[.B1104]/3.4847446" office:value-type="float" office:value="0.177568158079648" calcext:value-type="float">
            <text:p>0.177568158079648</text:p>
          </table:table-cell>
          <table:table-cell office:value-type="float" office:value="135.0085462949" calcext:value-type="float">
            <text:p>135.0085462949</text:p>
          </table:table-cell>
        </table:table-row>
        <table:table-row table:style-name="ro1">
          <table:table-cell office:value-type="float" office:value="1122.81" calcext:value-type="float">
            <text:p>1122.81</text:p>
          </table:table-cell>
          <table:table-cell office:value-type="float" office:value="0.65009881" calcext:value-type="float">
            <text:p>0.65009881</text:p>
          </table:table-cell>
          <table:table-cell table:formula="of:=[.B1105]/3.4847446" office:value-type="float" office:value="0.186555654609523" calcext:value-type="float">
            <text:p>0.186555654609523</text:p>
          </table:table-cell>
          <table:table-cell office:value-type="float" office:value="135.67031883467" calcext:value-type="float">
            <text:p>135.67031883467</text:p>
          </table:table-cell>
        </table:table-row>
        <table:table-row table:style-name="ro1">
          <table:table-cell office:value-type="float" office:value="1123.82" calcext:value-type="float">
            <text:p>1123.82</text:p>
          </table:table-cell>
          <table:table-cell office:value-type="float" office:value="0.68537891" calcext:value-type="float">
            <text:p>0.68537891</text:p>
          </table:table-cell>
          <table:table-cell table:formula="of:=[.B1106]/3.4847446" office:value-type="float" office:value="0.196679811197641" calcext:value-type="float">
            <text:p>0.196679811197641</text:p>
          </table:table-cell>
          <table:table-cell office:value-type="float" office:value="136.3680049852" calcext:value-type="float">
            <text:p>136.3680049852</text:p>
          </table:table-cell>
        </table:table-row>
        <table:table-row table:style-name="ro1">
          <table:table-cell office:value-type="float" office:value="1124.84" calcext:value-type="float">
            <text:p>1124.84</text:p>
          </table:table-cell>
          <table:table-cell office:value-type="float" office:value="0.72272165" calcext:value-type="float">
            <text:p>0.72272165</text:p>
          </table:table-cell>
          <table:table-cell table:formula="of:=[.B1107]/3.4847446" office:value-type="float" office:value="0.207395873430724" calcext:value-type="float">
            <text:p>0.207395873430724</text:p>
          </table:table-cell>
          <table:table-cell office:value-type="float" office:value="137.1037044339" calcext:value-type="float">
            <text:p>137.1037044339</text:p>
          </table:table-cell>
        </table:table-row>
        <table:table-row table:style-name="ro1">
          <table:table-cell office:value-type="float" office:value="1125.86" calcext:value-type="float">
            <text:p>1125.86</text:p>
          </table:table-cell>
          <table:table-cell office:value-type="float" office:value="0.75985824" calcext:value-type="float">
            <text:p>0.75985824</text:p>
          </table:table-cell>
          <table:table-cell table:formula="of:=[.B1108]/3.4847446" office:value-type="float" office:value="0.21805277781333" calcext:value-type="float">
            <text:p>0.21805277781333</text:p>
          </table:table-cell>
          <table:table-cell office:value-type="float" office:value="137.87720733096" calcext:value-type="float">
            <text:p>137.87720733096</text:p>
          </table:table-cell>
        </table:table-row>
        <table:table-row table:style-name="ro1">
          <table:table-cell office:value-type="float" office:value="1126.88" calcext:value-type="float">
            <text:p>1126.88</text:p>
          </table:table-cell>
          <table:table-cell office:value-type="float" office:value="0.79473436" calcext:value-type="float">
            <text:p>0.79473436</text:p>
          </table:table-cell>
          <table:table-cell table:formula="of:=[.B1109]/3.4847446" office:value-type="float" office:value="0.228061006249927" calcext:value-type="float">
            <text:p>0.228061006249927</text:p>
          </table:table-cell>
          <table:table-cell office:value-type="float" office:value="138.68621261453" calcext:value-type="float">
            <text:p>138.68621261453</text:p>
          </table:table-cell>
        </table:table-row>
        <table:table-row table:style-name="ro1">
          <table:table-cell office:value-type="float" office:value="1127.9" calcext:value-type="float">
            <text:p>1127.9</text:p>
          </table:table-cell>
          <table:table-cell office:value-type="float" office:value="0.82598022" calcext:value-type="float">
            <text:p>0.82598022</text:p>
          </table:table-cell>
          <table:table-cell table:formula="of:=[.B1110]/3.4847446" office:value-type="float" office:value="0.237027476848662" calcext:value-type="float">
            <text:p>0.237027476848662</text:p>
          </table:table-cell>
          <table:table-cell office:value-type="float" office:value="139.52702483313" calcext:value-type="float">
            <text:p>139.52702483313</text:p>
          </table:table-cell>
        </table:table-row>
        <table:table-row table:style-name="ro1">
          <table:table-cell office:value-type="float" office:value="1128.91" calcext:value-type="float">
            <text:p>1128.91</text:p>
          </table:table-cell>
          <table:table-cell office:value-type="float" office:value="0.85310339" calcext:value-type="float">
            <text:p>0.85310339</text:p>
          </table:table-cell>
          <table:table-cell table:formula="of:=[.B1111]/3.4847446" office:value-type="float" office:value="0.244810879397015" calcext:value-type="float">
            <text:p>0.244810879397015</text:p>
          </table:table-cell>
          <table:table-cell office:value-type="float" office:value="140.39544727386" calcext:value-type="float">
            <text:p>140.39544727386</text:p>
          </table:table-cell>
        </table:table-row>
        <table:table-row table:style-name="ro1">
          <table:table-cell office:value-type="float" office:value="1129.93" calcext:value-type="float">
            <text:p>1129.93</text:p>
          </table:table-cell>
          <table:table-cell office:value-type="float" office:value="0.876349" calcext:value-type="float">
            <text:p>0.876349</text:p>
          </table:table-cell>
          <table:table-cell table:formula="of:=[.B1112]/3.4847446" office:value-type="float" office:value="0.251481557644138" calcext:value-type="float">
            <text:p>0.251481557644138</text:p>
          </table:table-cell>
          <table:table-cell office:value-type="float" office:value="141.28753273699" calcext:value-type="float">
            <text:p>141.28753273699</text:p>
          </table:table-cell>
        </table:table-row>
        <table:table-row table:style-name="ro1">
          <table:table-cell office:value-type="float" office:value="1130.95" calcext:value-type="float">
            <text:p>1130.95</text:p>
          </table:table-cell>
          <table:table-cell office:value-type="float" office:value="0.89630035" calcext:value-type="float">
            <text:p>0.89630035</text:p>
          </table:table-cell>
          <table:table-cell table:formula="of:=[.B1113]/3.4847446" office:value-type="float" office:value="0.257206898319033" calcext:value-type="float">
            <text:p>0.257206898319033</text:p>
          </table:table-cell>
          <table:table-cell office:value-type="float" office:value="142.19992781833" calcext:value-type="float">
            <text:p>142.19992781833</text:p>
          </table:table-cell>
        </table:table-row>
        <table:table-row table:style-name="ro1">
          <table:table-cell office:value-type="float" office:value="1131.97" calcext:value-type="float">
            <text:p>1131.97</text:p>
          </table:table-cell>
          <table:table-cell office:value-type="float" office:value="0.91339376" calcext:value-type="float">
            <text:p>0.91339376</text:p>
          </table:table-cell>
          <table:table-cell table:formula="of:=[.B1114]/3.4847446" office:value-type="float" office:value="0.262112110023788" calcext:value-type="float">
            <text:p>0.262112110023788</text:p>
          </table:table-cell>
          <table:table-cell office:value-type="float" office:value="143.1297232562" calcext:value-type="float">
            <text:p>143.1297232562</text:p>
          </table:table-cell>
        </table:table-row>
        <table:table-row table:style-name="ro1">
          <table:table-cell office:value-type="float" office:value="1132.99" calcext:value-type="float">
            <text:p>1132.99</text:p>
          </table:table-cell>
          <table:table-cell office:value-type="float" office:value="0.92755314" calcext:value-type="float">
            <text:p>0.92755314</text:p>
          </table:table-cell>
          <table:table-cell table:formula="of:=[.B1115]/3.4847446" office:value-type="float" office:value="0.266175357585747" calcext:value-type="float">
            <text:p>0.266175357585747</text:p>
          </table:table-cell>
          <table:table-cell office:value-type="float" office:value="144.07393232648" calcext:value-type="float">
            <text:p>144.07393232648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.93810053" calcext:value-type="float">
            <text:p>0.93810053</text:p>
          </table:table-cell>
          <table:table-cell table:formula="of:=[.B1116]/3.4847446" office:value-type="float" office:value="0.269202090161787" calcext:value-type="float">
            <text:p>0.269202090161787</text:p>
          </table:table-cell>
          <table:table-cell office:value-type="float" office:value="145.02887818769" calcext:value-type="float">
            <text:p>145.02887818769</text:p>
          </table:table-cell>
        </table:table-row>
        <table:table-row table:style-name="ro1">
          <table:table-cell office:value-type="float" office:value="1135.02" calcext:value-type="float">
            <text:p>1135.02</text:p>
          </table:table-cell>
          <table:table-cell office:value-type="float" office:value="0.94398604" calcext:value-type="float">
            <text:p>0.94398604</text:p>
          </table:table-cell>
          <table:table-cell table:formula="of:=[.B1117]/3.4847446" office:value-type="float" office:value="0.270891025987959" calcext:value-type="float">
            <text:p>0.270891025987959</text:p>
          </table:table-cell>
          <table:table-cell office:value-type="float" office:value="145.98981524362" calcext:value-type="float">
            <text:p>145.98981524362</text:p>
          </table:table-cell>
        </table:table-row>
        <table:table-row table:style-name="ro1">
          <table:table-cell office:value-type="float" office:value="1136.04" calcext:value-type="float">
            <text:p>1136.04</text:p>
          </table:table-cell>
          <table:table-cell office:value-type="float" office:value="0.94424854" calcext:value-type="float">
            <text:p>0.94424854</text:p>
          </table:table-cell>
          <table:table-cell table:formula="of:=[.B1118]/3.4847446" office:value-type="float" office:value="0.270966354320486" calcext:value-type="float">
            <text:p>0.270966354320486</text:p>
          </table:table-cell>
          <table:table-cell office:value-type="float" office:value="146.95101950658" calcext:value-type="float">
            <text:p>146.95101950658</text:p>
          </table:table-cell>
        </table:table-row>
        <table:table-row table:style-name="ro1">
          <table:table-cell office:value-type="float" office:value="1137.06" calcext:value-type="float">
            <text:p>1137.06</text:p>
          </table:table-cell>
          <table:table-cell office:value-type="float" office:value="0.93851981" calcext:value-type="float">
            <text:p>0.93851981</text:p>
          </table:table-cell>
          <table:table-cell table:formula="of:=[.B1119]/3.4847446" office:value-type="float" office:value="0.269322408878975" calcext:value-type="float">
            <text:p>0.269322408878975</text:p>
          </table:table-cell>
          <table:table-cell office:value-type="float" office:value="147.90639217903" calcext:value-type="float">
            <text:p>147.90639217903</text:p>
          </table:table-cell>
        </table:table-row>
        <table:table-row table:style-name="ro1">
          <table:table-cell office:value-type="float" office:value="1138.08" calcext:value-type="float">
            <text:p>1138.08</text:p>
          </table:table-cell>
          <table:table-cell office:value-type="float" office:value="0.92735863" calcext:value-type="float">
            <text:p>0.92735863</text:p>
          </table:table-cell>
          <table:table-cell table:formula="of:=[.B1120]/3.4847446" office:value-type="float" office:value="0.266119540008757" calcext:value-type="float">
            <text:p>0.266119540008757</text:p>
          </table:table-cell>
          <table:table-cell office:value-type="float" office:value="148.85040325091" calcext:value-type="float">
            <text:p>148.85040325091</text:p>
          </table:table-cell>
        </table:table-row>
        <table:table-row table:style-name="ro1">
          <table:table-cell office:value-type="float" office:value="1139.09" calcext:value-type="float">
            <text:p>1139.09</text:p>
          </table:table-cell>
          <table:table-cell office:value-type="float" office:value="0.91225907" calcext:value-type="float">
            <text:p>0.91225907</text:p>
          </table:table-cell>
          <table:table-cell table:formula="of:=[.B1121]/3.4847446" office:value-type="float" office:value="0.261786493621369" calcext:value-type="float">
            <text:p>0.261786493621369</text:p>
          </table:table-cell>
          <table:table-cell office:value-type="float" office:value="149.77904362057" calcext:value-type="float">
            <text:p>149.77904362057</text:p>
          </table:table-cell>
        </table:table-row>
        <table:table-row table:style-name="ro1">
          <table:table-cell office:value-type="float" office:value="1140.11" calcext:value-type="float">
            <text:p>1140.11</text:p>
          </table:table-cell>
          <table:table-cell office:value-type="float" office:value="0.89529876" calcext:value-type="float">
            <text:p>0.89529876</text:p>
          </table:table-cell>
          <table:table-cell table:formula="of:=[.B1122]/3.4847446" office:value-type="float" office:value="0.256919476968269" calcext:value-type="float">
            <text:p>0.256919476968269</text:p>
          </table:table-cell>
          <table:table-cell office:value-type="float" office:value="150.69041912872" calcext:value-type="float">
            <text:p>150.69041912872</text:p>
          </table:table-cell>
        </table:table-row>
        <table:table-row table:style-name="ro1">
          <table:table-cell office:value-type="float" office:value="1141.13" calcext:value-type="float">
            <text:p>1141.13</text:p>
          </table:table-cell>
          <table:table-cell office:value-type="float" office:value="0.87853037" calcext:value-type="float">
            <text:p>0.87853037</text:p>
          </table:table-cell>
          <table:table-cell table:formula="of:=[.B1123]/3.4847446" office:value-type="float" office:value="0.252107534652611" calcext:value-type="float">
            <text:p>0.252107534652611</text:p>
          </table:table-cell>
          <table:table-cell office:value-type="float" office:value="151.58472514011" calcext:value-type="float">
            <text:p>151.58472514011</text:p>
          </table:table-cell>
        </table:table-row>
        <table:table-row table:style-name="ro1">
          <table:table-cell office:value-type="float" office:value="1142.15" calcext:value-type="float">
            <text:p>1142.15</text:p>
          </table:table-cell>
          <table:table-cell office:value-type="float" office:value="0.86332172" calcext:value-type="float">
            <text:p>0.86332172</text:p>
          </table:table-cell>
          <table:table-cell table:formula="of:=[.B1124]/3.4847446" office:value-type="float" office:value="0.24774318324505" calcext:value-type="float">
            <text:p>0.24774318324505</text:p>
          </table:table-cell>
          <table:table-cell office:value-type="float" office:value="152.4635493982" calcext:value-type="float">
            <text:p>152.4635493982</text:p>
          </table:table-cell>
        </table:table-row>
        <table:table-row table:style-name="ro1">
          <table:table-cell office:value-type="float" office:value="1143.17" calcext:value-type="float">
            <text:p>1143.17</text:p>
          </table:table-cell>
          <table:table-cell office:value-type="float" office:value="0.84987704" calcext:value-type="float">
            <text:p>0.84987704</text:p>
          </table:table-cell>
          <table:table-cell table:formula="of:=[.B1125]/3.4847446" office:value-type="float" office:value="0.243885029623118" calcext:value-type="float">
            <text:p>0.243885029623118</text:p>
          </table:table-cell>
          <table:table-cell office:value-type="float" office:value="153.3286875515" calcext:value-type="float">
            <text:p>153.3286875515</text:p>
          </table:table-cell>
        </table:table-row>
        <table:table-row table:style-name="ro1">
          <table:table-cell office:value-type="float" office:value="1144.18" calcext:value-type="float">
            <text:p>1144.18</text:p>
          </table:table-cell>
          <table:table-cell office:value-type="float" office:value="0.83711367" calcext:value-type="float">
            <text:p>0.83711367</text:p>
          </table:table-cell>
          <table:table-cell table:formula="of:=[.B1126]/3.4847446" office:value-type="float" office:value="0.240222388177314" calcext:value-type="float">
            <text:p>0.240222388177314</text:p>
          </table:table-cell>
          <table:table-cell office:value-type="float" office:value="154.18083314241" calcext:value-type="float">
            <text:p>154.18083314241</text:p>
          </table:table-cell>
        </table:table-row>
        <table:table-row table:style-name="ro1">
          <table:table-cell office:value-type="float" office:value="1145.2" calcext:value-type="float">
            <text:p>1145.2</text:p>
          </table:table-cell>
          <table:table-cell office:value-type="float" office:value="0.82294665" calcext:value-type="float">
            <text:p>0.82294665</text:p>
          </table:table-cell>
          <table:table-cell table:formula="of:=[.B1127]/3.4847446" office:value-type="float" office:value="0.236156948202172" calcext:value-type="float">
            <text:p>0.236156948202172</text:p>
          </table:table-cell>
          <table:table-cell office:value-type="float" office:value="155.0185573252" calcext:value-type="float">
            <text:p>155.0185573252</text:p>
          </table:table-cell>
        </table:table-row>
        <table:table-row table:style-name="ro1">
          <table:table-cell office:value-type="float" office:value="1146.22" calcext:value-type="float">
            <text:p>1146.22</text:p>
          </table:table-cell>
          <table:table-cell office:value-type="float" office:value="0.80489385" calcext:value-type="float">
            <text:p>0.80489385</text:p>
          </table:table-cell>
          <table:table-cell table:formula="of:=[.B1128]/3.4847446" office:value-type="float" office:value="0.230976425072873" calcext:value-type="float">
            <text:p>0.230976425072873</text:p>
          </table:table-cell>
          <table:table-cell office:value-type="float" office:value="155.83790453378" calcext:value-type="float">
            <text:p>155.83790453378</text:p>
          </table:table-cell>
        </table:table-row>
        <table:table-row table:style-name="ro1">
          <table:table-cell office:value-type="float" office:value="1147.24" calcext:value-type="float">
            <text:p>1147.24</text:p>
          </table:table-cell>
          <table:table-cell office:value-type="float" office:value="0.78080669" calcext:value-type="float">
            <text:p>0.78080669</text:p>
          </table:table-cell>
          <table:table-cell table:formula="of:=[.B1129]/3.4847446" office:value-type="float" office:value="0.224064251365796" calcext:value-type="float">
            <text:p>0.224064251365796</text:p>
          </table:table-cell>
          <table:table-cell office:value-type="float" office:value="156.63273204918" calcext:value-type="float">
            <text:p>156.63273204918</text:p>
          </table:table-cell>
        </table:table-row>
        <table:table-row table:style-name="ro1">
          <table:table-cell office:value-type="float" office:value="1148.26" calcext:value-type="float">
            <text:p>1148.26</text:p>
          </table:table-cell>
          <table:table-cell office:value-type="float" office:value="0.74949476" calcext:value-type="float">
            <text:p>0.74949476</text:p>
          </table:table-cell>
          <table:table-cell table:formula="of:=[.B1130]/3.4847446" office:value-type="float" office:value="0.21507882098447" calcext:value-type="float">
            <text:p>0.21507882098447</text:p>
          </table:table-cell>
          <table:table-cell office:value-type="float" office:value="157.39568537591" calcext:value-type="float">
            <text:p>157.39568537591</text:p>
          </table:table-cell>
        </table:table-row>
        <table:table-row table:style-name="ro1">
          <table:table-cell office:value-type="float" office:value="1149.27" calcext:value-type="float">
            <text:p>1149.27</text:p>
          </table:table-cell>
          <table:table-cell office:value-type="float" office:value="0.71105599" calcext:value-type="float">
            <text:p>0.71105599</text:p>
          </table:table-cell>
          <table:table-cell table:formula="of:=[.B1131]/3.4847446" office:value-type="float" office:value="0.204048236418818" calcext:value-type="float">
            <text:p>0.204048236418818</text:p>
          </table:table-cell>
          <table:table-cell office:value-type="float" office:value="158.11950969216" calcext:value-type="float">
            <text:p>158.11950969216</text:p>
          </table:table-cell>
        </table:table-row>
        <table:table-row table:style-name="ro1">
          <table:table-cell office:value-type="float" office:value="1150.29" calcext:value-type="float">
            <text:p>1150.29</text:p>
          </table:table-cell>
          <table:table-cell office:value-type="float" office:value="0.66682922" calcext:value-type="float">
            <text:p>0.66682922</text:p>
          </table:table-cell>
          <table:table-cell table:formula="of:=[.B1132]/3.4847446" office:value-type="float" office:value="0.191356697991583" calcext:value-type="float">
            <text:p>0.191356697991583</text:p>
          </table:table-cell>
          <table:table-cell office:value-type="float" office:value="158.79831306432" calcext:value-type="float">
            <text:p>158.79831306432</text:p>
          </table:table-cell>
        </table:table-row>
        <table:table-row table:style-name="ro1">
          <table:table-cell office:value-type="float" office:value="1151.31" calcext:value-type="float">
            <text:p>1151.31</text:p>
          </table:table-cell>
          <table:table-cell office:value-type="float" office:value="0.61901274" calcext:value-type="float">
            <text:p>0.61901274</text:p>
          </table:table-cell>
          <table:table-cell table:formula="of:=[.B1133]/3.4847446" office:value-type="float" office:value="0.177635038160329" calcext:value-type="float">
            <text:p>0.177635038160329</text:p>
          </table:table-cell>
          <table:table-cell office:value-type="float" office:value="159.42844132378" calcext:value-type="float">
            <text:p>159.42844132378</text:p>
          </table:table-cell>
        </table:table-row>
        <table:table-row table:style-name="ro1">
          <table:table-cell office:value-type="float" office:value="1152.33" calcext:value-type="float">
            <text:p>1152.33</text:p>
          </table:table-cell>
          <table:table-cell office:value-type="float" office:value="0.57009462" calcext:value-type="float">
            <text:p>0.57009462</text:p>
          </table:table-cell>
          <table:table-cell table:formula="of:=[.B1134]/3.4847446" office:value-type="float" office:value="0.163597246122427" calcext:value-type="float">
            <text:p>0.163597246122427</text:p>
          </table:table-cell>
          <table:table-cell office:value-type="float" office:value="160.00877304943" calcext:value-type="float">
            <text:p>160.00877304943</text:p>
          </table:table-cell>
        </table:table-row>
        <table:table-row table:style-name="ro1">
          <table:table-cell office:value-type="float" office:value="1153.35" calcext:value-type="float">
            <text:p>1153.35</text:p>
          </table:table-cell>
          <table:table-cell office:value-type="float" office:value="0.52228575" calcext:value-type="float">
            <text:p>0.52228575</text:p>
          </table:table-cell>
          <table:table-cell table:formula="of:=[.B1135]/3.4847446" office:value-type="float" office:value="0.149877770095404" calcext:value-type="float">
            <text:p>0.149877770095404</text:p>
          </table:table-cell>
          <table:table-cell office:value-type="float" office:value="160.54043741031" calcext:value-type="float">
            <text:p>160.54043741031</text:p>
          </table:table-cell>
        </table:table-row>
        <table:table-row table:style-name="ro1">
          <table:table-cell office:value-type="float" office:value="1154.36" calcext:value-type="float">
            <text:p>1154.36</text:p>
          </table:table-cell>
          <table:table-cell office:value-type="float" office:value="0.4771235" calcext:value-type="float">
            <text:p>0.4771235</text:p>
          </table:table-cell>
          <table:table-cell table:formula="of:=[.B1136]/3.4847446" office:value-type="float" office:value="0.136917781578598" calcext:value-type="float">
            <text:p>0.136917781578598</text:p>
          </table:table-cell>
          <table:table-cell office:value-type="float" office:value="161.02612854537" calcext:value-type="float">
            <text:p>161.02612854537</text:p>
          </table:table-cell>
        </table:table-row>
        <table:table-row table:style-name="ro1">
          <table:table-cell office:value-type="float" office:value="1155.38" calcext:value-type="float">
            <text:p>1155.38</text:p>
          </table:table-cell>
          <table:table-cell office:value-type="float" office:value="0.43533759" calcext:value-type="float">
            <text:p>0.43533759</text:p>
          </table:table-cell>
          <table:table-cell table:formula="of:=[.B1137]/3.4847446" office:value-type="float" office:value="0.124926684727483" calcext:value-type="float">
            <text:p>0.124926684727483</text:p>
          </table:table-cell>
          <table:table-cell office:value-type="float" office:value="161.46928343039" calcext:value-type="float">
            <text:p>161.46928343039</text:p>
          </table:table-cell>
        </table:table-row>
        <table:table-row table:style-name="ro1">
          <table:table-cell office:value-type="float" office:value="1156.4" calcext:value-type="float">
            <text:p>1156.4</text:p>
          </table:table-cell>
          <table:table-cell office:value-type="float" office:value="0.3969724" calcext:value-type="float">
            <text:p>0.3969724</text:p>
          </table:table-cell>
          <table:table-cell table:formula="of:=[.B1138]/3.4847446" office:value-type="float" office:value="0.113917215052145" calcext:value-type="float">
            <text:p>0.113917215052145</text:p>
          </table:table-cell>
          <table:table-cell office:value-type="float" office:value="161.87338420332" calcext:value-type="float">
            <text:p>161.87338420332</text:p>
          </table:table-cell>
        </table:table-row>
        <table:table-row table:style-name="ro1">
          <table:table-cell office:value-type="float" office:value="1157.42" calcext:value-type="float">
            <text:p>1157.42</text:p>
          </table:table-cell>
          <table:table-cell office:value-type="float" office:value="0.36167715" calcext:value-type="float">
            <text:p>0.36167715</text:p>
          </table:table-cell>
          <table:table-cell table:formula="of:=[.B1139]/3.4847446" office:value-type="float" office:value="0.10378871094312" calcext:value-type="float">
            <text:p>0.10378871094312</text:p>
          </table:table-cell>
          <table:table-cell office:value-type="float" office:value="162.24155593963" calcext:value-type="float">
            <text:p>162.24155593963</text:p>
          </table:table-cell>
        </table:table-row>
        <table:table-row table:style-name="ro1">
          <table:table-cell office:value-type="float" office:value="1158.43" calcext:value-type="float">
            <text:p>1158.43</text:p>
          </table:table-cell>
          <table:table-cell office:value-type="float" office:value="0.329035" calcext:value-type="float">
            <text:p>0.329035</text:p>
          </table:table-cell>
          <table:table-cell table:formula="of:=[.B1140]/3.4847446" office:value-type="float" office:value="0.0944215538780087" calcext:value-type="float">
            <text:p>0.094421553878009</text:p>
          </table:table-cell>
          <table:table-cell office:value-type="float" office:value="162.57649936846" calcext:value-type="float">
            <text:p>162.57649936846</text:p>
          </table:table-cell>
        </table:table-row>
        <table:table-row table:style-name="ro1">
          <table:table-cell office:value-type="float" office:value="1159.45" calcext:value-type="float">
            <text:p>1159.45</text:p>
          </table:table-cell>
          <table:table-cell office:value-type="float" office:value="0.2988112" calcext:value-type="float">
            <text:p>0.2988112</text:p>
          </table:table-cell>
          <table:table-cell table:formula="of:=[.B1141]/3.4847446" office:value-type="float" office:value="0.0857483788051497" calcext:value-type="float">
            <text:p>0.08574837880515</text:p>
          </table:table-cell>
          <table:table-cell office:value-type="float" office:value="162.88067627485" calcext:value-type="float">
            <text:p>162.88067627485</text:p>
          </table:table-cell>
        </table:table-row>
        <table:table-row table:style-name="ro1">
          <table:table-cell office:value-type="float" office:value="1160.47" calcext:value-type="float">
            <text:p>1160.47</text:p>
          </table:table-cell>
          <table:table-cell office:value-type="float" office:value="0.27105048" calcext:value-type="float">
            <text:p>0.27105048</text:p>
          </table:table-cell>
          <table:table-cell table:formula="of:=[.B1142]/3.4847446" office:value-type="float" office:value="0.0777820216724061" calcext:value-type="float">
            <text:p>0.077782021672406</text:p>
          </table:table-cell>
          <table:table-cell office:value-type="float" office:value="163.15659397145" calcext:value-type="float">
            <text:p>163.15659397145</text:p>
          </table:table-cell>
        </table:table-row>
        <table:table-row table:style-name="ro1">
          <table:table-cell office:value-type="float" office:value="1161.49" calcext:value-type="float">
            <text:p>1161.49</text:p>
          </table:table-cell>
          <table:table-cell office:value-type="float" office:value="0.2460194" calcext:value-type="float">
            <text:p>0.2460194</text:p>
          </table:table-cell>
          <table:table-cell table:formula="of:=[.B1143]/3.4847446" office:value-type="float" office:value="0.0705989758905143" calcext:value-type="float">
            <text:p>0.070598975890514</text:p>
          </table:table-cell>
          <table:table-cell office:value-type="float" office:value="163.40703110648" calcext:value-type="float">
            <text:p>163.40703110648</text:p>
          </table:table-cell>
        </table:table-row>
        <table:table-row table:style-name="ro1">
          <table:table-cell office:value-type="float" office:value="1162.51" calcext:value-type="float">
            <text:p>1162.51</text:p>
          </table:table-cell>
          <table:table-cell office:value-type="float" office:value="0.22404631" calcext:value-type="float">
            <text:p>0.22404631</text:p>
          </table:table-cell>
          <table:table-cell table:formula="of:=[.B1144]/3.4847446" office:value-type="float" office:value="0.0642934664422753" calcext:value-type="float">
            <text:p>0.064293466442275</text:p>
          </table:table-cell>
          <table:table-cell office:value-type="float" office:value="163.63510057796" calcext:value-type="float">
            <text:p>163.63510057796</text:p>
          </table:table-cell>
        </table:table-row>
        <table:table-row table:style-name="ro1">
          <table:table-cell office:value-type="float" office:value="1163.52" calcext:value-type="float">
            <text:p>1163.52</text:p>
          </table:table-cell>
          <table:table-cell office:value-type="float" office:value="0.20533985" calcext:value-type="float">
            <text:p>0.20533985</text:p>
          </table:table-cell>
          <table:table-cell table:formula="of:=[.B1145]/3.4847446" office:value-type="float" office:value="0.0589253657212067" calcext:value-type="float">
            <text:p>0.058925365721207</text:p>
          </table:table-cell>
          <table:table-cell office:value-type="float" office:value="163.84412768589" calcext:value-type="float">
            <text:p>163.84412768589</text:p>
          </table:table-cell>
        </table:table-row>
        <table:table-row table:style-name="ro1">
          <table:table-cell office:value-type="float" office:value="1164.54" calcext:value-type="float">
            <text:p>1164.54</text:p>
          </table:table-cell>
          <table:table-cell office:value-type="float" office:value="0.18986129" calcext:value-type="float">
            <text:p>0.18986129</text:p>
          </table:table-cell>
          <table:table-cell table:formula="of:=[.B1146]/3.4847446" office:value-type="float" office:value="0.0544835595699036" calcext:value-type="float">
            <text:p>0.054483559569904</text:p>
          </table:table-cell>
          <table:table-cell office:value-type="float" office:value="164.03739828959" calcext:value-type="float">
            <text:p>164.03739828959</text:p>
          </table:table-cell>
        </table:table-row>
        <table:table-row table:style-name="ro1">
          <table:table-cell office:value-type="float" office:value="1165.56" calcext:value-type="float">
            <text:p>1165.56</text:p>
          </table:table-cell>
          <table:table-cell office:value-type="float" office:value="0.17729378" calcext:value-type="float">
            <text:p>0.17729378</text:p>
          </table:table-cell>
          <table:table-cell table:formula="of:=[.B1147]/3.4847446" office:value-type="float" office:value="0.0508771231039428" calcext:value-type="float">
            <text:p>0.050877123103943</text:p>
          </table:table-cell>
          <table:table-cell office:value-type="float" office:value="164.2178757103" calcext:value-type="float">
            <text:p>164.2178757103</text:p>
          </table:table-cell>
        </table:table-row>
        <table:table-row table:style-name="ro1">
          <table:table-cell office:value-type="float" office:value="1166.58" calcext:value-type="float">
            <text:p>1166.58</text:p>
          </table:table-cell>
          <table:table-cell office:value-type="float" office:value="0.16710927" calcext:value-type="float">
            <text:p>0.16710927</text:p>
          </table:table-cell>
          <table:table-cell table:formula="of:=[.B1148]/3.4847446" office:value-type="float" office:value="0.0479545244147878" calcext:value-type="float">
            <text:p>0.047954524414788</text:p>
          </table:table-cell>
          <table:table-cell office:value-type="float" office:value="164.38798573651" calcext:value-type="float">
            <text:p>164.38798573651</text:p>
          </table:table-cell>
        </table:table-row>
        <table:table-row table:style-name="ro1">
          <table:table-cell office:value-type="float" office:value="1167.6" calcext:value-type="float">
            <text:p>1167.6</text:p>
          </table:table-cell>
          <table:table-cell office:value-type="float" office:value="0.15869771" calcext:value-type="float">
            <text:p>0.15869771</text:p>
          </table:table-cell>
          <table:table-cell table:formula="of:=[.B1149]/3.4847446" office:value-type="float" office:value="0.0455407004576462" calcext:value-type="float">
            <text:p>0.045540700457646</text:p>
          </table:table-cell>
          <table:table-cell office:value-type="float" office:value="164.54953316088" calcext:value-type="float">
            <text:p>164.54953316088</text:p>
          </table:table-cell>
        </table:table-row>
        <table:table-row table:style-name="ro1">
          <table:table-cell office:value-type="float" office:value="1168.61" calcext:value-type="float">
            <text:p>1168.61</text:p>
          </table:table-cell>
          <table:table-cell office:value-type="float" office:value="0.151506" calcext:value-type="float">
            <text:p>0.151506</text:p>
          </table:table-cell>
          <table:table-cell table:formula="of:=[.B1150]/3.4847446" office:value-type="float" office:value="0.0434769308488203" calcext:value-type="float">
            <text:p>0.04347693084882</text:p>
          </table:table-cell>
          <table:table-cell office:value-type="float" office:value="164.70375973358" calcext:value-type="float">
            <text:p>164.70375973358</text:p>
          </table:table-cell>
        </table:table-row>
        <table:table-row table:style-name="ro1">
          <table:table-cell office:value-type="float" office:value="1169.63" calcext:value-type="float">
            <text:p>1169.63</text:p>
          </table:table-cell>
          <table:table-cell office:value-type="float" office:value="0.14513843" calcext:value-type="float">
            <text:p>0.14513843</text:p>
          </table:table-cell>
          <table:table-cell table:formula="of:=[.B1151]/3.4847446" office:value-type="float" office:value="0.0416496606379704" calcext:value-type="float">
            <text:p>0.041649660637971</text:p>
          </table:table-cell>
          <table:table-cell office:value-type="float" office:value="164.85150439228" calcext:value-type="float">
            <text:p>164.85150439228</text:p>
          </table:table-cell>
        </table:table-row>
        <table:table-row table:style-name="ro1">
          <table:table-cell office:value-type="float" office:value="1170.65" calcext:value-type="float">
            <text:p>1170.65</text:p>
          </table:table-cell>
          <table:table-cell office:value-type="float" office:value="0.13939147" calcext:value-type="float">
            <text:p>0.13939147</text:p>
          </table:table-cell>
          <table:table-cell table:formula="of:=[.B1152]/3.4847446" office:value-type="float" office:value="0.0400004838231186" calcext:value-type="float">
            <text:p>0.040000483823119</text:p>
          </table:table-cell>
          <table:table-cell office:value-type="float" office:value="164.99339889544" calcext:value-type="float">
            <text:p>164.99339889544</text:p>
          </table:table-cell>
        </table:table-row>
        <table:table-row table:style-name="ro1">
          <table:table-cell office:value-type="float" office:value="1171.67" calcext:value-type="float">
            <text:p>1171.67</text:p>
          </table:table-cell>
          <table:table-cell office:value-type="float" office:value="0.13422274" calcext:value-type="float">
            <text:p>0.13422274</text:p>
          </table:table-cell>
          <table:table-cell table:formula="of:=[.B1153]/3.4847446" office:value-type="float" office:value="0.0385172388243316" calcext:value-type="float">
            <text:p>0.038517238824332</text:p>
          </table:table-cell>
          <table:table-cell office:value-type="float" office:value="165.13003185768" calcext:value-type="float">
            <text:p>165.13003185768</text:p>
          </table:table-cell>
        </table:table-row>
        <table:table-row table:style-name="ro1">
          <table:table-cell office:value-type="float" office:value="1172.69" calcext:value-type="float">
            <text:p>1172.69</text:p>
          </table:table-cell>
          <table:table-cell office:value-type="float" office:value="0.12967667" calcext:value-type="float">
            <text:p>0.12967667</text:p>
          </table:table-cell>
          <table:table-cell table:formula="of:=[.B1154]/3.4847446" office:value-type="float" office:value="0.0372126754999491" calcext:value-type="float">
            <text:p>0.037212675499949</text:p>
          </table:table-cell>
          <table:table-cell office:value-type="float" office:value="165.26203711389" calcext:value-type="float">
            <text:p>165.26203711389</text:p>
          </table:table-cell>
        </table:table-row>
        <table:table-row table:style-name="ro1">
          <table:table-cell office:value-type="float" office:value="1173.7" calcext:value-type="float">
            <text:p>1173.7</text:p>
          </table:table-cell>
          <table:table-cell office:value-type="float" office:value="0.12580038" calcext:value-type="float">
            <text:p>0.12580038</text:p>
          </table:table-cell>
          <table:table-cell table:formula="of:=[.B1155]/3.4847446" office:value-type="float" office:value="0.036100315644366" calcext:value-type="float">
            <text:p>0.036100315644366</text:p>
          </table:table-cell>
          <table:table-cell office:value-type="float" office:value="165.39009647247" calcext:value-type="float">
            <text:p>165.39009647247</text:p>
          </table:table-cell>
        </table:table-row>
        <table:table-row table:style-name="ro1">
          <table:table-cell office:value-type="float" office:value="1174.72" calcext:value-type="float">
            <text:p>1174.72</text:p>
          </table:table-cell>
          <table:table-cell office:value-type="float" office:value="0.12258093" calcext:value-type="float">
            <text:p>0.12258093</text:p>
          </table:table-cell>
          <table:table-cell table:formula="of:=[.B1156]/3.4847446" office:value-type="float" office:value="0.0351764459294951" calcext:value-type="float">
            <text:p>0.035176445929495</text:p>
          </table:table-cell>
          <table:table-cell office:value-type="float" office:value="165.51487857441" calcext:value-type="float">
            <text:p>165.51487857441</text:p>
          </table:table-cell>
        </table:table-row>
        <table:table-row table:style-name="ro1">
          <table:table-cell office:value-type="float" office:value="1175.74" calcext:value-type="float">
            <text:p>1175.74</text:p>
          </table:table-cell>
          <table:table-cell office:value-type="float" office:value="0.1199223" calcext:value-type="float">
            <text:p>0.1199223</text:p>
          </table:table-cell>
          <table:table-cell table:formula="of:=[.B1157]/3.4847446" office:value-type="float" office:value="0.0344135119687107" calcext:value-type="float">
            <text:p>0.034413511968711</text:p>
          </table:table-cell>
          <table:table-cell office:value-type="float" office:value="165.63695430186" calcext:value-type="float">
            <text:p>165.63695430186</text:p>
          </table:table-cell>
        </table:table-row>
        <table:table-row table:style-name="ro1">
          <table:table-cell office:value-type="float" office:value="1176.76" calcext:value-type="float">
            <text:p>1176.76</text:p>
          </table:table-cell>
          <table:table-cell office:value-type="float" office:value="0.11766356" calcext:value-type="float">
            <text:p>0.11766356</text:p>
          </table:table-cell>
          <table:table-cell table:formula="of:=[.B1158]/3.4847446" office:value-type="float" office:value="0.0337653324722851" calcext:value-type="float">
            <text:p>0.033765332472285</text:p>
          </table:table-cell>
          <table:table-cell office:value-type="float" office:value="165.75673072359" calcext:value-type="float">
            <text:p>165.75673072359</text:p>
          </table:table-cell>
        </table:table-row>
        <table:table-row table:style-name="ro1">
          <table:table-cell office:value-type="float" office:value="1177.78" calcext:value-type="float">
            <text:p>1177.78</text:p>
          </table:table-cell>
          <table:table-cell office:value-type="float" office:value="0.11562519" calcext:value-type="float">
            <text:p>0.11562519</text:p>
          </table:table-cell>
          <table:table-cell table:formula="of:=[.B1159]/3.4847446" office:value-type="float" office:value="0.0331803914697221" calcext:value-type="float">
            <text:p>0.033180391469722</text:p>
          </table:table-cell>
          <table:table-cell office:value-type="float" office:value="165.87443217975" calcext:value-type="float">
            <text:p>165.87443217975</text:p>
          </table:table-cell>
        </table:table-row>
        <table:table-row table:style-name="ro1">
          <table:table-cell office:value-type="float" office:value="1178.79" calcext:value-type="float">
            <text:p>1178.79</text:p>
          </table:table-cell>
          <table:table-cell office:value-type="float" office:value="0.11366247" calcext:value-type="float">
            <text:p>0.11366247</text:p>
          </table:table-cell>
          <table:table-cell table:formula="of:=[.B1160]/3.4847446" office:value-type="float" office:value="0.0326171593751806" calcext:value-type="float">
            <text:p>0.032617159375181</text:p>
          </table:table-cell>
          <table:table-cell office:value-type="float" office:value="165.99013566851" calcext:value-type="float">
            <text:p>165.99013566851</text:p>
          </table:table-cell>
        </table:table-row>
        <table:table-row table:style-name="ro1">
          <table:table-cell office:value-type="float" office:value="1179.81" calcext:value-type="float">
            <text:p>1179.81</text:p>
          </table:table-cell>
          <table:table-cell office:value-type="float" office:value="0.11170515" calcext:value-type="float">
            <text:p>0.11170515</text:p>
          </table:table-cell>
          <table:table-cell table:formula="of:=[.B1161]/3.4847446" office:value-type="float" office:value="0.0320554768920511" calcext:value-type="float">
            <text:p>0.032055476892051</text:p>
          </table:table-cell>
          <table:table-cell office:value-type="float" office:value="166.1038466915" calcext:value-type="float">
            <text:p>166.1038466915</text:p>
          </table:table-cell>
        </table:table-row>
        <table:table-row table:style-name="ro1">
          <table:table-cell office:value-type="float" office:value="1180.83" calcext:value-type="float">
            <text:p>1180.83</text:p>
          </table:table-cell>
          <table:table-cell office:value-type="float" office:value="0.10977045" calcext:value-type="float">
            <text:p>0.10977045</text:p>
          </table:table-cell>
          <table:table-cell table:formula="of:=[.B1162]/3.4847446" office:value-type="float" office:value="0.0315002855589474" calcext:value-type="float">
            <text:p>0.031500285558948</text:p>
          </table:table-cell>
          <table:table-cell office:value-type="float" office:value="166.2155882764" calcext:value-type="float">
            <text:p>166.2155882764</text:p>
          </table:table-cell>
        </table:table-row>
        <table:table-row table:style-name="ro1">
          <table:table-cell office:value-type="float" office:value="1181.85" calcext:value-type="float">
            <text:p>1181.85</text:p>
          </table:table-cell>
          <table:table-cell office:value-type="float" office:value="0.10794707" calcext:value-type="float">
            <text:p>0.10794707</text:p>
          </table:table-cell>
          <table:table-cell table:formula="of:=[.B1163]/3.4847446" office:value-type="float" office:value="0.0309770391781366" calcext:value-type="float">
            <text:p>0.030977039178137</text:p>
          </table:table-cell>
          <table:table-cell office:value-type="float" office:value="166.32547373753" calcext:value-type="float">
            <text:p>166.32547373753</text:p>
          </table:table-cell>
        </table:table-row>
        <table:table-row table:style-name="ro1">
          <table:table-cell office:value-type="float" office:value="1182.87" calcext:value-type="float">
            <text:p>1182.87</text:p>
          </table:table-cell>
          <table:table-cell office:value-type="float" office:value="0.10635879" calcext:value-type="float">
            <text:p>0.10635879</text:p>
          </table:table-cell>
          <table:table-cell table:formula="of:=[.B1164]/3.4847446" office:value-type="float" office:value="0.0305212582867622" calcext:value-type="float">
            <text:p>0.030521258286762</text:p>
          </table:table-cell>
          <table:table-cell office:value-type="float" office:value="166.43374239479" calcext:value-type="float">
            <text:p>166.43374239479</text:p>
          </table:table-cell>
        </table:table-row>
        <table:table-row table:style-name="ro1">
          <table:table-cell office:value-type="float" office:value="1183.88" calcext:value-type="float">
            <text:p>1183.88</text:p>
          </table:table-cell>
          <table:table-cell office:value-type="float" office:value="0.1051228" calcext:value-type="float">
            <text:p>0.1051228</text:p>
          </table:table-cell>
          <table:table-cell table:formula="of:=[.B1165]/3.4847446" office:value-type="float" office:value="0.0301665723221151" calcext:value-type="float">
            <text:p>0.030166572322115</text:p>
          </table:table-cell>
          <table:table-cell office:value-type="float" office:value="166.54075287086" calcext:value-type="float">
            <text:p>166.54075287086</text:p>
          </table:table-cell>
        </table:table-row>
        <table:table-row table:style-name="ro1">
          <table:table-cell office:value-type="float" office:value="1184.9" calcext:value-type="float">
            <text:p>1184.9</text:p>
          </table:table-cell>
          <table:table-cell office:value-type="float" office:value="0.10431851" calcext:value-type="float">
            <text:p>0.10431851</text:p>
          </table:table-cell>
          <table:table-cell table:formula="of:=[.B1166]/3.4847446" office:value-type="float" office:value="0.0299357691809035" calcext:value-type="float">
            <text:p>0.029935769180904</text:p>
          </table:table-cell>
          <table:table-cell office:value-type="float" office:value="166.64694461434" calcext:value-type="float">
            <text:p>166.64694461434</text:p>
          </table:table-cell>
        </table:table-row>
        <table:table-row table:style-name="ro1">
          <table:table-cell office:value-type="float" office:value="1185.92" calcext:value-type="float">
            <text:p>1185.92</text:p>
          </table:table-cell>
          <table:table-cell office:value-type="float" office:value="0.10397721" calcext:value-type="float">
            <text:p>0.10397721</text:p>
          </table:table-cell>
          <table:table-cell table:formula="of:=[.B1167]/3.4847446" office:value-type="float" office:value="0.0298378280003648" calcext:value-type="float">
            <text:p>0.029837828000365</text:p>
          </table:table-cell>
          <table:table-cell office:value-type="float" office:value="166.75278892999" calcext:value-type="float">
            <text:p>166.75278892999</text:p>
          </table:table-cell>
        </table:table-row>
        <table:table-row table:style-name="ro1">
          <table:table-cell office:value-type="float" office:value="1186.94" calcext:value-type="float">
            <text:p>1186.94</text:p>
          </table:table-cell>
          <table:table-cell office:value-type="float" office:value="0.10409403" calcext:value-type="float">
            <text:p>0.10409403</text:p>
          </table:table-cell>
          <table:table-cell table:formula="of:=[.B1168]/3.4847446" office:value-type="float" office:value="0.0298713512605773" calcext:value-type="float">
            <text:p>0.029871351260577</text:p>
          </table:table-cell>
          <table:table-cell office:value-type="float" office:value="166.85875216492" calcext:value-type="float">
            <text:p>166.85875216492</text:p>
          </table:table-cell>
        </table:table-row>
        <table:table-row table:style-name="ro1">
          <table:table-cell office:value-type="float" office:value="1187.96" calcext:value-type="float">
            <text:p>1187.96</text:p>
          </table:table-cell>
          <table:table-cell office:value-type="float" office:value="0.10465404" calcext:value-type="float">
            <text:p>0.10465404</text:p>
          </table:table-cell>
          <table:table-cell table:formula="of:=[.B1169]/3.4847446" office:value-type="float" office:value="0.0300320545729521" calcext:value-type="float">
            <text:p>0.030032054572952</text:p>
          </table:table-cell>
          <table:table-cell office:value-type="float" office:value="166.96528546507" calcext:value-type="float">
            <text:p>166.96528546507</text:p>
          </table:table-cell>
        </table:table-row>
        <table:table-row table:style-name="ro1">
          <table:table-cell office:value-type="float" office:value="1188.97" calcext:value-type="float">
            <text:p>1188.97</text:p>
          </table:table-cell>
          <table:table-cell office:value-type="float" office:value="0.10565833" calcext:value-type="float">
            <text:p>0.10565833</text:p>
          </table:table-cell>
          <table:table-cell table:formula="of:=[.B1170]/3.4847446" office:value-type="float" office:value="0.0303202507294222" calcext:value-type="float">
            <text:p>0.030320250729422</text:p>
          </table:table-cell>
          <table:table-cell office:value-type="float" office:value="167.07284108168" calcext:value-type="float">
            <text:p>167.07284108168</text:p>
          </table:table-cell>
        </table:table-row>
        <table:table-row table:style-name="ro1">
          <table:table-cell office:value-type="float" office:value="1189.99" calcext:value-type="float">
            <text:p>1189.99</text:p>
          </table:table-cell>
          <table:table-cell office:value-type="float" office:value="0.10713566" calcext:value-type="float">
            <text:p>0.10713566</text:p>
          </table:table-cell>
          <table:table-cell table:formula="of:=[.B1171]/3.4847446" office:value-type="float" office:value="0.0307441928455819" calcext:value-type="float">
            <text:p>0.030744192845582</text:p>
          </table:table-cell>
          <table:table-cell office:value-type="float" office:value="167.18190055778" calcext:value-type="float">
            <text:p>167.18190055778</text:p>
          </table:table-cell>
        </table:table-row>
        <table:table-row table:style-name="ro1">
          <table:table-cell office:value-type="float" office:value="1191.01" calcext:value-type="float">
            <text:p>1191.01</text:p>
          </table:table-cell>
          <table:table-cell office:value-type="float" office:value="0.10913138" calcext:value-type="float">
            <text:p>0.10913138</text:p>
          </table:table-cell>
          <table:table-cell table:formula="of:=[.B1172]/3.4847446" office:value-type="float" office:value="0.031316894787641" calcext:value-type="float">
            <text:p>0.031316894787641</text:p>
          </table:table-cell>
          <table:table-cell office:value-type="float" office:value="167.29299159774" calcext:value-type="float">
            <text:p>167.29299159774</text:p>
          </table:table-cell>
        </table:table-row>
        <table:table-row table:style-name="ro1">
          <table:table-cell office:value-type="float" office:value="1192.03" calcext:value-type="float">
            <text:p>1192.03</text:p>
          </table:table-cell>
          <table:table-cell office:value-type="float" office:value="0.11167522" calcext:value-type="float">
            <text:p>0.11167522</text:p>
          </table:table-cell>
          <table:table-cell table:formula="of:=[.B1173]/3.4847446" office:value-type="float" office:value="0.0320468880273177" calcext:value-type="float">
            <text:p>0.032046888027318</text:p>
          </table:table-cell>
          <table:table-cell office:value-type="float" office:value="167.40667215573" calcext:value-type="float">
            <text:p>167.40667215573</text:p>
          </table:table-cell>
        </table:table-row>
        <table:table-row table:style-name="ro1">
          <table:table-cell office:value-type="float" office:value="1193.05" calcext:value-type="float">
            <text:p>1193.05</text:p>
          </table:table-cell>
          <table:table-cell office:value-type="float" office:value="0.11473982" calcext:value-type="float">
            <text:p>0.11473982</text:p>
          </table:table-cell>
          <table:table-cell table:formula="of:=[.B1174]/3.4847446" office:value-type="float" office:value="0.0329263212001247" calcext:value-type="float">
            <text:p>0.032926321200125</text:p>
          </table:table-cell>
          <table:table-cell office:value-type="float" office:value="167.52347234395" calcext:value-type="float">
            <text:p>167.52347234395</text:p>
          </table:table-cell>
        </table:table-row>
        <table:table-row table:style-name="ro1">
          <table:table-cell office:value-type="float" office:value="1194.06" calcext:value-type="float">
            <text:p>1194.06</text:p>
          </table:table-cell>
          <table:table-cell office:value-type="float" office:value="0.11820784" calcext:value-type="float">
            <text:p>0.11820784</text:p>
          </table:table-cell>
          <table:table-cell table:formula="of:=[.B1175]/3.4847446" office:value-type="float" office:value="0.0339215218240097" calcext:value-type="float">
            <text:p>0.03392152182401</text:p>
          </table:table-cell>
          <table:table-cell office:value-type="float" office:value="167.64380282671" calcext:value-type="float">
            <text:p>167.64380282671</text:p>
          </table:table-cell>
        </table:table-row>
        <table:table-row table:style-name="ro1">
          <table:table-cell office:value-type="float" office:value="1195.08" calcext:value-type="float">
            <text:p>1195.08</text:p>
          </table:table-cell>
          <table:table-cell office:value-type="float" office:value="0.12186408" calcext:value-type="float">
            <text:p>0.12186408</text:p>
          </table:table-cell>
          <table:table-cell table:formula="of:=[.B1176]/3.4847446" office:value-type="float" office:value="0.0349707350145546" calcext:value-type="float">
            <text:p>0.034970735014555</text:p>
          </table:table-cell>
          <table:table-cell office:value-type="float" office:value="167.76785520304" calcext:value-type="float">
            <text:p>167.76785520304</text:p>
          </table:table-cell>
        </table:table-row>
        <table:table-row table:style-name="ro1">
          <table:table-cell office:value-type="float" office:value="1196.1" calcext:value-type="float">
            <text:p>1196.1</text:p>
          </table:table-cell>
          <table:table-cell office:value-type="float" office:value="0.12542085" calcext:value-type="float">
            <text:p>0.12542085</text:p>
          </table:table-cell>
          <table:table-cell table:formula="of:=[.B1177]/3.4847446" office:value-type="float" office:value="0.0359914037889606" calcext:value-type="float">
            <text:p>0.035991403788961</text:p>
          </table:table-cell>
          <table:table-cell office:value-type="float" office:value="167.89552821463" calcext:value-type="float">
            <text:p>167.89552821463</text:p>
          </table:table-cell>
        </table:table-row>
        <table:table-row table:style-name="ro1">
          <table:table-cell office:value-type="float" office:value="1197.12" calcext:value-type="float">
            <text:p>1197.12</text:p>
          </table:table-cell>
          <table:table-cell office:value-type="float" office:value="0.12857226" calcext:value-type="float">
            <text:p>0.12857226</text:p>
          </table:table-cell>
          <table:table-cell table:formula="of:=[.B1178]/3.4847446" office:value-type="float" office:value="0.0368957484000406" calcext:value-type="float">
            <text:p>0.036895748400041</text:p>
          </table:table-cell>
          <table:table-cell office:value-type="float" office:value="168.02640922531" calcext:value-type="float">
            <text:p>168.02640922531</text:p>
          </table:table-cell>
        </table:table-row>
        <table:table-row table:style-name="ro1">
          <table:table-cell office:value-type="float" office:value="1198.14" calcext:value-type="float">
            <text:p>1198.14</text:p>
          </table:table-cell>
          <table:table-cell office:value-type="float" office:value="0.13106144" calcext:value-type="float">
            <text:p>0.13106144</text:p>
          </table:table-cell>
          <table:table-cell table:formula="of:=[.B1179]/3.4847446" office:value-type="float" office:value="0.0376100561286471" calcext:value-type="float">
            <text:p>0.037610056128647</text:p>
          </table:table-cell>
          <table:table-cell office:value-type="float" office:value="168.15982411218" calcext:value-type="float">
            <text:p>168.15982411218</text:p>
          </table:table-cell>
        </table:table-row>
        <table:table-row table:style-name="ro1">
          <table:table-cell office:value-type="float" office:value="1199.15" calcext:value-type="float">
            <text:p>1199.15</text:p>
          </table:table-cell>
          <table:table-cell office:value-type="float" office:value="0.13273859" calcext:value-type="float">
            <text:p>0.13273859</text:p>
          </table:table-cell>
          <table:table-cell table:formula="of:=[.B1180]/3.4847446" office:value-type="float" office:value="0.0380913396063516" calcext:value-type="float">
            <text:p>0.038091339606352</text:p>
          </table:table-cell>
          <table:table-cell office:value-type="float" office:value="168.2949462649" calcext:value-type="float">
            <text:p>168.2949462649</text:p>
          </table:table-cell>
        </table:table-row>
        <table:table-row table:style-name="ro1">
          <table:table-cell office:value-type="float" office:value="1200.17" calcext:value-type="float">
            <text:p>1200.17</text:p>
          </table:table-cell>
          <table:table-cell office:value-type="float" office:value="0.13359022" calcext:value-type="float">
            <text:p>0.13359022</text:p>
          </table:table-cell>
          <table:table-cell table:formula="of:=[.B1181]/3.4847446" office:value-type="float" office:value="0.0383357276742749" calcext:value-type="float">
            <text:p>0.038335727674275</text:p>
          </table:table-cell>
          <table:table-cell office:value-type="float" office:value="168.43093534702" calcext:value-type="float">
            <text:p>168.43093534702</text:p>
          </table:table-cell>
        </table:table-row>
        <table:table-row table:style-name="ro1">
          <table:table-cell office:value-type="float" office:value="1201.19" calcext:value-type="float">
            <text:p>1201.19</text:p>
          </table:table-cell>
          <table:table-cell office:value-type="float" office:value="0.13372994" calcext:value-type="float">
            <text:p>0.13372994</text:p>
          </table:table-cell>
          <table:table-cell table:formula="of:=[.B1182]/3.4847446" office:value-type="float" office:value="0.0383758224347345" calcext:value-type="float">
            <text:p>0.038375822434735</text:p>
          </table:table-cell>
          <table:table-cell office:value-type="float" office:value="168.56706665438" calcext:value-type="float">
            <text:p>168.56706665438</text:p>
          </table:table-cell>
        </table:table-row>
        <table:table-row table:style-name="ro1">
          <table:table-cell office:value-type="float" office:value="1202.21" calcext:value-type="float">
            <text:p>1202.21</text:p>
          </table:table-cell>
          <table:table-cell office:value-type="float" office:value="0.13335486" calcext:value-type="float">
            <text:p>0.13335486</text:p>
          </table:table-cell>
          <table:table-cell table:formula="of:=[.B1183]/3.4847446" office:value-type="float" office:value="0.0382681875739186" calcext:value-type="float">
            <text:p>0.038268187573919</text:p>
          </table:table-cell>
          <table:table-cell office:value-type="float" office:value="168.70281614947" calcext:value-type="float">
            <text:p>168.70281614947</text:p>
          </table:table-cell>
        </table:table-row>
        <table:table-row table:style-name="ro1">
          <table:table-cell office:value-type="float" office:value="1203.22" calcext:value-type="float">
            <text:p>1203.22</text:p>
          </table:table-cell>
          <table:table-cell office:value-type="float" office:value="0.13268405" calcext:value-type="float">
            <text:p>0.13268405</text:p>
          </table:table-cell>
          <table:table-cell table:formula="of:=[.B1184]/3.4847446" office:value-type="float" office:value="0.0380756885310906" calcext:value-type="float">
            <text:p>0.038075688531091</text:p>
          </table:table-cell>
          <table:table-cell office:value-type="float" office:value="168.83788279053" calcext:value-type="float">
            <text:p>168.83788279053</text:p>
          </table:table-cell>
        </table:table-row>
        <table:table-row table:style-name="ro1">
          <table:table-cell office:value-type="float" office:value="1204.24" calcext:value-type="float">
            <text:p>1204.24</text:p>
          </table:table-cell>
          <table:table-cell office:value-type="float" office:value="0.13190069" calcext:value-type="float">
            <text:p>0.13190069</text:p>
          </table:table-cell>
          <table:table-cell table:formula="of:=[.B1185]/3.4847446" office:value-type="float" office:value="0.0378508915689259" calcext:value-type="float">
            <text:p>0.037850891568926</text:p>
          </table:table-cell>
          <table:table-cell office:value-type="float" office:value="168.97215200005" calcext:value-type="float">
            <text:p>168.97215200005</text:p>
          </table:table-cell>
        </table:table-row>
        <table:table-row table:style-name="ro1">
          <table:table-cell office:value-type="float" office:value="1205.26" calcext:value-type="float">
            <text:p>1205.26</text:p>
          </table:table-cell>
          <table:table-cell office:value-type="float" office:value="0.13111693" calcext:value-type="float">
            <text:p>0.13111693</text:p>
          </table:table-cell>
          <table:table-cell table:formula="of:=[.B1186]/3.4847446" office:value-type="float" office:value="0.0376259798207306" calcext:value-type="float">
            <text:p>0.037625979820731</text:p>
          </table:table-cell>
          <table:table-cell office:value-type="float" office:value="169.10562338071" calcext:value-type="float">
            <text:p>169.10562338071</text:p>
          </table:table-cell>
        </table:table-row>
        <table:table-row table:style-name="ro1">
          <table:table-cell office:value-type="float" office:value="1206.28" calcext:value-type="float">
            <text:p>1206.28</text:p>
          </table:table-cell>
          <table:table-cell office:value-type="float" office:value="0.1303706" calcext:value-type="float">
            <text:p>0.1303706</text:p>
          </table:table-cell>
          <table:table-cell table:formula="of:=[.B1187]/3.4847446" office:value-type="float" office:value="0.037411809175341" calcext:value-type="float">
            <text:p>0.037411809175341</text:p>
          </table:table-cell>
          <table:table-cell office:value-type="float" office:value="169.23833502161" calcext:value-type="float">
            <text:p>169.23833502161</text:p>
          </table:table-cell>
        </table:table-row>
        <table:table-row table:style-name="ro1">
          <table:table-cell office:value-type="float" office:value="1207.3" calcext:value-type="float">
            <text:p>1207.3</text:p>
          </table:table-cell>
          <table:table-cell office:value-type="float" office:value="0.12965014" calcext:value-type="float">
            <text:p>0.12965014</text:p>
          </table:table-cell>
          <table:table-cell table:formula="of:=[.B1188]/3.4847446" office:value-type="float" office:value="0.0372050623164751" calcext:value-type="float">
            <text:p>0.037205062316475</text:p>
          </table:table-cell>
          <table:table-cell office:value-type="float" office:value="169.37031326864" calcext:value-type="float">
            <text:p>169.37031326864</text:p>
          </table:table-cell>
        </table:table-row>
        <table:table-row table:style-name="ro1">
          <table:table-cell office:value-type="float" office:value="1208.31" calcext:value-type="float">
            <text:p>1208.31</text:p>
          </table:table-cell>
          <table:table-cell office:value-type="float" office:value="0.12893467" calcext:value-type="float">
            <text:p>0.12893467</text:p>
          </table:table-cell>
          <table:table-cell table:formula="of:=[.B1189]/3.4847446" office:value-type="float" office:value="0.0369997474133398" calcext:value-type="float">
            <text:p>0.03699974741334</text:p>
          </table:table-cell>
          <table:table-cell office:value-type="float" office:value="169.50156319561" calcext:value-type="float">
            <text:p>169.50156319561</text:p>
          </table:table-cell>
        </table:table-row>
        <table:table-row table:style-name="ro1">
          <table:table-cell office:value-type="float" office:value="1209.33" calcext:value-type="float">
            <text:p>1209.33</text:p>
          </table:table-cell>
          <table:table-cell office:value-type="float" office:value="0.12823167" calcext:value-type="float">
            <text:p>0.12823167</text:p>
          </table:table-cell>
          <table:table-cell table:formula="of:=[.B1190]/3.4847446" office:value-type="float" office:value="0.036798010964706" calcext:value-type="float">
            <text:p>0.036798010964706</text:p>
          </table:table-cell>
          <table:table-cell office:value-type="float" office:value="169.63209749731" calcext:value-type="float">
            <text:p>169.63209749731</text:p>
          </table:table-cell>
        </table:table-row>
        <table:table-row table:style-name="ro1">
          <table:table-cell office:value-type="float" office:value="1210.35" calcext:value-type="float">
            <text:p>1210.35</text:p>
          </table:table-cell>
          <table:table-cell office:value-type="float" office:value="0.12759847" calcext:value-type="float">
            <text:p>0.12759847</text:p>
          </table:table-cell>
          <table:table-cell table:formula="of:=[.B1191]/3.4847446" office:value-type="float" office:value="0.0366163046783974" calcext:value-type="float">
            <text:p>0.036616304678397</text:p>
          </table:table-cell>
          <table:table-cell office:value-type="float" office:value="169.7619872376" calcext:value-type="float">
            <text:p>169.7619872376</text:p>
          </table:table-cell>
        </table:table-row>
        <table:table-row table:style-name="ro1">
          <table:table-cell office:value-type="float" office:value="1211.37" calcext:value-type="float">
            <text:p>1211.37</text:p>
          </table:table-cell>
          <table:table-cell office:value-type="float" office:value="0.12714143" calcext:value-type="float">
            <text:p>0.12714143</text:p>
          </table:table-cell>
          <table:table-cell table:formula="of:=[.B1192]/3.4847446" office:value-type="float" office:value="0.0364851501599285" calcext:value-type="float">
            <text:p>0.036485150159929</text:p>
          </table:table-cell>
          <table:table-cell office:value-type="float" office:value="169.89141172498" calcext:value-type="float">
            <text:p>169.89141172498</text:p>
          </table:table-cell>
        </table:table-row>
        <table:table-row table:style-name="ro1">
          <table:table-cell office:value-type="float" office:value="1212.39" calcext:value-type="float">
            <text:p>1212.39</text:p>
          </table:table-cell>
          <table:table-cell office:value-type="float" office:value="0.12699556" calcext:value-type="float">
            <text:p>0.12699556</text:p>
          </table:table-cell>
          <table:table-cell table:formula="of:=[.B1193]/3.4847446" office:value-type="float" office:value="0.0364432905642497" calcext:value-type="float">
            <text:p>0.03644329056425</text:p>
          </table:table-cell>
          <table:table-cell office:value-type="float" office:value="170.02068772147" calcext:value-type="float">
            <text:p>170.02068772147</text:p>
          </table:table-cell>
        </table:table-row>
        <table:table-row table:style-name="ro1">
          <table:table-cell office:value-type="float" office:value="1213.4" calcext:value-type="float">
            <text:p>1213.4</text:p>
          </table:table-cell>
          <table:table-cell office:value-type="float" office:value="0.12729393" calcext:value-type="float">
            <text:p>0.12729393</text:p>
          </table:table-cell>
          <table:table-cell table:formula="of:=[.B1194]/3.4847446" office:value-type="float" office:value="0.0365289123340632" calcext:value-type="float">
            <text:p>0.036528912334063</text:p>
          </table:table-cell>
          <table:table-cell office:value-type="float" office:value="170.15026745257" calcext:value-type="float">
            <text:p>170.15026745257</text:p>
          </table:table-cell>
        </table:table-row>
        <table:table-row table:style-name="ro1">
          <table:table-cell office:value-type="float" office:value="1214.42" calcext:value-type="float">
            <text:p>1214.42</text:p>
          </table:table-cell>
          <table:table-cell office:value-type="float" office:value="0.12813742" calcext:value-type="float">
            <text:p>0.12813742</text:p>
          </table:table-cell>
          <table:table-cell table:formula="of:=[.B1195]/3.4847446" office:value-type="float" office:value="0.0367709645062654" calcext:value-type="float">
            <text:p>0.036770964506265</text:p>
          </table:table-cell>
          <table:table-cell office:value-type="float" office:value="170.28070581509" calcext:value-type="float">
            <text:p>170.28070581509</text:p>
          </table:table-cell>
        </table:table-row>
        <table:table-row table:style-name="ro1">
          <table:table-cell office:value-type="float" office:value="1215.44" calcext:value-type="float">
            <text:p>1215.44</text:p>
          </table:table-cell>
          <table:table-cell office:value-type="float" office:value="0.12957307" calcext:value-type="float">
            <text:p>0.12957307</text:p>
          </table:table-cell>
          <table:table-cell table:formula="of:=[.B1196]/3.4847446" office:value-type="float" office:value="0.0371829459180452" calcext:value-type="float">
            <text:p>0.037182945918045</text:p>
          </table:table-cell>
          <table:table-cell office:value-type="float" office:value="170.41260560993" calcext:value-type="float">
            <text:p>170.41260560993</text:p>
          </table:table-cell>
        </table:table-row>
        <table:table-row table:style-name="ro1">
          <table:table-cell office:value-type="float" office:value="1216.46" calcext:value-type="float">
            <text:p>1216.46</text:p>
          </table:table-cell>
          <table:table-cell office:value-type="float" office:value="0.13158514" calcext:value-type="float">
            <text:p>0.13158514</text:p>
          </table:table-cell>
          <table:table-cell table:formula="of:=[.B1197]/3.4847446" office:value-type="float" office:value="0.0377603397391017" calcext:value-type="float">
            <text:p>0.037760339739102</text:p>
          </table:table-cell>
          <table:table-cell office:value-type="float" office:value="170.54655360135" calcext:value-type="float">
            <text:p>170.54655360135</text:p>
          </table:table-cell>
        </table:table-row>
        <table:table-row table:style-name="ro1">
          <table:table-cell office:value-type="float" office:value="1217.48" calcext:value-type="float">
            <text:p>1217.48</text:p>
          </table:table-cell>
          <table:table-cell office:value-type="float" office:value="0.13409866" calcext:value-type="float">
            <text:p>0.13409866</text:p>
          </table:table-cell>
          <table:table-cell table:formula="of:=[.B1198]/3.4847446" office:value-type="float" office:value="0.0384816321976652" calcext:value-type="float">
            <text:p>0.038481632197665</text:p>
          </table:table-cell>
          <table:table-cell office:value-type="float" office:value="170.68306025483" calcext:value-type="float">
            <text:p>170.68306025483</text:p>
          </table:table-cell>
        </table:table-row>
        <table:table-row table:style-name="ro1">
          <table:table-cell office:value-type="float" office:value="1218.49" calcext:value-type="float">
            <text:p>1218.49</text:p>
          </table:table-cell>
          <table:table-cell office:value-type="float" office:value="0.13699383" calcext:value-type="float">
            <text:p>0.13699383</text:p>
          </table:table-cell>
          <table:table-cell table:formula="of:=[.B1199]/3.4847446" office:value-type="float" office:value="0.0393124448775959" calcext:value-type="float">
            <text:p>0.039312444877596</text:p>
          </table:table-cell>
          <table:table-cell office:value-type="float" office:value="170.82251406188" calcext:value-type="float">
            <text:p>170.82251406188</text:p>
          </table:table-cell>
        </table:table-row>
        <table:table-row table:style-name="ro1">
          <table:table-cell office:value-type="float" office:value="1219.51" calcext:value-type="float">
            <text:p>1219.51</text:p>
          </table:table-cell>
          <table:table-cell office:value-type="float" office:value="0.14012877" calcext:value-type="float">
            <text:p>0.14012877</text:p>
          </table:table-cell>
          <table:table-cell table:formula="of:=[.B1200]/3.4847446" office:value-type="float" office:value="0.0402120631738693" calcext:value-type="float">
            <text:p>0.040212063173869</text:p>
          </table:table-cell>
          <table:table-cell office:value-type="float" office:value="170.96515909909" calcext:value-type="float">
            <text:p>170.96515909909</text:p>
          </table:table-cell>
        </table:table-row>
        <table:table-row table:style-name="ro1">
          <table:table-cell office:value-type="float" office:value="1220.53" calcext:value-type="float">
            <text:p>1220.53</text:p>
          </table:table-cell>
          <table:table-cell office:value-type="float" office:value="0.1433686" calcext:value-type="float">
            <text:p>0.1433686</text:p>
          </table:table-cell>
          <table:table-cell table:formula="of:=[.B1201]/3.4847446" office:value-type="float" office:value="0.0411417812369951" calcext:value-type="float">
            <text:p>0.041141781236995</text:p>
          </table:table-cell>
          <table:table-cell office:value-type="float" office:value="171.11110215111" calcext:value-type="float">
            <text:p>171.11110215111</text:p>
          </table:table-cell>
        </table:table-row>
        <table:table-row table:style-name="ro1">
          <table:table-cell office:value-type="float" office:value="1221.55" calcext:value-type="float">
            <text:p>1221.55</text:p>
          </table:table-cell>
          <table:table-cell office:value-type="float" office:value="0.14661729" calcext:value-type="float">
            <text:p>0.14661729</text:p>
          </table:table-cell>
          <table:table-cell table:formula="of:=[.B1202]/3.4847446" office:value-type="float" office:value="0.0420740418106968" calcext:value-type="float">
            <text:p>0.042074041810697</text:p>
          </table:table-cell>
          <table:table-cell office:value-type="float" office:value="171.26035222994" calcext:value-type="float">
            <text:p>171.26035222994</text:p>
          </table:table-cell>
        </table:table-row>
        <table:table-row table:style-name="ro1">
          <table:table-cell office:value-type="float" office:value="1222.57" calcext:value-type="float">
            <text:p>1222.57</text:p>
          </table:table-cell>
          <table:table-cell office:value-type="float" office:value="0.1498463" calcext:value-type="float">
            <text:p>0.1498463</text:p>
          </table:table-cell>
          <table:table-cell table:formula="of:=[.B1203]/3.4847446" office:value-type="float" office:value="0.0430006549116971" calcext:value-type="float">
            <text:p>0.043000654911697</text:p>
          </table:table-cell>
          <table:table-cell office:value-type="float" office:value="171.41288929293" calcext:value-type="float">
            <text:p>171.41288929293</text:p>
          </table:table-cell>
        </table:table-row>
        <table:table-row table:style-name="ro1">
          <table:table-cell office:value-type="float" office:value="1223.58" calcext:value-type="float">
            <text:p>1223.58</text:p>
          </table:table-cell>
          <table:table-cell office:value-type="float" office:value="0.15311167" calcext:value-type="float">
            <text:p>0.15311167</text:p>
          </table:table-cell>
          <table:table-cell table:formula="of:=[.B1204]/3.4847446" office:value-type="float" office:value="0.0439377020628714" calcext:value-type="float">
            <text:p>0.043937702062871</text:p>
          </table:table-cell>
          <table:table-cell office:value-type="float" office:value="171.56875036449" calcext:value-type="float">
            <text:p>171.56875036449</text:p>
          </table:table-cell>
        </table:table-row>
        <table:table-row table:style-name="ro1">
          <table:table-cell office:value-type="float" office:value="1224.6" calcext:value-type="float">
            <text:p>1224.6</text:p>
          </table:table-cell>
          <table:table-cell office:value-type="float" office:value="0.15655074" calcext:value-type="float">
            <text:p>0.15655074</text:p>
          </table:table-cell>
          <table:table-cell table:formula="of:=[.B1205]/3.4847446" office:value-type="float" office:value="0.0449245950477978" calcext:value-type="float">
            <text:p>0.044924595047798</text:p>
          </table:table-cell>
          <table:table-cell office:value-type="float" office:value="171.72811225919" calcext:value-type="float">
            <text:p>171.72811225919</text:p>
          </table:table-cell>
        </table:table-row>
        <table:table-row table:style-name="ro1">
          <table:table-cell office:value-type="float" office:value="1225.62" calcext:value-type="float">
            <text:p>1225.62</text:p>
          </table:table-cell>
          <table:table-cell office:value-type="float" office:value="0.16035289" calcext:value-type="float">
            <text:p>0.16035289</text:p>
          </table:table-cell>
          <table:table-cell table:formula="of:=[.B1206]/3.4847446" office:value-type="float" office:value="0.0460156793126245" calcext:value-type="float">
            <text:p>0.046015679312625</text:p>
          </table:table-cell>
          <table:table-cell office:value-type="float" office:value="171.89134458186" calcext:value-type="float">
            <text:p>171.89134458186</text:p>
          </table:table-cell>
        </table:table-row>
        <table:table-row table:style-name="ro1">
          <table:table-cell office:value-type="float" office:value="1226.64" calcext:value-type="float">
            <text:p>1226.64</text:p>
          </table:table-cell>
          <table:table-cell office:value-type="float" office:value="0.16470634" calcext:value-type="float">
            <text:p>0.16470634</text:p>
          </table:table-cell>
          <table:table-cell table:formula="of:=[.B1207]/3.4847446" office:value-type="float" office:value="0.0472649674240115" calcext:value-type="float">
            <text:p>0.047264967424012</text:p>
          </table:table-cell>
          <table:table-cell office:value-type="float" office:value="172.05900853092" calcext:value-type="float">
            <text:p>172.05900853092</text:p>
          </table:table-cell>
        </table:table-row>
        <table:table-row table:style-name="ro1">
          <table:table-cell office:value-type="float" office:value="1227.66" calcext:value-type="float">
            <text:p>1227.66</text:p>
          </table:table-cell>
          <table:table-cell office:value-type="float" office:value="0.16973158" calcext:value-type="float">
            <text:p>0.16973158</text:p>
          </table:table-cell>
          <table:table-cell table:formula="of:=[.B1208]/3.4847446" office:value-type="float" office:value="0.0487070358040012" calcext:value-type="float">
            <text:p>0.048707035804001</text:p>
          </table:table-cell>
          <table:table-cell office:value-type="float" office:value="172.23178795241" calcext:value-type="float">
            <text:p>172.23178795241</text:p>
          </table:table-cell>
        </table:table-row>
        <table:table-row table:style-name="ro1">
          <table:table-cell office:value-type="float" office:value="1228.67" calcext:value-type="float">
            <text:p>1228.67</text:p>
          </table:table-cell>
          <table:table-cell office:value-type="float" office:value="0.17541922" calcext:value-type="float">
            <text:p>0.17541922</text:p>
          </table:table-cell>
          <table:table-cell table:formula="of:=[.B1209]/3.4847446" office:value-type="float" office:value="0.0503391898505274" calcext:value-type="float">
            <text:p>0.050339189850527</text:p>
          </table:table-cell>
          <table:table-cell office:value-type="float" office:value="172.4103571532" calcext:value-type="float">
            <text:p>172.4103571532</text:p>
          </table:table-cell>
        </table:table-row>
        <table:table-row table:style-name="ro1">
          <table:table-cell office:value-type="float" office:value="1229.69" calcext:value-type="float">
            <text:p>1229.69</text:p>
          </table:table-cell>
          <table:table-cell office:value-type="float" office:value="0.18159184" calcext:value-type="float">
            <text:p>0.18159184</text:p>
          </table:table-cell>
          <table:table-cell table:formula="of:=[.B1210]/3.4847446" office:value-type="float" office:value="0.052110516219754" calcext:value-type="float">
            <text:p>0.052110516219754</text:p>
          </table:table-cell>
          <table:table-cell office:value-type="float" office:value="172.59520980839" calcext:value-type="float">
            <text:p>172.59520980839</text:p>
          </table:table-cell>
        </table:table-row>
        <table:table-row table:style-name="ro1">
          <table:table-cell office:value-type="float" office:value="1230.71" calcext:value-type="float">
            <text:p>1230.71</text:p>
          </table:table-cell>
          <table:table-cell office:value-type="float" office:value="0.18790401" calcext:value-type="float">
            <text:p>0.18790401</text:p>
          </table:table-cell>
          <table:table-cell table:formula="of:=[.B1211]/3.4847446" office:value-type="float" office:value="0.0539218885653772" calcext:value-type="float">
            <text:p>0.053921888565377</text:p>
          </table:table-cell>
          <table:table-cell office:value-type="float" office:value="172.78648798497" calcext:value-type="float">
            <text:p>172.78648798497</text:p>
          </table:table-cell>
        </table:table-row>
        <table:table-row table:style-name="ro1">
          <table:table-cell office:value-type="float" office:value="1231.73" calcext:value-type="float">
            <text:p>1231.73</text:p>
          </table:table-cell>
          <table:table-cell office:value-type="float" office:value="0.19388469" calcext:value-type="float">
            <text:p>0.19388469</text:p>
          </table:table-cell>
          <table:table-cell table:formula="of:=[.B1212]/3.4847446" office:value-type="float" office:value="0.0556381348578602" calcext:value-type="float">
            <text:p>0.05563813485786</text:p>
          </table:table-cell>
          <table:table-cell office:value-type="float" office:value="172.98385423202" calcext:value-type="float">
            <text:p>172.98385423202</text:p>
          </table:table-cell>
        </table:table-row>
        <table:table-row table:style-name="ro1">
          <table:table-cell office:value-type="float" office:value="1232.75" calcext:value-type="float">
            <text:p>1232.75</text:p>
          </table:table-cell>
          <table:table-cell office:value-type="float" office:value="0.19901308" calcext:value-type="float">
            <text:p>0.19901308</text:p>
          </table:table-cell>
          <table:table-cell table:formula="of:=[.B1213]/3.4847446" office:value-type="float" office:value="0.0571098036854695" calcext:value-type="float">
            <text:p>0.05710980368547</text:p>
          </table:table-cell>
          <table:table-cell office:value-type="float" office:value="173.18644095724" calcext:value-type="float">
            <text:p>173.18644095724</text:p>
          </table:table-cell>
        </table:table-row>
        <table:table-row table:style-name="ro1">
          <table:table-cell office:value-type="float" office:value="1233.76" calcext:value-type="float">
            <text:p>1233.76</text:p>
          </table:table-cell>
          <table:table-cell office:value-type="float" office:value="0.20280982" calcext:value-type="float">
            <text:p>0.20280982</text:p>
          </table:table-cell>
          <table:table-cell table:formula="of:=[.B1214]/3.4847446" office:value-type="float" office:value="0.0581993354692335" calcext:value-type="float">
            <text:p>0.058199335469234</text:p>
          </table:table-cell>
          <table:table-cell office:value-type="float" office:value="173.39289260129" calcext:value-type="float">
            <text:p>173.39289260129</text:p>
          </table:table-cell>
        </table:table-row>
        <table:table-row table:style-name="ro1">
          <table:table-cell office:value-type="float" office:value="1234.78" calcext:value-type="float">
            <text:p>1234.78</text:p>
          </table:table-cell>
          <table:table-cell office:value-type="float" office:value="0.20492125" calcext:value-type="float">
            <text:p>0.20492125</text:p>
          </table:table-cell>
          <table:table-cell table:formula="of:=[.B1215]/3.4847446" office:value-type="float" office:value="0.0588052421402705" calcext:value-type="float">
            <text:p>0.058805242140271</text:p>
          </table:table-cell>
          <table:table-cell office:value-type="float" office:value="173.60149359424" calcext:value-type="float">
            <text:p>173.60149359424</text:p>
          </table:table-cell>
        </table:table-row>
        <table:table-row table:style-name="ro1">
          <table:table-cell office:value-type="float" office:value="1235.8" calcext:value-type="float">
            <text:p>1235.8</text:p>
          </table:table-cell>
          <table:table-cell office:value-type="float" office:value="0.20517789" calcext:value-type="float">
            <text:p>0.20517789</text:p>
          </table:table-cell>
          <table:table-cell table:formula="of:=[.B1216]/3.4847446" office:value-type="float" office:value="0.0588788888574503" calcext:value-type="float">
            <text:p>0.05887888885745</text:p>
          </table:table-cell>
          <table:table-cell office:value-type="float" office:value="173.81035582891" calcext:value-type="float">
            <text:p>173.81035582891</text:p>
          </table:table-cell>
        </table:table-row>
        <table:table-row table:style-name="ro1">
          <table:table-cell office:value-type="float" office:value="1236.82" calcext:value-type="float">
            <text:p>1236.82</text:p>
          </table:table-cell>
          <table:table-cell office:value-type="float" office:value="0.20361655" calcext:value-type="float">
            <text:p>0.20361655</text:p>
          </table:table-cell>
          <table:table-cell table:formula="of:=[.B1217]/3.4847446" office:value-type="float" office:value="0.0584308388052312" calcext:value-type="float">
            <text:p>0.058430838805231</text:p>
          </table:table-cell>
          <table:table-cell office:value-type="float" office:value="174.01762868905" calcext:value-type="float">
            <text:p>174.01762868905</text:p>
          </table:table-cell>
        </table:table-row>
        <table:table-row table:style-name="ro1">
          <table:table-cell office:value-type="float" office:value="1237.84" calcext:value-type="float">
            <text:p>1237.84</text:p>
          </table:table-cell>
          <table:table-cell office:value-type="float" office:value="0.20046583" calcext:value-type="float">
            <text:p>0.20046583</text:p>
          </table:table-cell>
          <table:table-cell table:formula="of:=[.B1218]/3.4847446" office:value-type="float" office:value="0.0575266922000539" calcext:value-type="float">
            <text:p>0.057526692200054</text:p>
          </table:table-cell>
          <table:table-cell office:value-type="float" office:value="174.22169425794" calcext:value-type="float">
            <text:p>174.22169425794</text:p>
          </table:table-cell>
        </table:table-row>
        <table:table-row table:style-name="ro1">
          <table:table-cell office:value-type="float" office:value="1238.85" calcext:value-type="float">
            <text:p>1238.85</text:p>
          </table:table-cell>
          <table:table-cell office:value-type="float" office:value="0.19610273" calcext:value-type="float">
            <text:p>0.19610273</text:p>
          </table:table-cell>
          <table:table-cell table:formula="of:=[.B1219]/3.4847446" office:value-type="float" office:value="0.0562746348756807" calcext:value-type="float">
            <text:p>0.056274634875681</text:p>
          </table:table-cell>
          <table:table-cell office:value-type="float" office:value="174.42131837211" calcext:value-type="float">
            <text:p>174.42131837211</text:p>
          </table:table-cell>
        </table:table-row>
        <table:table-row table:style-name="ro1">
          <table:table-cell office:value-type="float" office:value="1239.87" calcext:value-type="float">
            <text:p>1239.87</text:p>
          </table:table-cell>
          <table:table-cell office:value-type="float" office:value="0.19099273" calcext:value-type="float">
            <text:p>0.19099273</text:p>
          </table:table-cell>
          <table:table-cell table:formula="of:=[.B1220]/3.4847446" office:value-type="float" office:value="0.0548082433358244" calcext:value-type="float">
            <text:p>0.054808243335824</text:p>
          </table:table-cell>
          <table:table-cell office:value-type="float" office:value="174.61574073002" calcext:value-type="float">
            <text:p>174.61574073002</text:p>
          </table:table-cell>
        </table:table-row>
        <table:table-row table:style-name="ro1">
          <table:table-cell office:value-type="float" office:value="1240.89" calcext:value-type="float">
            <text:p>1240.89</text:p>
          </table:table-cell>
          <table:table-cell office:value-type="float" office:value="0.18562627" calcext:value-type="float">
            <text:p>0.18562627</text:p>
          </table:table-cell>
          <table:table-cell table:formula="of:=[.B1221]/3.4847446" office:value-type="float" office:value="0.053268256732502" calcext:value-type="float">
            <text:p>0.053268256732502</text:p>
          </table:table-cell>
          <table:table-cell office:value-type="float" office:value="174.80470026598" calcext:value-type="float">
            <text:p>174.80470026598</text:p>
          </table:table-cell>
        </table:table-row>
        <table:table-row table:style-name="ro1">
          <table:table-cell office:value-type="float" office:value="1241.91" calcext:value-type="float">
            <text:p>1241.91</text:p>
          </table:table-cell>
          <table:table-cell office:value-type="float" office:value="0.18046197" calcext:value-type="float">
            <text:p>0.18046197</text:p>
          </table:table-cell>
          <table:table-cell table:formula="of:=[.B1222]/3.4847446" office:value-type="float" office:value="0.051786282989003" calcext:value-type="float">
            <text:p>0.051786282989003</text:p>
          </table:table-cell>
          <table:table-cell office:value-type="float" office:value="174.98840276387" calcext:value-type="float">
            <text:p>174.98840276387</text:p>
          </table:table-cell>
        </table:table-row>
        <table:table-row table:style-name="ro1">
          <table:table-cell office:value-type="float" office:value="1242.93" calcext:value-type="float">
            <text:p>1242.93</text:p>
          </table:table-cell>
          <table:table-cell office:value-type="float" office:value="0.17588412" calcext:value-type="float">
            <text:p>0.17588412</text:p>
          </table:table-cell>
          <table:table-cell table:formula="of:=[.B1223]/3.4847446" office:value-type="float" office:value="0.0504725999144959" calcext:value-type="float">
            <text:p>0.050472599914496</text:p>
          </table:table-cell>
          <table:table-cell office:value-type="float" office:value="175.16744520576" calcext:value-type="float">
            <text:p>175.16744520576</text:p>
          </table:table-cell>
        </table:table-row>
        <table:table-row table:style-name="ro1">
          <table:table-cell office:value-type="float" office:value="1243.94" calcext:value-type="float">
            <text:p>1243.94</text:p>
          </table:table-cell>
          <table:table-cell office:value-type="float" office:value="0.17217862" calcext:value-type="float">
            <text:p>0.17217862</text:p>
          </table:table-cell>
          <table:table-cell table:formula="of:=[.B1224]/3.4847446" office:value-type="float" office:value="0.0494092508242928" calcext:value-type="float">
            <text:p>0.049409250824293</text:p>
          </table:table-cell>
          <table:table-cell office:value-type="float" office:value="175.34271560781" calcext:value-type="float">
            <text:p>175.34271560781</text:p>
          </table:table-cell>
        </table:table-row>
        <table:table-row table:style-name="ro1">
          <table:table-cell office:value-type="float" office:value="1244.96" calcext:value-type="float">
            <text:p>1244.96</text:p>
          </table:table-cell>
          <table:table-cell office:value-type="float" office:value="0.1695283" calcext:value-type="float">
            <text:p>0.1695283</text:p>
          </table:table-cell>
          <table:table-cell table:formula="of:=[.B1225]/3.4847446" office:value-type="float" office:value="0.0486487015432924" calcext:value-type="float">
            <text:p>0.048648701543293</text:p>
          </table:table-cell>
          <table:table-cell office:value-type="float" office:value="175.51528810084" calcext:value-type="float">
            <text:p>175.51528810084</text:p>
          </table:table-cell>
        </table:table-row>
        <table:table-row table:style-name="ro1">
          <table:table-cell office:value-type="float" office:value="1245.98" calcext:value-type="float">
            <text:p>1245.98</text:p>
          </table:table-cell>
          <table:table-cell office:value-type="float" office:value="0.16802512" calcext:value-type="float">
            <text:p>0.16802512</text:p>
          </table:table-cell>
          <table:table-cell table:formula="of:=[.B1226]/3.4847446" office:value-type="float" office:value="0.0482173413799106" calcext:value-type="float">
            <text:p>0.048217341379911</text:p>
          </table:table-cell>
          <table:table-cell office:value-type="float" office:value="175.68633041842" calcext:value-type="float">
            <text:p>175.68633041842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16769291" calcext:value-type="float">
            <text:p>0.16769291</text:p>
          </table:table-cell>
          <table:table-cell table:formula="of:=[.B1227]/3.4847446" office:value-type="float" office:value="0.0481220087119154" calcext:value-type="float">
            <text:p>0.048122008711915</text:p>
          </table:table-cell>
          <table:table-cell office:value-type="float" office:value="175.85703456387" calcext:value-type="float">
            <text:p>175.85703456387</text:p>
          </table:table-cell>
        </table:table-row>
        <table:table-row table:style-name="ro1">
          <table:table-cell office:value-type="float" office:value="1248.02" calcext:value-type="float">
            <text:p>1248.02</text:p>
          </table:table-cell>
          <table:table-cell office:value-type="float" office:value="0.16851172" calcext:value-type="float">
            <text:p>0.16851172</text:p>
          </table:table-cell>
          <table:table-cell table:formula="of:=[.B1228]/3.4847446" office:value-type="float" office:value="0.0483569785860347" calcext:value-type="float">
            <text:p>0.048356978586035</text:p>
          </table:table-cell>
          <table:table-cell office:value-type="float" office:value="176.02857222117" calcext:value-type="float">
            <text:p>176.02857222117</text:p>
          </table:table-cell>
        </table:table-row>
        <table:table-row table:style-name="ro1">
          <table:table-cell office:value-type="float" office:value="1249.03" calcext:value-type="float">
            <text:p>1249.03</text:p>
          </table:table-cell>
          <table:table-cell office:value-type="float" office:value="0.17043455" calcext:value-type="float">
            <text:p>0.17043455</text:p>
          </table:table-cell>
          <table:table-cell table:formula="of:=[.B1229]/3.4847446" office:value-type="float" office:value="0.0489087636436828" calcext:value-type="float">
            <text:p>0.048908763643683</text:p>
          </table:table-cell>
          <table:table-cell office:value-type="float" office:value="176.20206723429" calcext:value-type="float">
            <text:p>176.20206723429</text:p>
          </table:table-cell>
        </table:table-row>
        <table:table-row table:style-name="ro1">
          <table:table-cell office:value-type="float" office:value="1250.05" calcext:value-type="float">
            <text:p>1250.05</text:p>
          </table:table-cell>
          <table:table-cell office:value-type="float" office:value="0.17339142" calcext:value-type="float">
            <text:p>0.17339142</text:p>
          </table:table-cell>
          <table:table-cell table:formula="of:=[.B1230]/3.4847446" office:value-type="float" office:value="0.0497572820688208" calcext:value-type="float">
            <text:p>0.049757282068821</text:p>
          </table:table-cell>
          <table:table-cell office:value-type="float" office:value="176.37857221546" calcext:value-type="float">
            <text:p>176.37857221546</text:p>
          </table:table-cell>
        </table:table-row>
        <table:table-row table:style-name="ro1">
          <table:table-cell office:value-type="float" office:value="1251.07" calcext:value-type="float">
            <text:p>1251.07</text:p>
          </table:table-cell>
          <table:table-cell office:value-type="float" office:value="0.17728276" calcext:value-type="float">
            <text:p>0.17728276</text:p>
          </table:table-cell>
          <table:table-cell table:formula="of:=[.B1231]/3.4847446" office:value-type="float" office:value="0.0508739607488021" calcext:value-type="float">
            <text:p>0.050873960748802</text:p>
          </table:table-cell>
          <table:table-cell office:value-type="float" office:value="176.5590384149" calcext:value-type="float">
            <text:p>176.5590384149</text:p>
          </table:table-cell>
        </table:table-row>
        <table:table-row table:style-name="ro1">
          <table:table-cell office:value-type="float" office:value="1252.09" calcext:value-type="float">
            <text:p>1252.09</text:p>
          </table:table-cell>
          <table:table-cell office:value-type="float" office:value="0.18197174" calcext:value-type="float">
            <text:p>0.18197174</text:p>
          </table:table-cell>
          <table:table-cell table:formula="of:=[.B1232]/3.4847446" office:value-type="float" office:value="0.0522195342522376" calcext:value-type="float">
            <text:p>0.052219534252238</text:p>
          </table:table-cell>
          <table:table-cell office:value-type="float" office:value="176.74427779773" calcext:value-type="float">
            <text:p>176.74427779773</text:p>
          </table:table-cell>
        </table:table-row>
        <table:table-row table:style-name="ro1">
          <table:table-cell office:value-type="float" office:value="1253.1" calcext:value-type="float">
            <text:p>1253.1</text:p>
          </table:table-cell>
          <table:table-cell office:value-type="float" office:value="0.18728903" calcext:value-type="float">
            <text:p>0.18728903</text:p>
          </table:table-cell>
          <table:table-cell table:formula="of:=[.B1233]/3.4847446" office:value-type="float" office:value="0.0537454107827587" calcext:value-type="float">
            <text:p>0.053745410782759</text:p>
          </table:table-cell>
          <table:table-cell office:value-type="float" office:value="176.93492994957" calcext:value-type="float">
            <text:p>176.93492994957</text:p>
          </table:table-cell>
        </table:table-row>
        <table:table-row table:style-name="ro1">
          <table:table-cell office:value-type="float" office:value="1254.12" calcext:value-type="float">
            <text:p>1254.12</text:p>
          </table:table-cell>
          <table:table-cell office:value-type="float" office:value="0.19305998" calcext:value-type="float">
            <text:p>0.19305998</text:p>
          </table:table-cell>
          <table:table-cell table:formula="of:=[.B1234]/3.4847446" office:value-type="float" office:value="0.0554014718897907" calcext:value-type="float">
            <text:p>0.055401471889791</text:p>
          </table:table-cell>
          <table:table-cell office:value-type="float" office:value="177.13145667927" calcext:value-type="float">
            <text:p>177.13145667927</text:p>
          </table:table-cell>
        </table:table-row>
        <table:table-row table:style-name="ro1">
          <table:table-cell office:value-type="float" office:value="1255.14" calcext:value-type="float">
            <text:p>1255.14</text:p>
          </table:table-cell>
          <table:table-cell office:value-type="float" office:value="0.19915363" calcext:value-type="float">
            <text:p>0.19915363</text:p>
          </table:table-cell>
          <table:table-cell table:formula="of:=[.B1235]/3.4847446" office:value-type="float" office:value="0.0571501366269425" calcext:value-type="float">
            <text:p>0.057150136626943</text:p>
          </table:table-cell>
          <table:table-cell office:value-type="float" office:value="177.33418648307" calcext:value-type="float">
            <text:p>177.33418648307</text:p>
          </table:table-cell>
        </table:table-row>
        <table:table-row table:style-name="ro1">
          <table:table-cell office:value-type="float" office:value="1256.16" calcext:value-type="float">
            <text:p>1256.16</text:p>
          </table:table-cell>
          <table:table-cell office:value-type="float" office:value="0.20553857" calcext:value-type="float">
            <text:p>0.20553857</text:p>
          </table:table-cell>
          <table:table-cell table:formula="of:=[.B1236]/3.4847446" office:value-type="float" office:value="0.0589823914211676" calcext:value-type="float">
            <text:p>0.058982391421168</text:p>
          </table:table-cell>
          <table:table-cell office:value-type="float" office:value="177.54341587472" calcext:value-type="float">
            <text:p>177.54341587472</text:p>
          </table:table-cell>
        </table:table-row>
        <table:table-row table:style-name="ro1">
          <table:table-cell office:value-type="float" office:value="1257.18" calcext:value-type="float">
            <text:p>1257.18</text:p>
          </table:table-cell>
          <table:table-cell office:value-type="float" office:value="0.21232011" calcext:value-type="float">
            <text:p>0.21232011</text:p>
          </table:table-cell>
          <table:table-cell table:formula="of:=[.B1237]/3.4847446" office:value-type="float" office:value="0.0609284565646504" calcext:value-type="float">
            <text:p>0.06092845656465</text:p>
          </table:table-cell>
          <table:table-cell office:value-type="float" office:value="177.75954858387" calcext:value-type="float">
            <text:p>177.75954858387</text:p>
          </table:table-cell>
        </table:table-row>
        <table:table-row table:style-name="ro1">
          <table:table-cell office:value-type="float" office:value="1258.19" calcext:value-type="float">
            <text:p>1258.19</text:p>
          </table:table-cell>
          <table:table-cell office:value-type="float" office:value="0.21973313" calcext:value-type="float">
            <text:p>0.21973313</text:p>
          </table:table-cell>
          <table:table-cell table:formula="of:=[.B1238]/3.4847446" office:value-type="float" office:value="0.0630557344145106" calcext:value-type="float">
            <text:p>0.063055734414511</text:p>
          </table:table-cell>
          <table:table-cell office:value-type="float" office:value="177.98322743237" calcext:value-type="float">
            <text:p>177.98322743237</text:p>
          </table:table-cell>
        </table:table-row>
        <table:table-row table:style-name="ro1">
          <table:table-cell office:value-type="float" office:value="1259.21" calcext:value-type="float">
            <text:p>1259.21</text:p>
          </table:table-cell>
          <table:table-cell office:value-type="float" office:value="0.22807805" calcext:value-type="float">
            <text:p>0.22807805</text:p>
          </table:table-cell>
          <table:table-cell table:formula="of:=[.B1239]/3.4847446" office:value-type="float" office:value="0.0654504350189681" calcext:value-type="float">
            <text:p>0.065450435018968</text:p>
          </table:table-cell>
          <table:table-cell office:value-type="float" office:value="178.21540104543" calcext:value-type="float">
            <text:p>178.21540104543</text:p>
          </table:table-cell>
        </table:table-row>
        <table:table-row table:style-name="ro1">
          <table:table-cell office:value-type="float" office:value="1260.23" calcext:value-type="float">
            <text:p>1260.23</text:p>
          </table:table-cell>
          <table:table-cell office:value-type="float" office:value="0.23761096" calcext:value-type="float">
            <text:p>0.23761096</text:p>
          </table:table-cell>
          <table:table-cell table:formula="of:=[.B1240]/3.4847446" office:value-type="float" office:value="0.0681860472644107" calcext:value-type="float">
            <text:p>0.068186047264411</text:p>
          </table:table-cell>
          <table:table-cell office:value-type="float" office:value="178.45727875151" calcext:value-type="float">
            <text:p>178.45727875151</text:p>
          </table:table-cell>
        </table:table-row>
        <table:table-row table:style-name="ro1">
          <table:table-cell office:value-type="float" office:value="1261.25" calcext:value-type="float">
            <text:p>1261.25</text:p>
          </table:table-cell>
          <table:table-cell office:value-type="float" office:value="0.24842322" calcext:value-type="float">
            <text:p>0.24842322</text:p>
          </table:table-cell>
          <table:table-cell table:formula="of:=[.B1241]/3.4847446" office:value-type="float" office:value="0.0712887882802085" calcext:value-type="float">
            <text:p>0.071288788280209</text:p>
          </table:table-cell>
          <table:table-cell office:value-type="float" office:value="178.71016287351" calcext:value-type="float">
            <text:p>178.71016287351</text:p>
          </table:table-cell>
        </table:table-row>
        <table:table-row table:style-name="ro1">
          <table:table-cell office:value-type="float" office:value="1262.27" calcext:value-type="float">
            <text:p>1262.27</text:p>
          </table:table-cell>
          <table:table-cell office:value-type="float" office:value="0.26035892" calcext:value-type="float">
            <text:p>0.26035892</text:p>
          </table:table-cell>
          <table:table-cell table:formula="of:=[.B1242]/3.4847446" office:value-type="float" office:value="0.0747139173413168" calcext:value-type="float">
            <text:p>0.074713917341317</text:p>
          </table:table-cell>
          <table:table-cell office:value-type="float" office:value="178.97519702029" calcext:value-type="float">
            <text:p>178.97519702029</text:p>
          </table:table-cell>
        </table:table-row>
        <table:table-row table:style-name="ro1">
          <table:table-cell office:value-type="float" office:value="1263.28" calcext:value-type="float">
            <text:p>1263.28</text:p>
          </table:table-cell>
          <table:table-cell office:value-type="float" office:value="0.27301268" calcext:value-type="float">
            <text:p>0.27301268</text:p>
          </table:table-cell>
          <table:table-cell table:formula="of:=[.B1243]/3.4847446" office:value-type="float" office:value="0.0783451045451078" calcext:value-type="float">
            <text:p>0.078345104545108</text:p>
          </table:table-cell>
          <table:table-cell office:value-type="float" office:value="179.25311214407" calcext:value-type="float">
            <text:p>179.25311214407</text:p>
          </table:table-cell>
        </table:table-row>
        <table:table-row table:style-name="ro1">
          <table:table-cell office:value-type="float" office:value="1264.3" calcext:value-type="float">
            <text:p>1264.3</text:p>
          </table:table-cell>
          <table:table-cell office:value-type="float" office:value="0.28582393" calcext:value-type="float">
            <text:p>0.28582393</text:p>
          </table:table-cell>
          <table:table-cell table:formula="of:=[.B1244]/3.4847446" office:value-type="float" office:value="0.0820214858787643" calcext:value-type="float">
            <text:p>0.082021485878764</text:p>
          </table:table-cell>
          <table:table-cell office:value-type="float" office:value="179.54406857254" calcext:value-type="float">
            <text:p>179.54406857254</text:p>
          </table:table-cell>
        </table:table-row>
        <table:table-row table:style-name="ro1">
          <table:table-cell office:value-type="float" office:value="1265.32" calcext:value-type="float">
            <text:p>1265.32</text:p>
          </table:table-cell>
          <table:table-cell office:value-type="float" office:value="0.29824632" calcext:value-type="float">
            <text:p>0.29824632</text:p>
          </table:table-cell>
          <table:table-cell table:formula="of:=[.B1245]/3.4847446" office:value-type="float" office:value="0.0855862779728535" calcext:value-type="float">
            <text:p>0.085586277972854</text:p>
          </table:table-cell>
          <table:table-cell office:value-type="float" office:value="179.84767045753" calcext:value-type="float">
            <text:p>179.84767045753</text:p>
          </table:table-cell>
        </table:table-row>
        <table:table-row table:style-name="ro1">
          <table:table-cell office:value-type="float" office:value="1266.34" calcext:value-type="float">
            <text:p>1266.34</text:p>
          </table:table-cell>
          <table:table-cell office:value-type="float" office:value="0.30993727" calcext:value-type="float">
            <text:p>0.30993727</text:p>
          </table:table-cell>
          <table:table-cell table:formula="of:=[.B1246]/3.4847446" office:value-type="float" office:value="0.088941172331539" calcext:value-type="float">
            <text:p>0.088941172331539</text:p>
          </table:table-cell>
          <table:table-cell office:value-type="float" office:value="180.16317322539" calcext:value-type="float">
            <text:p>180.16317322539</text:p>
          </table:table-cell>
        </table:table-row>
        <table:table-row table:style-name="ro1">
          <table:table-cell office:value-type="float" office:value="1267.36" calcext:value-type="float">
            <text:p>1267.36</text:p>
          </table:table-cell>
          <table:table-cell office:value-type="float" office:value="0.32089891" calcext:value-type="float">
            <text:p>0.32089891</text:p>
          </table:table-cell>
          <table:table-cell table:formula="of:=[.B1247]/3.4847446" office:value-type="float" office:value="0.0920867801904335" calcext:value-type="float">
            <text:p>0.092086780190434</text:p>
          </table:table-cell>
          <table:table-cell office:value-type="float" office:value="180.48983447147" calcext:value-type="float">
            <text:p>180.48983447147</text:p>
          </table:table-cell>
        </table:table-row>
        <table:table-row table:style-name="ro1">
          <table:table-cell office:value-type="float" office:value="1268.37" calcext:value-type="float">
            <text:p>1268.37</text:p>
          </table:table-cell>
          <table:table-cell office:value-type="float" office:value="0.33151504" calcext:value-type="float">
            <text:p>0.33151504</text:p>
          </table:table-cell>
          <table:table-cell table:formula="of:=[.B1248]/3.4847446" office:value-type="float" office:value="0.095133238745818" calcext:value-type="float">
            <text:p>0.095133238745818</text:p>
          </table:table-cell>
          <table:table-cell office:value-type="float" office:value="180.82730248179" calcext:value-type="float">
            <text:p>180.82730248179</text:p>
          </table:table-cell>
        </table:table-row>
        <table:table-row table:style-name="ro1">
          <table:table-cell office:value-type="float" office:value="1269.39" calcext:value-type="float">
            <text:p>1269.39</text:p>
          </table:table-cell>
          <table:table-cell office:value-type="float" office:value="0.34246668" calcext:value-type="float">
            <text:p>0.34246668</text:p>
          </table:table-cell>
          <table:table-cell table:formula="of:=[.B1249]/3.4847446" office:value-type="float" office:value="0.0982759769539495" calcext:value-type="float">
            <text:p>0.09827597695395</text:p>
          </table:table-cell>
          <table:table-cell office:value-type="float" office:value="181.17591878513" calcext:value-type="float">
            <text:p>181.17591878513</text:p>
          </table:table-cell>
        </table:table-row>
        <table:table-row table:style-name="ro1">
          <table:table-cell office:value-type="float" office:value="1270.41" calcext:value-type="float">
            <text:p>1270.41</text:p>
          </table:table-cell>
          <table:table-cell office:value-type="float" office:value="0.35455603" calcext:value-type="float">
            <text:p>0.35455603</text:p>
          </table:table-cell>
          <table:table-cell table:formula="of:=[.B1250]/3.4847446" office:value-type="float" office:value="0.10174519819903" calcext:value-type="float">
            <text:p>0.10174519819903</text:p>
          </table:table-cell>
          <table:table-cell office:value-type="float" office:value="181.53684152367" calcext:value-type="float">
            <text:p>181.53684152367</text:p>
          </table:table-cell>
        </table:table-row>
        <table:table-row table:style-name="ro1">
          <table:table-cell office:value-type="float" office:value="1271.43" calcext:value-type="float">
            <text:p>1271.43</text:p>
          </table:table-cell>
          <table:table-cell office:value-type="float" office:value="0.3685057" calcext:value-type="float">
            <text:p>0.3685057</text:p>
          </table:table-cell>
          <table:table-cell table:formula="of:=[.B1251]/3.4847446" office:value-type="float" office:value="0.10574826631484" calcext:value-type="float">
            <text:p>0.10574826631484</text:p>
          </table:table-cell>
          <table:table-cell office:value-type="float" office:value="181.91196442225" calcext:value-type="float">
            <text:p>181.91196442225</text:p>
          </table:table-cell>
        </table:table-row>
        <table:table-row table:style-name="ro1">
          <table:table-cell office:value-type="float" office:value="1272.45" calcext:value-type="float">
            <text:p>1272.45</text:p>
          </table:table-cell>
          <table:table-cell office:value-type="float" office:value="0.3848101" calcext:value-type="float">
            <text:p>0.3848101</text:p>
          </table:table-cell>
          <table:table-cell table:formula="of:=[.B1252]/3.4847446" office:value-type="float" office:value="0.110427059704749" calcext:value-type="float">
            <text:p>0.110427059704749</text:p>
          </table:table-cell>
          <table:table-cell office:value-type="float" office:value="182.30368450281" calcext:value-type="float">
            <text:p>182.30368450281</text:p>
          </table:table-cell>
        </table:table-row>
        <table:table-row table:style-name="ro1">
          <table:table-cell office:value-type="float" office:value="1273.46" calcext:value-type="float">
            <text:p>1273.46</text:p>
          </table:table-cell>
          <table:table-cell office:value-type="float" office:value="0.40369428" calcext:value-type="float">
            <text:p>0.40369428</text:p>
          </table:table-cell>
          <table:table-cell table:formula="of:=[.B1253]/3.4847446" office:value-type="float" office:value="0.115846159859176" calcext:value-type="float">
            <text:p>0.115846159859176</text:p>
          </table:table-cell>
          <table:table-cell office:value-type="float" office:value="182.71462786172" calcext:value-type="float">
            <text:p>182.71462786172</text:p>
          </table:table-cell>
        </table:table-row>
        <table:table-row table:style-name="ro1">
          <table:table-cell office:value-type="float" office:value="1274.48" calcext:value-type="float">
            <text:p>1274.48</text:p>
          </table:table-cell>
          <table:table-cell office:value-type="float" office:value="0.42519018" calcext:value-type="float">
            <text:p>0.42519018</text:p>
          </table:table-cell>
          <table:table-cell table:formula="of:=[.B1254]/3.4847446" office:value-type="float" office:value="0.122014732442659" calcext:value-type="float">
            <text:p>0.122014732442659</text:p>
          </table:table-cell>
          <table:table-cell office:value-type="float" office:value="183.14745311543" calcext:value-type="float">
            <text:p>183.14745311543</text:p>
          </table:table-cell>
        </table:table-row>
        <table:table-row table:style-name="ro1">
          <table:table-cell office:value-type="float" office:value="1275.5" calcext:value-type="float">
            <text:p>1275.5</text:p>
          </table:table-cell>
          <table:table-cell office:value-type="float" office:value="0.44929139" calcext:value-type="float">
            <text:p>0.44929139</text:p>
          </table:table-cell>
          <table:table-cell table:formula="of:=[.B1255]/3.4847446" office:value-type="float" office:value="0.128930938009058" calcext:value-type="float">
            <text:p>0.128930938009058</text:p>
          </table:table-cell>
          <table:table-cell office:value-type="float" office:value="183.60481236266" calcext:value-type="float">
            <text:p>183.60481236266</text:p>
          </table:table-cell>
        </table:table-row>
        <table:table-row table:style-name="ro1">
          <table:table-cell office:value-type="float" office:value="1276.52" calcext:value-type="float">
            <text:p>1276.52</text:p>
          </table:table-cell>
          <table:table-cell office:value-type="float" office:value="0.47611526" calcext:value-type="float">
            <text:p>0.47611526</text:p>
          </table:table-cell>
          <table:table-cell table:formula="of:=[.B1256]/3.4847446" office:value-type="float" office:value="0.136628451910077" calcext:value-type="float">
            <text:p>0.136628451910077</text:p>
          </table:table-cell>
          <table:table-cell office:value-type="float" office:value="184.08947714723" calcext:value-type="float">
            <text:p>184.08947714723</text:p>
          </table:table-cell>
        </table:table-row>
        <table:table-row table:style-name="ro1">
          <table:table-cell office:value-type="float" office:value="1277.54" calcext:value-type="float">
            <text:p>1277.54</text:p>
          </table:table-cell>
          <table:table-cell office:value-type="float" office:value="0.50600006" calcext:value-type="float">
            <text:p>0.50600006</text:p>
          </table:table-cell>
          <table:table-cell table:formula="of:=[.B1257]/3.4847446" office:value-type="float" office:value="0.145204345822073" calcext:value-type="float">
            <text:p>0.145204345822073</text:p>
          </table:table-cell>
          <table:table-cell office:value-type="float" office:value="184.60456337288" calcext:value-type="float">
            <text:p>184.60456337288</text:p>
          </table:table-cell>
        </table:table-row>
        <table:table-row table:style-name="ro1">
          <table:table-cell office:value-type="float" office:value="1278.55" calcext:value-type="float">
            <text:p>1278.55</text:p>
          </table:table-cell>
          <table:table-cell office:value-type="float" office:value="0.53949502" calcext:value-type="float">
            <text:p>0.53949502</text:p>
          </table:table-cell>
          <table:table-cell table:formula="of:=[.B1258]/3.4847446" office:value-type="float" office:value="0.154816229573898" calcext:value-type="float">
            <text:p>0.154816229573898</text:p>
          </table:table-cell>
          <table:table-cell office:value-type="float" office:value="185.15374602432" calcext:value-type="float">
            <text:p>185.15374602432</text:p>
          </table:table-cell>
        </table:table-row>
        <table:table-row table:style-name="ro1">
          <table:table-cell office:value-type="float" office:value="1279.57" calcext:value-type="float">
            <text:p>1279.57</text:p>
          </table:table-cell>
          <table:table-cell office:value-type="float" office:value="0.57724836" calcext:value-type="float">
            <text:p>0.57724836</text:p>
          </table:table-cell>
          <table:table-cell table:formula="of:=[.B1259]/3.4847446" office:value-type="float" office:value="0.165650119667306" calcext:value-type="float">
            <text:p>0.165650119667306</text:p>
          </table:table-cell>
          <table:table-cell office:value-type="float" office:value="185.74135994975" calcext:value-type="float">
            <text:p>185.74135994975</text:p>
          </table:table-cell>
        </table:table-row>
        <table:table-row table:style-name="ro1">
          <table:table-cell office:value-type="float" office:value="1280.59" calcext:value-type="float">
            <text:p>1280.59</text:p>
          </table:table-cell>
          <table:table-cell office:value-type="float" office:value="0.61984368" calcext:value-type="float">
            <text:p>0.61984368</text:p>
          </table:table-cell>
          <table:table-cell table:formula="of:=[.B1260]/3.4847446" office:value-type="float" office:value="0.177873488920824" calcext:value-type="float">
            <text:p>0.177873488920824</text:p>
          </table:table-cell>
          <table:table-cell office:value-type="float" office:value="186.3723340675" calcext:value-type="float">
            <text:p>186.3723340675</text:p>
          </table:table-cell>
        </table:table-row>
        <table:table-row table:style-name="ro1">
          <table:table-cell office:value-type="float" office:value="1281.61" calcext:value-type="float">
            <text:p>1281.61</text:p>
          </table:table-cell>
          <table:table-cell office:value-type="float" office:value="0.66765863" calcext:value-type="float">
            <text:p>0.66765863</text:p>
          </table:table-cell>
          <table:table-cell table:formula="of:=[.B1261]/3.4847446" office:value-type="float" office:value="0.191594709695511" calcext:value-type="float">
            <text:p>0.191594709695511</text:p>
          </table:table-cell>
          <table:table-cell office:value-type="float" office:value="187.05198173862" calcext:value-type="float">
            <text:p>187.05198173862</text:p>
          </table:table-cell>
        </table:table-row>
        <table:table-row table:style-name="ro1">
          <table:table-cell office:value-type="float" office:value="1282.63" calcext:value-type="float">
            <text:p>1282.63</text:p>
          </table:table-cell>
          <table:table-cell office:value-type="float" office:value="0.72081455" calcext:value-type="float">
            <text:p>0.72081455</text:p>
          </table:table-cell>
          <table:table-cell table:formula="of:=[.B1262]/3.4847446" office:value-type="float" office:value="0.206848602333726" calcext:value-type="float">
            <text:p>0.206848602333726</text:p>
          </table:table-cell>
          <table:table-cell office:value-type="float" office:value="187.78573984579" calcext:value-type="float">
            <text:p>187.78573984579</text:p>
          </table:table-cell>
        </table:table-row>
        <table:table-row table:style-name="ro1">
          <table:table-cell office:value-type="float" office:value="1283.64" calcext:value-type="float">
            <text:p>1283.64</text:p>
          </table:table-cell>
          <table:table-cell office:value-type="float" office:value="0.77925521" calcext:value-type="float">
            <text:p>0.77925521</text:p>
          </table:table-cell>
          <table:table-cell table:formula="of:=[.B1263]/3.4847446" office:value-type="float" office:value="0.223619030789229" calcext:value-type="float">
            <text:p>0.223619030789229</text:p>
          </table:table-cell>
          <table:table-cell office:value-type="float" office:value="188.57898801878" calcext:value-type="float">
            <text:p>188.57898801878</text:p>
          </table:table-cell>
        </table:table-row>
        <table:table-row table:style-name="ro1">
          <table:table-cell office:value-type="float" office:value="1284.66" calcext:value-type="float">
            <text:p>1284.66</text:p>
          </table:table-cell>
          <table:table-cell office:value-type="float" office:value="0.84295123" calcext:value-type="float">
            <text:p>0.84295123</text:p>
          </table:table-cell>
          <table:table-cell table:formula="of:=[.B1264]/3.4847446" office:value-type="float" office:value="0.241897564028078" calcext:value-type="float">
            <text:p>0.241897564028078</text:p>
          </table:table-cell>
          <table:table-cell office:value-type="float" office:value="189.43707599626" calcext:value-type="float">
            <text:p>189.43707599626</text:p>
          </table:table-cell>
        </table:table-row>
        <table:table-row table:style-name="ro1">
          <table:table-cell office:value-type="float" office:value="1285.68" calcext:value-type="float">
            <text:p>1285.68</text:p>
          </table:table-cell>
          <table:table-cell office:value-type="float" office:value="0.91218933" calcext:value-type="float">
            <text:p>0.91218933</text:p>
          </table:table-cell>
          <table:table-cell table:formula="of:=[.B1265]/3.4847446" office:value-type="float" office:value="0.261766480676948" calcext:value-type="float">
            <text:p>0.261766480676948</text:p>
          </table:table-cell>
          <table:table-cell office:value-type="float" office:value="190.36564537006" calcext:value-type="float">
            <text:p>190.36564537006</text:p>
          </table:table-cell>
        </table:table-row>
        <table:table-row table:style-name="ro1">
          <table:table-cell office:value-type="float" office:value="1286.7" calcext:value-type="float">
            <text:p>1286.7</text:p>
          </table:table-cell>
          <table:table-cell office:value-type="float" office:value="0.98788105" calcext:value-type="float">
            <text:p>0.98788105</text:p>
          </table:table-cell>
          <table:table-cell table:formula="of:=[.B1266]/3.4847446" office:value-type="float" office:value="0.283487360881483" calcext:value-type="float">
            <text:p>0.283487360881483</text:p>
          </table:table-cell>
          <table:table-cell office:value-type="float" office:value="191.371265655" calcext:value-type="float">
            <text:p>191.371265655</text:p>
          </table:table-cell>
        </table:table-row>
        <table:table-row table:style-name="ro1">
          <table:table-cell office:value-type="float" office:value="1287.72" calcext:value-type="float">
            <text:p>1287.72</text:p>
          </table:table-cell>
          <table:table-cell office:value-type="float" office:value="1.0718161" calcext:value-type="float">
            <text:p>1.0718161</text:p>
          </table:table-cell>
          <table:table-cell table:formula="of:=[.B1267]/3.4847446" office:value-type="float" office:value="0.307573788908375" calcext:value-type="float">
            <text:p>0.307573788908375</text:p>
          </table:table-cell>
          <table:table-cell office:value-type="float" office:value="192.46232821876" calcext:value-type="float">
            <text:p>192.46232821876</text:p>
          </table:table-cell>
        </table:table-row>
        <table:table-row table:style-name="ro1">
          <table:table-cell office:value-type="float" office:value="1288.73" calcext:value-type="float">
            <text:p>1288.73</text:p>
          </table:table-cell>
          <table:table-cell office:value-type="float" office:value="1.1667841" calcext:value-type="float">
            <text:p>1.1667841</text:p>
          </table:table-cell>
          <table:table-cell table:formula="of:=[.B1268]/3.4847446" office:value-type="float" office:value="0.334826288273752" calcext:value-type="float">
            <text:p>0.334826288273752</text:p>
          </table:table-cell>
          <table:table-cell office:value-type="float" office:value="193.65006404904" calcext:value-type="float">
            <text:p>193.65006404904</text:p>
          </table:table-cell>
        </table:table-row>
        <table:table-row table:style-name="ro1">
          <table:table-cell office:value-type="float" office:value="1289.75" calcext:value-type="float">
            <text:p>1289.75</text:p>
          </table:table-cell>
          <table:table-cell office:value-type="float" office:value="1.2764908" calcext:value-type="float">
            <text:p>1.2764908</text:p>
          </table:table-cell>
          <table:table-cell table:formula="of:=[.B1269]/3.4847446" office:value-type="float" office:value="0.366308279809086" calcext:value-type="float">
            <text:p>0.366308279809086</text:p>
          </table:table-cell>
          <table:table-cell office:value-type="float" office:value="194.94947663283" calcext:value-type="float">
            <text:p>194.94947663283</text:p>
          </table:table-cell>
        </table:table-row>
        <table:table-row table:style-name="ro1">
          <table:table-cell office:value-type="float" office:value="1290.77" calcext:value-type="float">
            <text:p>1290.77</text:p>
          </table:table-cell>
          <table:table-cell office:value-type="float" office:value="1.4052055" calcext:value-type="float">
            <text:p>1.4052055</text:p>
          </table:table-cell>
          <table:table-cell table:formula="of:=[.B1270]/3.4847446" office:value-type="float" office:value="0.403244903514593" calcext:value-type="float">
            <text:p>0.403244903514593</text:p>
          </table:table-cell>
          <table:table-cell office:value-type="float" office:value="196.37991524404" calcext:value-type="float">
            <text:p>196.37991524404</text:p>
          </table:table-cell>
        </table:table-row>
        <table:table-row table:style-name="ro1">
          <table:table-cell office:value-type="float" office:value="1291.79" calcext:value-type="float">
            <text:p>1291.79</text:p>
          </table:table-cell>
          <table:table-cell office:value-type="float" office:value="1.5570967" calcext:value-type="float">
            <text:p>1.5570967</text:p>
          </table:table-cell>
          <table:table-cell table:formula="of:=[.B1271]/3.4847446" office:value-type="float" office:value="0.446832373310802" calcext:value-type="float">
            <text:p>0.446832373310802</text:p>
          </table:table-cell>
          <table:table-cell office:value-type="float" office:value="197.96497254072" calcext:value-type="float">
            <text:p>197.96497254072</text:p>
          </table:table-cell>
        </table:table-row>
        <table:table-row table:style-name="ro1">
          <table:table-cell office:value-type="float" office:value="1292.81" calcext:value-type="float">
            <text:p>1292.81</text:p>
          </table:table-cell>
          <table:table-cell office:value-type="float" office:value="1.7352693" calcext:value-type="float">
            <text:p>1.7352693</text:p>
          </table:table-cell>
          <table:table-cell table:formula="of:=[.B1272]/3.4847446" office:value-type="float" office:value="0.497961687063092" calcext:value-type="float">
            <text:p>0.497961687063092</text:p>
          </table:table-cell>
          <table:table-cell office:value-type="float" office:value="199.73140185288" calcext:value-type="float">
            <text:p>199.73140185288</text:p>
          </table:table-cell>
        </table:table-row>
        <table:table-row table:style-name="ro1">
          <table:table-cell office:value-type="float" office:value="1293.82" calcext:value-type="float">
            <text:p>1293.82</text:p>
          </table:table-cell>
          <table:table-cell office:value-type="float" office:value="1.9405978" calcext:value-type="float">
            <text:p>1.9405978</text:p>
          </table:table-cell>
          <table:table-cell table:formula="of:=[.B1273]/3.4847446" office:value-type="float" office:value="0.556883795730683" calcext:value-type="float">
            <text:p>0.556883795730683</text:p>
          </table:table-cell>
          <table:table-cell office:value-type="float" office:value="201.70684662962" calcext:value-type="float">
            <text:p>201.70684662962</text:p>
          </table:table-cell>
        </table:table-row>
        <table:table-row table:style-name="ro1">
          <table:table-cell office:value-type="float" office:value="1294.84" calcext:value-type="float">
            <text:p>1294.84</text:p>
          </table:table-cell>
          <table:table-cell office:value-type="float" office:value="2.1705538" calcext:value-type="float">
            <text:p>2.1705538</text:p>
          </table:table-cell>
          <table:table-cell table:formula="of:=[.B1274]/3.4847446" office:value-type="float" office:value="0.622873136814675" calcext:value-type="float">
            <text:p>0.622873136814675</text:p>
          </table:table-cell>
          <table:table-cell office:value-type="float" office:value="203.91637676724" calcext:value-type="float">
            <text:p>203.91637676724</text:p>
          </table:table-cell>
        </table:table-row>
        <table:table-row table:style-name="ro1">
          <table:table-cell office:value-type="float" office:value="1295.86" calcext:value-type="float">
            <text:p>1295.86</text:p>
          </table:table-cell>
          <table:table-cell office:value-type="float" office:value="2.4183182" calcext:value-type="float">
            <text:p>2.4183182</text:p>
          </table:table-cell>
          <table:table-cell table:formula="of:=[.B1275]/3.4847446" office:value-type="float" office:value="0.69397286676332" calcext:value-type="float">
            <text:p>0.69397286676332</text:p>
          </table:table-cell>
          <table:table-cell office:value-type="float" office:value="206.37812038082" calcext:value-type="float">
            <text:p>206.37812038082</text:p>
          </table:table-cell>
        </table:table-row>
        <table:table-row table:style-name="ro1">
          <table:table-cell office:value-type="float" office:value="1296.88" calcext:value-type="float">
            <text:p>1296.88</text:p>
          </table:table-cell>
          <table:table-cell office:value-type="float" office:value="2.6724969" calcext:value-type="float">
            <text:p>2.6724969</text:p>
          </table:table-cell>
          <table:table-cell table:formula="of:=[.B1276]/3.4847446" office:value-type="float" office:value="0.766913276800831" calcext:value-type="float">
            <text:p>0.766913276800831</text:p>
          </table:table-cell>
          <table:table-cell office:value-type="float" office:value="209.09860691329" calcext:value-type="float">
            <text:p>209.09860691329</text:p>
          </table:table-cell>
        </table:table-row>
        <table:table-row table:style-name="ro1">
          <table:table-cell office:value-type="float" office:value="1297.89" calcext:value-type="float">
            <text:p>1297.89</text:p>
          </table:table-cell>
          <table:table-cell office:value-type="float" office:value="2.9177026" calcext:value-type="float">
            <text:p>2.9177026</text:p>
          </table:table-cell>
          <table:table-cell table:formula="of:=[.B1277]/3.4847446" office:value-type="float" office:value="0.837278749208766" calcext:value-type="float">
            <text:p>0.837278749208766</text:p>
          </table:table-cell>
          <table:table-cell office:value-type="float" office:value="212.06870226427" calcext:value-type="float">
            <text:p>212.06870226427</text:p>
          </table:table-cell>
        </table:table-row>
        <table:table-row table:style-name="ro1">
          <table:table-cell office:value-type="float" office:value="1298.91" calcext:value-type="float">
            <text:p>1298.91</text:p>
          </table:table-cell>
          <table:table-cell office:value-type="float" office:value="3.1360952" calcext:value-type="float">
            <text:p>3.1360952</text:p>
          </table:table-cell>
          <table:table-cell table:formula="of:=[.B1278]/3.4847446" office:value-type="float" office:value="0.899949798329553" calcext:value-type="float">
            <text:p>0.899949798329553</text:p>
          </table:table-cell>
          <table:table-cell office:value-type="float" office:value="215.26111186693" calcext:value-type="float">
            <text:p>215.26111186693</text:p>
          </table:table-cell>
        </table:table-row>
        <table:table-row table:style-name="ro1">
          <table:table-cell office:value-type="float" office:value="1299.93" calcext:value-type="float">
            <text:p>1299.93</text:p>
          </table:table-cell>
          <table:table-cell office:value-type="float" office:value="3.3097313" calcext:value-type="float">
            <text:p>3.3097313</text:p>
          </table:table-cell>
          <table:table-cell table:formula="of:=[.B1279]/3.4847446" office:value-type="float" office:value="0.949777295013242" calcext:value-type="float">
            <text:p>0.949777295013242</text:p>
          </table:table-cell>
          <table:table-cell office:value-type="float" office:value="218.63027551888" calcext:value-type="float">
            <text:p>218.63027551888</text:p>
          </table:table-cell>
        </table:table-row>
        <table:table-row table:style-name="ro1">
          <table:table-cell office:value-type="float" office:value="1300.95" calcext:value-type="float">
            <text:p>1300.95</text:p>
          </table:table-cell>
          <table:table-cell office:value-type="float" office:value="3.4233202" calcext:value-type="float">
            <text:p>3.4233202</text:p>
          </table:table-cell>
          <table:table-cell table:formula="of:=[.B1280]/3.4847446" office:value-type="float" office:value="0.982373342367759" calcext:value-type="float">
            <text:p>0.982373342367759</text:p>
          </table:table-cell>
          <table:table-cell office:value-type="float" office:value="222.11506776724" calcext:value-type="float">
            <text:p>222.11506776724</text:p>
          </table:table-cell>
        </table:table-row>
        <table:table-row table:style-name="ro1">
          <table:table-cell office:value-type="float" office:value="1301.97" calcext:value-type="float">
            <text:p>1301.97</text:p>
          </table:table-cell>
          <table:table-cell office:value-type="float" office:value="3.4668048" calcext:value-type="float">
            <text:p>3.4668048</text:p>
          </table:table-cell>
          <table:table-cell table:formula="of:=[.B1281]/3.4847446" office:value-type="float" office:value="0.994851903924322" calcext:value-type="float">
            <text:p>0.994851903924322</text:p>
          </table:table-cell>
          <table:table-cell office:value-type="float" office:value="225.644125437" calcext:value-type="float">
            <text:p>225.644125437</text:p>
          </table:table-cell>
        </table:table-row>
        <table:table-row table:style-name="ro1">
          <table:table-cell office:value-type="float" office:value="1302.98" calcext:value-type="float">
            <text:p>1302.98</text:p>
          </table:table-cell>
          <table:table-cell office:value-type="float" office:value="3.4371535" calcext:value-type="float">
            <text:p>3.4371535</text:p>
          </table:table-cell>
          <table:table-cell table:formula="of:=[.B1282]/3.4847446" office:value-type="float" office:value="0.986343016357641" calcext:value-type="float">
            <text:p>0.986343016357641</text:p>
          </table:table-cell>
          <table:table-cell office:value-type="float" office:value="229.14299938953" calcext:value-type="float">
            <text:p>229.14299938953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3.3388968" calcext:value-type="float">
            <text:p>3.3388968</text:p>
          </table:table-cell>
          <table:table-cell table:formula="of:=[.B1283]/3.4847446" office:value-type="float" office:value="0.95814677494586" calcext:value-type="float">
            <text:p>0.95814677494586</text:p>
          </table:table-cell>
          <table:table-cell office:value-type="float" office:value="232.54185224554" calcext:value-type="float">
            <text:p>232.54185224554</text:p>
          </table:table-cell>
        </table:table-row>
        <table:table-row table:style-name="ro1">
          <table:table-cell office:value-type="float" office:value="1305.02" calcext:value-type="float">
            <text:p>1305.02</text:p>
          </table:table-cell>
          <table:table-cell office:value-type="float" office:value="3.1832372" calcext:value-type="float">
            <text:p>3.1832372</text:p>
          </table:table-cell>
          <table:table-cell table:formula="of:=[.B1284]/3.4847446" office:value-type="float" office:value="0.91347790595615" calcext:value-type="float">
            <text:p>0.91347790595615</text:p>
          </table:table-cell>
          <table:table-cell office:value-type="float" office:value="235.78225035116" calcext:value-type="float">
            <text:p>235.78225035116</text:p>
          </table:table-cell>
        </table:table-row>
        <table:table-row table:style-name="ro1">
          <table:table-cell office:value-type="float" office:value="1306.04" calcext:value-type="float">
            <text:p>1306.04</text:p>
          </table:table-cell>
          <table:table-cell office:value-type="float" office:value="2.9859268" calcext:value-type="float">
            <text:p>2.9859268</text:p>
          </table:table-cell>
          <table:table-cell table:formula="of:=[.B1285]/3.4847446" office:value-type="float" office:value="0.856856711966782" calcext:value-type="float">
            <text:p>0.856856711966782</text:p>
          </table:table-cell>
          <table:table-cell office:value-type="float" office:value="238.82179500448" calcext:value-type="float">
            <text:p>238.82179500448</text:p>
          </table:table-cell>
        </table:table-row>
        <table:table-row table:style-name="ro1">
          <table:table-cell office:value-type="float" office:value="1307.06" calcext:value-type="float">
            <text:p>1307.06</text:p>
          </table:table-cell>
          <table:table-cell office:value-type="float" office:value="2.7644243" calcext:value-type="float">
            <text:p>2.7644243</text:p>
          </table:table-cell>
          <table:table-cell table:formula="of:=[.B1286]/3.4847446" office:value-type="float" office:value="0.793293230155231" calcext:value-type="float">
            <text:p>0.793293230155231</text:p>
          </table:table-cell>
          <table:table-cell office:value-type="float" office:value="241.63585961428" calcext:value-type="float">
            <text:p>241.63585961428</text:p>
          </table:table-cell>
        </table:table-row>
        <table:table-row table:style-name="ro1">
          <table:table-cell office:value-type="float" office:value="1308.07" calcext:value-type="float">
            <text:p>1308.07</text:p>
          </table:table-cell>
          <table:table-cell office:value-type="float" office:value="2.5350171" calcext:value-type="float">
            <text:p>2.5350171</text:p>
          </table:table-cell>
          <table:table-cell table:formula="of:=[.B1287]/3.4847446" office:value-type="float" office:value="0.727461375505109" calcext:value-type="float">
            <text:p>0.727461375505109</text:p>
          </table:table-cell>
          <table:table-cell office:value-type="float" office:value="244.21639763702" calcext:value-type="float">
            <text:p>244.21639763702</text:p>
          </table:table-cell>
        </table:table-row>
        <table:table-row table:style-name="ro1">
          <table:table-cell office:value-type="float" office:value="1309.09" calcext:value-type="float">
            <text:p>1309.09</text:p>
          </table:table-cell>
          <table:table-cell office:value-type="float" office:value="2.3105691" calcext:value-type="float">
            <text:p>2.3105691</text:p>
          </table:table-cell>
          <table:table-cell table:formula="of:=[.B1288]/3.4847446" office:value-type="float" office:value="0.663052638061337" calcext:value-type="float">
            <text:p>0.663052638061337</text:p>
          </table:table-cell>
          <table:table-cell office:value-type="float" office:value="246.56845723863" calcext:value-type="float">
            <text:p>246.56845723863</text:p>
          </table:table-cell>
        </table:table-row>
        <table:table-row table:style-name="ro1">
          <table:table-cell office:value-type="float" office:value="1310.11" calcext:value-type="float">
            <text:p>1310.11</text:p>
          </table:table-cell>
          <table:table-cell office:value-type="float" office:value="2.0993375" calcext:value-type="float">
            <text:p>2.0993375</text:p>
          </table:table-cell>
          <table:table-cell table:formula="of:=[.B1289]/3.4847446" office:value-type="float" office:value="0.602436545851882" calcext:value-type="float">
            <text:p>0.602436545851882</text:p>
          </table:table-cell>
          <table:table-cell office:value-type="float" office:value="248.70549217649" calcext:value-type="float">
            <text:p>248.70549217649</text:p>
          </table:table-cell>
        </table:table-row>
        <table:table-row table:style-name="ro1">
          <table:table-cell office:value-type="float" office:value="1311.13" calcext:value-type="float">
            <text:p>1311.13</text:p>
          </table:table-cell>
          <table:table-cell office:value-type="float" office:value="1.9049807" calcext:value-type="float">
            <text:p>1.9049807</text:p>
          </table:table-cell>
          <table:table-cell table:formula="of:=[.B1290]/3.4847446" office:value-type="float" office:value="0.546662931911854" calcext:value-type="float">
            <text:p>0.546662931911854</text:p>
          </table:table-cell>
          <table:table-cell office:value-type="float" office:value="250.6446803208" calcext:value-type="float">
            <text:p>250.6446803208</text:p>
          </table:table-cell>
        </table:table-row>
        <table:table-row table:style-name="ro1">
          <table:table-cell office:value-type="float" office:value="1312.15" calcext:value-type="float">
            <text:p>1312.15</text:p>
          </table:table-cell>
          <table:table-cell office:value-type="float" office:value="1.7275469" calcext:value-type="float">
            <text:p>1.7275469</text:p>
          </table:table-cell>
          <table:table-cell table:formula="of:=[.B1291]/3.4847446" office:value-type="float" office:value="0.495745627957928" calcext:value-type="float">
            <text:p>0.495745627957928</text:p>
          </table:table-cell>
          <table:table-cell office:value-type="float" office:value="252.40324851419" calcext:value-type="float">
            <text:p>252.40324851419</text:p>
          </table:table-cell>
        </table:table-row>
        <table:table-row table:style-name="ro1">
          <table:table-cell office:value-type="float" office:value="1313.16" calcext:value-type="float">
            <text:p>1313.16</text:p>
          </table:table-cell>
          <table:table-cell office:value-type="float" office:value="1.5650058" calcext:value-type="float">
            <text:p>1.5650058</text:p>
          </table:table-cell>
          <table:table-cell table:formula="of:=[.B1292]/3.4847446" office:value-type="float" office:value="0.449102008795709" calcext:value-type="float">
            <text:p>0.449102008795709</text:p>
          </table:table-cell>
          <table:table-cell office:value-type="float" office:value="253.99635693568" calcext:value-type="float">
            <text:p>253.99635693568</text:p>
          </table:table-cell>
        </table:table-row>
        <table:table-row table:style-name="ro1">
          <table:table-cell office:value-type="float" office:value="1314.18" calcext:value-type="float">
            <text:p>1314.18</text:p>
          </table:table-cell>
          <table:table-cell office:value-type="float" office:value="1.4148188" calcext:value-type="float">
            <text:p>1.4148188</text:p>
          </table:table-cell>
          <table:table-cell table:formula="of:=[.B1293]/3.4847446" office:value-type="float" office:value="0.406003584882519" calcext:value-type="float">
            <text:p>0.406003584882519</text:p>
          </table:table-cell>
          <table:table-cell office:value-type="float" office:value="255.43658138815" calcext:value-type="float">
            <text:p>255.43658138815</text:p>
          </table:table-cell>
        </table:table-row>
        <table:table-row table:style-name="ro1">
          <table:table-cell office:value-type="float" office:value="1315.2" calcext:value-type="float">
            <text:p>1315.2</text:p>
          </table:table-cell>
          <table:table-cell office:value-type="float" office:value="1.2751328" calcext:value-type="float">
            <text:p>1.2751328</text:p>
          </table:table-cell>
          <table:table-cell table:formula="of:=[.B1294]/3.4847446" office:value-type="float" office:value="0.36591858123548" calcext:value-type="float">
            <text:p>0.36591858123548</text:p>
          </table:table-cell>
          <table:table-cell office:value-type="float" office:value="256.73461158803" calcext:value-type="float">
            <text:p>256.73461158803</text:p>
          </table:table-cell>
        </table:table-row>
        <table:table-row table:style-name="ro1">
          <table:table-cell office:value-type="float" office:value="1316.22" calcext:value-type="float">
            <text:p>1316.22</text:p>
          </table:table-cell>
          <table:table-cell office:value-type="float" office:value="1.1453863" calcext:value-type="float">
            <text:p>1.1453863</text:p>
          </table:table-cell>
          <table:table-cell table:formula="of:=[.B1295]/3.4847446" office:value-type="float" office:value="0.328685866964253" calcext:value-type="float">
            <text:p>0.328685866964253</text:p>
          </table:table-cell>
          <table:table-cell office:value-type="float" office:value="257.90056540023" calcext:value-type="float">
            <text:p>257.90056540023</text:p>
          </table:table-cell>
        </table:table-row>
        <table:table-row table:style-name="ro1">
          <table:table-cell office:value-type="float" office:value="1317.24" calcext:value-type="float">
            <text:p>1317.24</text:p>
          </table:table-cell>
          <table:table-cell office:value-type="float" office:value="1.0263307" calcext:value-type="float">
            <text:p>1.0263307</text:p>
          </table:table-cell>
          <table:table-cell table:formula="of:=[.B1296]/3.4847446" office:value-type="float" office:value="0.294521067627166" calcext:value-type="float">
            <text:p>0.294521067627166</text:p>
          </table:table-cell>
          <table:table-cell office:value-type="float" office:value="258.94532575799" calcext:value-type="float">
            <text:p>258.94532575799</text:p>
          </table:table-cell>
        </table:table-row>
        <table:table-row table:style-name="ro1">
          <table:table-cell office:value-type="float" office:value="1318.25" calcext:value-type="float">
            <text:p>1318.25</text:p>
          </table:table-cell>
          <table:table-cell office:value-type="float" office:value="0.91964263" calcext:value-type="float">
            <text:p>0.91964263</text:p>
          </table:table-cell>
          <table:table-cell table:formula="of:=[.B1297]/3.4847446" office:value-type="float" office:value="0.263905317480082" calcext:value-type="float">
            <text:p>0.263905317480082</text:p>
          </table:table-cell>
          <table:table-cell office:value-type="float" office:value="259.88148226619" calcext:value-type="float">
            <text:p>259.88148226619</text:p>
          </table:table-cell>
        </table:table-row>
        <table:table-row table:style-name="ro1">
          <table:table-cell office:value-type="float" office:value="1319.27" calcext:value-type="float">
            <text:p>1319.27</text:p>
          </table:table-cell>
          <table:table-cell office:value-type="float" office:value="0.82736318" calcext:value-type="float">
            <text:p>0.82736318</text:p>
          </table:table-cell>
          <table:table-cell table:formula="of:=[.B1298]/3.4847446" office:value-type="float" office:value="0.237424338070572" calcext:value-type="float">
            <text:p>0.237424338070572</text:p>
          </table:table-cell>
          <table:table-cell office:value-type="float" office:value="260.72370227909" calcext:value-type="float">
            <text:p>260.72370227909</text:p>
          </table:table-cell>
        </table:table-row>
        <table:table-row table:style-name="ro1">
          <table:table-cell office:value-type="float" office:value="1320.29" calcext:value-type="float">
            <text:p>1320.29</text:p>
          </table:table-cell>
          <table:table-cell office:value-type="float" office:value="0.75137281" calcext:value-type="float">
            <text:p>0.75137281</text:p>
          </table:table-cell>
          <table:table-cell table:formula="of:=[.B1299]/3.4847446" office:value-type="float" office:value="0.215617755746002" calcext:value-type="float">
            <text:p>0.215617755746002</text:p>
          </table:table-cell>
          <table:table-cell office:value-type="float" office:value="261.48856737845" calcext:value-type="float">
            <text:p>261.48856737845</text:p>
          </table:table-cell>
        </table:table-row>
        <table:table-row table:style-name="ro1">
          <table:table-cell office:value-type="float" office:value="1321.31" calcext:value-type="float">
            <text:p>1321.31</text:p>
          </table:table-cell>
          <table:table-cell office:value-type="float" office:value="0.6930188" calcext:value-type="float">
            <text:p>0.6930188</text:p>
          </table:table-cell>
          <table:table-cell table:formula="of:=[.B1300]/3.4847446" office:value-type="float" office:value="0.19887219281436" calcext:value-type="float">
            <text:p>0.19887219281436</text:p>
          </table:table-cell>
          <table:table-cell office:value-type="float" office:value="262.19403061056" calcext:value-type="float">
            <text:p>262.19403061056</text:p>
          </table:table-cell>
        </table:table-row>
        <table:table-row table:style-name="ro1">
          <table:table-cell office:value-type="float" office:value="1322.33" calcext:value-type="float">
            <text:p>1322.33</text:p>
          </table:table-cell>
          <table:table-cell office:value-type="float" office:value="0.65291615" calcext:value-type="float">
            <text:p>0.65291615</text:p>
          </table:table-cell>
          <table:table-cell table:formula="of:=[.B1301]/3.4847446" office:value-type="float" office:value="0.187364132797566" calcext:value-type="float">
            <text:p>0.187364132797566</text:p>
          </table:table-cell>
          <table:table-cell office:value-type="float" office:value="262.85867108018" calcext:value-type="float">
            <text:p>262.85867108018</text:p>
          </table:table-cell>
        </table:table-row>
        <table:table-row table:style-name="ro1">
          <table:table-cell office:value-type="float" office:value="1323.34" calcext:value-type="float">
            <text:p>1323.34</text:p>
          </table:table-cell>
          <table:table-cell office:value-type="float" office:value="0.63088169" calcext:value-type="float">
            <text:p>0.63088169</text:p>
          </table:table-cell>
          <table:table-cell table:formula="of:=[.B1302]/3.4847446" office:value-type="float" office:value="0.181041012302595" calcext:value-type="float">
            <text:p>0.181041012302595</text:p>
          </table:table-cell>
          <table:table-cell office:value-type="float" office:value="263.50088141637" calcext:value-type="float">
            <text:p>263.50088141637</text:p>
          </table:table-cell>
        </table:table-row>
        <table:table-row table:style-name="ro1">
          <table:table-cell office:value-type="float" office:value="1324.36" calcext:value-type="float">
            <text:p>1324.36</text:p>
          </table:table-cell>
          <table:table-cell office:value-type="float" office:value="0.62594921" calcext:value-type="float">
            <text:p>0.62594921</text:p>
          </table:table-cell>
          <table:table-cell table:formula="of:=[.B1303]/3.4847446" office:value-type="float" office:value="0.179625562803082" calcext:value-type="float">
            <text:p>0.179625562803082</text:p>
          </table:table-cell>
          <table:table-cell office:value-type="float" office:value="264.13807070612" calcext:value-type="float">
            <text:p>264.13807070612</text:p>
          </table:table-cell>
        </table:table-row>
        <table:table-row table:style-name="ro1">
          <table:table-cell office:value-type="float" office:value="1325.38" calcext:value-type="float">
            <text:p>1325.38</text:p>
          </table:table-cell>
          <table:table-cell office:value-type="float" office:value="0.63643783" calcext:value-type="float">
            <text:p>0.63643783</text:p>
          </table:table-cell>
          <table:table-cell table:formula="of:=[.B1304]/3.4847446" office:value-type="float" office:value="0.182635430441588" calcext:value-type="float">
            <text:p>0.182635430441588</text:p>
          </table:table-cell>
          <table:table-cell office:value-type="float" office:value="264.78593695496" calcext:value-type="float">
            <text:p>264.78593695496</text:p>
          </table:table-cell>
        </table:table-row>
        <table:table-row table:style-name="ro1">
          <table:table-cell office:value-type="float" office:value="1326.4" calcext:value-type="float">
            <text:p>1326.4</text:p>
          </table:table-cell>
          <table:table-cell office:value-type="float" office:value="0.66007515" calcext:value-type="float">
            <text:p>0.66007515</text:p>
          </table:table-cell>
          <table:table-cell table:formula="of:=[.B1305]/3.4847446" office:value-type="float" office:value="0.189418515778746" calcext:value-type="float">
            <text:p>0.189418515778746</text:p>
          </table:table-cell>
          <table:table-cell office:value-type="float" office:value="265.45786497662" calcext:value-type="float">
            <text:p>265.45786497662</text:p>
          </table:table-cell>
        </table:table-row>
        <table:table-row table:style-name="ro1">
          <table:table-cell office:value-type="float" office:value="1327.42" calcext:value-type="float">
            <text:p>1327.42</text:p>
          </table:table-cell>
          <table:table-cell office:value-type="float" office:value="0.69418641" calcext:value-type="float">
            <text:p>0.69418641</text:p>
          </table:table-cell>
          <table:table-cell table:formula="of:=[.B1306]/3.4847446" office:value-type="float" office:value="0.19920725610709" calcext:value-type="float">
            <text:p>0.19920725610709</text:p>
          </table:table-cell>
          <table:table-cell office:value-type="float" office:value="266.16451678291" calcext:value-type="float">
            <text:p>266.16451678291</text:p>
          </table:table-cell>
        </table:table-row>
        <table:table-row table:style-name="ro1">
          <table:table-cell office:value-type="float" office:value="1328.43" calcext:value-type="float">
            <text:p>1328.43</text:p>
          </table:table-cell>
          <table:table-cell office:value-type="float" office:value="0.73594031" calcext:value-type="float">
            <text:p>0.73594031</text:p>
          </table:table-cell>
          <table:table-cell table:formula="of:=[.B1307]/3.4847446" office:value-type="float" office:value="0.211189167206113" calcext:value-type="float">
            <text:p>0.211189167206113</text:p>
          </table:table-cell>
          <table:table-cell office:value-type="float" office:value="266.91367226118" calcext:value-type="float">
            <text:p>266.91367226118</text:p>
          </table:table-cell>
        </table:table-row>
        <table:table-row table:style-name="ro1">
          <table:table-cell office:value-type="float" office:value="1329.45" calcext:value-type="float">
            <text:p>1329.45</text:p>
          </table:table-cell>
          <table:table-cell office:value-type="float" office:value="0.78260635" calcext:value-type="float">
            <text:p>0.78260635</text:p>
          </table:table-cell>
          <table:table-cell table:formula="of:=[.B1308]/3.4847446" office:value-type="float" office:value="0.224580690934997" calcext:value-type="float">
            <text:p>0.224580690934997</text:p>
          </table:table-cell>
          <table:table-cell office:value-type="float" office:value="267.71033175023" calcext:value-type="float">
            <text:p>267.71033175023</text:p>
          </table:table-cell>
        </table:table-row>
        <table:table-row table:style-name="ro1">
          <table:table-cell office:value-type="float" office:value="1330.47" calcext:value-type="float">
            <text:p>1330.47</text:p>
          </table:table-cell>
          <table:table-cell office:value-type="float" office:value="0.83175174" calcext:value-type="float">
            <text:p>0.83175174</text:p>
          </table:table-cell>
          <table:table-cell table:formula="of:=[.B1309]/3.4847446" office:value-type="float" office:value="0.238683701525788" calcext:value-type="float">
            <text:p>0.238683701525788</text:p>
          </table:table-cell>
          <table:table-cell office:value-type="float" office:value="268.55701913492" calcext:value-type="float">
            <text:p>268.55701913492</text:p>
          </table:table-cell>
        </table:table-row>
        <table:table-row table:style-name="ro1">
          <table:table-cell office:value-type="float" office:value="1331.49" calcext:value-type="float">
            <text:p>1331.49</text:p>
          </table:table-cell>
          <table:table-cell office:value-type="float" office:value="0.88131307" calcext:value-type="float">
            <text:p>0.88131307</text:p>
          </table:table-cell>
          <table:table-cell table:formula="of:=[.B1310]/3.4847446" office:value-type="float" office:value="0.252906072370411" calcext:value-type="float">
            <text:p>0.252906072370411</text:p>
          </table:table-cell>
          <table:table-cell office:value-type="float" office:value="269.45415780952" calcext:value-type="float">
            <text:p>269.45415780952</text:p>
          </table:table-cell>
        </table:table-row>
        <table:table-row table:style-name="ro1">
          <table:table-cell office:value-type="float" office:value="1332.51" calcext:value-type="float">
            <text:p>1332.51</text:p>
          </table:table-cell>
          <table:table-cell office:value-type="float" office:value="0.92952243" calcext:value-type="float">
            <text:p>0.92952243</text:p>
          </table:table-cell>
          <table:table-cell table:formula="of:=[.B1311]/3.4847446" office:value-type="float" office:value="0.266740475040839" calcext:value-type="float">
            <text:p>0.266740475040839</text:p>
          </table:table-cell>
          <table:table-cell office:value-type="float" office:value="270.40037153487" calcext:value-type="float">
            <text:p>270.40037153487</text:p>
          </table:table-cell>
        </table:table-row>
        <table:table-row table:style-name="ro1">
          <table:table-cell office:value-type="float" office:value="1333.52" calcext:value-type="float">
            <text:p>1333.52</text:p>
          </table:table-cell>
          <table:table-cell office:value-type="float" office:value="0.97473507" calcext:value-type="float">
            <text:p>0.97473507</text:p>
          </table:table-cell>
          <table:table-cell table:formula="of:=[.B1312]/3.4847446" office:value-type="float" office:value="0.279714923727839" calcext:value-type="float">
            <text:p>0.279714923727839</text:p>
          </table:table-cell>
          <table:table-cell office:value-type="float" office:value="271.39260977579" calcext:value-type="float">
            <text:p>271.39260977579</text:p>
          </table:table-cell>
        </table:table-row>
        <table:table-row table:style-name="ro1">
          <table:table-cell office:value-type="float" office:value="1334.54" calcext:value-type="float">
            <text:p>1334.54</text:p>
          </table:table-cell>
          <table:table-cell office:value-type="float" office:value="1.0152608" calcext:value-type="float">
            <text:p>1.0152608</text:p>
          </table:table-cell>
          <table:table-cell table:formula="of:=[.B1313]/3.4847446" office:value-type="float" office:value="0.291344392929112" calcext:value-type="float">
            <text:p>0.291344392929112</text:p>
          </table:table-cell>
          <table:table-cell office:value-type="float" office:value="272.42610150679" calcext:value-type="float">
            <text:p>272.42610150679</text:p>
          </table:table-cell>
        </table:table-row>
        <table:table-row table:style-name="ro1">
          <table:table-cell office:value-type="float" office:value="1335.56" calcext:value-type="float">
            <text:p>1335.56</text:p>
          </table:table-cell>
          <table:table-cell office:value-type="float" office:value="1.0493154" calcext:value-type="float">
            <text:p>1.0493154</text:p>
          </table:table-cell>
          <table:table-cell table:formula="of:=[.B1314]/3.4847446" office:value-type="float" office:value="0.301116873816233" calcext:value-type="float">
            <text:p>0.301116873816233</text:p>
          </table:table-cell>
          <table:table-cell office:value-type="float" office:value="273.49425934693" calcext:value-type="float">
            <text:p>273.49425934693</text:p>
          </table:table-cell>
        </table:table-row>
        <table:table-row table:style-name="ro1">
          <table:table-cell office:value-type="float" office:value="1336.58" calcext:value-type="float">
            <text:p>1336.58</text:p>
          </table:table-cell>
          <table:table-cell office:value-type="float" office:value="1.0751636" calcext:value-type="float">
            <text:p>1.0751636</text:p>
          </table:table-cell>
          <table:table-cell table:formula="of:=[.B1315]/3.4847446" office:value-type="float" office:value="0.308534404501265" calcext:value-type="float">
            <text:p>0.308534404501265</text:p>
          </table:table-cell>
          <table:table-cell office:value-type="float" office:value="274.58872952259" calcext:value-type="float">
            <text:p>274.58872952259</text:p>
          </table:table-cell>
        </table:table-row>
        <table:table-row table:style-name="ro1">
          <table:table-cell office:value-type="float" office:value="1337.6" calcext:value-type="float">
            <text:p>1337.6</text:p>
          </table:table-cell>
          <table:table-cell office:value-type="float" office:value="1.0914396" calcext:value-type="float">
            <text:p>1.0914396</text:p>
          </table:table-cell>
          <table:table-cell table:formula="of:=[.B1316]/3.4847446" office:value-type="float" office:value="0.313205048083007" calcext:value-type="float">
            <text:p>0.313205048083007</text:p>
          </table:table-cell>
          <table:table-cell office:value-type="float" office:value="275.69976794423" calcext:value-type="float">
            <text:p>275.69976794423</text:p>
          </table:table-cell>
        </table:table-row>
        <table:table-row table:style-name="ro1">
          <table:table-cell office:value-type="float" office:value="1338.61" calcext:value-type="float">
            <text:p>1338.61</text:p>
          </table:table-cell>
          <table:table-cell office:value-type="float" office:value="1.0975347" calcext:value-type="float">
            <text:p>1.0975347</text:p>
          </table:table-cell>
          <table:table-cell table:formula="of:=[.B1317]/3.4847446" office:value-type="float" office:value="0.31495412891952" calcext:value-type="float">
            <text:p>0.31495412891952</text:p>
          </table:table-cell>
          <table:table-cell office:value-type="float" office:value="276.81701090683" calcext:value-type="float">
            <text:p>276.81701090683</text:p>
          </table:table-cell>
        </table:table-row>
        <table:table-row table:style-name="ro1">
          <table:table-cell office:value-type="float" office:value="1339.63" calcext:value-type="float">
            <text:p>1339.63</text:p>
          </table:table-cell>
          <table:table-cell office:value-type="float" office:value="1.0938843" calcext:value-type="float">
            <text:p>1.0938843</text:p>
          </table:table-cell>
          <table:table-cell table:formula="of:=[.B1318]/3.4847446" office:value-type="float" office:value="0.31390659160502" calcext:value-type="float">
            <text:p>0.31390659160502</text:p>
          </table:table-cell>
          <table:table-cell office:value-type="float" office:value="277.93053794494" calcext:value-type="float">
            <text:p>277.93053794494</text:p>
          </table:table-cell>
        </table:table-row>
        <table:table-row table:style-name="ro1">
          <table:table-cell office:value-type="float" office:value="1340.65" calcext:value-type="float">
            <text:p>1340.65</text:p>
          </table:table-cell>
          <table:table-cell office:value-type="float" office:value="1.0819969" calcext:value-type="float">
            <text:p>1.0819969</text:p>
          </table:table-cell>
          <table:table-cell table:formula="of:=[.B1319]/3.4847446" office:value-type="float" office:value="0.310495322957097" calcext:value-type="float">
            <text:p>0.310495322957097</text:p>
          </table:table-cell>
          <table:table-cell office:value-type="float" office:value="279.03196407849" calcext:value-type="float">
            <text:p>279.03196407849</text:p>
          </table:table-cell>
        </table:table-row>
        <table:table-row table:style-name="ro1">
          <table:table-cell office:value-type="float" office:value="1341.67" calcext:value-type="float">
            <text:p>1341.67</text:p>
          </table:table-cell>
          <table:table-cell office:value-type="float" office:value="1.0641498" calcext:value-type="float">
            <text:p>1.0641498</text:p>
          </table:table-cell>
          <table:table-cell table:formula="of:=[.B1320]/3.4847446" office:value-type="float" office:value="0.305373828543991" calcext:value-type="float">
            <text:p>0.305373828543991</text:p>
          </table:table-cell>
          <table:table-cell office:value-type="float" office:value="280.11522269952" calcext:value-type="float">
            <text:p>280.11522269952</text:p>
          </table:table-cell>
        </table:table-row>
        <table:table-row table:style-name="ro1">
          <table:table-cell office:value-type="float" office:value="1342.69" calcext:value-type="float">
            <text:p>1342.69</text:p>
          </table:table-cell>
          <table:table-cell office:value-type="float" office:value="1.0428051" calcext:value-type="float">
            <text:p>1.0428051</text:p>
          </table:table-cell>
          <table:table-cell table:formula="of:=[.B1321]/3.4847446" office:value-type="float" office:value="0.299248645080044" calcext:value-type="float">
            <text:p>0.299248645080044</text:p>
          </table:table-cell>
          <table:table-cell office:value-type="float" office:value="281.17675330849" calcext:value-type="float">
            <text:p>281.17675330849</text:p>
          </table:table-cell>
        </table:table-row>
        <table:table-row table:style-name="ro1">
          <table:table-cell office:value-type="float" office:value="1343.7" calcext:value-type="float">
            <text:p>1343.7</text:p>
          </table:table-cell>
          <table:table-cell office:value-type="float" office:value="1.019916" calcext:value-type="float">
            <text:p>1.019916</text:p>
          </table:table-cell>
          <table:table-cell table:formula="of:=[.B1322]/3.4847446" office:value-type="float" office:value="0.29268027275227" calcext:value-type="float">
            <text:p>0.29268027275227</text:p>
          </table:table-cell>
          <table:table-cell office:value-type="float" office:value="282.2149838144" calcext:value-type="float">
            <text:p>282.2149838144</text:p>
          </table:table-cell>
        </table:table-row>
        <table:table-row table:style-name="ro1">
          <table:table-cell office:value-type="float" office:value="1344.72" calcext:value-type="float">
            <text:p>1344.72</text:p>
          </table:table-cell>
          <table:table-cell office:value-type="float" office:value="0.99636138" calcext:value-type="float">
            <text:p>0.99636138</text:p>
          </table:table-cell>
          <table:table-cell table:formula="of:=[.B1323]/3.4847446" office:value-type="float" office:value="0.285920919426922" calcext:value-type="float">
            <text:p>0.285920919426922</text:p>
          </table:table-cell>
          <table:table-cell office:value-type="float" office:value="283.2292367021" calcext:value-type="float">
            <text:p>283.2292367021</text:p>
          </table:table-cell>
        </table:table-row>
        <table:table-row table:style-name="ro1">
          <table:table-cell office:value-type="float" office:value="1345.74" calcext:value-type="float">
            <text:p>1345.74</text:p>
          </table:table-cell>
          <table:table-cell office:value-type="float" office:value="0.97171715" calcext:value-type="float">
            <text:p>0.97171715</text:p>
          </table:table-cell>
          <table:table-cell table:formula="of:=[.B1324]/3.4847446" office:value-type="float" office:value="0.278848886084794" calcext:value-type="float">
            <text:p>0.278848886084794</text:p>
          </table:table-cell>
          <table:table-cell office:value-type="float" office:value="284.21840282644" calcext:value-type="float">
            <text:p>284.21840282644</text:p>
          </table:table-cell>
        </table:table-row>
        <table:table-row table:style-name="ro1">
          <table:table-cell office:value-type="float" office:value="1346.76" calcext:value-type="float">
            <text:p>1346.76</text:p>
          </table:table-cell>
          <table:table-cell office:value-type="float" office:value="0.94446865" calcext:value-type="float">
            <text:p>0.94446865</text:p>
          </table:table-cell>
          <table:table-cell table:formula="of:=[.B1325]/3.4847446" office:value-type="float" office:value="0.271029518203429" calcext:value-type="float">
            <text:p>0.271029518203429</text:p>
          </table:table-cell>
          <table:table-cell office:value-type="float" office:value="285.17983115178" calcext:value-type="float">
            <text:p>285.17983115178</text:p>
          </table:table-cell>
        </table:table-row>
        <table:table-row table:style-name="ro1">
          <table:table-cell office:value-type="float" office:value="1347.77" calcext:value-type="float">
            <text:p>1347.77</text:p>
          </table:table-cell>
          <table:table-cell office:value-type="float" office:value="0.91261282" calcext:value-type="float">
            <text:p>0.91261282</text:p>
          </table:table-cell>
          <table:table-cell table:formula="of:=[.B1326]/3.4847446" office:value-type="float" office:value="0.261888007517108" calcext:value-type="float">
            <text:p>0.261888007517108</text:p>
          </table:table-cell>
          <table:table-cell office:value-type="float" office:value="286.10883161769" calcext:value-type="float">
            <text:p>286.10883161769</text:p>
          </table:table-cell>
        </table:table-row>
        <table:table-row table:style-name="ro1">
          <table:table-cell office:value-type="float" office:value="1348.79" calcext:value-type="float">
            <text:p>1348.79</text:p>
          </table:table-cell>
          <table:table-cell office:value-type="float" office:value="0.87445988" calcext:value-type="float">
            <text:p>0.87445988</text:p>
          </table:table-cell>
          <table:table-cell table:formula="of:=[.B1327]/3.4847446" office:value-type="float" office:value="0.250939446179212" calcext:value-type="float">
            <text:p>0.250939446179212</text:p>
          </table:table-cell>
          <table:table-cell office:value-type="float" office:value="286.99899403785" calcext:value-type="float">
            <text:p>286.99899403785</text:p>
          </table:table-cell>
        </table:table-row>
        <table:table-row table:style-name="ro1">
          <table:table-cell office:value-type="float" office:value="1349.81" calcext:value-type="float">
            <text:p>1349.81</text:p>
          </table:table-cell>
          <table:table-cell office:value-type="float" office:value="0.8293687" calcext:value-type="float">
            <text:p>0.8293687</text:p>
          </table:table-cell>
          <table:table-cell table:formula="of:=[.B1328]/3.4847446" office:value-type="float" office:value="0.237999852270379" calcext:value-type="float">
            <text:p>0.237999852270379</text:p>
          </table:table-cell>
          <table:table-cell office:value-type="float" office:value="287.84325558377" calcext:value-type="float">
            <text:p>287.84325558377</text:p>
          </table:table-cell>
        </table:table-row>
        <table:table-row table:style-name="ro1">
          <table:table-cell office:value-type="float" office:value="1350.83" calcext:value-type="float">
            <text:p>1350.83</text:p>
          </table:table-cell>
          <table:table-cell office:value-type="float" office:value="0.77816994" calcext:value-type="float">
            <text:p>0.77816994</text:p>
          </table:table-cell>
          <table:table-cell table:formula="of:=[.B1329]/3.4847446" office:value-type="float" office:value="0.223307596200881" calcext:value-type="float">
            <text:p>0.223307596200881</text:p>
          </table:table-cell>
          <table:table-cell office:value-type="float" office:value="288.63539900677" calcext:value-type="float">
            <text:p>288.63539900677</text:p>
          </table:table-cell>
        </table:table-row>
        <table:table-row table:style-name="ro1">
          <table:table-cell office:value-type="float" office:value="1351.85" calcext:value-type="float">
            <text:p>1351.85</text:p>
          </table:table-cell>
          <table:table-cell office:value-type="float" office:value="0.72313737" calcext:value-type="float">
            <text:p>0.72313737</text:p>
          </table:table-cell>
          <table:table-cell table:formula="of:=[.B1330]/3.4847446" office:value-type="float" office:value="0.207515170552241" calcext:value-type="float">
            <text:p>0.207515170552241</text:p>
          </table:table-cell>
          <table:table-cell office:value-type="float" office:value="289.37152164372" calcext:value-type="float">
            <text:p>289.37152164372</text:p>
          </table:table-cell>
        </table:table-row>
        <table:table-row table:style-name="ro1">
          <table:table-cell office:value-type="float" office:value="1352.86" calcext:value-type="float">
            <text:p>1352.86</text:p>
          </table:table-cell>
          <table:table-cell office:value-type="float" office:value="0.66752078" calcext:value-type="float">
            <text:p>0.66752078</text:p>
          </table:table-cell>
          <table:table-cell table:formula="of:=[.B1331]/3.4847446" office:value-type="float" office:value="0.191555151559744" calcext:value-type="float">
            <text:p>0.191555151559744</text:p>
          </table:table-cell>
          <table:table-cell office:value-type="float" office:value="290.05102899562" calcext:value-type="float">
            <text:p>290.05102899562</text:p>
          </table:table-cell>
        </table:table-row>
        <table:table-row table:style-name="ro1">
          <table:table-cell office:value-type="float" office:value="1353.88" calcext:value-type="float">
            <text:p>1353.88</text:p>
          </table:table-cell>
          <table:table-cell office:value-type="float" office:value="0.61479773" calcext:value-type="float">
            <text:p>0.61479773</text:p>
          </table:table-cell>
          <table:table-cell table:formula="of:=[.B1332]/3.4847446" office:value-type="float" office:value="0.176425477494104" calcext:value-type="float">
            <text:p>0.176425477494104</text:p>
          </table:table-cell>
          <table:table-cell office:value-type="float" office:value="290.67686655185" calcext:value-type="float">
            <text:p>290.67686655185</text:p>
          </table:table-cell>
        </table:table-row>
        <table:table-row table:style-name="ro1">
          <table:table-cell office:value-type="float" office:value="1354.9" calcext:value-type="float">
            <text:p>1354.9</text:p>
          </table:table-cell>
          <table:table-cell office:value-type="float" office:value="0.56788448" calcext:value-type="float">
            <text:p>0.56788448</text:p>
          </table:table-cell>
          <table:table-cell table:formula="of:=[.B1333]/3.4847446" office:value-type="float" office:value="0.16296301312871" calcext:value-type="float">
            <text:p>0.16296301312871</text:p>
          </table:table-cell>
          <table:table-cell office:value-type="float" office:value="291.25494844224" calcext:value-type="float">
            <text:p>291.25494844224</text:p>
          </table:table-cell>
        </table:table-row>
        <table:table-row table:style-name="ro1">
          <table:table-cell office:value-type="float" office:value="1355.92" calcext:value-type="float">
            <text:p>1355.92</text:p>
          </table:table-cell>
          <table:table-cell office:value-type="float" office:value="0.52854444" calcext:value-type="float">
            <text:p>0.52854444</text:p>
          </table:table-cell>
          <table:table-cell table:formula="of:=[.B1334]/3.4847446" office:value-type="float" office:value="0.151673795548747" calcext:value-type="float">
            <text:p>0.151673795548747</text:p>
          </table:table-cell>
          <table:table-cell office:value-type="float" office:value="291.79298387427" calcext:value-type="float">
            <text:p>291.79298387427</text:p>
          </table:table-cell>
        </table:table-row>
        <table:table-row table:style-name="ro1">
          <table:table-cell office:value-type="float" office:value="1356.94" calcext:value-type="float">
            <text:p>1356.94</text:p>
          </table:table-cell>
          <table:table-cell office:value-type="float" office:value="0.4971504" calcext:value-type="float">
            <text:p>0.4971504</text:p>
          </table:table-cell>
          <table:table-cell table:formula="of:=[.B1335]/3.4847446" office:value-type="float" office:value="0.142664802465007" calcext:value-type="float">
            <text:p>0.142664802465007</text:p>
          </table:table-cell>
          <table:table-cell office:value-type="float" office:value="292.29906152694" calcext:value-type="float">
            <text:p>292.29906152694</text:p>
          </table:table-cell>
        </table:table-row>
        <table:table-row table:style-name="ro1">
          <table:table-cell office:value-type="float" office:value="1357.95" calcext:value-type="float">
            <text:p>1357.95</text:p>
          </table:table-cell>
          <table:table-cell office:value-type="float" office:value="0.47283086" calcext:value-type="float">
            <text:p>0.47283086</text:p>
          </table:table-cell>
          <table:table-cell table:formula="of:=[.B1336]/3.4847446" office:value-type="float" office:value="0.135685943813501" calcext:value-type="float">
            <text:p>0.135685943813501</text:p>
          </table:table-cell>
          <table:table-cell office:value-type="float" office:value="292.78038294359" calcext:value-type="float">
            <text:p>292.78038294359</text:p>
          </table:table-cell>
        </table:table-row>
        <table:table-row table:style-name="ro1">
          <table:table-cell office:value-type="float" office:value="1358.97" calcext:value-type="float">
            <text:p>1358.97</text:p>
          </table:table-cell>
          <table:table-cell office:value-type="float" office:value="0.45390819" calcext:value-type="float">
            <text:p>0.45390819</text:p>
          </table:table-cell>
          <table:table-cell table:formula="of:=[.B1337]/3.4847446" office:value-type="float" office:value="0.130255798373287" calcext:value-type="float">
            <text:p>0.130255798373287</text:p>
          </table:table-cell>
          <table:table-cell office:value-type="float" office:value="293.2424418942" calcext:value-type="float">
            <text:p>293.2424418942</text:p>
          </table:table-cell>
        </table:table-row>
        <table:table-row table:style-name="ro1">
          <table:table-cell office:value-type="float" office:value="1359.99" calcext:value-type="float">
            <text:p>1359.99</text:p>
          </table:table-cell>
          <table:table-cell office:value-type="float" office:value="0.43845847" calcext:value-type="float">
            <text:p>0.43845847</text:p>
          </table:table-cell>
          <table:table-cell table:formula="of:=[.B1338]/3.4847446" office:value-type="float" office:value="0.125822268294784" calcext:value-type="float">
            <text:p>0.125822268294784</text:p>
          </table:table-cell>
          <table:table-cell office:value-type="float" office:value="293.68877369352" calcext:value-type="float">
            <text:p>293.68877369352</text:p>
          </table:table-cell>
        </table:table-row>
        <table:table-row table:style-name="ro1">
          <table:table-cell office:value-type="float" office:value="1361.01" calcext:value-type="float">
            <text:p>1361.01</text:p>
          </table:table-cell>
          <table:table-cell office:value-type="float" office:value="0.42481216" calcext:value-type="float">
            <text:p>0.42481216</text:p>
          </table:table-cell>
          <table:table-cell table:formula="of:=[.B1339]/3.4847446" office:value-type="float" office:value="0.121906253904519" calcext:value-type="float">
            <text:p>0.121906253904519</text:p>
          </table:table-cell>
          <table:table-cell office:value-type="float" office:value="294.121214143" calcext:value-type="float">
            <text:p>294.121214143</text:p>
          </table:table-cell>
        </table:table-row>
        <table:table-row table:style-name="ro1">
          <table:table-cell office:value-type="float" office:value="1362.03" calcext:value-type="float">
            <text:p>1362.03</text:p>
          </table:table-cell>
          <table:table-cell office:value-type="float" office:value="0.41186455" calcext:value-type="float">
            <text:p>0.41186455</text:p>
          </table:table-cell>
          <table:table-cell table:formula="of:=[.B1340]/3.4847446" office:value-type="float" office:value="0.118190742013059" calcext:value-type="float">
            <text:p>0.118190742013059</text:p>
          </table:table-cell>
          <table:table-cell office:value-type="float" office:value="294.54047448429" calcext:value-type="float">
            <text:p>294.54047448429</text:p>
          </table:table-cell>
        </table:table-row>
        <table:table-row table:style-name="ro1">
          <table:table-cell office:value-type="float" office:value="1363.04" calcext:value-type="float">
            <text:p>1363.04</text:p>
          </table:table-cell>
          <table:table-cell office:value-type="float" office:value="0.39915002" calcext:value-type="float">
            <text:p>0.39915002</text:p>
          </table:table-cell>
          <table:table-cell table:formula="of:=[.B1341]/3.4847446" office:value-type="float" office:value="0.114542115941581" calcext:value-type="float">
            <text:p>0.114542115941581</text:p>
          </table:table-cell>
          <table:table-cell office:value-type="float" office:value="294.94679198292" calcext:value-type="float">
            <text:p>294.94679198292</text:p>
          </table:table-cell>
        </table:table-row>
        <table:table-row table:style-name="ro1">
          <table:table-cell office:value-type="float" office:value="1364.06" calcext:value-type="float">
            <text:p>1364.06</text:p>
          </table:table-cell>
          <table:table-cell office:value-type="float" office:value="0.38671884" calcext:value-type="float">
            <text:p>0.38671884</text:p>
          </table:table-cell>
          <table:table-cell table:formula="of:=[.B1342]/3.4847446" office:value-type="float" office:value="0.110974801424472" calcext:value-type="float">
            <text:p>0.110974801424472</text:p>
          </table:table-cell>
          <table:table-cell office:value-type="float" office:value="295.34045507278" calcext:value-type="float">
            <text:p>295.34045507278</text:p>
          </table:table-cell>
        </table:table-row>
        <table:table-row table:style-name="ro1">
          <table:table-cell office:value-type="float" office:value="1365.08" calcext:value-type="float">
            <text:p>1365.08</text:p>
          </table:table-cell>
          <table:table-cell office:value-type="float" office:value="0.3749094" calcext:value-type="float">
            <text:p>0.3749094</text:p>
          </table:table-cell>
          <table:table-cell table:formula="of:=[.B1343]/3.4847446" office:value-type="float" office:value="0.107585904573896" calcext:value-type="float">
            <text:p>0.107585904573896</text:p>
          </table:table-cell>
          <table:table-cell office:value-type="float" office:value="295.72209665985" calcext:value-type="float">
            <text:p>295.72209665985</text:p>
          </table:table-cell>
        </table:table-row>
        <table:table-row table:style-name="ro1">
          <table:table-cell office:value-type="float" office:value="1366.1" calcext:value-type="float">
            <text:p>1366.1</text:p>
          </table:table-cell>
          <table:table-cell office:value-type="float" office:value="0.36411928" calcext:value-type="float">
            <text:p>0.36411928</text:p>
          </table:table-cell>
          <table:table-cell table:formula="of:=[.B1344]/3.4847446" office:value-type="float" office:value="0.104489516964887" calcext:value-type="float">
            <text:p>0.104489516964887</text:p>
          </table:table-cell>
          <table:table-cell office:value-type="float" office:value="296.09275437806" calcext:value-type="float">
            <text:p>296.09275437806</text:p>
          </table:table-cell>
        </table:table-row>
        <table:table-row table:style-name="ro1">
          <table:table-cell office:value-type="float" office:value="1367.12" calcext:value-type="float">
            <text:p>1367.12</text:p>
          </table:table-cell>
          <table:table-cell office:value-type="float" office:value="0.35464975" calcext:value-type="float">
            <text:p>0.35464975</text:p>
          </table:table-cell>
          <table:table-cell table:formula="of:=[.B1345]/3.4847446" office:value-type="float" office:value="0.10177209256598" calcext:value-type="float">
            <text:p>0.10177209256598</text:p>
          </table:table-cell>
          <table:table-cell office:value-type="float" office:value="296.45377252346" calcext:value-type="float">
            <text:p>296.45377252346</text:p>
          </table:table-cell>
        </table:table-row>
        <table:table-row table:style-name="ro1">
          <table:table-cell office:value-type="float" office:value="1368.13" calcext:value-type="float">
            <text:p>1368.13</text:p>
          </table:table-cell>
          <table:table-cell office:value-type="float" office:value="0.3466493" calcext:value-type="float">
            <text:p>0.3466493</text:p>
          </table:table-cell>
          <table:table-cell table:formula="of:=[.B1346]/3.4847446" office:value-type="float" office:value="0.0994762428213534" calcext:value-type="float">
            <text:p>0.099476242821353</text:p>
          </table:table-cell>
          <table:table-cell office:value-type="float" office:value="296.80664655371" calcext:value-type="float">
            <text:p>296.80664655371</text:p>
          </table:table-cell>
        </table:table-row>
        <table:table-row table:style-name="ro1">
          <table:table-cell office:value-type="float" office:value="1369.15" calcext:value-type="float">
            <text:p>1369.15</text:p>
          </table:table-cell>
          <table:table-cell office:value-type="float" office:value="0.34013628" calcext:value-type="float">
            <text:p>0.34013628</text:p>
          </table:table-cell>
          <table:table-cell table:formula="of:=[.B1347]/3.4847446" office:value-type="float" office:value="0.0976072335401567" calcext:value-type="float">
            <text:p>0.097607233540157</text:p>
          </table:table-cell>
          <table:table-cell office:value-type="float" office:value="297.1528906097" calcext:value-type="float">
            <text:p>297.1528906097</text:p>
          </table:table-cell>
        </table:table-row>
        <table:table-row table:style-name="ro1">
          <table:table-cell office:value-type="float" office:value="1370.17" calcext:value-type="float">
            <text:p>1370.17</text:p>
          </table:table-cell>
          <table:table-cell office:value-type="float" office:value="0.33505547" calcext:value-type="float">
            <text:p>0.33505547</text:p>
          </table:table-cell>
          <table:table-cell table:formula="of:=[.B1348]/3.4847446" office:value-type="float" office:value="0.0961492185108774" calcext:value-type="float">
            <text:p>0.096149218510877</text:p>
          </table:table-cell>
          <table:table-cell office:value-type="float" office:value="297.49396262147" calcext:value-type="float">
            <text:p>297.49396262147</text:p>
          </table:table-cell>
        </table:table-row>
        <table:table-row table:style-name="ro1">
          <table:table-cell office:value-type="float" office:value="1371.19" calcext:value-type="float">
            <text:p>1371.19</text:p>
          </table:table-cell>
          <table:table-cell office:value-type="float" office:value="0.33132499" calcext:value-type="float">
            <text:p>0.33132499</text:p>
          </table:table-cell>
          <table:table-cell table:formula="of:=[.B1349]/3.4847446" office:value-type="float" office:value="0.0950787010330685" calcext:value-type="float">
            <text:p>0.095078701033069</text:p>
          </table:table-cell>
          <table:table-cell office:value-type="float" office:value="297.83123715907" calcext:value-type="float">
            <text:p>297.83123715907</text:p>
          </table:table-cell>
        </table:table-row>
        <table:table-row table:style-name="ro1">
          <table:table-cell office:value-type="float" office:value="1372.21" calcext:value-type="float">
            <text:p>1372.21</text:p>
          </table:table-cell>
          <table:table-cell office:value-type="float" office:value="0.3288512" calcext:value-type="float">
            <text:p>0.3288512</text:p>
          </table:table-cell>
          <table:table-cell table:formula="of:=[.B1350]/3.4847446" office:value-type="float" office:value="0.0943688096969861" calcext:value-type="float">
            <text:p>0.094368809696986</text:p>
          </table:table-cell>
          <table:table-cell office:value-type="float" office:value="298.16599349118" calcext:value-type="float">
            <text:p>298.16599349118</text:p>
          </table:table-cell>
        </table:table-row>
        <table:table-row table:style-name="ro1">
          <table:table-cell office:value-type="float" office:value="1373.22" calcext:value-type="float">
            <text:p>1373.22</text:p>
          </table:table-cell>
          <table:table-cell office:value-type="float" office:value="0.32751643" calcext:value-type="float">
            <text:p>0.32751643</text:p>
          </table:table-cell>
          <table:table-cell table:formula="of:=[.B1351]/3.4847446" office:value-type="float" office:value="0.0939857773221028" calcext:value-type="float">
            <text:p>0.093985777322103</text:p>
          </table:table-cell>
          <table:table-cell office:value-type="float" office:value="298.49939108574" calcext:value-type="float">
            <text:p>298.49939108574</text:p>
          </table:table-cell>
        </table:table-row>
        <table:table-row table:style-name="ro1">
          <table:table-cell office:value-type="float" office:value="1374.24" calcext:value-type="float">
            <text:p>1374.24</text:p>
          </table:table-cell>
          <table:table-cell office:value-type="float" office:value="0.32716227" calcext:value-type="float">
            <text:p>0.32716227</text:p>
          </table:table-cell>
          <table:table-cell table:formula="of:=[.B1352]/3.4847446" office:value-type="float" office:value="0.0938841457706829" calcext:value-type="float">
            <text:p>0.093884145770683</text:p>
          </table:table-cell>
          <table:table-cell office:value-type="float" office:value="298.83242815424" calcext:value-type="float">
            <text:p>298.83242815424</text:p>
          </table:table-cell>
        </table:table-row>
        <table:table-row table:style-name="ro1">
          <table:table-cell office:value-type="float" office:value="1375.26" calcext:value-type="float">
            <text:p>1375.26</text:p>
          </table:table-cell>
          <table:table-cell office:value-type="float" office:value="0.32759304" calcext:value-type="float">
            <text:p>0.32759304</text:p>
          </table:table-cell>
          <table:table-cell table:formula="of:=[.B1353]/3.4847446" office:value-type="float" office:value="0.0940077617165975" calcext:value-type="float">
            <text:p>0.094007761716598</text:p>
          </table:table-cell>
          <table:table-cell office:value-type="float" office:value="299.16590373364" calcext:value-type="float">
            <text:p>299.16590373364</text:p>
          </table:table-cell>
        </table:table-row>
        <table:table-row table:style-name="ro1">
          <table:table-cell office:value-type="float" office:value="1376.28" calcext:value-type="float">
            <text:p>1376.28</text:p>
          </table:table-cell>
          <table:table-cell office:value-type="float" office:value="0.32860985" calcext:value-type="float">
            <text:p>0.32860985</text:p>
          </table:table-cell>
          <table:table-cell table:formula="of:=[.B1354]/3.4847446" office:value-type="float" office:value="0.0942995506758228" calcext:value-type="float">
            <text:p>0.094299550675823</text:p>
          </table:table-cell>
          <table:table-cell office:value-type="float" office:value="299.50041437759" calcext:value-type="float">
            <text:p>299.50041437759</text:p>
          </table:table-cell>
        </table:table-row>
        <table:table-row table:style-name="ro1">
          <table:table-cell office:value-type="float" office:value="1377.3" calcext:value-type="float">
            <text:p>1377.3</text:p>
          </table:table-cell>
          <table:table-cell office:value-type="float" office:value="0.33006474" calcext:value-type="float">
            <text:p>0.33006474</text:p>
          </table:table-cell>
          <table:table-cell table:formula="of:=[.B1355]/3.4847446" office:value-type="float" office:value="0.0947170532956705" calcext:value-type="float">
            <text:p>0.094717053295671</text:p>
          </table:table-cell>
          <table:table-cell office:value-type="float" office:value="299.83640604312" calcext:value-type="float">
            <text:p>299.83640604312</text:p>
          </table:table-cell>
        </table:table-row>
        <table:table-row table:style-name="ro1">
          <table:table-cell office:value-type="float" office:value="1378.31" calcext:value-type="float">
            <text:p>1378.31</text:p>
          </table:table-cell>
          <table:table-cell office:value-type="float" office:value="0.33190928" calcext:value-type="float">
            <text:p>0.33190928</text:p>
          </table:table-cell>
          <table:table-cell table:formula="of:=[.B1356]/3.4847446" office:value-type="float" office:value="0.0952463718574957" calcext:value-type="float">
            <text:p>0.095246371857496</text:p>
          </table:table-cell>
          <table:table-cell office:value-type="float" office:value="300.17427536698" calcext:value-type="float">
            <text:p>300.17427536698</text:p>
          </table:table-cell>
        </table:table-row>
        <table:table-row table:style-name="ro1">
          <table:table-cell office:value-type="float" office:value="1379.33" calcext:value-type="float">
            <text:p>1379.33</text:p>
          </table:table-cell>
          <table:table-cell office:value-type="float" office:value="0.33420944" calcext:value-type="float">
            <text:p>0.33420944</text:p>
          </table:table-cell>
          <table:table-cell table:formula="of:=[.B1357]/3.4847446" office:value-type="float" office:value="0.0959064374473814" calcext:value-type="float">
            <text:p>0.095906437447381</text:p>
          </table:table-cell>
          <table:table-cell office:value-type="float" office:value="300.51448615881" calcext:value-type="float">
            <text:p>300.51448615881</text:p>
          </table:table-cell>
        </table:table-row>
        <table:table-row table:style-name="ro1">
          <table:table-cell office:value-type="float" office:value="1380.35" calcext:value-type="float">
            <text:p>1380.35</text:p>
          </table:table-cell>
          <table:table-cell office:value-type="float" office:value="0.3371124" calcext:value-type="float">
            <text:p>0.3371124</text:p>
          </table:table-cell>
          <table:table-cell table:formula="of:=[.B1358]/3.4847446" office:value-type="float" office:value="0.0967394855852564" calcext:value-type="float">
            <text:p>0.096739485585256</text:p>
          </table:table-cell>
          <table:table-cell office:value-type="float" office:value="300.8576520337" calcext:value-type="float">
            <text:p>300.8576520337</text:p>
          </table:table-cell>
        </table:table-row>
        <table:table-row table:style-name="ro1">
          <table:table-cell office:value-type="float" office:value="1381.37" calcext:value-type="float">
            <text:p>1381.37</text:p>
          </table:table-cell>
          <table:table-cell office:value-type="float" office:value="0.34077258" calcext:value-type="float">
            <text:p>0.34077258</text:p>
          </table:table-cell>
          <table:table-cell table:formula="of:=[.B1359]/3.4847446" office:value-type="float" office:value="0.0977898294182018" calcext:value-type="float">
            <text:p>0.097789829418202</text:p>
          </table:table-cell>
          <table:table-cell office:value-type="float" office:value="301.20454381046" calcext:value-type="float">
            <text:p>301.20454381046</text:p>
          </table:table-cell>
        </table:table-row>
        <table:table-row table:style-name="ro1">
          <table:table-cell office:value-type="float" office:value="1382.39" calcext:value-type="float">
            <text:p>1382.39</text:p>
          </table:table-cell>
          <table:table-cell office:value-type="float" office:value="0.34526515" calcext:value-type="float">
            <text:p>0.34526515</text:p>
          </table:table-cell>
          <table:table-cell table:formula="of:=[.B1360]/3.4847446" office:value-type="float" office:value="0.0990790401110027" calcext:value-type="float">
            <text:p>0.099079040111003</text:p>
          </table:table-cell>
          <table:table-cell office:value-type="float" office:value="301.55600883196" calcext:value-type="float">
            <text:p>301.55600883196</text:p>
          </table:table-cell>
        </table:table-row>
        <table:table-row table:style-name="ro1">
          <table:table-cell office:value-type="float" office:value="1383.4" calcext:value-type="float">
            <text:p>1383.4</text:p>
          </table:table-cell>
          <table:table-cell office:value-type="float" office:value="0.3505235" calcext:value-type="float">
            <text:p>0.3505235</text:p>
          </table:table-cell>
          <table:table-cell table:formula="of:=[.B1361]/3.4847446" office:value-type="float" office:value="0.100588002919927" calcext:value-type="float">
            <text:p>0.100588002919927</text:p>
          </table:table-cell>
          <table:table-cell office:value-type="float" office:value="301.91282663335" calcext:value-type="float">
            <text:p>301.91282663335</text:p>
          </table:table-cell>
        </table:table-row>
        <table:table-row table:style-name="ro1">
          <table:table-cell office:value-type="float" office:value="1384.42" calcext:value-type="float">
            <text:p>1384.42</text:p>
          </table:table-cell>
          <table:table-cell office:value-type="float" office:value="0.35632937" calcext:value-type="float">
            <text:p>0.35632937</text:p>
          </table:table-cell>
          <table:table-cell table:formula="of:=[.B1362]/3.4847446" office:value-type="float" office:value="0.102254084847423" calcext:value-type="float">
            <text:p>0.102254084847423</text:p>
          </table:table-cell>
          <table:table-cell office:value-type="float" office:value="302.27555455597" calcext:value-type="float">
            <text:p>302.27555455597</text:p>
          </table:table-cell>
        </table:table-row>
        <table:table-row table:style-name="ro1">
          <table:table-cell office:value-type="float" office:value="1385.44" calcext:value-type="float">
            <text:p>1385.44</text:p>
          </table:table-cell>
          <table:table-cell office:value-type="float" office:value="0.3623628" calcext:value-type="float">
            <text:p>0.3623628</text:p>
          </table:table-cell>
          <table:table-cell table:formula="of:=[.B1363]/3.4847446" office:value-type="float" office:value="0.103985468547681" calcext:value-type="float">
            <text:p>0.103985468547681</text:p>
          </table:table-cell>
          <table:table-cell office:value-type="float" office:value="302.64442424807" calcext:value-type="float">
            <text:p>302.64442424807</text:p>
          </table:table-cell>
        </table:table-row>
        <table:table-row table:style-name="ro1">
          <table:table-cell office:value-type="float" office:value="1386.46" calcext:value-type="float">
            <text:p>1386.46</text:p>
          </table:table-cell>
          <table:table-cell office:value-type="float" office:value="0.36829375" calcext:value-type="float">
            <text:p>0.36829375</text:p>
          </table:table-cell>
          <table:table-cell table:formula="of:=[.B1364]/3.4847446" office:value-type="float" office:value="0.10568744406692" calcext:value-type="float">
            <text:p>0.10568744406692</text:p>
          </table:table-cell>
          <table:table-cell office:value-type="float" office:value="303.01933139514" calcext:value-type="float">
            <text:p>303.01933139514</text:p>
          </table:table-cell>
        </table:table-row>
        <table:table-row table:style-name="ro1">
          <table:table-cell office:value-type="float" office:value="1387.48" calcext:value-type="float">
            <text:p>1387.48</text:p>
          </table:table-cell>
          <table:table-cell office:value-type="float" office:value="0.37387903" calcext:value-type="float">
            <text:p>0.37387903</text:p>
          </table:table-cell>
          <table:table-cell table:formula="of:=[.B1365]/3.4847446" office:value-type="float" office:value="0.107290224368236" calcext:value-type="float">
            <text:p>0.107290224368236</text:p>
          </table:table-cell>
          <table:table-cell office:value-type="float" office:value="303.3999241117" calcext:value-type="float">
            <text:p>303.3999241117</text:p>
          </table:table-cell>
        </table:table-row>
        <table:table-row table:style-name="ro1">
          <table:table-cell office:value-type="float" office:value="1388.49" calcext:value-type="float">
            <text:p>1388.49</text:p>
          </table:table-cell>
          <table:table-cell office:value-type="float" office:value="0.37902604" calcext:value-type="float">
            <text:p>0.37902604</text:p>
          </table:table-cell>
          <table:table-cell table:formula="of:=[.B1366]/3.4847446" office:value-type="float" office:value="0.108767236485566" calcext:value-type="float">
            <text:p>0.108767236485566</text:p>
          </table:table-cell>
          <table:table-cell office:value-type="float" office:value="303.78575626573" calcext:value-type="float">
            <text:p>303.78575626573</text:p>
          </table:table-cell>
        </table:table-row>
        <table:table-row table:style-name="ro1">
          <table:table-cell office:value-type="float" office:value="1389.51" calcext:value-type="float">
            <text:p>1389.51</text:p>
          </table:table-cell>
          <table:table-cell office:value-type="float" office:value="0.38379972" calcext:value-type="float">
            <text:p>0.38379972</text:p>
          </table:table-cell>
          <table:table-cell table:formula="of:=[.B1367]/3.4847446" office:value-type="float" office:value="0.110137115930964" calcext:value-type="float">
            <text:p>0.110137115930964</text:p>
          </table:table-cell>
          <table:table-cell office:value-type="float" office:value="304.1764478143" calcext:value-type="float">
            <text:p>304.1764478143</text:p>
          </table:table-cell>
        </table:table-row>
        <table:table-row table:style-name="ro1">
          <table:table-cell office:value-type="float" office:value="1390.53" calcext:value-type="float">
            <text:p>1390.53</text:p>
          </table:table-cell>
          <table:table-cell office:value-type="float" office:value="0.38837366" calcext:value-type="float">
            <text:p>0.38837366</text:p>
          </table:table-cell>
          <table:table-cell table:formula="of:=[.B1368]/3.4847446" office:value-type="float" office:value="0.111449676972023" calcext:value-type="float">
            <text:p>0.111449676972023</text:p>
          </table:table-cell>
          <table:table-cell office:value-type="float" office:value="304.57179544025" calcext:value-type="float">
            <text:p>304.57179544025</text:p>
          </table:table-cell>
        </table:table-row>
        <table:table-row table:style-name="ro1">
          <table:table-cell office:value-type="float" office:value="1391.55" calcext:value-type="float">
            <text:p>1391.55</text:p>
          </table:table-cell>
          <table:table-cell office:value-type="float" office:value="0.39295056" calcext:value-type="float">
            <text:p>0.39295056</text:p>
          </table:table-cell>
          <table:table-cell table:formula="of:=[.B1369]/3.4847446" office:value-type="float" office:value="0.112763087429707" calcext:value-type="float">
            <text:p>0.112763087429707</text:p>
          </table:table-cell>
          <table:table-cell office:value-type="float" office:value="304.97180215141" calcext:value-type="float">
            <text:p>304.97180215141</text:p>
          </table:table-cell>
        </table:table-row>
        <table:table-row table:style-name="ro1">
          <table:table-cell office:value-type="float" office:value="1392.56" calcext:value-type="float">
            <text:p>1392.56</text:p>
          </table:table-cell>
          <table:table-cell office:value-type="float" office:value="0.39768823" calcext:value-type="float">
            <text:p>0.39768823</text:p>
          </table:table-cell>
          <table:table-cell table:formula="of:=[.B1370]/3.4847446" office:value-type="float" office:value="0.114122633262707" calcext:value-type="float">
            <text:p>0.114122633262707</text:p>
          </table:table-cell>
          <table:table-cell office:value-type="float" office:value="305.37663161299" calcext:value-type="float">
            <text:p>305.37663161299</text:p>
          </table:table-cell>
        </table:table-row>
        <table:table-row table:style-name="ro1">
          <table:table-cell office:value-type="float" office:value="1393.58" calcext:value-type="float">
            <text:p>1393.58</text:p>
          </table:table-cell>
          <table:table-cell office:value-type="float" office:value="0.40266188" calcext:value-type="float">
            <text:p>0.40266188</text:p>
          </table:table-cell>
          <table:table-cell table:formula="of:=[.B1371]/3.4847446" office:value-type="float" office:value="0.115549897114411" calcext:value-type="float">
            <text:p>0.115549897114411</text:p>
          </table:table-cell>
          <table:table-cell office:value-type="float" office:value="305.78652403128" calcext:value-type="float">
            <text:p>305.78652403128</text:p>
          </table:table-cell>
        </table:table-row>
        <table:table-row table:style-name="ro1">
          <table:table-cell office:value-type="float" office:value="1394.6" calcext:value-type="float">
            <text:p>1394.6</text:p>
          </table:table-cell>
          <table:table-cell office:value-type="float" office:value="0.40787258" calcext:value-type="float">
            <text:p>0.40787258</text:p>
          </table:table-cell>
          <table:table-cell table:formula="of:=[.B1372]/3.4847446" office:value-type="float" office:value="0.11704518603745" calcext:value-type="float">
            <text:p>0.11704518603745</text:p>
          </table:table-cell>
          <table:table-cell office:value-type="float" office:value="306.20172071749" calcext:value-type="float">
            <text:p>306.20172071749</text:p>
          </table:table-cell>
        </table:table-row>
        <table:table-row table:style-name="ro1">
          <table:table-cell office:value-type="float" office:value="1395.62" calcext:value-type="float">
            <text:p>1395.62</text:p>
          </table:table-cell>
          <table:table-cell office:value-type="float" office:value="0.41328764" calcext:value-type="float">
            <text:p>0.41328764</text:p>
          </table:table-cell>
          <table:table-cell table:formula="of:=[.B1373]/3.4847446" office:value-type="float" office:value="0.11859911914348" calcext:value-type="float">
            <text:p>0.11859911914348</text:p>
          </table:table-cell>
          <table:table-cell office:value-type="float" office:value="306.62242970342" calcext:value-type="float">
            <text:p>306.62242970342</text:p>
          </table:table-cell>
        </table:table-row>
        <table:table-row table:style-name="ro1">
          <table:table-cell office:value-type="float" office:value="1396.64" calcext:value-type="float">
            <text:p>1396.64</text:p>
          </table:table-cell>
          <table:table-cell office:value-type="float" office:value="0.41888187" calcext:value-type="float">
            <text:p>0.41888187</text:p>
          </table:table-cell>
          <table:table-cell table:formula="of:=[.B1374]/3.4847446" office:value-type="float" office:value="0.12020446778223" calcext:value-type="float">
            <text:p>0.12020446778223</text:p>
          </table:table-cell>
          <table:table-cell office:value-type="float" office:value="307.04883337084" calcext:value-type="float">
            <text:p>307.04883337084</text:p>
          </table:table-cell>
        </table:table-row>
        <table:table-row table:style-name="ro1">
          <table:table-cell office:value-type="float" office:value="1397.65" calcext:value-type="float">
            <text:p>1397.65</text:p>
          </table:table-cell>
          <table:table-cell office:value-type="float" office:value="0.42464961" calcext:value-type="float">
            <text:p>0.42464961</text:p>
          </table:table-cell>
          <table:table-cell table:formula="of:=[.B1375]/3.4847446" office:value-type="float" office:value="0.121859607731367" calcext:value-type="float">
            <text:p>0.121859607731367</text:p>
          </table:table-cell>
          <table:table-cell office:value-type="float" office:value="307.48110835178" calcext:value-type="float">
            <text:p>307.48110835178</text:p>
          </table:table-cell>
        </table:table-row>
        <table:table-row table:style-name="ro1">
          <table:table-cell office:value-type="float" office:value="1398.67" calcext:value-type="float">
            <text:p>1398.67</text:p>
          </table:table-cell>
          <table:table-cell office:value-type="float" office:value="0.43057565" calcext:value-type="float">
            <text:p>0.43057565</text:p>
          </table:table-cell>
          <table:table-cell table:formula="of:=[.B1376]/3.4847446" office:value-type="float" office:value="0.123560174252081" calcext:value-type="float">
            <text:p>0.123560174252081</text:p>
          </table:table-cell>
          <table:table-cell office:value-type="float" office:value="307.91941577865" calcext:value-type="float">
            <text:p>307.91941577865</text:p>
          </table:table-cell>
        </table:table-row>
        <table:table-row table:style-name="ro1">
          <table:table-cell office:value-type="float" office:value="1399.69" calcext:value-type="float">
            <text:p>1399.69</text:p>
          </table:table-cell>
          <table:table-cell office:value-type="float" office:value="0.43657994" calcext:value-type="float">
            <text:p>0.43657994</text:p>
          </table:table-cell>
          <table:table-cell table:formula="of:=[.B1377]/3.4847446" office:value-type="float" office:value="0.125283195790016" calcext:value-type="float">
            <text:p>0.125283195790016</text:p>
          </table:table-cell>
          <table:table-cell office:value-type="float" office:value="308.363835323" calcext:value-type="float">
            <text:p>308.363835323</text:p>
          </table:table-cell>
        </table:table-row>
        <table:table-row table:style-name="ro1">
          <table:table-cell office:value-type="float" office:value="1400.71" calcext:value-type="float">
            <text:p>1400.71</text:p>
          </table:table-cell>
          <table:table-cell office:value-type="float" office:value="0.4424733" calcext:value-type="float">
            <text:p>0.4424733</text:p>
          </table:table-cell>
          <table:table-cell table:formula="of:=[.B1378]/3.4847446" office:value-type="float" office:value="0.126974384292037" calcext:value-type="float">
            <text:p>0.126974384292037</text:p>
          </table:table-cell>
          <table:table-cell office:value-type="float" office:value="308.81425404844" calcext:value-type="float">
            <text:p>308.81425404844</text:p>
          </table:table-cell>
        </table:table-row>
        <table:table-row table:style-name="ro1">
          <table:table-cell office:value-type="float" office:value="1401.73" calcext:value-type="float">
            <text:p>1401.73</text:p>
          </table:table-cell>
          <table:table-cell office:value-type="float" office:value="0.44796446" calcext:value-type="float">
            <text:p>0.44796446</text:p>
          </table:table-cell>
          <table:table-cell table:formula="of:=[.B1379]/3.4847446" office:value-type="float" office:value="0.128550155440373" calcext:value-type="float">
            <text:p>0.128550155440373</text:p>
          </table:table-cell>
          <table:table-cell office:value-type="float" office:value="309.27026253526" calcext:value-type="float">
            <text:p>309.27026253526</text:p>
          </table:table-cell>
        </table:table-row>
        <table:table-row table:style-name="ro1">
          <table:table-cell office:value-type="float" office:value="1402.74" calcext:value-type="float">
            <text:p>1402.74</text:p>
          </table:table-cell>
          <table:table-cell office:value-type="float" office:value="0.45274027" calcext:value-type="float">
            <text:p>0.45274027</text:p>
          </table:table-cell>
          <table:table-cell table:formula="of:=[.B1380]/3.4847446" office:value-type="float" office:value="0.129920646121383" calcext:value-type="float">
            <text:p>0.129920646121383</text:p>
          </table:table-cell>
          <table:table-cell office:value-type="float" office:value="309.7311325961" calcext:value-type="float">
            <text:p>309.7311325961</text:p>
          </table:table-cell>
        </table:table-row>
        <table:table-row table:style-name="ro1">
          <table:table-cell office:value-type="float" office:value="1403.76" calcext:value-type="float">
            <text:p>1403.76</text:p>
          </table:table-cell>
          <table:table-cell office:value-type="float" office:value="0.45660443" calcext:value-type="float">
            <text:p>0.45660443</text:p>
          </table:table-cell>
          <table:table-cell table:formula="of:=[.B1381]/3.4847446" office:value-type="float" office:value="0.131029525090591" calcext:value-type="float">
            <text:p>0.131029525090591</text:p>
          </table:table-cell>
          <table:table-cell office:value-type="float" office:value="310.19593620332" calcext:value-type="float">
            <text:p>310.19593620332</text:p>
          </table:table-cell>
        </table:table-row>
        <table:table-row table:style-name="ro1">
          <table:table-cell office:value-type="float" office:value="1404.78" calcext:value-type="float">
            <text:p>1404.78</text:p>
          </table:table-cell>
          <table:table-cell office:value-type="float" office:value="0.45962348" calcext:value-type="float">
            <text:p>0.45962348</text:p>
          </table:table-cell>
          <table:table-cell table:formula="of:=[.B1382]/3.4847446" office:value-type="float" office:value="0.131895887004172" calcext:value-type="float">
            <text:p>0.131895887004172</text:p>
          </table:table-cell>
          <table:table-cell office:value-type="float" office:value="310.66381307357" calcext:value-type="float">
            <text:p>310.66381307357</text:p>
          </table:table-cell>
        </table:table-row>
        <table:table-row table:style-name="ro1">
          <table:table-cell office:value-type="float" office:value="1405.8" calcext:value-type="float">
            <text:p>1405.8</text:p>
          </table:table-cell>
          <table:table-cell office:value-type="float" office:value="0.46220986" calcext:value-type="float">
            <text:p>0.46220986</text:p>
          </table:table-cell>
          <table:table-cell table:formula="of:=[.B1383]/3.4847446" office:value-type="float" office:value="0.132638087738195" calcext:value-type="float">
            <text:p>0.132638087738195</text:p>
          </table:table-cell>
          <table:table-cell office:value-type="float" office:value="311.1343227697" calcext:value-type="float">
            <text:p>311.1343227697</text:p>
          </table:table-cell>
        </table:table-row>
        <table:table-row table:style-name="ro1">
          <table:table-cell office:value-type="float" office:value="1406.82" calcext:value-type="float">
            <text:p>1406.82</text:p>
          </table:table-cell>
          <table:table-cell office:value-type="float" office:value="0.46508308" calcext:value-type="float">
            <text:p>0.46508308</text:p>
          </table:table-cell>
          <table:table-cell table:formula="of:=[.B1384]/3.4847446" office:value-type="float" office:value="0.133462601534701" calcext:value-type="float">
            <text:p>0.133462601534701</text:p>
          </table:table-cell>
          <table:table-cell office:value-type="float" office:value="311.60775727932" calcext:value-type="float">
            <text:p>311.60775727932</text:p>
          </table:table-cell>
        </table:table-row>
        <table:table-row table:style-name="ro1">
          <table:table-cell office:value-type="float" office:value="1407.83" calcext:value-type="float">
            <text:p>1407.83</text:p>
          </table:table-cell>
          <table:table-cell office:value-type="float" office:value="0.46909226" calcext:value-type="float">
            <text:p>0.46909226</text:p>
          </table:table-cell>
          <table:table-cell table:formula="of:=[.B1385]/3.4847446" office:value-type="float" office:value="0.134613096179272" calcext:value-type="float">
            <text:p>0.134613096179272</text:p>
          </table:table-cell>
          <table:table-cell office:value-type="float" office:value="312.08527296264" calcext:value-type="float">
            <text:p>312.08527296264</text:p>
          </table:table-cell>
        </table:table-row>
        <table:table-row table:style-name="ro1">
          <table:table-cell office:value-type="float" office:value="1408.85" calcext:value-type="float">
            <text:p>1408.85</text:p>
          </table:table-cell>
          <table:table-cell office:value-type="float" office:value="0.47494164" calcext:value-type="float">
            <text:p>0.47494164</text:p>
          </table:table-cell>
          <table:table-cell table:formula="of:=[.B1386]/3.4847446" office:value-type="float" office:value="0.136291663957238" calcext:value-type="float">
            <text:p>0.136291663957238</text:p>
          </table:table-cell>
          <table:table-cell office:value-type="float" office:value="312.56874305414" calcext:value-type="float">
            <text:p>312.56874305414</text:p>
          </table:table-cell>
        </table:table-row>
        <table:table-row table:style-name="ro1">
          <table:table-cell office:value-type="float" office:value="1409.87" calcext:value-type="float">
            <text:p>1409.87</text:p>
          </table:table-cell>
          <table:table-cell office:value-type="float" office:value="0.48291111" calcext:value-type="float">
            <text:p>0.48291111</text:p>
          </table:table-cell>
          <table:table-cell table:formula="of:=[.B1387]/3.4847446" office:value-type="float" office:value="0.138578623523801" calcext:value-type="float">
            <text:p>0.138578623523801</text:p>
          </table:table-cell>
          <table:table-cell office:value-type="float" office:value="313.06032572415" calcext:value-type="float">
            <text:p>313.06032572415</text:p>
          </table:table-cell>
        </table:table-row>
        <table:table-row table:style-name="ro1">
          <table:table-cell office:value-type="float" office:value="1410.89" calcext:value-type="float">
            <text:p>1410.89</text:p>
          </table:table-cell>
          <table:table-cell office:value-type="float" office:value="0.49268329" calcext:value-type="float">
            <text:p>0.49268329</text:p>
          </table:table-cell>
          <table:table-cell table:formula="of:=[.B1388]/3.4847446" office:value-type="float" office:value="0.141382897903049" calcext:value-type="float">
            <text:p>0.141382897903049</text:p>
          </table:table-cell>
          <table:table-cell office:value-type="float" office:value="313.56185605388" calcext:value-type="float">
            <text:p>313.56185605388</text:p>
          </table:table-cell>
        </table:table-row>
        <table:table-row table:style-name="ro1">
          <table:table-cell office:value-type="float" office:value="1411.91" calcext:value-type="float">
            <text:p>1411.91</text:p>
          </table:table-cell>
          <table:table-cell office:value-type="float" office:value="0.50336316" calcext:value-type="float">
            <text:p>0.50336316</text:p>
          </table:table-cell>
          <table:table-cell table:formula="of:=[.B1389]/3.4847446" office:value-type="float" office:value="0.144447647612396" calcext:value-type="float">
            <text:p>0.144447647612396</text:p>
          </table:table-cell>
          <table:table-cell office:value-type="float" office:value="314.07425803021" calcext:value-type="float">
            <text:p>314.07425803021</text:p>
          </table:table-cell>
        </table:table-row>
        <table:table-row table:style-name="ro1">
          <table:table-cell office:value-type="float" office:value="1412.92" calcext:value-type="float">
            <text:p>1412.92</text:p>
          </table:table-cell>
          <table:table-cell office:value-type="float" office:value="0.51371196" calcext:value-type="float">
            <text:p>0.51371196</text:p>
          </table:table-cell>
          <table:table-cell table:formula="of:=[.B1390]/3.4847446" office:value-type="float" office:value="0.147417391793935" calcext:value-type="float">
            <text:p>0.147417391793935</text:p>
          </table:table-cell>
          <table:table-cell office:value-type="float" office:value="314.59719464257" calcext:value-type="float">
            <text:p>314.59719464257</text:p>
          </table:table-cell>
        </table:table-row>
        <table:table-row table:style-name="ro1">
          <table:table-cell office:value-type="float" office:value="1413.94" calcext:value-type="float">
            <text:p>1413.94</text:p>
          </table:table-cell>
          <table:table-cell office:value-type="float" office:value="0.52253516" calcext:value-type="float">
            <text:p>0.52253516</text:p>
          </table:table-cell>
          <table:table-cell table:formula="of:=[.B1391]/3.4847446" office:value-type="float" office:value="0.149949342055082" calcext:value-type="float">
            <text:p>0.149949342055082</text:p>
          </table:table-cell>
          <table:table-cell office:value-type="float" office:value="315.12911288693" calcext:value-type="float">
            <text:p>315.12911288693</text:p>
          </table:table-cell>
        </table:table-row>
        <table:table-row table:style-name="ro1">
          <table:table-cell office:value-type="float" office:value="1414.96" calcext:value-type="float">
            <text:p>1414.96</text:p>
          </table:table-cell>
          <table:table-cell office:value-type="float" office:value="0.5290971" calcext:value-type="float">
            <text:p>0.5290971</text:p>
          </table:table-cell>
          <table:table-cell table:formula="of:=[.B1392]/3.4847446" office:value-type="float" office:value="0.151832389667811" calcext:value-type="float">
            <text:p>0.151832389667811</text:p>
          </table:table-cell>
          <table:table-cell office:value-type="float" office:value="315.66771090661" calcext:value-type="float">
            <text:p>315.66771090661</text:p>
          </table:table-cell>
        </table:table-row>
        <table:table-row table:style-name="ro1">
          <table:table-cell office:value-type="float" office:value="1415.98" calcext:value-type="float">
            <text:p>1415.98</text:p>
          </table:table-cell>
          <table:table-cell office:value-type="float" office:value="0.53341158" calcext:value-type="float">
            <text:p>0.53341158</text:p>
          </table:table-cell>
          <table:table-cell table:formula="of:=[.B1393]/3.4847446" office:value-type="float" office:value="0.153070494750175" calcext:value-type="float">
            <text:p>0.153070494750175</text:p>
          </table:table-cell>
          <table:table-cell office:value-type="float" office:value="316.21070087751" calcext:value-type="float">
            <text:p>316.21070087751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.53629052" calcext:value-type="float">
            <text:p>0.53629052</text:p>
          </table:table-cell>
          <table:table-cell table:formula="of:=[.B1394]/3.4847446" office:value-type="float" office:value="0.153896649986917" calcext:value-type="float">
            <text:p>0.153896649986917</text:p>
          </table:table-cell>
          <table:table-cell office:value-type="float" office:value="316.75662148237" calcext:value-type="float">
            <text:p>316.75662148237</text:p>
          </table:table-cell>
        </table:table-row>
        <table:table-row table:style-name="ro1">
          <table:table-cell office:value-type="float" office:value="1418.01" calcext:value-type="float">
            <text:p>1418.01</text:p>
          </table:table-cell>
          <table:table-cell office:value-type="float" office:value="0.53911478" calcext:value-type="float">
            <text:p>0.53911478</text:p>
          </table:table-cell>
          <table:table-cell table:formula="of:=[.B1395]/3.4847446" office:value-type="float" office:value="0.154707113973288" calcext:value-type="float">
            <text:p>0.154707113973288</text:p>
          </table:table-cell>
          <table:table-cell office:value-type="float" office:value="317.30541706103" calcext:value-type="float">
            <text:p>317.30541706103</text:p>
          </table:table-cell>
        </table:table-row>
        <table:table-row table:style-name="ro1">
          <table:table-cell office:value-type="float" office:value="1419.03" calcext:value-type="float">
            <text:p>1419.03</text:p>
          </table:table-cell>
          <table:table-cell office:value-type="float" office:value="0.54339217" calcext:value-type="float">
            <text:p>0.54339217</text:p>
          </table:table-cell>
          <table:table-cell table:formula="of:=[.B1396]/3.4847446" office:value-type="float" office:value="0.155934575520972" calcext:value-type="float">
            <text:p>0.155934575520972</text:p>
          </table:table-cell>
          <table:table-cell office:value-type="float" office:value="317.85856683865" calcext:value-type="float">
            <text:p>317.85856683865</text:p>
          </table:table-cell>
        </table:table-row>
        <table:table-row table:style-name="ro1">
          <table:table-cell office:value-type="float" office:value="1420.05" calcext:value-type="float">
            <text:p>1420.05</text:p>
          </table:table-cell>
          <table:table-cell office:value-type="float" office:value="0.55025066" calcext:value-type="float">
            <text:p>0.55025066</text:p>
          </table:table-cell>
          <table:table-cell table:formula="of:=[.B1397]/3.4847446" office:value-type="float" office:value="0.157902722627076" calcext:value-type="float">
            <text:p>0.157902722627076</text:p>
          </table:table-cell>
          <table:table-cell office:value-type="float" office:value="318.41869826517" calcext:value-type="float">
            <text:p>318.41869826517</text:p>
          </table:table-cell>
        </table:table-row>
        <table:table-row table:style-name="ro1">
          <table:table-cell office:value-type="float" office:value="1421.07" calcext:value-type="float">
            <text:p>1421.07</text:p>
          </table:table-cell>
          <table:table-cell office:value-type="float" office:value="0.56004623" calcext:value-type="float">
            <text:p>0.56004623</text:p>
          </table:table-cell>
          <table:table-cell table:formula="of:=[.B1398]/3.4847446" office:value-type="float" office:value="0.160713709119457" calcext:value-type="float">
            <text:p>0.160713709119457</text:p>
          </table:table-cell>
          <table:table-cell office:value-type="float" office:value="318.98880115888" calcext:value-type="float">
            <text:p>318.98880115888</text:p>
          </table:table-cell>
        </table:table-row>
        <table:table-row table:style-name="ro1">
          <table:table-cell office:value-type="float" office:value="1422.09" calcext:value-type="float">
            <text:p>1422.09</text:p>
          </table:table-cell>
          <table:table-cell office:value-type="float" office:value="0.57223042" calcext:value-type="float">
            <text:p>0.57223042</text:p>
          </table:table-cell>
          <table:table-cell table:formula="of:=[.B1399]/3.4847446" office:value-type="float" office:value="0.164210146132374" calcext:value-type="float">
            <text:p>0.164210146132374</text:p>
          </table:table-cell>
          <table:table-cell office:value-type="float" office:value="319.57130703605" calcext:value-type="float">
            <text:p>319.57130703605</text:p>
          </table:table-cell>
        </table:table-row>
        <table:table-row table:style-name="ro1">
          <table:table-cell office:value-type="float" office:value="1423.1" calcext:value-type="float">
            <text:p>1423.1</text:p>
          </table:table-cell>
          <table:table-cell office:value-type="float" office:value="0.58553296" calcext:value-type="float">
            <text:p>0.58553296</text:p>
          </table:table-cell>
          <table:table-cell table:formula="of:=[.B1400]/3.4847446" office:value-type="float" office:value="0.168027510538362" calcext:value-type="float">
            <text:p>0.168027510538362</text:p>
          </table:table-cell>
          <table:table-cell office:value-type="float" office:value="320.16735432434" calcext:value-type="float">
            <text:p>320.16735432434</text:p>
          </table:table-cell>
        </table:table-row>
        <table:table-row table:style-name="ro1">
          <table:table-cell office:value-type="float" office:value="1424.12" calcext:value-type="float">
            <text:p>1424.12</text:p>
          </table:table-cell>
          <table:table-cell office:value-type="float" office:value="0.59840152" calcext:value-type="float">
            <text:p>0.59840152</text:p>
          </table:table-cell>
          <table:table-cell table:formula="of:=[.B1401]/3.4847446" office:value-type="float" office:value="0.171720337840541" calcext:value-type="float">
            <text:p>0.171720337840541</text:p>
          </table:table-cell>
          <table:table-cell office:value-type="float" office:value="320.77650125253" calcext:value-type="float">
            <text:p>320.77650125253</text:p>
          </table:table-cell>
        </table:table-row>
        <table:table-row table:style-name="ro1">
          <table:table-cell office:value-type="float" office:value="1425.14" calcext:value-type="float">
            <text:p>1425.14</text:p>
          </table:table-cell>
          <table:table-cell office:value-type="float" office:value="0.60954594" calcext:value-type="float">
            <text:p>0.60954594</text:p>
          </table:table-cell>
          <table:table-cell table:formula="of:=[.B1402]/3.4847446" office:value-type="float" office:value="0.17491839717608" calcext:value-type="float">
            <text:p>0.17491839717608</text:p>
          </table:table-cell>
          <table:table-cell office:value-type="float" office:value="321.39699271974" calcext:value-type="float">
            <text:p>321.39699271974</text:p>
          </table:table-cell>
        </table:table-row>
        <table:table-row table:style-name="ro1">
          <table:table-cell office:value-type="float" office:value="1426.16" calcext:value-type="float">
            <text:p>1426.16</text:p>
          </table:table-cell>
          <table:table-cell office:value-type="float" office:value="0.61839323" calcext:value-type="float">
            <text:p>0.61839323</text:p>
          </table:table-cell>
          <table:table-cell table:formula="of:=[.B1403]/3.4847446" office:value-type="float" office:value="0.177457260425915" calcext:value-type="float">
            <text:p>0.177457260425915</text:p>
          </table:table-cell>
          <table:table-cell office:value-type="float" office:value="322.02649034019" calcext:value-type="float">
            <text:p>322.02649034019</text:p>
          </table:table-cell>
        </table:table-row>
        <table:table-row table:style-name="ro1">
          <table:table-cell office:value-type="float" office:value="1427.18" calcext:value-type="float">
            <text:p>1427.18</text:p>
          </table:table-cell>
          <table:table-cell office:value-type="float" office:value="0.62528883" calcext:value-type="float">
            <text:p>0.62528883</text:p>
          </table:table-cell>
          <table:table-cell table:formula="of:=[.B1404]/3.4847446" office:value-type="float" office:value="0.179436056806" calcext:value-type="float">
            <text:p>0.179436056806</text:p>
          </table:table-cell>
          <table:table-cell office:value-type="float" office:value="322.66300739026" calcext:value-type="float">
            <text:p>322.66300739026</text:p>
          </table:table-cell>
        </table:table-row>
        <table:table-row table:style-name="ro1">
          <table:table-cell office:value-type="float" office:value="1428.19" calcext:value-type="float">
            <text:p>1428.19</text:p>
          </table:table-cell>
          <table:table-cell office:value-type="float" office:value="0.631369" calcext:value-type="float">
            <text:p>0.631369</text:p>
          </table:table-cell>
          <table:table-cell table:formula="of:=[.B1405]/3.4847446" office:value-type="float" office:value="0.181180853253923" calcext:value-type="float">
            <text:p>0.181180853253923</text:p>
          </table:table-cell>
          <table:table-cell office:value-type="float" office:value="323.30571379067" calcext:value-type="float">
            <text:p>323.30571379067</text:p>
          </table:table-cell>
        </table:table-row>
        <table:table-row table:style-name="ro1">
          <table:table-cell office:value-type="float" office:value="1429.21" calcext:value-type="float">
            <text:p>1429.21</text:p>
          </table:table-cell>
          <table:table-cell office:value-type="float" office:value="0.63814624" calcext:value-type="float">
            <text:p>0.63814624</text:p>
          </table:table-cell>
          <table:table-cell table:formula="of:=[.B1406]/3.4847446" office:value-type="float" office:value="0.183125684447578" calcext:value-type="float">
            <text:p>0.183125684447578</text:p>
          </table:table-cell>
          <table:table-cell office:value-type="float" office:value="323.9553191214" calcext:value-type="float">
            <text:p>323.9553191214</text:p>
          </table:table-cell>
        </table:table-row>
        <table:table-row table:style-name="ro1">
          <table:table-cell office:value-type="float" office:value="1430.23" calcext:value-type="float">
            <text:p>1430.23</text:p>
          </table:table-cell>
          <table:table-cell office:value-type="float" office:value="0.64695309" calcext:value-type="float">
            <text:p>0.64695309</text:p>
          </table:table-cell>
          <table:table-cell table:formula="of:=[.B1407]/3.4847446" office:value-type="float" office:value="0.185652942829727" calcext:value-type="float">
            <text:p>0.185652942829727</text:p>
          </table:table-cell>
          <table:table-cell office:value-type="float" office:value="324.61388944747" calcext:value-type="float">
            <text:p>324.61388944747</text:p>
          </table:table-cell>
        </table:table-row>
        <table:table-row table:style-name="ro1">
          <table:table-cell office:value-type="float" office:value="1431.25" calcext:value-type="float">
            <text:p>1431.25</text:p>
          </table:table-cell>
          <table:table-cell office:value-type="float" office:value="0.65844121" calcext:value-type="float">
            <text:p>0.65844121</text:p>
          </table:table-cell>
          <table:table-cell table:formula="of:=[.B1408]/3.4847446" office:value-type="float" office:value="0.188949632061988" calcext:value-type="float">
            <text:p>0.188949632061988</text:p>
          </table:table-cell>
          <table:table-cell office:value-type="float" office:value="325.28415418264" calcext:value-type="float">
            <text:p>325.28415418264</text:p>
          </table:table-cell>
        </table:table-row>
        <table:table-row table:style-name="ro1">
          <table:table-cell office:value-type="float" office:value="1432.27" calcext:value-type="float">
            <text:p>1432.27</text:p>
          </table:table-cell>
          <table:table-cell office:value-type="float" office:value="0.6723146" calcext:value-type="float">
            <text:p>0.6723146</text:p>
          </table:table-cell>
          <table:table-cell table:formula="of:=[.B1409]/3.4847446" office:value-type="float" office:value="0.192930810481778" calcext:value-type="float">
            <text:p>0.192930810481778</text:p>
          </table:table-cell>
          <table:table-cell office:value-type="float" office:value="325.96854143667" calcext:value-type="float">
            <text:p>325.96854143667</text:p>
          </table:table-cell>
        </table:table-row>
        <table:table-row table:style-name="ro1">
          <table:table-cell office:value-type="float" office:value="1433.28" calcext:value-type="float">
            <text:p>1433.28</text:p>
          </table:table-cell>
          <table:table-cell office:value-type="float" office:value="0.68739529" calcext:value-type="float">
            <text:p>0.68739529</text:p>
          </table:table-cell>
          <table:table-cell table:formula="of:=[.B1410]/3.4847446" office:value-type="float" office:value="0.197258441838177" calcext:value-type="float">
            <text:p>0.197258441838177</text:p>
          </table:table-cell>
          <table:table-cell office:value-type="float" office:value="326.66828017696" calcext:value-type="float">
            <text:p>326.66828017696</text:p>
          </table:table-cell>
        </table:table-row>
        <table:table-row table:style-name="ro1">
          <table:table-cell office:value-type="float" office:value="1434.3" calcext:value-type="float">
            <text:p>1434.3</text:p>
          </table:table-cell>
          <table:table-cell office:value-type="float" office:value="0.70200432" calcext:value-type="float">
            <text:p>0.70200432</text:p>
          </table:table-cell>
          <table:table-cell table:formula="of:=[.B1411]/3.4847446" office:value-type="float" office:value="0.201450723246691" calcext:value-type="float">
            <text:p>0.201450723246691</text:p>
          </table:table-cell>
          <table:table-cell office:value-type="float" office:value="327.382890283" calcext:value-type="float">
            <text:p>327.382890283</text:p>
          </table:table-cell>
        </table:table-row>
        <table:table-row table:style-name="ro1">
          <table:table-cell office:value-type="float" office:value="1435.32" calcext:value-type="float">
            <text:p>1435.32</text:p>
          </table:table-cell>
          <table:table-cell office:value-type="float" office:value="0.71453228" calcext:value-type="float">
            <text:p>0.71453228</text:p>
          </table:table-cell>
          <table:table-cell table:formula="of:=[.B1412]/3.4847446" office:value-type="float" office:value="0.205045810243884" calcext:value-type="float">
            <text:p>0.205045810243884</text:p>
          </table:table-cell>
          <table:table-cell office:value-type="float" office:value="328.11025331009" calcext:value-type="float">
            <text:p>328.11025331009</text:p>
          </table:table-cell>
        </table:table-row>
        <table:table-row table:style-name="ro1">
          <table:table-cell office:value-type="float" office:value="1436.34" calcext:value-type="float">
            <text:p>1436.34</text:p>
          </table:table-cell>
          <table:table-cell office:value-type="float" office:value="0.72400742" calcext:value-type="float">
            <text:p>0.72400742</text:p>
          </table:table-cell>
          <table:table-cell table:formula="of:=[.B1413]/3.4847446" office:value-type="float" office:value="0.207764844516869" calcext:value-type="float">
            <text:p>0.207764844516869</text:p>
          </table:table-cell>
          <table:table-cell office:value-type="float" office:value="328.84726162591" calcext:value-type="float">
            <text:p>328.84726162591</text:p>
          </table:table-cell>
        </table:table-row>
        <table:table-row table:style-name="ro1">
          <table:table-cell office:value-type="float" office:value="1437.36" calcext:value-type="float">
            <text:p>1437.36</text:p>
          </table:table-cell>
          <table:table-cell office:value-type="float" office:value="0.73046918" calcext:value-type="float">
            <text:p>0.73046918</text:p>
          </table:table-cell>
          <table:table-cell table:formula="of:=[.B1414]/3.4847446" office:value-type="float" office:value="0.209619143968255" calcext:value-type="float">
            <text:p>0.209619143968255</text:p>
          </table:table-cell>
          <table:table-cell office:value-type="float" office:value="329.5908477303" calcext:value-type="float">
            <text:p>329.5908477303</text:p>
          </table:table-cell>
        </table:table-row>
        <table:table-row table:style-name="ro1">
          <table:table-cell office:value-type="float" office:value="1438.37" calcext:value-type="float">
            <text:p>1438.37</text:p>
          </table:table-cell>
          <table:table-cell office:value-type="float" office:value="0.73501806" calcext:value-type="float">
            <text:p>0.73501806</text:p>
          </table:table-cell>
          <table:table-cell table:formula="of:=[.B1415]/3.4847446" office:value-type="float" office:value="0.210924513664502" calcext:value-type="float">
            <text:p>0.210924513664502</text:p>
          </table:table-cell>
          <table:table-cell office:value-type="float" office:value="330.33906439868" calcext:value-type="float">
            <text:p>330.33906439868</text:p>
          </table:table-cell>
        </table:table-row>
        <table:table-row table:style-name="ro1">
          <table:table-cell office:value-type="float" office:value="1439.39" calcext:value-type="float">
            <text:p>1439.39</text:p>
          </table:table-cell>
          <table:table-cell office:value-type="float" office:value="0.73951879" calcext:value-type="float">
            <text:p>0.73951879</text:p>
          </table:table-cell>
          <table:table-cell table:formula="of:=[.B1416]/3.4847446" office:value-type="float" office:value="0.212216065992325" calcext:value-type="float">
            <text:p>0.212216065992325</text:p>
          </table:table-cell>
          <table:table-cell office:value-type="float" office:value="331.09186261444" calcext:value-type="float">
            <text:p>331.09186261444</text:p>
          </table:table-cell>
        </table:table-row>
        <table:table-row table:style-name="ro1">
          <table:table-cell office:value-type="float" office:value="1440.41" calcext:value-type="float">
            <text:p>1440.41</text:p>
          </table:table-cell>
          <table:table-cell office:value-type="float" office:value="0.74604564" calcext:value-type="float">
            <text:p>0.74604564</text:p>
          </table:table-cell>
          <table:table-cell table:formula="of:=[.B1417]/3.4847446" office:value-type="float" office:value="0.214089044000527" calcext:value-type="float">
            <text:p>0.214089044000527</text:p>
          </table:table-cell>
          <table:table-cell office:value-type="float" office:value="331.85130487988" calcext:value-type="float">
            <text:p>331.85130487988</text:p>
          </table:table-cell>
        </table:table-row>
        <table:table-row table:style-name="ro1">
          <table:table-cell office:value-type="float" office:value="1441.43" calcext:value-type="float">
            <text:p>1441.43</text:p>
          </table:table-cell>
          <table:table-cell office:value-type="float" office:value="0.75624151" calcext:value-type="float">
            <text:p>0.75624151</text:p>
          </table:table-cell>
          <table:table-cell table:formula="of:=[.B1418]/3.4847446" office:value-type="float" office:value="0.217014902612949" calcext:value-type="float">
            <text:p>0.217014902612949</text:p>
          </table:table-cell>
          <table:table-cell office:value-type="float" office:value="332.62112610221" calcext:value-type="float">
            <text:p>332.62112610221</text:p>
          </table:table-cell>
        </table:table-row>
        <table:table-row table:style-name="ro1">
          <table:table-cell office:value-type="float" office:value="1442.44" calcext:value-type="float">
            <text:p>1442.44</text:p>
          </table:table-cell>
          <table:table-cell office:value-type="float" office:value="0.7707893" calcext:value-type="float">
            <text:p>0.7707893</text:p>
          </table:table-cell>
          <table:table-cell table:formula="of:=[.B1419]/3.4847446" office:value-type="float" office:value="0.221189610280191" calcext:value-type="float">
            <text:p>0.221189610280191</text:p>
          </table:table-cell>
          <table:table-cell office:value-type="float" office:value="333.4057563449" calcext:value-type="float">
            <text:p>333.4057563449</text:p>
          </table:table-cell>
        </table:table-row>
        <table:table-row table:style-name="ro1">
          <table:table-cell office:value-type="float" office:value="1443.46" calcext:value-type="float">
            <text:p>1443.46</text:p>
          </table:table-cell>
          <table:table-cell office:value-type="float" office:value="0.78915833" calcext:value-type="float">
            <text:p>0.78915833</text:p>
          </table:table-cell>
          <table:table-cell table:formula="of:=[.B1420]/3.4847446" office:value-type="float" office:value="0.226460880375566" calcext:value-type="float">
            <text:p>0.226460880375566</text:p>
          </table:table-cell>
          <table:table-cell office:value-type="float" office:value="334.20908547233" calcext:value-type="float">
            <text:p>334.20908547233</text:p>
          </table:table-cell>
        </table:table-row>
        <table:table-row table:style-name="ro1">
          <table:table-cell office:value-type="float" office:value="1444.48" calcext:value-type="float">
            <text:p>1444.48</text:p>
          </table:table-cell>
          <table:table-cell office:value-type="float" office:value="0.80970308" calcext:value-type="float">
            <text:p>0.80970308</text:p>
          </table:table-cell>
          <table:table-cell table:formula="of:=[.B1421]/3.4847446" office:value-type="float" office:value="0.232356506126733" calcext:value-type="float">
            <text:p>0.232356506126733</text:p>
          </table:table-cell>
          <table:table-cell office:value-type="float" office:value="335.03332826914" calcext:value-type="float">
            <text:p>335.03332826914</text:p>
          </table:table-cell>
        </table:table-row>
        <table:table-row table:style-name="ro1">
          <table:table-cell office:value-type="float" office:value="1445.5" calcext:value-type="float">
            <text:p>1445.5</text:p>
          </table:table-cell>
          <table:table-cell office:value-type="float" office:value="0.83008365" calcext:value-type="float">
            <text:p>0.83008365</text:p>
          </table:table-cell>
          <table:table-cell table:formula="of:=[.B1422]/3.4847446" office:value-type="float" office:value="0.238205017951674" calcext:value-type="float">
            <text:p>0.238205017951674</text:p>
          </table:table-cell>
          <table:table-cell office:value-type="float" office:value="335.87831760592" calcext:value-type="float">
            <text:p>335.87831760592</text:p>
          </table:table-cell>
        </table:table-row>
        <table:table-row table:style-name="ro1">
          <table:table-cell office:value-type="float" office:value="1446.52" calcext:value-type="float">
            <text:p>1446.52</text:p>
          </table:table-cell>
          <table:table-cell office:value-type="float" office:value="0.8478818" calcext:value-type="float">
            <text:p>0.8478818</text:p>
          </table:table-cell>
          <table:table-cell table:formula="of:=[.B1423]/3.4847446" office:value-type="float" office:value="0.243312465424295" calcext:value-type="float">
            <text:p>0.243312465424295</text:p>
          </table:table-cell>
          <table:table-cell office:value-type="float" office:value="336.74142468638" calcext:value-type="float">
            <text:p>336.74142468638</text:p>
          </table:table-cell>
        </table:table-row>
        <table:table-row table:style-name="ro1">
          <table:table-cell office:value-type="float" office:value="1447.53" calcext:value-type="float">
            <text:p>1447.53</text:p>
          </table:table-cell>
          <table:table-cell office:value-type="float" office:value="0.86123123" calcext:value-type="float">
            <text:p>0.86123123</text:p>
          </table:table-cell>
          <table:table-cell table:formula="of:=[.B1424]/3.4847446" office:value-type="float" office:value="0.247143285622711" calcext:value-type="float">
            <text:p>0.247143285622711</text:p>
          </table:table-cell>
          <table:table-cell office:value-type="float" office:value="337.61812091163" calcext:value-type="float">
            <text:p>337.61812091163</text:p>
          </table:table-cell>
        </table:table-row>
        <table:table-row table:style-name="ro1">
          <table:table-cell office:value-type="float" office:value="1448.55" calcext:value-type="float">
            <text:p>1448.55</text:p>
          </table:table-cell>
          <table:table-cell office:value-type="float" office:value="0.86928225" calcext:value-type="float">
            <text:p>0.86928225</text:p>
          </table:table-cell>
          <table:table-cell table:formula="of:=[.B1425]/3.4847446" office:value-type="float" office:value="0.249453647191246" calcext:value-type="float">
            <text:p>0.249453647191246</text:p>
          </table:table-cell>
          <table:table-cell office:value-type="float" office:value="338.50301272737" calcext:value-type="float">
            <text:p>338.50301272737</text:p>
          </table:table-cell>
        </table:table-row>
        <table:table-row table:style-name="ro1">
          <table:table-cell office:value-type="float" office:value="1449.57" calcext:value-type="float">
            <text:p>1449.57</text:p>
          </table:table-cell>
          <table:table-cell office:value-type="float" office:value="0.87237601" calcext:value-type="float">
            <text:p>0.87237601</text:p>
          </table:table-cell>
          <table:table-cell table:formula="of:=[.B1426]/3.4847446" office:value-type="float" office:value="0.250341448265678" calcext:value-type="float">
            <text:p>0.250341448265678</text:p>
          </table:table-cell>
          <table:table-cell office:value-type="float" office:value="339.39105386232" calcext:value-type="float">
            <text:p>339.39105386232</text:p>
          </table:table-cell>
        </table:table-row>
        <table:table-row table:style-name="ro1">
          <table:table-cell office:value-type="float" office:value="1450.59" calcext:value-type="float">
            <text:p>1450.59</text:p>
          </table:table-cell>
          <table:table-cell office:value-type="float" office:value="0.87189396" calcext:value-type="float">
            <text:p>0.87189396</text:p>
          </table:table-cell>
          <table:table-cell table:formula="of:=[.B1427]/3.4847446" office:value-type="float" office:value="0.250203116750651" calcext:value-type="float">
            <text:p>0.250203116750651</text:p>
          </table:table-cell>
          <table:table-cell office:value-type="float" office:value="340.27860429101" calcext:value-type="float">
            <text:p>340.27860429101</text:p>
          </table:table-cell>
        </table:table-row>
        <table:table-row table:style-name="ro1">
          <table:table-cell office:value-type="float" office:value="1451.61" calcext:value-type="float">
            <text:p>1451.61</text:p>
          </table:table-cell>
          <table:table-cell office:value-type="float" office:value="0.86984424" calcext:value-type="float">
            <text:p>0.86984424</text:p>
          </table:table-cell>
          <table:table-cell table:formula="of:=[.B1428]/3.4847446" office:value-type="float" office:value="0.249614918694472" calcext:value-type="float">
            <text:p>0.249614918694472</text:p>
          </table:table-cell>
          <table:table-cell office:value-type="float" office:value="341.16406818928" calcext:value-type="float">
            <text:p>341.16406818928</text:p>
          </table:table-cell>
        </table:table-row>
        <table:table-row table:style-name="ro1">
          <table:table-cell office:value-type="float" office:value="1452.62" calcext:value-type="float">
            <text:p>1452.62</text:p>
          </table:table-cell>
          <table:table-cell office:value-type="float" office:value="0.86831939" calcext:value-type="float">
            <text:p>0.86831939</text:p>
          </table:table-cell>
          <table:table-cell table:formula="of:=[.B1429]/3.4847446" office:value-type="float" office:value="0.249177339997887" calcext:value-type="float">
            <text:p>0.249177339997887</text:p>
          </table:table-cell>
          <table:table-cell office:value-type="float" office:value="342.04797986022" calcext:value-type="float">
            <text:p>342.04797986022</text:p>
          </table:table-cell>
        </table:table-row>
        <table:table-row table:style-name="ro1">
          <table:table-cell office:value-type="float" office:value="1453.64" calcext:value-type="float">
            <text:p>1453.64</text:p>
          </table:table-cell>
          <table:table-cell office:value-type="float" office:value="0.8689871" calcext:value-type="float">
            <text:p>0.8689871</text:p>
          </table:table-cell>
          <table:table-cell table:formula="of:=[.B1430]/3.4847446" office:value-type="float" office:value="0.249368949448978" calcext:value-type="float">
            <text:p>0.249368949448978</text:p>
          </table:table-cell>
          <table:table-cell office:value-type="float" office:value="342.93257123345" calcext:value-type="float">
            <text:p>342.93257123345</text:p>
          </table:table-cell>
        </table:table-row>
        <table:table-row table:style-name="ro1">
          <table:table-cell office:value-type="float" office:value="1454.66" calcext:value-type="float">
            <text:p>1454.66</text:p>
          </table:table-cell>
          <table:table-cell office:value-type="float" office:value="0.87275188" calcext:value-type="float">
            <text:p>0.87275188</text:p>
          </table:table-cell>
          <table:table-cell table:formula="of:=[.B1431]/3.4847446" office:value-type="float" office:value="0.250449309828904" calcext:value-type="float">
            <text:p>0.250449309828904</text:p>
          </table:table-cell>
          <table:table-cell office:value-type="float" office:value="343.82099498598" calcext:value-type="float">
            <text:p>343.82099498598</text:p>
          </table:table-cell>
        </table:table-row>
        <table:table-row table:style-name="ro1">
          <table:table-cell office:value-type="float" office:value="1455.68" calcext:value-type="float">
            <text:p>1455.68</text:p>
          </table:table-cell>
          <table:table-cell office:value-type="float" office:value="0.87966128" calcext:value-type="float">
            <text:p>0.87966128</text:p>
          </table:table-cell>
          <table:table-cell table:formula="of:=[.B1432]/3.4847446" office:value-type="float" office:value="0.252432066327042" calcext:value-type="float">
            <text:p>0.252432066327042</text:p>
          </table:table-cell>
          <table:table-cell office:value-type="float" office:value="344.71645220782" calcext:value-type="float">
            <text:p>344.71645220782</text:p>
          </table:table-cell>
        </table:table-row>
        <table:table-row table:style-name="ro1">
          <table:table-cell office:value-type="float" office:value="1456.7" calcext:value-type="float">
            <text:p>1456.7</text:p>
          </table:table-cell>
          <table:table-cell office:value-type="float" office:value="0.8890484" calcext:value-type="float">
            <text:p>0.8890484</text:p>
          </table:table-cell>
          <table:table-cell table:formula="of:=[.B1433]/3.4847446" office:value-type="float" office:value="0.255125841934011" calcext:value-type="float">
            <text:p>0.255125841934011</text:p>
          </table:table-cell>
          <table:table-cell office:value-type="float" office:value="345.62146511248" calcext:value-type="float">
            <text:p>345.62146511248</text:p>
          </table:table-cell>
        </table:table-row>
        <table:table-row table:style-name="ro1">
          <table:table-cell office:value-type="float" office:value="1457.71" calcext:value-type="float">
            <text:p>1457.71</text:p>
          </table:table-cell>
          <table:table-cell office:value-type="float" office:value="0.89983095" calcext:value-type="float">
            <text:p>0.89983095</text:p>
          </table:table-cell>
          <table:table-cell table:formula="of:=[.B1434]/3.4847446" office:value-type="float" office:value="0.258220057217393" calcext:value-type="float">
            <text:p>0.258220057217393</text:p>
          </table:table-cell>
          <table:table-cell office:value-type="float" office:value="346.53745419371" calcext:value-type="float">
            <text:p>346.53745419371</text:p>
          </table:table-cell>
        </table:table-row>
        <table:table-row table:style-name="ro1">
          <table:table-cell office:value-type="float" office:value="1458.73" calcext:value-type="float">
            <text:p>1458.73</text:p>
          </table:table-cell>
          <table:table-cell office:value-type="float" office:value="0.91084919" calcext:value-type="float">
            <text:p>0.91084919</text:p>
          </table:table-cell>
          <table:table-cell table:formula="of:=[.B1435]/3.4847446" office:value-type="float" office:value="0.261381907299605" calcext:value-type="float">
            <text:p>0.261381907299605</text:p>
          </table:table-cell>
          <table:table-cell office:value-type="float" office:value="347.46465936708" calcext:value-type="float">
            <text:p>347.46465936708</text:p>
          </table:table-cell>
        </table:table-row>
        <table:table-row table:style-name="ro1">
          <table:table-cell office:value-type="float" office:value="1459.75" calcext:value-type="float">
            <text:p>1459.75</text:p>
          </table:table-cell>
          <table:table-cell office:value-type="float" office:value="0.92113034" calcext:value-type="float">
            <text:p>0.92113034</text:p>
          </table:table-cell>
          <table:table-cell table:formula="of:=[.B1436]/3.4847446" office:value-type="float" office:value="0.264332238293733" calcext:value-type="float">
            <text:p>0.264332238293733</text:p>
          </table:table-cell>
          <table:table-cell office:value-type="float" office:value="348.40233030948" calcext:value-type="float">
            <text:p>348.40233030948</text:p>
          </table:table-cell>
        </table:table-row>
        <table:table-row table:style-name="ro1">
          <table:table-cell office:value-type="float" office:value="1460.77" calcext:value-type="float">
            <text:p>1460.77</text:p>
          </table:table-cell>
          <table:table-cell office:value-type="float" office:value="0.93001066" calcext:value-type="float">
            <text:p>0.93001066</text:p>
          </table:table-cell>
          <table:table-cell table:formula="of:=[.B1437]/3.4847446" office:value-type="float" office:value="0.266880580000038" calcext:value-type="float">
            <text:p>0.266880580000038</text:p>
          </table:table-cell>
          <table:table-cell office:value-type="float" office:value="349.34904102579" calcext:value-type="float">
            <text:p>349.34904102579</text:p>
          </table:table-cell>
        </table:table-row>
        <table:table-row table:style-name="ro1">
          <table:table-cell office:value-type="float" office:value="1461.79" calcext:value-type="float">
            <text:p>1461.79</text:p>
          </table:table-cell>
          <table:table-cell office:value-type="float" office:value="0.93710858" calcext:value-type="float">
            <text:p>0.93710858</text:p>
          </table:table-cell>
          <table:table-cell table:formula="of:=[.B1438]/3.4847446" office:value-type="float" office:value="0.268917435154358" calcext:value-type="float">
            <text:p>0.268917435154358</text:p>
          </table:table-cell>
          <table:table-cell office:value-type="float" office:value="350.30297712362" calcext:value-type="float">
            <text:p>350.30297712362</text:p>
          </table:table-cell>
        </table:table-row>
        <table:table-row table:style-name="ro1">
          <table:table-cell office:value-type="float" office:value="1462.8" calcext:value-type="float">
            <text:p>1462.8</text:p>
          </table:table-cell>
          <table:table-cell office:value-type="float" office:value="0.94219979" calcext:value-type="float">
            <text:p>0.94219979</text:p>
          </table:table-cell>
          <table:table-cell table:formula="of:=[.B1439]/3.4847446" office:value-type="float" office:value="0.270378434620431" calcext:value-type="float">
            <text:p>0.270378434620431</text:p>
          </table:table-cell>
          <table:table-cell office:value-type="float" office:value="351.26209584823" calcext:value-type="float">
            <text:p>351.26209584823</text:p>
          </table:table-cell>
        </table:table-row>
        <table:table-row table:style-name="ro1">
          <table:table-cell office:value-type="float" office:value="1463.82" calcext:value-type="float">
            <text:p>1463.82</text:p>
          </table:table-cell>
          <table:table-cell office:value-type="float" office:value="0.94507533" calcext:value-type="float">
            <text:p>0.94507533</text:p>
          </table:table-cell>
          <table:table-cell table:formula="of:=[.B1440]/3.4847446" office:value-type="float" office:value="0.271203614175914" calcext:value-type="float">
            <text:p>0.271203614175914</text:p>
          </table:table-cell>
          <table:table-cell office:value-type="float" office:value="352.22414175353" calcext:value-type="float">
            <text:p>352.22414175353</text:p>
          </table:table-cell>
        </table:table-row>
        <table:table-row table:style-name="ro1">
          <table:table-cell office:value-type="float" office:value="1464.84" calcext:value-type="float">
            <text:p>1464.84</text:p>
          </table:table-cell>
          <table:table-cell office:value-type="float" office:value="0.94545914" calcext:value-type="float">
            <text:p>0.94545914</text:p>
          </table:table-cell>
          <table:table-cell table:formula="of:=[.B1441]/3.4847446" office:value-type="float" office:value="0.271313754241846" calcext:value-type="float">
            <text:p>0.271313754241846</text:p>
          </table:table-cell>
          <table:table-cell office:value-type="float" office:value="353.18657835693" calcext:value-type="float">
            <text:p>353.18657835693</text:p>
          </table:table-cell>
        </table:table-row>
        <table:table-row table:style-name="ro1">
          <table:table-cell office:value-type="float" office:value="1465.86" calcext:value-type="float">
            <text:p>1465.86</text:p>
          </table:table-cell>
          <table:table-cell office:value-type="float" office:value="0.94302467" calcext:value-type="float">
            <text:p>0.94302467</text:p>
          </table:table-cell>
          <table:table-cell table:formula="of:=[.B1442]/3.4847446" office:value-type="float" office:value="0.270615146372563" calcext:value-type="float">
            <text:p>0.270615146372563</text:p>
          </table:table-cell>
          <table:table-cell office:value-type="float" office:value="354.14653677986" calcext:value-type="float">
            <text:p>354.14653677986</text:p>
          </table:table-cell>
        </table:table-row>
        <table:table-row table:style-name="ro1">
          <table:table-cell office:value-type="float" office:value="1466.88" calcext:value-type="float">
            <text:p>1466.88</text:p>
          </table:table-cell>
          <table:table-cell office:value-type="float" office:value="0.93750078" calcext:value-type="float">
            <text:p>0.93750078</text:p>
          </table:table-cell>
          <table:table-cell table:formula="of:=[.B1443]/3.4847446" office:value-type="float" office:value="0.26902998285728" calcext:value-type="float">
            <text:p>0.26902998285728</text:p>
          </table:table-cell>
          <table:table-cell office:value-type="float" office:value="355.10087212143" calcext:value-type="float">
            <text:p>355.10087212143</text:p>
          </table:table-cell>
        </table:table-row>
        <table:table-row table:style-name="ro1">
          <table:table-cell office:value-type="float" office:value="1467.89" calcext:value-type="float">
            <text:p>1467.89</text:p>
          </table:table-cell>
          <table:table-cell office:value-type="float" office:value="0.92881449" calcext:value-type="float">
            <text:p>0.92881449</text:p>
          </table:table-cell>
          <table:table-cell table:formula="of:=[.B1444]/3.4847446" office:value-type="float" office:value="0.266537320984729" calcext:value-type="float">
            <text:p>0.266537320984729</text:p>
          </table:table-cell>
          <table:table-cell office:value-type="float" office:value="356.04636518715" calcext:value-type="float">
            <text:p>356.04636518715</text:p>
          </table:table-cell>
        </table:table-row>
        <table:table-row table:style-name="ro1">
          <table:table-cell office:value-type="float" office:value="1468.91" calcext:value-type="float">
            <text:p>1468.91</text:p>
          </table:table-cell>
          <table:table-cell office:value-type="float" office:value="0.91720169" calcext:value-type="float">
            <text:p>0.91720169</text:p>
          </table:table-cell>
          <table:table-cell table:formula="of:=[.B1445]/3.4847446" office:value-type="float" office:value="0.263204852946755" calcext:value-type="float">
            <text:p>0.263204852946755</text:p>
          </table:table-cell>
          <table:table-cell office:value-type="float" office:value="356.98003692589" calcext:value-type="float">
            <text:p>356.98003692589</text:p>
          </table:table-cell>
        </table:table-row>
        <table:table-row table:style-name="ro1">
          <table:table-cell office:value-type="float" office:value="1469.93" calcext:value-type="float">
            <text:p>1469.93</text:p>
          </table:table-cell>
          <table:table-cell office:value-type="float" office:value="0.90323122" calcext:value-type="float">
            <text:p>0.90323122</text:p>
          </table:table-cell>
          <table:table-cell table:formula="of:=[.B1446]/3.4847446" office:value-type="float" office:value="0.259195815957359" calcext:value-type="float">
            <text:p>0.259195815957359</text:p>
          </table:table-cell>
          <table:table-cell office:value-type="float" office:value="357.89948732671" calcext:value-type="float">
            <text:p>357.89948732671</text:p>
          </table:table-cell>
        </table:table-row>
        <table:table-row table:style-name="ro1">
          <table:table-cell office:value-type="float" office:value="1470.95" calcext:value-type="float">
            <text:p>1470.95</text:p>
          </table:table-cell>
          <table:table-cell office:value-type="float" office:value="0.88772566" calcext:value-type="float">
            <text:p>0.88772566</text:p>
          </table:table-cell>
          <table:table-cell table:formula="of:=[.B1447]/3.4847446" office:value-type="float" office:value="0.254746261748996" calcext:value-type="float">
            <text:p>0.254746261748996</text:p>
          </table:table-cell>
          <table:table-cell office:value-type="float" office:value="358.80315373793" calcext:value-type="float">
            <text:p>358.80315373793</text:p>
          </table:table-cell>
        </table:table-row>
        <table:table-row table:style-name="ro1">
          <table:table-cell office:value-type="float" office:value="1471.97" calcext:value-type="float">
            <text:p>1471.97</text:p>
          </table:table-cell>
          <table:table-cell office:value-type="float" office:value="0.87160695" calcext:value-type="float">
            <text:p>0.87160695</text:p>
          </table:table-cell>
          <table:table-cell table:formula="of:=[.B1448]/3.4847446" office:value-type="float" office:value="0.250120754904104" calcext:value-type="float">
            <text:p>0.250120754904104</text:p>
          </table:table-cell>
          <table:table-cell office:value-type="float" office:value="359.69041200284" calcext:value-type="float">
            <text:p>359.69041200284</text:p>
          </table:table-cell>
        </table:table-row>
        <table:table-row table:style-name="ro1">
          <table:table-cell office:value-type="float" office:value="1472.98" calcext:value-type="float">
            <text:p>1472.98</text:p>
          </table:table-cell>
          <table:table-cell office:value-type="float" office:value="0.85572582" calcext:value-type="float">
            <text:p>0.85572582</text:p>
          </table:table-cell>
          <table:table-cell table:formula="of:=[.B1449]/3.4847446" office:value-type="float" office:value="0.245563425222038" calcext:value-type="float">
            <text:p>0.245563425222038</text:p>
          </table:table-cell>
          <table:table-cell office:value-type="float" office:value="360.56150395641" calcext:value-type="float">
            <text:p>360.56150395641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.84073879" calcext:value-type="float">
            <text:p>0.84073879</text:p>
          </table:table-cell>
          <table:table-cell table:formula="of:=[.B1450]/3.4847446" office:value-type="float" office:value="0.241262671014685" calcext:value-type="float">
            <text:p>0.241262671014685</text:p>
          </table:table-cell>
          <table:table-cell office:value-type="float" office:value="361.4173397642" calcext:value-type="float">
            <text:p>361.4173397642</text:p>
          </table:table-cell>
        </table:table-row>
        <table:table-row table:style-name="ro1">
          <table:table-cell office:value-type="float" office:value="1475.02" calcext:value-type="float">
            <text:p>1475.02</text:p>
          </table:table-cell>
          <table:table-cell office:value-type="float" office:value="0.8270737" calcext:value-type="float">
            <text:p>0.8270737</text:p>
          </table:table-cell>
          <table:table-cell table:formula="of:=[.B1451]/3.4847446" office:value-type="float" office:value="0.237341267420287" calcext:value-type="float">
            <text:p>0.237341267420287</text:p>
          </table:table-cell>
          <table:table-cell office:value-type="float" office:value="362.25926509873" calcext:value-type="float">
            <text:p>362.25926509873</text:p>
          </table:table-cell>
        </table:table-row>
        <table:table-row table:style-name="ro1">
          <table:table-cell office:value-type="float" office:value="1476.04" calcext:value-type="float">
            <text:p>1476.04</text:p>
          </table:table-cell>
          <table:table-cell office:value-type="float" office:value="0.81498451" calcext:value-type="float">
            <text:p>0.81498451</text:p>
          </table:table-cell>
          <table:table-cell table:formula="of:=[.B1452]/3.4847446" office:value-type="float" office:value="0.233872092089618" calcext:value-type="float">
            <text:p>0.233872092089618</text:p>
          </table:table-cell>
          <table:table-cell office:value-type="float" office:value="363.0888841655" calcext:value-type="float">
            <text:p>363.0888841655</text:p>
          </table:table-cell>
        </table:table-row>
        <table:table-row table:style-name="ro1">
          <table:table-cell office:value-type="float" office:value="1477.06" calcext:value-type="float">
            <text:p>1477.06</text:p>
          </table:table-cell>
          <table:table-cell office:value-type="float" office:value="0.80465809" calcext:value-type="float">
            <text:p>0.80465809</text:p>
          </table:table-cell>
          <table:table-cell table:formula="of:=[.B1453]/3.4847446" office:value-type="float" office:value="0.230908770186487" calcext:value-type="float">
            <text:p>0.230908770186487</text:p>
          </table:table-cell>
          <table:table-cell office:value-type="float" office:value="363.90799137692" calcext:value-type="float">
            <text:p>363.90799137692</text:p>
          </table:table-cell>
        </table:table-row>
        <table:table-row table:style-name="ro1">
          <table:table-cell office:value-type="float" office:value="1478.07" calcext:value-type="float">
            <text:p>1478.07</text:p>
          </table:table-cell>
          <table:table-cell office:value-type="float" office:value="0.79631487" calcext:value-type="float">
            <text:p>0.79631487</text:p>
          </table:table-cell>
          <table:table-cell table:formula="of:=[.B1454]/3.4847446" office:value-type="float" office:value="0.228514557422659" calcext:value-type="float">
            <text:p>0.228514557422659</text:p>
          </table:table-cell>
          <table:table-cell office:value-type="float" office:value="364.71860555687" calcext:value-type="float">
            <text:p>364.71860555687</text:p>
          </table:table-cell>
        </table:table-row>
        <table:table-row table:style-name="ro1">
          <table:table-cell office:value-type="float" office:value="1479.09" calcext:value-type="float">
            <text:p>1479.09</text:p>
          </table:table-cell>
          <table:table-cell office:value-type="float" office:value="0.79025203" calcext:value-type="float">
            <text:p>0.79025203</text:p>
          </table:table-cell>
          <table:table-cell table:formula="of:=[.B1455]/3.4847446" office:value-type="float" office:value="0.226774734079508" calcext:value-type="float">
            <text:p>0.226774734079508</text:p>
          </table:table-cell>
          <table:table-cell office:value-type="float" office:value="365.52304802687" calcext:value-type="float">
            <text:p>365.52304802687</text:p>
          </table:table-cell>
        </table:table-row>
        <table:table-row table:style-name="ro1">
          <table:table-cell office:value-type="float" office:value="1480.11" calcext:value-type="float">
            <text:p>1480.11</text:p>
          </table:table-cell>
          <table:table-cell office:value-type="float" office:value="0.78680654" calcext:value-type="float">
            <text:p>0.78680654</text:p>
          </table:table-cell>
          <table:table-cell table:formula="of:=[.B1456]/3.4847446" office:value-type="float" office:value="0.225785998778791" calcext:value-type="float">
            <text:p>0.225785998778791</text:p>
          </table:table-cell>
          <table:table-cell office:value-type="float" office:value="366.32398313191" calcext:value-type="float">
            <text:p>366.32398313191</text:p>
          </table:table-cell>
        </table:table-row>
        <table:table-row table:style-name="ro1">
          <table:table-cell office:value-type="float" office:value="1481.13" calcext:value-type="float">
            <text:p>1481.13</text:p>
          </table:table-cell>
          <table:table-cell office:value-type="float" office:value="0.78625429" calcext:value-type="float">
            <text:p>0.78625429</text:p>
          </table:table-cell>
          <table:table-cell table:formula="of:=[.B1457]/3.4847446" office:value-type="float" office:value="0.225627522315409" calcext:value-type="float">
            <text:p>0.225627522315409</text:p>
          </table:table-cell>
          <table:table-cell office:value-type="float" office:value="367.1243560672" calcext:value-type="float">
            <text:p>367.1243560672</text:p>
          </table:table-cell>
        </table:table-row>
        <table:table-row table:style-name="ro1">
          <table:table-cell office:value-type="float" office:value="1482.15" calcext:value-type="float">
            <text:p>1482.15</text:p>
          </table:table-cell>
          <table:table-cell office:value-type="float" office:value="0.78869148" calcext:value-type="float">
            <text:p>0.78869148</text:p>
          </table:table-cell>
          <table:table-cell table:formula="of:=[.B1458]/3.4847446" office:value-type="float" office:value="0.226326910729699" calcext:value-type="float">
            <text:p>0.226326910729699</text:p>
          </table:table-cell>
          <table:table-cell office:value-type="float" office:value="367.92720995957" calcext:value-type="float">
            <text:p>367.92720995957</text:p>
          </table:table-cell>
        </table:table-row>
        <table:table-row table:style-name="ro1">
          <table:table-cell office:value-type="float" office:value="1483.16" calcext:value-type="float">
            <text:p>1483.16</text:p>
          </table:table-cell>
          <table:table-cell office:value-type="float" office:value="0.7939536" calcext:value-type="float">
            <text:p>0.7939536</text:p>
          </table:table-cell>
          <table:table-cell table:formula="of:=[.B1459]/3.4847446" office:value-type="float" office:value="0.227836955396961" calcext:value-type="float">
            <text:p>0.227836955396961</text:p>
          </table:table-cell>
          <table:table-cell office:value-type="float" office:value="368.7354204641" calcext:value-type="float">
            <text:p>368.7354204641</text:p>
          </table:table-cell>
        </table:table-row>
        <table:table-row table:style-name="ro1">
          <table:table-cell office:value-type="float" office:value="1484.18" calcext:value-type="float">
            <text:p>1484.18</text:p>
          </table:table-cell>
          <table:table-cell office:value-type="float" office:value="0.80161213" calcext:value-type="float">
            <text:p>0.80161213</text:p>
          </table:table-cell>
          <table:table-cell table:formula="of:=[.B1460]/3.4847446" office:value-type="float" office:value="0.230034686042702" calcext:value-type="float">
            <text:p>0.230034686042702</text:p>
          </table:table-cell>
          <table:table-cell office:value-type="float" office:value="369.55142701736" calcext:value-type="float">
            <text:p>369.55142701736</text:p>
          </table:table-cell>
        </table:table-row>
        <table:table-row table:style-name="ro1">
          <table:table-cell office:value-type="float" office:value="1485.2" calcext:value-type="float">
            <text:p>1485.2</text:p>
          </table:table-cell>
          <table:table-cell office:value-type="float" office:value="0.8110577" calcext:value-type="float">
            <text:p>0.8110577</text:p>
          </table:table-cell>
          <table:table-cell table:formula="of:=[.B1461]/3.4847446" office:value-type="float" office:value="0.232745234758381" calcext:value-type="float">
            <text:p>0.232745234758381</text:p>
          </table:table-cell>
          <table:table-cell office:value-type="float" office:value="370.37704875417" calcext:value-type="float">
            <text:p>370.37704875417</text:p>
          </table:table-cell>
        </table:table-row>
        <table:table-row table:style-name="ro1">
          <table:table-cell office:value-type="float" office:value="1486.22" calcext:value-type="float">
            <text:p>1486.22</text:p>
          </table:table-cell>
          <table:table-cell office:value-type="float" office:value="0.82164535" calcext:value-type="float">
            <text:p>0.82164535</text:p>
          </table:table-cell>
          <table:table-cell table:formula="of:=[.B1462]/3.4847446" office:value-type="float" office:value="0.235783520548393" calcext:value-type="float">
            <text:p>0.235783520548393</text:p>
          </table:table-cell>
          <table:table-cell office:value-type="float" office:value="371.21344826106" calcext:value-type="float">
            <text:p>371.21344826106</text:p>
          </table:table-cell>
        </table:table-row>
        <table:table-row table:style-name="ro1">
          <table:table-cell office:value-type="float" office:value="1487.23" calcext:value-type="float">
            <text:p>1487.23</text:p>
          </table:table-cell>
          <table:table-cell office:value-type="float" office:value="0.83285687" calcext:value-type="float">
            <text:p>0.83285687</text:p>
          </table:table-cell>
          <table:table-cell table:formula="of:=[.B1463]/3.4847446" office:value-type="float" office:value="0.239000835240551" calcext:value-type="float">
            <text:p>0.239000835240551</text:p>
          </table:table-cell>
          <table:table-cell office:value-type="float" office:value="372.06126061185" calcext:value-type="float">
            <text:p>372.06126061185</text:p>
          </table:table-cell>
        </table:table-row>
        <table:table-row table:style-name="ro1">
          <table:table-cell office:value-type="float" office:value="1488.25" calcext:value-type="float">
            <text:p>1488.25</text:p>
          </table:table-cell>
          <table:table-cell office:value-type="float" office:value="0.84443469" calcext:value-type="float">
            <text:p>0.84443469</text:p>
          </table:table-cell>
          <table:table-cell table:formula="of:=[.B1464]/3.4847446" office:value-type="float" office:value="0.242323265240156" calcext:value-type="float">
            <text:p>0.242323265240156</text:p>
          </table:table-cell>
          <table:table-cell office:value-type="float" office:value="372.92085868738" calcext:value-type="float">
            <text:p>372.92085868738</text:p>
          </table:table-cell>
        </table:table-row>
        <table:table-row table:style-name="ro1">
          <table:table-cell office:value-type="float" office:value="1489.27" calcext:value-type="float">
            <text:p>1489.27</text:p>
          </table:table-cell>
          <table:table-cell office:value-type="float" office:value="0.85645816" calcext:value-type="float">
            <text:p>0.85645816</text:p>
          </table:table-cell>
          <table:table-cell table:formula="of:=[.B1465]/3.4847446" office:value-type="float" office:value="0.24577358122601" calcext:value-type="float">
            <text:p>0.24577358122601</text:p>
          </table:table-cell>
          <table:table-cell office:value-type="float" office:value="373.79269613194" calcext:value-type="float">
            <text:p>373.79269613194</text:p>
          </table:table-cell>
        </table:table-row>
        <table:table-row table:style-name="ro1">
          <table:table-cell office:value-type="float" office:value="1490.29" calcext:value-type="float">
            <text:p>1490.29</text:p>
          </table:table-cell>
          <table:table-cell office:value-type="float" office:value="0.86935639" calcext:value-type="float">
            <text:p>0.86935639</text:p>
          </table:table-cell>
          <table:table-cell table:formula="of:=[.B1466]/3.4847446" office:value-type="float" office:value="0.249474922782002" calcext:value-type="float">
            <text:p>0.249474922782002</text:p>
          </table:table-cell>
          <table:table-cell office:value-type="float" office:value="374.67766341836" calcext:value-type="float">
            <text:p>374.67766341836</text:p>
          </table:table-cell>
        </table:table-row>
        <table:table-row table:style-name="ro1">
          <table:table-cell office:value-type="float" office:value="1491.31" calcext:value-type="float">
            <text:p>1491.31</text:p>
          </table:table-cell>
          <table:table-cell office:value-type="float" office:value="0.88387002" calcext:value-type="float">
            <text:p>0.88387002</text:p>
          </table:table-cell>
          <table:table-cell table:formula="of:=[.B1467]/3.4847446" office:value-type="float" office:value="0.253639827722238" calcext:value-type="float">
            <text:p>0.253639827722238</text:p>
          </table:table-cell>
          <table:table-cell office:value-type="float" office:value="375.57740496297" calcext:value-type="float">
            <text:p>375.57740496297</text:p>
          </table:table-cell>
        </table:table-row>
        <table:table-row table:style-name="ro1">
          <table:table-cell office:value-type="float" office:value="1492.32" calcext:value-type="float">
            <text:p>1492.32</text:p>
          </table:table-cell>
          <table:table-cell office:value-type="float" office:value="0.90097931" calcext:value-type="float">
            <text:p>0.90097931</text:p>
          </table:table-cell>
          <table:table-cell table:formula="of:=[.B1468]/3.4847446" office:value-type="float" office:value="0.258549596432404" calcext:value-type="float">
            <text:p>0.258549596432404</text:p>
          </table:table-cell>
          <table:table-cell office:value-type="float" office:value="376.49456302037" calcext:value-type="float">
            <text:p>376.49456302037</text:p>
          </table:table-cell>
        </table:table-row>
        <table:table-row table:style-name="ro1">
          <table:table-cell office:value-type="float" office:value="1493.34" calcext:value-type="float">
            <text:p>1493.34</text:p>
          </table:table-cell>
          <table:table-cell office:value-type="float" office:value="0.92180931" calcext:value-type="float">
            <text:p>0.92180931</text:p>
          </table:table-cell>
          <table:table-cell table:formula="of:=[.B1469]/3.4847446" office:value-type="float" office:value="0.264527078971584" calcext:value-type="float">
            <text:p>0.264527078971584</text:p>
          </table:table-cell>
          <table:table-cell office:value-type="float" office:value="377.43292512473" calcext:value-type="float">
            <text:p>377.43292512473</text:p>
          </table:table-cell>
        </table:table-row>
        <table:table-row table:style-name="ro1">
          <table:table-cell office:value-type="float" office:value="1494.36" calcext:value-type="float">
            <text:p>1494.36</text:p>
          </table:table-cell>
          <table:table-cell office:value-type="float" office:value="0.94751303" calcext:value-type="float">
            <text:p>0.94751303</text:p>
          </table:table-cell>
          <table:table-cell table:formula="of:=[.B1470]/3.4847446" office:value-type="float" office:value="0.271903148942393" calcext:value-type="float">
            <text:p>0.271903148942393</text:p>
          </table:table-cell>
          <table:table-cell office:value-type="float" office:value="378.39745250131" calcext:value-type="float">
            <text:p>378.39745250131</text:p>
          </table:table-cell>
        </table:table-row>
        <table:table-row table:style-name="ro1">
          <table:table-cell office:value-type="float" office:value="1495.38" calcext:value-type="float">
            <text:p>1495.38</text:p>
          </table:table-cell>
          <table:table-cell office:value-type="float" office:value="0.97912947" calcext:value-type="float">
            <text:p>0.97912947</text:p>
          </table:table-cell>
          <table:table-cell table:formula="of:=[.B1471]/3.4847446" office:value-type="float" office:value="0.2809759630591" calcext:value-type="float">
            <text:p>0.2809759630591</text:p>
          </table:table-cell>
          <table:table-cell office:value-type="float" office:value="379.39416405498" calcext:value-type="float">
            <text:p>379.39416405498</text:p>
          </table:table-cell>
        </table:table-row>
        <table:table-row table:style-name="ro1">
          <table:table-cell office:value-type="float" office:value="1496.4" calcext:value-type="float">
            <text:p>1496.4</text:p>
          </table:table-cell>
          <table:table-cell office:value-type="float" office:value="1.0174233" calcext:value-type="float">
            <text:p>1.0174233</text:p>
          </table:table-cell>
          <table:table-cell table:formula="of:=[.B1472]/3.4847446" office:value-type="float" office:value="0.291964954906595" calcext:value-type="float">
            <text:p>0.291964954906595</text:p>
          </table:table-cell>
          <table:table-cell office:value-type="float" office:value="380.42985704022" calcext:value-type="float">
            <text:p>380.42985704022</text:p>
          </table:table-cell>
        </table:table-row>
        <table:table-row table:style-name="ro1">
          <table:table-cell office:value-type="float" office:value="1497.41" calcext:value-type="float">
            <text:p>1497.41</text:p>
          </table:table-cell>
          <table:table-cell office:value-type="float" office:value="1.0627307" calcext:value-type="float">
            <text:p>1.0627307</text:p>
          </table:table-cell>
          <table:table-cell table:formula="of:=[.B1473]/3.4847446" office:value-type="float" office:value="0.304966596404224" calcext:value-type="float">
            <text:p>0.304966596404224</text:p>
          </table:table-cell>
          <table:table-cell office:value-type="float" office:value="381.51167101166" calcext:value-type="float">
            <text:p>381.51167101166</text:p>
          </table:table-cell>
        </table:table-row>
        <table:table-row table:style-name="ro1">
          <table:table-cell office:value-type="float" office:value="1498.43" calcext:value-type="float">
            <text:p>1498.43</text:p>
          </table:table-cell>
          <table:table-cell office:value-type="float" office:value="1.1148543" calcext:value-type="float">
            <text:p>1.1148543</text:p>
          </table:table-cell>
          <table:table-cell table:formula="of:=[.B1474]/3.4847446" office:value-type="float" office:value="0.319924249254881" calcext:value-type="float">
            <text:p>0.319924249254881</text:p>
          </table:table-cell>
          <table:table-cell office:value-type="float" office:value="382.64654454307" calcext:value-type="float">
            <text:p>382.64654454307</text:p>
          </table:table-cell>
        </table:table-row>
        <table:table-row table:style-name="ro1">
          <table:table-cell office:value-type="float" office:value="1499.45" calcext:value-type="float">
            <text:p>1499.45</text:p>
          </table:table-cell>
          <table:table-cell office:value-type="float" office:value="1.1730505" calcext:value-type="float">
            <text:p>1.1730505</text:p>
          </table:table-cell>
          <table:table-cell table:formula="of:=[.B1475]/3.4847446" office:value-type="float" office:value="0.336624526227833" calcext:value-type="float">
            <text:p>0.336624526227833</text:p>
          </table:table-cell>
          <table:table-cell office:value-type="float" office:value="383.84065929799" calcext:value-type="float">
            <text:p>383.84065929799</text:p>
          </table:table-cell>
        </table:table-row>
        <table:table-row table:style-name="ro1">
          <table:table-cell office:value-type="float" office:value="1500.47" calcext:value-type="float">
            <text:p>1500.47</text:p>
          </table:table-cell>
          <table:table-cell office:value-type="float" office:value="1.236134" calcext:value-type="float">
            <text:p>1.236134</text:p>
          </table:table-cell>
          <table:table-cell table:formula="of:=[.B1476]/3.4847446" office:value-type="float" office:value="0.354727287618151" calcext:value-type="float">
            <text:p>0.354727287618151</text:p>
          </table:table-cell>
          <table:table-cell office:value-type="float" office:value="385.09899041917" calcext:value-type="float">
            <text:p>385.09899041917</text:p>
          </table:table-cell>
        </table:table-row>
        <table:table-row table:style-name="ro1">
          <table:table-cell office:value-type="float" office:value="1501.49" calcext:value-type="float">
            <text:p>1501.49</text:p>
          </table:table-cell>
          <table:table-cell office:value-type="float" office:value="1.3026845" calcext:value-type="float">
            <text:p>1.3026845</text:p>
          </table:table-cell>
          <table:table-cell table:formula="of:=[.B1477]/3.4847446" office:value-type="float" office:value="0.373824956927977" calcext:value-type="float">
            <text:p>0.373824956927977</text:p>
          </table:table-cell>
          <table:table-cell office:value-type="float" office:value="386.42506702514" calcext:value-type="float">
            <text:p>386.42506702514</text:p>
          </table:table-cell>
        </table:table-row>
        <table:table-row table:style-name="ro1">
          <table:table-cell office:value-type="float" office:value="1502.5" calcext:value-type="float">
            <text:p>1502.5</text:p>
          </table:table-cell>
          <table:table-cell office:value-type="float" office:value="1.3712978" calcext:value-type="float">
            <text:p>1.3712978</text:p>
          </table:table-cell>
          <table:table-cell table:formula="of:=[.B1478]/3.4847446" office:value-type="float" office:value="0.393514577797179" calcext:value-type="float">
            <text:p>0.393514577797179</text:p>
          </table:table-cell>
          <table:table-cell office:value-type="float" office:value="387.82098896525" calcext:value-type="float">
            <text:p>387.82098896525</text:p>
          </table:table-cell>
        </table:table-row>
        <table:table-row table:style-name="ro1">
          <table:table-cell office:value-type="float" office:value="1503.52" calcext:value-type="float">
            <text:p>1503.52</text:p>
          </table:table-cell>
          <table:table-cell office:value-type="float" office:value="1.4408029" calcext:value-type="float">
            <text:p>1.4408029</text:p>
          </table:table-cell>
          <table:table-cell table:formula="of:=[.B1479]/3.4847446" office:value-type="float" office:value="0.413460114121419" calcext:value-type="float">
            <text:p>0.413460114121419</text:p>
          </table:table-cell>
          <table:table-cell office:value-type="float" office:value="389.28766415265" calcext:value-type="float">
            <text:p>389.28766415265</text:p>
          </table:table-cell>
        </table:table-row>
        <table:table-row table:style-name="ro1">
          <table:table-cell office:value-type="float" office:value="1504.54" calcext:value-type="float">
            <text:p>1504.54</text:p>
          </table:table-cell>
          <table:table-cell office:value-type="float" office:value="1.510373" calcext:value-type="float">
            <text:p>1.510373</text:p>
          </table:table-cell>
          <table:table-cell table:formula="of:=[.B1480]/3.4847446" office:value-type="float" office:value="0.433424303175619" calcext:value-type="float">
            <text:p>0.433424303175619</text:p>
          </table:table-cell>
          <table:table-cell office:value-type="float" office:value="390.82515870154" calcext:value-type="float">
            <text:p>390.82515870154</text:p>
          </table:table-cell>
        </table:table-row>
        <table:table-row table:style-name="ro1">
          <table:table-cell office:value-type="float" office:value="1505.56" calcext:value-type="float">
            <text:p>1505.56</text:p>
          </table:table-cell>
          <table:table-cell office:value-type="float" office:value="1.5795028" calcext:value-type="float">
            <text:p>1.5795028</text:p>
          </table:table-cell>
          <table:table-cell table:formula="of:=[.B1481]/3.4847446" office:value-type="float" office:value="0.453262141506726" calcext:value-type="float">
            <text:p>0.453262141506726</text:p>
          </table:table-cell>
          <table:table-cell office:value-type="float" office:value="392.4330243765" calcext:value-type="float">
            <text:p>392.4330243765</text:p>
          </table:table-cell>
        </table:table-row>
        <table:table-row table:style-name="ro1">
          <table:table-cell office:value-type="float" office:value="1506.58" calcext:value-type="float">
            <text:p>1506.58</text:p>
          </table:table-cell>
          <table:table-cell office:value-type="float" office:value="1.6478868" calcext:value-type="float">
            <text:p>1.6478868</text:p>
          </table:table-cell>
          <table:table-cell table:formula="of:=[.B1482]/3.4847446" office:value-type="float" office:value="0.472885961283935" calcext:value-type="float">
            <text:p>0.472885961283935</text:p>
          </table:table-cell>
          <table:table-cell office:value-type="float" office:value="394.11050199579" calcext:value-type="float">
            <text:p>394.11050199579</text:p>
          </table:table-cell>
        </table:table-row>
        <table:table-row table:style-name="ro1">
          <table:table-cell office:value-type="float" office:value="1507.59" calcext:value-type="float">
            <text:p>1507.59</text:p>
          </table:table-cell>
          <table:table-cell office:value-type="float" office:value="1.715281" calcext:value-type="float">
            <text:p>1.715281</text:p>
          </table:table-cell>
          <table:table-cell table:formula="of:=[.B1483]/3.4847446" office:value-type="float" office:value="0.492225743028628" calcext:value-type="float">
            <text:p>0.492225743028628</text:p>
          </table:table-cell>
          <table:table-cell office:value-type="float" office:value="395.85658399568" calcext:value-type="float">
            <text:p>395.85658399568</text:p>
          </table:table-cell>
        </table:table-row>
        <table:table-row table:style-name="ro1">
          <table:table-cell office:value-type="float" office:value="1508.61" calcext:value-type="float">
            <text:p>1508.61</text:p>
          </table:table-cell>
          <table:table-cell office:value-type="float" office:value="1.7814425" calcext:value-type="float">
            <text:p>1.7814425</text:p>
          </table:table-cell>
          <table:table-cell table:formula="of:=[.B1484]/3.4847446" office:value-type="float" office:value="0.511211782923776" calcext:value-type="float">
            <text:p>0.511211782923776</text:p>
          </table:table-cell>
          <table:table-cell office:value-type="float" office:value="397.6700155756" calcext:value-type="float">
            <text:p>397.6700155756</text:p>
          </table:table-cell>
        </table:table-row>
        <table:table-row table:style-name="ro1">
          <table:table-cell office:value-type="float" office:value="1509.63" calcext:value-type="float">
            <text:p>1509.63</text:p>
          </table:table-cell>
          <table:table-cell office:value-type="float" office:value="1.8462039" calcext:value-type="float">
            <text:p>1.8462039</text:p>
          </table:table-cell>
          <table:table-cell table:formula="of:=[.B1485]/3.4847446" office:value-type="float" office:value="0.529796043015606" calcext:value-type="float">
            <text:p>0.529796043015606</text:p>
          </table:table-cell>
          <table:table-cell office:value-type="float" office:value="399.54937150688" calcext:value-type="float">
            <text:p>399.54937150688</text:p>
          </table:table-cell>
        </table:table-row>
        <table:table-row table:style-name="ro1">
          <table:table-cell office:value-type="float" office:value="1510.65" calcext:value-type="float">
            <text:p>1510.65</text:p>
          </table:table-cell>
          <table:table-cell office:value-type="float" office:value="1.9096644" calcext:value-type="float">
            <text:p>1.9096644</text:p>
          </table:table-cell>
          <table:table-cell table:formula="of:=[.B1486]/3.4847446" office:value-type="float" office:value="0.548006990239686" calcext:value-type="float">
            <text:p>0.548006990239686</text:p>
          </table:table-cell>
          <table:table-cell office:value-type="float" office:value="401.49332743363" calcext:value-type="float">
            <text:p>401.49332743363</text:p>
          </table:table-cell>
        </table:table-row>
        <table:table-row table:style-name="ro1">
          <table:table-cell office:value-type="float" office:value="1511.67" calcext:value-type="float">
            <text:p>1511.67</text:p>
          </table:table-cell>
          <table:table-cell office:value-type="float" office:value="1.9724015" calcext:value-type="float">
            <text:p>1.9724015</text:p>
          </table:table-cell>
          <table:table-cell table:formula="of:=[.B1487]/3.4847446" office:value-type="float" office:value="0.566010346927577" calcext:value-type="float">
            <text:p>0.566010346927577</text:p>
          </table:table-cell>
          <table:table-cell office:value-type="float" office:value="403.50114703253" calcext:value-type="float">
            <text:p>403.50114703253</text:p>
          </table:table-cell>
        </table:table-row>
        <table:table-row table:style-name="ro1">
          <table:table-cell office:value-type="float" office:value="1512.68" calcext:value-type="float">
            <text:p>1512.68</text:p>
          </table:table-cell>
          <table:table-cell office:value-type="float" office:value="2.0355681" calcext:value-type="float">
            <text:p>2.0355681</text:p>
          </table:table-cell>
          <table:table-cell table:formula="of:=[.B1488]/3.4847446" office:value-type="float" office:value="0.584136955115735" calcext:value-type="float">
            <text:p>0.584136955115735</text:p>
          </table:table-cell>
          <table:table-cell office:value-type="float" office:value="405.5732675112" calcext:value-type="float">
            <text:p>405.5732675112</text:p>
          </table:table-cell>
        </table:table-row>
        <table:table-row table:style-name="ro1">
          <table:table-cell office:value-type="float" office:value="1513.7" calcext:value-type="float">
            <text:p>1513.7</text:p>
          </table:table-cell>
          <table:table-cell office:value-type="float" office:value="2.1007611" calcext:value-type="float">
            <text:p>2.1007611</text:p>
          </table:table-cell>
          <table:table-cell table:formula="of:=[.B1489]/3.4847446" office:value-type="float" office:value="0.602845069334493" calcext:value-type="float">
            <text:p>0.602845069334493</text:p>
          </table:table-cell>
          <table:table-cell office:value-type="float" office:value="407.71175164651" calcext:value-type="float">
            <text:p>407.71175164651</text:p>
          </table:table-cell>
        </table:table-row>
        <table:table-row table:style-name="ro1">
          <table:table-cell office:value-type="float" office:value="1514.72" calcext:value-type="float">
            <text:p>1514.72</text:p>
          </table:table-cell>
          <table:table-cell office:value-type="float" office:value="2.1696387" calcext:value-type="float">
            <text:p>2.1696387</text:p>
          </table:table-cell>
          <table:table-cell table:formula="of:=[.B1490]/3.4847446" office:value-type="float" office:value="0.622610535073359" calcext:value-type="float">
            <text:p>0.622610535073359</text:p>
          </table:table-cell>
          <table:table-cell office:value-type="float" office:value="409.92035024185" calcext:value-type="float">
            <text:p>409.92035024185</text:p>
          </table:table-cell>
        </table:table-row>
        <table:table-row table:style-name="ro1">
          <table:table-cell office:value-type="float" office:value="1515.74" calcext:value-type="float">
            <text:p>1515.74</text:p>
          </table:table-cell>
          <table:table-cell office:value-type="float" office:value="2.243382" calcext:value-type="float">
            <text:p>2.243382</text:p>
          </table:table-cell>
          <table:table-cell table:formula="of:=[.B1491]/3.4847446" office:value-type="float" office:value="0.643772286783944" calcext:value-type="float">
            <text:p>0.643772286783944</text:p>
          </table:table-cell>
          <table:table-cell office:value-type="float" office:value="412.20401633534" calcext:value-type="float">
            <text:p>412.20401633534</text:p>
          </table:table-cell>
        </table:table-row>
        <table:table-row table:style-name="ro1">
          <table:table-cell office:value-type="float" office:value="1516.76" calcext:value-type="float">
            <text:p>1516.76</text:p>
          </table:table-cell>
          <table:table-cell office:value-type="float" office:value="2.3221934" calcext:value-type="float">
            <text:p>2.3221934</text:p>
          </table:table-cell>
          <table:table-cell table:formula="of:=[.B1492]/3.4847446" office:value-type="float" office:value="0.666388406197688" calcext:value-type="float">
            <text:p>0.666388406197688</text:p>
          </table:table-cell>
          <table:table-cell office:value-type="float" office:value="414.5679090034" calcext:value-type="float">
            <text:p>414.5679090034</text:p>
          </table:table-cell>
        </table:table-row>
        <table:table-row table:style-name="ro1">
          <table:table-cell office:value-type="float" office:value="1517.77" calcext:value-type="float">
            <text:p>1517.77</text:p>
          </table:table-cell>
          <table:table-cell office:value-type="float" office:value="2.4050495" calcext:value-type="float">
            <text:p>2.4050495</text:p>
          </table:table-cell>
          <table:table-cell table:formula="of:=[.B1493]/3.4847446" office:value-type="float" office:value="0.690165213255514" calcext:value-type="float">
            <text:p>0.690165213255514</text:p>
          </table:table-cell>
          <table:table-cell office:value-type="float" office:value="417.01614562892" calcext:value-type="float">
            <text:p>417.01614562892</text:p>
          </table:table-cell>
        </table:table-row>
        <table:table-row table:style-name="ro1">
          <table:table-cell office:value-type="float" office:value="1518.79" calcext:value-type="float">
            <text:p>1518.79</text:p>
          </table:table-cell>
          <table:table-cell office:value-type="float" office:value="2.4898533" calcext:value-type="float">
            <text:p>2.4898533</text:p>
          </table:table-cell>
          <table:table-cell table:formula="of:=[.B1494]/3.4847446" office:value-type="float" office:value="0.714500942192435" calcext:value-type="float">
            <text:p>0.714500942192435</text:p>
          </table:table-cell>
          <table:table-cell office:value-type="float" office:value="419.55070883575" calcext:value-type="float">
            <text:p>419.55070883575</text:p>
          </table:table-cell>
        </table:table-row>
        <table:table-row table:style-name="ro1">
          <table:table-cell office:value-type="float" office:value="1519.81" calcext:value-type="float">
            <text:p>1519.81</text:p>
          </table:table-cell>
          <table:table-cell office:value-type="float" office:value="2.5739799" calcext:value-type="float">
            <text:p>2.5739799</text:p>
          </table:table-cell>
          <table:table-cell table:formula="of:=[.B1495]/3.4847446" office:value-type="float" office:value="0.738642338379691" calcext:value-type="float">
            <text:p>0.738642338379691</text:p>
          </table:table-cell>
          <table:table-cell office:value-type="float" office:value="422.17090934974" calcext:value-type="float">
            <text:p>422.17090934974</text:p>
          </table:table-cell>
        </table:table-row>
        <table:table-row table:style-name="ro1">
          <table:table-cell office:value-type="float" office:value="1520.83" calcext:value-type="float">
            <text:p>1520.83</text:p>
          </table:table-cell>
          <table:table-cell office:value-type="float" office:value="2.6550438" calcext:value-type="float">
            <text:p>2.6550438</text:p>
          </table:table-cell>
          <table:table-cell table:formula="of:=[.B1496]/3.4847446" office:value-type="float" office:value="0.761904846627784" calcext:value-type="float">
            <text:p>0.761904846627784</text:p>
          </table:table-cell>
          <table:table-cell office:value-type="float" office:value="424.87362939809" calcext:value-type="float">
            <text:p>424.87362939809</text:p>
          </table:table-cell>
        </table:table-row>
        <table:table-row table:style-name="ro1">
          <table:table-cell office:value-type="float" office:value="1521.85" calcext:value-type="float">
            <text:p>1521.85</text:p>
          </table:table-cell>
          <table:table-cell office:value-type="float" office:value="2.7315989" calcext:value-type="float">
            <text:p>2.7315989</text:p>
          </table:table-cell>
          <table:table-cell table:formula="of:=[.B1497]/3.4847446" office:value-type="float" office:value="0.783873486739889" calcext:value-type="float">
            <text:p>0.783873486739889</text:p>
          </table:table-cell>
          <table:table-cell office:value-type="float" office:value="427.65427921514" calcext:value-type="float">
            <text:p>427.65427921514</text:p>
          </table:table-cell>
        </table:table-row>
        <table:table-row table:style-name="ro1">
          <table:table-cell office:value-type="float" office:value="1522.86" calcext:value-type="float">
            <text:p>1522.86</text:p>
          </table:table-cell>
          <table:table-cell office:value-type="float" office:value="2.8034861" calcext:value-type="float">
            <text:p>2.8034861</text:p>
          </table:table-cell>
          <table:table-cell table:formula="of:=[.B1498]/3.4847446" office:value-type="float" office:value="0.804502602572367" calcext:value-type="float">
            <text:p>0.804502602572367</text:p>
          </table:table-cell>
          <table:table-cell office:value-type="float" office:value="430.50810706199" calcext:value-type="float">
            <text:p>430.50810706199</text:p>
          </table:table-cell>
        </table:table-row>
        <table:table-row table:style-name="ro1">
          <table:table-cell office:value-type="float" office:value="1523.88" calcext:value-type="float">
            <text:p>1523.88</text:p>
          </table:table-cell>
          <table:table-cell office:value-type="float" office:value="2.8716661" calcext:value-type="float">
            <text:p>2.8716661</text:p>
          </table:table-cell>
          <table:table-cell table:formula="of:=[.B1499]/3.4847446" office:value-type="float" office:value="0.824067881474011" calcext:value-type="float">
            <text:p>0.824067881474011</text:p>
          </table:table-cell>
          <table:table-cell office:value-type="float" office:value="433.43133918393" calcext:value-type="float">
            <text:p>433.43133918393</text:p>
          </table:table-cell>
        </table:table-row>
        <table:table-row table:style-name="ro1">
          <table:table-cell office:value-type="float" office:value="1524.9" calcext:value-type="float">
            <text:p>1524.9</text:p>
          </table:table-cell>
          <table:table-cell office:value-type="float" office:value="2.9375858" calcext:value-type="float">
            <text:p>2.9375858</text:p>
          </table:table-cell>
          <table:table-cell table:formula="of:=[.B1500]/3.4847446" office:value-type="float" office:value="0.842984533213711" calcext:value-type="float">
            <text:p>0.842984533213711</text:p>
          </table:table-cell>
          <table:table-cell office:value-type="float" office:value="436.42167473118" calcext:value-type="float">
            <text:p>436.42167473118</text:p>
          </table:table-cell>
        </table:table-row>
        <table:table-row table:style-name="ro1">
          <table:table-cell office:value-type="float" office:value="1525.92" calcext:value-type="float">
            <text:p>1525.92</text:p>
          </table:table-cell>
          <table:table-cell office:value-type="float" office:value="3.0023325" calcext:value-type="float">
            <text:p>3.0023325</text:p>
          </table:table-cell>
          <table:table-cell table:formula="of:=[.B1501]/3.4847446" office:value-type="float" office:value="0.86156457491892" calcext:value-type="float">
            <text:p>0.86156457491892</text:p>
          </table:table-cell>
          <table:table-cell office:value-type="float" office:value="439.47791967209" calcext:value-type="float">
            <text:p>439.47791967209</text:p>
          </table:table-cell>
        </table:table-row>
        <table:table-row table:style-name="ro1">
          <table:table-cell office:value-type="float" office:value="1526.94" calcext:value-type="float">
            <text:p>1526.94</text:p>
          </table:table-cell>
          <table:table-cell office:value-type="float" office:value="3.0659424" calcext:value-type="float">
            <text:p>3.0659424</text:p>
          </table:table-cell>
          <table:table-cell table:formula="of:=[.B1502]/3.4847446" office:value-type="float" office:value="0.879818394725398" calcext:value-type="float">
            <text:p>0.879818394725398</text:p>
          </table:table-cell>
          <table:table-cell office:value-type="float" office:value="442.59891677949" calcext:value-type="float">
            <text:p>442.59891677949</text:p>
          </table:table-cell>
        </table:table-row>
        <table:table-row table:style-name="ro1">
          <table:table-cell office:value-type="float" office:value="1527.95" calcext:value-type="float">
            <text:p>1527.95</text:p>
          </table:table-cell>
          <table:table-cell office:value-type="float" office:value="3.1271884" calcext:value-type="float">
            <text:p>3.1271884</text:p>
          </table:table-cell>
          <table:table-cell table:formula="of:=[.B1503]/3.4847446" office:value-type="float" office:value="0.897393857788028" calcext:value-type="float">
            <text:p>0.897393857788028</text:p>
          </table:table-cell>
          <table:table-cell office:value-type="float" office:value="445.78225963326" calcext:value-type="float">
            <text:p>445.78225963326</text:p>
          </table:table-cell>
        </table:table-row>
        <table:table-row table:style-name="ro1">
          <table:table-cell office:value-type="float" office:value="1528.97" calcext:value-type="float">
            <text:p>1528.97</text:p>
          </table:table-cell>
          <table:table-cell office:value-type="float" office:value="3.1839816" calcext:value-type="float">
            <text:p>3.1839816</text:p>
          </table:table-cell>
          <table:table-cell table:formula="of:=[.B1504]/3.4847446" office:value-type="float" office:value="0.913691522758942" calcext:value-type="float">
            <text:p>0.913691522758942</text:p>
          </table:table-cell>
          <table:table-cell office:value-type="float" office:value="449.02341550749" calcext:value-type="float">
            <text:p>449.02341550749</text:p>
          </table:table-cell>
        </table:table-row>
        <table:table-row table:style-name="ro1">
          <table:table-cell office:value-type="float" office:value="1529.99" calcext:value-type="float">
            <text:p>1529.99</text:p>
          </table:table-cell>
          <table:table-cell office:value-type="float" office:value="3.2342533" calcext:value-type="float">
            <text:p>3.2342533</text:p>
          </table:table-cell>
          <table:table-cell table:formula="of:=[.B1505]/3.4847446" office:value-type="float" office:value="0.928117744984812" calcext:value-type="float">
            <text:p>0.928117744984812</text:p>
          </table:table-cell>
          <table:table-cell office:value-type="float" office:value="452.31574579508" calcext:value-type="float">
            <text:p>452.31574579508</text:p>
          </table:table-cell>
        </table:table-row>
        <table:table-row table:style-name="ro1">
          <table:table-cell office:value-type="float" office:value="1531.01" calcext:value-type="float">
            <text:p>1531.01</text:p>
          </table:table-cell>
          <table:table-cell office:value-type="float" office:value="3.2769487" calcext:value-type="float">
            <text:p>3.2769487</text:p>
          </table:table-cell>
          <table:table-cell table:formula="of:=[.B1506]/3.4847446" office:value-type="float" office:value="0.940369833703164" calcext:value-type="float">
            <text:p>0.940369833703164</text:p>
          </table:table-cell>
          <table:table-cell office:value-type="float" office:value="455.65153817589" calcext:value-type="float">
            <text:p>455.65153817589</text:p>
          </table:table-cell>
        </table:table-row>
        <table:table-row table:style-name="ro1">
          <table:table-cell office:value-type="float" office:value="1532.03" calcext:value-type="float">
            <text:p>1532.03</text:p>
          </table:table-cell>
          <table:table-cell office:value-type="float" office:value="3.3126722" calcext:value-type="float">
            <text:p>3.3126722</text:p>
          </table:table-cell>
          <table:table-cell table:formula="of:=[.B1507]/3.4847446" office:value-type="float" office:value="0.950621230606111" calcext:value-type="float">
            <text:p>0.950621230606111</text:p>
          </table:table-cell>
          <table:table-cell office:value-type="float" office:value="459.02369555975" calcext:value-type="float">
            <text:p>459.02369555975</text:p>
          </table:table-cell>
        </table:table-row>
        <table:table-row table:style-name="ro1">
          <table:table-cell office:value-type="float" office:value="1533.04" calcext:value-type="float">
            <text:p>1533.04</text:p>
          </table:table-cell>
          <table:table-cell office:value-type="float" office:value="3.3436248" calcext:value-type="float">
            <text:p>3.3436248</text:p>
          </table:table-cell>
          <table:table-cell table:formula="of:=[.B1508]/3.4847446" office:value-type="float" office:value="0.959503545826572" calcext:value-type="float">
            <text:p>0.959503545826572</text:p>
          </table:table-cell>
          <table:table-cell office:value-type="float" office:value="462.42736128465" calcext:value-type="float">
            <text:p>462.42736128465</text:p>
          </table:table-cell>
        </table:table-row>
        <table:table-row table:style-name="ro1">
          <table:table-cell office:value-type="float" office:value="1534.06" calcext:value-type="float">
            <text:p>1534.06</text:p>
          </table:table-cell>
          <table:table-cell office:value-type="float" office:value="3.3727443" calcext:value-type="float">
            <text:p>3.3727443</text:p>
          </table:table-cell>
          <table:table-cell table:formula="of:=[.B1509]/3.4847446" office:value-type="float" office:value="0.967859825365681" calcext:value-type="float">
            <text:p>0.967859825365681</text:p>
          </table:table-cell>
          <table:table-cell office:value-type="float" office:value="465.86066949252" calcext:value-type="float">
            <text:p>465.86066949252</text:p>
          </table:table-cell>
        </table:table-row>
        <table:table-row table:style-name="ro1">
          <table:table-cell office:value-type="float" office:value="1535.08" calcext:value-type="float">
            <text:p>1535.08</text:p>
          </table:table-cell>
          <table:table-cell office:value-type="float" office:value="3.4022982" calcext:value-type="float">
            <text:p>3.4022982</text:p>
          </table:table-cell>
          <table:table-cell table:formula="of:=[.B1510]/3.4847446" office:value-type="float" office:value="0.976340762533932" calcext:value-type="float">
            <text:p>0.976340762533932</text:p>
          </table:table-cell>
          <table:table-cell office:value-type="float" office:value="469.32406226962" calcext:value-type="float">
            <text:p>469.32406226962</text:p>
          </table:table-cell>
        </table:table-row>
        <table:table-row table:style-name="ro1">
          <table:table-cell office:value-type="float" office:value="1536.1" calcext:value-type="float">
            <text:p>1536.1</text:p>
          </table:table-cell>
          <table:table-cell office:value-type="float" office:value="3.4324409" calcext:value-type="float">
            <text:p>3.4324409</text:p>
          </table:table-cell>
          <table:table-cell table:formula="of:=[.B1511]/3.4847446" office:value-type="float" office:value="0.984990664739103" calcext:value-type="float">
            <text:p>0.984990664739103</text:p>
          </table:table-cell>
          <table:table-cell office:value-type="float" office:value="472.81813900993" calcext:value-type="float">
            <text:p>472.81813900993</text:p>
          </table:table-cell>
        </table:table-row>
        <table:table-row table:style-name="ro1">
          <table:table-cell office:value-type="float" office:value="1537.11" calcext:value-type="float">
            <text:p>1537.11</text:p>
          </table:table-cell>
          <table:table-cell office:value-type="float" office:value="3.4603309" calcext:value-type="float">
            <text:p>3.4603309</text:p>
          </table:table-cell>
          <table:table-cell table:formula="of:=[.B1512]/3.4847446" office:value-type="float" office:value="0.99299412071691" calcext:value-type="float">
            <text:p>0.99299412071691</text:p>
          </table:table-cell>
          <table:table-cell office:value-type="float" office:value="476.34060650425" calcext:value-type="float">
            <text:p>476.34060650425</text:p>
          </table:table-cell>
        </table:table-row>
        <table:table-row table:style-name="ro1">
          <table:table-cell office:value-type="float" office:value="1538.13" calcext:value-type="float">
            <text:p>1538.13</text:p>
          </table:table-cell>
          <table:table-cell office:value-type="float" office:value="3.4802399" calcext:value-type="float">
            <text:p>3.4802399</text:p>
          </table:table-cell>
          <table:table-cell table:formula="of:=[.B1513]/3.4847446" office:value-type="float" office:value="0.998707308420824" calcext:value-type="float">
            <text:p>0.998707308420824</text:p>
          </table:table-cell>
          <table:table-cell office:value-type="float" office:value="479.88334058507" calcext:value-type="float">
            <text:p>479.88334058507</text:p>
          </table:table-cell>
        </table:table-row>
        <table:table-row table:style-name="ro1">
          <table:table-cell office:value-type="float" office:value="1539.15" calcext:value-type="float">
            <text:p>1539.15</text:p>
          </table:table-cell>
          <table:table-cell office:value-type="float" office:value="3.4847446" calcext:value-type="float">
            <text:p>3.4847446</text:p>
          </table:table-cell>
          <table:table-cell table:formula="of:=[.B1514]/3.4847446" office:value-type="float" office:value="1" calcext:value-type="float">
            <text:p>1</text:p>
          </table:table-cell>
          <table:table-cell office:value-type="float" office:value="483.43066022008" calcext:value-type="float">
            <text:p>483.43066022008</text:p>
          </table:table-cell>
        </table:table-row>
        <table:table-row table:style-name="ro1">
          <table:table-cell office:value-type="float" office:value="1540.17" calcext:value-type="float">
            <text:p>1540.17</text:p>
          </table:table-cell>
          <table:table-cell office:value-type="float" office:value="3.4666797" calcext:value-type="float">
            <text:p>3.4666797</text:p>
          </table:table-cell>
          <table:table-cell table:formula="of:=[.B1515]/3.4847446" office:value-type="float" office:value="0.994816004593278" calcext:value-type="float">
            <text:p>0.994816004593278</text:p>
          </table:table-cell>
          <table:table-cell office:value-type="float" office:value="486.95959054463" calcext:value-type="float">
            <text:p>486.95959054463</text:p>
          </table:table-cell>
        </table:table-row>
        <table:table-row table:style-name="ro1">
          <table:table-cell office:value-type="float" office:value="1541.19" calcext:value-type="float">
            <text:p>1541.19</text:p>
          </table:table-cell>
          <table:table-cell office:value-type="float" office:value="3.4212261" calcext:value-type="float">
            <text:p>3.4212261</text:p>
          </table:table-cell>
          <table:table-cell table:formula="of:=[.B1516]/3.4847446" office:value-type="float" office:value="0.981772408801494" calcext:value-type="float">
            <text:p>0.981772408801494</text:p>
          </table:table-cell>
          <table:table-cell office:value-type="float" office:value="490.44225110093" calcext:value-type="float">
            <text:p>490.44225110093</text:p>
          </table:table-cell>
        </table:table-row>
        <table:table-row table:style-name="ro1">
          <table:table-cell office:value-type="float" office:value="1542.2" calcext:value-type="float">
            <text:p>1542.2</text:p>
          </table:table-cell>
          <table:table-cell office:value-type="float" office:value="3.3474162" calcext:value-type="float">
            <text:p>3.3474162</text:p>
          </table:table-cell>
          <table:table-cell table:formula="of:=[.B1517]/3.4847446" office:value-type="float" office:value="0.960591545216829" calcext:value-type="float">
            <text:p>0.960591545216829</text:p>
          </table:table-cell>
          <table:table-cell office:value-type="float" office:value="493.84977634047" calcext:value-type="float">
            <text:p>493.84977634047</text:p>
          </table:table-cell>
        </table:table-row>
        <table:table-row table:style-name="ro1">
          <table:table-cell office:value-type="float" office:value="1543.22" calcext:value-type="float">
            <text:p>1543.22</text:p>
          </table:table-cell>
          <table:table-cell office:value-type="float" office:value="3.2485175" calcext:value-type="float">
            <text:p>3.2485175</text:p>
          </table:table-cell>
          <table:table-cell table:formula="of:=[.B1518]/3.4847446" office:value-type="float" office:value="0.932211072226068" calcext:value-type="float">
            <text:p>0.932211072226068</text:p>
          </table:table-cell>
          <table:table-cell office:value-type="float" office:value="497.15662701066" calcext:value-type="float">
            <text:p>497.15662701066</text:p>
          </table:table-cell>
        </table:table-row>
        <table:table-row table:style-name="ro1">
          <table:table-cell office:value-type="float" office:value="1544.24" calcext:value-type="float">
            <text:p>1544.24</text:p>
          </table:table-cell>
          <table:table-cell office:value-type="float" office:value="3.1311393" calcext:value-type="float">
            <text:p>3.1311393</text:p>
          </table:table-cell>
          <table:table-cell table:formula="of:=[.B1519]/3.4847446" office:value-type="float" office:value="0.898527628107954" calcext:value-type="float">
            <text:p>0.898527628107954</text:p>
          </table:table-cell>
          <table:table-cell office:value-type="float" office:value="500.34399174806" calcext:value-type="float">
            <text:p>500.34399174806</text:p>
          </table:table-cell>
        </table:table-row>
        <table:table-row table:style-name="ro1">
          <table:table-cell office:value-type="float" office:value="1545.26" calcext:value-type="float">
            <text:p>1545.26</text:p>
          </table:table-cell>
          <table:table-cell office:value-type="float" office:value="3.0033508" calcext:value-type="float">
            <text:p>3.0033508</text:p>
          </table:table-cell>
          <table:table-cell table:formula="of:=[.B1520]/3.4847446" office:value-type="float" office:value="0.861856791456109" calcext:value-type="float">
            <text:p>0.861856791456109</text:p>
          </table:table-cell>
          <table:table-cell office:value-type="float" office:value="503.40127329624" calcext:value-type="float">
            <text:p>503.40127329624</text:p>
          </table:table-cell>
        </table:table-row>
        <table:table-row table:style-name="ro1">
          <table:table-cell office:value-type="float" office:value="1546.28" calcext:value-type="float">
            <text:p>1546.28</text:p>
          </table:table-cell>
          <table:table-cell office:value-type="float" office:value="2.8724458" calcext:value-type="float">
            <text:p>2.8724458</text:p>
          </table:table-cell>
          <table:table-cell table:formula="of:=[.B1521]/3.4847446" office:value-type="float" office:value="0.824291628143997" calcext:value-type="float">
            <text:p>0.824291628143997</text:p>
          </table:table-cell>
          <table:table-cell office:value-type="float" office:value="506.3252991835" calcext:value-type="float">
            <text:p>506.3252991835</text:p>
          </table:table-cell>
        </table:table-row>
        <table:table-row table:style-name="ro1">
          <table:table-cell office:value-type="float" office:value="1547.29" calcext:value-type="float">
            <text:p>1547.29</text:p>
          </table:table-cell>
          <table:table-cell office:value-type="float" office:value="2.743102" calcext:value-type="float">
            <text:p>2.743102</text:p>
          </table:table-cell>
          <table:table-cell table:formula="of:=[.B1522]/3.4847446" office:value-type="float" office:value="0.787174474708993" calcext:value-type="float">
            <text:p>0.787174474708993</text:p>
          </table:table-cell>
          <table:table-cell office:value-type="float" office:value="509.1176586897" calcext:value-type="float">
            <text:p>509.1176586897</text:p>
          </table:table-cell>
        </table:table-row>
        <table:table-row table:style-name="ro1">
          <table:table-cell office:value-type="float" office:value="1548.31" calcext:value-type="float">
            <text:p>1548.31</text:p>
          </table:table-cell>
          <table:table-cell office:value-type="float" office:value="2.6165292" calcext:value-type="float">
            <text:p>2.6165292</text:p>
          </table:table-cell>
          <table:table-cell table:formula="of:=[.B1523]/3.4847446" office:value-type="float" office:value="0.750852501500397" calcext:value-type="float">
            <text:p>0.750852501500397</text:p>
          </table:table-cell>
          <table:table-cell office:value-type="float" office:value="511.78117253286" calcext:value-type="float">
            <text:p>511.78117253286</text:p>
          </table:table-cell>
        </table:table-row>
        <table:table-row table:style-name="ro1">
          <table:table-cell office:value-type="float" office:value="1549.33" calcext:value-type="float">
            <text:p>1549.33</text:p>
          </table:table-cell>
          <table:table-cell office:value-type="float" office:value="2.4908381" calcext:value-type="float">
            <text:p>2.4908381</text:p>
          </table:table-cell>
          <table:table-cell table:formula="of:=[.B1524]/3.4847446" office:value-type="float" office:value="0.714783545399568" calcext:value-type="float">
            <text:p>0.714783545399568</text:p>
          </table:table-cell>
          <table:table-cell office:value-type="float" office:value="514.31673819758" calcext:value-type="float">
            <text:p>514.31673819758</text:p>
          </table:table-cell>
        </table:table-row>
        <table:table-row table:style-name="ro1">
          <table:table-cell office:value-type="float" office:value="1550.35" calcext:value-type="float">
            <text:p>1550.35</text:p>
          </table:table-cell>
          <table:table-cell office:value-type="float" office:value="2.3624316" calcext:value-type="float">
            <text:p>2.3624316</text:p>
          </table:table-cell>
          <table:table-cell table:formula="of:=[.B1525]/3.4847446" office:value-type="float" office:value="0.677935364330574" calcext:value-type="float">
            <text:p>0.677935364330574</text:p>
          </table:table-cell>
          <table:table-cell office:value-type="float" office:value="516.72159163065" calcext:value-type="float">
            <text:p>516.72159163065</text:p>
          </table:table-cell>
        </table:table-row>
        <table:table-row table:style-name="ro1">
          <table:table-cell office:value-type="float" office:value="1551.37" calcext:value-type="float">
            <text:p>1551.37</text:p>
          </table:table-cell>
          <table:table-cell office:value-type="float" office:value="2.2278787" calcext:value-type="float">
            <text:p>2.2278787</text:p>
          </table:table-cell>
          <table:table-cell table:formula="of:=[.B1526]/3.4847446" office:value-type="float" office:value="0.639323381116654" calcext:value-type="float">
            <text:p>0.639323381116654</text:p>
          </table:table-cell>
          <table:table-cell office:value-type="float" office:value="518.98947600747" calcext:value-type="float">
            <text:p>518.98947600747</text:p>
          </table:table-cell>
        </table:table-row>
        <table:table-row table:style-name="ro1">
          <table:table-cell office:value-type="float" office:value="1552.38" calcext:value-type="float">
            <text:p>1552.38</text:p>
          </table:table-cell>
          <table:table-cell office:value-type="float" office:value="2.0855955" calcext:value-type="float">
            <text:p>2.0855955</text:p>
          </table:table-cell>
          <table:table-cell table:formula="of:=[.B1527]/3.4847446" office:value-type="float" office:value="0.598493071773467" calcext:value-type="float">
            <text:p>0.598493071773467</text:p>
          </table:table-cell>
          <table:table-cell office:value-type="float" office:value="521.11252225528" calcext:value-type="float">
            <text:p>521.11252225528</text:p>
          </table:table-cell>
        </table:table-row>
        <table:table-row table:style-name="ro1">
          <table:table-cell office:value-type="float" office:value="1553.4" calcext:value-type="float">
            <text:p>1553.4</text:p>
          </table:table-cell>
          <table:table-cell office:value-type="float" office:value="1.9367722" calcext:value-type="float">
            <text:p>1.9367722</text:p>
          </table:table-cell>
          <table:table-cell table:formula="of:=[.B1528]/3.4847446" office:value-type="float" office:value="0.555785982134817" calcext:value-type="float">
            <text:p>0.555785982134817</text:p>
          </table:table-cell>
          <table:table-cell office:value-type="float" office:value="523.08407281623" calcext:value-type="float">
            <text:p>523.08407281623</text:p>
          </table:table-cell>
        </table:table-row>
        <table:table-row table:style-name="ro1">
          <table:table-cell office:value-type="float" office:value="1554.42" calcext:value-type="float">
            <text:p>1554.42</text:p>
          </table:table-cell>
          <table:table-cell office:value-type="float" office:value="1.7852815" calcext:value-type="float">
            <text:p>1.7852815</text:p>
          </table:table-cell>
          <table:table-cell table:formula="of:=[.B1529]/3.4847446" office:value-type="float" office:value="0.512313441851664" calcext:value-type="float">
            <text:p>0.512313441851664</text:p>
          </table:table-cell>
          <table:table-cell office:value-type="float" office:value="524.90141235741" calcext:value-type="float">
            <text:p>524.90141235741</text:p>
          </table:table-cell>
        </table:table-row>
        <table:table-row table:style-name="ro1">
          <table:table-cell office:value-type="float" office:value="1555.44" calcext:value-type="float">
            <text:p>1555.44</text:p>
          </table:table-cell>
          <table:table-cell office:value-type="float" office:value="1.6366749" calcext:value-type="float">
            <text:p>1.6366749</text:p>
          </table:table-cell>
          <table:table-cell table:formula="of:=[.B1530]/3.4847446" office:value-type="float" office:value="0.469668537545047" calcext:value-type="float">
            <text:p>0.469668537545047</text:p>
          </table:table-cell>
          <table:table-cell office:value-type="float" office:value="526.56747681809" calcext:value-type="float">
            <text:p>526.56747681809</text:p>
          </table:table-cell>
        </table:table-row>
        <table:table-row table:style-name="ro1">
          <table:table-cell office:value-type="float" office:value="1556.46" calcext:value-type="float">
            <text:p>1556.46</text:p>
          </table:table-cell>
          <table:table-cell office:value-type="float" office:value="1.4966742" calcext:value-type="float">
            <text:p>1.4966742</text:p>
          </table:table-cell>
          <table:table-cell table:formula="of:=[.B1531]/3.4847446" office:value-type="float" office:value="0.429493225988499" calcext:value-type="float">
            <text:p>0.429493225988499</text:p>
          </table:table-cell>
          <table:table-cell office:value-type="float" office:value="528.09102657367" calcext:value-type="float">
            <text:p>528.09102657367</text:p>
          </table:table-cell>
        </table:table-row>
        <table:table-row table:style-name="ro1">
          <table:table-cell office:value-type="float" office:value="1557.47" calcext:value-type="float">
            <text:p>1557.47</text:p>
          </table:table-cell>
          <table:table-cell office:value-type="float" office:value="1.3696974" calcext:value-type="float">
            <text:p>1.3696974</text:p>
          </table:table-cell>
          <table:table-cell table:formula="of:=[.B1532]/3.4847446" office:value-type="float" office:value="0.39305531888908" calcext:value-type="float">
            <text:p>0.39305531888908</text:p>
          </table:table-cell>
          <table:table-cell office:value-type="float" office:value="529.48531942579" calcext:value-type="float">
            <text:p>529.48531942579</text:p>
          </table:table-cell>
        </table:table-row>
        <table:table-row table:style-name="ro1">
          <table:table-cell office:value-type="float" office:value="1558.49" calcext:value-type="float">
            <text:p>1558.49</text:p>
          </table:table-cell>
          <table:table-cell office:value-type="float" office:value="1.2578947" calcext:value-type="float">
            <text:p>1.2578947</text:p>
          </table:table-cell>
          <table:table-cell table:formula="of:=[.B1533]/3.4847446" office:value-type="float" office:value="0.360971848553837" calcext:value-type="float">
            <text:p>0.360971848553837</text:p>
          </table:table-cell>
          <table:table-cell office:value-type="float" office:value="530.76580199858" calcext:value-type="float">
            <text:p>530.76580199858</text:p>
          </table:table-cell>
        </table:table-row>
        <table:table-row table:style-name="ro1">
          <table:table-cell office:value-type="float" office:value="1559.51" calcext:value-type="float">
            <text:p>1559.51</text:p>
          </table:table-cell>
          <table:table-cell office:value-type="float" office:value="1.1609468" calcext:value-type="float">
            <text:p>1.1609468</text:p>
          </table:table-cell>
          <table:table-cell table:formula="of:=[.B1534]/3.4847446" office:value-type="float" office:value="0.333151187033908" calcext:value-type="float">
            <text:p>0.333151187033908</text:p>
          </table:table-cell>
          <table:table-cell office:value-type="float" office:value="531.94759575034" calcext:value-type="float">
            <text:p>531.94759575034</text:p>
          </table:table-cell>
        </table:table-row>
        <table:table-row table:style-name="ro1">
          <table:table-cell office:value-type="float" office:value="1560.53" calcext:value-type="float">
            <text:p>1560.53</text:p>
          </table:table-cell>
          <table:table-cell office:value-type="float" office:value="1.0765963" calcext:value-type="float">
            <text:p>1.0765963</text:p>
          </table:table-cell>
          <table:table-cell table:formula="of:=[.B1535]/3.4847446" office:value-type="float" office:value="0.30894553936607" calcext:value-type="float">
            <text:p>0.30894553936607</text:p>
          </table:table-cell>
          <table:table-cell office:value-type="float" office:value="533.04352432311" calcext:value-type="float">
            <text:p>533.04352432311</text:p>
          </table:table-cell>
        </table:table-row>
        <table:table-row table:style-name="ro1">
          <table:table-cell office:value-type="float" office:value="1561.55" calcext:value-type="float">
            <text:p>1561.55</text:p>
          </table:table-cell>
          <table:table-cell office:value-type="float" office:value="1.0016471" calcext:value-type="float">
            <text:p>1.0016471</text:p>
          </table:table-cell>
          <table:table-cell table:formula="of:=[.B1536]/3.4847446" office:value-type="float" office:value="0.287437736469984" calcext:value-type="float">
            <text:p>0.287437736469984</text:p>
          </table:table-cell>
          <table:table-cell office:value-type="float" office:value="534.06315782909" calcext:value-type="float">
            <text:p>534.06315782909</text:p>
          </table:table-cell>
        </table:table-row>
        <table:table-row table:style-name="ro1">
          <table:table-cell office:value-type="float" office:value="1562.56" calcext:value-type="float">
            <text:p>1562.56</text:p>
          </table:table-cell>
          <table:table-cell office:value-type="float" office:value="0.93304801" calcext:value-type="float">
            <text:p>0.93304801</text:p>
          </table:table-cell>
          <table:table-cell table:formula="of:=[.B1537]/3.4847446" office:value-type="float" office:value="0.267752193374516" calcext:value-type="float">
            <text:p>0.267752193374516</text:p>
          </table:table-cell>
          <table:table-cell office:value-type="float" office:value="535.01296044363" calcext:value-type="float">
            <text:p>535.01296044363</text:p>
          </table:table-cell>
        </table:table-row>
        <table:table-row table:style-name="ro1">
          <table:table-cell office:value-type="float" office:value="1563.58" calcext:value-type="float">
            <text:p>1563.58</text:p>
          </table:table-cell>
          <table:table-cell office:value-type="float" office:value="0.86870826" calcext:value-type="float">
            <text:p>0.86870826</text:p>
          </table:table-cell>
          <table:table-cell table:formula="of:=[.B1538]/3.4847446" office:value-type="float" office:value="0.249288932107105" calcext:value-type="float">
            <text:p>0.249288932107105</text:p>
          </table:table-cell>
          <table:table-cell office:value-type="float" office:value="535.8972679707" calcext:value-type="float">
            <text:p>535.8972679707</text:p>
          </table:table-cell>
        </table:table-row>
        <table:table-row table:style-name="ro1">
          <table:table-cell office:value-type="float" office:value="1564.6" calcext:value-type="float">
            <text:p>1564.6</text:p>
          </table:table-cell>
          <table:table-cell office:value-type="float" office:value="0.80783402" calcext:value-type="float">
            <text:p>0.80783402</text:p>
          </table:table-cell>
          <table:table-cell table:formula="of:=[.B1539]/3.4847446" office:value-type="float" office:value="0.231820151181237" calcext:value-type="float">
            <text:p>0.231820151181237</text:p>
          </table:table-cell>
          <table:table-cell office:value-type="float" office:value="536.71960814253" calcext:value-type="float">
            <text:p>536.71960814253</text:p>
          </table:table-cell>
        </table:table-row>
        <table:table-row table:style-name="ro1">
          <table:table-cell office:value-type="float" office:value="1565.62" calcext:value-type="float">
            <text:p>1565.62</text:p>
          </table:table-cell>
          <table:table-cell office:value-type="float" office:value="0.75076737" calcext:value-type="float">
            <text:p>0.75076737</text:p>
          </table:table-cell>
          <table:table-cell table:formula="of:=[.B1540]/3.4847446" office:value-type="float" office:value="0.215444015610211" calcext:value-type="float">
            <text:p>0.215444015610211</text:p>
          </table:table-cell>
          <table:table-cell office:value-type="float" office:value="537.48385693133" calcext:value-type="float">
            <text:p>537.48385693133</text:p>
          </table:table-cell>
        </table:table-row>
        <table:table-row table:style-name="ro1">
          <table:table-cell office:value-type="float" office:value="1566.64" calcext:value-type="float">
            <text:p>1566.64</text:p>
          </table:table-cell>
          <table:table-cell office:value-type="float" office:value="0.69847419" calcext:value-type="float">
            <text:p>0.69847419</text:p>
          </table:table-cell>
          <table:table-cell table:formula="of:=[.B1541]/3.4847446" office:value-type="float" office:value="0.200437699221917" calcext:value-type="float">
            <text:p>0.200437699221917</text:p>
          </table:table-cell>
          <table:table-cell office:value-type="float" office:value="538.19487351415" calcext:value-type="float">
            <text:p>538.19487351415</text:p>
          </table:table-cell>
        </table:table-row>
        <table:table-row table:style-name="ro1">
          <table:table-cell office:value-type="float" office:value="1567.65" calcext:value-type="float">
            <text:p>1567.65</text:p>
          </table:table-cell>
          <table:table-cell office:value-type="float" office:value="0.65191614" calcext:value-type="float">
            <text:p>0.65191614</text:p>
          </table:table-cell>
          <table:table-cell table:formula="of:=[.B1542]/3.4847446" office:value-type="float" office:value="0.187077164851622" calcext:value-type="float">
            <text:p>0.187077164851622</text:p>
          </table:table-cell>
          <table:table-cell office:value-type="float" office:value="538.85849601714" calcext:value-type="float">
            <text:p>538.85849601714</text:p>
          </table:table-cell>
        </table:table-row>
        <table:table-row table:style-name="ro1">
          <table:table-cell office:value-type="float" office:value="1568.67" calcext:value-type="float">
            <text:p>1568.67</text:p>
          </table:table-cell>
          <table:table-cell office:value-type="float" office:value="0.61153706" calcext:value-type="float">
            <text:p>0.61153706</text:p>
          </table:table-cell>
          <table:table-cell table:formula="of:=[.B1543]/3.4847446" office:value-type="float" office:value="0.175489779078788" calcext:value-type="float">
            <text:p>0.175489779078788</text:p>
          </table:table-cell>
          <table:table-cell office:value-type="float" office:value="539.48101435829" calcext:value-type="float">
            <text:p>539.48101435829</text:p>
          </table:table-cell>
        </table:table-row>
        <table:table-row table:style-name="ro1">
          <table:table-cell office:value-type="float" office:value="1569.69" calcext:value-type="float">
            <text:p>1569.69</text:p>
          </table:table-cell>
          <table:table-cell office:value-type="float" office:value="0.57701353" calcext:value-type="float">
            <text:p>0.57701353</text:p>
          </table:table-cell>
          <table:table-cell table:formula="of:=[.B1544]/3.4847446" office:value-type="float" office:value="0.165582731658441" calcext:value-type="float">
            <text:p>0.165582731658441</text:p>
          </table:table-cell>
          <table:table-cell office:value-type="float" office:value="540.06838923213" calcext:value-type="float">
            <text:p>540.06838923213</text:p>
          </table:table-cell>
        </table:table-row>
        <table:table-row table:style-name="ro1">
          <table:table-cell office:value-type="float" office:value="1570.71" calcext:value-type="float">
            <text:p>1570.71</text:p>
          </table:table-cell>
          <table:table-cell office:value-type="float" office:value="0.54730594" calcext:value-type="float">
            <text:p>0.54730594</text:p>
          </table:table-cell>
          <table:table-cell table:formula="of:=[.B1545]/3.4847446" office:value-type="float" office:value="0.157057690827615" calcext:value-type="float">
            <text:p>0.157057690827615</text:p>
          </table:table-cell>
          <table:table-cell office:value-type="float" office:value="540.62552306214" calcext:value-type="float">
            <text:p>540.62552306214</text:p>
          </table:table-cell>
        </table:table-row>
        <table:table-row table:style-name="ro1">
          <table:table-cell office:value-type="float" office:value="1571.73" calcext:value-type="float">
            <text:p>1571.73</text:p>
          </table:table-cell>
          <table:table-cell office:value-type="float" office:value="0.52094272" calcext:value-type="float">
            <text:p>0.52094272</text:p>
          </table:table-cell>
          <table:table-cell table:formula="of:=[.B1546]/3.4847446" office:value-type="float" office:value="0.14949236738899" calcext:value-type="float">
            <text:p>0.14949236738899</text:p>
          </table:table-cell>
          <table:table-cell office:value-type="float" office:value="541.15582027171" calcext:value-type="float">
            <text:p>541.15582027171</text:p>
          </table:table-cell>
        </table:table-row>
        <table:table-row table:style-name="ro1">
          <table:table-cell office:value-type="float" office:value="1572.74" calcext:value-type="float">
            <text:p>1572.74</text:p>
          </table:table-cell>
          <table:table-cell office:value-type="float" office:value="0.49640918" calcext:value-type="float">
            <text:p>0.49640918</text:p>
          </table:table-cell>
          <table:table-cell table:formula="of:=[.B1547]/3.4847446" office:value-type="float" office:value="0.142452098211157" calcext:value-type="float">
            <text:p>0.142452098211157</text:p>
          </table:table-cell>
          <table:table-cell office:value-type="float" office:value="541.66114339723" calcext:value-type="float">
            <text:p>541.66114339723</text:p>
          </table:table-cell>
        </table:table-row>
        <table:table-row table:style-name="ro1">
          <table:table-cell office:value-type="float" office:value="1573.76" calcext:value-type="float">
            <text:p>1573.76</text:p>
          </table:table-cell>
          <table:table-cell office:value-type="float" office:value="0.47250422" calcext:value-type="float">
            <text:p>0.47250422</text:p>
          </table:table-cell>
          <table:table-cell table:formula="of:=[.B1548]/3.4847446" office:value-type="float" office:value="0.13559220954098" calcext:value-type="float">
            <text:p>0.13559220954098</text:p>
          </table:table-cell>
          <table:table-cell office:value-type="float" office:value="542.14213230425" calcext:value-type="float">
            <text:p>542.14213230425</text:p>
          </table:table-cell>
        </table:table-row>
        <table:table-row table:style-name="ro1">
          <table:table-cell office:value-type="float" office:value="1574.78" calcext:value-type="float">
            <text:p>1574.78</text:p>
          </table:table-cell>
          <table:table-cell office:value-type="float" office:value="0.4485638" calcext:value-type="float">
            <text:p>0.4485638</text:p>
          </table:table-cell>
          <table:table-cell table:formula="of:=[.B1549]/3.4847446" office:value-type="float" office:value="0.128722145089198" calcext:value-type="float">
            <text:p>0.128722145089198</text:p>
          </table:table-cell>
          <table:table-cell office:value-type="float" office:value="542.59875089541" calcext:value-type="float">
            <text:p>542.59875089541</text:p>
          </table:table-cell>
        </table:table-row>
        <table:table-row table:style-name="ro1">
          <table:table-cell office:value-type="float" office:value="1575.8" calcext:value-type="float">
            <text:p>1575.8</text:p>
          </table:table-cell>
          <table:table-cell office:value-type="float" office:value="0.42450897" calcext:value-type="float">
            <text:p>0.42450897</text:p>
          </table:table-cell>
          <table:table-cell table:formula="of:=[.B1550]/3.4847446" office:value-type="float" office:value="0.121819248963037" calcext:value-type="float">
            <text:p>0.121819248963037</text:p>
          </table:table-cell>
          <table:table-cell office:value-type="float" office:value="543.03088270851" calcext:value-type="float">
            <text:p>543.03088270851</text:p>
          </table:table-cell>
        </table:table-row>
        <table:table-row table:style-name="ro1">
          <table:table-cell office:value-type="float" office:value="1576.82" calcext:value-type="float">
            <text:p>1576.82</text:p>
          </table:table-cell>
          <table:table-cell office:value-type="float" office:value="0.40073504" calcext:value-type="float">
            <text:p>0.40073504</text:p>
          </table:table-cell>
          <table:table-cell table:formula="of:=[.B1551]/3.4847446" office:value-type="float" office:value="0.114996961326807" calcext:value-type="float">
            <text:p>0.114996961326807</text:p>
          </table:table-cell>
          <table:table-cell office:value-type="float" office:value="543.43881369172" calcext:value-type="float">
            <text:p>543.43881369172</text:p>
          </table:table-cell>
        </table:table-row>
        <table:table-row table:style-name="ro1">
          <table:table-cell office:value-type="float" office:value="1577.83" calcext:value-type="float">
            <text:p>1577.83</text:p>
          </table:table-cell>
          <table:table-cell office:value-type="float" office:value="0.37790003" calcext:value-type="float">
            <text:p>0.37790003</text:p>
          </table:table-cell>
          <table:table-cell table:formula="of:=[.B1552]/3.4847446" office:value-type="float" office:value="0.10844411094001" calcext:value-type="float">
            <text:p>0.10844411094001</text:p>
          </table:table-cell>
          <table:table-cell office:value-type="float" office:value="543.82349961322" calcext:value-type="float">
            <text:p>543.82349961322</text:p>
          </table:table-cell>
        </table:table-row>
        <table:table-row table:style-name="ro1">
          <table:table-cell office:value-type="float" office:value="1578.85" calcext:value-type="float">
            <text:p>1578.85</text:p>
          </table:table-cell>
          <table:table-cell office:value-type="float" office:value="0.35668693" calcext:value-type="float">
            <text:p>0.35668693</text:p>
          </table:table-cell>
          <table:table-cell table:formula="of:=[.B1553]/3.4847446" office:value-type="float" office:value="0.102356692080103" calcext:value-type="float">
            <text:p>0.102356692080103</text:p>
          </table:table-cell>
          <table:table-cell office:value-type="float" office:value="544.18659151224" calcext:value-type="float">
            <text:p>544.18659151224</text:p>
          </table:table-cell>
        </table:table-row>
        <table:table-row table:style-name="ro1">
          <table:table-cell office:value-type="float" office:value="1579.87" calcext:value-type="float">
            <text:p>1579.87</text:p>
          </table:table-cell>
          <table:table-cell office:value-type="float" office:value="0.33760725" calcext:value-type="float">
            <text:p>0.33760725</text:p>
          </table:table-cell>
          <table:table-cell table:formula="of:=[.B1554]/3.4847446" office:value-type="float" office:value="0.0968814902532599" calcext:value-type="float">
            <text:p>0.09688149025326</text:p>
          </table:table-cell>
          <table:table-cell office:value-type="float" office:value="544.53026112506" calcext:value-type="float">
            <text:p>544.53026112506</text:p>
          </table:table-cell>
        </table:table-row>
        <table:table-row table:style-name="ro1">
          <table:table-cell office:value-type="float" office:value="1580.89" calcext:value-type="float">
            <text:p>1580.89</text:p>
          </table:table-cell>
          <table:table-cell office:value-type="float" office:value="0.32088924" calcext:value-type="float">
            <text:p>0.32088924</text:p>
          </table:table-cell>
          <table:table-cell table:formula="of:=[.B1555]/3.4847446" office:value-type="float" office:value="0.0920840052381457" calcext:value-type="float">
            <text:p>0.092084005238146</text:p>
          </table:table-cell>
          <table:table-cell office:value-type="float" office:value="544.85691252255" calcext:value-type="float">
            <text:p>544.85691252255</text:p>
          </table:table-cell>
        </table:table-row>
        <table:table-row table:style-name="ro1">
          <table:table-cell office:value-type="float" office:value="1581.9" calcext:value-type="float">
            <text:p>1581.9</text:p>
          </table:table-cell>
          <table:table-cell office:value-type="float" office:value="0.3064636" calcext:value-type="float">
            <text:p>0.3064636</text:p>
          </table:table-cell>
          <table:table-cell table:formula="of:=[.B1556]/3.4847446" office:value-type="float" office:value="0.0879443503549729" calcext:value-type="float">
            <text:p>0.087944350354973</text:p>
          </table:table-cell>
          <table:table-cell office:value-type="float" office:value="545.16887924692" calcext:value-type="float">
            <text:p>545.16887924692</text:p>
          </table:table-cell>
        </table:table-row>
        <table:table-row table:style-name="ro1">
          <table:table-cell office:value-type="float" office:value="1582.92" calcext:value-type="float">
            <text:p>1582.92</text:p>
          </table:table-cell>
          <table:table-cell office:value-type="float" office:value="0.29403109" calcext:value-type="float">
            <text:p>0.29403109</text:p>
          </table:table-cell>
          <table:table-cell table:formula="of:=[.B1557]/3.4847446" office:value-type="float" office:value="0.0843766541743117" calcext:value-type="float">
            <text:p>0.084376654174312</text:p>
          </table:table-cell>
          <table:table-cell office:value-type="float" office:value="545.46819020574" calcext:value-type="float">
            <text:p>545.46819020574</text:p>
          </table:table-cell>
        </table:table-row>
        <table:table-row table:style-name="ro1">
          <table:table-cell office:value-type="float" office:value="1583.94" calcext:value-type="float">
            <text:p>1583.94</text:p>
          </table:table-cell>
          <table:table-cell office:value-type="float" office:value="0.28317638" calcext:value-type="float">
            <text:p>0.28317638</text:p>
          </table:table-cell>
          <table:table-cell table:formula="of:=[.B1558]/3.4847446" office:value-type="float" office:value="0.0812617314910252" calcext:value-type="float">
            <text:p>0.081261731491025</text:p>
          </table:table-cell>
          <table:table-cell office:value-type="float" office:value="545.75645154301" calcext:value-type="float">
            <text:p>545.75645154301</text:p>
          </table:table-cell>
        </table:table-row>
        <table:table-row table:style-name="ro1">
          <table:table-cell office:value-type="float" office:value="1584.96" calcext:value-type="float">
            <text:p>1584.96</text:p>
          </table:table-cell>
          <table:table-cell office:value-type="float" office:value="0.27348604" calcext:value-type="float">
            <text:p>0.27348604</text:p>
          </table:table-cell>
          <table:table-cell table:formula="of:=[.B1559]/3.4847446" office:value-type="float" office:value="0.0784809423336218" calcext:value-type="float">
            <text:p>0.078480942333622</text:p>
          </table:table-cell>
          <table:table-cell office:value-type="float" office:value="546.03484853201" calcext:value-type="float">
            <text:p>546.03484853201</text:p>
          </table:table-cell>
        </table:table-row>
        <table:table-row table:style-name="ro1">
          <table:table-cell office:value-type="float" office:value="1585.98" calcext:value-type="float">
            <text:p>1585.98</text:p>
          </table:table-cell>
          <table:table-cell office:value-type="float" office:value="0.26463397" calcext:value-type="float">
            <text:p>0.26463397</text:p>
          </table:table-cell>
          <table:table-cell table:formula="of:=[.B1560]/3.4847446" office:value-type="float" office:value="0.0759407073907224" calcext:value-type="float">
            <text:p>0.075940707390722</text:p>
          </table:table-cell>
          <table:table-cell office:value-type="float" office:value="546.30423449705" calcext:value-type="float">
            <text:p>546.30423449705</text:p>
          </table:table-cell>
        </table:table-row>
        <table:table-row table:style-name="ro1">
          <table:table-cell office:value-type="float" office:value="1586.99" calcext:value-type="float">
            <text:p>1586.99</text:p>
          </table:table-cell>
          <table:table-cell office:value-type="float" office:value="0.25641431" calcext:value-type="float">
            <text:p>0.25641431</text:p>
          </table:table-cell>
          <table:table-cell table:formula="of:=[.B1561]/3.4847446" office:value-type="float" office:value="0.0735819520317213" calcext:value-type="float">
            <text:p>0.073581952031721</text:p>
          </table:table-cell>
          <table:table-cell office:value-type="float" office:value="546.56525319535" calcext:value-type="float">
            <text:p>546.56525319535</text:p>
          </table:table-cell>
        </table:table-row>
        <table:table-row table:style-name="ro1">
          <table:table-cell office:value-type="float" office:value="1588.01" calcext:value-type="float">
            <text:p>1588.01</text:p>
          </table:table-cell>
          <table:table-cell office:value-type="float" office:value="0.24872215" calcext:value-type="float">
            <text:p>0.24872215</text:p>
          </table:table-cell>
          <table:table-cell table:formula="of:=[.B1562]/3.4847446" office:value-type="float" office:value="0.0713745707504648" calcext:value-type="float">
            <text:p>0.071374570750465</text:p>
          </table:table-cell>
          <table:table-cell office:value-type="float" office:value="546.81844161575" calcext:value-type="float">
            <text:p>546.81844161575</text:p>
          </table:table-cell>
        </table:table-row>
        <table:table-row table:style-name="ro1">
          <table:table-cell office:value-type="float" office:value="1589.03" calcext:value-type="float">
            <text:p>1589.03</text:p>
          </table:table-cell>
          <table:table-cell office:value-type="float" office:value="0.24150117" calcext:value-type="float">
            <text:p>0.24150117</text:p>
          </table:table-cell>
          <table:table-cell table:formula="of:=[.B1563]/3.4847446" office:value-type="float" office:value="0.0693024016738558" calcext:value-type="float">
            <text:p>0.069302401673856</text:p>
          </table:table-cell>
          <table:table-cell office:value-type="float" office:value="547.06427938746" calcext:value-type="float">
            <text:p>547.06427938746</text:p>
          </table:table-cell>
        </table:table-row>
        <table:table-row table:style-name="ro1">
          <table:table-cell office:value-type="float" office:value="1590.05" calcext:value-type="float">
            <text:p>1590.05</text:p>
          </table:table-cell>
          <table:table-cell office:value-type="float" office:value="0.23468668" calcext:value-type="float">
            <text:p>0.23468668</text:p>
          </table:table-cell>
          <table:table-cell table:formula="of:=[.B1564]/3.4847446" office:value-type="float" office:value="0.0673468810311091" calcext:value-type="float">
            <text:p>0.067346881031109</text:p>
          </table:table-cell>
          <table:table-cell office:value-type="float" office:value="547.30318030539" calcext:value-type="float">
            <text:p>547.30318030539</text:p>
          </table:table-cell>
        </table:table-row>
        <table:table-row table:style-name="ro1">
          <table:table-cell office:value-type="float" office:value="1591.07" calcext:value-type="float">
            <text:p>1591.07</text:p>
          </table:table-cell>
          <table:table-cell office:value-type="float" office:value="0.22817143" calcext:value-type="float">
            <text:p>0.22817143</text:p>
          </table:table-cell>
          <table:table-cell table:formula="of:=[.B1565]/3.4847446" office:value-type="float" office:value="0.0654772318177923" calcext:value-type="float">
            <text:p>0.065477231817792</text:p>
          </table:table-cell>
          <table:table-cell office:value-type="float" office:value="547.5354489763" calcext:value-type="float">
            <text:p>547.5354489763</text:p>
          </table:table-cell>
        </table:table-row>
        <table:table-row table:style-name="ro1">
          <table:table-cell office:value-type="float" office:value="1592.08" calcext:value-type="float">
            <text:p>1592.08</text:p>
          </table:table-cell>
          <table:table-cell office:value-type="float" office:value="0.22180855" calcext:value-type="float">
            <text:p>0.22180855</text:p>
          </table:table-cell>
          <table:table-cell table:formula="of:=[.B1566]/3.4847446" office:value-type="float" office:value="0.0636513074731503" calcext:value-type="float">
            <text:p>0.06365130747315</text:p>
          </table:table-cell>
          <table:table-cell office:value-type="float" office:value="547.76124050893" calcext:value-type="float">
            <text:p>547.76124050893</text:p>
          </table:table-cell>
        </table:table-row>
        <table:table-row table:style-name="ro1">
          <table:table-cell office:value-type="float" office:value="1593.1" calcext:value-type="float">
            <text:p>1593.1</text:p>
          </table:table-cell>
          <table:table-cell office:value-type="float" office:value="0.21544875" calcext:value-type="float">
            <text:p>0.21544875</text:p>
          </table:table-cell>
          <table:table-cell table:formula="of:=[.B1567]/3.4847446" office:value-type="float" office:value="0.0618262669809432" calcext:value-type="float">
            <text:p>0.061826266980943</text:p>
          </table:table-cell>
          <table:table-cell office:value-type="float" office:value="547.98055804407" calcext:value-type="float">
            <text:p>547.98055804407</text:p>
          </table:table-cell>
        </table:table-row>
        <table:table-row table:style-name="ro1">
          <table:table-cell office:value-type="float" office:value="1594.12" calcext:value-type="float">
            <text:p>1594.12</text:p>
          </table:table-cell>
          <table:table-cell office:value-type="float" office:value="0.20899289" calcext:value-type="float">
            <text:p>0.20899289</text:p>
          </table:table-cell>
          <table:table-cell table:formula="of:=[.B1568]/3.4847446" office:value-type="float" office:value="0.0599736606235074" calcext:value-type="float">
            <text:p>0.059973660623507</text:p>
          </table:table-cell>
          <table:table-cell office:value-type="float" office:value="548.19330378776" calcext:value-type="float">
            <text:p>548.19330378776</text:p>
          </table:table-cell>
        </table:table-row>
        <table:table-row table:style-name="ro1">
          <table:table-cell office:value-type="float" office:value="1595.14" calcext:value-type="float">
            <text:p>1595.14</text:p>
          </table:table-cell>
          <table:table-cell office:value-type="float" office:value="0.20243393" calcext:value-type="float">
            <text:p>0.20243393</text:p>
          </table:table-cell>
          <table:table-cell table:formula="of:=[.B1569]/3.4847446" office:value-type="float" office:value="0.0580914681667058" calcext:value-type="float">
            <text:p>0.058091468166706</text:p>
          </table:table-cell>
          <table:table-cell office:value-type="float" office:value="548.39937279755" calcext:value-type="float">
            <text:p>548.39937279755</text:p>
          </table:table-cell>
        </table:table-row>
        <table:table-row table:style-name="ro1">
          <table:table-cell office:value-type="float" office:value="1596.16" calcext:value-type="float">
            <text:p>1596.16</text:p>
          </table:table-cell>
          <table:table-cell office:value-type="float" office:value="0.19586688" calcext:value-type="float">
            <text:p>0.19586688</text:p>
          </table:table-cell>
          <table:table-cell table:formula="of:=[.B1570]/3.4847446" office:value-type="float" office:value="0.056206954162437" calcext:value-type="float">
            <text:p>0.056206954162437</text:p>
          </table:table-cell>
          <table:table-cell office:value-type="float" office:value="548.59875683399" calcext:value-type="float">
            <text:p>548.59875683399</text:p>
          </table:table-cell>
        </table:table-row>
        <table:table-row table:style-name="ro1">
          <table:table-cell office:value-type="float" office:value="1597.17" calcext:value-type="float">
            <text:p>1597.17</text:p>
          </table:table-cell>
          <table:table-cell office:value-type="float" office:value="0.18945898" calcext:value-type="float">
            <text:p>0.18945898</text:p>
          </table:table-cell>
          <table:table-cell table:formula="of:=[.B1571]/3.4847446" office:value-type="float" office:value="0.0543681106500603" calcext:value-type="float">
            <text:p>0.05436811065006</text:p>
          </table:table-cell>
          <table:table-cell office:value-type="float" office:value="548.79161789955" calcext:value-type="float">
            <text:p>548.79161789955</text:p>
          </table:table-cell>
        </table:table-row>
        <table:table-row table:style-name="ro1">
          <table:table-cell office:value-type="float" office:value="1598.19" calcext:value-type="float">
            <text:p>1598.19</text:p>
          </table:table-cell>
          <table:table-cell office:value-type="float" office:value="0.18339021" calcext:value-type="float">
            <text:p>0.18339021</text:p>
          </table:table-cell>
          <table:table-cell table:formula="of:=[.B1572]/3.4847446" office:value-type="float" office:value="0.0526265856040067" calcext:value-type="float">
            <text:p>0.052626585604007</text:p>
          </table:table-cell>
          <table:table-cell office:value-type="float" office:value="548.97830122338" calcext:value-type="float">
            <text:p>548.97830122338</text:p>
          </table:table-cell>
        </table:table-row>
        <table:table-row table:style-name="ro1">
          <table:table-cell office:value-type="float" office:value="1599.21" calcext:value-type="float">
            <text:p>1599.21</text:p>
          </table:table-cell>
          <table:table-cell office:value-type="float" office:value="0.1777875" calcext:value-type="float">
            <text:p>0.1777875</text:p>
          </table:table-cell>
          <table:table-cell table:formula="of:=[.B1573]/3.4847446" office:value-type="float" office:value="0.0510188035014101" calcext:value-type="float">
            <text:p>0.05101880350141</text:p>
          </table:table-cell>
          <table:table-cell office:value-type="float" office:value="549.15928123082" calcext:value-type="float">
            <text:p>549.15928123082</text:p>
          </table:table-cell>
        </table:table-row>
        <table:table-row table:style-name="ro1">
          <table:table-cell office:value-type="float" office:value="1600.23" calcext:value-type="float">
            <text:p>1600.23</text:p>
          </table:table-cell>
          <table:table-cell office:value-type="float" office:value="0.17267933" calcext:value-type="float">
            <text:p>0.17267933</text:p>
          </table:table-cell>
          <table:table-cell table:formula="of:=[.B1574]/3.4847446" office:value-type="float" office:value="0.0495529371076434" calcext:value-type="float">
            <text:p>0.049552937107643</text:p>
          </table:table-cell>
          <table:table-cell office:value-type="float" office:value="549.33506133378" calcext:value-type="float">
            <text:p>549.33506133378</text:p>
          </table:table-cell>
        </table:table-row>
        <table:table-row table:style-name="ro1">
          <table:table-cell office:value-type="float" office:value="1601.25" calcext:value-type="float">
            <text:p>1601.25</text:p>
          </table:table-cell>
          <table:table-cell office:value-type="float" office:value="0.1679896" calcext:value-type="float">
            <text:p>0.1679896</text:p>
          </table:table-cell>
          <table:table-cell table:formula="of:=[.B1575]/3.4847446" office:value-type="float" office:value="0.0482071483804007" calcext:value-type="float">
            <text:p>0.048207148380401</text:p>
          </table:table-cell>
          <table:table-cell office:value-type="float" office:value="549.50606749777" calcext:value-type="float">
            <text:p>549.50606749777</text:p>
          </table:table-cell>
        </table:table-row>
        <table:table-row table:style-name="ro1">
          <table:table-cell office:value-type="float" office:value="1602.26" calcext:value-type="float">
            <text:p>1602.26</text:p>
          </table:table-cell>
          <table:table-cell office:value-type="float" office:value="0.16357351" calcext:value-type="float">
            <text:p>0.16357351</text:p>
          </table:table-cell>
          <table:table-cell table:formula="of:=[.B1576]/3.4847446" office:value-type="float" office:value="0.0469398847766347" calcext:value-type="float">
            <text:p>0.046939884776635</text:p>
          </table:table-cell>
          <table:table-cell office:value-type="float" office:value="549.67257826751" calcext:value-type="float">
            <text:p>549.67257826751</text:p>
          </table:table-cell>
        </table:table-row>
        <table:table-row table:style-name="ro1">
          <table:table-cell office:value-type="float" office:value="1603.28" calcext:value-type="float">
            <text:p>1603.28</text:p>
          </table:table-cell>
          <table:table-cell office:value-type="float" office:value="0.15928057" calcext:value-type="float">
            <text:p>0.15928057</text:p>
          </table:table-cell>
          <table:table-cell table:formula="of:=[.B1577]/3.4847446" office:value-type="float" office:value="0.0457079609220142" calcext:value-type="float">
            <text:p>0.045707960922014</text:p>
          </table:table-cell>
          <table:table-cell office:value-type="float" office:value="549.83471901655" calcext:value-type="float">
            <text:p>549.83471901655</text:p>
          </table:table-cell>
        </table:table-row>
        <table:table-row table:style-name="ro1">
          <table:table-cell office:value-type="float" office:value="1604.3" calcext:value-type="float">
            <text:p>1604.3</text:p>
          </table:table-cell>
          <table:table-cell office:value-type="float" office:value="0.15501914" calcext:value-type="float">
            <text:p>0.15501914</text:p>
          </table:table-cell>
          <table:table-cell table:formula="of:=[.B1578]/3.4847446" office:value-type="float" office:value="0.0444850793369477" calcext:value-type="float">
            <text:p>0.044485079336948</text:p>
          </table:table-cell>
          <table:table-cell office:value-type="float" office:value="549.9925218071" calcext:value-type="float">
            <text:p>549.9925218071</text:p>
          </table:table-cell>
        </table:table-row>
        <table:table-row table:style-name="ro1">
          <table:table-cell office:value-type="float" office:value="1605.32" calcext:value-type="float">
            <text:p>1605.32</text:p>
          </table:table-cell>
          <table:table-cell office:value-type="float" office:value="0.15079568" calcext:value-type="float">
            <text:p>0.15079568</text:p>
          </table:table-cell>
          <table:table-cell table:formula="of:=[.B1579]/3.4847446" office:value-type="float" office:value="0.043273093815828" calcext:value-type="float">
            <text:p>0.043273093815828</text:p>
          </table:table-cell>
          <table:table-cell office:value-type="float" office:value="550.14602530678" calcext:value-type="float">
            <text:p>550.14602530678</text:p>
          </table:table-cell>
        </table:table-row>
        <table:table-row table:style-name="ro1">
          <table:table-cell office:value-type="float" office:value="1606.34" calcext:value-type="float">
            <text:p>1606.34</text:p>
          </table:table-cell>
          <table:table-cell office:value-type="float" office:value="0.1467129" calcext:value-type="float">
            <text:p>0.1467129</text:p>
          </table:table-cell>
          <table:table-cell table:formula="of:=[.B1580]/3.4847446" office:value-type="float" office:value="0.0421014785416412" calcext:value-type="float">
            <text:p>0.042101478541641</text:p>
          </table:table-cell>
          <table:table-cell office:value-type="float" office:value="550.29537270661" calcext:value-type="float">
            <text:p>550.29537270661</text:p>
          </table:table-cell>
        </table:table-row>
        <table:table-row table:style-name="ro1">
          <table:table-cell office:value-type="float" office:value="1607.35" calcext:value-type="float">
            <text:p>1607.35</text:p>
          </table:table-cell>
          <table:table-cell office:value-type="float" office:value="0.14292685" calcext:value-type="float">
            <text:p>0.14292685</text:p>
          </table:table-cell>
          <table:table-cell table:formula="of:=[.B1581]/3.4847446" office:value-type="float" office:value="0.0410150144145427" calcext:value-type="float">
            <text:p>0.041015014414543</text:p>
          </table:table-cell>
          <table:table-cell office:value-type="float" office:value="550.44086607451" calcext:value-type="float">
            <text:p>550.44086607451</text:p>
          </table:table-cell>
        </table:table-row>
        <table:table-row table:style-name="ro1">
          <table:table-cell office:value-type="float" office:value="1608.37" calcext:value-type="float">
            <text:p>1608.37</text:p>
          </table:table-cell>
          <table:table-cell office:value-type="float" office:value="0.13958014" calcext:value-type="float">
            <text:p>0.13958014</text:p>
          </table:table-cell>
          <table:table-cell table:formula="of:=[.B1582]/3.4847446" office:value-type="float" office:value="0.0400546255240628" calcext:value-type="float">
            <text:p>0.040054625524063</text:p>
          </table:table-cell>
          <table:table-cell office:value-type="float" office:value="550.58295263034" calcext:value-type="float">
            <text:p>550.58295263034</text:p>
          </table:table-cell>
        </table:table-row>
        <table:table-row table:style-name="ro1">
          <table:table-cell office:value-type="float" office:value="1609.39" calcext:value-type="float">
            <text:p>1609.39</text:p>
          </table:table-cell>
          <table:table-cell office:value-type="float" office:value="0.13673703" calcext:value-type="float">
            <text:p>0.13673703</text:p>
          </table:table-cell>
          <table:table-cell table:formula="of:=[.B1583]/3.4847446" office:value-type="float" office:value="0.0392387522460039" calcext:value-type="float">
            <text:p>0.039238752246004</text:p>
          </table:table-cell>
          <table:table-cell office:value-type="float" office:value="550.72214503049" calcext:value-type="float">
            <text:p>550.72214503049</text:p>
          </table:table-cell>
        </table:table-row>
        <table:table-row table:style-name="ro1">
          <table:table-cell office:value-type="float" office:value="1610.41" calcext:value-type="float">
            <text:p>1610.41</text:p>
          </table:table-cell>
          <table:table-cell office:value-type="float" office:value="0.1343459" calcext:value-type="float">
            <text:p>0.1343459</text:p>
          </table:table-cell>
          <table:table-cell table:formula="of:=[.B1584]/3.4847446" office:value-type="float" office:value="0.0385525814431278" calcext:value-type="float">
            <text:p>0.038552581443128</text:p>
          </table:table-cell>
          <table:table-cell office:value-type="float" office:value="550.85890335446" calcext:value-type="float">
            <text:p>550.85890335446</text:p>
          </table:table-cell>
        </table:table-row>
        <table:table-row table:style-name="ro1">
          <table:table-cell office:value-type="float" office:value="1611.43" calcext:value-type="float">
            <text:p>1611.43</text:p>
          </table:table-cell>
          <table:table-cell office:value-type="float" office:value="0.13224328" calcext:value-type="float">
            <text:p>0.13224328</text:p>
          </table:table-cell>
          <table:table-cell table:formula="of:=[.B1585]/3.4847446" office:value-type="float" office:value="0.037949202934413" calcext:value-type="float">
            <text:p>0.037949202934413</text:p>
          </table:table-cell>
          <table:table-cell office:value-type="float" office:value="550.99352130597" calcext:value-type="float">
            <text:p>550.99352130597</text:p>
          </table:table-cell>
        </table:table-row>
        <table:table-row table:style-name="ro1">
          <table:table-cell office:value-type="float" office:value="1612.44" calcext:value-type="float">
            <text:p>1612.44</text:p>
          </table:table-cell>
          <table:table-cell office:value-type="float" office:value="0.13019864" calcext:value-type="float">
            <text:p>0.13019864</text:p>
          </table:table-cell>
          <table:table-cell table:formula="of:=[.B1586]/3.4847446" office:value-type="float" office:value="0.0373624626608217" calcext:value-type="float">
            <text:p>0.037362462660822</text:p>
          </table:table-cell>
          <table:table-cell office:value-type="float" office:value="551.12605790747" calcext:value-type="float">
            <text:p>551.12605790747</text:p>
          </table:table-cell>
        </table:table-row>
        <table:table-row table:style-name="ro1">
          <table:table-cell office:value-type="float" office:value="1613.46" calcext:value-type="float">
            <text:p>1613.46</text:p>
          </table:table-cell>
          <table:table-cell office:value-type="float" office:value="0.1279836" calcext:value-type="float">
            <text:p>0.1279836</text:p>
          </table:table-cell>
          <table:table-cell table:formula="of:=[.B1587]/3.4847446" office:value-type="float" office:value="0.03672682353823" calcext:value-type="float">
            <text:p>0.03672682353823</text:p>
          </table:table-cell>
          <table:table-cell office:value-type="float" office:value="551.2563396933" calcext:value-type="float">
            <text:p>551.2563396933</text:p>
          </table:table-cell>
        </table:table-row>
        <table:table-row table:style-name="ro1">
          <table:table-cell office:value-type="float" office:value="1614.48" calcext:value-type="float">
            <text:p>1614.48</text:p>
          </table:table-cell>
          <table:table-cell office:value-type="float" office:value="0.1254414" calcext:value-type="float">
            <text:p>0.1254414</text:p>
          </table:table-cell>
          <table:table-cell table:formula="of:=[.B1588]/3.4847446" office:value-type="float" office:value="0.0359973009212784" calcext:value-type="float">
            <text:p>0.035997300921279</text:p>
          </table:table-cell>
          <table:table-cell office:value-type="float" office:value="551.38403363026" calcext:value-type="float">
            <text:p>551.38403363026</text:p>
          </table:table-cell>
        </table:table-row>
        <table:table-row table:style-name="ro1">
          <table:table-cell office:value-type="float" office:value="1615.5" calcext:value-type="float">
            <text:p>1615.5</text:p>
          </table:table-cell>
          <table:table-cell office:value-type="float" office:value="0.12253305" calcext:value-type="float">
            <text:p>0.12253305</text:p>
          </table:table-cell>
          <table:table-cell table:formula="of:=[.B1589]/3.4847446" office:value-type="float" office:value="0.0351627060416422" calcext:value-type="float">
            <text:p>0.035162706041642</text:p>
          </table:table-cell>
          <table:table-cell office:value-type="float" office:value="551.50876698434" calcext:value-type="float">
            <text:p>551.50876698434</text:p>
          </table:table-cell>
        </table:table-row>
        <table:table-row table:style-name="ro1">
          <table:table-cell office:value-type="float" office:value="1616.52" calcext:value-type="float">
            <text:p>1616.52</text:p>
          </table:table-cell>
          <table:table-cell office:value-type="float" office:value="0.11934547" calcext:value-type="float">
            <text:p>0.11934547</text:p>
          </table:table-cell>
          <table:table-cell table:formula="of:=[.B1590]/3.4847446" office:value-type="float" office:value="0.0342479819037527" calcext:value-type="float">
            <text:p>0.034247981903753</text:p>
          </table:table-cell>
          <table:table-cell office:value-type="float" office:value="551.63025552096" calcext:value-type="float">
            <text:p>551.63025552096</text:p>
          </table:table-cell>
        </table:table-row>
        <table:table-row table:style-name="ro1">
          <table:table-cell office:value-type="float" office:value="1617.53" calcext:value-type="float">
            <text:p>1617.53</text:p>
          </table:table-cell>
          <table:table-cell office:value-type="float" office:value="0.11606075" calcext:value-type="float">
            <text:p>0.11606075</text:p>
          </table:table-cell>
          <table:table-cell table:formula="of:=[.B1591]/3.4847446" office:value-type="float" office:value="0.0333053819783522" calcext:value-type="float">
            <text:p>0.033305381978352</text:p>
          </table:table-cell>
          <table:table-cell office:value-type="float" office:value="551.74840035712" calcext:value-type="float">
            <text:p>551.74840035712</text:p>
          </table:table-cell>
        </table:table-row>
        <table:table-row table:style-name="ro1">
          <table:table-cell office:value-type="float" office:value="1618.55" calcext:value-type="float">
            <text:p>1618.55</text:p>
          </table:table-cell>
          <table:table-cell office:value-type="float" office:value="0.11289826" calcext:value-type="float">
            <text:p>0.11289826</text:p>
          </table:table-cell>
          <table:table-cell table:formula="of:=[.B1592]/3.4847446" office:value-type="float" office:value="0.0323978577942269" calcext:value-type="float">
            <text:p>0.032397857794227</text:p>
          </table:table-cell>
          <table:table-cell office:value-type="float" office:value="551.86332591516" calcext:value-type="float">
            <text:p>551.86332591516</text:p>
          </table:table-cell>
        </table:table-row>
        <table:table-row table:style-name="ro1">
          <table:table-cell office:value-type="float" office:value="1619.57" calcext:value-type="float">
            <text:p>1619.57</text:p>
          </table:table-cell>
          <table:table-cell office:value-type="float" office:value="0.11004963" calcext:value-type="float">
            <text:p>0.11004963</text:p>
          </table:table-cell>
          <table:table-cell table:formula="of:=[.B1593]/3.4847446" office:value-type="float" office:value="0.0315804004689468" calcext:value-type="float">
            <text:p>0.031580400468947</text:p>
          </table:table-cell>
          <table:table-cell office:value-type="float" office:value="551.97535169144" calcext:value-type="float">
            <text:p>551.97535169144</text:p>
          </table:table-cell>
        </table:table-row>
        <table:table-row table:style-name="ro1">
          <table:table-cell office:value-type="float" office:value="1620.59" calcext:value-type="float">
            <text:p>1620.59</text:p>
          </table:table-cell>
          <table:table-cell office:value-type="float" office:value="0.10762721" calcext:value-type="float">
            <text:p>0.10762721</text:p>
          </table:table-cell>
          <table:table-cell table:formula="of:=[.B1594]/3.4847446" office:value-type="float" office:value="0.0308852505288336" calcext:value-type="float">
            <text:p>0.030885250528834</text:p>
          </table:table-cell>
          <table:table-cell office:value-type="float" office:value="552.08491154827" calcext:value-type="float">
            <text:p>552.08491154827</text:p>
          </table:table-cell>
        </table:table-row>
        <table:table-row table:style-name="ro1">
          <table:table-cell office:value-type="float" office:value="1621.61" calcext:value-type="float">
            <text:p>1621.61</text:p>
          </table:table-cell>
          <table:table-cell office:value-type="float" office:value="0.10564048" calcext:value-type="float">
            <text:p>0.10564048</text:p>
          </table:table-cell>
          <table:table-cell table:formula="of:=[.B1595]/3.4847446" office:value-type="float" office:value="0.0303151284028104" calcext:value-type="float">
            <text:p>0.03031512840281</text:p>
          </table:table-cell>
          <table:table-cell office:value-type="float" office:value="552.19244899348" calcext:value-type="float">
            <text:p>552.19244899348</text:p>
          </table:table-cell>
        </table:table-row>
        <table:table-row table:style-name="ro1">
          <table:table-cell office:value-type="float" office:value="1622.62" calcext:value-type="float">
            <text:p>1622.62</text:p>
          </table:table-cell>
          <table:table-cell office:value-type="float" office:value="0.10400463" calcext:value-type="float">
            <text:p>0.10400463</text:p>
          </table:table-cell>
          <table:table-cell table:formula="of:=[.B1596]/3.4847446" office:value-type="float" office:value="0.0298456965827567" calcext:value-type="float">
            <text:p>0.029845696582757</text:p>
          </table:table-cell>
          <table:table-cell office:value-type="float" office:value="552.29832121562" calcext:value-type="float">
            <text:p>552.29832121562</text:p>
          </table:table-cell>
        </table:table-row>
        <table:table-row table:style-name="ro1">
          <table:table-cell office:value-type="float" office:value="1623.64" calcext:value-type="float">
            <text:p>1623.64</text:p>
          </table:table-cell>
          <table:table-cell office:value-type="float" office:value="0.10257504" calcext:value-type="float">
            <text:p>0.10257504</text:p>
          </table:table-cell>
          <table:table-cell table:formula="of:=[.B1597]/3.4847446" office:value-type="float" office:value="0.0294354541793393" calcext:value-type="float">
            <text:p>0.029435454179339</text:p>
          </table:table-cell>
          <table:table-cell office:value-type="float" office:value="552.40273818442" calcext:value-type="float">
            <text:p>552.40273818442</text:p>
          </table:table-cell>
        </table:table-row>
        <table:table-row table:style-name="ro1">
          <table:table-cell office:value-type="float" office:value="1624.66" calcext:value-type="float">
            <text:p>1624.66</text:p>
          </table:table-cell>
          <table:table-cell office:value-type="float" office:value="0.10119388" calcext:value-type="float">
            <text:p>0.10119388</text:p>
          </table:table-cell>
          <table:table-cell table:formula="of:=[.B1598]/3.4847446" office:value-type="float" office:value="0.0290391094945667" calcext:value-type="float">
            <text:p>0.029039109494567</text:p>
          </table:table-cell>
          <table:table-cell office:value-type="float" office:value="552.50574918973" calcext:value-type="float">
            <text:p>552.50574918973</text:p>
          </table:table-cell>
        </table:table-row>
        <table:table-row table:style-name="ro1">
          <table:table-cell office:value-type="float" office:value="1625.68" calcext:value-type="float">
            <text:p>1625.68</text:p>
          </table:table-cell>
          <table:table-cell office:value-type="float" office:value="0.099733092" calcext:value-type="float">
            <text:p>0.099733092</text:p>
          </table:table-cell>
          <table:table-cell table:formula="of:=[.B1599]/3.4847446" office:value-type="float" office:value="0.028619914354699" calcext:value-type="float">
            <text:p>0.028619914354699</text:p>
          </table:table-cell>
          <table:table-cell office:value-type="float" office:value="552.60727317366" calcext:value-type="float">
            <text:p>552.60727317366</text:p>
          </table:table-cell>
        </table:table-row>
        <table:table-row table:style-name="ro1">
          <table:table-cell office:value-type="float" office:value="1626.7" calcext:value-type="float">
            <text:p>1626.7</text:p>
          </table:table-cell>
          <table:table-cell office:value-type="float" office:value="0.098121452" calcext:value-type="float">
            <text:p>0.098121452</text:p>
          </table:table-cell>
          <table:table-cell table:formula="of:=[.B1600]/3.4847446" office:value-type="float" office:value="0.0281574299591425" calcext:value-type="float">
            <text:p>0.028157429959143</text:p>
          </table:table-cell>
          <table:table-cell office:value-type="float" office:value="552.70715657788" calcext:value-type="float">
            <text:p>552.70715657788</text:p>
          </table:table-cell>
        </table:table-row>
        <table:table-row table:style-name="ro1">
          <table:table-cell office:value-type="float" office:value="1627.71" calcext:value-type="float">
            <text:p>1627.71</text:p>
          </table:table-cell>
          <table:table-cell office:value-type="float" office:value="0.096350145" calcext:value-type="float">
            <text:p>0.096350145</text:p>
          </table:table-cell>
          <table:table-cell table:formula="of:=[.B1601]/3.4847446" office:value-type="float" office:value="0.0276491267107495" calcext:value-type="float">
            <text:p>0.02764912671075</text:p>
          </table:table-cell>
          <table:table-cell office:value-type="float" office:value="552.80523686817" calcext:value-type="float">
            <text:p>552.80523686817</text:p>
          </table:table-cell>
        </table:table-row>
        <table:table-row table:style-name="ro1">
          <table:table-cell office:value-type="float" office:value="1628.73" calcext:value-type="float">
            <text:p>1628.73</text:p>
          </table:table-cell>
          <table:table-cell office:value-type="float" office:value="0.094459213" calcext:value-type="float">
            <text:p>0.094459213</text:p>
          </table:table-cell>
          <table:table-cell table:formula="of:=[.B1602]/3.4847446" office:value-type="float" office:value="0.0271064952651049" calcext:value-type="float">
            <text:p>0.027106495265105</text:p>
          </table:table-cell>
          <table:table-cell office:value-type="float" office:value="552.90139227087" calcext:value-type="float">
            <text:p>552.90139227087</text:p>
          </table:table-cell>
        </table:table-row>
        <table:table-row table:style-name="ro1">
          <table:table-cell office:value-type="float" office:value="1629.75" calcext:value-type="float">
            <text:p>1629.75</text:p>
          </table:table-cell>
          <table:table-cell office:value-type="float" office:value="0.092513092" calcext:value-type="float">
            <text:p>0.092513092</text:p>
          </table:table-cell>
          <table:table-cell table:formula="of:=[.B1603]/3.4847446" office:value-type="float" office:value="0.0265480265038649" calcext:value-type="float">
            <text:p>0.026548026503865</text:p>
          </table:table-cell>
          <table:table-cell office:value-type="float" office:value="552.99556660653" calcext:value-type="float">
            <text:p>552.99556660653</text:p>
          </table:table-cell>
        </table:table-row>
        <table:table-row table:style-name="ro1">
          <table:table-cell office:value-type="float" office:value="1630.77" calcext:value-type="float">
            <text:p>1630.77</text:p>
          </table:table-cell>
          <table:table-cell office:value-type="float" office:value="0.090575608" calcext:value-type="float">
            <text:p>0.090575608</text:p>
          </table:table-cell>
          <table:table-cell table:formula="of:=[.B1604]/3.4847446" office:value-type="float" office:value="0.0259920362599887" calcext:value-type="float">
            <text:p>0.025992036259989</text:p>
          </table:table-cell>
          <table:table-cell office:value-type="float" office:value="553.08776866708" calcext:value-type="float">
            <text:p>553.08776866708</text:p>
          </table:table-cell>
        </table:table-row>
        <table:table-row table:style-name="ro1">
          <table:table-cell office:value-type="float" office:value="1631.78" calcext:value-type="float">
            <text:p>1631.78</text:p>
          </table:table-cell>
          <table:table-cell office:value-type="float" office:value="0.088692986" calcext:value-type="float">
            <text:p>0.088692986</text:p>
          </table:table-cell>
          <table:table-cell table:formula="of:=[.B1605]/3.4847446" office:value-type="float" office:value="0.0254517894941282" calcext:value-type="float">
            <text:p>0.025451789494128</text:p>
          </table:table-cell>
          <table:table-cell office:value-type="float" office:value="553.17805429959" calcext:value-type="float">
            <text:p>553.17805429959</text:p>
          </table:table-cell>
        </table:table-row>
        <table:table-row table:style-name="ro1">
          <table:table-cell office:value-type="float" office:value="1632.8" calcext:value-type="float">
            <text:p>1632.8</text:p>
          </table:table-cell>
          <table:table-cell office:value-type="float" office:value="0.086888833" calcext:value-type="float">
            <text:p>0.086888833</text:p>
          </table:table-cell>
          <table:table-cell table:formula="of:=[.B1606]/3.4847446" office:value-type="float" office:value="0.0249340605908393" calcext:value-type="float">
            <text:p>0.024934060590839</text:p>
          </table:table-cell>
          <table:table-cell office:value-type="float" office:value="553.26650338233" calcext:value-type="float">
            <text:p>553.26650338233</text:p>
          </table:table-cell>
        </table:table-row>
        <table:table-row table:style-name="ro1">
          <table:table-cell office:value-type="float" office:value="1633.82" calcext:value-type="float">
            <text:p>1633.82</text:p>
          </table:table-cell>
          <table:table-cell office:value-type="float" office:value="0.085169714" calcext:value-type="float">
            <text:p>0.085169714</text:p>
          </table:table-cell>
          <table:table-cell table:formula="of:=[.B1607]/3.4847446" office:value-type="float" office:value="0.0244407334758478" calcext:value-type="float">
            <text:p>0.024440733475848</text:p>
          </table:table-cell>
          <table:table-cell office:value-type="float" office:value="553.35320247572" calcext:value-type="float">
            <text:p>553.35320247572</text:p>
          </table:table-cell>
        </table:table-row>
        <table:table-row table:style-name="ro1">
          <table:table-cell office:value-type="float" office:value="1634.84" calcext:value-type="float">
            <text:p>1634.84</text:p>
          </table:table-cell>
          <table:table-cell office:value-type="float" office:value="0.083536007" calcext:value-type="float">
            <text:p>0.083536007</text:p>
          </table:table-cell>
          <table:table-cell table:formula="of:=[.B1608]/3.4847446" office:value-type="float" office:value="0.0239719166219527" calcext:value-type="float">
            <text:p>0.023971916621953</text:p>
          </table:table-cell>
          <table:table-cell office:value-type="float" office:value="553.43823852642" calcext:value-type="float">
            <text:p>553.43823852642</text:p>
          </table:table-cell>
        </table:table-row>
        <table:table-row table:style-name="ro1">
          <table:table-cell office:value-type="float" office:value="1635.86" calcext:value-type="float">
            <text:p>1635.86</text:p>
          </table:table-cell>
          <table:table-cell office:value-type="float" office:value="0.081991571" calcext:value-type="float">
            <text:p>0.081991571</text:p>
          </table:table-cell>
          <table:table-cell table:formula="of:=[.B1609]/3.4847446" office:value-type="float" office:value="0.0235287174273833" calcext:value-type="float">
            <text:p>0.023528717427383</text:p>
          </table:table-cell>
          <table:table-cell office:value-type="float" office:value="553.52170240769" calcext:value-type="float">
            <text:p>553.52170240769</text:p>
          </table:table-cell>
        </table:table-row>
        <table:table-row table:style-name="ro1">
          <table:table-cell office:value-type="float" office:value="1636.87" calcext:value-type="float">
            <text:p>1636.87</text:p>
          </table:table-cell>
          <table:table-cell office:value-type="float" office:value="0.080547447" calcext:value-type="float">
            <text:p>0.080547447</text:p>
          </table:table-cell>
          <table:table-cell table:formula="of:=[.B1610]/3.4847446" office:value-type="float" office:value="0.023114304273547" calcext:value-type="float">
            <text:p>0.023114304273547</text:p>
          </table:table-cell>
          <table:table-cell office:value-type="float" office:value="553.60369623269" calcext:value-type="float">
            <text:p>553.60369623269</text:p>
          </table:table-cell>
        </table:table-row>
        <table:table-row table:style-name="ro1">
          <table:table-cell office:value-type="float" office:value="1637.89" calcext:value-type="float">
            <text:p>1637.89</text:p>
          </table:table-cell>
          <table:table-cell office:value-type="float" office:value="0.079218414" calcext:value-type="float">
            <text:p>0.079218414</text:p>
          </table:table-cell>
          <table:table-cell table:formula="of:=[.B1611]/3.4847446" office:value-type="float" office:value="0.0227329182173064" calcext:value-type="float">
            <text:p>0.022732918217306</text:p>
          </table:table-cell>
          <table:table-cell office:value-type="float" office:value="553.68433716015" calcext:value-type="float">
            <text:p>553.68433716015</text:p>
          </table:table-cell>
        </table:table-row>
        <table:table-row table:style-name="ro1">
          <table:table-cell office:value-type="float" office:value="1638.91" calcext:value-type="float">
            <text:p>1638.91</text:p>
          </table:table-cell>
          <table:table-cell office:value-type="float" office:value="0.078014898" calcext:value-type="float">
            <text:p>0.078014898</text:p>
          </table:table-cell>
          <table:table-cell table:formula="of:=[.B1612]/3.4847446" office:value-type="float" office:value="0.0223875511565467" calcext:value-type="float">
            <text:p>0.022387551156547</text:p>
          </table:table-cell>
          <table:table-cell office:value-type="float" office:value="553.76375296005" calcext:value-type="float">
            <text:p>553.76375296005</text:p>
          </table:table-cell>
        </table:table-row>
        <table:table-row table:style-name="ro1">
          <table:table-cell office:value-type="float" office:value="1639.93" calcext:value-type="float">
            <text:p>1639.93</text:p>
          </table:table-cell>
          <table:table-cell office:value-type="float" office:value="0.076934942" calcext:value-type="float">
            <text:p>0.076934942</text:p>
          </table:table-cell>
          <table:table-cell table:formula="of:=[.B1613]/3.4847446" office:value-type="float" office:value="0.0220776415006138" calcext:value-type="float">
            <text:p>0.022077641500614</text:p>
          </table:table-cell>
          <table:table-cell office:value-type="float" office:value="553.8420694112" calcext:value-type="float">
            <text:p>553.8420694112</text:p>
          </table:table-cell>
        </table:table-row>
        <table:table-row table:style-name="ro1">
          <table:table-cell office:value-type="float" office:value="1640.95" calcext:value-type="float">
            <text:p>1640.95</text:p>
          </table:table-cell>
          <table:table-cell office:value-type="float" office:value="0.075960838" calcext:value-type="float">
            <text:p>0.075960838</text:p>
          </table:table-cell>
          <table:table-cell table:formula="of:=[.B1614]/3.4847446" office:value-type="float" office:value="0.0217981076719367" calcext:value-type="float">
            <text:p>0.021798107671937</text:p>
          </table:table-cell>
          <table:table-cell office:value-type="float" office:value="553.91939426629" calcext:value-type="float">
            <text:p>553.91939426629</text:p>
          </table:table-cell>
        </table:table-row>
        <table:table-row table:style-name="ro1">
          <table:table-cell office:value-type="float" office:value="1641.96" calcext:value-type="float">
            <text:p>1641.96</text:p>
          </table:table-cell>
          <table:table-cell office:value-type="float" office:value="0.075062704" calcext:value-type="float">
            <text:p>0.075062704</text:p>
          </table:table-cell>
          <table:table-cell table:formula="of:=[.B1615]/3.4847446" office:value-type="float" office:value="0.0215403745801055" calcext:value-type="float">
            <text:p>0.021540374580106</text:p>
          </table:table-cell>
          <table:table-cell office:value-type="float" office:value="553.99580485952" calcext:value-type="float">
            <text:p>553.99580485952</text:p>
          </table:table-cell>
        </table:table-row>
        <table:table-row table:style-name="ro1">
          <table:table-cell office:value-type="float" office:value="1642.98" calcext:value-type="float">
            <text:p>1642.98</text:p>
          </table:table-cell>
          <table:table-cell office:value-type="float" office:value="0.074208001" calcext:value-type="float">
            <text:p>0.074208001</text:p>
          </table:table-cell>
          <table:table-cell table:formula="of:=[.B1616]/3.4847446" office:value-type="float" office:value="0.0212951046685028" calcext:value-type="float">
            <text:p>0.021295104668503</text:p>
          </table:table-cell>
          <table:table-cell office:value-type="float" office:value="554.07134540247" calcext:value-type="float">
            <text:p>554.07134540247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.073373154" calcext:value-type="float">
            <text:p>0.073373154</text:p>
          </table:table-cell>
          <table:table-cell table:formula="of:=[.B1617]/3.4847446" office:value-type="float" office:value="0.021055532735455" calcext:value-type="float">
            <text:p>0.021055532735455</text:p>
          </table:table-cell>
          <table:table-cell office:value-type="float" office:value="554.1460361066" calcext:value-type="float">
            <text:p>554.1460361066</text:p>
          </table:table-cell>
        </table:table-row>
        <table:table-row table:style-name="ro1">
          <table:table-cell office:value-type="float" office:value="1645.02" calcext:value-type="float">
            <text:p>1645.02</text:p>
          </table:table-cell>
          <table:table-cell office:value-type="float" office:value="0.072552305" calcext:value-type="float">
            <text:p>0.072552305</text:p>
          </table:table-cell>
          <table:table-cell table:formula="of:=[.B1618]/3.4847446" office:value-type="float" office:value="0.0208199777395451" calcext:value-type="float">
            <text:p>0.020819977739545</text:p>
          </table:table-cell>
          <table:table-cell office:value-type="float" office:value="554.21989122208" calcext:value-type="float">
            <text:p>554.21989122208</text:p>
          </table:table-cell>
        </table:table-row>
        <table:table-row table:style-name="ro1">
          <table:table-cell office:value-type="float" office:value="1646.04" calcext:value-type="float">
            <text:p>1646.04</text:p>
          </table:table-cell>
          <table:table-cell office:value-type="float" office:value="0.071759282" calcext:value-type="float">
            <text:p>0.071759282</text:p>
          </table:table-cell>
          <table:table-cell table:formula="of:=[.B1619]/3.4847446" office:value-type="float" office:value="0.0205924078338481" calcext:value-type="float">
            <text:p>0.020592407833848</text:p>
          </table:table-cell>
          <table:table-cell office:value-type="float" office:value="554.29293907417" calcext:value-type="float">
            <text:p>554.29293907417</text:p>
          </table:table-cell>
        </table:table-row>
        <table:table-row table:style-name="ro1">
          <table:table-cell office:value-type="float" office:value="1647.05" calcext:value-type="float">
            <text:p>1647.05</text:p>
          </table:table-cell>
          <table:table-cell office:value-type="float" office:value="0.071021494" calcext:value-type="float">
            <text:p>0.071021494</text:p>
          </table:table-cell>
          <table:table-cell table:formula="of:=[.B1620]/3.4847446" office:value-type="float" office:value="0.0203806884441402" calcext:value-type="float">
            <text:p>0.02038068844414</text:p>
          </table:table-cell>
          <table:table-cell office:value-type="float" office:value="554.36523589037" calcext:value-type="float">
            <text:p>554.36523589037</text:p>
          </table:table-cell>
        </table:table-row>
        <table:table-row table:style-name="ro1">
          <table:table-cell office:value-type="float" office:value="1648.07" calcext:value-type="float">
            <text:p>1648.07</text:p>
          </table:table-cell>
          <table:table-cell office:value-type="float" office:value="0.070367681" calcext:value-type="float">
            <text:p>0.070367681</text:p>
          </table:table-cell>
          <table:table-cell table:formula="of:=[.B1621]/3.4847446" office:value-type="float" office:value="0.020193066946714" calcext:value-type="float">
            <text:p>0.020193066946714</text:p>
          </table:table-cell>
          <table:table-cell office:value-type="float" office:value="554.43686715273" calcext:value-type="float">
            <text:p>554.43686715273</text:p>
          </table:table-cell>
        </table:table-row>
        <table:table-row table:style-name="ro1">
          <table:table-cell office:value-type="float" office:value="1649.09" calcext:value-type="float">
            <text:p>1649.09</text:p>
          </table:table-cell>
          <table:table-cell office:value-type="float" office:value="0.069813783" calcext:value-type="float">
            <text:p>0.069813783</text:p>
          </table:table-cell>
          <table:table-cell table:formula="of:=[.B1622]/3.4847446" office:value-type="float" office:value="0.0200341175648855" calcext:value-type="float">
            <text:p>0.020034117564886</text:p>
          </table:table-cell>
          <table:table-cell office:value-type="float" office:value="554.50793457163" calcext:value-type="float">
            <text:p>554.50793457163</text:p>
          </table:table-cell>
        </table:table-row>
        <table:table-row table:style-name="ro1">
          <table:table-cell office:value-type="float" office:value="1650.11" calcext:value-type="float">
            <text:p>1650.11</text:p>
          </table:table-cell>
          <table:table-cell office:value-type="float" office:value="0.069351941" calcext:value-type="float">
            <text:p>0.069351941</text:p>
          </table:table-cell>
          <table:table-cell table:formula="of:=[.B1623]/3.4847446" office:value-type="float" office:value="0.0199015850401203" calcext:value-type="float">
            <text:p>0.01990158504012</text:p>
          </table:table-cell>
          <table:table-cell office:value-type="float" office:value="554.57853185453" calcext:value-type="float">
            <text:p>554.57853185453</text:p>
          </table:table-cell>
        </table:table-row>
        <table:table-row table:style-name="ro1">
          <table:table-cell office:value-type="float" office:value="1651.13" calcext:value-type="float">
            <text:p>1651.13</text:p>
          </table:table-cell>
          <table:table-cell office:value-type="float" office:value="0.068946452" calcext:value-type="float">
            <text:p>0.068946452</text:p>
          </table:table-cell>
          <table:table-cell table:formula="of:=[.B1624]/3.4847446" office:value-type="float" office:value="0.0197852238582994" calcext:value-type="float">
            <text:p>0.019785223858299</text:p>
          </table:table-cell>
          <table:table-cell office:value-type="float" office:value="554.64871636703" calcext:value-type="float">
            <text:p>554.64871636703</text:p>
          </table:table-cell>
        </table:table-row>
        <table:table-row table:style-name="ro1">
          <table:table-cell office:value-type="float" office:value="1652.14" calcext:value-type="float">
            <text:p>1652.14</text:p>
          </table:table-cell>
          <table:table-cell office:value-type="float" office:value="0.068538162" calcext:value-type="float">
            <text:p>0.068538162</text:p>
          </table:table-cell>
          <table:table-cell table:formula="of:=[.B1625]/3.4847446" office:value-type="float" office:value="0.0196680588872998" calcext:value-type="float">
            <text:p>0.0196680588873</text:p>
          </table:table-cell>
          <table:table-cell office:value-type="float" office:value="554.71848525796" calcext:value-type="float">
            <text:p>554.71848525796</text:p>
          </table:table-cell>
        </table:table-row>
        <table:table-row table:style-name="ro1">
          <table:table-cell office:value-type="float" office:value="1653.16" calcext:value-type="float">
            <text:p>1653.16</text:p>
          </table:table-cell>
          <table:table-cell office:value-type="float" office:value="0.068056011" calcext:value-type="float">
            <text:p>0.068056011</text:p>
          </table:table-cell>
          <table:table-cell table:formula="of:=[.B1626]/3.4847446" office:value-type="float" office:value="0.0195296983888001" calcext:value-type="float">
            <text:p>0.0195296983888</text:p>
          </table:table-cell>
          <table:table-cell office:value-type="float" office:value="554.78776334054" calcext:value-type="float">
            <text:p>554.78776334054</text:p>
          </table:table-cell>
        </table:table-row>
        <table:table-row table:style-name="ro1">
          <table:table-cell office:value-type="float" office:value="1654.18" calcext:value-type="float">
            <text:p>1654.18</text:p>
          </table:table-cell>
          <table:table-cell office:value-type="float" office:value="0.06743244" calcext:value-type="float">
            <text:p>0.06743244</text:p>
          </table:table-cell>
          <table:table-cell table:formula="of:=[.B1627]/3.4847446" office:value-type="float" office:value="0.0193507552892112" calcext:value-type="float">
            <text:p>0.019350755289211</text:p>
          </table:table-cell>
          <table:table-cell office:value-type="float" office:value="554.85640665418" calcext:value-type="float">
            <text:p>554.85640665418</text:p>
          </table:table-cell>
        </table:table-row>
        <table:table-row table:style-name="ro1">
          <table:table-cell office:value-type="float" office:value="1655.2" calcext:value-type="float">
            <text:p>1655.2</text:p>
          </table:table-cell>
          <table:table-cell office:value-type="float" office:value="0.066618513" calcext:value-type="float">
            <text:p>0.066618513</text:p>
          </table:table-cell>
          <table:table-cell table:formula="of:=[.B1628]/3.4847446" office:value-type="float" office:value="0.0191171866655594" calcext:value-type="float">
            <text:p>0.019117186665559</text:p>
          </table:table-cell>
          <table:table-cell office:value-type="float" office:value="554.92422142546" calcext:value-type="float">
            <text:p>554.92422142546</text:p>
          </table:table-cell>
        </table:table-row>
        <table:table-row table:style-name="ro1">
          <table:table-cell office:value-type="float" office:value="1656.22" calcext:value-type="float">
            <text:p>1656.22</text:p>
          </table:table-cell>
          <table:table-cell office:value-type="float" office:value="0.065595095" calcext:value-type="float">
            <text:p>0.065595095</text:p>
          </table:table-cell>
          <table:table-cell table:formula="of:=[.B1629]/3.4847446" office:value-type="float" office:value="0.0188235014411099" calcext:value-type="float">
            <text:p>0.01882350144111</text:p>
          </table:table-cell>
          <table:table-cell office:value-type="float" office:value="554.99099440171" calcext:value-type="float">
            <text:p>554.99099440171</text:p>
          </table:table-cell>
        </table:table-row>
        <table:table-row table:style-name="ro1">
          <table:table-cell office:value-type="float" office:value="1657.23" calcext:value-type="float">
            <text:p>1657.23</text:p>
          </table:table-cell>
          <table:table-cell office:value-type="float" office:value="0.064377729" calcext:value-type="float">
            <text:p>0.064377729</text:p>
          </table:table-cell>
          <table:table-cell table:formula="of:=[.B1630]/3.4847446" office:value-type="float" office:value="0.0184741599140436" calcext:value-type="float">
            <text:p>0.018474159914044</text:p>
          </table:table-cell>
          <table:table-cell office:value-type="float" office:value="555.05652815208" calcext:value-type="float">
            <text:p>555.05652815208</text:p>
          </table:table-cell>
        </table:table-row>
        <table:table-row table:style-name="ro1">
          <table:table-cell office:value-type="float" office:value="1658.25" calcext:value-type="float">
            <text:p>1658.25</text:p>
          </table:table-cell>
          <table:table-cell office:value-type="float" office:value="0.063014556" calcext:value-type="float">
            <text:p>0.063014556</text:p>
          </table:table-cell>
          <table:table-cell table:formula="of:=[.B1631]/3.4847446" office:value-type="float" office:value="0.0180829768700983" calcext:value-type="float">
            <text:p>0.018082976870098</text:p>
          </table:table-cell>
          <table:table-cell office:value-type="float" office:value="555.1206742508" calcext:value-type="float">
            <text:p>555.1206742508</text:p>
          </table:table-cell>
        </table:table-row>
        <table:table-row table:style-name="ro1">
          <table:table-cell office:value-type="float" office:value="1659.27" calcext:value-type="float">
            <text:p>1659.27</text:p>
          </table:table-cell>
          <table:table-cell office:value-type="float" office:value="0.061578104" calcext:value-type="float">
            <text:p>0.061578104</text:p>
          </table:table-cell>
          <table:table-cell table:formula="of:=[.B1632]/3.4847446" office:value-type="float" office:value="0.0176707653123273" calcext:value-type="float">
            <text:p>0.017670765312327</text:p>
          </table:table-cell>
          <table:table-cell office:value-type="float" office:value="555.18335810314" calcext:value-type="float">
            <text:p>555.18335810314</text:p>
          </table:table-cell>
        </table:table-row>
        <table:table-row table:style-name="ro1">
          <table:table-cell office:value-type="float" office:value="1660.29" calcext:value-type="float">
            <text:p>1660.29</text:p>
          </table:table-cell>
          <table:table-cell office:value-type="float" office:value="0.060152847" calcext:value-type="float">
            <text:p>0.060152847</text:p>
          </table:table-cell>
          <table:table-cell table:formula="of:=[.B1633]/3.4847446" office:value-type="float" office:value="0.0172617663285855" calcext:value-type="float">
            <text:p>0.017261766328586</text:p>
          </table:table-cell>
          <table:table-cell office:value-type="float" office:value="555.24459110569" calcext:value-type="float">
            <text:p>555.24459110569</text:p>
          </table:table-cell>
        </table:table-row>
        <table:table-row table:style-name="ro1">
          <table:table-cell office:value-type="float" office:value="1661.31" calcext:value-type="float">
            <text:p>1661.31</text:p>
          </table:table-cell>
          <table:table-cell office:value-type="float" office:value="0.058821016" calcext:value-type="float">
            <text:p>0.058821016</text:p>
          </table:table-cell>
          <table:table-cell table:formula="of:=[.B1634]/3.4847446" office:value-type="float" office:value="0.0168795773440613" calcext:value-type="float">
            <text:p>0.016879577344061</text:p>
          </table:table-cell>
          <table:table-cell office:value-type="float" office:value="555.30446836163" calcext:value-type="float">
            <text:p>555.30446836163</text:p>
          </table:table-cell>
        </table:table-row>
        <table:table-row table:style-name="ro1">
          <table:table-cell office:value-type="float" office:value="1662.32" calcext:value-type="float">
            <text:p>1662.32</text:p>
          </table:table-cell>
          <table:table-cell office:value-type="float" office:value="0.057649316" calcext:value-type="float">
            <text:p>0.057649316</text:p>
          </table:table-cell>
          <table:table-cell table:formula="of:=[.B1635]/3.4847446" office:value-type="float" office:value="0.016543340364169" calcext:value-type="float">
            <text:p>0.016543340364169</text:p>
          </table:table-cell>
          <table:table-cell office:value-type="float" office:value="555.36315287814" calcext:value-type="float">
            <text:p>555.36315287814</text:p>
          </table:table-cell>
        </table:table-row>
        <table:table-row table:style-name="ro1">
          <table:table-cell office:value-type="float" office:value="1663.34" calcext:value-type="float">
            <text:p>1663.34</text:p>
          </table:table-cell>
          <table:table-cell office:value-type="float" office:value="0.056679036" calcext:value-type="float">
            <text:p>0.056679036</text:p>
          </table:table-cell>
          <table:table-cell table:formula="of:=[.B1636]/3.4847446" office:value-type="float" office:value="0.0162649038899436" calcext:value-type="float">
            <text:p>0.016264903889944</text:p>
          </table:table-cell>
          <table:table-cell office:value-type="float" office:value="555.42084969097" calcext:value-type="float">
            <text:p>555.42084969097</text:p>
          </table:table-cell>
        </table:table-row>
        <table:table-row table:style-name="ro1">
          <table:table-cell office:value-type="float" office:value="1664.36" calcext:value-type="float">
            <text:p>1664.36</text:p>
          </table:table-cell>
          <table:table-cell office:value-type="float" office:value="0.055921441" calcext:value-type="float">
            <text:p>0.055921441</text:p>
          </table:table-cell>
          <table:table-cell table:formula="of:=[.B1637]/3.4847446" office:value-type="float" office:value="0.0160475005829696" calcext:value-type="float">
            <text:p>0.01604750058297</text:p>
          </table:table-cell>
          <table:table-cell office:value-type="float" office:value="555.47777530457" calcext:value-type="float">
            <text:p>555.47777530457</text:p>
          </table:table-cell>
        </table:table-row>
        <table:table-row table:style-name="ro1">
          <table:table-cell office:value-type="float" office:value="1665.38" calcext:value-type="float">
            <text:p>1665.38</text:p>
          </table:table-cell>
          <table:table-cell office:value-type="float" office:value="0.0553594" calcext:value-type="float">
            <text:p>0.0553594</text:p>
          </table:table-cell>
          <table:table-cell table:formula="of:=[.B1638]/3.4847446" office:value-type="float" office:value="0.0158862144445249" calcext:value-type="float">
            <text:p>0.015886214444525</text:p>
          </table:table-cell>
          <table:table-cell office:value-type="float" office:value="555.53412878467" calcext:value-type="float">
            <text:p>555.53412878467</text:p>
          </table:table-cell>
        </table:table-row>
        <table:table-row table:style-name="ro1">
          <table:table-cell office:value-type="float" office:value="1666.4" calcext:value-type="float">
            <text:p>1666.4</text:p>
          </table:table-cell>
          <table:table-cell office:value-type="float" office:value="0.054954824" calcext:value-type="float">
            <text:p>0.054954824</text:p>
          </table:table-cell>
          <table:table-cell table:formula="of:=[.B1639]/3.4847446" office:value-type="float" office:value="0.0157701152618186" calcext:value-type="float">
            <text:p>0.015770115261819</text:p>
          </table:table-cell>
          <table:table-cell office:value-type="float" office:value="555.59007042408" calcext:value-type="float">
            <text:p>555.59007042408</text:p>
          </table:table-cell>
        </table:table-row>
        <table:table-row table:style-name="ro1">
          <table:table-cell office:value-type="float" office:value="1667.41" calcext:value-type="float">
            <text:p>1667.41</text:p>
          </table:table-cell>
          <table:table-cell office:value-type="float" office:value="0.054660046" calcext:value-type="float">
            <text:p>0.054660046</text:p>
          </table:table-cell>
          <table:table-cell table:formula="of:=[.B1640]/3.4847446" office:value-type="float" office:value="0.0156855242705592" calcext:value-type="float">
            <text:p>0.015685524270559</text:p>
          </table:table-cell>
          <table:table-cell office:value-type="float" office:value="555.64571199242" calcext:value-type="float">
            <text:p>555.64571199242</text:p>
          </table:table-cell>
        </table:table-row>
        <table:table-row table:style-name="ro1">
          <table:table-cell office:value-type="float" office:value="1668.43" calcext:value-type="float">
            <text:p>1668.43</text:p>
          </table:table-cell>
          <table:table-cell office:value-type="float" office:value="0.054430075" calcext:value-type="float">
            <text:p>0.054430075</text:p>
          </table:table-cell>
          <table:table-cell table:formula="of:=[.B1641]/3.4847446" office:value-type="float" office:value="0.015619530624999" calcext:value-type="float">
            <text:p>0.015619530624999</text:p>
          </table:table-cell>
          <table:table-cell office:value-type="float" office:value="555.70111945989" calcext:value-type="float">
            <text:p>555.70111945989</text:p>
          </table:table-cell>
        </table:table-row>
        <table:table-row table:style-name="ro1">
          <table:table-cell office:value-type="float" office:value="1669.45" calcext:value-type="float">
            <text:p>1669.45</text:p>
          </table:table-cell>
          <table:table-cell office:value-type="float" office:value="0.054232207" calcext:value-type="float">
            <text:p>0.054232207</text:p>
          </table:table-cell>
          <table:table-cell table:formula="of:=[.B1642]/3.4847446" office:value-type="float" office:value="0.0155627494192831" calcext:value-type="float">
            <text:p>0.015562749419283</text:p>
          </table:table-cell>
          <table:table-cell office:value-type="float" office:value="555.75632550636" calcext:value-type="float">
            <text:p>555.75632550636</text:p>
          </table:table-cell>
        </table:table-row>
        <table:table-row table:style-name="ro1">
          <table:table-cell office:value-type="float" office:value="1670.47" calcext:value-type="float">
            <text:p>1670.47</text:p>
          </table:table-cell>
          <table:table-cell office:value-type="float" office:value="0.054050086" calcext:value-type="float">
            <text:p>0.054050086</text:p>
          </table:table-cell>
          <table:table-cell table:formula="of:=[.B1643]/3.4847446" office:value-type="float" office:value="0.0155104870526236" calcext:value-type="float">
            <text:p>0.015510487052624</text:p>
          </table:table-cell>
          <table:table-cell office:value-type="float" office:value="555.81134616107" calcext:value-type="float">
            <text:p>555.81134616107</text:p>
          </table:table-cell>
        </table:table-row>
        <table:table-row table:style-name="ro1">
          <table:table-cell office:value-type="float" office:value="1671.49" calcext:value-type="float">
            <text:p>1671.49</text:p>
          </table:table-cell>
          <table:table-cell office:value-type="float" office:value="0.053880925" calcext:value-type="float">
            <text:p>0.053880925</text:p>
          </table:table-cell>
          <table:table-cell table:formula="of:=[.B1644]/3.4847446" office:value-type="float" office:value="0.0154619437533528" calcext:value-type="float">
            <text:p>0.015461943753353</text:p>
          </table:table-cell>
          <table:table-cell office:value-type="float" office:value="555.86619461799" calcext:value-type="float">
            <text:p>555.86619461799</text:p>
          </table:table-cell>
        </table:table-row>
        <table:table-row table:style-name="ro1">
          <table:table-cell office:value-type="float" office:value="1672.5" calcext:value-type="float">
            <text:p>1672.5</text:p>
          </table:table-cell>
          <table:table-cell office:value-type="float" office:value="0.053726887" calcext:value-type="float">
            <text:p>0.053726887</text:p>
          </table:table-cell>
          <table:table-cell table:formula="of:=[.B1645]/3.4847446" office:value-type="float" office:value="0.0154177402269308" calcext:value-type="float">
            <text:p>0.015417740226931</text:p>
          </table:table-cell>
          <table:table-cell office:value-type="float" office:value="555.92088627023" calcext:value-type="float">
            <text:p>555.92088627023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0.053583734" calcext:value-type="float">
            <text:p>0.053583734</text:p>
          </table:table-cell>
          <table:table-cell table:formula="of:=[.B1646]/3.4847446" office:value-type="float" office:value="0.0153766603153643" calcext:value-type="float">
            <text:p>0.015376660315364</text:p>
          </table:table-cell>
          <table:table-cell office:value-type="float" office:value="555.97543219931" calcext:value-type="float">
            <text:p>555.97543219931</text:p>
          </table:table-cell>
        </table:table-row>
        <table:table-row table:style-name="ro1">
          <table:table-cell office:value-type="float" office:value="1674.54" calcext:value-type="float">
            <text:p>1674.54</text:p>
          </table:table-cell>
          <table:table-cell office:value-type="float" office:value="0.053431182" calcext:value-type="float">
            <text:p>0.053431182</text:p>
          </table:table-cell>
          <table:table-cell table:formula="of:=[.B1647]/3.4847446" office:value-type="float" office:value="0.0153328832190457" calcext:value-type="float">
            <text:p>0.015332883219046</text:p>
          </table:table-cell>
          <table:table-cell office:value-type="float" office:value="556.02982283677" calcext:value-type="float">
            <text:p>556.02982283677</text:p>
          </table:table-cell>
        </table:table-row>
        <table:table-row table:style-name="ro1">
          <table:table-cell office:value-type="float" office:value="1675.56" calcext:value-type="float">
            <text:p>1675.56</text:p>
          </table:table-cell>
          <table:table-cell office:value-type="float" office:value="0.053229145" calcext:value-type="float">
            <text:p>0.053229145</text:p>
          </table:table-cell>
          <table:table-cell table:formula="of:=[.B1648]/3.4847446" office:value-type="float" office:value="0.0152749056559267" calcext:value-type="float">
            <text:p>0.015274905655927</text:p>
          </table:table-cell>
          <table:table-cell office:value-type="float" office:value="556.08400780935" calcext:value-type="float">
            <text:p>556.08400780935</text:p>
          </table:table-cell>
        </table:table-row>
        <table:table-row table:style-name="ro1">
          <table:table-cell office:value-type="float" office:value="1676.57" calcext:value-type="float">
            <text:p>1676.57</text:p>
          </table:table-cell>
          <table:table-cell office:value-type="float" office:value="0.052922387" calcext:value-type="float">
            <text:p>0.052922387</text:p>
          </table:table-cell>
          <table:table-cell table:formula="of:=[.B1649]/3.4847446" office:value-type="float" office:value="0.0151868768230533" calcext:value-type="float">
            <text:p>0.015186876823053</text:p>
          </table:table-cell>
          <table:table-cell office:value-type="float" office:value="556.13788051534" calcext:value-type="float">
            <text:p>556.13788051534</text:p>
          </table:table-cell>
        </table:table-row>
        <table:table-row table:style-name="ro1">
          <table:table-cell office:value-type="float" office:value="1677.59" calcext:value-type="float">
            <text:p>1677.59</text:p>
          </table:table-cell>
          <table:table-cell office:value-type="float" office:value="0.052453252" calcext:value-type="float">
            <text:p>0.052453252</text:p>
          </table:table-cell>
          <table:table-cell table:formula="of:=[.B1650]/3.4847446" office:value-type="float" office:value="0.0150522514619866" calcext:value-type="float">
            <text:p>0.015052251461987</text:p>
          </table:table-cell>
          <table:table-cell office:value-type="float" office:value="556.19127566271" calcext:value-type="float">
            <text:p>556.19127566271</text:p>
          </table:table-cell>
        </table:table-row>
        <table:table-row table:style-name="ro1">
          <table:table-cell office:value-type="float" office:value="1678.61" calcext:value-type="float">
            <text:p>1678.61</text:p>
          </table:table-cell>
          <table:table-cell office:value-type="float" office:value="0.051779189" calcext:value-type="float">
            <text:p>0.051779189</text:p>
          </table:table-cell>
          <table:table-cell table:formula="of:=[.B1651]/3.4847446" office:value-type="float" office:value="0.0148588189217655" calcext:value-type="float">
            <text:p>0.014858818921766</text:p>
          </table:table-cell>
          <table:table-cell office:value-type="float" office:value="556.24398464249" calcext:value-type="float">
            <text:p>556.24398464249</text:p>
          </table:table-cell>
        </table:table-row>
        <table:table-row table:style-name="ro1">
          <table:table-cell office:value-type="float" office:value="1679.63" calcext:value-type="float">
            <text:p>1679.63</text:p>
          </table:table-cell>
          <table:table-cell office:value-type="float" office:value="0.050889632" calcext:value-type="float">
            <text:p>0.050889632</text:p>
          </table:table-cell>
          <table:table-cell table:formula="of:=[.B1652]/3.4847446" office:value-type="float" office:value="0.0146035471293936" calcext:value-type="float">
            <text:p>0.014603547129394</text:p>
          </table:table-cell>
          <table:table-cell office:value-type="float" office:value="556.2957880922" calcext:value-type="float">
            <text:p>556.2957880922</text:p>
          </table:table-cell>
        </table:table-row>
        <table:table-row table:style-name="ro1">
          <table:table-cell office:value-type="float" office:value="1680.65" calcext:value-type="float">
            <text:p>1680.65</text:p>
          </table:table-cell>
          <table:table-cell office:value-type="float" office:value="0.049816398" calcext:value-type="float">
            <text:p>0.049816398</text:p>
          </table:table-cell>
          <table:table-cell table:formula="of:=[.B1653]/3.4847446" office:value-type="float" office:value="0.0142955664527036" calcext:value-type="float">
            <text:p>0.014295566452704</text:p>
          </table:table-cell>
          <table:table-cell office:value-type="float" office:value="556.34649903594" calcext:value-type="float">
            <text:p>556.34649903594</text:p>
          </table:table-cell>
        </table:table-row>
        <table:table-row table:style-name="ro1">
          <table:table-cell office:value-type="float" office:value="1681.66" calcext:value-type="float">
            <text:p>1681.66</text:p>
          </table:table-cell>
          <table:table-cell office:value-type="float" office:value="0.048633249" calcext:value-type="float">
            <text:p>0.048633249</text:p>
          </table:table-cell>
          <table:table-cell table:formula="of:=[.B1654]/3.4847446" office:value-type="float" office:value="0.0139560440096528" calcext:value-type="float">
            <text:p>0.013956044009653</text:p>
          </table:table-cell>
          <table:table-cell office:value-type="float" office:value="556.3960055844" calcext:value-type="float">
            <text:p>556.3960055844</text:p>
          </table:table-cell>
        </table:table-row>
        <table:table-row table:style-name="ro1">
          <table:table-cell office:value-type="float" office:value="1682.68" calcext:value-type="float">
            <text:p>1682.68</text:p>
          </table:table-cell>
          <table:table-cell office:value-type="float" office:value="0.04744345" calcext:value-type="float">
            <text:p>0.04744345</text:p>
          </table:table-cell>
          <table:table-cell table:formula="of:=[.B1655]/3.4847446" office:value-type="float" office:value="0.0136146132488447" calcext:value-type="float">
            <text:p>0.013614613248845</text:p>
          </table:table-cell>
          <table:table-cell office:value-type="float" office:value="556.44430096913" calcext:value-type="float">
            <text:p>556.44430096913</text:p>
          </table:table-cell>
        </table:table-row>
        <table:table-row table:style-name="ro1">
          <table:table-cell office:value-type="float" office:value="1683.7" calcext:value-type="float">
            <text:p>1683.7</text:p>
          </table:table-cell>
          <table:table-cell office:value-type="float" office:value="0.046357914" calcext:value-type="float">
            <text:p>0.046357914</text:p>
          </table:table-cell>
          <table:table-cell table:formula="of:=[.B1656]/3.4847446" office:value-type="float" office:value="0.0133031023277861" calcext:value-type="float">
            <text:p>0.013303102327786</text:p>
          </table:table-cell>
          <table:table-cell office:value-type="float" office:value="556.49149132484" calcext:value-type="float">
            <text:p>556.49149132484</text:p>
          </table:table-cell>
        </table:table-row>
        <table:table-row table:style-name="ro1">
          <table:table-cell office:value-type="float" office:value="1684.72" calcext:value-type="float">
            <text:p>1684.72</text:p>
          </table:table-cell>
          <table:table-cell office:value-type="float" office:value="0.045469698" calcext:value-type="float">
            <text:p>0.045469698</text:p>
          </table:table-cell>
          <table:table-cell table:formula="of:=[.B1657]/3.4847446" office:value-type="float" office:value="0.0130482153555816" calcext:value-type="float">
            <text:p>0.013048215355582</text:p>
          </table:table-cell>
          <table:table-cell office:value-type="float" office:value="556.53777751578" calcext:value-type="float">
            <text:p>556.53777751578</text:p>
          </table:table-cell>
        </table:table-row>
        <table:table-row table:style-name="ro1">
          <table:table-cell office:value-type="float" office:value="1685.74" calcext:value-type="float">
            <text:p>1685.74</text:p>
          </table:table-cell>
          <table:table-cell office:value-type="float" office:value="0.044832133" calcext:value-type="float">
            <text:p>0.044832133</text:p>
          </table:table-cell>
          <table:table-cell table:formula="of:=[.B1658]/3.4847446" office:value-type="float" office:value="0.012865256466715" calcext:value-type="float">
            <text:p>0.012865256466715</text:p>
          </table:table-cell>
          <table:table-cell office:value-type="float" office:value="556.58341469307" calcext:value-type="float">
            <text:p>556.58341469307</text:p>
          </table:table-cell>
        </table:table-row>
        <table:table-row table:style-name="ro1">
          <table:table-cell office:value-type="float" office:value="1686.75" calcext:value-type="float">
            <text:p>1686.75</text:p>
          </table:table-cell>
          <table:table-cell office:value-type="float" office:value="0.04444703" calcext:value-type="float">
            <text:p>0.04444703</text:p>
          </table:table-cell>
          <table:table-cell table:formula="of:=[.B1659]/3.4847446" office:value-type="float" office:value="0.0127547453549394" calcext:value-type="float">
            <text:p>0.012754745354939</text:p>
          </table:table-cell>
          <table:table-cell office:value-type="float" office:value="556.6286598517" calcext:value-type="float">
            <text:p>556.6286598517</text:p>
          </table:table-cell>
        </table:table-row>
        <table:table-row table:style-name="ro1">
          <table:table-cell office:value-type="float" office:value="1687.77" calcext:value-type="float">
            <text:p>1687.77</text:p>
          </table:table-cell>
          <table:table-cell office:value-type="float" office:value="0.044266547" calcext:value-type="float">
            <text:p>0.044266547</text:p>
          </table:table-cell>
          <table:table-cell table:formula="of:=[.B1660]/3.4847446" office:value-type="float" office:value="0.0127029530370748" calcext:value-type="float">
            <text:p>0.012702953037075</text:p>
          </table:table-cell>
          <table:table-cell office:value-type="float" office:value="556.67372128614" calcext:value-type="float">
            <text:p>556.67372128614</text:p>
          </table:table-cell>
        </table:table-row>
        <table:table-row table:style-name="ro1">
          <table:table-cell office:value-type="float" office:value="1688.79" calcext:value-type="float">
            <text:p>1688.79</text:p>
          </table:table-cell>
          <table:table-cell office:value-type="float" office:value="0.044208171" calcext:value-type="float">
            <text:p>0.044208171</text:p>
          </table:table-cell>
          <table:table-cell table:formula="of:=[.B1661]/3.4847446" office:value-type="float" office:value="0.0126862011637811" calcext:value-type="float">
            <text:p>0.012686201163781</text:p>
          </table:table-cell>
          <table:table-cell office:value-type="float" office:value="556.71872329642" calcext:value-type="float">
            <text:p>556.71872329642</text:p>
          </table:table-cell>
        </table:table-row>
        <table:table-row table:style-name="ro1">
          <table:table-cell office:value-type="float" office:value="1689.81" calcext:value-type="float">
            <text:p>1689.81</text:p>
          </table:table-cell>
          <table:table-cell office:value-type="float" office:value="0.044178302" calcext:value-type="float">
            <text:p>0.044178302</text:p>
          </table:table-cell>
          <table:table-cell table:formula="of:=[.B1662]/3.4847446" office:value-type="float" office:value="0.0126776298039173" calcext:value-type="float">
            <text:p>0.012677629803917</text:p>
          </table:table-cell>
          <table:table-cell office:value-type="float" office:value="556.76369490103" calcext:value-type="float">
            <text:p>556.76369490103</text:p>
          </table:table-cell>
        </table:table-row>
        <table:table-row table:style-name="ro1">
          <table:table-cell office:value-type="float" office:value="1690.83" calcext:value-type="float">
            <text:p>1690.83</text:p>
          </table:table-cell>
          <table:table-cell office:value-type="float" office:value="0.04409738" calcext:value-type="float">
            <text:p>0.04409738</text:p>
          </table:table-cell>
          <table:table-cell table:formula="of:=[.B1663]/3.4847446" office:value-type="float" office:value="0.0126544080160136" calcext:value-type="float">
            <text:p>0.012654408016014</text:p>
          </table:table-cell>
          <table:table-cell office:value-type="float" office:value="556.80858413103" calcext:value-type="float">
            <text:p>556.80858413103</text:p>
          </table:table-cell>
        </table:table-row>
        <table:table-row table:style-name="ro1">
          <table:table-cell office:value-type="float" office:value="1691.84" calcext:value-type="float">
            <text:p>1691.84</text:p>
          </table:table-cell>
          <table:table-cell office:value-type="float" office:value="0.043919234" calcext:value-type="float">
            <text:p>0.043919234</text:p>
          </table:table-cell>
          <table:table-cell table:formula="of:=[.B1664]/3.4847446" office:value-type="float" office:value="0.0126032863355323" calcext:value-type="float">
            <text:p>0.012603286335532</text:p>
          </table:table-cell>
          <table:table-cell office:value-type="float" office:value="556.85329201637" calcext:value-type="float">
            <text:p>556.85329201637</text:p>
          </table:table-cell>
        </table:table-row>
        <table:table-row table:style-name="ro1">
          <table:table-cell office:value-type="float" office:value="1692.86" calcext:value-type="float">
            <text:p>1692.86</text:p>
          </table:table-cell>
          <table:table-cell office:value-type="float" office:value="0.043639351" calcext:value-type="float">
            <text:p>0.043639351</text:p>
          </table:table-cell>
          <table:table-cell table:formula="of:=[.B1665]/3.4847446" office:value-type="float" office:value="0.0125229696890842" calcext:value-type="float">
            <text:p>0.012522969689084</text:p>
          </table:table-cell>
          <table:table-cell office:value-type="float" office:value="556.89771499227" calcext:value-type="float">
            <text:p>556.89771499227</text:p>
          </table:table-cell>
        </table:table-row>
        <table:table-row table:style-name="ro1">
          <table:table-cell office:value-type="float" office:value="1693.88" calcext:value-type="float">
            <text:p>1693.88</text:p>
          </table:table-cell>
          <table:table-cell office:value-type="float" office:value="0.043290406" calcext:value-type="float">
            <text:p>0.043290406</text:p>
          </table:table-cell>
          <table:table-cell table:formula="of:=[.B1666]/3.4847446" office:value-type="float" office:value="0.0124228346605372" calcext:value-type="float">
            <text:p>0.012422834660537</text:p>
          </table:table-cell>
          <table:table-cell office:value-type="float" office:value="556.94178275801" calcext:value-type="float">
            <text:p>556.94178275801</text:p>
          </table:table-cell>
        </table:table-row>
        <table:table-row table:style-name="ro1">
          <table:table-cell office:value-type="float" office:value="1694.9" calcext:value-type="float">
            <text:p>1694.9</text:p>
          </table:table-cell>
          <table:table-cell office:value-type="float" office:value="0.042927352" calcext:value-type="float">
            <text:p>0.042927352</text:p>
          </table:table-cell>
          <table:table-cell table:formula="of:=[.B1667]/3.4847446" office:value-type="float" office:value="0.0123186508417288" calcext:value-type="float">
            <text:p>0.012318650841729</text:p>
          </table:table-cell>
          <table:table-cell office:value-type="float" office:value="556.98548094991" calcext:value-type="float">
            <text:p>556.98548094991</text:p>
          </table:table-cell>
        </table:table-row>
        <table:table-row table:style-name="ro1">
          <table:table-cell office:value-type="float" office:value="1695.92" calcext:value-type="float">
            <text:p>1695.92</text:p>
          </table:table-cell>
          <table:table-cell office:value-type="float" office:value="0.042607301" calcext:value-type="float">
            <text:p>0.042607301</text:p>
          </table:table-cell>
          <table:table-cell table:formula="of:=[.B1668]/3.4847446" office:value-type="float" office:value="0.0122268073820962" calcext:value-type="float">
            <text:p>0.012226807382096</text:p>
          </table:table-cell>
          <table:table-cell office:value-type="float" office:value="557.02885334373" calcext:value-type="float">
            <text:p>557.02885334373</text:p>
          </table:table-cell>
        </table:table-row>
        <table:table-row table:style-name="ro1">
          <table:table-cell office:value-type="float" office:value="1696.93" calcext:value-type="float">
            <text:p>1696.93</text:p>
          </table:table-cell>
          <table:table-cell office:value-type="float" office:value="0.042370585" calcext:value-type="float">
            <text:p>0.042370585</text:p>
          </table:table-cell>
          <table:table-cell table:formula="of:=[.B1669]/3.4847446" office:value-type="float" office:value="0.0121588781570965" calcext:value-type="float">
            <text:p>0.012158878157097</text:p>
          </table:table-cell>
          <table:table-cell office:value-type="float" office:value="557.07198477041" calcext:value-type="float">
            <text:p>557.07198477041</text:p>
          </table:table-cell>
        </table:table-row>
        <table:table-row table:style-name="ro1">
          <table:table-cell office:value-type="float" office:value="1697.95" calcext:value-type="float">
            <text:p>1697.95</text:p>
          </table:table-cell>
          <table:table-cell office:value-type="float" office:value="0.042228351" calcext:value-type="float">
            <text:p>0.042228351</text:p>
          </table:table-cell>
          <table:table-cell table:formula="of:=[.B1670]/3.4847446" office:value-type="float" office:value="0.0121180619664351" calcext:value-type="float">
            <text:p>0.012118061966435</text:p>
          </table:table-cell>
          <table:table-cell office:value-type="float" office:value="557.11497140909" calcext:value-type="float">
            <text:p>557.11497140909</text:p>
          </table:table-cell>
        </table:table-row>
        <table:table-row table:style-name="ro1">
          <table:table-cell office:value-type="float" office:value="1698.97" calcext:value-type="float">
            <text:p>1698.97</text:p>
          </table:table-cell>
          <table:table-cell office:value-type="float" office:value="0.04215959" calcext:value-type="float">
            <text:p>0.04215959</text:p>
          </table:table-cell>
          <table:table-cell table:formula="of:=[.B1671]/3.4847446" office:value-type="float" office:value="0.0120983299608241" calcext:value-type="float">
            <text:p>0.012098329960824</text:p>
          </table:table-cell>
          <table:table-cell office:value-type="float" office:value="557.15788805295" calcext:value-type="float">
            <text:p>557.15788805295</text:p>
          </table:table-cell>
        </table:table-row>
        <table:table-row table:style-name="ro1">
          <table:table-cell office:value-type="float" office:value="1699.99" calcext:value-type="float">
            <text:p>1699.99</text:p>
          </table:table-cell>
          <table:table-cell office:value-type="float" office:value="0.042117432" calcext:value-type="float">
            <text:p>0.042117432</text:p>
          </table:table-cell>
          <table:table-cell table:formula="of:=[.B1672]/3.4847446" office:value-type="float" office:value="0.0120862320871378" calcext:value-type="float">
            <text:p>0.012086232087138</text:p>
          </table:table-cell>
          <table:table-cell office:value-type="float" office:value="557.20076178106" calcext:value-type="float">
            <text:p>557.20076178106</text:p>
          </table:table-cell>
        </table:table-row>
        <table:table-row table:style-name="ro1">
          <table:table-cell office:value-type="float" office:value="1701.01" calcext:value-type="float">
            <text:p>1701.01</text:p>
          </table:table-cell>
          <table:table-cell office:value-type="float" office:value="0.042042001" calcext:value-type="float">
            <text:p>0.042042001</text:p>
          </table:table-cell>
          <table:table-cell table:formula="of:=[.B1673]/3.4847446" office:value-type="float" office:value="0.0120645860244679" calcext:value-type="float">
            <text:p>0.012064586024468</text:p>
          </table:table-cell>
          <table:table-cell office:value-type="float" office:value="557.24355872414" calcext:value-type="float">
            <text:p>557.24355872414</text:p>
          </table:table-cell>
        </table:table-row>
        <table:table-row table:style-name="ro1">
          <table:table-cell office:value-type="float" office:value="1702.02" calcext:value-type="float">
            <text:p>1702.02</text:p>
          </table:table-cell>
          <table:table-cell office:value-type="float" office:value="0.041875829" calcext:value-type="float">
            <text:p>0.041875829</text:p>
          </table:table-cell>
          <table:table-cell table:formula="of:=[.B1674]/3.4847446" office:value-type="float" office:value="0.0120169004638102" calcext:value-type="float">
            <text:p>0.01201690046381</text:p>
          </table:table-cell>
          <table:table-cell office:value-type="float" office:value="557.2861865111" calcext:value-type="float">
            <text:p>557.2861865111</text:p>
          </table:table-cell>
        </table:table-row>
        <table:table-row table:style-name="ro1">
          <table:table-cell office:value-type="float" office:value="1703.04" calcext:value-type="float">
            <text:p>1703.04</text:p>
          </table:table-cell>
          <table:table-cell office:value-type="float" office:value="0.04157779" calcext:value-type="float">
            <text:p>0.04157779</text:p>
          </table:table-cell>
          <table:table-cell table:formula="of:=[.B1675]/3.4847446" office:value-type="float" office:value="0.0119313736794369" calcext:value-type="float">
            <text:p>0.011931373679437</text:p>
          </table:table-cell>
          <table:table-cell office:value-type="float" office:value="557.32851090669" calcext:value-type="float">
            <text:p>557.32851090669</text:p>
          </table:table-cell>
        </table:table-row>
        <table:table-row table:style-name="ro1">
          <table:table-cell office:value-type="float" office:value="1704.06" calcext:value-type="float">
            <text:p>1704.06</text:p>
          </table:table-cell>
          <table:table-cell office:value-type="float" office:value="0.041132612" calcext:value-type="float">
            <text:p>0.041132612</text:p>
          </table:table-cell>
          <table:table-cell table:formula="of:=[.B1676]/3.4847446" office:value-type="float" office:value="0.0118036231407031" calcext:value-type="float">
            <text:p>0.011803623140703</text:p>
          </table:table-cell>
          <table:table-cell office:value-type="float" office:value="557.37038213048" calcext:value-type="float">
            <text:p>557.37038213048</text:p>
          </table:table-cell>
        </table:table-row>
        <table:table-row table:style-name="ro1">
          <table:table-cell office:value-type="float" office:value="1705.08" calcext:value-type="float">
            <text:p>1705.08</text:p>
          </table:table-cell>
          <table:table-cell office:value-type="float" office:value="0.040554445" calcext:value-type="float">
            <text:p>0.040554445</text:p>
          </table:table-cell>
          <table:table-cell table:formula="of:=[.B1677]/3.4847446" office:value-type="float" office:value="0.0116377094034381" calcext:value-type="float">
            <text:p>0.011637709403438</text:p>
          </table:table-cell>
          <table:table-cell office:value-type="float" office:value="557.41166480563" calcext:value-type="float">
            <text:p>557.41166480563</text:p>
          </table:table-cell>
        </table:table-row>
        <table:table-row table:style-name="ro1">
          <table:table-cell office:value-type="float" office:value="1706.1" calcext:value-type="float">
            <text:p>1706.1</text:p>
          </table:table-cell>
          <table:table-cell office:value-type="float" office:value="0.039884302" calcext:value-type="float">
            <text:p>0.039884302</text:p>
          </table:table-cell>
          <table:table-cell table:formula="of:=[.B1678]/3.4847446" office:value-type="float" office:value="0.011445401766316" calcext:value-type="float">
            <text:p>0.011445401766316</text:p>
          </table:table-cell>
          <table:table-cell office:value-type="float" office:value="557.45226530392" calcext:value-type="float">
            <text:p>557.45226530392</text:p>
          </table:table-cell>
        </table:table-row>
        <table:table-row table:style-name="ro1">
          <table:table-cell office:value-type="float" office:value="1707.11" calcext:value-type="float">
            <text:p>1707.11</text:p>
          </table:table-cell>
          <table:table-cell office:value-type="float" office:value="0.039182154" calcext:value-type="float">
            <text:p>0.039182154</text:p>
          </table:table-cell>
          <table:table-cell table:formula="of:=[.B1679]/3.4847446" office:value-type="float" office:value="0.0112439098119271" calcext:value-type="float">
            <text:p>0.011243909811927</text:p>
          </table:table-cell>
          <table:table-cell office:value-type="float" office:value="557.49215104548" calcext:value-type="float">
            <text:p>557.49215104548</text:p>
          </table:table-cell>
        </table:table-row>
        <table:table-row table:style-name="ro1">
          <table:table-cell office:value-type="float" office:value="1708.13" calcext:value-type="float">
            <text:p>1708.13</text:p>
          </table:table-cell>
          <table:table-cell office:value-type="float" office:value="0.038515093" calcext:value-type="float">
            <text:p>0.038515093</text:p>
          </table:table-cell>
          <table:table-cell table:formula="of:=[.B1680]/3.4847446" office:value-type="float" office:value="0.0110524866011701" calcext:value-type="float">
            <text:p>0.01105248660117</text:p>
          </table:table-cell>
          <table:table-cell office:value-type="float" office:value="557.53135774808" calcext:value-type="float">
            <text:p>557.53135774808</text:p>
          </table:table-cell>
        </table:table-row>
        <table:table-row table:style-name="ro1">
          <table:table-cell office:value-type="float" office:value="1709.15" calcext:value-type="float">
            <text:p>1709.15</text:p>
          </table:table-cell>
          <table:table-cell office:value-type="float" office:value="0.037943481" calcext:value-type="float">
            <text:p>0.037943481</text:p>
          </table:table-cell>
          <table:table-cell table:formula="of:=[.B1681]/3.4847446" office:value-type="float" office:value="0.0108884539199802" calcext:value-type="float">
            <text:p>0.01088845391998</text:p>
          </table:table-cell>
          <table:table-cell office:value-type="float" office:value="557.56998257439" calcext:value-type="float">
            <text:p>557.56998257439</text:p>
          </table:table-cell>
        </table:table-row>
        <table:table-row table:style-name="ro1">
          <table:table-cell office:value-type="float" office:value="1710.17" calcext:value-type="float">
            <text:p>1710.17</text:p>
          </table:table-cell>
          <table:table-cell office:value-type="float" office:value="0.037507513" calcext:value-type="float">
            <text:p>0.037507513</text:p>
          </table:table-cell>
          <table:table-cell table:formula="of:=[.B1682]/3.4847446" office:value-type="float" office:value="0.010763346329599" calcext:value-type="float">
            <text:p>0.010763346329599</text:p>
          </table:table-cell>
          <table:table-cell office:value-type="float" office:value="557.60816360384" calcext:value-type="float">
            <text:p>557.60816360384</text:p>
          </table:table-cell>
        </table:table-row>
        <table:table-row table:style-name="ro1">
          <table:table-cell office:value-type="float" office:value="1711.19" calcext:value-type="float">
            <text:p>1711.19</text:p>
          </table:table-cell>
          <table:table-cell office:value-type="float" office:value="0.037217049" calcext:value-type="float">
            <text:p>0.037217049</text:p>
          </table:table-cell>
          <table:table-cell table:formula="of:=[.B1683]/3.4847446" office:value-type="float" office:value="0.0106799933056787" calcext:value-type="float">
            <text:p>0.010679993305679</text:p>
          </table:table-cell>
          <table:table-cell office:value-type="float" office:value="557.64604895374" calcext:value-type="float">
            <text:p>557.64604895374</text:p>
          </table:table-cell>
        </table:table-row>
        <table:table-row table:style-name="ro1">
          <table:table-cell office:value-type="float" office:value="1712.2" calcext:value-type="float">
            <text:p>1712.2</text:p>
          </table:table-cell>
          <table:table-cell office:value-type="float" office:value="0.03704754" calcext:value-type="float">
            <text:p>0.03704754</text:p>
          </table:table-cell>
          <table:table-cell table:formula="of:=[.B1684]/3.4847446" office:value-type="float" office:value="0.0106313501425614" calcext:value-type="float">
            <text:p>0.010631350142561</text:p>
          </table:table-cell>
          <table:table-cell office:value-type="float" office:value="557.6837617503" calcext:value-type="float">
            <text:p>557.6837617503</text:p>
          </table:table-cell>
        </table:table-row>
        <table:table-row table:style-name="ro1">
          <table:table-cell office:value-type="float" office:value="1713.22" calcext:value-type="float">
            <text:p>1713.22</text:p>
          </table:table-cell>
          <table:table-cell office:value-type="float" office:value="0.036944036" calcext:value-type="float">
            <text:p>0.036944036</text:p>
          </table:table-cell>
          <table:table-cell table:formula="of:=[.B1685]/3.4847446" office:value-type="float" office:value="0.0106016481093048" calcext:value-type="float">
            <text:p>0.010601648109305</text:p>
          </table:table-cell>
          <table:table-cell office:value-type="float" office:value="557.72136918484" calcext:value-type="float">
            <text:p>557.72136918484</text:p>
          </table:table-cell>
        </table:table-row>
        <table:table-row table:style-name="ro1">
          <table:table-cell office:value-type="float" office:value="1714.24" calcext:value-type="float">
            <text:p>1714.24</text:p>
          </table:table-cell>
          <table:table-cell office:value-type="float" office:value="0.036833531" calcext:value-type="float">
            <text:p>0.036833531</text:p>
          </table:table-cell>
          <table:table-cell table:formula="of:=[.B1686]/3.4847446" office:value-type="float" office:value="0.010569937033549" calcext:value-type="float">
            <text:p>0.010569937033549</text:p>
          </table:table-cell>
          <table:table-cell office:value-type="float" office:value="557.75886412978" calcext:value-type="float">
            <text:p>557.75886412978</text:p>
          </table:table-cell>
        </table:table-row>
        <table:table-row table:style-name="ro1">
          <table:table-cell office:value-type="float" office:value="1715.26" calcext:value-type="float">
            <text:p>1715.26</text:p>
          </table:table-cell>
          <table:table-cell office:value-type="float" office:value="0.036643455" calcext:value-type="float">
            <text:p>0.036643455</text:p>
          </table:table-cell>
          <table:table-cell table:formula="of:=[.B1687]/3.4847446" office:value-type="float" office:value="0.0105153918597076" calcext:value-type="float">
            <text:p>0.010515391859708</text:p>
          </table:table-cell>
          <table:table-cell office:value-type="float" office:value="557.79616558552" calcext:value-type="float">
            <text:p>557.79616558552</text:p>
          </table:table-cell>
        </table:table-row>
        <table:table-row table:style-name="ro1">
          <table:table-cell office:value-type="float" office:value="1716.28" calcext:value-type="float">
            <text:p>1716.28</text:p>
          </table:table-cell>
          <table:table-cell office:value-type="float" office:value="0.036321869" calcext:value-type="float">
            <text:p>0.036321869</text:p>
          </table:table-cell>
          <table:table-cell table:formula="of:=[.B1688]/3.4847446" office:value-type="float" office:value="0.0104231079086829" calcext:value-type="float">
            <text:p>0.010423107908683</text:p>
          </table:table-cell>
          <table:table-cell office:value-type="float" office:value="557.83313968066" calcext:value-type="float">
            <text:p>557.83313968066</text:p>
          </table:table-cell>
        </table:table-row>
        <table:table-row table:style-name="ro1">
          <table:table-cell office:value-type="float" office:value="1717.29" calcext:value-type="float">
            <text:p>1717.29</text:p>
          </table:table-cell>
          <table:table-cell office:value-type="float" office:value="0.035853591" calcext:value-type="float">
            <text:p>0.035853591</text:p>
          </table:table-cell>
          <table:table-cell table:formula="of:=[.B1689]/3.4847446" office:value-type="float" office:value="0.0102887284766866" calcext:value-type="float">
            <text:p>0.010288728476687</text:p>
          </table:table-cell>
          <table:table-cell office:value-type="float" office:value="557.86963708912" calcext:value-type="float">
            <text:p>557.86963708912</text:p>
          </table:table-cell>
        </table:table-row>
        <table:table-row table:style-name="ro1">
          <table:table-cell office:value-type="float" office:value="1718.31" calcext:value-type="float">
            <text:p>1718.31</text:p>
          </table:table-cell>
          <table:table-cell office:value-type="float" office:value="0.035266954" calcext:value-type="float">
            <text:p>0.035266954</text:p>
          </table:table-cell>
          <table:table-cell table:formula="of:=[.B1690]/3.4847446" office:value-type="float" office:value="0.0101203841452255" calcext:value-type="float">
            <text:p>0.010120384145226</text:p>
          </table:table-cell>
          <table:table-cell office:value-type="float" office:value="557.90553732684" calcext:value-type="float">
            <text:p>557.90553732684</text:p>
          </table:table-cell>
        </table:table-row>
        <table:table-row table:style-name="ro1">
          <table:table-cell office:value-type="float" office:value="1719.33" calcext:value-type="float">
            <text:p>1719.33</text:p>
          </table:table-cell>
          <table:table-cell office:value-type="float" office:value="0.034628226" calcext:value-type="float">
            <text:p>0.034628226</text:p>
          </table:table-cell>
          <table:table-cell table:formula="of:=[.B1691]/3.4847446" office:value-type="float" office:value="0.00993709151597509" calcext:value-type="float">
            <text:p>0.009937091515975</text:p>
          </table:table-cell>
          <table:table-cell office:value-type="float" office:value="557.94078736682" calcext:value-type="float">
            <text:p>557.94078736682</text:p>
          </table:table-cell>
        </table:table-row>
        <table:table-row table:style-name="ro1">
          <table:table-cell office:value-type="float" office:value="1720.35" calcext:value-type="float">
            <text:p>1720.35</text:p>
          </table:table-cell>
          <table:table-cell office:value-type="float" office:value="0.03402436" calcext:value-type="float">
            <text:p>0.03402436</text:p>
          </table:table-cell>
          <table:table-cell table:formula="of:=[.B1692]/3.4847446" office:value-type="float" office:value="0.00976380306321444" calcext:value-type="float">
            <text:p>0.009763803063214</text:p>
          </table:table-cell>
          <table:table-cell office:value-type="float" office:value="557.97542269679" calcext:value-type="float">
            <text:p>557.97542269679</text:p>
          </table:table-cell>
        </table:table-row>
        <table:table-row table:style-name="ro1">
          <table:table-cell office:value-type="float" office:value="1721.37" calcext:value-type="float">
            <text:p>1721.37</text:p>
          </table:table-cell>
          <table:table-cell office:value-type="float" office:value="0.033538541" calcext:value-type="float">
            <text:p>0.033538541</text:p>
          </table:table-cell>
          <table:table-cell table:formula="of:=[.B1693]/3.4847446" office:value-type="float" office:value="0.00962438997681494" calcext:value-type="float">
            <text:p>0.009624389976815</text:p>
          </table:table-cell>
          <table:table-cell office:value-type="float" office:value="558.00956348451" calcext:value-type="float">
            <text:p>558.00956348451</text:p>
          </table:table-cell>
        </table:table-row>
        <table:table-row table:style-name="ro1">
          <table:table-cell office:value-type="float" office:value="1722.38" calcext:value-type="float">
            <text:p>1722.38</text:p>
          </table:table-cell>
          <table:table-cell office:value-type="float" office:value="0.033225584" calcext:value-type="float">
            <text:p>0.033225584</text:p>
          </table:table-cell>
          <table:table-cell table:formula="of:=[.B1694]/3.4847446" office:value-type="float" office:value="0.00953458224743357" calcext:value-type="float">
            <text:p>0.009534582247434</text:p>
          </table:table-cell>
          <table:table-cell office:value-type="float" office:value="558.04338569571" calcext:value-type="float">
            <text:p>558.04338569571</text:p>
          </table:table-cell>
        </table:table-row>
        <table:table-row table:style-name="ro1">
          <table:table-cell office:value-type="float" office:value="1723.4" calcext:value-type="float">
            <text:p>1723.4</text:p>
          </table:table-cell>
          <table:table-cell office:value-type="float" office:value="0.033094633" calcext:value-type="float">
            <text:p>0.033094633</text:p>
          </table:table-cell>
          <table:table-cell table:formula="of:=[.B1695]/3.4847446" office:value-type="float" office:value="0.00949700388372795" calcext:value-type="float">
            <text:p>0.009497003883728</text:p>
          </table:table-cell>
          <table:table-cell office:value-type="float" office:value="558.07707460409" calcext:value-type="float">
            <text:p>558.07707460409</text:p>
          </table:table-cell>
        </table:table-row>
        <table:table-row table:style-name="ro1">
          <table:table-cell office:value-type="float" office:value="1724.42" calcext:value-type="float">
            <text:p>1724.42</text:p>
          </table:table-cell>
          <table:table-cell office:value-type="float" office:value="0.033104608" calcext:value-type="float">
            <text:p>0.033104608</text:p>
          </table:table-cell>
          <table:table-cell table:formula="of:=[.B1696]/3.4847446" office:value-type="float" office:value="0.00949986636036397" calcext:value-type="float">
            <text:p>0.009499866360364</text:p>
          </table:table-cell>
          <table:table-cell office:value-type="float" office:value="558.11077366634" calcext:value-type="float">
            <text:p>558.11077366634</text:p>
          </table:table-cell>
        </table:table-row>
        <table:table-row table:style-name="ro1">
          <table:table-cell office:value-type="float" office:value="1725.44" calcext:value-type="float">
            <text:p>1725.44</text:p>
          </table:table-cell>
          <table:table-cell office:value-type="float" office:value="0.033174007" calcext:value-type="float">
            <text:p>0.033174007</text:p>
          </table:table-cell>
          <table:table-cell table:formula="of:=[.B1697]/3.4847446" office:value-type="float" office:value="0.00951978144969362" calcext:value-type="float">
            <text:p>0.009519781449694</text:p>
          </table:table-cell>
          <table:table-cell office:value-type="float" office:value="558.14454337406" calcext:value-type="float">
            <text:p>558.14454337406</text:p>
          </table:table-cell>
        </table:table-row>
        <table:table-row table:style-name="ro1">
          <table:table-cell office:value-type="float" office:value="1726.45" calcext:value-type="float">
            <text:p>1726.45</text:p>
          </table:table-cell>
          <table:table-cell office:value-type="float" office:value="0.033202316" calcext:value-type="float">
            <text:p>0.033202316</text:p>
          </table:table-cell>
          <table:table-cell table:formula="of:=[.B1698]/3.4847446" office:value-type="float" office:value="0.00952790514403839" calcext:value-type="float">
            <text:p>0.009527905144038</text:p>
          </table:table-cell>
          <table:table-cell office:value-type="float" office:value="558.17834189945" calcext:value-type="float">
            <text:p>558.17834189945</text:p>
          </table:table-cell>
        </table:table-row>
        <table:table-row table:style-name="ro1">
          <table:table-cell office:value-type="float" office:value="1727.47" calcext:value-type="float">
            <text:p>1727.47</text:p>
          </table:table-cell>
          <table:table-cell office:value-type="float" office:value="0.03309684" calcext:value-type="float">
            <text:p>0.03309684</text:p>
          </table:table-cell>
          <table:table-cell table:formula="of:=[.B1699]/3.4847446" office:value-type="float" office:value="0.00949763721565133" calcext:value-type="float">
            <text:p>0.009497637215651</text:p>
          </table:table-cell>
          <table:table-cell office:value-type="float" office:value="558.21203305484" calcext:value-type="float">
            <text:p>558.21203305484</text:p>
          </table:table-cell>
        </table:table-row>
        <table:table-row table:style-name="ro1">
          <table:table-cell office:value-type="float" office:value="1728.49" calcext:value-type="float">
            <text:p>1728.49</text:p>
          </table:table-cell>
          <table:table-cell office:value-type="float" office:value="0.032797336" calcext:value-type="float">
            <text:p>0.032797336</text:p>
          </table:table-cell>
          <table:table-cell table:formula="of:=[.B1700]/3.4847446" office:value-type="float" office:value="0.00941169002744132" calcext:value-type="float">
            <text:p>0.009411690027441</text:p>
          </table:table-cell>
          <table:table-cell office:value-type="float" office:value="558.24541932717" calcext:value-type="float">
            <text:p>558.24541932717</text:p>
          </table:table-cell>
        </table:table-row>
        <table:table-row table:style-name="ro1">
          <table:table-cell office:value-type="float" office:value="1729.51" calcext:value-type="float">
            <text:p>1729.51</text:p>
          </table:table-cell>
          <table:table-cell office:value-type="float" office:value="0.032291744" calcext:value-type="float">
            <text:p>0.032291744</text:p>
          </table:table-cell>
          <table:table-cell table:formula="of:=[.B1701]/3.4847446" office:value-type="float" office:value="0.00926660278058828" calcext:value-type="float">
            <text:p>0.009266602780588</text:p>
          </table:table-cell>
          <table:table-cell office:value-type="float" office:value="558.27829092921" calcext:value-type="float">
            <text:p>558.27829092921</text:p>
          </table:table-cell>
        </table:table-row>
        <table:table-row table:style-name="ro1">
          <table:table-cell office:value-type="float" office:value="1730.53" calcext:value-type="float">
            <text:p>1730.53</text:p>
          </table:table-cell>
          <table:table-cell office:value-type="float" office:value="0.031619164" calcext:value-type="float">
            <text:p>0.031619164</text:p>
          </table:table-cell>
          <table:table-cell table:formula="of:=[.B1702]/3.4847446" office:value-type="float" office:value="0.00907359580957525" calcext:value-type="float">
            <text:p>0.009073595809575</text:p>
          </table:table-cell>
          <table:table-cell office:value-type="float" office:value="558.31047787416" calcext:value-type="float">
            <text:p>558.31047787416</text:p>
          </table:table-cell>
        </table:table-row>
        <table:table-row table:style-name="ro1">
          <table:table-cell office:value-type="float" office:value="1731.54" calcext:value-type="float">
            <text:p>1731.54</text:p>
          </table:table-cell>
          <table:table-cell office:value-type="float" office:value="0.030859906" calcext:value-type="float">
            <text:p>0.030859906</text:p>
          </table:table-cell>
          <table:table-cell table:formula="of:=[.B1703]/3.4847446" office:value-type="float" office:value="0.00885571527967932" calcext:value-type="float">
            <text:p>0.008855715279679</text:p>
          </table:table-cell>
          <table:table-cell office:value-type="float" office:value="558.34189192662" calcext:value-type="float">
            <text:p>558.34189192662</text:p>
          </table:table-cell>
        </table:table-row>
        <table:table-row table:style-name="ro1">
          <table:table-cell office:value-type="float" office:value="1732.56" calcext:value-type="float">
            <text:p>1732.56</text:p>
          </table:table-cell>
          <table:table-cell office:value-type="float" office:value="0.030115883" calcext:value-type="float">
            <text:p>0.030115883</text:p>
          </table:table-cell>
          <table:table-cell table:formula="of:=[.B1704]/3.4847446" office:value-type="float" office:value="0.00864220666272071" calcext:value-type="float">
            <text:p>0.008642206662721</text:p>
          </table:table-cell>
          <table:table-cell office:value-type="float" office:value="558.37254859553" calcext:value-type="float">
            <text:p>558.37254859553</text:p>
          </table:table-cell>
        </table:table-row>
        <table:table-row table:style-name="ro1">
          <table:table-cell office:value-type="float" office:value="1733.58" calcext:value-type="float">
            <text:p>1733.58</text:p>
          </table:table-cell>
          <table:table-cell office:value-type="float" office:value="0.029486767" calcext:value-type="float">
            <text:p>0.029486767</text:p>
          </table:table-cell>
          <table:table-cell table:formula="of:=[.B1705]/3.4847446" office:value-type="float" office:value="0.00846167234178367" calcext:value-type="float">
            <text:p>0.008461672341784</text:p>
          </table:table-cell>
          <table:table-cell office:value-type="float" office:value="558.40256485179" calcext:value-type="float">
            <text:p>558.40256485179</text:p>
          </table:table-cell>
        </table:table-row>
        <table:table-row table:style-name="ro1">
          <table:table-cell office:value-type="float" office:value="1734.6" calcext:value-type="float">
            <text:p>1734.6</text:p>
          </table:table-cell>
          <table:table-cell office:value-type="float" office:value="0.029047832" calcext:value-type="float">
            <text:p>0.029047832</text:p>
          </table:table-cell>
          <table:table-cell table:formula="of:=[.B1706]/3.4847446" office:value-type="float" office:value="0.00833571332602108" calcext:value-type="float">
            <text:p>0.008335713326021</text:p>
          </table:table-cell>
          <table:table-cell office:value-type="float" office:value="558.43213429147" calcext:value-type="float">
            <text:p>558.43213429147</text:p>
          </table:table-cell>
        </table:table-row>
        <table:table-row table:style-name="ro1">
          <table:table-cell office:value-type="float" office:value="1735.62" calcext:value-type="float">
            <text:p>1735.62</text:p>
          </table:table-cell>
          <table:table-cell office:value-type="float" office:value="0.028834423" calcext:value-type="float">
            <text:p>0.028834423</text:p>
          </table:table-cell>
          <table:table-cell table:formula="of:=[.B1707]/3.4847446" office:value-type="float" office:value="0.00827447239605451" calcext:value-type="float">
            <text:p>0.008274472396055</text:p>
          </table:table-cell>
          <table:table-cell office:value-type="float" office:value="558.46148648996" calcext:value-type="float">
            <text:p>558.46148648996</text:p>
          </table:table-cell>
        </table:table-row>
        <table:table-row table:style-name="ro1">
          <table:table-cell office:value-type="float" office:value="1736.63" calcext:value-type="float">
            <text:p>1736.63</text:p>
          </table:table-cell>
          <table:table-cell office:value-type="float" office:value="0.028835998" calcext:value-type="float">
            <text:p>0.028835998</text:p>
          </table:table-cell>
          <table:table-cell table:formula="of:=[.B1708]/3.4847446" office:value-type="float" office:value="0.00827492436604967" calcext:value-type="float">
            <text:p>0.00827492436605</text:p>
          </table:table-cell>
          <table:table-cell office:value-type="float" office:value="558.49084029142" calcext:value-type="float">
            <text:p>558.49084029142</text:p>
          </table:table-cell>
        </table:table-row>
        <table:table-row table:style-name="ro1">
          <table:table-cell office:value-type="float" office:value="1737.65" calcext:value-type="float">
            <text:p>1737.65</text:p>
          </table:table-cell>
          <table:table-cell office:value-type="float" office:value="0.029000349" calcext:value-type="float">
            <text:p>0.029000349</text:p>
          </table:table-cell>
          <table:table-cell table:formula="of:=[.B1709]/3.4847446" office:value-type="float" office:value="0.00832208736330347" calcext:value-type="float">
            <text:p>0.008322087363303</text:p>
          </table:table-cell>
          <table:table-cell office:value-type="float" office:value="558.52036139565" calcext:value-type="float">
            <text:p>558.52036139565</text:p>
          </table:table-cell>
        </table:table-row>
        <table:table-row table:style-name="ro1">
          <table:table-cell office:value-type="float" office:value="1738.67" calcext:value-type="float">
            <text:p>1738.67</text:p>
          </table:table-cell>
          <table:table-cell office:value-type="float" office:value="0.02924646" calcext:value-type="float">
            <text:p>0.02924646</text:p>
          </table:table-cell>
          <table:table-cell table:formula="of:=[.B1710]/3.4847446" office:value-type="float" office:value="0.00839271262519497" calcext:value-type="float">
            <text:p>0.008392712625195</text:p>
          </table:table-cell>
          <table:table-cell office:value-type="float" office:value="558.55013303008" calcext:value-type="float">
            <text:p>558.55013303008</text:p>
          </table:table-cell>
        </table:table-row>
        <table:table-row table:style-name="ro1">
          <table:table-cell office:value-type="float" office:value="1739.69" calcext:value-type="float">
            <text:p>1739.69</text:p>
          </table:table-cell>
          <table:table-cell office:value-type="float" office:value="0.029482816" calcext:value-type="float">
            <text:p>0.029482816</text:p>
          </table:table-cell>
          <table:table-cell table:formula="of:=[.B1711]/3.4847446" office:value-type="float" office:value="0.00846053854276724" calcext:value-type="float">
            <text:p>0.008460538542767</text:p>
          </table:table-cell>
          <table:table-cell office:value-type="float" office:value="558.58014526405" calcext:value-type="float">
            <text:p>558.58014526405</text:p>
          </table:table-cell>
        </table:table-row>
        <table:table-row table:style-name="ro1">
          <table:table-cell office:value-type="float" office:value="1740.71" calcext:value-type="float">
            <text:p>1740.71</text:p>
          </table:table-cell>
          <table:table-cell office:value-type="float" office:value="0.029627069" calcext:value-type="float">
            <text:p>0.029627069</text:p>
          </table:table-cell>
          <table:table-cell table:formula="of:=[.B1712]/3.4847446" office:value-type="float" office:value="0.0085019341159177" calcext:value-type="float">
            <text:p>0.008501934115918</text:p>
          </table:table-cell>
          <table:table-cell office:value-type="float" office:value="558.6103043423" calcext:value-type="float">
            <text:p>558.6103043423</text:p>
          </table:table-cell>
        </table:table-row>
        <table:table-row table:style-name="ro1">
          <table:table-cell office:value-type="float" office:value="1741.72" calcext:value-type="float">
            <text:p>1741.72</text:p>
          </table:table-cell>
          <table:table-cell office:value-type="float" office:value="0.029622788" calcext:value-type="float">
            <text:p>0.029622788</text:p>
          </table:table-cell>
          <table:table-cell table:formula="of:=[.B1713]/3.4847446" office:value-type="float" office:value="0.0085007056184261" calcext:value-type="float">
            <text:p>0.008500705618426</text:p>
          </table:table-cell>
          <table:table-cell office:value-type="float" office:value="558.64045906261" calcext:value-type="float">
            <text:p>558.64045906261</text:p>
          </table:table-cell>
        </table:table-row>
        <table:table-row table:style-name="ro1">
          <table:table-cell office:value-type="float" office:value="1742.74" calcext:value-type="float">
            <text:p>1742.74</text:p>
          </table:table-cell>
          <table:table-cell office:value-type="float" office:value="0.029449632" calcext:value-type="float">
            <text:p>0.029449632</text:p>
          </table:table-cell>
          <table:table-cell table:formula="of:=[.B1714]/3.4847446" office:value-type="float" office:value="0.00845101589367554" calcext:value-type="float">
            <text:p>0.008451015893676</text:p>
          </table:table-cell>
          <table:table-cell office:value-type="float" office:value="558.67043751767" calcext:value-type="float">
            <text:p>558.67043751767</text:p>
          </table:table-cell>
        </table:table-row>
        <table:table-row table:style-name="ro1">
          <table:table-cell office:value-type="float" office:value="1743.76" calcext:value-type="float">
            <text:p>1743.76</text:p>
          </table:table-cell>
          <table:table-cell office:value-type="float" office:value="0.029124751" calcext:value-type="float">
            <text:p>0.029124751</text:p>
          </table:table-cell>
          <table:table-cell table:formula="of:=[.B1715]/3.4847446" office:value-type="float" office:value="0.00835778639272445" calcext:value-type="float">
            <text:p>0.008357786392724</text:p>
          </table:table-cell>
          <table:table-cell office:value-type="float" office:value="558.70008525699" calcext:value-type="float">
            <text:p>558.70008525699</text:p>
          </table:table-cell>
        </table:table-row>
        <table:table-row table:style-name="ro1">
          <table:table-cell office:value-type="float" office:value="1744.78" calcext:value-type="float">
            <text:p>1744.78</text:p>
          </table:table-cell>
          <table:table-cell office:value-type="float" office:value="0.0286952" calcext:value-type="float">
            <text:p>0.0286952</text:p>
          </table:table-cell>
          <table:table-cell table:formula="of:=[.B1716]/3.4847446" office:value-type="float" office:value="0.00823452025723779" calcext:value-type="float">
            <text:p>0.008234520257238</text:p>
          </table:table-cell>
          <table:table-cell office:value-type="float" office:value="558.7292957319" calcext:value-type="float">
            <text:p>558.7292957319</text:p>
          </table:table-cell>
        </table:table-row>
        <table:table-row table:style-name="ro1">
          <table:table-cell office:value-type="float" office:value="1745.8" calcext:value-type="float">
            <text:p>1745.8</text:p>
          </table:table-cell>
          <table:table-cell office:value-type="float" office:value="0.028223469" calcext:value-type="float">
            <text:p>0.028223469</text:p>
          </table:table-cell>
          <table:table-cell table:formula="of:=[.B1717]/3.4847446" office:value-type="float" office:value="0.0080991499348331" calcext:value-type="float">
            <text:p>0.008099149934833</text:p>
          </table:table-cell>
          <table:table-cell office:value-type="float" office:value="558.75802600566" calcext:value-type="float">
            <text:p>558.75802600566</text:p>
          </table:table-cell>
        </table:table-row>
        <table:table-row table:style-name="ro1">
          <table:table-cell office:value-type="float" office:value="1746.81" calcext:value-type="float">
            <text:p>1746.81</text:p>
          </table:table-cell>
          <table:table-cell office:value-type="float" office:value="0.027770119" calcext:value-type="float">
            <text:p>0.027770119</text:p>
          </table:table-cell>
          <table:table-cell table:formula="of:=[.B1718]/3.4847446" office:value-type="float" office:value="0.00796905431749575" calcext:value-type="float">
            <text:p>0.007969054317496</text:p>
          </table:table-cell>
          <table:table-cell office:value-type="float" office:value="558.786294788" calcext:value-type="float">
            <text:p>558.786294788</text:p>
          </table:table-cell>
        </table:table-row>
        <table:table-row table:style-name="ro1">
          <table:table-cell office:value-type="float" office:value="1747.83" calcext:value-type="float">
            <text:p>1747.83</text:p>
          </table:table-cell>
          <table:table-cell office:value-type="float" office:value="0.027378464" calcext:value-type="float">
            <text:p>0.027378464</text:p>
          </table:table-cell>
          <table:table-cell table:formula="of:=[.B1719]/3.4847446" office:value-type="float" office:value="0.00785666301054029" calcext:value-type="float">
            <text:p>0.00785666301054</text:p>
          </table:table-cell>
          <table:table-cell office:value-type="float" office:value="558.81416488266" calcext:value-type="float">
            <text:p>558.81416488266</text:p>
          </table:table-cell>
        </table:table-row>
        <table:table-row table:style-name="ro1">
          <table:table-cell office:value-type="float" office:value="1748.85" calcext:value-type="float">
            <text:p>1748.85</text:p>
          </table:table-cell>
          <table:table-cell office:value-type="float" office:value="0.02706575" calcext:value-type="float">
            <text:p>0.02706575</text:p>
          </table:table-cell>
          <table:table-cell table:formula="of:=[.B1720]/3.4847446" office:value-type="float" office:value="0.00776692501367245" calcext:value-type="float">
            <text:p>0.007766925013672</text:p>
          </table:table-cell>
          <table:table-cell office:value-type="float" office:value="558.84171664825" calcext:value-type="float">
            <text:p>558.84171664825</text:p>
          </table:table-cell>
        </table:table-row>
        <table:table-row table:style-name="ro1">
          <table:table-cell office:value-type="float" office:value="1749.87" calcext:value-type="float">
            <text:p>1749.87</text:p>
          </table:table-cell>
          <table:table-cell office:value-type="float" office:value="0.026823267" calcext:value-type="float">
            <text:p>0.026823267</text:p>
          </table:table-cell>
          <table:table-cell table:formula="of:=[.B1721]/3.4847446" office:value-type="float" office:value="0.00769734086107774" calcext:value-type="float">
            <text:p>0.007697340861078</text:p>
          </table:table-cell>
          <table:table-cell office:value-type="float" office:value="558.86902157687" calcext:value-type="float">
            <text:p>558.86902157687</text:p>
          </table:table-cell>
        </table:table-row>
        <table:table-row table:style-name="ro1">
          <table:table-cell office:value-type="float" office:value="1750.89" calcext:value-type="float">
            <text:p>1750.89</text:p>
          </table:table-cell>
          <table:table-cell office:value-type="float" office:value="0.026624947" calcext:value-type="float">
            <text:p>0.026624947</text:p>
          </table:table-cell>
          <table:table-cell table:formula="of:=[.B1722]/3.4847446" office:value-type="float" office:value="0.00764042994714735" calcext:value-type="float">
            <text:p>0.007640429947147</text:p>
          </table:table-cell>
          <table:table-cell office:value-type="float" office:value="558.89612462374" calcext:value-type="float">
            <text:p>558.89612462374</text:p>
          </table:table-cell>
        </table:table-row>
        <table:table-row table:style-name="ro1">
          <table:table-cell office:value-type="float" office:value="1751.9" calcext:value-type="float">
            <text:p>1751.9</text:p>
          </table:table-cell>
          <table:table-cell office:value-type="float" office:value="0.026441057" calcext:value-type="float">
            <text:p>0.026441057</text:p>
          </table:table-cell>
          <table:table-cell table:formula="of:=[.B1723]/3.4847446" office:value-type="float" office:value="0.00758765993926786" calcext:value-type="float">
            <text:p>0.007587659939268</text:p>
          </table:table-cell>
          <table:table-cell office:value-type="float" office:value="558.92304047914" calcext:value-type="float">
            <text:p>558.92304047914</text:p>
          </table:table-cell>
        </table:table-row>
        <table:table-row table:style-name="ro1">
          <table:table-cell office:value-type="float" office:value="1752.92" calcext:value-type="float">
            <text:p>1752.92</text:p>
          </table:table-cell>
          <table:table-cell office:value-type="float" office:value="0.026251774" calcext:value-type="float">
            <text:p>0.026251774</text:p>
          </table:table-cell>
          <table:table-cell table:formula="of:=[.B1724]/3.4847446" office:value-type="float" office:value="0.00753334232873192" calcext:value-type="float">
            <text:p>0.007533342328732</text:p>
          </table:table-cell>
          <table:table-cell office:value-type="float" office:value="558.94976365177" calcext:value-type="float">
            <text:p>558.94976365177</text:p>
          </table:table-cell>
        </table:table-row>
        <table:table-row table:style-name="ro1">
          <table:table-cell office:value-type="float" office:value="1753.94" calcext:value-type="float">
            <text:p>1753.94</text:p>
          </table:table-cell>
          <table:table-cell office:value-type="float" office:value="0.026055384" calcext:value-type="float">
            <text:p>0.026055384</text:p>
          </table:table-cell>
          <table:table-cell table:formula="of:=[.B1725]/3.4847446" office:value-type="float" office:value="0.00747698525739878" calcext:value-type="float">
            <text:p>0.007476985257399</text:p>
          </table:table-cell>
          <table:table-cell office:value-type="float" office:value="558.97628690839" calcext:value-type="float">
            <text:p>558.97628690839</text:p>
          </table:table-cell>
        </table:table-row>
        <table:table-row table:style-name="ro1">
          <table:table-cell office:value-type="float" office:value="1754.96" calcext:value-type="float">
            <text:p>1754.96</text:p>
          </table:table-cell>
          <table:table-cell office:value-type="float" office:value="0.02586788" calcext:value-type="float">
            <text:p>0.02586788</text:p>
          </table:table-cell>
          <table:table-cell table:formula="of:=[.B1726]/3.4847446" office:value-type="float" office:value="0.00742317815773357" calcext:value-type="float">
            <text:p>0.007423178157734</text:p>
          </table:table-cell>
          <table:table-cell office:value-type="float" office:value="559.00261929353" calcext:value-type="float">
            <text:p>559.00261929353</text:p>
          </table:table-cell>
        </table:table-row>
        <table:table-row table:style-name="ro1">
          <table:table-cell office:value-type="float" office:value="1755.98" calcext:value-type="float">
            <text:p>1755.98</text:p>
          </table:table-cell>
          <table:table-cell office:value-type="float" office:value="0.025713961" calcext:value-type="float">
            <text:p>0.025713961</text:p>
          </table:table-cell>
          <table:table-cell table:formula="of:=[.B1727]/3.4847446" office:value-type="float" office:value="0.00737900878015565" calcext:value-type="float">
            <text:p>0.007379008780156</text:p>
          </table:table-cell>
          <table:table-cell office:value-type="float" office:value="559.02879499605" calcext:value-type="float">
            <text:p>559.02879499605</text:p>
          </table:table-cell>
        </table:table-row>
        <table:table-row table:style-name="ro1">
          <table:table-cell office:value-type="float" office:value="1756.99" calcext:value-type="float">
            <text:p>1756.99</text:p>
          </table:table-cell>
          <table:table-cell office:value-type="float" office:value="0.025612947" calcext:value-type="float">
            <text:p>0.025612947</text:p>
          </table:table-cell>
          <table:table-cell table:formula="of:=[.B1728]/3.4847446" office:value-type="float" office:value="0.00735002128993901" calcext:value-type="float">
            <text:p>0.007350021289939</text:p>
          </table:table-cell>
          <table:table-cell office:value-type="float" office:value="559.05486787058" calcext:value-type="float">
            <text:p>559.05486787058</text:p>
          </table:table-cell>
        </table:table-row>
        <table:table-row table:style-name="ro1">
          <table:table-cell office:value-type="float" office:value="1758.01" calcext:value-type="float">
            <text:p>1758.01</text:p>
          </table:table-cell>
          <table:table-cell office:value-type="float" office:value="0.025565296" calcext:value-type="float">
            <text:p>0.025565296</text:p>
          </table:table-cell>
          <table:table-cell table:formula="of:=[.B1729]/3.4847446" office:value-type="float" office:value="0.00733634711708858" calcext:value-type="float">
            <text:p>0.007336347117089</text:p>
          </table:table-cell>
          <table:table-cell office:value-type="float" office:value="559.0808922389" calcext:value-type="float">
            <text:p>559.0808922389</text:p>
          </table:table-cell>
        </table:table-row>
        <table:table-row table:style-name="ro1">
          <table:table-cell office:value-type="float" office:value="1759.03" calcext:value-type="float">
            <text:p>1759.03</text:p>
          </table:table-cell>
          <table:table-cell office:value-type="float" office:value="0.025545556" calcext:value-type="float">
            <text:p>0.025545556</text:p>
          </table:table-cell>
          <table:table-cell table:formula="of:=[.B1730]/3.4847446" office:value-type="float" office:value="0.00733068242648256" calcext:value-type="float">
            <text:p>0.007330682426483</text:p>
          </table:table-cell>
          <table:table-cell office:value-type="float" office:value="559.10689651284" calcext:value-type="float">
            <text:p>559.10689651284</text:p>
          </table:table-cell>
        </table:table-row>
        <table:table-row table:style-name="ro1">
          <table:table-cell office:value-type="float" office:value="1760.05" calcext:value-type="float">
            <text:p>1760.05</text:p>
          </table:table-cell>
          <table:table-cell office:value-type="float" office:value="0.025505368" calcext:value-type="float">
            <text:p>0.025505368</text:p>
          </table:table-cell>
          <table:table-cell table:formula="of:=[.B1731]/3.4847446" office:value-type="float" office:value="0.00731914987399651" calcext:value-type="float">
            <text:p>0.007319149873997</text:p>
          </table:table-cell>
          <table:table-cell office:value-type="float" office:value="559.13285987672" calcext:value-type="float">
            <text:p>559.13285987672</text:p>
          </table:table-cell>
        </table:table-row>
        <table:table-row table:style-name="ro1">
          <table:table-cell office:value-type="float" office:value="1761.07" calcext:value-type="float">
            <text:p>1761.07</text:p>
          </table:table-cell>
          <table:table-cell office:value-type="float" office:value="0.025386442" calcext:value-type="float">
            <text:p>0.025386442</text:p>
          </table:table-cell>
          <table:table-cell table:formula="of:=[.B1732]/3.4847446" office:value-type="float" office:value="0.0072850222653333" calcext:value-type="float">
            <text:p>0.007285022265333</text:p>
          </table:table-cell>
          <table:table-cell office:value-type="float" office:value="559.15870217963" calcext:value-type="float">
            <text:p>559.15870217963</text:p>
          </table:table-cell>
        </table:table-row>
        <table:table-row table:style-name="ro1">
          <table:table-cell office:value-type="float" office:value="1762.08" calcext:value-type="float">
            <text:p>1762.08</text:p>
          </table:table-cell>
          <table:table-cell office:value-type="float" office:value="0.025139548" calcext:value-type="float">
            <text:p>0.025139548</text:p>
          </table:table-cell>
          <table:table-cell table:formula="of:=[.B1733]/3.4847446" office:value-type="float" office:value="0.00721417230978706" calcext:value-type="float">
            <text:p>0.007214172309787</text:p>
          </table:table-cell>
          <table:table-cell office:value-type="float" office:value="559.18429315498" calcext:value-type="float">
            <text:p>559.18429315498</text:p>
          </table:table-cell>
        </table:table-row>
        <table:table-row table:style-name="ro1">
          <table:table-cell office:value-type="float" office:value="1763.1" calcext:value-type="float">
            <text:p>1763.1</text:p>
          </table:table-cell>
          <table:table-cell office:value-type="float" office:value="0.024742988" calcext:value-type="float">
            <text:p>0.024742988</text:p>
          </table:table-cell>
          <table:table-cell table:formula="of:=[.B1734]/3.4847446" office:value-type="float" office:value="0.00710037343913238" calcext:value-type="float">
            <text:p>0.007100373439132</text:p>
          </table:table-cell>
          <table:table-cell office:value-type="float" office:value="559.20948044891" calcext:value-type="float">
            <text:p>559.20948044891</text:p>
          </table:table-cell>
        </table:table-row>
        <table:table-row table:style-name="ro1">
          <table:table-cell office:value-type="float" office:value="1764.12" calcext:value-type="float">
            <text:p>1764.12</text:p>
          </table:table-cell>
          <table:table-cell office:value-type="float" office:value="0.024213829" calcext:value-type="float">
            <text:p>0.024213829</text:p>
          </table:table-cell>
          <table:table-cell table:formula="of:=[.B1735]/3.4847446" office:value-type="float" office:value="0.00694852328632635" calcext:value-type="float">
            <text:p>0.006948523286326</text:p>
          </table:table-cell>
          <table:table-cell office:value-type="float" office:value="559.23412908172" calcext:value-type="float">
            <text:p>559.23412908172</text:p>
          </table:table-cell>
        </table:table-row>
        <table:table-row table:style-name="ro1">
          <table:table-cell office:value-type="float" office:value="1765.14" calcext:value-type="float">
            <text:p>1765.14</text:p>
          </table:table-cell>
          <table:table-cell office:value-type="float" office:value="0.023607415" calcext:value-type="float">
            <text:p>0.023607415</text:p>
          </table:table-cell>
          <table:table-cell table:formula="of:=[.B1736]/3.4847446" office:value-type="float" office:value="0.00677450364655131" calcext:value-type="float">
            <text:p>0.006774503646551</text:p>
          </table:table-cell>
          <table:table-cell office:value-type="float" office:value="559.25816041106" calcext:value-type="float">
            <text:p>559.25816041106</text:p>
          </table:table-cell>
        </table:table-row>
        <table:table-row table:style-name="ro1">
          <table:table-cell office:value-type="float" office:value="1766.16" calcext:value-type="float">
            <text:p>1766.16</text:p>
          </table:table-cell>
          <table:table-cell office:value-type="float" office:value="0.023004632" calcext:value-type="float">
            <text:p>0.023004632</text:p>
          </table:table-cell>
          <table:table-cell table:formula="of:=[.B1737]/3.4847446" office:value-type="float" office:value="0.0066015259769683" calcext:value-type="float">
            <text:p>0.006601525976968</text:p>
          </table:table-cell>
          <table:table-cell office:value-type="float" office:value="559.28157813404" calcext:value-type="float">
            <text:p>559.28157813404</text:p>
          </table:table-cell>
        </table:table-row>
        <table:table-row table:style-name="ro1">
          <table:table-cell office:value-type="float" office:value="1767.17" calcext:value-type="float">
            <text:p>1767.17</text:p>
          </table:table-cell>
          <table:table-cell office:value-type="float" office:value="0.022490631" calcext:value-type="float">
            <text:p>0.022490631</text:p>
          </table:table-cell>
          <table:table-cell table:formula="of:=[.B1738]/3.4847446" office:value-type="float" office:value="0.00645402564078871" calcext:value-type="float">
            <text:p>0.006454025640789</text:p>
          </table:table-cell>
          <table:table-cell office:value-type="float" office:value="559.30447262588" calcext:value-type="float">
            <text:p>559.30447262588</text:p>
          </table:table-cell>
        </table:table-row>
        <table:table-row table:style-name="ro1">
          <table:table-cell office:value-type="float" office:value="1768.19" calcext:value-type="float">
            <text:p>1768.19</text:p>
          </table:table-cell>
          <table:table-cell office:value-type="float" office:value="0.022131642" calcext:value-type="float">
            <text:p>0.022131642</text:p>
          </table:table-cell>
          <table:table-cell table:formula="of:=[.B1739]/3.4847446" office:value-type="float" office:value="0.00635100833501543" calcext:value-type="float">
            <text:p>0.006351008335015</text:p>
          </table:table-cell>
          <table:table-cell office:value-type="float" office:value="559.32700168236" calcext:value-type="float">
            <text:p>559.32700168236</text:p>
          </table:table-cell>
        </table:table-row>
        <table:table-row table:style-name="ro1">
          <table:table-cell office:value-type="float" office:value="1769.21" calcext:value-type="float">
            <text:p>1769.21</text:p>
          </table:table-cell>
          <table:table-cell office:value-type="float" office:value="0.021957203" calcext:value-type="float">
            <text:p>0.021957203</text:p>
          </table:table-cell>
          <table:table-cell table:formula="of:=[.B1740]/3.4847446" office:value-type="float" office:value="0.00630095043407198" calcext:value-type="float">
            <text:p>0.006300950434072</text:p>
          </table:table-cell>
          <table:table-cell office:value-type="float" office:value="559.34935316707" calcext:value-type="float">
            <text:p>559.34935316707</text:p>
          </table:table-cell>
        </table:table-row>
        <table:table-row table:style-name="ro1">
          <table:table-cell office:value-type="float" office:value="1770.23" calcext:value-type="float">
            <text:p>1770.23</text:p>
          </table:table-cell>
          <table:table-cell office:value-type="float" office:value="0.021953241" calcext:value-type="float">
            <text:p>0.021953241</text:p>
          </table:table-cell>
          <table:table-cell table:formula="of:=[.B1741]/3.4847446" office:value-type="float" office:value="0.00629981347843971" calcext:value-type="float">
            <text:p>0.00629981347844</text:p>
          </table:table-cell>
          <table:table-cell office:value-type="float" office:value="559.37170061952" calcext:value-type="float">
            <text:p>559.37170061952</text:p>
          </table:table-cell>
        </table:table-row>
        <table:table-row table:style-name="ro1">
          <table:table-cell office:value-type="float" office:value="1771.24" calcext:value-type="float">
            <text:p>1771.24</text:p>
          </table:table-cell>
          <table:table-cell office:value-type="float" office:value="0.022067848" calcext:value-type="float">
            <text:p>0.022067848</text:p>
          </table:table-cell>
          <table:table-cell table:formula="of:=[.B1742]/3.4847446" office:value-type="float" office:value="0.0063327016849384" calcext:value-type="float">
            <text:p>0.006332701684938</text:p>
          </table:table-cell>
          <table:table-cell office:value-type="float" office:value="559.39416473652" calcext:value-type="float">
            <text:p>559.39416473652</text:p>
          </table:table-cell>
        </table:table-row>
        <table:table-row table:style-name="ro1">
          <table:table-cell office:value-type="float" office:value="1772.26" calcext:value-type="float">
            <text:p>1772.26</text:p>
          </table:table-cell>
          <table:table-cell office:value-type="float" office:value="0.022227442" calcext:value-type="float">
            <text:p>0.022227442</text:p>
          </table:table-cell>
          <table:table-cell table:formula="of:=[.B1743]/3.4847446" office:value-type="float" office:value="0.00637849958932428" calcext:value-type="float">
            <text:p>0.006378499589324</text:p>
          </table:table-cell>
          <table:table-cell office:value-type="float" office:value="559.41679131374" calcext:value-type="float">
            <text:p>559.41679131374</text:p>
          </table:table-cell>
        </table:table-row>
        <table:table-row table:style-name="ro1">
          <table:table-cell office:value-type="float" office:value="1773.28" calcext:value-type="float">
            <text:p>1773.28</text:p>
          </table:table-cell>
          <table:table-cell office:value-type="float" office:value="0.022357898" calcext:value-type="float">
            <text:p>0.022357898</text:p>
          </table:table-cell>
          <table:table-cell table:formula="of:=[.B1744]/3.4847446" office:value-type="float" office:value="0.00641593590531714" calcext:value-type="float">
            <text:p>0.006415935905317</text:p>
          </table:table-cell>
          <table:table-cell office:value-type="float" office:value="559.43955068911" calcext:value-type="float">
            <text:p>559.43955068911</text:p>
          </table:table-cell>
        </table:table-row>
        <table:table-row table:style-name="ro1">
          <table:table-cell office:value-type="float" office:value="1774.3" calcext:value-type="float">
            <text:p>1774.3</text:p>
          </table:table-cell>
          <table:table-cell office:value-type="float" office:value="0.022403965" calcext:value-type="float">
            <text:p>0.022403965</text:p>
          </table:table-cell>
          <table:table-cell table:formula="of:=[.B1745]/3.4847446" office:value-type="float" office:value="0.00642915552548672" calcext:value-type="float">
            <text:p>0.006429155525487</text:p>
          </table:table-cell>
          <table:table-cell office:value-type="float" office:value="559.46235695881" calcext:value-type="float">
            <text:p>559.46235695881</text:p>
          </table:table-cell>
        </table:table-row>
        <table:table-row table:style-name="ro1">
          <table:table-cell office:value-type="float" office:value="1775.32" calcext:value-type="float">
            <text:p>1775.32</text:p>
          </table:table-cell>
          <table:table-cell office:value-type="float" office:value="0.02234137" calcext:value-type="float">
            <text:p>0.02234137</text:p>
          </table:table-cell>
          <table:table-cell table:formula="of:=[.B1746]/3.4847446" office:value-type="float" office:value="0.00641119294653617" calcext:value-type="float">
            <text:p>0.006411192946536</text:p>
          </table:table-cell>
          <table:table-cell office:value-type="float" office:value="559.48509950931" calcext:value-type="float">
            <text:p>559.48509950931</text:p>
          </table:table-cell>
        </table:table-row>
        <table:table-row table:style-name="ro1">
          <table:table-cell office:value-type="float" office:value="1776.33" calcext:value-type="float">
            <text:p>1776.33</text:p>
          </table:table-cell>
          <table:table-cell office:value-type="float" office:value="0.022178715" calcext:value-type="float">
            <text:p>0.022178715</text:p>
          </table:table-cell>
          <table:table-cell table:formula="of:=[.B1747]/3.4847446" office:value-type="float" office:value="0.00636451664205176" calcext:value-type="float">
            <text:p>0.006364516642052</text:p>
          </table:table-cell>
          <table:table-cell office:value-type="float" office:value="559.50767648379" calcext:value-type="float">
            <text:p>559.50767648379</text:p>
          </table:table-cell>
        </table:table-row>
        <table:table-row table:style-name="ro1">
          <table:table-cell office:value-type="float" office:value="1777.35" calcext:value-type="float">
            <text:p>1777.35</text:p>
          </table:table-cell>
          <table:table-cell office:value-type="float" office:value="0.021949738" calcext:value-type="float">
            <text:p>0.021949738</text:p>
          </table:table-cell>
          <table:table-cell table:formula="of:=[.B1748]/3.4847446" office:value-type="float" office:value="0.00629880823977746" calcext:value-type="float">
            <text:p>0.006298808239777</text:p>
          </table:table-cell>
          <table:table-cell office:value-type="float" office:value="559.53002036947" calcext:value-type="float">
            <text:p>559.53002036947</text:p>
          </table:table-cell>
        </table:table-row>
        <table:table-row table:style-name="ro1">
          <table:table-cell office:value-type="float" office:value="1778.37" calcext:value-type="float">
            <text:p>1778.37</text:p>
          </table:table-cell>
          <table:table-cell office:value-type="float" office:value="0.021699424" calcext:value-type="float">
            <text:p>0.021699424</text:p>
          </table:table-cell>
          <table:table-cell table:formula="of:=[.B1749]/3.4847446" office:value-type="float" office:value="0.0062269768636703" calcext:value-type="float">
            <text:p>0.00622697686367</text:p>
          </table:table-cell>
          <table:table-cell office:value-type="float" office:value="559.55210944663" calcext:value-type="float">
            <text:p>559.55210944663</text:p>
          </table:table-cell>
        </table:table-row>
        <table:table-row table:style-name="ro1">
          <table:table-cell office:value-type="float" office:value="1779.39" calcext:value-type="float">
            <text:p>1779.39</text:p>
          </table:table-cell>
          <table:table-cell office:value-type="float" office:value="0.021468994" calcext:value-type="float">
            <text:p>0.021468994</text:p>
          </table:table-cell>
          <table:table-cell table:formula="of:=[.B1750]/3.4847446" office:value-type="float" office:value="0.00616085150114014" calcext:value-type="float">
            <text:p>0.00616085150114</text:p>
          </table:table-cell>
          <table:table-cell office:value-type="float" office:value="559.57396395642" calcext:value-type="float">
            <text:p>559.57396395642</text:p>
          </table:table-cell>
        </table:table-row>
        <table:table-row table:style-name="ro1">
          <table:table-cell office:value-type="float" office:value="1780.41" calcext:value-type="float">
            <text:p>1780.41</text:p>
          </table:table-cell>
          <table:table-cell office:value-type="float" office:value="0.021284581" calcext:value-type="float">
            <text:p>0.021284581</text:p>
          </table:table-cell>
          <table:table-cell table:formula="of:=[.B1751]/3.4847446" office:value-type="float" office:value="0.00610793141052575" calcext:value-type="float">
            <text:p>0.006107931410526</text:p>
          </table:table-cell>
          <table:table-cell office:value-type="float" office:value="559.59563074096" calcext:value-type="float">
            <text:p>559.59563074096</text:p>
          </table:table-cell>
        </table:table-row>
        <table:table-row table:style-name="ro1">
          <table:table-cell office:value-type="float" office:value="1781.42" calcext:value-type="float">
            <text:p>1781.42</text:p>
          </table:table-cell>
          <table:table-cell office:value-type="float" office:value="0.021152683" calcext:value-type="float">
            <text:p>0.021152683</text:p>
          </table:table-cell>
          <table:table-cell table:formula="of:=[.B1752]/3.4847446" office:value-type="float" office:value="0.00607008129089288" calcext:value-type="float">
            <text:p>0.006070081290893</text:p>
          </table:table-cell>
          <table:table-cell office:value-type="float" office:value="559.61716325948" calcext:value-type="float">
            <text:p>559.61716325948</text:p>
          </table:table-cell>
        </table:table-row>
        <table:table-row table:style-name="ro1">
          <table:table-cell office:value-type="float" office:value="1782.44" calcext:value-type="float">
            <text:p>1782.44</text:p>
          </table:table-cell>
          <table:table-cell office:value-type="float" office:value="0.021062992" calcext:value-type="float">
            <text:p>0.021062992</text:p>
          </table:table-cell>
          <table:table-cell table:formula="of:=[.B1753]/3.4847446" office:value-type="float" office:value="0.0060443431062351" calcext:value-type="float">
            <text:p>0.006044343106235</text:p>
          </table:table-cell>
          <table:table-cell office:value-type="float" office:value="559.63860447616" calcext:value-type="float">
            <text:p>559.63860447616</text:p>
          </table:table-cell>
        </table:table-row>
        <table:table-row table:style-name="ro1">
          <table:table-cell office:value-type="float" office:value="1783.46" calcext:value-type="float">
            <text:p>1783.46</text:p>
          </table:table-cell>
          <table:table-cell office:value-type="float" office:value="0.020996716" calcext:value-type="float">
            <text:p>0.020996716</text:p>
          </table:table-cell>
          <table:table-cell table:formula="of:=[.B1754]/3.4847446" office:value-type="float" office:value="0.00602532420883872" calcext:value-type="float">
            <text:p>0.006025324208839</text:p>
          </table:table-cell>
          <table:table-cell office:value-type="float" office:value="559.65997822663" calcext:value-type="float">
            <text:p>559.65997822663</text:p>
          </table:table-cell>
        </table:table-row>
        <table:table-row table:style-name="ro1">
          <table:table-cell office:value-type="float" office:value="1784.48" calcext:value-type="float">
            <text:p>1784.48</text:p>
          </table:table-cell>
          <table:table-cell office:value-type="float" office:value="0.020936955" calcext:value-type="float">
            <text:p>0.020936955</text:p>
          </table:table-cell>
          <table:table-cell table:formula="of:=[.B1755]/3.4847446" office:value-type="float" office:value="0.00600817488891438" calcext:value-type="float">
            <text:p>0.006008174888914</text:p>
          </table:table-cell>
          <table:table-cell office:value-type="float" office:value="559.68129114294" calcext:value-type="float">
            <text:p>559.68129114294</text:p>
          </table:table-cell>
        </table:table-row>
        <table:table-row table:style-name="ro1">
          <table:table-cell office:value-type="float" office:value="1785.5" calcext:value-type="float">
            <text:p>1785.5</text:p>
          </table:table-cell>
          <table:table-cell office:value-type="float" office:value="0.020877288" calcext:value-type="float">
            <text:p>0.020877288</text:p>
          </table:table-cell>
          <table:table-cell table:formula="of:=[.B1756]/3.4847446" office:value-type="float" office:value="0.00599105254370722" calcext:value-type="float">
            <text:p>0.005991052543707</text:p>
          </table:table-cell>
          <table:table-cell office:value-type="float" office:value="559.70254332073" calcext:value-type="float">
            <text:p>559.70254332073</text:p>
          </table:table-cell>
        </table:table-row>
        <table:table-row table:style-name="ro1">
          <table:table-cell office:value-type="float" office:value="1786.51" calcext:value-type="float">
            <text:p>1786.51</text:p>
          </table:table-cell>
          <table:table-cell office:value-type="float" office:value="0.020825629" calcext:value-type="float">
            <text:p>0.020825629</text:p>
          </table:table-cell>
          <table:table-cell table:formula="of:=[.B1757]/3.4847446" office:value-type="float" office:value="0.00597622821483101" calcext:value-type="float">
            <text:p>0.005976228214831</text:p>
          </table:table-cell>
          <table:table-cell office:value-type="float" office:value="559.72374291288" calcext:value-type="float">
            <text:p>559.72374291288</text:p>
          </table:table-cell>
        </table:table-row>
        <table:table-row table:style-name="ro1">
          <table:table-cell office:value-type="float" office:value="1787.53" calcext:value-type="float">
            <text:p>1787.53</text:p>
          </table:table-cell>
          <table:table-cell office:value-type="float" office:value="0.020802164" calcext:value-type="float">
            <text:p>0.020802164</text:p>
          </table:table-cell>
          <table:table-cell table:formula="of:=[.B1758]/3.4847446" office:value-type="float" office:value="0.0059694945793158" calcext:value-type="float">
            <text:p>0.005969494579316</text:p>
          </table:table-cell>
          <table:table-cell office:value-type="float" office:value="559.74491861853" calcext:value-type="float">
            <text:p>559.74491861853</text:p>
          </table:table-cell>
        </table:table-row>
        <table:table-row table:style-name="ro1">
          <table:table-cell office:value-type="float" office:value="1788.55" calcext:value-type="float">
            <text:p>1788.55</text:p>
          </table:table-cell>
          <table:table-cell office:value-type="float" office:value="0.020832186" calcext:value-type="float">
            <text:p>0.020832186</text:p>
          </table:table-cell>
          <table:table-cell table:formula="of:=[.B1759]/3.4847446" office:value-type="float" office:value="0.00597810984483626" calcext:value-type="float">
            <text:p>0.005978109844836</text:p>
          </table:table-cell>
          <table:table-cell office:value-type="float" office:value="559.76612488516" calcext:value-type="float">
            <text:p>559.76612488516</text:p>
          </table:table-cell>
        </table:table-row>
        <table:table-row table:style-name="ro1">
          <table:table-cell office:value-type="float" office:value="1789.57" calcext:value-type="float">
            <text:p>1789.57</text:p>
          </table:table-cell>
          <table:table-cell office:value-type="float" office:value="0.020936351" calcext:value-type="float">
            <text:p>0.020936351</text:p>
          </table:table-cell>
          <table:table-cell table:formula="of:=[.B1760]/3.4847446" office:value-type="float" office:value="0.0060080015620083" calcext:value-type="float">
            <text:p>0.006008001562008</text:p>
          </table:table-cell>
          <table:table-cell office:value-type="float" office:value="559.78743718743" calcext:value-type="float">
            <text:p>559.78743718743</text:p>
          </table:table-cell>
        </table:table-row>
        <table:table-row table:style-name="ro1">
          <table:table-cell office:value-type="float" office:value="1790.59" calcext:value-type="float">
            <text:p>1790.59</text:p>
          </table:table-cell>
          <table:table-cell office:value-type="float" office:value="0.021121655" calcext:value-type="float">
            <text:p>0.021121655</text:p>
          </table:table-cell>
          <table:table-cell table:formula="of:=[.B1761]/3.4847446" office:value-type="float" office:value="0.00606117733850567" calcext:value-type="float">
            <text:p>0.006061177338506</text:p>
          </table:table-cell>
          <table:table-cell office:value-type="float" office:value="559.80893812074" calcext:value-type="float">
            <text:p>559.80893812074</text:p>
          </table:table-cell>
        </table:table-row>
        <table:table-row table:style-name="ro1">
          <table:table-cell office:value-type="float" office:value="1791.6" calcext:value-type="float">
            <text:p>1791.6</text:p>
          </table:table-cell>
          <table:table-cell office:value-type="float" office:value="0.021376188" calcext:value-type="float">
            <text:p>0.021376188</text:p>
          </table:table-cell>
          <table:table-cell table:formula="of:=[.B1762]/3.4847446" office:value-type="float" office:value="0.00613421942026971" calcext:value-type="float">
            <text:p>0.00613421942027</text:p>
          </table:table-cell>
          <table:table-cell office:value-type="float" office:value="559.83069815752" calcext:value-type="float">
            <text:p>559.83069815752</text:p>
          </table:table-cell>
        </table:table-row>
        <table:table-row table:style-name="ro1">
          <table:table-cell office:value-type="float" office:value="1792.62" calcext:value-type="float">
            <text:p>1792.62</text:p>
          </table:table-cell>
          <table:table-cell office:value-type="float" office:value="0.0216695" calcext:value-type="float">
            <text:p>0.0216695</text:p>
          </table:table-cell>
          <table:table-cell table:formula="of:=[.B1763]/3.4847446" office:value-type="float" office:value="0.00621838972072731" calcext:value-type="float">
            <text:p>0.006218389720727</text:p>
          </table:table-cell>
          <table:table-cell office:value-type="float" office:value="559.85275677314" calcext:value-type="float">
            <text:p>559.85275677314</text:p>
          </table:table-cell>
        </table:table-row>
        <table:table-row table:style-name="ro1">
          <table:table-cell office:value-type="float" office:value="1793.64" calcext:value-type="float">
            <text:p>1793.64</text:p>
          </table:table-cell>
          <table:table-cell office:value-type="float" office:value="0.021958595" calcext:value-type="float">
            <text:p>0.021958595</text:p>
          </table:table-cell>
          <table:table-cell table:formula="of:=[.B1764]/3.4847446" office:value-type="float" office:value="0.00630134988945818" calcext:value-type="float">
            <text:p>0.006301349889458</text:p>
          </table:table-cell>
          <table:table-cell office:value-type="float" office:value="559.87510967504" calcext:value-type="float">
            <text:p>559.87510967504</text:p>
          </table:table-cell>
        </table:table-row>
        <table:table-row table:style-name="ro1">
          <table:table-cell office:value-type="float" office:value="1794.66" calcext:value-type="float">
            <text:p>1794.66</text:p>
          </table:table-cell>
          <table:table-cell office:value-type="float" office:value="0.02219779" calcext:value-type="float">
            <text:p>0.02219779</text:p>
          </table:table-cell>
          <table:table-cell table:formula="of:=[.B1765]/3.4847446" office:value-type="float" office:value="0.00636999050088204" calcext:value-type="float">
            <text:p>0.006369990500882</text:p>
          </table:table-cell>
          <table:table-cell office:value-type="float" office:value="559.89770606694" calcext:value-type="float">
            <text:p>559.89770606694</text:p>
          </table:table-cell>
        </table:table-row>
        <table:table-row table:style-name="ro1">
          <table:table-cell office:value-type="float" office:value="1795.68" calcext:value-type="float">
            <text:p>1795.68</text:p>
          </table:table-cell>
          <table:table-cell office:value-type="float" office:value="0.022349447" calcext:value-type="float">
            <text:p>0.022349447</text:p>
          </table:table-cell>
          <table:table-cell table:formula="of:=[.B1766]/3.4847446" office:value-type="float" office:value="0.00641351076345739" calcext:value-type="float">
            <text:p>0.006413510763457</text:p>
          </table:table-cell>
          <table:table-cell office:value-type="float" office:value="559.92045683988" calcext:value-type="float">
            <text:p>559.92045683988</text:p>
          </table:table-cell>
        </table:table-row>
        <table:table-row table:style-name="ro1">
          <table:table-cell office:value-type="float" office:value="1796.69" calcext:value-type="float">
            <text:p>1796.69</text:p>
          </table:table-cell>
          <table:table-cell office:value-type="float" office:value="0.022392361" calcext:value-type="float">
            <text:p>0.022392361</text:p>
          </table:table-cell>
          <table:table-cell table:formula="of:=[.B1767]/3.4847446" office:value-type="float" office:value="0.00642582558274142" calcext:value-type="float">
            <text:p>0.006425825582741</text:p>
          </table:table-cell>
          <table:table-cell office:value-type="float" office:value="559.94325129709" calcext:value-type="float">
            <text:p>559.94325129709</text:p>
          </table:table-cell>
        </table:table-row>
        <table:table-row table:style-name="ro1">
          <table:table-cell office:value-type="float" office:value="1797.71" calcext:value-type="float">
            <text:p>1797.71</text:p>
          </table:table-cell>
          <table:table-cell office:value-type="float" office:value="0.02232537" calcext:value-type="float">
            <text:p>0.02232537</text:p>
          </table:table-cell>
          <table:table-cell table:formula="of:=[.B1768]/3.4847446" office:value-type="float" office:value="0.00640660150531548" calcext:value-type="float">
            <text:p>0.006406601505315</text:p>
          </table:table-cell>
          <table:table-cell office:value-type="float" office:value="559.96597756058" calcext:value-type="float">
            <text:p>559.96597756058</text:p>
          </table:table-cell>
        </table:table-row>
        <table:table-row table:style-name="ro1">
          <table:table-cell office:value-type="float" office:value="1798.73" calcext:value-type="float">
            <text:p>1798.73</text:p>
          </table:table-cell>
          <table:table-cell office:value-type="float" office:value="0.022165379" calcext:value-type="float">
            <text:p>0.022165379</text:p>
          </table:table-cell>
          <table:table-cell table:formula="of:=[.B1769]/3.4847446" office:value-type="float" office:value="0.00636068967579432" calcext:value-type="float">
            <text:p>0.006360689675794</text:p>
          </table:table-cell>
          <table:table-cell office:value-type="float" office:value="559.98854096035" calcext:value-type="float">
            <text:p>559.98854096035</text:p>
          </table:table-cell>
        </table:table-row>
        <table:table-row table:style-name="ro1">
          <table:table-cell office:value-type="float" office:value="1799.75" calcext:value-type="float">
            <text:p>1799.75</text:p>
          </table:table-cell>
          <table:table-cell office:value-type="float" office:value="0.021940752" calcext:value-type="float">
            <text:p>0.021940752</text:p>
          </table:table-cell>
          <table:table-cell table:formula="of:=[.B1770]/3.4847446" office:value-type="float" office:value="0.00629622957160189" calcext:value-type="float">
            <text:p>0.006296229571602</text:p>
          </table:table-cell>
          <table:table-cell office:value-type="float" office:value="560.01087569935" calcext:value-type="float">
            <text:p>560.01087569935</text:p>
          </table:table-cell>
        </table:table-row>
        <table:table-row table:style-name="ro1">
          <table:table-cell office:value-type="float" office:value="1800.77" calcext:value-type="float">
            <text:p>1800.77</text:p>
          </table:table-cell>
          <table:table-cell office:value-type="float" office:value="0.021682459" calcext:value-type="float">
            <text:p>0.021682459</text:p>
          </table:table-cell>
          <table:table-cell table:formula="of:=[.B1771]/3.4847446" office:value-type="float" office:value="0.00622210850115099" calcext:value-type="float">
            <text:p>0.006222108501151</text:p>
          </table:table-cell>
          <table:table-cell office:value-type="float" office:value="560.03294750722" calcext:value-type="float">
            <text:p>560.03294750722</text:p>
          </table:table-cell>
        </table:table-row>
        <table:table-row table:style-name="ro1">
          <table:table-cell office:value-type="float" office:value="1801.78" calcext:value-type="float">
            <text:p>1801.78</text:p>
          </table:table-cell>
          <table:table-cell office:value-type="float" office:value="0.021415879" calcext:value-type="float">
            <text:p>0.021415879</text:p>
          </table:table-cell>
          <table:table-cell table:formula="of:=[.B1772]/3.4847446" office:value-type="float" office:value="0.00614560935111285" calcext:value-type="float">
            <text:p>0.006145609351113</text:p>
          </table:table-cell>
          <table:table-cell office:value-type="float" office:value="560.0547479478" calcext:value-type="float">
            <text:p>560.0547479478</text:p>
          </table:table-cell>
        </table:table-row>
        <table:table-row table:style-name="ro1">
          <table:table-cell office:value-type="float" office:value="1802.8" calcext:value-type="float">
            <text:p>1802.8</text:p>
          </table:table-cell>
          <table:table-cell office:value-type="float" office:value="0.021155648" calcext:value-type="float">
            <text:p>0.021155648</text:p>
          </table:table-cell>
          <table:table-cell table:formula="of:=[.B1773]/3.4847446" office:value-type="float" office:value="0.00607093214234409" calcext:value-type="float">
            <text:p>0.006070932142344</text:p>
          </table:table-cell>
          <table:table-cell office:value-type="float" office:value="560.07628348469" calcext:value-type="float">
            <text:p>560.07628348469</text:p>
          </table:table-cell>
        </table:table-row>
        <table:table-row table:style-name="ro1">
          <table:table-cell office:value-type="float" office:value="1803.82" calcext:value-type="float">
            <text:p>1803.82</text:p>
          </table:table-cell>
          <table:table-cell office:value-type="float" office:value="0.020904673" calcext:value-type="float">
            <text:p>0.020904673</text:p>
          </table:table-cell>
          <table:table-cell table:formula="of:=[.B1774]/3.4847446" office:value-type="float" office:value="0.0059989110823215" calcext:value-type="float">
            <text:p>0.005998911082322</text:p>
          </table:table-cell>
          <table:table-cell office:value-type="float" office:value="560.09756353962" calcext:value-type="float">
            <text:p>560.09756353962</text:p>
          </table:table-cell>
        </table:table-row>
        <table:table-row table:style-name="ro1">
          <table:table-cell office:value-type="float" office:value="1804.84" calcext:value-type="float">
            <text:p>1804.84</text:p>
          </table:table-cell>
          <table:table-cell office:value-type="float" office:value="0.020656871" calcext:value-type="float">
            <text:p>0.020656871</text:p>
          </table:table-cell>
          <table:table-cell table:formula="of:=[.B1775]/3.4847446" office:value-type="float" office:value="0.00592780056248599" calcext:value-type="float">
            <text:p>0.005927800562486</text:p>
          </table:table-cell>
          <table:table-cell office:value-type="float" office:value="560.11859134302" calcext:value-type="float">
            <text:p>560.11859134302</text:p>
          </table:table-cell>
        </table:table-row>
        <table:table-row table:style-name="ro1">
          <table:table-cell office:value-type="float" office:value="1805.86" calcext:value-type="float">
            <text:p>1805.86</text:p>
          </table:table-cell>
          <table:table-cell office:value-type="float" office:value="0.020402031" calcext:value-type="float">
            <text:p>0.020402031</text:p>
          </table:table-cell>
          <table:table-cell table:formula="of:=[.B1776]/3.4847446" office:value-type="float" office:value="0.00585467038244352" calcext:value-type="float">
            <text:p>0.005854670382444</text:p>
          </table:table-cell>
          <table:table-cell office:value-type="float" office:value="560.13935973064" calcext:value-type="float">
            <text:p>560.13935973064</text:p>
          </table:table-cell>
        </table:table-row>
        <table:table-row table:style-name="ro1">
          <table:table-cell office:value-type="float" office:value="1806.87" calcext:value-type="float">
            <text:p>1806.87</text:p>
          </table:table-cell>
          <table:table-cell office:value-type="float" office:value="0.020130759" calcext:value-type="float">
            <text:p>0.020130759</text:p>
          </table:table-cell>
          <table:table-cell table:formula="of:=[.B1777]/3.4847446" office:value-type="float" office:value="0.00577682479226742" calcext:value-type="float">
            <text:p>0.005776824792267</text:p>
          </table:table-cell>
          <table:table-cell office:value-type="float" office:value="560.15985197441" calcext:value-type="float">
            <text:p>560.15985197441</text:p>
          </table:table-cell>
        </table:table-row>
        <table:table-row table:style-name="ro1">
          <table:table-cell office:value-type="float" office:value="1807.89" calcext:value-type="float">
            <text:p>1807.89</text:p>
          </table:table-cell>
          <table:table-cell office:value-type="float" office:value="0.019837915" calcext:value-type="float">
            <text:p>0.019837915</text:p>
          </table:table-cell>
          <table:table-cell table:formula="of:=[.B1778]/3.4847446" office:value-type="float" office:value="0.00569278879146552" calcext:value-type="float">
            <text:p>0.005692788791466</text:p>
          </table:table-cell>
          <table:table-cell office:value-type="float" office:value="560.18004611616" calcext:value-type="float">
            <text:p>560.18004611616</text:p>
          </table:table-cell>
        </table:table-row>
        <table:table-row table:style-name="ro1">
          <table:table-cell office:value-type="float" office:value="1808.91" calcext:value-type="float">
            <text:p>1808.91</text:p>
          </table:table-cell>
          <table:table-cell office:value-type="float" office:value="0.019523968" calcext:value-type="float">
            <text:p>0.019523968</text:p>
          </table:table-cell>
          <table:table-cell table:formula="of:=[.B1779]/3.4847446" office:value-type="float" office:value="0.00560269696665862" calcext:value-type="float">
            <text:p>0.005602696966659</text:p>
          </table:table-cell>
          <table:table-cell office:value-type="float" office:value="560.19992067277" calcext:value-type="float">
            <text:p>560.19992067277</text:p>
          </table:table-cell>
        </table:table-row>
        <table:table-row table:style-name="ro1">
          <table:table-cell office:value-type="float" office:value="1809.93" calcext:value-type="float">
            <text:p>1809.93</text:p>
          </table:table-cell>
          <table:table-cell office:value-type="float" office:value="0.019194698" calcext:value-type="float">
            <text:p>0.019194698</text:p>
          </table:table-cell>
          <table:table-cell table:formula="of:=[.B1780]/3.4847446" office:value-type="float" office:value="0.00550820797598768" calcext:value-type="float">
            <text:p>0.005508207975988</text:p>
          </table:table-cell>
          <table:table-cell office:value-type="float" office:value="560.21946004702" calcext:value-type="float">
            <text:p>560.21946004702</text:p>
          </table:table-cell>
        </table:table-row>
        <table:table-row table:style-name="ro1">
          <table:table-cell office:value-type="float" office:value="1810.95" calcext:value-type="float">
            <text:p>1810.95</text:p>
          </table:table-cell>
          <table:table-cell office:value-type="float" office:value="0.01886033" calcext:value-type="float">
            <text:p>0.01886033</text:p>
          </table:table-cell>
          <table:table-cell table:formula="of:=[.B1781]/3.4847446" office:value-type="float" office:value="0.0054122560373578" calcext:value-type="float">
            <text:p>0.005412256037358</text:p>
          </table:table-cell>
          <table:table-cell office:value-type="float" office:value="560.2386590486" calcext:value-type="float">
            <text:p>560.2386590486</text:p>
          </table:table-cell>
        </table:table-row>
        <table:table-row table:style-name="ro1">
          <table:table-cell office:value-type="float" office:value="1811.96" calcext:value-type="float">
            <text:p>1811.96</text:p>
          </table:table-cell>
          <table:table-cell office:value-type="float" office:value="0.01853501" calcext:value-type="float">
            <text:p>0.01853501</text:p>
          </table:table-cell>
          <table:table-cell table:formula="of:=[.B1782]/3.4847446" office:value-type="float" office:value="0.00531890055873822" calcext:value-type="float">
            <text:p>0.005318900558738</text:p>
          </table:table-cell>
          <table:table-cell office:value-type="float" office:value="560.25752688945" calcext:value-type="float">
            <text:p>560.25752688945</text:p>
          </table:table-cell>
        </table:table-row>
        <table:table-row table:style-name="ro1">
          <table:table-cell office:value-type="float" office:value="1812.98" calcext:value-type="float">
            <text:p>1812.98</text:p>
          </table:table-cell>
          <table:table-cell office:value-type="float" office:value="0.018236896" calcext:value-type="float">
            <text:p>0.018236896</text:p>
          </table:table-cell>
          <table:table-cell table:formula="of:=[.B1783]/3.4847446" office:value-type="float" office:value="0.00523335225198426" calcext:value-type="float">
            <text:p>0.005233352251984</text:p>
          </table:table-cell>
          <table:table-cell office:value-type="float" office:value="560.27609126228" calcext:value-type="float">
            <text:p>560.27609126228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.01798819" calcext:value-type="float">
            <text:p>0.01798819</text:p>
          </table:table-cell>
          <table:table-cell table:formula="of:=[.B1784]/3.4847446" office:value-type="float" office:value="0.00516198231571978" calcext:value-type="float">
            <text:p>0.00516198231572</text:p>
          </table:table-cell>
          <table:table-cell office:value-type="float" office:value="560.29440246323" calcext:value-type="float">
            <text:p>560.29440246323</text:p>
          </table:table-cell>
        </table:table-row>
        <table:table-row table:style-name="ro1">
          <table:table-cell office:value-type="float" office:value="1815.02" calcext:value-type="float">
            <text:p>1815.02</text:p>
          </table:table-cell>
          <table:table-cell office:value-type="float" office:value="0.01781398" calcext:value-type="float">
            <text:p>0.01781398</text:p>
          </table:table-cell>
          <table:table-cell table:formula="of:=[.B1785]/3.4847446" office:value-type="float" office:value="0.00511199012977881" calcext:value-type="float">
            <text:p>0.005111990129779</text:p>
          </table:table-cell>
          <table:table-cell office:value-type="float" office:value="560.3125363259" calcext:value-type="float">
            <text:p>560.3125363259</text:p>
          </table:table-cell>
        </table:table-row>
        <table:table-row table:style-name="ro1">
          <table:table-cell office:value-type="float" office:value="1816.04" calcext:value-type="float">
            <text:p>1816.04</text:p>
          </table:table-cell>
          <table:table-cell office:value-type="float" office:value="0.017738851" calcext:value-type="float">
            <text:p>0.017738851</text:p>
          </table:table-cell>
          <table:table-cell table:formula="of:=[.B1786]/3.4847446" office:value-type="float" office:value="0.005090430730562" calcext:value-type="float">
            <text:p>0.005090430730562</text:p>
          </table:table-cell>
          <table:table-cell office:value-type="float" office:value="560.33059371049" calcext:value-type="float">
            <text:p>560.33059371049</text:p>
          </table:table-cell>
        </table:table-row>
        <table:table-row table:style-name="ro1">
          <table:table-cell office:value-type="float" office:value="1817.05" calcext:value-type="float">
            <text:p>1817.05</text:p>
          </table:table-cell>
          <table:table-cell office:value-type="float" office:value="0.01778117" calcext:value-type="float">
            <text:p>0.01778117</text:p>
          </table:table-cell>
          <table:table-cell table:formula="of:=[.B1787]/3.4847446" office:value-type="float" office:value="0.00510257480562564" calcext:value-type="float">
            <text:p>0.005102574805626</text:p>
          </table:table-cell>
          <table:table-cell office:value-type="float" office:value="560.34869417443" calcext:value-type="float">
            <text:p>560.34869417443</text:p>
          </table:table-cell>
        </table:table-row>
        <table:table-row table:style-name="ro1">
          <table:table-cell office:value-type="float" office:value="1818.07" calcext:value-type="float">
            <text:p>1818.07</text:p>
          </table:table-cell>
          <table:table-cell office:value-type="float" office:value="0.017946182" calcext:value-type="float">
            <text:p>0.017946182</text:p>
          </table:table-cell>
          <table:table-cell table:formula="of:=[.B1788]/3.4847446" office:value-type="float" office:value="0.00514992748679487" calcext:value-type="float">
            <text:p>0.005149927486795</text:p>
          </table:table-cell>
          <table:table-cell office:value-type="float" office:value="560.3669626134" calcext:value-type="float">
            <text:p>560.3669626134</text:p>
          </table:table-cell>
        </table:table-row>
        <table:table-row table:style-name="ro1">
          <table:table-cell office:value-type="float" office:value="1819.09" calcext:value-type="float">
            <text:p>1819.09</text:p>
          </table:table-cell>
          <table:table-cell office:value-type="float" office:value="0.0182201" calcext:value-type="float">
            <text:p>0.0182201</text:p>
          </table:table-cell>
          <table:table-cell table:formula="of:=[.B1789]/3.4847446" office:value-type="float" office:value="0.00522853238656285" calcext:value-type="float">
            <text:p>0.005228532386563</text:p>
          </table:table-cell>
          <table:table-cell office:value-type="float" office:value="560.38550988929" calcext:value-type="float">
            <text:p>560.38550988929</text:p>
          </table:table-cell>
        </table:table-row>
        <table:table-row table:style-name="ro1">
          <table:table-cell office:value-type="float" office:value="1820.11" calcext:value-type="float">
            <text:p>1820.11</text:p>
          </table:table-cell>
          <table:table-cell office:value-type="float" office:value="0.018567679" calcext:value-type="float">
            <text:p>0.018567679</text:p>
          </table:table-cell>
          <table:table-cell table:formula="of:=[.B1790]/3.4847446" office:value-type="float" office:value="0.00532827542081563" calcext:value-type="float">
            <text:p>0.005328275420816</text:p>
          </table:table-cell>
          <table:table-cell office:value-type="float" office:value="560.4044109856" calcext:value-type="float">
            <text:p>560.4044109856</text:p>
          </table:table-cell>
        </table:table-row>
        <table:table-row table:style-name="ro1">
          <table:table-cell office:value-type="float" office:value="1821.12" calcext:value-type="float">
            <text:p>1821.12</text:p>
          </table:table-cell>
          <table:table-cell office:value-type="float" office:value="0.018935027" calcext:value-type="float">
            <text:p>0.018935027</text:p>
          </table:table-cell>
          <table:table-cell table:formula="of:=[.B1791]/3.4847446" office:value-type="float" office:value="0.00543369146766165" calcext:value-type="float">
            <text:p>0.005433691467662</text:p>
          </table:table-cell>
          <table:table-cell office:value-type="float" office:value="560.42368602577" calcext:value-type="float">
            <text:p>560.42368602577</text:p>
          </table:table-cell>
        </table:table-row>
        <table:table-row table:style-name="ro1">
          <table:table-cell office:value-type="float" office:value="1822.14" calcext:value-type="float">
            <text:p>1822.14</text:p>
          </table:table-cell>
          <table:table-cell office:value-type="float" office:value="0.019257869" calcext:value-type="float">
            <text:p>0.019257869</text:p>
          </table:table-cell>
          <table:table-cell table:formula="of:=[.B1792]/3.4847446" office:value-type="float" office:value="0.00552633584682217" calcext:value-type="float">
            <text:p>0.005526335846822</text:p>
          </table:table-cell>
          <table:table-cell office:value-type="float" office:value="560.44328970508" calcext:value-type="float">
            <text:p>560.44328970508</text:p>
          </table:table-cell>
        </table:table-row>
        <table:table-row table:style-name="ro1">
          <table:table-cell office:value-type="float" office:value="1823.16" calcext:value-type="float">
            <text:p>1823.16</text:p>
          </table:table-cell>
          <table:table-cell office:value-type="float" office:value="0.019473638" calcext:value-type="float">
            <text:p>0.019473638</text:p>
          </table:table-cell>
          <table:table-cell table:formula="of:=[.B1793]/3.4847446" office:value-type="float" office:value="0.0055882540143688" calcext:value-type="float">
            <text:p>0.005588254014369</text:p>
          </table:table-cell>
          <table:table-cell office:value-type="float" office:value="560.46311302839" calcext:value-type="float">
            <text:p>560.46311302839</text:p>
          </table:table-cell>
        </table:table-row>
        <table:table-row table:style-name="ro1">
          <table:table-cell office:value-type="float" office:value="1824.18" calcext:value-type="float">
            <text:p>1824.18</text:p>
          </table:table-cell>
          <table:table-cell office:value-type="float" office:value="0.019534328" calcext:value-type="float">
            <text:p>0.019534328</text:p>
          </table:table-cell>
          <table:table-cell table:formula="of:=[.B1794]/3.4847446" office:value-type="float" office:value="0.00560566992484901" calcext:value-type="float">
            <text:p>0.005605669924849</text:p>
          </table:table-cell>
          <table:table-cell office:value-type="float" office:value="560.48299813155" calcext:value-type="float">
            <text:p>560.48299813155</text:p>
          </table:table-cell>
        </table:table-row>
        <table:table-row table:style-name="ro1">
          <table:table-cell office:value-type="float" office:value="1825.2" calcext:value-type="float">
            <text:p>1825.2</text:p>
          </table:table-cell>
          <table:table-cell office:value-type="float" office:value="0.019416598" calcext:value-type="float">
            <text:p>0.019416598</text:p>
          </table:table-cell>
          <table:table-cell table:formula="of:=[.B1795]/3.4847446" office:value-type="float" office:value="0.00557188552641706" calcext:value-type="float">
            <text:p>0.005571885526417</text:p>
          </table:table-cell>
          <table:table-cell office:value-type="float" office:value="560.50276339044" calcext:value-type="float">
            <text:p>560.50276339044</text:p>
          </table:table-cell>
        </table:table-row>
        <table:table-row table:style-name="ro1">
          <table:table-cell office:value-type="float" office:value="1826.21" calcext:value-type="float">
            <text:p>1826.21</text:p>
          </table:table-cell>
          <table:table-cell office:value-type="float" office:value="0.019126345" calcext:value-type="float">
            <text:p>0.019126345</text:p>
          </table:table-cell>
          <table:table-cell table:formula="of:=[.B1796]/3.4847446" office:value-type="float" office:value="0.00548859305212784" calcext:value-type="float">
            <text:p>0.005488593052128</text:p>
          </table:table-cell>
          <table:table-cell office:value-type="float" office:value="560.5222331846" calcext:value-type="float">
            <text:p>560.5222331846</text:p>
          </table:table-cell>
        </table:table-row>
        <table:table-row table:style-name="ro1">
          <table:table-cell office:value-type="float" office:value="1827.23" calcext:value-type="float">
            <text:p>1827.23</text:p>
          </table:table-cell>
          <table:table-cell office:value-type="float" office:value="0.018696607" calcext:value-type="float">
            <text:p>0.018696607</text:p>
          </table:table-cell>
          <table:table-cell table:formula="of:=[.B1797]/3.4847446" office:value-type="float" office:value="0.00536527325417191" calcext:value-type="float">
            <text:p>0.005365273254172</text:p>
          </table:table-cell>
          <table:table-cell office:value-type="float" office:value="560.54126552372" calcext:value-type="float">
            <text:p>560.54126552372</text:p>
          </table:table-cell>
        </table:table-row>
        <table:table-row table:style-name="ro1">
          <table:table-cell office:value-type="float" office:value="1828.25" calcext:value-type="float">
            <text:p>1828.25</text:p>
          </table:table-cell>
          <table:table-cell office:value-type="float" office:value="0.018179626" calcext:value-type="float">
            <text:p>0.018179626</text:p>
          </table:table-cell>
          <table:table-cell table:formula="of:=[.B1798]/3.4847446" office:value-type="float" office:value="0.00521691776206497" calcext:value-type="float">
            <text:p>0.005216917762065</text:p>
          </table:table-cell>
          <table:table-cell office:value-type="float" office:value="560.55977159838" calcext:value-type="float">
            <text:p>560.55977159838</text:p>
          </table:table-cell>
        </table:table-row>
        <table:table-row table:style-name="ro1">
          <table:table-cell office:value-type="float" office:value="1829.27" calcext:value-type="float">
            <text:p>1829.27</text:p>
          </table:table-cell>
          <table:table-cell office:value-type="float" office:value="0.01763553" calcext:value-type="float">
            <text:p>0.01763553</text:p>
          </table:table-cell>
          <table:table-cell table:formula="of:=[.B1799]/3.4847446" office:value-type="float" office:value="0.00506078121191435" calcext:value-type="float">
            <text:p>0.005060781211914</text:p>
          </table:table-cell>
          <table:table-cell office:value-type="float" office:value="560.57772380657" calcext:value-type="float">
            <text:p>560.57772380657</text:p>
          </table:table-cell>
        </table:table-row>
        <table:table-row table:style-name="ro1">
          <table:table-cell office:value-type="float" office:value="1830.29" calcext:value-type="float">
            <text:p>1830.29</text:p>
          </table:table-cell>
          <table:table-cell office:value-type="float" office:value="0.017120781" calcext:value-type="float">
            <text:p>0.017120781</text:p>
          </table:table-cell>
          <table:table-cell table:formula="of:=[.B1800]/3.4847446" office:value-type="float" office:value="0.0049130662258577" calcext:value-type="float">
            <text:p>0.004913066225858</text:p>
          </table:table-cell>
          <table:table-cell office:value-type="float" office:value="560.59515202317" calcext:value-type="float">
            <text:p>560.59515202317</text:p>
          </table:table-cell>
        </table:table-row>
        <table:table-row table:style-name="ro1">
          <table:table-cell office:value-type="float" office:value="1831.3" calcext:value-type="float">
            <text:p>1831.3</text:p>
          </table:table-cell>
          <table:table-cell office:value-type="float" office:value="0.016679216" calcext:value-type="float">
            <text:p>0.016679216</text:p>
          </table:table-cell>
          <table:table-cell table:formula="of:=[.B1801]/3.4847446" office:value-type="float" office:value="0.00478635249194446" calcext:value-type="float">
            <text:p>0.004786352491944</text:p>
          </table:table-cell>
          <table:table-cell office:value-type="float" office:value="560.61213074484" calcext:value-type="float">
            <text:p>560.61213074484</text:p>
          </table:table-cell>
        </table:table-row>
        <table:table-row table:style-name="ro1">
          <table:table-cell office:value-type="float" office:value="1832.32" calcext:value-type="float">
            <text:p>1832.32</text:p>
          </table:table-cell>
          <table:table-cell office:value-type="float" office:value="0.016337308" calcext:value-type="float">
            <text:p>0.016337308</text:p>
          </table:table-cell>
          <table:table-cell table:formula="of:=[.B1802]/3.4847446" office:value-type="float" office:value="0.00468823683663933" calcext:value-type="float">
            <text:p>0.004688236836639</text:p>
          </table:table-cell>
          <table:table-cell office:value-type="float" office:value="560.62876141951" calcext:value-type="float">
            <text:p>560.62876141951</text:p>
          </table:table-cell>
        </table:table-row>
        <table:table-row table:style-name="ro1">
          <table:table-cell office:value-type="float" office:value="1833.34" calcext:value-type="float">
            <text:p>1833.34</text:p>
          </table:table-cell>
          <table:table-cell office:value-type="float" office:value="0.016103838" calcext:value-type="float">
            <text:p>0.016103838</text:p>
          </table:table-cell>
          <table:table-cell table:formula="of:=[.B1803]/3.4847446" office:value-type="float" office:value="0.00462123910027725" calcext:value-type="float">
            <text:p>0.004621239100277</text:p>
          </table:table-cell>
          <table:table-cell office:value-type="float" office:value="560.64515443193" calcext:value-type="float">
            <text:p>560.64515443193</text:p>
          </table:table-cell>
        </table:table-row>
        <table:table-row table:style-name="ro1">
          <table:table-cell office:value-type="float" office:value="1834.36" calcext:value-type="float">
            <text:p>1834.36</text:p>
          </table:table-cell>
          <table:table-cell office:value-type="float" office:value="0.015972852" calcext:value-type="float">
            <text:p>0.015972852</text:p>
          </table:table-cell>
          <table:table-cell table:formula="of:=[.B1804]/3.4847446" office:value-type="float" office:value="0.00458365069279396" calcext:value-type="float">
            <text:p>0.004583650692794</text:p>
          </table:table-cell>
          <table:table-cell office:value-type="float" office:value="560.66141410583" calcext:value-type="float">
            <text:p>560.66141410583</text:p>
          </table:table-cell>
        </table:table-row>
        <table:table-row table:style-name="ro1">
          <table:table-cell office:value-type="float" office:value="1835.38" calcext:value-type="float">
            <text:p>1835.38</text:p>
          </table:table-cell>
          <table:table-cell office:value-type="float" office:value="0.01592821" calcext:value-type="float">
            <text:p>0.01592821</text:p>
          </table:table-cell>
          <table:table-cell table:formula="of:=[.B1805]/3.4847446" office:value-type="float" office:value="0.00457083999785809" calcext:value-type="float">
            <text:p>0.004570839997858</text:p>
          </table:table-cell>
          <table:table-cell office:value-type="float" office:value="560.67762833584" calcext:value-type="float">
            <text:p>560.67762833584</text:p>
          </table:table-cell>
        </table:table-row>
        <table:table-row table:style-name="ro1">
          <table:table-cell office:value-type="float" office:value="1836.39" calcext:value-type="float">
            <text:p>1836.39</text:p>
          </table:table-cell>
          <table:table-cell office:value-type="float" office:value="0.015948098" calcext:value-type="float">
            <text:p>0.015948098</text:p>
          </table:table-cell>
          <table:table-cell table:formula="of:=[.B1806]/3.4847446" office:value-type="float" office:value="0.0045765471592954" calcext:value-type="float">
            <text:p>0.004576547159295</text:p>
          </table:table-cell>
          <table:table-cell office:value-type="float" office:value="560.69386281111" calcext:value-type="float">
            <text:p>560.69386281111</text:p>
          </table:table-cell>
        </table:table-row>
        <table:table-row table:style-name="ro1">
          <table:table-cell office:value-type="float" office:value="1837.41" calcext:value-type="float">
            <text:p>1837.41</text:p>
          </table:table-cell>
          <table:table-cell office:value-type="float" office:value="0.016008506" calcext:value-type="float">
            <text:p>0.016008506</text:p>
          </table:table-cell>
          <table:table-cell table:formula="of:=[.B1807]/3.4847446" office:value-type="float" office:value="0.0045938821456241" calcext:value-type="float">
            <text:p>0.004593882145624</text:p>
          </table:table-cell>
          <table:table-cell office:value-type="float" office:value="560.71015877913" calcext:value-type="float">
            <text:p>560.71015877913</text:p>
          </table:table-cell>
        </table:table-row>
        <table:table-row table:style-name="ro1">
          <table:table-cell office:value-type="float" office:value="1838.43" calcext:value-type="float">
            <text:p>1838.43</text:p>
          </table:table-cell>
          <table:table-cell office:value-type="float" office:value="0.016085472" calcext:value-type="float">
            <text:p>0.016085472</text:p>
          </table:table-cell>
          <table:table-cell table:formula="of:=[.B1808]/3.4847446" office:value-type="float" office:value="0.00461596869968605" calcext:value-type="float">
            <text:p>0.004615968699686</text:p>
          </table:table-cell>
          <table:table-cell office:value-type="float" office:value="560.72653309591" calcext:value-type="float">
            <text:p>560.72653309591</text:p>
          </table:table-cell>
        </table:table-row>
        <table:table-row table:style-name="ro1">
          <table:table-cell office:value-type="float" office:value="1839.45" calcext:value-type="float">
            <text:p>1839.45</text:p>
          </table:table-cell>
          <table:table-cell office:value-type="float" office:value="0.016156514" calcext:value-type="float">
            <text:p>0.016156514</text:p>
          </table:table-cell>
          <table:table-cell table:formula="of:=[.B1809]/3.4847446" office:value-type="float" office:value="0.00463635527263605" calcext:value-type="float">
            <text:p>0.004636355272636</text:p>
          </table:table-cell>
          <table:table-cell office:value-type="float" office:value="560.74297973004" calcext:value-type="float">
            <text:p>560.74297973004</text:p>
          </table:table-cell>
        </table:table-row>
        <table:table-row table:style-name="ro1">
          <table:table-cell office:value-type="float" office:value="1840.47" calcext:value-type="float">
            <text:p>1840.47</text:p>
          </table:table-cell>
          <table:table-cell office:value-type="float" office:value="0.016201866" calcext:value-type="float">
            <text:p>0.016201866</text:p>
          </table:table-cell>
          <table:table-cell table:formula="of:=[.B1810]/3.4847446" office:value-type="float" office:value="0.00464936971277608" calcext:value-type="float">
            <text:p>0.004649369712776</text:p>
          </table:table-cell>
          <table:table-cell office:value-type="float" office:value="560.75947253055" calcext:value-type="float">
            <text:p>560.75947253055</text:p>
          </table:table-cell>
        </table:table-row>
        <table:table-row table:style-name="ro1">
          <table:table-cell office:value-type="float" office:value="1841.48" calcext:value-type="float">
            <text:p>1841.48</text:p>
          </table:table-cell>
          <table:table-cell office:value-type="float" office:value="0.016205981" calcext:value-type="float">
            <text:p>0.016205981</text:p>
          </table:table-cell>
          <table:table-cell table:formula="of:=[.B1811]/3.4847446" office:value-type="float" office:value="0.00465055057406503" calcext:value-type="float">
            <text:p>0.004650550574065</text:p>
          </table:table-cell>
          <table:table-cell office:value-type="float" office:value="560.77596952035" calcext:value-type="float">
            <text:p>560.77596952035</text:p>
          </table:table-cell>
        </table:table-row>
        <table:table-row table:style-name="ro1">
          <table:table-cell office:value-type="float" office:value="1842.5" calcext:value-type="float">
            <text:p>1842.5</text:p>
          </table:table-cell>
          <table:table-cell office:value-type="float" office:value="0.016159308" calcext:value-type="float">
            <text:p>0.016159308</text:p>
          </table:table-cell>
          <table:table-cell table:formula="of:=[.B1812]/3.4847446" office:value-type="float" office:value="0.00463715705305921" calcext:value-type="float">
            <text:p>0.004637157053059</text:p>
          </table:table-cell>
          <table:table-cell office:value-type="float" office:value="560.79241899869" calcext:value-type="float">
            <text:p>560.79241899869</text:p>
          </table:table-cell>
        </table:table-row>
        <table:table-row table:style-name="ro1">
          <table:table-cell office:value-type="float" office:value="1843.52" calcext:value-type="float">
            <text:p>1843.52</text:p>
          </table:table-cell>
          <table:table-cell office:value-type="float" office:value="0.016059943" calcext:value-type="float">
            <text:p>0.016059943</text:p>
          </table:table-cell>
          <table:table-cell table:formula="of:=[.B1813]/3.4847446" office:value-type="float" office:value="0.00460864276825338" calcext:value-type="float">
            <text:p>0.004608642768253</text:p>
          </table:table-cell>
          <table:table-cell office:value-type="float" office:value="560.80876732728" calcext:value-type="float">
            <text:p>560.80876732728</text:p>
          </table:table-cell>
        </table:table-row>
        <table:table-row table:style-name="ro1">
          <table:table-cell office:value-type="float" office:value="1844.54" calcext:value-type="float">
            <text:p>1844.54</text:p>
          </table:table-cell>
          <table:table-cell office:value-type="float" office:value="0.015914538" calcext:value-type="float">
            <text:p>0.015914538</text:p>
          </table:table-cell>
          <table:table-cell table:formula="of:=[.B1814]/3.4847446" office:value-type="float" office:value="0.00456691661133502" calcext:value-type="float">
            <text:p>0.004566916611335</text:p>
          </table:table-cell>
          <table:table-cell office:value-type="float" office:value="560.82496763993" calcext:value-type="float">
            <text:p>560.82496763993</text:p>
          </table:table-cell>
        </table:table-row>
        <table:table-row table:style-name="ro1">
          <table:table-cell office:value-type="float" office:value="1845.56" calcext:value-type="float">
            <text:p>1845.56</text:p>
          </table:table-cell>
          <table:table-cell office:value-type="float" office:value="0.015737903" calcext:value-type="float">
            <text:p>0.015737903</text:p>
          </table:table-cell>
          <table:table-cell table:formula="of:=[.B1815]/3.4847446" office:value-type="float" office:value="0.00451622853508404" calcext:value-type="float">
            <text:p>0.004516228535084</text:p>
          </table:table-cell>
          <table:table-cell office:value-type="float" office:value="560.84098814635" calcext:value-type="float">
            <text:p>560.84098814635</text:p>
          </table:table-cell>
        </table:table-row>
        <table:table-row table:style-name="ro1">
          <table:table-cell office:value-type="float" office:value="1846.57" calcext:value-type="float">
            <text:p>1846.57</text:p>
          </table:table-cell>
          <table:table-cell office:value-type="float" office:value="0.015551051" calcext:value-type="float">
            <text:p>0.015551051</text:p>
          </table:table-cell>
          <table:table-cell table:formula="of:=[.B1816]/3.4847446" office:value-type="float" office:value="0.00446260853664857" calcext:value-type="float">
            <text:p>0.004462608536649</text:p>
          </table:table-cell>
          <table:table-cell office:value-type="float" office:value="560.85681844513" calcext:value-type="float">
            <text:p>560.85681844513</text:p>
          </table:table-cell>
        </table:table-row>
        <table:table-row table:style-name="ro1">
          <table:table-cell office:value-type="float" office:value="1847.59" calcext:value-type="float">
            <text:p>1847.59</text:p>
          </table:table-cell>
          <table:table-cell office:value-type="float" office:value="0.015377853" calcext:value-type="float">
            <text:p>0.015377853</text:p>
          </table:table-cell>
          <table:table-cell table:formula="of:=[.B1817]/3.4847446" office:value-type="float" office:value="0.0044129067593648" calcext:value-type="float">
            <text:p>0.004412906759365</text:p>
          </table:table-cell>
          <table:table-cell office:value-type="float" office:value="560.8724724354" calcext:value-type="float">
            <text:p>560.8724724354</text:p>
          </table:table-cell>
        </table:table-row>
        <table:table-row table:style-name="ro1">
          <table:table-cell office:value-type="float" office:value="1848.61" calcext:value-type="float">
            <text:p>1848.61</text:p>
          </table:table-cell>
          <table:table-cell office:value-type="float" office:value="0.015240872" calcext:value-type="float">
            <text:p>0.015240872</text:p>
          </table:table-cell>
          <table:table-cell table:formula="of:=[.B1818]/3.4847446" office:value-type="float" office:value="0.00437359799624914" calcext:value-type="float">
            <text:p>0.004373597996249</text:p>
          </table:table-cell>
          <table:table-cell office:value-type="float" office:value="560.88798698498" calcext:value-type="float">
            <text:p>560.88798698498</text:p>
          </table:table-cell>
        </table:table-row>
        <table:table-row table:style-name="ro1">
          <table:table-cell office:value-type="float" office:value="1849.63" calcext:value-type="float">
            <text:p>1849.63</text:p>
          </table:table-cell>
          <table:table-cell office:value-type="float" office:value="0.015157165" calcext:value-type="float">
            <text:p>0.015157165</text:p>
          </table:table-cell>
          <table:table-cell table:formula="of:=[.B1819]/3.4847446" office:value-type="float" office:value="0.00434957701060789" calcext:value-type="float">
            <text:p>0.004349577010608</text:p>
          </table:table-cell>
          <table:table-cell office:value-type="float" office:value="560.90341632442" calcext:value-type="float">
            <text:p>560.90341632442</text:p>
          </table:table-cell>
        </table:table-row>
        <table:table-row table:style-name="ro1">
          <table:table-cell office:value-type="float" office:value="1850.65" calcext:value-type="float">
            <text:p>1850.65</text:p>
          </table:table-cell>
          <table:table-cell office:value-type="float" office:value="0.015134894" calcext:value-type="float">
            <text:p>0.015134894</text:p>
          </table:table-cell>
          <table:table-cell table:formula="of:=[.B1820]/3.4847446" office:value-type="float" office:value="0.00434318601139378" calcext:value-type="float">
            <text:p>0.004343186011394</text:p>
          </table:table-cell>
          <table:table-cell office:value-type="float" office:value="560.91882299296" calcext:value-type="float">
            <text:p>560.91882299296</text:p>
          </table:table-cell>
        </table:table-row>
        <table:table-row table:style-name="ro1">
          <table:table-cell office:value-type="float" office:value="1851.66" calcext:value-type="float">
            <text:p>1851.66</text:p>
          </table:table-cell>
          <table:table-cell office:value-type="float" office:value="0.015171454" calcext:value-type="float">
            <text:p>0.015171454</text:p>
          </table:table-cell>
          <table:table-cell table:formula="of:=[.B1821]/3.4847446" office:value-type="float" office:value="0.00435367745458304" calcext:value-type="float">
            <text:p>0.004353677454583</text:p>
          </table:table-cell>
          <table:table-cell office:value-type="float" office:value="560.93426687802" calcext:value-type="float">
            <text:p>560.93426687802</text:p>
          </table:table-cell>
        </table:table-row>
        <table:table-row table:style-name="ro1">
          <table:table-cell office:value-type="float" office:value="1852.68" calcext:value-type="float">
            <text:p>1852.68</text:p>
          </table:table-cell>
          <table:table-cell office:value-type="float" office:value="0.015253545" calcext:value-type="float">
            <text:p>0.015253545</text:p>
          </table:table-cell>
          <table:table-cell table:formula="of:=[.B1822]/3.4847446" office:value-type="float" office:value="0.004377234704661" calcext:value-type="float">
            <text:p>0.004377234704661</text:p>
          </table:table-cell>
          <table:table-cell office:value-type="float" office:value="560.94979432837" calcext:value-type="float">
            <text:p>560.94979432837</text:p>
          </table:table-cell>
        </table:table-row>
        <table:table-row table:style-name="ro1">
          <table:table-cell office:value-type="float" office:value="1853.7" calcext:value-type="float">
            <text:p>1853.7</text:p>
          </table:table-cell>
          <table:table-cell office:value-type="float" office:value="0.015359267" calcext:value-type="float">
            <text:p>0.015359267</text:p>
          </table:table-cell>
          <table:table-cell table:formula="of:=[.B1823]/3.4847446" office:value-type="float" office:value="0.00440757322645683" calcext:value-type="float">
            <text:p>0.004407573226457</text:p>
          </table:table-cell>
          <table:table-cell office:value-type="float" office:value="560.96542939964" calcext:value-type="float">
            <text:p>560.96542939964</text:p>
          </table:table-cell>
        </table:table-row>
        <table:table-row table:style-name="ro1">
          <table:table-cell office:value-type="float" office:value="1854.72" calcext:value-type="float">
            <text:p>1854.72</text:p>
          </table:table-cell>
          <table:table-cell office:value-type="float" office:value="0.015461937" calcext:value-type="float">
            <text:p>0.015461937</text:p>
          </table:table-cell>
          <table:table-cell table:formula="of:=[.B1824]/3.4847446" office:value-type="float" office:value="0.00443703593083981" calcext:value-type="float">
            <text:p>0.00443703593084</text:p>
          </table:table-cell>
          <table:table-cell office:value-type="float" office:value="560.98116898402" calcext:value-type="float">
            <text:p>560.98116898402</text:p>
          </table:table-cell>
        </table:table-row>
        <table:table-row table:style-name="ro1">
          <table:table-cell office:value-type="float" office:value="1855.74" calcext:value-type="float">
            <text:p>1855.74</text:p>
          </table:table-cell>
          <table:table-cell office:value-type="float" office:value="0.015534967" calcext:value-type="float">
            <text:p>0.015534967</text:p>
          </table:table-cell>
          <table:table-cell table:formula="of:=[.B1825]/3.4847446" office:value-type="float" office:value="0.00445799299036147" calcext:value-type="float">
            <text:p>0.004457992990361</text:p>
          </table:table-cell>
          <table:table-cell office:value-type="float" office:value="560.99698290971" calcext:value-type="float">
            <text:p>560.99698290971</text:p>
          </table:table-cell>
        </table:table-row>
        <table:table-row table:style-name="ro1">
          <table:table-cell office:value-type="float" office:value="1856.75" calcext:value-type="float">
            <text:p>1856.75</text:p>
          </table:table-cell>
          <table:table-cell office:value-type="float" office:value="0.015556896" calcext:value-type="float">
            <text:p>0.015556896</text:p>
          </table:table-cell>
          <table:table-cell table:formula="of:=[.B1826]/3.4847446" office:value-type="float" office:value="0.0044642858475195" calcext:value-type="float">
            <text:p>0.00446428584752</text:p>
          </table:table-cell>
          <table:table-cell office:value-type="float" office:value="561.0128191583" calcext:value-type="float">
            <text:p>561.0128191583</text:p>
          </table:table-cell>
        </table:table-row>
        <table:table-row table:style-name="ro1">
          <table:table-cell office:value-type="float" office:value="1857.77" calcext:value-type="float">
            <text:p>1857.77</text:p>
          </table:table-cell>
          <table:table-cell office:value-type="float" office:value="0.01551553" calcext:value-type="float">
            <text:p>0.01551553</text:p>
          </table:table-cell>
          <table:table-cell table:formula="of:=[.B1827]/3.4847446" office:value-type="float" office:value="0.00445241525017357" calcext:value-type="float">
            <text:p>0.004452415250174</text:p>
          </table:table-cell>
          <table:table-cell office:value-type="float" office:value="561.02861329782" calcext:value-type="float">
            <text:p>561.02861329782</text:p>
          </table:table-cell>
        </table:table-row>
        <table:table-row table:style-name="ro1">
          <table:table-cell office:value-type="float" office:value="1858.79" calcext:value-type="float">
            <text:p>1858.79</text:p>
          </table:table-cell>
          <table:table-cell office:value-type="float" office:value="0.015410261" calcext:value-type="float">
            <text:p>0.015410261</text:p>
          </table:table-cell>
          <table:table-cell table:formula="of:=[.B1828]/3.4847446" office:value-type="float" office:value="0.0044222067235573" calcext:value-type="float">
            <text:p>0.004422206723557</text:p>
          </table:table-cell>
          <table:table-cell office:value-type="float" office:value="561.04430027898" calcext:value-type="float">
            <text:p>561.04430027898</text:p>
          </table:table-cell>
        </table:table-row>
        <table:table-row table:style-name="ro1">
          <table:table-cell office:value-type="float" office:value="1859.81" calcext:value-type="float">
            <text:p>1859.81</text:p>
          </table:table-cell>
          <table:table-cell office:value-type="float" office:value="0.015251972" calcext:value-type="float">
            <text:p>0.015251972</text:p>
          </table:table-cell>
          <table:table-cell table:formula="of:=[.B1829]/3.4847446" office:value-type="float" office:value="0.00437678330859599" calcext:value-type="float">
            <text:p>0.004376783308596</text:p>
          </table:table-cell>
          <table:table-cell office:value-type="float" office:value="561.05982612856" calcext:value-type="float">
            <text:p>561.05982612856</text:p>
          </table:table-cell>
        </table:table-row>
        <table:table-row table:style-name="ro1">
          <table:table-cell office:value-type="float" office:value="1860.83" calcext:value-type="float">
            <text:p>1860.83</text:p>
          </table:table-cell>
          <table:table-cell office:value-type="float" office:value="0.015060421" calcext:value-type="float">
            <text:p>0.015060421</text:p>
          </table:table-cell>
          <table:table-cell table:formula="of:=[.B1830]/3.4847446" office:value-type="float" office:value="0.00432181486126702" calcext:value-type="float">
            <text:p>0.004321814861267</text:p>
          </table:table-cell>
          <table:table-cell office:value-type="float" office:value="561.07515698763" calcext:value-type="float">
            <text:p>561.07515698763</text:p>
          </table:table-cell>
        </table:table-row>
        <table:table-row table:style-name="ro1">
          <table:table-cell office:value-type="float" office:value="1861.84" calcext:value-type="float">
            <text:p>1861.84</text:p>
          </table:table-cell>
          <table:table-cell office:value-type="float" office:value="0.014859644" calcext:value-type="float">
            <text:p>0.014859644</text:p>
          </table:table-cell>
          <table:table-cell table:formula="of:=[.B1831]/3.4847446" office:value-type="float" office:value="0.00426419887414418" calcext:value-type="float">
            <text:p>0.004264198874144</text:p>
          </table:table-cell>
          <table:table-cell office:value-type="float" office:value="561.09028346431" calcext:value-type="float">
            <text:p>561.09028346431</text:p>
          </table:table-cell>
        </table:table-row>
        <table:table-row table:style-name="ro1">
          <table:table-cell office:value-type="float" office:value="1862.86" calcext:value-type="float">
            <text:p>1862.86</text:p>
          </table:table-cell>
          <table:table-cell office:value-type="float" office:value="0.014672388" calcext:value-type="float">
            <text:p>0.014672388</text:p>
          </table:table-cell>
          <table:table-cell table:formula="of:=[.B1832]/3.4847446" office:value-type="float" office:value="0.00421046294181789" calcext:value-type="float">
            <text:p>0.004210462941818</text:p>
          </table:table-cell>
          <table:table-cell office:value-type="float" office:value="561.10521932209" calcext:value-type="float">
            <text:p>561.10521932209</text:p>
          </table:table-cell>
        </table:table-row>
        <table:table-row table:style-name="ro1">
          <table:table-cell office:value-type="float" office:value="1863.88" calcext:value-type="float">
            <text:p>1863.88</text:p>
          </table:table-cell>
          <table:table-cell office:value-type="float" office:value="0.014514906" calcext:value-type="float">
            <text:p>0.014514906</text:p>
          </table:table-cell>
          <table:table-cell table:formula="of:=[.B1833]/3.4847446" office:value-type="float" office:value="0.00416527110767314" calcext:value-type="float">
            <text:p>0.004165271107673</text:p>
          </table:table-cell>
          <table:table-cell office:value-type="float" office:value="561.11999486985" calcext:value-type="float">
            <text:p>561.11999486985</text:p>
          </table:table-cell>
        </table:table-row>
        <table:table-row table:style-name="ro1">
          <table:table-cell office:value-type="float" office:value="1864.9" calcext:value-type="float">
            <text:p>1864.9</text:p>
          </table:table-cell>
          <table:table-cell office:value-type="float" office:value="0.014393388" calcext:value-type="float">
            <text:p>0.014393388</text:p>
          </table:table-cell>
          <table:table-cell table:formula="of:=[.B1834]/3.4847446" office:value-type="float" office:value="0.00413039968553219" calcext:value-type="float">
            <text:p>0.004130399685532</text:p>
          </table:table-cell>
          <table:table-cell office:value-type="float" office:value="561.1346467177" calcext:value-type="float">
            <text:p>561.1346467177</text:p>
          </table:table-cell>
        </table:table-row>
        <table:table-row table:style-name="ro1">
          <table:table-cell office:value-type="float" office:value="1865.91" calcext:value-type="float">
            <text:p>1865.91</text:p>
          </table:table-cell>
          <table:table-cell office:value-type="float" office:value="0.014302914" calcext:value-type="float">
            <text:p>0.014302914</text:p>
          </table:table-cell>
          <table:table-cell table:formula="of:=[.B1835]/3.4847446" office:value-type="float" office:value="0.00410443680721967" calcext:value-type="float">
            <text:p>0.00410443680722</text:p>
          </table:table-cell>
          <table:table-cell office:value-type="float" office:value="561.1492064667" calcext:value-type="float">
            <text:p>561.1492064667</text:p>
          </table:table-cell>
        </table:table-row>
        <table:table-row table:style-name="ro1">
          <table:table-cell office:value-type="float" office:value="1866.93" calcext:value-type="float">
            <text:p>1866.93</text:p>
          </table:table-cell>
          <table:table-cell office:value-type="float" office:value="0.014229178" calcext:value-type="float">
            <text:p>0.014229178</text:p>
          </table:table-cell>
          <table:table-cell table:formula="of:=[.B1836]/3.4847446" office:value-type="float" office:value="0.00408327715035415" calcext:value-type="float">
            <text:p>0.004083277150354</text:p>
          </table:table-cell>
          <table:table-cell office:value-type="float" office:value="561.16369115571" calcext:value-type="float">
            <text:p>561.16369115571</text:p>
          </table:table-cell>
        </table:table-row>
        <table:table-row table:style-name="ro1">
          <table:table-cell office:value-type="float" office:value="1867.95" calcext:value-type="float">
            <text:p>1867.95</text:p>
          </table:table-cell>
          <table:table-cell office:value-type="float" office:value="0.01415253" calcext:value-type="float">
            <text:p>0.01415253</text:p>
          </table:table-cell>
          <table:table-cell table:formula="of:=[.B1837]/3.4847446" office:value-type="float" office:value="0.00406128185118646" calcext:value-type="float">
            <text:p>0.004061281851186</text:p>
          </table:table-cell>
          <table:table-cell office:value-type="float" office:value="561.1780978204" calcext:value-type="float">
            <text:p>561.1780978204</text:p>
          </table:table-cell>
        </table:table-row>
        <table:table-row table:style-name="ro1">
          <table:table-cell office:value-type="float" office:value="1868.97" calcext:value-type="float">
            <text:p>1868.97</text:p>
          </table:table-cell>
          <table:table-cell office:value-type="float" office:value="0.014053275" calcext:value-type="float">
            <text:p>0.014053275</text:p>
          </table:table-cell>
          <table:table-cell table:formula="of:=[.B1838]/3.4847446" office:value-type="float" office:value="0.00403279913253901" calcext:value-type="float">
            <text:p>0.004032799132539</text:p>
          </table:table-cell>
          <table:table-cell office:value-type="float" office:value="561.19240344764" calcext:value-type="float">
            <text:p>561.19240344764</text:p>
          </table:table-cell>
        </table:table-row>
        <table:table-row table:style-name="ro1">
          <table:table-cell office:value-type="float" office:value="1869.99" calcext:value-type="float">
            <text:p>1869.99</text:p>
          </table:table-cell>
          <table:table-cell office:value-type="float" office:value="0.013916872" calcext:value-type="float">
            <text:p>0.013916872</text:p>
          </table:table-cell>
          <table:table-cell table:formula="of:=[.B1839]/3.4847446" office:value-type="float" office:value="0.00399365623523744" calcext:value-type="float">
            <text:p>0.003993656235237</text:p>
          </table:table-cell>
          <table:table-cell office:value-type="float" office:value="561.20657022252" calcext:value-type="float">
            <text:p>561.20657022252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.013737721" calcext:value-type="float">
            <text:p>0.013737721</text:p>
          </table:table-cell>
          <table:table-cell table:formula="of:=[.B1840]/3.4847446" office:value-type="float" office:value="0.00394224615485451" calcext:value-type="float">
            <text:p>0.003942246154855</text:p>
          </table:table-cell>
          <table:table-cell office:value-type="float" office:value="561.22055462985" calcext:value-type="float">
            <text:p>561.22055462985</text:p>
          </table:table-cell>
        </table:table-row>
        <table:table-row table:style-name="ro1">
          <table:table-cell office:value-type="float" office:value="1872.02" calcext:value-type="float">
            <text:p>1872.02</text:p>
          </table:table-cell>
          <table:table-cell office:value-type="float" office:value="0.013520615" calcext:value-type="float">
            <text:p>0.013520615</text:p>
          </table:table-cell>
          <table:table-cell table:formula="of:=[.B1841]/3.4847446" office:value-type="float" office:value="0.00387994431500088" calcext:value-type="float">
            <text:p>0.003879944315001</text:p>
          </table:table-cell>
          <table:table-cell office:value-type="float" office:value="561.23431803297" calcext:value-type="float">
            <text:p>561.23431803297</text:p>
          </table:table-cell>
        </table:table-row>
        <table:table-row table:style-name="ro1">
          <table:table-cell office:value-type="float" office:value="1873.04" calcext:value-type="float">
            <text:p>1873.04</text:p>
          </table:table-cell>
          <table:table-cell office:value-type="float" office:value="0.013279546" calcext:value-type="float">
            <text:p>0.013279546</text:p>
          </table:table-cell>
          <table:table-cell table:formula="of:=[.B1842]/3.4847446" office:value-type="float" office:value="0.00381076593102404" calcext:value-type="float">
            <text:p>0.003810765931024</text:p>
          </table:table-cell>
          <table:table-cell office:value-type="float" office:value="561.24783603801" calcext:value-type="float">
            <text:p>561.24783603801</text:p>
          </table:table-cell>
        </table:table-row>
        <table:table-row table:style-name="ro1">
          <table:table-cell office:value-type="float" office:value="1874.06" calcext:value-type="float">
            <text:p>1874.06</text:p>
          </table:table-cell>
          <table:table-cell office:value-type="float" office:value="0.013034232" calcext:value-type="float">
            <text:p>0.013034232</text:p>
          </table:table-cell>
          <table:table-cell table:formula="of:=[.B1843]/3.4847446" office:value-type="float" office:value="0.00374036938029834" calcext:value-type="float">
            <text:p>0.003740369380298</text:p>
          </table:table-cell>
          <table:table-cell office:value-type="float" office:value="561.26110432322" calcext:value-type="float">
            <text:p>561.26110432322</text:p>
          </table:table-cell>
        </table:table-row>
        <table:table-row table:style-name="ro1">
          <table:table-cell office:value-type="float" office:value="1875.08" calcext:value-type="float">
            <text:p>1875.08</text:p>
          </table:table-cell>
          <table:table-cell office:value-type="float" office:value="0.01280529" calcext:value-type="float">
            <text:p>0.01280529</text:p>
          </table:table-cell>
          <table:table-cell table:formula="of:=[.B1844]/3.4847446" office:value-type="float" office:value="0.00367467102180171" calcext:value-type="float">
            <text:p>0.003674671021802</text:p>
          </table:table-cell>
          <table:table-cell office:value-type="float" office:value="561.27413955583" calcext:value-type="float">
            <text:p>561.27413955583</text:p>
          </table:table-cell>
        </table:table-row>
        <table:table-row table:style-name="ro1">
          <table:table-cell office:value-type="float" office:value="1876.09" calcext:value-type="float">
            <text:p>1876.09</text:p>
          </table:table-cell>
          <table:table-cell office:value-type="float" office:value="0.012609304" calcext:value-type="float">
            <text:p>0.012609304</text:p>
          </table:table-cell>
          <table:table-cell table:formula="of:=[.B1845]/3.4847446" office:value-type="float" office:value="0.00361842988435939" calcext:value-type="float">
            <text:p>0.003618429884359</text:p>
          </table:table-cell>
          <table:table-cell office:value-type="float" office:value="561.2869752834" calcext:value-type="float">
            <text:p>561.2869752834</text:p>
          </table:table-cell>
        </table:table-row>
        <table:table-row table:style-name="ro1">
          <table:table-cell office:value-type="float" office:value="1877.11" calcext:value-type="float">
            <text:p>1877.11</text:p>
          </table:table-cell>
          <table:table-cell office:value-type="float" office:value="0.012455016" calcext:value-type="float">
            <text:p>0.012455016</text:p>
          </table:table-cell>
          <table:table-cell table:formula="of:=[.B1846]/3.4847446" office:value-type="float" office:value="0.00357415461666832" calcext:value-type="float">
            <text:p>0.003574154616668</text:p>
          </table:table-cell>
          <table:table-cell office:value-type="float" office:value="561.29965395261" calcext:value-type="float">
            <text:p>561.29965395261</text:p>
          </table:table-cell>
        </table:table-row>
        <table:table-row table:style-name="ro1">
          <table:table-cell office:value-type="float" office:value="1878.13" calcext:value-type="float">
            <text:p>1878.13</text:p>
          </table:table-cell>
          <table:table-cell office:value-type="float" office:value="0.012341596" calcext:value-type="float">
            <text:p>0.012341596</text:p>
          </table:table-cell>
          <table:table-cell table:formula="of:=[.B1847]/3.4847446" office:value-type="float" office:value="0.00354160703771519" calcext:value-type="float">
            <text:p>0.003541607037715</text:p>
          </table:table-cell>
          <table:table-cell office:value-type="float" office:value="561.31221716485" calcext:value-type="float">
            <text:p>561.31221716485</text:p>
          </table:table-cell>
        </table:table-row>
        <table:table-row table:style-name="ro1">
          <table:table-cell office:value-type="float" office:value="1879.15" calcext:value-type="float">
            <text:p>1879.15</text:p>
          </table:table-cell>
          <table:table-cell office:value-type="float" office:value="0.012259392" calcext:value-type="float">
            <text:p>0.012259392</text:p>
          </table:table-cell>
          <table:table-cell table:formula="of:=[.B1848]/3.4847446" office:value-type="float" office:value="0.00351801736058361" calcext:value-type="float">
            <text:p>0.003518017360584</text:p>
          </table:table-cell>
          <table:table-cell office:value-type="float" office:value="561.32469669667" calcext:value-type="float">
            <text:p>561.32469669667</text:p>
          </table:table-cell>
        </table:table-row>
        <table:table-row table:style-name="ro1">
          <table:table-cell office:value-type="float" office:value="1880.17" calcext:value-type="float">
            <text:p>1880.17</text:p>
          </table:table-cell>
          <table:table-cell office:value-type="float" office:value="0.012192953" calcext:value-type="float">
            <text:p>0.012192953</text:p>
          </table:table-cell>
          <table:table-cell table:formula="of:=[.B1849]/3.4847446" office:value-type="float" office:value="0.00349895168787979" calcext:value-type="float">
            <text:p>0.00349895168788</text:p>
          </table:table-cell>
          <table:table-cell office:value-type="float" office:value="561.33710859649" calcext:value-type="float">
            <text:p>561.33710859649</text:p>
          </table:table-cell>
        </table:table-row>
        <table:table-row table:style-name="ro1">
          <table:table-cell office:value-type="float" office:value="1881.18" calcext:value-type="float">
            <text:p>1881.18</text:p>
          </table:table-cell>
          <table:table-cell office:value-type="float" office:value="0.012125541" calcext:value-type="float">
            <text:p>0.012125541</text:p>
          </table:table-cell>
          <table:table-cell table:formula="of:=[.B1850]/3.4847446" office:value-type="float" office:value="0.00347960679815674" calcext:value-type="float">
            <text:p>0.003479606798157</text:p>
          </table:table-cell>
          <table:table-cell office:value-type="float" office:value="561.34945187367" calcext:value-type="float">
            <text:p>561.34945187367</text:p>
          </table:table-cell>
        </table:table-row>
        <table:table-row table:style-name="ro1">
          <table:table-cell office:value-type="float" office:value="1882.2" calcext:value-type="float">
            <text:p>1882.2</text:p>
          </table:table-cell>
          <table:table-cell office:value-type="float" office:value="0.012043975" calcext:value-type="float">
            <text:p>0.012043975</text:p>
          </table:table-cell>
          <table:table-cell table:formula="of:=[.B1851]/3.4847446" office:value-type="float" office:value="0.00345620020474384" calcext:value-type="float">
            <text:p>0.003456200204744</text:p>
          </table:table-cell>
          <table:table-cell office:value-type="float" office:value="561.36171212001" calcext:value-type="float">
            <text:p>561.36171212001</text:p>
          </table:table-cell>
        </table:table-row>
        <table:table-row table:style-name="ro1">
          <table:table-cell office:value-type="float" office:value="1883.22" calcext:value-type="float">
            <text:p>1883.22</text:p>
          </table:table-cell>
          <table:table-cell office:value-type="float" office:value="0.011942568" calcext:value-type="float">
            <text:p>0.011942568</text:p>
          </table:table-cell>
          <table:table-cell table:formula="of:=[.B1852]/3.4847446" office:value-type="float" office:value="0.00342709993725222" calcext:value-type="float">
            <text:p>0.003427099937252</text:p>
          </table:table-cell>
          <table:table-cell office:value-type="float" office:value="561.37386913883" calcext:value-type="float">
            <text:p>561.37386913883</text:p>
          </table:table-cell>
        </table:table-row>
        <table:table-row table:style-name="ro1">
          <table:table-cell office:value-type="float" office:value="1884.24" calcext:value-type="float">
            <text:p>1884.24</text:p>
          </table:table-cell>
          <table:table-cell office:value-type="float" office:value="0.01182514" calcext:value-type="float">
            <text:p>0.01182514</text:p>
          </table:table-cell>
          <table:table-cell table:formula="of:=[.B1853]/3.4847446" office:value-type="float" office:value="0.0033934022022733" calcext:value-type="float">
            <text:p>0.003393402202273</text:p>
          </table:table-cell>
          <table:table-cell office:value-type="float" office:value="561.38590662114" calcext:value-type="float">
            <text:p>561.38590662114</text:p>
          </table:table-cell>
        </table:table-row>
        <table:table-row table:style-name="ro1">
          <table:table-cell office:value-type="float" office:value="1885.26" calcext:value-type="float">
            <text:p>1885.26</text:p>
          </table:table-cell>
          <table:table-cell office:value-type="float" office:value="0.011704565" calcext:value-type="float">
            <text:p>0.011704565</text:p>
          </table:table-cell>
          <table:table-cell table:formula="of:=[.B1854]/3.4847446" office:value-type="float" office:value="0.0033588013881993" calcext:value-type="float">
            <text:p>0.003358801388199</text:p>
          </table:table-cell>
          <table:table-cell office:value-type="float" office:value="561.39782136349" calcext:value-type="float">
            <text:p>561.39782136349</text:p>
          </table:table-cell>
        </table:table-row>
        <table:table-row table:style-name="ro1">
          <table:table-cell office:value-type="float" office:value="1886.27" calcext:value-type="float">
            <text:p>1886.27</text:p>
          </table:table-cell>
          <table:table-cell office:value-type="float" office:value="0.011599946" calcext:value-type="float">
            <text:p>0.011599946</text:p>
          </table:table-cell>
          <table:table-cell table:formula="of:=[.B1855]/3.4847446" office:value-type="float" office:value="0.00332877938888262" calcext:value-type="float">
            <text:p>0.003328779388883</text:p>
          </table:table-cell>
          <table:table-cell office:value-type="float" office:value="561.40962960836" calcext:value-type="float">
            <text:p>561.40962960836</text:p>
          </table:table-cell>
        </table:table-row>
        <table:table-row table:style-name="ro1">
          <table:table-cell office:value-type="float" office:value="1887.29" calcext:value-type="float">
            <text:p>1887.29</text:p>
          </table:table-cell>
          <table:table-cell office:value-type="float" office:value="0.011532092" calcext:value-type="float">
            <text:p>0.011532092</text:p>
          </table:table-cell>
          <table:table-cell table:formula="of:=[.B1856]/3.4847446" office:value-type="float" office:value="0.00330930766059584" calcext:value-type="float">
            <text:p>0.003309307660596</text:p>
          </table:table-cell>
          <table:table-cell office:value-type="float" office:value="561.42136877999" calcext:value-type="float">
            <text:p>561.42136877999</text:p>
          </table:table-cell>
        </table:table-row>
        <table:table-row table:style-name="ro1">
          <table:table-cell office:value-type="float" office:value="1888.31" calcext:value-type="float">
            <text:p>1888.31</text:p>
          </table:table-cell>
          <table:table-cell office:value-type="float" office:value="0.011518393" calcext:value-type="float">
            <text:p>0.011518393</text:p>
          </table:table-cell>
          <table:table-cell table:formula="of:=[.B1857]/3.4847446" office:value-type="float" office:value="0.00330537652601571" calcext:value-type="float">
            <text:p>0.003305376526016</text:p>
          </table:table-cell>
          <table:table-cell office:value-type="float" office:value="561.43309400741" calcext:value-type="float">
            <text:p>561.43309400741</text:p>
          </table:table-cell>
        </table:table-row>
        <table:table-row table:style-name="ro1">
          <table:table-cell office:value-type="float" office:value="1889.33" calcext:value-type="float">
            <text:p>1889.33</text:p>
          </table:table-cell>
          <table:table-cell office:value-type="float" office:value="0.011568344" calcext:value-type="float">
            <text:p>0.011568344</text:p>
          </table:table-cell>
          <table:table-cell table:formula="of:=[.B1858]/3.4847446" office:value-type="float" office:value="0.00331971071854161" calcext:value-type="float">
            <text:p>0.003319710718542</text:p>
          </table:table-cell>
          <table:table-cell office:value-type="float" office:value="561.4448700819" calcext:value-type="float">
            <text:p>561.4448700819</text:p>
          </table:table-cell>
        </table:table-row>
        <table:table-row table:style-name="ro1">
          <table:table-cell office:value-type="float" office:value="1890.35" calcext:value-type="float">
            <text:p>1890.35</text:p>
          </table:table-cell>
          <table:table-cell office:value-type="float" office:value="0.011680742" calcext:value-type="float">
            <text:p>0.011680742</text:p>
          </table:table-cell>
          <table:table-cell table:formula="of:=[.B1859]/3.4847446" office:value-type="float" office:value="0.00335196501918677" calcext:value-type="float">
            <text:p>0.003351965019187</text:p>
          </table:table-cell>
          <table:table-cell office:value-type="float" office:value="561.45676057286" calcext:value-type="float">
            <text:p>561.45676057286</text:p>
          </table:table-cell>
        </table:table-row>
        <table:table-row table:style-name="ro1">
          <table:table-cell office:value-type="float" office:value="1891.36" calcext:value-type="float">
            <text:p>1891.36</text:p>
          </table:table-cell>
          <table:table-cell office:value-type="float" office:value="0.011843224" calcext:value-type="float">
            <text:p>0.011843224</text:p>
          </table:table-cell>
          <table:table-cell table:formula="of:=[.B1860]/3.4847446" office:value-type="float" office:value="0.00339859167871298" calcext:value-type="float">
            <text:p>0.003398591678713</text:p>
          </table:table-cell>
          <table:table-cell office:value-type="float" office:value="561.46881646393" calcext:value-type="float">
            <text:p>561.46881646393</text:p>
          </table:table-cell>
        </table:table-row>
        <table:table-row table:style-name="ro1">
          <table:table-cell office:value-type="float" office:value="1892.38" calcext:value-type="float">
            <text:p>1892.38</text:p>
          </table:table-cell>
          <table:table-cell office:value-type="float" office:value="0.012034176" calcext:value-type="float">
            <text:p>0.012034176</text:p>
          </table:table-cell>
          <table:table-cell table:formula="of:=[.B1861]/3.4847446" office:value-type="float" office:value="0.00345338823396125" calcext:value-type="float">
            <text:p>0.003453388233961</text:p>
          </table:table-cell>
          <table:table-cell office:value-type="float" office:value="561.48106673626" calcext:value-type="float">
            <text:p>561.48106673626</text:p>
          </table:table-cell>
        </table:table-row>
        <table:table-row table:style-name="ro1">
          <table:table-cell office:value-type="float" office:value="1893.4" calcext:value-type="float">
            <text:p>1893.4</text:p>
          </table:table-cell>
          <table:table-cell office:value-type="float" office:value="0.012226547" calcext:value-type="float">
            <text:p>0.012226547</text:p>
          </table:table-cell>
          <table:table-cell table:formula="of:=[.B1862]/3.4847446" office:value-type="float" office:value="0.00350859199265278" calcext:value-type="float">
            <text:p>0.003508591992653</text:p>
          </table:table-cell>
          <table:table-cell office:value-type="float" office:value="561.49351283349" calcext:value-type="float">
            <text:p>561.49351283349</text:p>
          </table:table-cell>
        </table:table-row>
        <table:table-row table:style-name="ro1">
          <table:table-cell office:value-type="float" office:value="1894.42" calcext:value-type="float">
            <text:p>1894.42</text:p>
          </table:table-cell>
          <table:table-cell office:value-type="float" office:value="0.012392676" calcext:value-type="float">
            <text:p>0.012392676</text:p>
          </table:table-cell>
          <table:table-cell table:formula="of:=[.B1863]/3.4847446" office:value-type="float" office:value="0.00355626521381223" calcext:value-type="float">
            <text:p>0.003556265213812</text:p>
          </table:table-cell>
          <table:table-cell office:value-type="float" office:value="561.50612804285" calcext:value-type="float">
            <text:p>561.50612804285</text:p>
          </table:table-cell>
        </table:table-row>
        <table:table-row table:style-name="ro1">
          <table:table-cell office:value-type="float" office:value="1895.44" calcext:value-type="float">
            <text:p>1895.44</text:p>
          </table:table-cell>
          <table:table-cell office:value-type="float" office:value="0.012509084" calcext:value-type="float">
            <text:p>0.012509084</text:p>
          </table:table-cell>
          <table:table-cell table:formula="of:=[.B1864]/3.4847446" office:value-type="float" office:value="0.00358967024441332" calcext:value-type="float">
            <text:p>0.003589670244413</text:p>
          </table:table-cell>
          <table:table-cell office:value-type="float" office:value="561.51886175088" calcext:value-type="float">
            <text:p>561.51886175088</text:p>
          </table:table-cell>
        </table:table-row>
        <table:table-row table:style-name="ro1">
          <table:table-cell office:value-type="float" office:value="1896.45" calcext:value-type="float">
            <text:p>1896.45</text:p>
          </table:table-cell>
          <table:table-cell office:value-type="float" office:value="0.012560237" calcext:value-type="float">
            <text:p>0.012560237</text:p>
          </table:table-cell>
          <table:table-cell table:formula="of:=[.B1865]/3.4847446" office:value-type="float" office:value="0.00360434936896093" calcext:value-type="float">
            <text:p>0.003604349368961</text:p>
          </table:table-cell>
          <table:table-cell office:value-type="float" office:value="561.53164752965" calcext:value-type="float">
            <text:p>561.53164752965</text:p>
          </table:table-cell>
        </table:table-row>
        <table:table-row table:style-name="ro1">
          <table:table-cell office:value-type="float" office:value="1897.47" calcext:value-type="float">
            <text:p>1897.47</text:p>
          </table:table-cell>
          <table:table-cell office:value-type="float" office:value="0.012540571" calcext:value-type="float">
            <text:p>0.012540571</text:p>
          </table:table-cell>
          <table:table-cell table:formula="of:=[.B1866]/3.4847446" office:value-type="float" office:value="0.00359870591377055" calcext:value-type="float">
            <text:p>0.003598705913771</text:p>
          </table:table-cell>
          <table:table-cell office:value-type="float" office:value="561.54441328931" calcext:value-type="float">
            <text:p>561.54441328931</text:p>
          </table:table-cell>
        </table:table-row>
        <table:table-row table:style-name="ro1">
          <table:table-cell office:value-type="float" office:value="1898.49" calcext:value-type="float">
            <text:p>1898.49</text:p>
          </table:table-cell>
          <table:table-cell office:value-type="float" office:value="0.012454491" calcext:value-type="float">
            <text:p>0.012454491</text:p>
          </table:table-cell>
          <table:table-cell table:formula="of:=[.B1867]/3.4847446" office:value-type="float" office:value="0.00357400396000327" calcext:value-type="float">
            <text:p>0.003574003960003</text:p>
          </table:table-cell>
          <table:table-cell office:value-type="float" office:value="561.55709142412" calcext:value-type="float">
            <text:p>561.55709142412</text:p>
          </table:table-cell>
        </table:table-row>
        <table:table-row table:style-name="ro1">
          <table:table-cell office:value-type="float" office:value="1899.51" calcext:value-type="float">
            <text:p>1899.51</text:p>
          </table:table-cell>
          <table:table-cell office:value-type="float" office:value="0.012314468" calcext:value-type="float">
            <text:p>0.012314468</text:p>
          </table:table-cell>
          <table:table-cell table:formula="of:=[.B1868]/3.4847446" office:value-type="float" office:value="0.00353382224912552" calcext:value-type="float">
            <text:p>0.003533822249126</text:p>
          </table:table-cell>
          <table:table-cell office:value-type="float" office:value="561.56962702105" calcext:value-type="float">
            <text:p>561.56962702105</text:p>
          </table:table-cell>
        </table:table-row>
        <table:table-row table:style-name="ro1">
          <table:table-cell office:value-type="float" office:value="1900.53" calcext:value-type="float">
            <text:p>1900.53</text:p>
          </table:table-cell>
          <table:table-cell office:value-type="float" office:value="0.012137762" calcext:value-type="float">
            <text:p>0.012137762</text:p>
          </table:table-cell>
          <table:table-cell table:formula="of:=[.B1869]/3.4847446" office:value-type="float" office:value="0.00348311379835412" calcext:value-type="float">
            <text:p>0.003483113798354</text:p>
          </table:table-cell>
          <table:table-cell office:value-type="float" office:value="561.58198273941" calcext:value-type="float">
            <text:p>561.58198273941</text:p>
          </table:table-cell>
        </table:table-row>
        <table:table-row table:style-name="ro1">
          <table:table-cell office:value-type="float" office:value="1901.54" calcext:value-type="float">
            <text:p>1901.54</text:p>
          </table:table-cell>
          <table:table-cell office:value-type="float" office:value="0.011942594" calcext:value-type="float">
            <text:p>0.011942594</text:p>
          </table:table-cell>
          <table:table-cell table:formula="of:=[.B1870]/3.4847446" office:value-type="float" office:value="0.0034271073983442" calcext:value-type="float">
            <text:p>0.003427107398344</text:p>
          </table:table-cell>
          <table:table-cell office:value-type="float" office:value="561.59413978519" calcext:value-type="float">
            <text:p>561.59413978519</text:p>
          </table:table-cell>
        </table:table-row>
        <table:table-row table:style-name="ro1">
          <table:table-cell office:value-type="float" office:value="1902.56" calcext:value-type="float">
            <text:p>1902.56</text:p>
          </table:table-cell>
          <table:table-cell office:value-type="float" office:value="0.011744633" calcext:value-type="float">
            <text:p>0.011744633</text:p>
          </table:table-cell>
          <table:table-cell table:formula="of:=[.B1871]/3.4847446" office:value-type="float" office:value="0.0033702995048762" calcext:value-type="float">
            <text:p>0.003370299504876</text:p>
          </table:table-cell>
          <table:table-cell office:value-type="float" office:value="561.60609531454" calcext:value-type="float">
            <text:p>561.60609531454</text:p>
          </table:table-cell>
        </table:table-row>
        <table:table-row table:style-name="ro1">
          <table:table-cell office:value-type="float" office:value="1903.58" calcext:value-type="float">
            <text:p>1903.58</text:p>
          </table:table-cell>
          <table:table-cell office:value-type="float" office:value="0.011554606" calcext:value-type="float">
            <text:p>0.011554606</text:p>
          </table:table-cell>
          <table:table-cell table:formula="of:=[.B1872]/3.4847446" office:value-type="float" office:value="0.0033157683923235" calcext:value-type="float">
            <text:p>0.003315768392324</text:p>
          </table:table-cell>
          <table:table-cell office:value-type="float" office:value="561.61785740496" calcext:value-type="float">
            <text:p>561.61785740496</text:p>
          </table:table-cell>
        </table:table-row>
        <table:table-row table:style-name="ro1">
          <table:table-cell office:value-type="float" office:value="1904.6" calcext:value-type="float">
            <text:p>1904.6</text:p>
          </table:table-cell>
          <table:table-cell office:value-type="float" office:value="0.011377527" calcext:value-type="float">
            <text:p>0.011377527</text:p>
          </table:table-cell>
          <table:table-cell table:formula="of:=[.B1873]/3.4847446" office:value-type="float" office:value="0.00326495290357864" calcext:value-type="float">
            <text:p>0.003264952903579</text:p>
          </table:table-cell>
          <table:table-cell office:value-type="float" office:value="561.6294392365" calcext:value-type="float">
            <text:p>561.6294392365</text:p>
          </table:table-cell>
        </table:table-row>
        <table:table-row table:style-name="ro1">
          <table:table-cell office:value-type="float" office:value="1905.62" calcext:value-type="float">
            <text:p>1905.62</text:p>
          </table:table-cell>
          <table:table-cell office:value-type="float" office:value="0.011213594" calcext:value-type="float">
            <text:p>0.011213594</text:p>
          </table:table-cell>
          <table:table-cell table:formula="of:=[.B1874]/3.4847446" office:value-type="float" office:value="0.00321790985772673" calcext:value-type="float">
            <text:p>0.003217909857727</text:p>
          </table:table-cell>
          <table:table-cell office:value-type="float" office:value="561.64085419181" calcext:value-type="float">
            <text:p>561.64085419181</text:p>
          </table:table-cell>
        </table:table-row>
        <table:table-row table:style-name="ro1">
          <table:table-cell office:value-type="float" office:value="1906.63" calcext:value-type="float">
            <text:p>1906.63</text:p>
          </table:table-cell>
          <table:table-cell office:value-type="float" office:value="0.011060378" calcext:value-type="float">
            <text:p>0.011060378</text:p>
          </table:table-cell>
          <table:table-cell table:formula="of:=[.B1875]/3.4847446" office:value-type="float" office:value="0.00317394221659745" calcext:value-type="float">
            <text:p>0.003173942216597</text:p>
          </table:table-cell>
          <table:table-cell office:value-type="float" office:value="561.65211317929" calcext:value-type="float">
            <text:p>561.65211317929</text:p>
          </table:table-cell>
        </table:table-row>
        <table:table-row table:style-name="ro1">
          <table:table-cell office:value-type="float" office:value="1907.65" calcext:value-type="float">
            <text:p>1907.65</text:p>
          </table:table-cell>
          <table:table-cell office:value-type="float" office:value="0.010915517" calcext:value-type="float">
            <text:p>0.010915517</text:p>
          </table:table-cell>
          <table:table-cell table:formula="of:=[.B1876]/3.4847446" office:value-type="float" office:value="0.0031323721686806" calcext:value-type="float">
            <text:p>0.003132372168681</text:p>
          </table:table-cell>
          <table:table-cell office:value-type="float" office:value="561.66322470473" calcext:value-type="float">
            <text:p>561.66322470473</text:p>
          </table:table-cell>
        </table:table-row>
        <table:table-row table:style-name="ro1">
          <table:table-cell office:value-type="float" office:value="1908.67" calcext:value-type="float">
            <text:p>1908.67</text:p>
          </table:table-cell>
          <table:table-cell office:value-type="float" office:value="0.01077902" calcext:value-type="float">
            <text:p>0.01077902</text:p>
          </table:table-cell>
          <table:table-cell table:formula="of:=[.B1877]/3.4847446" office:value-type="float" office:value="0.00309320229666186" calcext:value-type="float">
            <text:p>0.003093202296662</text:p>
          </table:table-cell>
          <table:table-cell office:value-type="float" office:value="561.67419728227" calcext:value-type="float">
            <text:p>561.67419728227</text:p>
          </table:table-cell>
        </table:table-row>
        <table:table-row table:style-name="ro1">
          <table:table-cell office:value-type="float" office:value="1909.69" calcext:value-type="float">
            <text:p>1909.69</text:p>
          </table:table-cell>
          <table:table-cell office:value-type="float" office:value="0.010654374" calcext:value-type="float">
            <text:p>0.010654374</text:p>
          </table:table-cell>
          <table:table-cell table:formula="of:=[.B1878]/3.4847446" office:value-type="float" office:value="0.00305743324776226" calcext:value-type="float">
            <text:p>0.003057433247762</text:p>
          </table:table-cell>
          <table:table-cell office:value-type="float" office:value="561.68504297486" calcext:value-type="float">
            <text:p>561.68504297486</text:p>
          </table:table-cell>
        </table:table-row>
        <table:table-row table:style-name="ro1">
          <table:table-cell office:value-type="float" office:value="1910.71" calcext:value-type="float">
            <text:p>1910.71</text:p>
          </table:table-cell>
          <table:table-cell office:value-type="float" office:value="0.01054807" calcext:value-type="float">
            <text:p>0.01054807</text:p>
          </table:table-cell>
          <table:table-cell table:formula="of:=[.B1879]/3.4847446" office:value-type="float" office:value="0.00302692771229203" calcext:value-type="float">
            <text:p>0.003026927712292</text:p>
          </table:table-cell>
          <table:table-cell office:value-type="float" office:value="561.69578045492" calcext:value-type="float">
            <text:p>561.69578045492</text:p>
          </table:table-cell>
        </table:table-row>
        <table:table-row table:style-name="ro1">
          <table:table-cell office:value-type="float" office:value="1911.72" calcext:value-type="float">
            <text:p>1911.72</text:p>
          </table:table-cell>
          <table:table-cell office:value-type="float" office:value="0.010467706" calcext:value-type="float">
            <text:p>0.010467706</text:p>
          </table:table-cell>
          <table:table-cell table:formula="of:=[.B1880]/3.4847446" office:value-type="float" office:value="0.00300386605090083" calcext:value-type="float">
            <text:p>0.003003866050901</text:p>
          </table:table-cell>
          <table:table-cell office:value-type="float" office:value="561.70643612815" calcext:value-type="float">
            <text:p>561.70643612815</text:p>
          </table:table-cell>
        </table:table-row>
        <table:table-row table:style-name="ro1">
          <table:table-cell office:value-type="float" office:value="1912.74" calcext:value-type="float">
            <text:p>1912.74</text:p>
          </table:table-cell>
          <table:table-cell office:value-type="float" office:value="0.010419307" calcext:value-type="float">
            <text:p>0.010419307</text:p>
          </table:table-cell>
          <table:table-cell table:formula="of:=[.B1881]/3.4847446" office:value-type="float" office:value="0.00298997722817334" calcext:value-type="float">
            <text:p>0.002989977228173</text:p>
          </table:table-cell>
          <table:table-cell office:value-type="float" office:value="561.71704253257" calcext:value-type="float">
            <text:p>561.71704253257</text:p>
          </table:table-cell>
        </table:table-row>
        <table:table-row table:style-name="ro1">
          <table:table-cell office:value-type="float" office:value="1913.76" calcext:value-type="float">
            <text:p>1913.76</text:p>
          </table:table-cell>
          <table:table-cell office:value-type="float" office:value="0.010404819" calcext:value-type="float">
            <text:p>0.010404819</text:p>
          </table:table-cell>
          <table:table-cell table:formula="of:=[.B1882]/3.4847446" office:value-type="float" office:value="0.00298581967814801" calcext:value-type="float">
            <text:p>0.002985819678148</text:p>
          </table:table-cell>
          <table:table-cell office:value-type="float" office:value="561.72763418955" calcext:value-type="float">
            <text:p>561.72763418955</text:p>
          </table:table-cell>
        </table:table-row>
        <table:table-row table:style-name="ro1">
          <table:table-cell office:value-type="float" office:value="1914.78" calcext:value-type="float">
            <text:p>1914.78</text:p>
          </table:table-cell>
          <table:table-cell office:value-type="float" office:value="0.010420693" calcext:value-type="float">
            <text:p>0.010420693</text:p>
          </table:table-cell>
          <table:table-cell table:formula="of:=[.B1883]/3.4847446" office:value-type="float" office:value="0.00299037496176908" calcext:value-type="float">
            <text:p>0.002990374961769</text:p>
          </table:table-cell>
          <table:table-cell office:value-type="float" office:value="561.73824200495" calcext:value-type="float">
            <text:p>561.73824200495</text:p>
          </table:table-cell>
        </table:table-row>
        <table:table-row table:style-name="ro1">
          <table:table-cell office:value-type="float" office:value="1915.79" calcext:value-type="float">
            <text:p>1915.79</text:p>
          </table:table-cell>
          <table:table-cell office:value-type="float" office:value="0.010458066" calcext:value-type="float">
            <text:p>0.010458066</text:p>
          </table:table-cell>
          <table:table-cell table:formula="of:=[.B1884]/3.4847446" office:value-type="float" office:value="0.00300109970756537" calcext:value-type="float">
            <text:p>0.003001099707565</text:p>
          </table:table-cell>
          <table:table-cell office:value-type="float" office:value="561.74888786439" calcext:value-type="float">
            <text:p>561.74888786439</text:p>
          </table:table-cell>
        </table:table-row>
        <table:table-row table:style-name="ro1">
          <table:table-cell office:value-type="float" office:value="1916.81" calcext:value-type="float">
            <text:p>1916.81</text:p>
          </table:table-cell>
          <table:table-cell office:value-type="float" office:value="0.010504546" calcext:value-type="float">
            <text:p>0.010504546</text:p>
          </table:table-cell>
          <table:table-cell table:formula="of:=[.B1885]/3.4847446" office:value-type="float" office:value="0.00301443784431146" calcext:value-type="float">
            <text:p>0.003014437844311</text:p>
          </table:table-cell>
          <table:table-cell office:value-type="float" office:value="561.75958103848" calcext:value-type="float">
            <text:p>561.75958103848</text:p>
          </table:table-cell>
        </table:table-row>
        <table:table-row table:style-name="ro1">
          <table:table-cell office:value-type="float" office:value="1917.83" calcext:value-type="float">
            <text:p>1917.83</text:p>
          </table:table-cell>
          <table:table-cell office:value-type="float" office:value="0.010546999" calcext:value-type="float">
            <text:p>0.010546999</text:p>
          </table:table-cell>
          <table:table-cell table:formula="of:=[.B1886]/3.4847446" office:value-type="float" office:value="0.00302662037269532" calcext:value-type="float">
            <text:p>0.003026620372695</text:p>
          </table:table-cell>
          <table:table-cell office:value-type="float" office:value="561.77031742811" calcext:value-type="float">
            <text:p>561.77031742811</text:p>
          </table:table-cell>
        </table:table-row>
        <table:table-row table:style-name="ro1">
          <table:table-cell office:value-type="float" office:value="1918.85" calcext:value-type="float">
            <text:p>1918.85</text:p>
          </table:table-cell>
          <table:table-cell office:value-type="float" office:value="0.010574451" calcext:value-type="float">
            <text:p>0.010574451</text:p>
          </table:table-cell>
          <table:table-cell table:formula="of:=[.B1887]/3.4847446" office:value-type="float" office:value="0.00303449813796971" calcext:value-type="float">
            <text:p>0.00303449813797</text:p>
          </table:table-cell>
          <table:table-cell office:value-type="float" office:value="561.78108176312" calcext:value-type="float">
            <text:p>561.78108176312</text:p>
          </table:table-cell>
        </table:table-row>
        <table:table-row table:style-name="ro1">
          <table:table-cell office:value-type="float" office:value="1919.87" calcext:value-type="float">
            <text:p>1919.87</text:p>
          </table:table-cell>
          <table:table-cell office:value-type="float" office:value="0.010580216" calcext:value-type="float">
            <text:p>0.010580216</text:p>
          </table:table-cell>
          <table:table-cell table:formula="of:=[.B1888]/3.4847446" office:value-type="float" office:value="0.00303615249163454" calcext:value-type="float">
            <text:p>0.003036152491635</text:p>
          </table:table-cell>
          <table:table-cell office:value-type="float" office:value="561.79185196658" calcext:value-type="float">
            <text:p>561.79185196658</text:p>
          </table:table-cell>
        </table:table-row>
        <table:table-row table:style-name="ro1">
          <table:table-cell office:value-type="float" office:value="1920.88" calcext:value-type="float">
            <text:p>1920.88</text:p>
          </table:table-cell>
          <table:table-cell office:value-type="float" office:value="0.010562699" calcext:value-type="float">
            <text:p>0.010562699</text:p>
          </table:table-cell>
          <table:table-cell table:formula="of:=[.B1889]/3.4847446" office:value-type="float" office:value="0.00303112572439312" calcext:value-type="float">
            <text:p>0.003031125724393</text:p>
          </table:table-cell>
          <table:table-cell office:value-type="float" office:value="561.80260433832" calcext:value-type="float">
            <text:p>561.80260433832</text:p>
          </table:table-cell>
        </table:table-row>
        <table:table-row table:style-name="ro1">
          <table:table-cell office:value-type="float" office:value="1921.9" calcext:value-type="float">
            <text:p>1921.9</text:p>
          </table:table-cell>
          <table:table-cell office:value-type="float" office:value="0.010524839" calcext:value-type="float">
            <text:p>0.010524839</text:p>
          </table:table-cell>
          <table:table-cell table:formula="of:=[.B1890]/3.4847446" office:value-type="float" office:value="0.00302026122660467" calcext:value-type="float">
            <text:p>0.003020261226605</text:p>
          </table:table-cell>
          <table:table-cell office:value-type="float" office:value="561.8133181698" calcext:value-type="float">
            <text:p>561.8133181698</text:p>
          </table:table-cell>
        </table:table-row>
        <table:table-row table:style-name="ro1">
          <table:table-cell office:value-type="float" office:value="1922.92" calcext:value-type="float">
            <text:p>1922.92</text:p>
          </table:table-cell>
          <table:table-cell office:value-type="float" office:value="0.010472611" calcext:value-type="float">
            <text:p>0.010472611</text:p>
          </table:table-cell>
          <table:table-cell table:formula="of:=[.B1891]/3.4847446" office:value-type="float" office:value="0.00300527361460005" calcext:value-type="float">
            <text:p>0.0030052736146</text:p>
          </table:table-cell>
          <table:table-cell office:value-type="float" office:value="561.82397883634" calcext:value-type="float">
            <text:p>561.82397883634</text:p>
          </table:table-cell>
        </table:table-row>
        <table:table-row table:style-name="ro1">
          <table:table-cell office:value-type="float" office:value="1923.94" calcext:value-type="float">
            <text:p>1923.94</text:p>
          </table:table-cell>
          <table:table-cell office:value-type="float" office:value="0.010413267" calcext:value-type="float">
            <text:p>0.010413267</text:p>
          </table:table-cell>
          <table:table-cell table:formula="of:=[.B1892]/3.4847446" office:value-type="float" office:value="0.00298824395911253" calcext:value-type="float">
            <text:p>0.002988243959113</text:p>
          </table:table-cell>
          <table:table-cell office:value-type="float" office:value="561.83457909229" calcext:value-type="float">
            <text:p>561.83457909229</text:p>
          </table:table-cell>
        </table:table-row>
        <table:table-row table:style-name="ro1">
          <table:table-cell office:value-type="float" office:value="1924.96" calcext:value-type="float">
            <text:p>1924.96</text:p>
          </table:table-cell>
          <table:table-cell office:value-type="float" office:value="0.010353897" calcext:value-type="float">
            <text:p>0.010353897</text:p>
          </table:table-cell>
          <table:table-cell table:formula="of:=[.B1893]/3.4847446" office:value-type="float" office:value="0.00297120684253302" calcext:value-type="float">
            <text:p>0.002971206842533</text:p>
          </table:table-cell>
          <table:table-cell office:value-type="float" office:value="561.8451189127" calcext:value-type="float">
            <text:p>561.8451189127</text:p>
          </table:table-cell>
        </table:table-row>
        <table:table-row table:style-name="ro1">
          <table:table-cell office:value-type="float" office:value="1925.97" calcext:value-type="float">
            <text:p>1925.97</text:p>
          </table:table-cell>
          <table:table-cell office:value-type="float" office:value="0.010300655" calcext:value-type="float">
            <text:p>0.010300655</text:p>
          </table:table-cell>
          <table:table-cell table:formula="of:=[.B1894]/3.4847446" office:value-type="float" office:value="0.00295592824794104" calcext:value-type="float">
            <text:p>0.002955928247941</text:p>
          </table:table-cell>
          <table:table-cell office:value-type="float" office:value="561.85560453483" calcext:value-type="float">
            <text:p>561.85560453483</text:p>
          </table:table-cell>
        </table:table-row>
        <table:table-row table:style-name="ro1">
          <table:table-cell office:value-type="float" office:value="1926.99" calcext:value-type="float">
            <text:p>1926.99</text:p>
          </table:table-cell>
          <table:table-cell office:value-type="float" office:value="0.010258531" calcext:value-type="float">
            <text:p>0.010258531</text:p>
          </table:table-cell>
          <table:table-cell table:formula="of:=[.B1895]/3.4847446" office:value-type="float" office:value="0.00294384013106728" calcext:value-type="float">
            <text:p>0.002943840131067</text:p>
          </table:table-cell>
          <table:table-cell office:value-type="float" office:value="561.86604727716" calcext:value-type="float">
            <text:p>561.86604727716</text:p>
          </table:table-cell>
        </table:table-row>
        <table:table-row table:style-name="ro1">
          <table:table-cell office:value-type="float" office:value="1928.01" calcext:value-type="float">
            <text:p>1928.01</text:p>
          </table:table-cell>
          <table:table-cell office:value-type="float" office:value="0.010231365" calcext:value-type="float">
            <text:p>0.010231365</text:p>
          </table:table-cell>
          <table:table-cell table:formula="of:=[.B1896]/3.4847446" office:value-type="float" office:value="0.00293604443780471" calcext:value-type="float">
            <text:p>0.002936044437805</text:p>
          </table:table-cell>
          <table:table-cell office:value-type="float" office:value="561.87646236476" calcext:value-type="float">
            <text:p>561.87646236476</text:p>
          </table:table-cell>
        </table:table-row>
        <table:table-row table:style-name="ro1">
          <table:table-cell office:value-type="float" office:value="1929.03" calcext:value-type="float">
            <text:p>1929.03</text:p>
          </table:table-cell>
          <table:table-cell office:value-type="float" office:value="0.010221693" calcext:value-type="float">
            <text:p>0.010221693</text:p>
          </table:table-cell>
          <table:table-cell table:formula="of:=[.B1897]/3.4847446" office:value-type="float" office:value="0.00293326891158681" calcext:value-type="float">
            <text:p>0.002933268911587</text:p>
          </table:table-cell>
          <table:table-cell office:value-type="float" office:value="561.88686760752" calcext:value-type="float">
            <text:p>561.88686760752</text:p>
          </table:table-cell>
        </table:table-row>
        <table:table-row table:style-name="ro1">
          <table:table-cell office:value-type="float" office:value="1930.05" calcext:value-type="float">
            <text:p>1930.05</text:p>
          </table:table-cell>
          <table:table-cell office:value-type="float" office:value="0.01023029" calcext:value-type="float">
            <text:p>0.01023029</text:p>
          </table:table-cell>
          <table:table-cell table:formula="of:=[.B1898]/3.4847446" office:value-type="float" office:value="0.0029357359503477" calcext:value-type="float">
            <text:p>0.002935735950348</text:p>
          </table:table-cell>
          <table:table-cell office:value-type="float" office:value="561.89728160083" calcext:value-type="float">
            <text:p>561.89728160083</text:p>
          </table:table-cell>
        </table:table-row>
        <table:table-row table:style-name="ro1">
          <table:table-cell office:value-type="float" office:value="1931.06" calcext:value-type="float">
            <text:p>1931.06</text:p>
          </table:table-cell>
          <table:table-cell office:value-type="float" office:value="0.010255508" calcext:value-type="float">
            <text:p>0.010255508</text:p>
          </table:table-cell>
          <table:table-cell table:formula="of:=[.B1899]/3.4847446" office:value-type="float" office:value="0.00294297263564165" calcext:value-type="float">
            <text:p>0.002942972635642</text:p>
          </table:table-cell>
          <table:table-cell office:value-type="float" office:value="561.90772126592" calcext:value-type="float">
            <text:p>561.90772126592</text:p>
          </table:table-cell>
        </table:table-row>
        <table:table-row table:style-name="ro1">
          <table:table-cell office:value-type="float" office:value="1932.08" calcext:value-type="float">
            <text:p>1932.08</text:p>
          </table:table-cell>
          <table:table-cell office:value-type="float" office:value="0.010292862" calcext:value-type="float">
            <text:p>0.010292862</text:p>
          </table:table-cell>
          <table:table-cell table:formula="of:=[.B1900]/3.4847446" office:value-type="float" office:value="0.00295369192910149" calcext:value-type="float">
            <text:p>0.002953691929101</text:p>
          </table:table-cell>
          <table:table-cell office:value-type="float" office:value="561.91819895555" calcext:value-type="float">
            <text:p>561.91819895555</text:p>
          </table:table-cell>
        </table:table-row>
        <table:table-row table:style-name="ro1">
          <table:table-cell office:value-type="float" office:value="1933.1" calcext:value-type="float">
            <text:p>1933.1</text:p>
          </table:table-cell>
          <table:table-cell office:value-type="float" office:value="0.010335262" calcext:value-type="float">
            <text:p>0.010335262</text:p>
          </table:table-cell>
          <table:table-cell table:formula="of:=[.B1901]/3.4847446" office:value-type="float" office:value="0.00296585924833631" calcext:value-type="float">
            <text:p>0.002965859248336</text:p>
          </table:table-cell>
          <table:table-cell office:value-type="float" office:value="561.92871980666" calcext:value-type="float">
            <text:p>561.92871980666</text:p>
          </table:table-cell>
        </table:table-row>
        <table:table-row table:style-name="ro1">
          <table:table-cell office:value-type="float" office:value="1934.12" calcext:value-type="float">
            <text:p>1934.12</text:p>
          </table:table-cell>
          <table:table-cell office:value-type="float" office:value="0.010374169" calcext:value-type="float">
            <text:p>0.010374169</text:p>
          </table:table-cell>
          <table:table-cell table:formula="of:=[.B1902]/3.4847446" office:value-type="float" office:value="0.00297702419855963" calcext:value-type="float">
            <text:p>0.00297702419856</text:p>
          </table:table-cell>
          <table:table-cell office:value-type="float" office:value="561.93928026268" calcext:value-type="float">
            <text:p>561.93928026268</text:p>
          </table:table-cell>
        </table:table-row>
        <table:table-row table:style-name="ro1">
          <table:table-cell office:value-type="float" office:value="1935.14" calcext:value-type="float">
            <text:p>1935.14</text:p>
          </table:table-cell>
          <table:table-cell office:value-type="float" office:value="0.010401498" calcext:value-type="float">
            <text:p>0.010401498</text:p>
          </table:table-cell>
          <table:table-cell table:formula="of:=[.B1903]/3.4847446" office:value-type="float" office:value="0.00298486666712964" calcext:value-type="float">
            <text:p>0.00298486666713</text:p>
          </table:table-cell>
          <table:table-cell office:value-type="float" office:value="561.94986853912" calcext:value-type="float">
            <text:p>561.94986853912</text:p>
          </table:table-cell>
        </table:table-row>
        <table:table-row table:style-name="ro1">
          <table:table-cell office:value-type="float" office:value="1936.15" calcext:value-type="float">
            <text:p>1936.15</text:p>
          </table:table-cell>
          <table:table-cell office:value-type="float" office:value="0.010411765" calcext:value-type="float">
            <text:p>0.010411765</text:p>
          </table:table-cell>
          <table:table-cell table:formula="of:=[.B1904]/3.4847446" office:value-type="float" office:value="0.00298781293756793" calcext:value-type="float">
            <text:p>0.002987812937568</text:p>
          </table:table-cell>
          <table:table-cell office:value-type="float" office:value="561.96046726657" calcext:value-type="float">
            <text:p>561.96046726657</text:p>
          </table:table-cell>
        </table:table-row>
        <table:table-row table:style-name="ro1">
          <table:table-cell office:value-type="float" office:value="1937.17" calcext:value-type="float">
            <text:p>1937.17</text:p>
          </table:table-cell>
          <table:table-cell office:value-type="float" office:value="0.01040372" calcext:value-type="float">
            <text:p>0.01040372</text:p>
          </table:table-cell>
          <table:table-cell table:formula="of:=[.B1905]/3.4847446" office:value-type="float" office:value="0.00298550430352916" calcext:value-type="float">
            <text:p>0.002985504303529</text:p>
          </table:table-cell>
          <table:table-cell office:value-type="float" office:value="561.97105780438" calcext:value-type="float">
            <text:p>561.97105780438</text:p>
          </table:table-cell>
        </table:table-row>
        <table:table-row table:style-name="ro1">
          <table:table-cell office:value-type="float" office:value="1938.19" calcext:value-type="float">
            <text:p>1938.19</text:p>
          </table:table-cell>
          <table:table-cell office:value-type="float" office:value="0.010380862" calcext:value-type="float">
            <text:p>0.010380862</text:p>
          </table:table-cell>
          <table:table-cell table:formula="of:=[.B1906]/3.4847446" office:value-type="float" office:value="0.00297894485581526" calcext:value-type="float">
            <text:p>0.002978944855815</text:p>
          </table:table-cell>
          <table:table-cell office:value-type="float" office:value="561.98162507405" calcext:value-type="float">
            <text:p>561.98162507405</text:p>
          </table:table-cell>
        </table:table-row>
        <table:table-row table:style-name="ro1">
          <table:table-cell office:value-type="float" office:value="1939.21" calcext:value-type="float">
            <text:p>1939.21</text:p>
          </table:table-cell>
          <table:table-cell office:value-type="float" office:value="0.010350554" calcext:value-type="float">
            <text:p>0.010350554</text:p>
          </table:table-cell>
          <table:table-cell table:formula="of:=[.B1907]/3.4847446" office:value-type="float" office:value="0.00297024751828298" calcext:value-type="float">
            <text:p>0.002970247518283</text:p>
          </table:table-cell>
          <table:table-cell office:value-type="float" office:value="561.99216149113" calcext:value-type="float">
            <text:p>561.99216149113</text:p>
          </table:table-cell>
        </table:table-row>
        <table:table-row table:style-name="ro1">
          <table:table-cell office:value-type="float" office:value="1940.23" calcext:value-type="float">
            <text:p>1940.23</text:p>
          </table:table-cell>
          <table:table-cell office:value-type="float" office:value="0.010321969" calcext:value-type="float">
            <text:p>0.010321969</text:p>
          </table:table-cell>
          <table:table-cell table:formula="of:=[.B1908]/3.4847446" office:value-type="float" office:value="0.00296204462157715" calcext:value-type="float">
            <text:p>0.002962044621577</text:p>
          </table:table-cell>
          <table:table-cell office:value-type="float" office:value="562.00266881" calcext:value-type="float">
            <text:p>562.00266881</text:p>
          </table:table-cell>
        </table:table-row>
        <table:table-row table:style-name="ro1">
          <table:table-cell office:value-type="float" office:value="1941.24" calcext:value-type="float">
            <text:p>1941.24</text:p>
          </table:table-cell>
          <table:table-cell office:value-type="float" office:value="0.010303535" calcext:value-type="float">
            <text:p>0.010303535</text:p>
          </table:table-cell>
          <table:table-cell table:formula="of:=[.B1909]/3.4847446" office:value-type="float" office:value="0.00295675470736076" calcext:value-type="float">
            <text:p>0.002956754707361</text:p>
          </table:table-cell>
          <table:table-cell office:value-type="float" office:value="562.01315736359" calcext:value-type="float">
            <text:p>562.01315736359</text:p>
          </table:table-cell>
        </table:table-row>
        <table:table-row table:style-name="ro1">
          <table:table-cell office:value-type="float" office:value="1942.26" calcext:value-type="float">
            <text:p>1942.26</text:p>
          </table:table-cell>
          <table:table-cell office:value-type="float" office:value="0.010300699" calcext:value-type="float">
            <text:p>0.010300699</text:p>
          </table:table-cell>
          <table:table-cell table:formula="of:=[.B1910]/3.4847446" office:value-type="float" office:value="0.0029559408744044" calcext:value-type="float">
            <text:p>0.002955940874404</text:p>
          </table:table-cell>
          <table:table-cell office:value-type="float" office:value="562.0236430304" calcext:value-type="float">
            <text:p>562.0236430304</text:p>
          </table:table-cell>
        </table:table-row>
        <table:table-row table:style-name="ro1">
          <table:table-cell office:value-type="float" office:value="1943.28" calcext:value-type="float">
            <text:p>1943.28</text:p>
          </table:table-cell>
          <table:table-cell office:value-type="float" office:value="0.010314723" calcext:value-type="float">
            <text:p>0.010314723</text:p>
          </table:table-cell>
          <table:table-cell table:formula="of:=[.B1911]/3.4847446" office:value-type="float" office:value="0.00295996527263433" calcext:value-type="float">
            <text:p>0.002959965272634</text:p>
          </table:table-cell>
          <table:table-cell office:value-type="float" office:value="562.034142973" calcext:value-type="float">
            <text:p>562.034142973</text:p>
          </table:table-cell>
        </table:table-row>
        <table:table-row table:style-name="ro1">
          <table:table-cell office:value-type="float" office:value="1944.3" calcext:value-type="float">
            <text:p>1944.3</text:p>
          </table:table-cell>
          <table:table-cell office:value-type="float" office:value="0.010342809" calcext:value-type="float">
            <text:p>0.010342809</text:p>
          </table:table-cell>
          <table:table-cell table:formula="of:=[.B1912]/3.4847446" office:value-type="float" office:value="0.00296802497376709" calcext:value-type="float">
            <text:p>0.002968024973767</text:p>
          </table:table-cell>
          <table:table-cell office:value-type="float" office:value="562.04467150605" calcext:value-type="float">
            <text:p>562.04467150605</text:p>
          </table:table-cell>
        </table:table-row>
        <table:table-row table:style-name="ro1">
          <table:table-cell office:value-type="float" office:value="1945.32" calcext:value-type="float">
            <text:p>1945.32</text:p>
          </table:table-cell>
          <table:table-cell office:value-type="float" office:value="0.010379388" calcext:value-type="float">
            <text:p>0.010379388</text:p>
          </table:table-cell>
          <table:table-cell table:formula="of:=[.B1913]/3.4847446" office:value-type="float" office:value="0.0029785218692928" calcext:value-type="float">
            <text:p>0.002978521869293</text:p>
          </table:table-cell>
          <table:table-cell office:value-type="float" office:value="562.05523727491" calcext:value-type="float">
            <text:p>562.05523727491</text:p>
          </table:table-cell>
        </table:table-row>
        <table:table-row table:style-name="ro1">
          <table:table-cell office:value-type="float" office:value="1946.33" calcext:value-type="float">
            <text:p>1946.33</text:p>
          </table:table-cell>
          <table:table-cell office:value-type="float" office:value="0.010418007" calcext:value-type="float">
            <text:p>0.010418007</text:p>
          </table:table-cell>
          <table:table-cell table:formula="of:=[.B1914]/3.4847446" office:value-type="float" office:value="0.00298960417357416" calcext:value-type="float">
            <text:p>0.002989604173574</text:p>
          </table:table-cell>
          <table:table-cell office:value-type="float" office:value="562.06584235613" calcext:value-type="float">
            <text:p>562.06584235613</text:p>
          </table:table-cell>
        </table:table-row>
        <table:table-row table:style-name="ro1">
          <table:table-cell office:value-type="float" office:value="1947.35" calcext:value-type="float">
            <text:p>1947.35</text:p>
          </table:table-cell>
          <table:table-cell office:value-type="float" office:value="0.010453111" calcext:value-type="float">
            <text:p>0.010453111</text:p>
          </table:table-cell>
          <table:table-cell table:formula="of:=[.B1915]/3.4847446" office:value-type="float" office:value="0.00299967779561234" calcext:value-type="float">
            <text:p>0.002999677795612</text:p>
          </table:table-cell>
          <table:table-cell office:value-type="float" office:value="562.07648317162" calcext:value-type="float">
            <text:p>562.07648317162</text:p>
          </table:table-cell>
        </table:table-row>
        <table:table-row table:style-name="ro1">
          <table:table-cell office:value-type="float" office:value="1948.37" calcext:value-type="float">
            <text:p>1948.37</text:p>
          </table:table-cell>
          <table:table-cell office:value-type="float" office:value="0.010481137" calcext:value-type="float">
            <text:p>0.010481137</text:p>
          </table:table-cell>
          <table:table-cell table:formula="of:=[.B1916]/3.4847446" office:value-type="float" office:value="0.00300772027884052" calcext:value-type="float">
            <text:p>0.003007720278841</text:p>
          </table:table-cell>
          <table:table-cell office:value-type="float" office:value="562.08715251669" calcext:value-type="float">
            <text:p>562.08715251669</text:p>
          </table:table-cell>
        </table:table-row>
        <table:table-row table:style-name="ro1">
          <table:table-cell office:value-type="float" office:value="1949.39" calcext:value-type="float">
            <text:p>1949.39</text:p>
          </table:table-cell>
          <table:table-cell office:value-type="float" office:value="0.010500664" calcext:value-type="float">
            <text:p>0.010500664</text:p>
          </table:table-cell>
          <table:table-cell table:formula="of:=[.B1917]/3.4847446" office:value-type="float" office:value="0.00301332384588529" calcext:value-type="float">
            <text:p>0.003013323845885</text:p>
          </table:table-cell>
          <table:table-cell office:value-type="float" office:value="562.09784173931" calcext:value-type="float">
            <text:p>562.09784173931</text:p>
          </table:table-cell>
        </table:table-row>
        <table:table-row table:style-name="ro1">
          <table:table-cell office:value-type="float" office:value="1950.41" calcext:value-type="float">
            <text:p>1950.41</text:p>
          </table:table-cell>
          <table:table-cell office:value-type="float" office:value="0.010511732" calcext:value-type="float">
            <text:p>0.010511732</text:p>
          </table:table-cell>
          <table:table-cell table:formula="of:=[.B1918]/3.4847446" office:value-type="float" office:value="0.0030164999753497" calcext:value-type="float">
            <text:p>0.00301649997535</text:p>
          </table:table-cell>
          <table:table-cell office:value-type="float" office:value="562.1085422292" calcext:value-type="float">
            <text:p>562.1085422292</text:p>
          </table:table-cell>
        </table:table-row>
        <table:table-row table:style-name="ro1">
          <table:table-cell office:value-type="float" office:value="1951.42" calcext:value-type="float">
            <text:p>1951.42</text:p>
          </table:table-cell>
          <table:table-cell office:value-type="float" office:value="0.010514743" calcext:value-type="float">
            <text:p>0.010514743</text:p>
          </table:table-cell>
          <table:table-cell table:formula="of:=[.B1919]/3.4847446" office:value-type="float" office:value="0.00301736402719442" calcext:value-type="float">
            <text:p>0.003017364027194</text:p>
          </table:table-cell>
          <table:table-cell office:value-type="float" office:value="562.11924578392" calcext:value-type="float">
            <text:p>562.11924578392</text:p>
          </table:table-cell>
        </table:table-row>
        <table:table-row table:style-name="ro1">
          <table:table-cell office:value-type="float" office:value="1952.44" calcext:value-type="float">
            <text:p>1952.44</text:p>
          </table:table-cell>
          <table:table-cell office:value-type="float" office:value="0.010509425" calcext:value-type="float">
            <text:p>0.010509425</text:p>
          </table:table-cell>
          <table:table-cell table:formula="of:=[.B1920]/3.4847446" office:value-type="float" office:value="0.00301583794691869" calcext:value-type="float">
            <text:p>0.003015837946919</text:p>
          </table:table-cell>
          <table:table-cell office:value-type="float" office:value="562.12994392523" calcext:value-type="float">
            <text:p>562.12994392523</text:p>
          </table:table-cell>
        </table:table-row>
        <table:table-row table:style-name="ro1">
          <table:table-cell office:value-type="float" office:value="1953.46" calcext:value-type="float">
            <text:p>1953.46</text:p>
          </table:table-cell>
          <table:table-cell office:value-type="float" office:value="0.010494276" calcext:value-type="float">
            <text:p>0.010494276</text:p>
          </table:table-cell>
          <table:table-cell table:formula="of:=[.B1921]/3.4847446" office:value-type="float" office:value="0.00301149071297793" calcext:value-type="float">
            <text:p>0.003011490712978</text:p>
          </table:table-cell>
          <table:table-cell office:value-type="float" office:value="562.14062664518" calcext:value-type="float">
            <text:p>562.14062664518</text:p>
          </table:table-cell>
        </table:table-row>
        <table:table-row table:style-name="ro1">
          <table:table-cell office:value-type="float" office:value="1954.48" calcext:value-type="float">
            <text:p>1954.48</text:p>
          </table:table-cell>
          <table:table-cell office:value-type="float" office:value="0.010466648" calcext:value-type="float">
            <text:p>0.010466648</text:p>
          </table:table-cell>
          <table:table-cell table:formula="of:=[.B1922]/3.4847446" office:value-type="float" office:value="0.00300356244185011" calcext:value-type="float">
            <text:p>0.00300356244185</text:p>
          </table:table-cell>
          <table:table-cell office:value-type="float" office:value="562.15128124167" calcext:value-type="float">
            <text:p>562.15128124167</text:p>
          </table:table-cell>
        </table:table-row>
        <table:table-row table:style-name="ro1">
          <table:table-cell office:value-type="float" office:value="1955.5" calcext:value-type="float">
            <text:p>1955.5</text:p>
          </table:table-cell>
          <table:table-cell office:value-type="float" office:value="0.010423424" calcext:value-type="float">
            <text:p>0.010423424</text:p>
          </table:table-cell>
          <table:table-cell table:formula="of:=[.B1923]/3.4847446" office:value-type="float" office:value="0.00299115866339243" calcext:value-type="float">
            <text:p>0.002991158663392</text:p>
          </table:table-cell>
          <table:table-cell office:value-type="float" office:value="562.16189183758" calcext:value-type="float">
            <text:p>562.16189183758</text:p>
          </table:table-cell>
        </table:table-row>
        <table:table-row table:style-name="ro1">
          <table:table-cell office:value-type="float" office:value="1956.51" calcext:value-type="float">
            <text:p>1956.51</text:p>
          </table:table-cell>
          <table:table-cell office:value-type="float" office:value="0.010362031" calcext:value-type="float">
            <text:p>0.010362031</text:p>
          </table:table-cell>
          <table:table-cell table:formula="of:=[.B1924]/3.4847446" office:value-type="float" office:value="0.00297354101646359" calcext:value-type="float">
            <text:p>0.002973541016464</text:p>
          </table:table-cell>
          <table:table-cell office:value-type="float" office:value="562.1724399382" calcext:value-type="float">
            <text:p>562.1724399382</text:p>
          </table:table-cell>
        </table:table-row>
        <table:table-row table:style-name="ro1">
          <table:table-cell office:value-type="float" office:value="1957.53" calcext:value-type="float">
            <text:p>1957.53</text:p>
          </table:table-cell>
          <table:table-cell office:value-type="float" office:value="0.010281523" calcext:value-type="float">
            <text:p>0.010281523</text:p>
          </table:table-cell>
          <table:table-cell table:formula="of:=[.B1925]/3.4847446" office:value-type="float" office:value="0.00295043803210141" calcext:value-type="float">
            <text:p>0.002950438032101</text:p>
          </table:table-cell>
          <table:table-cell office:value-type="float" office:value="562.18290608518" calcext:value-type="float">
            <text:p>562.18290608518</text:p>
          </table:table-cell>
        </table:table-row>
        <table:table-row table:style-name="ro1">
          <table:table-cell office:value-type="float" office:value="1958.55" calcext:value-type="float">
            <text:p>1958.55</text:p>
          </table:table-cell>
          <table:table-cell office:value-type="float" office:value="0.010183463" calcext:value-type="float">
            <text:p>0.010183463</text:p>
          </table:table-cell>
          <table:table-cell table:formula="of:=[.B1926]/3.4847446" office:value-type="float" office:value="0.00292229823672013" calcext:value-type="float">
            <text:p>0.00292229823672</text:p>
          </table:table-cell>
          <table:table-cell office:value-type="float" office:value="562.19327241095" calcext:value-type="float">
            <text:p>562.19327241095</text:p>
          </table:table-cell>
        </table:table-row>
        <table:table-row table:style-name="ro1">
          <table:table-cell office:value-type="float" office:value="1959.57" calcext:value-type="float">
            <text:p>1959.57</text:p>
          </table:table-cell>
          <table:table-cell office:value-type="float" office:value="0.010072452" calcext:value-type="float">
            <text:p>0.010072452</text:p>
          </table:table-cell>
          <table:table-cell table:formula="of:=[.B1927]/3.4847446" office:value-type="float" office:value="0.00289044195663579" calcext:value-type="float">
            <text:p>0.002890441956636</text:p>
          </table:table-cell>
          <table:table-cell office:value-type="float" office:value="562.20352573228" calcext:value-type="float">
            <text:p>562.20352573228</text:p>
          </table:table-cell>
        </table:table-row>
        <table:table-row table:style-name="ro1">
          <table:table-cell office:value-type="float" office:value="1960.58" calcext:value-type="float">
            <text:p>1960.58</text:p>
          </table:table-cell>
          <table:table-cell office:value-type="float" office:value="0.0099562194" calcext:value-type="float">
            <text:p>0.0099562194</text:p>
          </table:table-cell>
          <table:table-cell table:formula="of:=[.B1928]/3.4847446" office:value-type="float" office:value="0.00285708725970908" calcext:value-type="float">
            <text:p>0.002857087259709</text:p>
          </table:table-cell>
          <table:table-cell office:value-type="float" office:value="562.21366073396" calcext:value-type="float">
            <text:p>562.21366073396</text:p>
          </table:table-cell>
        </table:table-row>
        <table:table-row table:style-name="ro1">
          <table:table-cell office:value-type="float" office:value="1961.6" calcext:value-type="float">
            <text:p>1961.6</text:p>
          </table:table-cell>
          <table:table-cell office:value-type="float" office:value="0.0098452194" calcext:value-type="float">
            <text:p>0.0098452194</text:p>
          </table:table-cell>
          <table:table-cell table:formula="of:=[.B1929]/3.4847446" office:value-type="float" office:value="0.00282523413624057" calcext:value-type="float">
            <text:p>0.002825234136241</text:p>
          </table:table-cell>
          <table:table-cell office:value-type="float" office:value="562.2236827425" calcext:value-type="float">
            <text:p>562.2236827425</text:p>
          </table:table-cell>
        </table:table-row>
        <table:table-row table:style-name="ro1">
          <table:table-cell office:value-type="float" office:value="1962.62" calcext:value-type="float">
            <text:p>1962.62</text:p>
          </table:table-cell>
          <table:table-cell office:value-type="float" office:value="0.0097516931" calcext:value-type="float">
            <text:p>0.0097516931</text:p>
          </table:table-cell>
          <table:table-cell table:formula="of:=[.B1930]/3.4847446" office:value-type="float" office:value="0.00279839535442569" calcext:value-type="float">
            <text:p>0.002798395354426</text:p>
          </table:table-cell>
          <table:table-cell office:value-type="float" office:value="562.23360954531" calcext:value-type="float">
            <text:p>562.23360954531</text:p>
          </table:table-cell>
        </table:table-row>
        <table:table-row table:style-name="ro1">
          <table:table-cell office:value-type="float" office:value="1963.64" calcext:value-type="float">
            <text:p>1963.64</text:p>
          </table:table-cell>
          <table:table-cell office:value-type="float" office:value="0.0096881733" calcext:value-type="float">
            <text:p>0.0096881733</text:p>
          </table:table-cell>
          <table:table-cell table:formula="of:=[.B1931]/3.4847446" office:value-type="float" office:value="0.00278016739017258" calcext:value-type="float">
            <text:p>0.002780167390173</text:p>
          </table:table-cell>
          <table:table-cell office:value-type="float" office:value="562.24347168763" calcext:value-type="float">
            <text:p>562.24347168763</text:p>
          </table:table-cell>
        </table:table-row>
        <table:table-row table:style-name="ro1">
          <table:table-cell office:value-type="float" office:value="1964.66" calcext:value-type="float">
            <text:p>1964.66</text:p>
          </table:table-cell>
          <table:table-cell office:value-type="float" office:value="0.009665487" calcext:value-type="float">
            <text:p>0.009665487</text:p>
          </table:table-cell>
          <table:table-cell table:formula="of:=[.B1932]/3.4847446" office:value-type="float" office:value="0.00277365721436228" calcext:value-type="float">
            <text:p>0.002773657214362</text:p>
          </table:table-cell>
          <table:table-cell office:value-type="float" office:value="562.25331073627" calcext:value-type="float">
            <text:p>562.25331073627</text:p>
          </table:table-cell>
        </table:table-row>
        <table:table-row table:style-name="ro1">
          <table:table-cell office:value-type="float" office:value="1965.67" calcext:value-type="float">
            <text:p>1965.67</text:p>
          </table:table-cell>
          <table:table-cell office:value-type="float" office:value="0.0096904681" calcext:value-type="float">
            <text:p>0.0096904681</text:p>
          </table:table-cell>
          <table:table-cell table:formula="of:=[.B1933]/3.4847446" office:value-type="float" office:value="0.00278082591762966" calcext:value-type="float">
            <text:p>0.00278082591763</text:p>
          </table:table-cell>
          <table:table-cell office:value-type="float" office:value="562.26317521461" calcext:value-type="float">
            <text:p>562.26317521461</text:p>
          </table:table-cell>
        </table:table-row>
        <table:table-row table:style-name="ro1">
          <table:table-cell office:value-type="float" office:value="1966.69" calcext:value-type="float">
            <text:p>1966.69</text:p>
          </table:table-cell>
          <table:table-cell office:value-type="float" office:value="0.0097637896" calcext:value-type="float">
            <text:p>0.0097637896</text:p>
          </table:table-cell>
          <table:table-cell table:formula="of:=[.B1934]/3.4847446" office:value-type="float" office:value="0.00280186662747106" calcext:value-type="float">
            <text:p>0.002801866627471</text:p>
          </table:table-cell>
          <table:table-cell office:value-type="float" office:value="562.27311433107" calcext:value-type="float">
            <text:p>562.27311433107</text:p>
          </table:table-cell>
        </table:table-row>
        <table:table-row table:style-name="ro1">
          <table:table-cell office:value-type="float" office:value="1967.71" calcext:value-type="float">
            <text:p>1967.71</text:p>
          </table:table-cell>
          <table:table-cell office:value-type="float" office:value="0.0098784926" calcext:value-type="float">
            <text:p>0.0098784926</text:p>
          </table:table-cell>
          <table:table-cell table:formula="of:=[.B1935]/3.4847446" office:value-type="float" office:value="0.00283478238261708" calcext:value-type="float">
            <text:p>0.002834782382617</text:p>
          </table:table-cell>
          <table:table-cell office:value-type="float" office:value="562.28317021022" calcext:value-type="float">
            <text:p>562.28317021022</text:p>
          </table:table-cell>
        </table:table-row>
        <table:table-row table:style-name="ro1">
          <table:table-cell office:value-type="float" office:value="1968.73" calcext:value-type="float">
            <text:p>1968.73</text:p>
          </table:table-cell>
          <table:table-cell office:value-type="float" office:value="0.010019822" calcext:value-type="float">
            <text:p>0.010019822</text:p>
          </table:table-cell>
          <table:table-cell table:formula="of:=[.B1936]/3.4847446" office:value-type="float" office:value="0.0028753389846705" calcext:value-type="float">
            <text:p>0.002875338984671</text:p>
          </table:table-cell>
          <table:table-cell office:value-type="float" office:value="562.29336995671" calcext:value-type="float">
            <text:p>562.29336995671</text:p>
          </table:table-cell>
        </table:table-row>
        <table:table-row table:style-name="ro1">
          <table:table-cell office:value-type="float" office:value="1969.75" calcext:value-type="float">
            <text:p>1969.75</text:p>
          </table:table-cell>
          <table:table-cell office:value-type="float" office:value="0.010166806" calcext:value-type="float">
            <text:p>0.010166806</text:p>
          </table:table-cell>
          <table:table-cell table:formula="of:=[.B1937]/3.4847446" office:value-type="float" office:value="0.00291751825944432" calcext:value-type="float">
            <text:p>0.002917518259444</text:p>
          </table:table-cell>
          <table:table-cell office:value-type="float" office:value="562.3037193266" calcext:value-type="float">
            <text:p>562.3037193266</text:p>
          </table:table-cell>
        </table:table-row>
        <table:table-row table:style-name="ro1">
          <table:table-cell office:value-type="float" office:value="1970.76" calcext:value-type="float">
            <text:p>1970.76</text:p>
          </table:table-cell>
          <table:table-cell office:value-type="float" office:value="0.010295624" calcext:value-type="float">
            <text:p>0.010295624</text:p>
          </table:table-cell>
          <table:table-cell table:formula="of:=[.B1938]/3.4847446" office:value-type="float" office:value="0.00295448452664221" calcext:value-type="float">
            <text:p>0.002954484526642</text:p>
          </table:table-cell>
          <table:table-cell office:value-type="float" office:value="562.31419982732" calcext:value-type="float">
            <text:p>562.31419982732</text:p>
          </table:table-cell>
        </table:table-row>
        <table:table-row table:style-name="ro1">
          <table:table-cell office:value-type="float" office:value="1971.78" calcext:value-type="float">
            <text:p>1971.78</text:p>
          </table:table-cell>
          <table:table-cell office:value-type="float" office:value="0.010384277" calcext:value-type="float">
            <text:p>0.010384277</text:p>
          </table:table-cell>
          <table:table-cell table:formula="of:=[.B1939]/3.4847446" office:value-type="float" office:value="0.0029799248415508" calcext:value-type="float">
            <text:p>0.002979924841551</text:p>
          </table:table-cell>
          <table:table-cell office:value-type="float" office:value="562.32477057318" calcext:value-type="float">
            <text:p>562.32477057318</text:p>
          </table:table-cell>
        </table:table-row>
        <table:table-row table:style-name="ro1">
          <table:table-cell office:value-type="float" office:value="1972.8" calcext:value-type="float">
            <text:p>1972.8</text:p>
          </table:table-cell>
          <table:table-cell office:value-type="float" office:value="0.010417566" calcext:value-type="float">
            <text:p>0.010417566</text:p>
          </table:table-cell>
          <table:table-cell table:formula="of:=[.B1940]/3.4847446" office:value-type="float" office:value="0.00298947762197551" calcext:value-type="float">
            <text:p>0.002989477621976</text:p>
          </table:table-cell>
          <table:table-cell office:value-type="float" office:value="562.33537520582" calcext:value-type="float">
            <text:p>562.33537520582</text:p>
          </table:table-cell>
        </table:table-row>
        <table:table-row table:style-name="ro1">
          <table:table-cell office:value-type="float" office:value="1973.82" calcext:value-type="float">
            <text:p>1973.82</text:p>
          </table:table-cell>
          <table:table-cell office:value-type="float" office:value="0.010391064" calcext:value-type="float">
            <text:p>0.010391064</text:p>
          </table:table-cell>
          <table:table-cell table:formula="of:=[.B1941]/3.4847446" office:value-type="float" office:value="0.0029818724735236" calcext:value-type="float">
            <text:p>0.002981872473524</text:p>
          </table:table-cell>
          <table:table-cell office:value-type="float" office:value="562.3459528605" calcext:value-type="float">
            <text:p>562.3459528605</text:p>
          </table:table-cell>
        </table:table-row>
        <table:table-row table:style-name="ro1">
          <table:table-cell office:value-type="float" office:value="1974.84" calcext:value-type="float">
            <text:p>1974.84</text:p>
          </table:table-cell>
          <table:table-cell office:value-type="float" office:value="0.010312845" calcext:value-type="float">
            <text:p>0.010312845</text:p>
          </table:table-cell>
          <table:table-cell table:formula="of:=[.B1942]/3.4847446" office:value-type="float" office:value="0.00295942635222105" calcext:value-type="float">
            <text:p>0.002959426352221</text:p>
          </table:table-cell>
          <table:table-cell office:value-type="float" office:value="562.35645089197" calcext:value-type="float">
            <text:p>562.35645089197</text:p>
          </table:table-cell>
        </table:table-row>
        <table:table-row table:style-name="ro1">
          <table:table-cell office:value-type="float" office:value="1975.85" calcext:value-type="float">
            <text:p>1975.85</text:p>
          </table:table-cell>
          <table:table-cell office:value-type="float" office:value="0.010202204" calcext:value-type="float">
            <text:p>0.010202204</text:p>
          </table:table-cell>
          <table:table-cell table:formula="of:=[.B1943]/3.4847446" office:value-type="float" office:value="0.00292767624921494" calcext:value-type="float">
            <text:p>0.002927676249215</text:p>
          </table:table-cell>
          <table:table-cell office:value-type="float" office:value="562.36683629525" calcext:value-type="float">
            <text:p>562.36683629525</text:p>
          </table:table-cell>
        </table:table-row>
        <table:table-row table:style-name="ro1">
          <table:table-cell office:value-type="float" office:value="1976.87" calcext:value-type="float">
            <text:p>1976.87</text:p>
          </table:table-cell>
          <table:table-cell office:value-type="float" office:value="0.010085405" calcext:value-type="float">
            <text:p>0.010085405</text:p>
          </table:table-cell>
          <table:table-cell table:formula="of:=[.B1944]/3.4847446" office:value-type="float" office:value="0.00289415901526901" calcext:value-type="float">
            <text:p>0.002894159015269</text:p>
          </table:table-cell>
          <table:table-cell office:value-type="float" office:value="562.37710280183" calcext:value-type="float">
            <text:p>562.37710280183</text:p>
          </table:table-cell>
        </table:table-row>
        <table:table-row table:style-name="ro1">
          <table:table-cell office:value-type="float" office:value="1977.89" calcext:value-type="float">
            <text:p>1977.89</text:p>
          </table:table-cell>
          <table:table-cell office:value-type="float" office:value="0.0099894216" calcext:value-type="float">
            <text:p>0.0099894216</text:p>
          </table:table-cell>
          <table:table-cell table:formula="of:=[.B1945]/3.4847446" office:value-type="float" office:value="0.00286661513156517" calcext:value-type="float">
            <text:p>0.002866615131565</text:p>
          </table:table-cell>
          <table:table-cell office:value-type="float" office:value="562.38727160192" calcext:value-type="float">
            <text:p>562.38727160192</text:p>
          </table:table-cell>
        </table:table-row>
        <table:table-row table:style-name="ro1">
          <table:table-cell office:value-type="float" office:value="1978.91" calcext:value-type="float">
            <text:p>1978.91</text:p>
          </table:table-cell>
          <table:table-cell office:value-type="float" office:value="0.0099353237" calcext:value-type="float">
            <text:p>0.0099353237</text:p>
          </table:table-cell>
          <table:table-cell table:formula="of:=[.B1946]/3.4847446" office:value-type="float" office:value="0.00285109092356438" calcext:value-type="float">
            <text:p>0.002851090923564</text:p>
          </table:table-cell>
          <table:table-cell office:value-type="float" office:value="562.39738533275" calcext:value-type="float">
            <text:p>562.39738533275</text:p>
          </table:table-cell>
        </table:table-row>
        <table:table-row table:style-name="ro1">
          <table:table-cell office:value-type="float" office:value="1979.93" calcext:value-type="float">
            <text:p>1979.93</text:p>
          </table:table-cell>
          <table:table-cell office:value-type="float" office:value="0.009933198" calcext:value-type="float">
            <text:p>0.009933198</text:p>
          </table:table-cell>
          <table:table-cell table:formula="of:=[.B1947]/3.4847446" office:value-type="float" office:value="0.00285048092190171" calcext:value-type="float">
            <text:p>0.002850480921902</text:p>
          </table:table-cell>
          <table:table-cell office:value-type="float" office:value="562.40749689965" calcext:value-type="float">
            <text:p>562.40749689965</text:p>
          </table:table-cell>
        </table:table-row>
        <table:table-row table:style-name="ro1">
          <table:table-cell office:value-type="float" office:value="1980.94" calcext:value-type="float">
            <text:p>1980.94</text:p>
          </table:table-cell>
          <table:table-cell office:value-type="float" office:value="0.0099801321" calcext:value-type="float">
            <text:p>0.0099801321</text:p>
          </table:table-cell>
          <table:table-cell table:formula="of:=[.B1948]/3.4847446" office:value-type="float" office:value="0.00286394936948894" calcext:value-type="float">
            <text:p>0.002863949369489</text:p>
          </table:table-cell>
          <table:table-cell office:value-type="float" office:value="562.4176562435" calcext:value-type="float">
            <text:p>562.4176562435</text:p>
          </table:table-cell>
        </table:table-row>
        <table:table-row table:style-name="ro1">
          <table:table-cell office:value-type="float" office:value="1981.96" calcext:value-type="float">
            <text:p>1981.96</text:p>
          </table:table-cell>
          <table:table-cell office:value-type="float" office:value="0.010061869" calcext:value-type="float">
            <text:p>0.010061869</text:p>
          </table:table-cell>
          <table:table-cell table:formula="of:=[.B1949]/3.4847446" office:value-type="float" office:value="0.00288740500523338" calcext:value-type="float">
            <text:p>0.002887405005233</text:p>
          </table:table-cell>
          <table:table-cell office:value-type="float" office:value="562.42789879169" calcext:value-type="float">
            <text:p>562.42789879169</text:p>
          </table:table-cell>
        </table:table-row>
        <table:table-row table:style-name="ro1">
          <table:table-cell office:value-type="float" office:value="1982.98" calcext:value-type="float">
            <text:p>1982.98</text:p>
          </table:table-cell>
          <table:table-cell office:value-type="float" office:value="0.010157581" calcext:value-type="float">
            <text:p>0.010157581</text:p>
          </table:table-cell>
          <table:table-cell table:formula="of:=[.B1950]/3.4847446" office:value-type="float" office:value="0.00291487100661552" calcext:value-type="float">
            <text:p>0.002914871006616</text:p>
          </table:table-cell>
          <table:table-cell office:value-type="float" office:value="562.43823877038" calcext:value-type="float">
            <text:p>562.4382387703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010246195" calcext:value-type="float">
            <text:p>0.010246195</text:p>
          </table:table-cell>
          <table:table-cell table:formula="of:=[.B1951]/3.4847446" office:value-type="float" office:value="0.00294030012988613" calcext:value-type="float">
            <text:p>0.002940300129886</text:p>
          </table:table-cell>
          <table:table-cell office:value-type="float" office:value="562.44866895472" calcext:value-type="float">
            <text:p>562.44866895472</text:p>
          </table:table-cell>
        </table:table-row>
        <table:table-row table:style-name="ro1">
          <table:table-cell office:value-type="float" office:value="1985.02" calcext:value-type="float">
            <text:p>1985.02</text:p>
          </table:table-cell>
          <table:table-cell office:value-type="float" office:value="0.010312184" calcext:value-type="float">
            <text:p>0.010312184</text:p>
          </table:table-cell>
          <table:table-cell table:formula="of:=[.B1952]/3.4847446" office:value-type="float" office:value="0.00295923666830562" calcext:value-type="float">
            <text:p>0.002959236668306</text:p>
          </table:table-cell>
          <table:table-cell office:value-type="float" office:value="562.45916631303" calcext:value-type="float">
            <text:p>562.45916631303</text:p>
          </table:table-cell>
        </table:table-row>
        <table:table-row table:style-name="ro1">
          <table:table-cell office:value-type="float" office:value="1986.03" calcext:value-type="float">
            <text:p>1986.03</text:p>
          </table:table-cell>
          <table:table-cell office:value-type="float" office:value="0.010348946" calcext:value-type="float">
            <text:p>0.010348946</text:p>
          </table:table-cell>
          <table:table-cell table:formula="of:=[.B1953]/3.4847446" office:value-type="float" office:value="0.0029697860784403" calcext:value-type="float">
            <text:p>0.00296978607844</text:p>
          </table:table-cell>
          <table:table-cell office:value-type="float" office:value="562.46970109369" calcext:value-type="float">
            <text:p>562.46970109369</text:p>
          </table:table-cell>
        </table:table-row>
        <table:table-row table:style-name="ro1">
          <table:table-cell office:value-type="float" office:value="1987.05" calcext:value-type="float">
            <text:p>1987.05</text:p>
          </table:table-cell>
          <table:table-cell office:value-type="float" office:value="0.010358786" calcext:value-type="float">
            <text:p>0.010358786</text:p>
          </table:table-cell>
          <table:table-cell table:formula="of:=[.B1954]/3.4847446" office:value-type="float" office:value="0.00297260981479102" calcext:value-type="float">
            <text:p>0.002972609814791</text:p>
          </table:table-cell>
          <table:table-cell office:value-type="float" office:value="562.48024589044" calcext:value-type="float">
            <text:p>562.48024589044</text:p>
          </table:table-cell>
        </table:table-row>
        <table:table-row table:style-name="ro1">
          <table:table-cell office:value-type="float" office:value="1988.07" calcext:value-type="float">
            <text:p>1988.07</text:p>
          </table:table-cell>
          <table:table-cell office:value-type="float" office:value="0.010349732" calcext:value-type="float">
            <text:p>0.010349732</text:p>
          </table:table-cell>
          <table:table-cell table:formula="of:=[.B1955]/3.4847446" office:value-type="float" office:value="0.00297001163299026" calcext:value-type="float">
            <text:p>0.00297001163299</text:p>
          </table:table-cell>
          <table:table-cell office:value-type="float" office:value="562.49078147107" calcext:value-type="float">
            <text:p>562.49078147107</text:p>
          </table:table-cell>
        </table:table-row>
        <table:table-row table:style-name="ro1">
          <table:table-cell office:value-type="float" office:value="1989.09" calcext:value-type="float">
            <text:p>1989.09</text:p>
          </table:table-cell>
          <table:table-cell office:value-type="float" office:value="0.010330598" calcext:value-type="float">
            <text:p>0.010330598</text:p>
          </table:table-cell>
          <table:table-cell table:formula="of:=[.B1956]/3.4847446" office:value-type="float" office:value="0.00296452084322048" calcext:value-type="float">
            <text:p>0.00296452084322</text:p>
          </table:table-cell>
          <table:table-cell office:value-type="float" office:value="562.50129757401" calcext:value-type="float">
            <text:p>562.50129757401</text:p>
          </table:table-cell>
        </table:table-row>
        <table:table-row table:style-name="ro1">
          <table:table-cell office:value-type="float" office:value="1990.11" calcext:value-type="float">
            <text:p>1990.11</text:p>
          </table:table-cell>
          <table:table-cell office:value-type="float" office:value="0.010306288" calcext:value-type="float">
            <text:p>0.010306288</text:p>
          </table:table-cell>
          <table:table-cell table:formula="of:=[.B1957]/3.4847446" office:value-type="float" office:value="0.0029575447222158" calcext:value-type="float">
            <text:p>0.002957544722216</text:p>
          </table:table-cell>
          <table:table-cell office:value-type="float" office:value="562.51178893" calcext:value-type="float">
            <text:p>562.51178893</text:p>
          </table:table-cell>
        </table:table-row>
        <table:table-row table:style-name="ro1">
          <table:table-cell office:value-type="float" office:value="1991.12" calcext:value-type="float">
            <text:p>1991.12</text:p>
          </table:table-cell>
          <table:table-cell office:value-type="float" office:value="0.010275232" calcext:value-type="float">
            <text:p>0.010275232</text:p>
          </table:table-cell>
          <table:table-cell table:formula="of:=[.B1958]/3.4847446" office:value-type="float" office:value="0.00294863273480645" calcext:value-type="float">
            <text:p>0.002948632734806</text:p>
          </table:table-cell>
          <table:table-cell office:value-type="float" office:value="562.52224867298" calcext:value-type="float">
            <text:p>562.52224867298</text:p>
          </table:table-cell>
        </table:table-row>
        <table:table-row table:style-name="ro1">
          <table:table-cell office:value-type="float" office:value="1992.14" calcext:value-type="float">
            <text:p>1992.14</text:p>
          </table:table-cell>
          <table:table-cell office:value-type="float" office:value="0.010229962" calcext:value-type="float">
            <text:p>0.010229962</text:p>
          </table:table-cell>
          <table:table-cell table:formula="of:=[.B1959]/3.4847446" office:value-type="float" office:value="0.00293564182580267" calcext:value-type="float">
            <text:p>0.002935641825803</text:p>
          </table:table-cell>
          <table:table-cell office:value-type="float" office:value="562.53266233254" calcext:value-type="float">
            <text:p>562.53266233254</text:p>
          </table:table-cell>
        </table:table-row>
        <table:table-row table:style-name="ro1">
          <table:table-cell office:value-type="float" office:value="1993.16" calcext:value-type="float">
            <text:p>1993.16</text:p>
          </table:table-cell>
          <table:table-cell office:value-type="float" office:value="0.010160572" calcext:value-type="float">
            <text:p>0.010160572</text:p>
          </table:table-cell>
          <table:table-cell table:formula="of:=[.B1960]/3.4847446" office:value-type="float" office:value="0.00291572931915871" calcext:value-type="float">
            <text:p>0.002915729319159</text:p>
          </table:table-cell>
          <table:table-cell office:value-type="float" office:value="562.54300535667" calcext:value-type="float">
            <text:p>562.54300535667</text:p>
          </table:table-cell>
        </table:table-row>
        <table:table-row table:style-name="ro1">
          <table:table-cell office:value-type="float" office:value="1994.18" calcext:value-type="float">
            <text:p>1994.18</text:p>
          </table:table-cell>
          <table:table-cell office:value-type="float" office:value="0.010059695" calcext:value-type="float">
            <text:p>0.010059695</text:p>
          </table:table-cell>
          <table:table-cell table:formula="of:=[.B1961]/3.4847446" office:value-type="float" office:value="0.00288678114315752" calcext:value-type="float">
            <text:p>0.002886781143158</text:p>
          </table:table-cell>
          <table:table-cell office:value-type="float" office:value="562.55324569165" calcext:value-type="float">
            <text:p>562.55324569165</text:p>
          </table:table-cell>
        </table:table-row>
        <table:table-row table:style-name="ro1">
          <table:table-cell office:value-type="float" office:value="1995.2" calcext:value-type="float">
            <text:p>1995.2</text:p>
          </table:table-cell>
          <table:table-cell office:value-type="float" office:value="0.009926952" calcext:value-type="float">
            <text:p>0.009926952</text:p>
          </table:table-cell>
          <table:table-cell table:formula="of:=[.B1962]/3.4847446" office:value-type="float" office:value="0.00284868853803518" calcext:value-type="float">
            <text:p>0.002848688538035</text:p>
          </table:table-cell>
          <table:table-cell office:value-type="float" office:value="562.56335090042" calcext:value-type="float">
            <text:p>562.56335090042</text:p>
          </table:table-cell>
        </table:table-row>
        <table:table-row table:style-name="ro1">
          <table:table-cell office:value-type="float" office:value="1996.21" calcext:value-type="float">
            <text:p>1996.21</text:p>
          </table:table-cell>
          <table:table-cell office:value-type="float" office:value="0.0097710665" calcext:value-type="float">
            <text:p>0.0097710665</text:p>
          </table:table-cell>
          <table:table-cell table:formula="of:=[.B1963]/3.4847446" office:value-type="float" office:value="0.00280395484363474" calcext:value-type="float">
            <text:p>0.002803954843635</text:p>
          </table:table-cell>
          <table:table-cell office:value-type="float" office:value="562.57329742451" calcext:value-type="float">
            <text:p>562.57329742451</text:p>
          </table:table-cell>
        </table:table-row>
        <table:table-row table:style-name="ro1">
          <table:table-cell office:value-type="float" office:value="1997.23" calcext:value-type="float">
            <text:p>1997.23</text:p>
          </table:table-cell>
          <table:table-cell office:value-type="float" office:value="0.0096086483" calcext:value-type="float">
            <text:p>0.0096086483</text:p>
          </table:table-cell>
          <table:table-cell table:formula="of:=[.B1964]/3.4847446" office:value-type="float" office:value="0.0027573464924804" calcext:value-type="float">
            <text:p>0.00275734649248</text:p>
          </table:table-cell>
          <table:table-cell office:value-type="float" office:value="562.58307861381" calcext:value-type="float">
            <text:p>562.58307861381</text:p>
          </table:table-cell>
        </table:table-row>
        <table:table-row table:style-name="ro1">
          <table:table-cell office:value-type="float" office:value="1998.25" calcext:value-type="float">
            <text:p>1998.25</text:p>
          </table:table-cell>
          <table:table-cell office:value-type="float" office:value="0.0094599555" calcext:value-type="float">
            <text:p>0.0094599555</text:p>
          </table:table-cell>
          <table:table-cell table:formula="of:=[.B1965]/3.4847446" office:value-type="float" office:value="0.0027146768517842" calcext:value-type="float">
            <text:p>0.002714676851784</text:p>
          </table:table-cell>
          <table:table-cell office:value-type="float" office:value="562.59270844033" calcext:value-type="float">
            <text:p>562.59270844033</text:p>
          </table:table-cell>
        </table:table-row>
        <table:table-row table:style-name="ro1">
          <table:table-cell office:value-type="float" office:value="1999.27" calcext:value-type="float">
            <text:p>1999.27</text:p>
          </table:table-cell>
          <table:table-cell office:value-type="float" office:value="0.0093430504" calcext:value-type="float">
            <text:p>0.0093430504</text:p>
          </table:table-cell>
          <table:table-cell table:formula="of:=[.B1966]/3.4847446" office:value-type="float" office:value="0.00268112917084368" calcext:value-type="float">
            <text:p>0.002681129170844</text:p>
          </table:table-cell>
          <table:table-cell office:value-type="float" office:value="562.60221926244" calcext:value-type="float">
            <text:p>562.60221926244</text:p>
          </table:table-cell>
        </table:table-row>
        <table:table-row table:style-name="ro1">
          <table:table-cell office:value-type="float" office:value="2000.29" calcext:value-type="float">
            <text:p>2000.29</text:p>
          </table:table-cell>
          <table:table-cell office:value-type="float" office:value="0.0092683725" calcext:value-type="float">
            <text:p>0.0092683725</text:p>
          </table:table-cell>
          <table:table-cell table:formula="of:=[.B1967]/3.4847446" office:value-type="float" office:value="0.00265969922157279" calcext:value-type="float">
            <text:p>0.002659699221573</text:p>
          </table:table-cell>
          <table:table-cell office:value-type="float" office:value="562.61165406572" calcext:value-type="float">
            <text:p>562.61165406572</text:p>
          </table:table-cell>
        </table:table-row>
        <table:table-row table:style-name="ro1" table:number-rows-repeated="2946">
          <table:table-cell table:number-columns-repeated="4"/>
        </table:table-row>
        <table:table-row table:style-name="ro1">
          <table:table-cell/>
          <table:table-cell table:formula="of:=MAX([.B2:.B4912])" office:value-type="float" office:value="3.4847446" calcext:value-type="float">
            <text:p>3.4847446</text:p>
          </table:table-cell>
          <table:table-cell table:formula="of:=MAX([.C2:.C4912]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20:45:31.461754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9T20:46:36.073953178</dc:date>
    <meta:editing-duration>PT5M49S</meta:editing-duration>
    <meta:editing-cycles>2</meta:editing-cycles>
    <meta:generator>LibreOffice/7.1.4.2$Linux_X86_64 LibreOffice_project/10$Build-2</meta:generator>
    <meta:document-statistic meta:table-count="1" meta:cell-count="7870" meta:object-count="0"/>
  </office:meta>
</office:document-meta>
</file>